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新細明體" style:font-name-asian="新細明體" style:font-name-complex="新細明體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1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349666" table:style-name="ce25">
            <text:p>23,349,666</text:p>
          </table:table-cell>
          <table:table-cell office:value-type="float" office:value="861269" table:style-name="ce25">
            <text:p>861,269</text:p>
          </table:table-cell>
          <table:table-cell office:value-type="float" office:value="148916" table:style-name="ce25">
            <text:p>148,916</text:p>
          </table:table-cell>
          <table:table-cell office:value-type="float" office:value="161846" table:style-name="ce25">
            <text:p>161,846</text:p>
          </table:table-cell>
          <table:table-cell office:value-type="float" office:value="175038" table:style-name="ce25">
            <text:p>175,038</text:p>
          </table:table-cell>
          <table:table-cell office:value-type="float" office:value="181133" table:style-name="ce25">
            <text:p>181,133</text:p>
          </table:table-cell>
          <table:table-cell office:value-type="float" office:value="194336" table:style-name="ce25">
            <text:p>194,336</text:p>
          </table:table-cell>
          <table:table-cell office:value-type="float" office:value="1062892" table:style-name="ce25">
            <text:p>1,062,892</text:p>
          </table:table-cell>
          <table:table-cell office:value-type="float" office:value="207174" table:style-name="ce25">
            <text:p>207,174</text:p>
          </table:table-cell>
          <table:table-cell office:value-type="float" office:value="213165" table:style-name="ce25">
            <text:p>213,165</text:p>
          </table:table-cell>
          <table:table-cell office:value-type="float" office:value="213849" table:style-name="ce25">
            <text:p>213,849</text:p>
          </table:table-cell>
          <table:table-cell office:value-type="float" office:value="192403" table:style-name="ce25">
            <text:p>192,403</text:p>
          </table:table-cell>
          <table:table-cell office:value-type="float" office:value="236301" table:style-name="ce25">
            <text:p>236,301</text:p>
          </table:table-cell>
          <table:table-cell office:value-type="float" office:value="960014" table:style-name="ce25">
            <text:p>960,014</text:p>
          </table:table-cell>
          <table:table-cell office:value-type="float" office:value="201129" table:style-name="ce25">
            <text:p>201,129</text:p>
          </table:table-cell>
          <table:table-cell office:value-type="float" office:value="166790" table:style-name="ce25">
            <text:p>166,790</text:p>
          </table:table-cell>
          <table:table-cell office:value-type="float" office:value="192208" table:style-name="ce25">
            <text:p>192,208</text:p>
          </table:table-cell>
          <table:table-cell office:value-type="float" office:value="195223" table:style-name="ce25">
            <text:p>195,223</text:p>
          </table:table-cell>
          <table:table-cell office:value-type="float" office:value="204664" table:style-name="ce25">
            <text:p>204,664</text:p>
          </table:table-cell>
          <table:table-cell office:value-type="float" office:value="1093821" table:style-name="ce25">
            <text:p>1,093,821</text:p>
          </table:table-cell>
          <table:table-cell office:value-type="float" office:value="204370" table:style-name="ce25">
            <text:p>204,370</text:p>
          </table:table-cell>
          <table:table-cell office:value-type="float" office:value="205425" table:style-name="ce25">
            <text:p>205,425</text:p>
          </table:table-cell>
          <table:table-cell office:value-type="float" office:value="216277" table:style-name="ce25">
            <text:p>216,277</text:p>
          </table:table-cell>
          <table:table-cell office:value-type="float" office:value="223565" table:style-name="ce25">
            <text:p>223,565</text:p>
          </table:table-cell>
          <table:table-cell office:value-type="float" office:value="244184" table:style-name="ce25">
            <text:p>244,184</text:p>
          </table:table-cell>
          <table:table-cell office:value-type="float" office:value="1417166" table:style-name="ce25">
            <text:p>1,417,166</text:p>
          </table:table-cell>
          <table:table-cell office:value-type="float" office:value="251754" table:style-name="ce25">
            <text:p>251,754</text:p>
          </table:table-cell>
          <table:table-cell office:value-type="float" office:value="303278" table:style-name="ce25">
            <text:p>303,278</text:p>
          </table:table-cell>
          <table:table-cell office:value-type="float" office:value="281941" table:style-name="ce25">
            <text:p>281,941</text:p>
          </table:table-cell>
          <table:table-cell office:value-type="float" office:value="263629" table:style-name="ce25">
            <text:p>263,629</text:p>
          </table:table-cell>
          <table:table-cell office:value-type="float" office:value="316564" table:style-name="ce25">
            <text:p>316,564</text:p>
          </table:table-cell>
          <table:table-cell office:value-type="float" office:value="1591206" table:style-name="ce25">
            <text:p>1,591,206</text:p>
          </table:table-cell>
          <table:table-cell office:value-type="float" office:value="318484" table:style-name="ce25">
            <text:p>318,484</text:p>
          </table:table-cell>
          <table:table-cell office:value-type="float" office:value="320568" table:style-name="ce25">
            <text:p>320,568</text:p>
          </table:table-cell>
          <table:table-cell office:value-type="float" office:value="317300" table:style-name="ce25">
            <text:p>317,300</text:p>
          </table:table-cell>
          <table:table-cell office:value-type="float" office:value="320560" table:style-name="ce25">
            <text:p>320,560</text:p>
          </table:table-cell>
          <table:table-cell office:value-type="float" office:value="314294" table:style-name="ce25">
            <text:p>314,294</text:p>
          </table:table-cell>
          <table:table-cell office:value-type="float" office:value="1585948" table:style-name="ce25">
            <text:p>1,585,948</text:p>
          </table:table-cell>
          <table:table-cell office:value-type="float" office:value="312101" table:style-name="ce25">
            <text:p>312,101</text:p>
          </table:table-cell>
          <table:table-cell office:value-type="float" office:value="328224" table:style-name="ce25">
            <text:p>328,224</text:p>
          </table:table-cell>
          <table:table-cell office:value-type="float" office:value="304132" table:style-name="ce25">
            <text:p>304,132</text:p>
          </table:table-cell>
          <table:table-cell office:value-type="float" office:value="337592" table:style-name="ce25">
            <text:p>337,592</text:p>
          </table:table-cell>
          <table:table-cell office:value-type="float" office:value="303899" table:style-name="ce25">
            <text:p>303,899</text:p>
          </table:table-cell>
          <table:table-cell office:value-type="float" office:value="1758969" table:style-name="ce25">
            <text:p>1,758,969</text:p>
          </table:table-cell>
          <table:table-cell office:value-type="float" office:value="294183" table:style-name="ce25">
            <text:p>294,183</text:p>
          </table:table-cell>
          <table:table-cell office:value-type="float" office:value="333921" table:style-name="ce25">
            <text:p>333,921</text:p>
          </table:table-cell>
          <table:table-cell office:value-type="float" office:value="362556" table:style-name="ce25">
            <text:p>362,556</text:p>
          </table:table-cell>
          <table:table-cell office:value-type="float" office:value="372508" table:style-name="ce25">
            <text:p>372,508</text:p>
          </table:table-cell>
          <table:table-cell office:value-type="float" office:value="395801" table:style-name="ce25">
            <text:p>395,801</text:p>
          </table:table-cell>
          <table:table-cell office:value-type="float" office:value="1995560" table:style-name="ce25">
            <text:p>1,995,560</text:p>
          </table:table-cell>
          <table:table-cell office:value-type="float" office:value="406706" table:style-name="ce25">
            <text:p>406,706</text:p>
          </table:table-cell>
          <table:table-cell office:value-type="float" office:value="402464" table:style-name="ce25">
            <text:p>402,464</text:p>
          </table:table-cell>
          <table:table-cell office:value-type="float" office:value="410272" table:style-name="ce25">
            <text:p>410,272</text:p>
          </table:table-cell>
          <table:table-cell office:value-type="float" office:value="399885" table:style-name="ce25">
            <text:p>399,885</text:p>
          </table:table-cell>
          <table:table-cell office:value-type="float" office:value="376233" table:style-name="ce25">
            <text:p>376,233</text:p>
          </table:table-cell>
          <table:table-cell office:value-type="float" office:value="1803330" table:style-name="ce25">
            <text:p>1,803,330</text:p>
          </table:table-cell>
          <table:table-cell office:value-type="float" office:value="413406" table:style-name="ce25">
            <text:p>413,406</text:p>
          </table:table-cell>
          <table:table-cell office:value-type="float" office:value="354505" table:style-name="ce25">
            <text:p>354,505</text:p>
          </table:table-cell>
          <table:table-cell office:value-type="float" office:value="347471" table:style-name="ce25">
            <text:p>347,471</text:p>
          </table:table-cell>
          <table:table-cell office:value-type="float" office:value="345147" table:style-name="ce25">
            <text:p>345,147</text:p>
          </table:table-cell>
          <table:table-cell office:value-type="float" office:value="342801" table:style-name="ce25">
            <text:p>342,801</text:p>
          </table:table-cell>
          <table:table-cell office:value-type="float" office:value="1778522" table:style-name="ce25">
            <text:p>1,778,522</text:p>
          </table:table-cell>
          <table:table-cell office:value-type="float" office:value="352044" table:style-name="ce25">
            <text:p>352,044</text:p>
          </table:table-cell>
          <table:table-cell office:value-type="float" office:value="361269" table:style-name="ce25">
            <text:p>361,269</text:p>
          </table:table-cell>
          <table:table-cell office:value-type="float" office:value="360584" table:style-name="ce25">
            <text:p>360,584</text:p>
          </table:table-cell>
          <table:table-cell office:value-type="float" office:value="361232" table:style-name="ce25">
            <text:p>361,232</text:p>
          </table:table-cell>
          <table:table-cell office:value-type="float" office:value="343393" table:style-name="ce25">
            <text:p>343,393</text:p>
          </table:table-cell>
          <table:table-cell office:value-type="float" office:value="1807038" table:style-name="ce25">
            <text:p>1,807,038</text:p>
          </table:table-cell>
          <table:table-cell office:value-type="float" office:value="359543" table:style-name="ce25">
            <text:p>359,543</text:p>
          </table:table-cell>
          <table:table-cell office:value-type="float" office:value="358110" table:style-name="ce25">
            <text:p>358,110</text:p>
          </table:table-cell>
          <table:table-cell office:value-type="float" office:value="361261" table:style-name="ce25">
            <text:p>361,261</text:p>
          </table:table-cell>
          <table:table-cell office:value-type="float" office:value="368204" table:style-name="ce25">
            <text:p>368,204</text:p>
          </table:table-cell>
          <table:table-cell office:value-type="float" office:value="359920" table:style-name="ce25">
            <text:p>359,920</text:p>
          </table:table-cell>
          <table:table-cell office:value-type="float" office:value="1684413" table:style-name="ce25">
            <text:p>1,684,413</text:p>
          </table:table-cell>
          <table:table-cell office:value-type="float" office:value="350950" table:style-name="ce25">
            <text:p>350,950</text:p>
          </table:table-cell>
          <table:table-cell office:value-type="float" office:value="349016" table:style-name="ce25">
            <text:p>349,016</text:p>
          </table:table-cell>
          <table:table-cell office:value-type="float" office:value="339575" table:style-name="ce25">
            <text:p>339,575</text:p>
          </table:table-cell>
          <table:table-cell office:value-type="float" office:value="331726" table:style-name="ce25">
            <text:p>331,726</text:p>
          </table:table-cell>
          <table:table-cell office:value-type="float" office:value="313146" table:style-name="ce25">
            <text:p>313,146</text:p>
          </table:table-cell>
          <table:table-cell office:value-type="float" office:value="1464116" table:style-name="ce25">
            <text:p>1,464,116</text:p>
          </table:table-cell>
          <table:table-cell office:value-type="float" office:value="317545" table:style-name="ce25">
            <text:p>317,545</text:p>
          </table:table-cell>
          <table:table-cell office:value-type="float" office:value="309826" table:style-name="ce25">
            <text:p>309,826</text:p>
          </table:table-cell>
          <table:table-cell office:value-type="float" office:value="292977" table:style-name="ce25">
            <text:p>292,977</text:p>
          </table:table-cell>
          <table:table-cell office:value-type="float" office:value="275321" table:style-name="ce25">
            <text:p>275,321</text:p>
          </table:table-cell>
          <table:table-cell office:value-type="float" office:value="268447" table:style-name="ce25">
            <text:p>268,447</text:p>
          </table:table-cell>
          <table:table-cell office:value-type="float" office:value="1033476" table:style-name="ce25">
            <text:p>1,033,476</text:p>
          </table:table-cell>
          <table:table-cell office:value-type="float" office:value="268682" table:style-name="ce25">
            <text:p>268,682</text:p>
          </table:table-cell>
          <table:table-cell office:value-type="float" office:value="225348" table:style-name="ce25">
            <text:p>225,348</text:p>
          </table:table-cell>
          <table:table-cell office:value-type="float" office:value="206722" table:style-name="ce25">
            <text:p>206,722</text:p>
          </table:table-cell>
          <table:table-cell office:value-type="float" office:value="177558" table:style-name="ce25">
            <text:p>177,558</text:p>
          </table:table-cell>
          <table:table-cell office:value-type="float" office:value="155166" table:style-name="ce25">
            <text:p>155,166</text:p>
          </table:table-cell>
          <table:table-cell office:value-type="float" office:value="573044" table:style-name="ce25">
            <text:p>573,044</text:p>
          </table:table-cell>
          <table:table-cell office:value-type="float" office:value="121979" table:style-name="ce25">
            <text:p>121,979</text:p>
          </table:table-cell>
          <table:table-cell office:value-type="float" office:value="102258" table:style-name="ce25">
            <text:p>102,258</text:p>
          </table:table-cell>
          <table:table-cell office:value-type="float" office:value="118828" table:style-name="ce25">
            <text:p>118,828</text:p>
          </table:table-cell>
          <table:table-cell office:value-type="float" office:value="118017" table:style-name="ce25">
            <text:p>118,017</text:p>
          </table:table-cell>
          <table:table-cell office:value-type="float" office:value="111962" table:style-name="ce25">
            <text:p>111,962</text:p>
          </table:table-cell>
          <table:table-cell office:value-type="float" office:value="462420" table:style-name="ce25">
            <text:p>462,420</text:p>
          </table:table-cell>
          <table:table-cell office:value-type="float" office:value="108552" table:style-name="ce25">
            <text:p>108,552</text:p>
          </table:table-cell>
          <table:table-cell office:value-type="float" office:value="103378" table:style-name="ce25">
            <text:p>103,378</text:p>
          </table:table-cell>
          <table:table-cell office:value-type="float" office:value="93381" table:style-name="ce25">
            <text:p>93,381</text:p>
          </table:table-cell>
          <table:table-cell office:value-type="float" office:value="82157" table:style-name="ce25">
            <text:p>82,157</text:p>
          </table:table-cell>
          <table:table-cell office:value-type="float" office:value="74952" table:style-name="ce25">
            <text:p>74,952</text:p>
          </table:table-cell>
          <table:table-cell office:value-type="float" office:value="259428" table:style-name="ce25">
            <text:p>259,428</text:p>
          </table:table-cell>
          <table:table-cell office:value-type="float" office:value="65489" table:style-name="ce25">
            <text:p>65,489</text:p>
          </table:table-cell>
          <table:table-cell office:value-type="float" office:value="59198" table:style-name="ce25">
            <text:p>59,198</text:p>
          </table:table-cell>
          <table:table-cell office:value-type="float" office:value="51533" table:style-name="ce25">
            <text:p>51,533</text:p>
          </table:table-cell>
          <table:table-cell office:value-type="float" office:value="44369" table:style-name="ce25">
            <text:p>44,369</text:p>
          </table:table-cell>
          <table:table-cell office:value-type="float" office:value="38839" table:style-name="ce25">
            <text:p>38,839</text:p>
          </table:table-cell>
          <table:table-cell office:value-type="float" office:value="121027" table:style-name="ce25">
            <text:p>121,027</text:p>
          </table:table-cell>
          <table:table-cell office:value-type="float" office:value="34718" table:style-name="ce25">
            <text:p>34,718</text:p>
          </table:table-cell>
          <table:table-cell office:value-type="float" office:value="29245" table:style-name="ce25">
            <text:p>29,245</text:p>
          </table:table-cell>
          <table:table-cell office:value-type="float" office:value="23693" table:style-name="ce25">
            <text:p>23,693</text:p>
          </table:table-cell>
          <table:table-cell office:value-type="float" office:value="18911" table:style-name="ce25">
            <text:p>18,911</text:p>
          </table:table-cell>
          <table:table-cell office:value-type="float" office:value="14460" table:style-name="ce25">
            <text:p>14,460</text:p>
          </table:table-cell>
          <table:table-cell office:value-type="float" office:value="31182" table:style-name="ce25">
            <text:p>31,182</text:p>
          </table:table-cell>
          <table:table-cell office:value-type="float" office:value="11289" table:style-name="ce25">
            <text:p>11,289</text:p>
          </table:table-cell>
          <table:table-cell office:value-type="float" office:value="8008" table:style-name="ce25">
            <text:p>8,008</text:p>
          </table:table-cell>
          <table:table-cell office:value-type="float" office:value="5346" table:style-name="ce25">
            <text:p>5,346</text:p>
          </table:table-cell>
          <table:table-cell office:value-type="float" office:value="3815" table:style-name="ce25">
            <text:p>3,815</text:p>
          </table:table-cell>
          <table:table-cell office:value-type="float" office:value="2724" table:style-name="ce25">
            <text:p>2,724</text:p>
          </table:table-cell>
          <table:table-cell office:value-type="float" office:value="4825" table:style-name="ce26">
            <text:p>4,825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565761" table:style-name="ce25">
            <text:p>11,565,761</text:p>
          </table:table-cell>
          <table:table-cell office:value-type="float" office:value="446016" table:style-name="ce25">
            <text:p>446,016</text:p>
          </table:table-cell>
          <table:table-cell office:value-type="float" office:value="76994" table:style-name="ce25">
            <text:p>76,994</text:p>
          </table:table-cell>
          <table:table-cell office:value-type="float" office:value="83983" table:style-name="ce25">
            <text:p>83,983</text:p>
          </table:table-cell>
          <table:table-cell office:value-type="float" office:value="90833" table:style-name="ce25">
            <text:p>90,833</text:p>
          </table:table-cell>
          <table:table-cell office:value-type="float" office:value="93618" table:style-name="ce25">
            <text:p>93,618</text:p>
          </table:table-cell>
          <table:table-cell office:value-type="float" office:value="100588" table:style-name="ce25">
            <text:p>100,588</text:p>
          </table:table-cell>
          <table:table-cell office:value-type="float" office:value="550657" table:style-name="ce25">
            <text:p>550,657</text:p>
          </table:table-cell>
          <table:table-cell office:value-type="float" office:value="107395" table:style-name="ce25">
            <text:p>107,395</text:p>
          </table:table-cell>
          <table:table-cell office:value-type="float" office:value="110795" table:style-name="ce25">
            <text:p>110,795</text:p>
          </table:table-cell>
          <table:table-cell office:value-type="float" office:value="110453" table:style-name="ce25">
            <text:p>110,453</text:p>
          </table:table-cell>
          <table:table-cell office:value-type="float" office:value="99871" table:style-name="ce25">
            <text:p>99,871</text:p>
          </table:table-cell>
          <table:table-cell office:value-type="float" office:value="122143" table:style-name="ce25">
            <text:p>122,143</text:p>
          </table:table-cell>
          <table:table-cell office:value-type="float" office:value="500569" table:style-name="ce25">
            <text:p>500,569</text:p>
          </table:table-cell>
          <table:table-cell office:value-type="float" office:value="104407" table:style-name="ce25">
            <text:p>104,407</text:p>
          </table:table-cell>
          <table:table-cell office:value-type="float" office:value="87084" table:style-name="ce25">
            <text:p>87,084</text:p>
          </table:table-cell>
          <table:table-cell office:value-type="float" office:value="100033" table:style-name="ce25">
            <text:p>100,033</text:p>
          </table:table-cell>
          <table:table-cell office:value-type="float" office:value="102105" table:style-name="ce25">
            <text:p>102,105</text:p>
          </table:table-cell>
          <table:table-cell office:value-type="float" office:value="106940" table:style-name="ce25">
            <text:p>106,940</text:p>
          </table:table-cell>
          <table:table-cell office:value-type="float" office:value="572102" table:style-name="ce25">
            <text:p>572,102</text:p>
          </table:table-cell>
          <table:table-cell office:value-type="float" office:value="106873" table:style-name="ce25">
            <text:p>106,873</text:p>
          </table:table-cell>
          <table:table-cell office:value-type="float" office:value="107178" table:style-name="ce25">
            <text:p>107,178</text:p>
          </table:table-cell>
          <table:table-cell office:value-type="float" office:value="113327" table:style-name="ce25">
            <text:p>113,327</text:p>
          </table:table-cell>
          <table:table-cell office:value-type="float" office:value="117226" table:style-name="ce25">
            <text:p>117,226</text:p>
          </table:table-cell>
          <table:table-cell office:value-type="float" office:value="127498" table:style-name="ce25">
            <text:p>127,498</text:p>
          </table:table-cell>
          <table:table-cell office:value-type="float" office:value="737823" table:style-name="ce25">
            <text:p>737,823</text:p>
          </table:table-cell>
          <table:table-cell office:value-type="float" office:value="130853" table:style-name="ce25">
            <text:p>130,853</text:p>
          </table:table-cell>
          <table:table-cell office:value-type="float" office:value="158366" table:style-name="ce25">
            <text:p>158,366</text:p>
          </table:table-cell>
          <table:table-cell office:value-type="float" office:value="146896" table:style-name="ce25">
            <text:p>146,896</text:p>
          </table:table-cell>
          <table:table-cell office:value-type="float" office:value="137056" table:style-name="ce25">
            <text:p>137,056</text:p>
          </table:table-cell>
          <table:table-cell office:value-type="float" office:value="164652" table:style-name="ce25">
            <text:p>164,652</text:p>
          </table:table-cell>
          <table:table-cell office:value-type="float" office:value="825417" table:style-name="ce25">
            <text:p>825,417</text:p>
          </table:table-cell>
          <table:table-cell office:value-type="float" office:value="165402" table:style-name="ce25">
            <text:p>165,402</text:p>
          </table:table-cell>
          <table:table-cell office:value-type="float" office:value="165966" table:style-name="ce25">
            <text:p>165,966</text:p>
          </table:table-cell>
          <table:table-cell office:value-type="float" office:value="164570" table:style-name="ce25">
            <text:p>164,570</text:p>
          </table:table-cell>
          <table:table-cell office:value-type="float" office:value="165757" table:style-name="ce25">
            <text:p>165,757</text:p>
          </table:table-cell>
          <table:table-cell office:value-type="float" office:value="163722" table:style-name="ce25">
            <text:p>163,722</text:p>
          </table:table-cell>
          <table:table-cell office:value-type="float" office:value="820061" table:style-name="ce25">
            <text:p>820,061</text:p>
          </table:table-cell>
          <table:table-cell office:value-type="float" office:value="162781" table:style-name="ce25">
            <text:p>162,781</text:p>
          </table:table-cell>
          <table:table-cell office:value-type="float" office:value="170843" table:style-name="ce25">
            <text:p>170,843</text:p>
          </table:table-cell>
          <table:table-cell office:value-type="float" office:value="157058" table:style-name="ce25">
            <text:p>157,058</text:p>
          </table:table-cell>
          <table:table-cell office:value-type="float" office:value="173677" table:style-name="ce25">
            <text:p>173,677</text:p>
          </table:table-cell>
          <table:table-cell office:value-type="float" office:value="155702" table:style-name="ce25">
            <text:p>155,702</text:p>
          </table:table-cell>
          <table:table-cell office:value-type="float" office:value="879015" table:style-name="ce25">
            <text:p>879,015</text:p>
          </table:table-cell>
          <table:table-cell office:value-type="float" office:value="148786" table:style-name="ce25">
            <text:p>148,786</text:p>
          </table:table-cell>
          <table:table-cell office:value-type="float" office:value="167497" table:style-name="ce25">
            <text:p>167,497</text:p>
          </table:table-cell>
          <table:table-cell office:value-type="float" office:value="181424" table:style-name="ce25">
            <text:p>181,424</text:p>
          </table:table-cell>
          <table:table-cell office:value-type="float" office:value="185468" table:style-name="ce25">
            <text:p>185,468</text:p>
          </table:table-cell>
          <table:table-cell office:value-type="float" office:value="195840" table:style-name="ce25">
            <text:p>195,840</text:p>
          </table:table-cell>
          <table:table-cell office:value-type="float" office:value="983834" table:style-name="ce25">
            <text:p>983,834</text:p>
          </table:table-cell>
          <table:table-cell office:value-type="float" office:value="201195" table:style-name="ce25">
            <text:p>201,195</text:p>
          </table:table-cell>
          <table:table-cell office:value-type="float" office:value="198001" table:style-name="ce25">
            <text:p>198,001</text:p>
          </table:table-cell>
          <table:table-cell office:value-type="float" office:value="202698" table:style-name="ce25">
            <text:p>202,698</text:p>
          </table:table-cell>
          <table:table-cell office:value-type="float" office:value="197421" table:style-name="ce25">
            <text:p>197,421</text:p>
          </table:table-cell>
          <table:table-cell office:value-type="float" office:value="184519" table:style-name="ce25">
            <text:p>184,519</text:p>
          </table:table-cell>
          <table:table-cell office:value-type="float" office:value="882816" table:style-name="ce25">
            <text:p>882,816</text:p>
          </table:table-cell>
          <table:table-cell office:value-type="float" office:value="203480" table:style-name="ce25">
            <text:p>203,480</text:p>
          </table:table-cell>
          <table:table-cell office:value-type="float" office:value="173527" table:style-name="ce25">
            <text:p>173,527</text:p>
          </table:table-cell>
          <table:table-cell office:value-type="float" office:value="169747" table:style-name="ce25">
            <text:p>169,747</text:p>
          </table:table-cell>
          <table:table-cell office:value-type="float" office:value="169068" table:style-name="ce25">
            <text:p>169,068</text:p>
          </table:table-cell>
          <table:table-cell office:value-type="float" office:value="166994" table:style-name="ce25">
            <text:p>166,994</text:p>
          </table:table-cell>
          <table:table-cell office:value-type="float" office:value="873289" table:style-name="ce25">
            <text:p>873,289</text:p>
          </table:table-cell>
          <table:table-cell office:value-type="float" office:value="172522" table:style-name="ce25">
            <text:p>172,522</text:p>
          </table:table-cell>
          <table:table-cell office:value-type="float" office:value="177270" table:style-name="ce25">
            <text:p>177,270</text:p>
          </table:table-cell>
          <table:table-cell office:value-type="float" office:value="176965" table:style-name="ce25">
            <text:p>176,965</text:p>
          </table:table-cell>
          <table:table-cell office:value-type="float" office:value="177450" table:style-name="ce25">
            <text:p>177,450</text:p>
          </table:table-cell>
          <table:table-cell office:value-type="float" office:value="169082" table:style-name="ce25">
            <text:p>169,082</text:p>
          </table:table-cell>
          <table:table-cell office:value-type="float" office:value="883132" table:style-name="ce25">
            <text:p>883,132</text:p>
          </table:table-cell>
          <table:table-cell office:value-type="float" office:value="176122" table:style-name="ce25">
            <text:p>176,122</text:p>
          </table:table-cell>
          <table:table-cell office:value-type="float" office:value="175307" table:style-name="ce25">
            <text:p>175,307</text:p>
          </table:table-cell>
          <table:table-cell office:value-type="float" office:value="176820" table:style-name="ce25">
            <text:p>176,820</text:p>
          </table:table-cell>
          <table:table-cell office:value-type="float" office:value="179264" table:style-name="ce25">
            <text:p>179,264</text:p>
          </table:table-cell>
          <table:table-cell office:value-type="float" office:value="175619" table:style-name="ce25">
            <text:p>175,619</text:p>
          </table:table-cell>
          <table:table-cell office:value-type="float" office:value="813872" table:style-name="ce25">
            <text:p>813,872</text:p>
          </table:table-cell>
          <table:table-cell office:value-type="float" office:value="170699" table:style-name="ce25">
            <text:p>170,699</text:p>
          </table:table-cell>
          <table:table-cell office:value-type="float" office:value="169378" table:style-name="ce25">
            <text:p>169,378</text:p>
          </table:table-cell>
          <table:table-cell office:value-type="float" office:value="164024" table:style-name="ce25">
            <text:p>164,024</text:p>
          </table:table-cell>
          <table:table-cell office:value-type="float" office:value="159834" table:style-name="ce25">
            <text:p>159,834</text:p>
          </table:table-cell>
          <table:table-cell office:value-type="float" office:value="149937" table:style-name="ce25">
            <text:p>149,937</text:p>
          </table:table-cell>
          <table:table-cell office:value-type="float" office:value="696740" table:style-name="ce25">
            <text:p>696,740</text:p>
          </table:table-cell>
          <table:table-cell office:value-type="float" office:value="152224" table:style-name="ce25">
            <text:p>152,224</text:p>
          </table:table-cell>
          <table:table-cell office:value-type="float" office:value="148352" table:style-name="ce25">
            <text:p>148,352</text:p>
          </table:table-cell>
          <table:table-cell office:value-type="float" office:value="138844" table:style-name="ce25">
            <text:p>138,844</text:p>
          </table:table-cell>
          <table:table-cell office:value-type="float" office:value="130632" table:style-name="ce25">
            <text:p>130,632</text:p>
          </table:table-cell>
          <table:table-cell office:value-type="float" office:value="126688" table:style-name="ce25">
            <text:p>126,688</text:p>
          </table:table-cell>
          <table:table-cell office:value-type="float" office:value="481537" table:style-name="ce25">
            <text:p>481,537</text:p>
          </table:table-cell>
          <table:table-cell office:value-type="float" office:value="125849" table:style-name="ce25">
            <text:p>125,849</text:p>
          </table:table-cell>
          <table:table-cell office:value-type="float" office:value="105934" table:style-name="ce25">
            <text:p>105,934</text:p>
          </table:table-cell>
          <table:table-cell office:value-type="float" office:value="95896" table:style-name="ce25">
            <text:p>95,896</text:p>
          </table:table-cell>
          <table:table-cell office:value-type="float" office:value="82212" table:style-name="ce25">
            <text:p>82,212</text:p>
          </table:table-cell>
          <table:table-cell office:value-type="float" office:value="71646" table:style-name="ce25">
            <text:p>71,646</text:p>
          </table:table-cell>
          <table:table-cell office:value-type="float" office:value="255325" table:style-name="ce25">
            <text:p>255,325</text:p>
          </table:table-cell>
          <table:table-cell office:value-type="float" office:value="55565" table:style-name="ce25">
            <text:p>55,565</text:p>
          </table:table-cell>
          <table:table-cell office:value-type="float" office:value="45813" table:style-name="ce25">
            <text:p>45,813</text:p>
          </table:table-cell>
          <table:table-cell office:value-type="float" office:value="52936" table:style-name="ce25">
            <text:p>52,936</text:p>
          </table:table-cell>
          <table:table-cell office:value-type="float" office:value="52310" table:style-name="ce25">
            <text:p>52,310</text:p>
          </table:table-cell>
          <table:table-cell office:value-type="float" office:value="48701" table:style-name="ce25">
            <text:p>48,701</text:p>
          </table:table-cell>
          <table:table-cell office:value-type="float" office:value="192912" table:style-name="ce25">
            <text:p>192,912</text:p>
          </table:table-cell>
          <table:table-cell office:value-type="float" office:value="46943" table:style-name="ce25">
            <text:p>46,943</text:p>
          </table:table-cell>
          <table:table-cell office:value-type="float" office:value="43726" table:style-name="ce25">
            <text:p>43,726</text:p>
          </table:table-cell>
          <table:table-cell office:value-type="float" office:value="38724" table:style-name="ce25">
            <text:p>38,724</text:p>
          </table:table-cell>
          <table:table-cell office:value-type="float" office:value="33570" table:style-name="ce25">
            <text:p>33,570</text:p>
          </table:table-cell>
          <table:table-cell office:value-type="float" office:value="29949" table:style-name="ce25">
            <text:p>29,949</text:p>
          </table:table-cell>
          <table:table-cell office:value-type="float" office:value="102848" table:style-name="ce25">
            <text:p>102,848</text:p>
          </table:table-cell>
          <table:table-cell office:value-type="float" office:value="26221" table:style-name="ce25">
            <text:p>26,221</text:p>
          </table:table-cell>
          <table:table-cell office:value-type="float" office:value="23012" table:style-name="ce25">
            <text:p>23,012</text:p>
          </table:table-cell>
          <table:table-cell office:value-type="float" office:value="20141" table:style-name="ce25">
            <text:p>20,141</text:p>
          </table:table-cell>
          <table:table-cell office:value-type="float" office:value="17555" table:style-name="ce25">
            <text:p>17,555</text:p>
          </table:table-cell>
          <table:table-cell office:value-type="float" office:value="15919" table:style-name="ce25">
            <text:p>15,919</text:p>
          </table:table-cell>
          <table:table-cell office:value-type="float" office:value="52231" table:style-name="ce25">
            <text:p>52,231</text:p>
          </table:table-cell>
          <table:table-cell office:value-type="float" office:value="14565" table:style-name="ce25">
            <text:p>14,565</text:p>
          </table:table-cell>
          <table:table-cell office:value-type="float" office:value="12683" table:style-name="ce25">
            <text:p>12,683</text:p>
          </table:table-cell>
          <table:table-cell office:value-type="float" office:value="10262" table:style-name="ce25">
            <text:p>10,262</text:p>
          </table:table-cell>
          <table:table-cell office:value-type="float" office:value="8321" table:style-name="ce25">
            <text:p>8,321</text:p>
          </table:table-cell>
          <table:table-cell office:value-type="float" office:value="6400" table:style-name="ce25">
            <text:p>6,400</text:p>
          </table:table-cell>
          <table:table-cell office:value-type="float" office:value="13433" table:style-name="ce25">
            <text:p>13,433</text:p>
          </table:table-cell>
          <table:table-cell office:value-type="float" office:value="4866" table:style-name="ce25">
            <text:p>4,866</text:p>
          </table:table-cell>
          <table:table-cell office:value-type="float" office:value="3550" table:style-name="ce25">
            <text:p>3,550</text:p>
          </table:table-cell>
          <table:table-cell office:value-type="float" office:value="2267" table:style-name="ce25">
            <text:p>2,267</text:p>
          </table:table-cell>
          <table:table-cell office:value-type="float" office:value="1573" table:style-name="ce25">
            <text:p>1,573</text:p>
          </table:table-cell>
          <table:table-cell office:value-type="float" office:value="1177" table:style-name="ce25">
            <text:p>1,177</text:p>
          </table:table-cell>
          <table:table-cell office:value-type="float" office:value="2132" table:style-name="ce29">
            <text:p>2,13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83905" table:style-name="ce32">
            <text:p>11,783,905</text:p>
          </table:table-cell>
          <table:table-cell office:value-type="float" office:value="415253" table:style-name="ce32">
            <text:p>415,253</text:p>
          </table:table-cell>
          <table:table-cell office:value-type="float" office:value="71922" table:style-name="ce32">
            <text:p>71,922</text:p>
          </table:table-cell>
          <table:table-cell office:value-type="float" office:value="77863" table:style-name="ce32">
            <text:p>77,863</text:p>
          </table:table-cell>
          <table:table-cell office:value-type="float" office:value="84205" table:style-name="ce32">
            <text:p>84,205</text:p>
          </table:table-cell>
          <table:table-cell office:value-type="float" office:value="87515" table:style-name="ce32">
            <text:p>87,515</text:p>
          </table:table-cell>
          <table:table-cell office:value-type="float" office:value="93748" table:style-name="ce32">
            <text:p>93,748</text:p>
          </table:table-cell>
          <table:table-cell office:value-type="float" office:value="512235" table:style-name="ce32">
            <text:p>512,235</text:p>
          </table:table-cell>
          <table:table-cell office:value-type="float" office:value="99779" table:style-name="ce32">
            <text:p>99,779</text:p>
          </table:table-cell>
          <table:table-cell office:value-type="float" office:value="102370" table:style-name="ce32">
            <text:p>102,370</text:p>
          </table:table-cell>
          <table:table-cell office:value-type="float" office:value="103396" table:style-name="ce32">
            <text:p>103,396</text:p>
          </table:table-cell>
          <table:table-cell office:value-type="float" office:value="92532" table:style-name="ce32">
            <text:p>92,532</text:p>
          </table:table-cell>
          <table:table-cell office:value-type="float" office:value="114158" table:style-name="ce32">
            <text:p>114,158</text:p>
          </table:table-cell>
          <table:table-cell office:value-type="float" office:value="459445" table:style-name="ce32">
            <text:p>459,445</text:p>
          </table:table-cell>
          <table:table-cell office:value-type="float" office:value="96722" table:style-name="ce32">
            <text:p>96,722</text:p>
          </table:table-cell>
          <table:table-cell office:value-type="float" office:value="79706" table:style-name="ce32">
            <text:p>79,706</text:p>
          </table:table-cell>
          <table:table-cell office:value-type="float" office:value="92175" table:style-name="ce32">
            <text:p>92,175</text:p>
          </table:table-cell>
          <table:table-cell office:value-type="float" office:value="93118" table:style-name="ce32">
            <text:p>93,118</text:p>
          </table:table-cell>
          <table:table-cell office:value-type="float" office:value="97724" table:style-name="ce32">
            <text:p>97,724</text:p>
          </table:table-cell>
          <table:table-cell office:value-type="float" office:value="521719" table:style-name="ce32">
            <text:p>521,719</text:p>
          </table:table-cell>
          <table:table-cell office:value-type="float" office:value="97497" table:style-name="ce32">
            <text:p>97,497</text:p>
          </table:table-cell>
          <table:table-cell office:value-type="float" office:value="98247" table:style-name="ce32">
            <text:p>98,247</text:p>
          </table:table-cell>
          <table:table-cell office:value-type="float" office:value="102950" table:style-name="ce32">
            <text:p>102,950</text:p>
          </table:table-cell>
          <table:table-cell office:value-type="float" office:value="106339" table:style-name="ce32">
            <text:p>106,339</text:p>
          </table:table-cell>
          <table:table-cell office:value-type="float" office:value="116686" table:style-name="ce32">
            <text:p>116,686</text:p>
          </table:table-cell>
          <table:table-cell office:value-type="float" office:value="679343" table:style-name="ce32">
            <text:p>679,343</text:p>
          </table:table-cell>
          <table:table-cell office:value-type="float" office:value="120901" table:style-name="ce32">
            <text:p>120,901</text:p>
          </table:table-cell>
          <table:table-cell office:value-type="float" office:value="144912" table:style-name="ce32">
            <text:p>144,912</text:p>
          </table:table-cell>
          <table:table-cell office:value-type="float" office:value="135045" table:style-name="ce32">
            <text:p>135,045</text:p>
          </table:table-cell>
          <table:table-cell office:value-type="float" office:value="126573" table:style-name="ce32">
            <text:p>126,573</text:p>
          </table:table-cell>
          <table:table-cell office:value-type="float" office:value="151912" table:style-name="ce32">
            <text:p>151,912</text:p>
          </table:table-cell>
          <table:table-cell office:value-type="float" office:value="765789" table:style-name="ce32">
            <text:p>765,789</text:p>
          </table:table-cell>
          <table:table-cell office:value-type="float" office:value="153082" table:style-name="ce32">
            <text:p>153,082</text:p>
          </table:table-cell>
          <table:table-cell office:value-type="float" office:value="154602" table:style-name="ce32">
            <text:p>154,602</text:p>
          </table:table-cell>
          <table:table-cell office:value-type="float" office:value="152730" table:style-name="ce32">
            <text:p>152,730</text:p>
          </table:table-cell>
          <table:table-cell office:value-type="float" office:value="154803" table:style-name="ce32">
            <text:p>154,803</text:p>
          </table:table-cell>
          <table:table-cell office:value-type="float" office:value="150572" table:style-name="ce32">
            <text:p>150,572</text:p>
          </table:table-cell>
          <table:table-cell office:value-type="float" office:value="765887" table:style-name="ce32">
            <text:p>765,887</text:p>
          </table:table-cell>
          <table:table-cell office:value-type="float" office:value="149320" table:style-name="ce32">
            <text:p>149,320</text:p>
          </table:table-cell>
          <table:table-cell office:value-type="float" office:value="157381" table:style-name="ce32">
            <text:p>157,381</text:p>
          </table:table-cell>
          <table:table-cell office:value-type="float" office:value="147074" table:style-name="ce32">
            <text:p>147,074</text:p>
          </table:table-cell>
          <table:table-cell office:value-type="float" office:value="163915" table:style-name="ce32">
            <text:p>163,915</text:p>
          </table:table-cell>
          <table:table-cell office:value-type="float" office:value="148197" table:style-name="ce32">
            <text:p>148,197</text:p>
          </table:table-cell>
          <table:table-cell office:value-type="float" office:value="879954" table:style-name="ce32">
            <text:p>879,954</text:p>
          </table:table-cell>
          <table:table-cell office:value-type="float" office:value="145397" table:style-name="ce32">
            <text:p>145,397</text:p>
          </table:table-cell>
          <table:table-cell office:value-type="float" office:value="166424" table:style-name="ce32">
            <text:p>166,424</text:p>
          </table:table-cell>
          <table:table-cell office:value-type="float" office:value="181132" table:style-name="ce32">
            <text:p>181,132</text:p>
          </table:table-cell>
          <table:table-cell office:value-type="float" office:value="187040" table:style-name="ce32">
            <text:p>187,040</text:p>
          </table:table-cell>
          <table:table-cell office:value-type="float" office:value="199961" table:style-name="ce32">
            <text:p>199,961</text:p>
          </table:table-cell>
          <table:table-cell office:value-type="float" office:value="1011726" table:style-name="ce32">
            <text:p>1,011,726</text:p>
          </table:table-cell>
          <table:table-cell office:value-type="float" office:value="205511" table:style-name="ce32">
            <text:p>205,511</text:p>
          </table:table-cell>
          <table:table-cell office:value-type="float" office:value="204463" table:style-name="ce32">
            <text:p>204,463</text:p>
          </table:table-cell>
          <table:table-cell office:value-type="float" office:value="207574" table:style-name="ce32">
            <text:p>207,574</text:p>
          </table:table-cell>
          <table:table-cell office:value-type="float" office:value="202464" table:style-name="ce32">
            <text:p>202,464</text:p>
          </table:table-cell>
          <table:table-cell office:value-type="float" office:value="191714" table:style-name="ce32">
            <text:p>191,714</text:p>
          </table:table-cell>
          <table:table-cell office:value-type="float" office:value="920514" table:style-name="ce32">
            <text:p>920,514</text:p>
          </table:table-cell>
          <table:table-cell office:value-type="float" office:value="209926" table:style-name="ce32">
            <text:p>209,926</text:p>
          </table:table-cell>
          <table:table-cell office:value-type="float" office:value="180978" table:style-name="ce32">
            <text:p>180,978</text:p>
          </table:table-cell>
          <table:table-cell office:value-type="float" office:value="177724" table:style-name="ce32">
            <text:p>177,724</text:p>
          </table:table-cell>
          <table:table-cell office:value-type="float" office:value="176079" table:style-name="ce32">
            <text:p>176,079</text:p>
          </table:table-cell>
          <table:table-cell office:value-type="float" office:value="175807" table:style-name="ce32">
            <text:p>175,807</text:p>
          </table:table-cell>
          <table:table-cell office:value-type="float" office:value="905233" table:style-name="ce32">
            <text:p>905,233</text:p>
          </table:table-cell>
          <table:table-cell office:value-type="float" office:value="179522" table:style-name="ce32">
            <text:p>179,522</text:p>
          </table:table-cell>
          <table:table-cell office:value-type="float" office:value="183999" table:style-name="ce32">
            <text:p>183,999</text:p>
          </table:table-cell>
          <table:table-cell office:value-type="float" office:value="183619" table:style-name="ce32">
            <text:p>183,619</text:p>
          </table:table-cell>
          <table:table-cell office:value-type="float" office:value="183782" table:style-name="ce32">
            <text:p>183,782</text:p>
          </table:table-cell>
          <table:table-cell office:value-type="float" office:value="174311" table:style-name="ce32">
            <text:p>174,311</text:p>
          </table:table-cell>
          <table:table-cell office:value-type="float" office:value="923906" table:style-name="ce32">
            <text:p>923,906</text:p>
          </table:table-cell>
          <table:table-cell office:value-type="float" office:value="183421" table:style-name="ce32">
            <text:p>183,421</text:p>
          </table:table-cell>
          <table:table-cell office:value-type="float" office:value="182803" table:style-name="ce32">
            <text:p>182,803</text:p>
          </table:table-cell>
          <table:table-cell office:value-type="float" office:value="184441" table:style-name="ce32">
            <text:p>184,441</text:p>
          </table:table-cell>
          <table:table-cell office:value-type="float" office:value="188940" table:style-name="ce32">
            <text:p>188,940</text:p>
          </table:table-cell>
          <table:table-cell office:value-type="float" office:value="184301" table:style-name="ce32">
            <text:p>184,301</text:p>
          </table:table-cell>
          <table:table-cell office:value-type="float" office:value="870541" table:style-name="ce32">
            <text:p>870,541</text:p>
          </table:table-cell>
          <table:table-cell office:value-type="float" office:value="180251" table:style-name="ce32">
            <text:p>180,251</text:p>
          </table:table-cell>
          <table:table-cell office:value-type="float" office:value="179638" table:style-name="ce32">
            <text:p>179,638</text:p>
          </table:table-cell>
          <table:table-cell office:value-type="float" office:value="175551" table:style-name="ce32">
            <text:p>175,551</text:p>
          </table:table-cell>
          <table:table-cell office:value-type="float" office:value="171892" table:style-name="ce32">
            <text:p>171,892</text:p>
          </table:table-cell>
          <table:table-cell office:value-type="float" office:value="163209" table:style-name="ce32">
            <text:p>163,209</text:p>
          </table:table-cell>
          <table:table-cell office:value-type="float" office:value="767376" table:style-name="ce32">
            <text:p>767,376</text:p>
          </table:table-cell>
          <table:table-cell office:value-type="float" office:value="165321" table:style-name="ce32">
            <text:p>165,321</text:p>
          </table:table-cell>
          <table:table-cell office:value-type="float" office:value="161474" table:style-name="ce32">
            <text:p>161,474</text:p>
          </table:table-cell>
          <table:table-cell office:value-type="float" office:value="154133" table:style-name="ce32">
            <text:p>154,133</text:p>
          </table:table-cell>
          <table:table-cell office:value-type="float" office:value="144689" table:style-name="ce32">
            <text:p>144,689</text:p>
          </table:table-cell>
          <table:table-cell office:value-type="float" office:value="141759" table:style-name="ce32">
            <text:p>141,759</text:p>
          </table:table-cell>
          <table:table-cell office:value-type="float" office:value="551939" table:style-name="ce32">
            <text:p>551,939</text:p>
          </table:table-cell>
          <table:table-cell office:value-type="float" office:value="142833" table:style-name="ce32">
            <text:p>142,833</text:p>
          </table:table-cell>
          <table:table-cell office:value-type="float" office:value="119414" table:style-name="ce32">
            <text:p>119,414</text:p>
          </table:table-cell>
          <table:table-cell office:value-type="float" office:value="110826" table:style-name="ce32">
            <text:p>110,826</text:p>
          </table:table-cell>
          <table:table-cell office:value-type="float" office:value="95346" table:style-name="ce32">
            <text:p>95,346</text:p>
          </table:table-cell>
          <table:table-cell office:value-type="float" office:value="83520" table:style-name="ce32">
            <text:p>83,520</text:p>
          </table:table-cell>
          <table:table-cell office:value-type="float" office:value="317719" table:style-name="ce32">
            <text:p>317,719</text:p>
          </table:table-cell>
          <table:table-cell office:value-type="float" office:value="66414" table:style-name="ce32">
            <text:p>66,414</text:p>
          </table:table-cell>
          <table:table-cell office:value-type="float" office:value="56445" table:style-name="ce32">
            <text:p>56,445</text:p>
          </table:table-cell>
          <table:table-cell office:value-type="float" office:value="65892" table:style-name="ce32">
            <text:p>65,892</text:p>
          </table:table-cell>
          <table:table-cell office:value-type="float" office:value="65707" table:style-name="ce32">
            <text:p>65,707</text:p>
          </table:table-cell>
          <table:table-cell office:value-type="float" office:value="63261" table:style-name="ce32">
            <text:p>63,261</text:p>
          </table:table-cell>
          <table:table-cell office:value-type="float" office:value="269508" table:style-name="ce32">
            <text:p>269,508</text:p>
          </table:table-cell>
          <table:table-cell office:value-type="float" office:value="61609" table:style-name="ce32">
            <text:p>61,609</text:p>
          </table:table-cell>
          <table:table-cell office:value-type="float" office:value="59652" table:style-name="ce32">
            <text:p>59,652</text:p>
          </table:table-cell>
          <table:table-cell office:value-type="float" office:value="54657" table:style-name="ce32">
            <text:p>54,657</text:p>
          </table:table-cell>
          <table:table-cell office:value-type="float" office:value="48587" table:style-name="ce32">
            <text:p>48,587</text:p>
          </table:table-cell>
          <table:table-cell office:value-type="float" office:value="45003" table:style-name="ce32">
            <text:p>45,003</text:p>
          </table:table-cell>
          <table:table-cell office:value-type="float" office:value="156580" table:style-name="ce32">
            <text:p>156,580</text:p>
          </table:table-cell>
          <table:table-cell office:value-type="float" office:value="39268" table:style-name="ce32">
            <text:p>39,268</text:p>
          </table:table-cell>
          <table:table-cell office:value-type="float" office:value="36186" table:style-name="ce32">
            <text:p>36,186</text:p>
          </table:table-cell>
          <table:table-cell office:value-type="float" office:value="31392" table:style-name="ce32">
            <text:p>31,392</text:p>
          </table:table-cell>
          <table:table-cell office:value-type="float" office:value="26814" table:style-name="ce32">
            <text:p>26,814</text:p>
          </table:table-cell>
          <table:table-cell office:value-type="float" office:value="22920" table:style-name="ce32">
            <text:p>22,920</text:p>
          </table:table-cell>
          <table:table-cell office:value-type="float" office:value="68796" table:style-name="ce32">
            <text:p>68,796</text:p>
          </table:table-cell>
          <table:table-cell office:value-type="float" office:value="20153" table:style-name="ce32">
            <text:p>20,153</text:p>
          </table:table-cell>
          <table:table-cell office:value-type="float" office:value="16562" table:style-name="ce32">
            <text:p>16,562</text:p>
          </table:table-cell>
          <table:table-cell office:value-type="float" office:value="13431" table:style-name="ce32">
            <text:p>13,431</text:p>
          </table:table-cell>
          <table:table-cell office:value-type="float" office:value="10590" table:style-name="ce32">
            <text:p>10,590</text:p>
          </table:table-cell>
          <table:table-cell office:value-type="float" office:value="8060" table:style-name="ce32">
            <text:p>8,060</text:p>
          </table:table-cell>
          <table:table-cell office:value-type="float" office:value="17749" table:style-name="ce32">
            <text:p>17,749</text:p>
          </table:table-cell>
          <table:table-cell office:value-type="float" office:value="6423" table:style-name="ce32">
            <text:p>6,423</text:p>
          </table:table-cell>
          <table:table-cell office:value-type="float" office:value="4458" table:style-name="ce32">
            <text:p>4,458</text:p>
          </table:table-cell>
          <table:table-cell office:value-type="float" office:value="3079" table:style-name="ce32">
            <text:p>3,079</text:p>
          </table:table-cell>
          <table:table-cell office:value-type="float" office:value="2242" table:style-name="ce32">
            <text:p>2,242</text:p>
          </table:table-cell>
          <table:table-cell office:value-type="float" office:value="1547" table:style-name="ce32">
            <text:p>1,547</text:p>
          </table:table-cell>
          <table:table-cell office:value-type="float" office:value="2693" table:style-name="ce33">
            <text:p>2,69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03812" table:style-name="ce29">
            <text:p>4,003,812</text:p>
          </table:table-cell>
          <table:table-cell office:value-type="float" office:value="139125" table:style-name="ce29">
            <text:p>139,125</text:p>
          </table:table-cell>
          <table:table-cell office:value-type="float" office:value="23837" table:style-name="ce29">
            <text:p>23,837</text:p>
          </table:table-cell>
          <table:table-cell office:value-type="float" office:value="26297" table:style-name="ce29">
            <text:p>26,297</text:p>
          </table:table-cell>
          <table:table-cell office:value-type="float" office:value="28738" table:style-name="ce29">
            <text:p>28,738</text:p>
          </table:table-cell>
          <table:table-cell office:value-type="float" office:value="29324" table:style-name="ce29">
            <text:p>29,324</text:p>
          </table:table-cell>
          <table:table-cell office:value-type="float" office:value="30929" table:style-name="ce29">
            <text:p>30,929</text:p>
          </table:table-cell>
          <table:table-cell office:value-type="float" office:value="176450" table:style-name="ce29">
            <text:p>176,450</text:p>
          </table:table-cell>
          <table:table-cell office:value-type="float" office:value="33479" table:style-name="ce29">
            <text:p>33,479</text:p>
          </table:table-cell>
          <table:table-cell office:value-type="float" office:value="35480" table:style-name="ce29">
            <text:p>35,480</text:p>
          </table:table-cell>
          <table:table-cell office:value-type="float" office:value="36050" table:style-name="ce29">
            <text:p>36,050</text:p>
          </table:table-cell>
          <table:table-cell office:value-type="float" office:value="32255" table:style-name="ce29">
            <text:p>32,255</text:p>
          </table:table-cell>
          <table:table-cell office:value-type="float" office:value="39186" table:style-name="ce25">
            <text:p>39,186</text:p>
          </table:table-cell>
          <table:table-cell office:value-type="float" office:value="156082" table:style-name="ce29">
            <text:p>156,082</text:p>
          </table:table-cell>
          <table:table-cell office:value-type="float" office:value="33043" table:style-name="ce29">
            <text:p>33,043</text:p>
          </table:table-cell>
          <table:table-cell office:value-type="float" office:value="27053" table:style-name="ce29">
            <text:p>27,053</text:p>
          </table:table-cell>
          <table:table-cell office:value-type="float" office:value="30977" table:style-name="ce29">
            <text:p>30,977</text:p>
          </table:table-cell>
          <table:table-cell office:value-type="float" office:value="31627" table:style-name="ce29">
            <text:p>31,627</text:p>
          </table:table-cell>
          <table:table-cell office:value-type="float" office:value="33382" table:style-name="ce25">
            <text:p>33,382</text:p>
          </table:table-cell>
          <table:table-cell office:value-type="float" office:value="179405" table:style-name="ce29">
            <text:p>179,405</text:p>
          </table:table-cell>
          <table:table-cell office:value-type="float" office:value="33849" table:style-name="ce29">
            <text:p>33,849</text:p>
          </table:table-cell>
          <table:table-cell office:value-type="float" office:value="33209" table:style-name="ce29">
            <text:p>33,209</text:p>
          </table:table-cell>
          <table:table-cell office:value-type="float" office:value="35711" table:style-name="ce29">
            <text:p>35,711</text:p>
          </table:table-cell>
          <table:table-cell office:value-type="float" office:value="36732" table:style-name="ce29">
            <text:p>36,732</text:p>
          </table:table-cell>
          <table:table-cell office:value-type="float" office:value="39904" table:style-name="ce25">
            <text:p>39,904</text:p>
          </table:table-cell>
          <table:table-cell office:value-type="float" office:value="235579" table:style-name="ce29">
            <text:p>235,579</text:p>
          </table:table-cell>
          <table:table-cell office:value-type="float" office:value="41425" table:style-name="ce29">
            <text:p>41,425</text:p>
          </table:table-cell>
          <table:table-cell office:value-type="float" office:value="50385" table:style-name="ce29">
            <text:p>50,385</text:p>
          </table:table-cell>
          <table:table-cell office:value-type="float" office:value="46866" table:style-name="ce29">
            <text:p>46,866</text:p>
          </table:table-cell>
          <table:table-cell office:value-type="float" office:value="44044" table:style-name="ce29">
            <text:p>44,044</text:p>
          </table:table-cell>
          <table:table-cell office:value-type="float" office:value="52859" table:style-name="ce25">
            <text:p>52,859</text:p>
          </table:table-cell>
          <table:table-cell office:value-type="float" office:value="271208" table:style-name="ce29">
            <text:p>271,208</text:p>
          </table:table-cell>
          <table:table-cell office:value-type="float" office:value="53251" table:style-name="ce29">
            <text:p>53,251</text:p>
          </table:table-cell>
          <table:table-cell office:value-type="float" office:value="54296" table:style-name="ce29">
            <text:p>54,296</text:p>
          </table:table-cell>
          <table:table-cell office:value-type="float" office:value="53768" table:style-name="ce29">
            <text:p>53,768</text:p>
          </table:table-cell>
          <table:table-cell office:value-type="float" office:value="55308" table:style-name="ce29">
            <text:p>55,308</text:p>
          </table:table-cell>
          <table:table-cell office:value-type="float" office:value="54585" table:style-name="ce25">
            <text:p>54,585</text:p>
          </table:table-cell>
          <table:table-cell office:value-type="float" office:value="277075" table:style-name="ce29">
            <text:p>277,075</text:p>
          </table:table-cell>
          <table:table-cell office:value-type="float" office:value="54764" table:style-name="ce29">
            <text:p>54,764</text:p>
          </table:table-cell>
          <table:table-cell office:value-type="float" office:value="57503" table:style-name="ce29">
            <text:p>57,503</text:p>
          </table:table-cell>
          <table:table-cell office:value-type="float" office:value="52948" table:style-name="ce29">
            <text:p>52,948</text:p>
          </table:table-cell>
          <table:table-cell office:value-type="float" office:value="59015" table:style-name="ce29">
            <text:p>59,015</text:p>
          </table:table-cell>
          <table:table-cell office:value-type="float" office:value="52845" table:style-name="ce25">
            <text:p>52,845</text:p>
          </table:table-cell>
          <table:table-cell office:value-type="float" office:value="306115" table:style-name="ce29">
            <text:p>306,115</text:p>
          </table:table-cell>
          <table:table-cell office:value-type="float" office:value="50546" table:style-name="ce29">
            <text:p>50,546</text:p>
          </table:table-cell>
          <table:table-cell office:value-type="float" office:value="58011" table:style-name="ce29">
            <text:p>58,011</text:p>
          </table:table-cell>
          <table:table-cell office:value-type="float" office:value="63210" table:style-name="ce29">
            <text:p>63,210</text:p>
          </table:table-cell>
          <table:table-cell office:value-type="float" office:value="64845" table:style-name="ce29">
            <text:p>64,845</text:p>
          </table:table-cell>
          <table:table-cell office:value-type="float" office:value="69503" table:style-name="ce25">
            <text:p>69,503</text:p>
          </table:table-cell>
          <table:table-cell office:value-type="float" office:value="355681" table:style-name="ce29">
            <text:p>355,681</text:p>
          </table:table-cell>
          <table:table-cell office:value-type="float" office:value="71970" table:style-name="ce29">
            <text:p>71,970</text:p>
          </table:table-cell>
          <table:table-cell office:value-type="float" office:value="71124" table:style-name="ce29">
            <text:p>71,124</text:p>
          </table:table-cell>
          <table:table-cell office:value-type="float" office:value="73584" table:style-name="ce29">
            <text:p>73,584</text:p>
          </table:table-cell>
          <table:table-cell office:value-type="float" office:value="71684" table:style-name="ce29">
            <text:p>71,684</text:p>
          </table:table-cell>
          <table:table-cell office:value-type="float" office:value="67319" table:style-name="ce25">
            <text:p>67,319</text:p>
          </table:table-cell>
          <table:table-cell office:value-type="float" office:value="322726" table:style-name="ce29">
            <text:p>322,726</text:p>
          </table:table-cell>
          <table:table-cell office:value-type="float" office:value="74595" table:style-name="ce29">
            <text:p>74,595</text:p>
          </table:table-cell>
          <table:table-cell office:value-type="float" office:value="63145" table:style-name="ce29">
            <text:p>63,145</text:p>
          </table:table-cell>
          <table:table-cell office:value-type="float" office:value="62685" table:style-name="ce29">
            <text:p>62,685</text:p>
          </table:table-cell>
          <table:table-cell office:value-type="float" office:value="61671" table:style-name="ce29">
            <text:p>61,671</text:p>
          </table:table-cell>
          <table:table-cell office:value-type="float" office:value="60630" table:style-name="ce25">
            <text:p>60,630</text:p>
          </table:table-cell>
          <table:table-cell office:value-type="float" office:value="311838" table:style-name="ce29">
            <text:p>311,838</text:p>
          </table:table-cell>
          <table:table-cell office:value-type="float" office:value="62206" table:style-name="ce29">
            <text:p>62,206</text:p>
          </table:table-cell>
          <table:table-cell office:value-type="float" office:value="63407" table:style-name="ce29">
            <text:p>63,407</text:p>
          </table:table-cell>
          <table:table-cell office:value-type="float" office:value="63433" table:style-name="ce29">
            <text:p>63,433</text:p>
          </table:table-cell>
          <table:table-cell office:value-type="float" office:value="62934" table:style-name="ce29">
            <text:p>62,934</text:p>
          </table:table-cell>
          <table:table-cell office:value-type="float" office:value="59858" table:style-name="ce25">
            <text:p>59,858</text:p>
          </table:table-cell>
          <table:table-cell office:value-type="float" office:value="319544" table:style-name="ce29">
            <text:p>319,544</text:p>
          </table:table-cell>
          <table:table-cell office:value-type="float" office:value="62589" table:style-name="ce29">
            <text:p>62,589</text:p>
          </table:table-cell>
          <table:table-cell office:value-type="float" office:value="63329" table:style-name="ce29">
            <text:p>63,329</text:p>
          </table:table-cell>
          <table:table-cell office:value-type="float" office:value="63817" table:style-name="ce29">
            <text:p>63,817</text:p>
          </table:table-cell>
          <table:table-cell office:value-type="float" office:value="66108" table:style-name="ce29">
            <text:p>66,108</text:p>
          </table:table-cell>
          <table:table-cell office:value-type="float" office:value="63701" table:style-name="ce25">
            <text:p>63,701</text:p>
          </table:table-cell>
          <table:table-cell office:value-type="float" office:value="301267" table:style-name="ce29">
            <text:p>301,267</text:p>
          </table:table-cell>
          <table:table-cell office:value-type="float" office:value="62041" table:style-name="ce29">
            <text:p>62,041</text:p>
          </table:table-cell>
          <table:table-cell office:value-type="float" office:value="62291" table:style-name="ce29">
            <text:p>62,291</text:p>
          </table:table-cell>
          <table:table-cell office:value-type="float" office:value="60868" table:style-name="ce29">
            <text:p>60,868</text:p>
          </table:table-cell>
          <table:table-cell office:value-type="float" office:value="60034" table:style-name="ce29">
            <text:p>60,034</text:p>
          </table:table-cell>
          <table:table-cell office:value-type="float" office:value="56033" table:style-name="ce25">
            <text:p>56,033</text:p>
          </table:table-cell>
          <table:table-cell office:value-type="float" office:value="265268" table:style-name="ce29">
            <text:p>265,268</text:p>
          </table:table-cell>
          <table:table-cell office:value-type="float" office:value="57541" table:style-name="ce29">
            <text:p>57,541</text:p>
          </table:table-cell>
          <table:table-cell office:value-type="float" office:value="56398" table:style-name="ce29">
            <text:p>56,398</text:p>
          </table:table-cell>
          <table:table-cell office:value-type="float" office:value="52879" table:style-name="ce29">
            <text:p>52,879</text:p>
          </table:table-cell>
          <table:table-cell office:value-type="float" office:value="50016" table:style-name="ce29">
            <text:p>50,016</text:p>
          </table:table-cell>
          <table:table-cell office:value-type="float" office:value="48434" table:style-name="ce25">
            <text:p>48,434</text:p>
          </table:table-cell>
          <table:table-cell office:value-type="float" office:value="179155" table:style-name="ce29">
            <text:p>179,155</text:p>
          </table:table-cell>
          <table:table-cell office:value-type="float" office:value="47695" table:style-name="ce29">
            <text:p>47,695</text:p>
          </table:table-cell>
          <table:table-cell office:value-type="float" office:value="39581" table:style-name="ce29">
            <text:p>39,581</text:p>
          </table:table-cell>
          <table:table-cell office:value-type="float" office:value="35988" table:style-name="ce29">
            <text:p>35,988</text:p>
          </table:table-cell>
          <table:table-cell office:value-type="float" office:value="29929" table:style-name="ce29">
            <text:p>29,929</text:p>
          </table:table-cell>
          <table:table-cell office:value-type="float" office:value="25962" table:style-name="ce25">
            <text:p>25,962</text:p>
          </table:table-cell>
          <table:table-cell office:value-type="float" office:value="89587" table:style-name="ce29">
            <text:p>89,587</text:p>
          </table:table-cell>
          <table:table-cell office:value-type="float" office:value="19891" table:style-name="ce29">
            <text:p>19,891</text:p>
          </table:table-cell>
          <table:table-cell office:value-type="float" office:value="16235" table:style-name="ce29">
            <text:p>16,235</text:p>
          </table:table-cell>
          <table:table-cell office:value-type="float" office:value="18562" table:style-name="ce29">
            <text:p>18,562</text:p>
          </table:table-cell>
          <table:table-cell office:value-type="float" office:value="18264" table:style-name="ce29">
            <text:p>18,264</text:p>
          </table:table-cell>
          <table:table-cell office:value-type="float" office:value="16635" table:style-name="ce25">
            <text:p>16,635</text:p>
          </table:table-cell>
          <table:table-cell office:value-type="float" office:value="63658" table:style-name="ce29">
            <text:p>63,658</text:p>
          </table:table-cell>
          <table:table-cell office:value-type="float" office:value="15656" table:style-name="ce29">
            <text:p>15,656</text:p>
          </table:table-cell>
          <table:table-cell office:value-type="float" office:value="14701" table:style-name="ce29">
            <text:p>14,701</text:p>
          </table:table-cell>
          <table:table-cell office:value-type="float" office:value="12674" table:style-name="ce29">
            <text:p>12,674</text:p>
          </table:table-cell>
          <table:table-cell office:value-type="float" office:value="10825" table:style-name="ce29">
            <text:p>10,825</text:p>
          </table:table-cell>
          <table:table-cell office:value-type="float" office:value="9802" table:style-name="ce25">
            <text:p>9,802</text:p>
          </table:table-cell>
          <table:table-cell office:value-type="float" office:value="32358" table:style-name="ce29">
            <text:p>32,358</text:p>
          </table:table-cell>
          <table:table-cell office:value-type="float" office:value="8345" table:style-name="ce29">
            <text:p>8,345</text:p>
          </table:table-cell>
          <table:table-cell office:value-type="float" office:value="7504" table:style-name="ce29">
            <text:p>7,504</text:p>
          </table:table-cell>
          <table:table-cell office:value-type="float" office:value="6260" table:style-name="ce29">
            <text:p>6,260</text:p>
          </table:table-cell>
          <table:table-cell office:value-type="float" office:value="5390" table:style-name="ce29">
            <text:p>5,390</text:p>
          </table:table-cell>
          <table:table-cell office:value-type="float" office:value="4859" table:style-name="ce25">
            <text:p>4,859</text:p>
          </table:table-cell>
          <table:table-cell office:value-type="float" office:value="16016" table:style-name="ce29">
            <text:p>16,016</text:p>
          </table:table-cell>
          <table:table-cell office:value-type="float" office:value="4368" table:style-name="ce29">
            <text:p>4,368</text:p>
          </table:table-cell>
          <table:table-cell office:value-type="float" office:value="3821" table:style-name="ce29">
            <text:p>3,821</text:p>
          </table:table-cell>
          <table:table-cell office:value-type="float" office:value="3197" table:style-name="ce29">
            <text:p>3,197</text:p>
          </table:table-cell>
          <table:table-cell office:value-type="float" office:value="2619" table:style-name="ce29">
            <text:p>2,619</text:p>
          </table:table-cell>
          <table:table-cell office:value-type="float" office:value="2011" table:style-name="ce25">
            <text:p>2,011</text:p>
          </table:table-cell>
          <table:table-cell office:value-type="float" office:value="4802" table:style-name="ce29">
            <text:p>4,802</text:p>
          </table:table-cell>
          <table:table-cell office:value-type="float" office:value="1623" table:style-name="ce29">
            <text:p>1,623</text:p>
          </table:table-cell>
          <table:table-cell office:value-type="float" office:value="1238" table:style-name="ce29">
            <text:p>1,238</text:p>
          </table:table-cell>
          <table:table-cell office:value-type="float" office:value="844" table:style-name="ce29">
            <text:p>844</text:p>
          </table:table-cell>
          <table:table-cell office:value-type="float" office:value="641" table:style-name="ce29">
            <text:p>641</text:p>
          </table:table-cell>
          <table:table-cell office:value-type="float" office:value="456" table:style-name="ce25">
            <text:p>456</text:p>
          </table:table-cell>
          <table:table-cell office:value-type="float" office:value="873" table:style-name="ce29">
            <text:p>87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55357" table:style-name="ce29">
            <text:p>1,955,357</text:p>
          </table:table-cell>
          <table:table-cell office:value-type="float" office:value="71801" table:style-name="ce29">
            <text:p>71,801</text:p>
          </table:table-cell>
          <table:table-cell office:value-type="float" office:value="12289" table:style-name="ce29">
            <text:p>12,289</text:p>
          </table:table-cell>
          <table:table-cell office:value-type="float" office:value="13582" table:style-name="ce29">
            <text:p>13,582</text:p>
          </table:table-cell>
          <table:table-cell office:value-type="float" office:value="14950" table:style-name="ce29">
            <text:p>14,950</text:p>
          </table:table-cell>
          <table:table-cell office:value-type="float" office:value="15104" table:style-name="ce29">
            <text:p>15,104</text:p>
          </table:table-cell>
          <table:table-cell office:value-type="float" office:value="15876" table:style-name="ce29">
            <text:p>15,876</text:p>
          </table:table-cell>
          <table:table-cell office:value-type="float" office:value="91263" table:style-name="ce29">
            <text:p>91,263</text:p>
          </table:table-cell>
          <table:table-cell office:value-type="float" office:value="17299" table:style-name="ce29">
            <text:p>17,299</text:p>
          </table:table-cell>
          <table:table-cell office:value-type="float" office:value="18463" table:style-name="ce29">
            <text:p>18,463</text:p>
          </table:table-cell>
          <table:table-cell office:value-type="float" office:value="18573" table:style-name="ce29">
            <text:p>18,573</text:p>
          </table:table-cell>
          <table:table-cell office:value-type="float" office:value="16700" table:style-name="ce29">
            <text:p>16,700</text:p>
          </table:table-cell>
          <table:table-cell office:value-type="float" office:value="20228" table:style-name="ce25">
            <text:p>20,228</text:p>
          </table:table-cell>
          <table:table-cell office:value-type="float" office:value="81242" table:style-name="ce29">
            <text:p>81,242</text:p>
          </table:table-cell>
          <table:table-cell office:value-type="float" office:value="16991" table:style-name="ce29">
            <text:p>16,991</text:p>
          </table:table-cell>
          <table:table-cell office:value-type="float" office:value="14145" table:style-name="ce29">
            <text:p>14,145</text:p>
          </table:table-cell>
          <table:table-cell office:value-type="float" office:value="16111" table:style-name="ce29">
            <text:p>16,111</text:p>
          </table:table-cell>
          <table:table-cell office:value-type="float" office:value="16585" table:style-name="ce29">
            <text:p>16,585</text:p>
          </table:table-cell>
          <table:table-cell office:value-type="float" office:value="17410" table:style-name="ce25">
            <text:p>17,410</text:p>
          </table:table-cell>
          <table:table-cell office:value-type="float" office:value="93935" table:style-name="ce29">
            <text:p>93,935</text:p>
          </table:table-cell>
          <table:table-cell office:value-type="float" office:value="17738" table:style-name="ce29">
            <text:p>17,738</text:p>
          </table:table-cell>
          <table:table-cell office:value-type="float" office:value="17193" table:style-name="ce29">
            <text:p>17,193</text:p>
          </table:table-cell>
          <table:table-cell office:value-type="float" office:value="18802" table:style-name="ce29">
            <text:p>18,802</text:p>
          </table:table-cell>
          <table:table-cell office:value-type="float" office:value="19319" table:style-name="ce29">
            <text:p>19,319</text:p>
          </table:table-cell>
          <table:table-cell office:value-type="float" office:value="20883" table:style-name="ce25">
            <text:p>20,883</text:p>
          </table:table-cell>
          <table:table-cell office:value-type="float" office:value="122495" table:style-name="ce29">
            <text:p>122,495</text:p>
          </table:table-cell>
          <table:table-cell office:value-type="float" office:value="21641" table:style-name="ce29">
            <text:p>21,641</text:p>
          </table:table-cell>
          <table:table-cell office:value-type="float" office:value="26203" table:style-name="ce29">
            <text:p>26,203</text:p>
          </table:table-cell>
          <table:table-cell office:value-type="float" office:value="24418" table:style-name="ce29">
            <text:p>24,418</text:p>
          </table:table-cell>
          <table:table-cell office:value-type="float" office:value="22830" table:style-name="ce29">
            <text:p>22,830</text:p>
          </table:table-cell>
          <table:table-cell office:value-type="float" office:value="27403" table:style-name="ce25">
            <text:p>27,403</text:p>
          </table:table-cell>
          <table:table-cell office:value-type="float" office:value="140664" table:style-name="ce29">
            <text:p>140,664</text:p>
          </table:table-cell>
          <table:table-cell office:value-type="float" office:value="27659" table:style-name="ce29">
            <text:p>27,659</text:p>
          </table:table-cell>
          <table:table-cell office:value-type="float" office:value="28026" table:style-name="ce29">
            <text:p>28,026</text:p>
          </table:table-cell>
          <table:table-cell office:value-type="float" office:value="27768" table:style-name="ce29">
            <text:p>27,768</text:p>
          </table:table-cell>
          <table:table-cell office:value-type="float" office:value="28755" table:style-name="ce29">
            <text:p>28,755</text:p>
          </table:table-cell>
          <table:table-cell office:value-type="float" office:value="28456" table:style-name="ce25">
            <text:p>28,456</text:p>
          </table:table-cell>
          <table:table-cell office:value-type="float" office:value="142788" table:style-name="ce29">
            <text:p>142,788</text:p>
          </table:table-cell>
          <table:table-cell office:value-type="float" office:value="28611" table:style-name="ce29">
            <text:p>28,611</text:p>
          </table:table-cell>
          <table:table-cell office:value-type="float" office:value="29987" table:style-name="ce29">
            <text:p>29,987</text:p>
          </table:table-cell>
          <table:table-cell office:value-type="float" office:value="27272" table:style-name="ce29">
            <text:p>27,272</text:p>
          </table:table-cell>
          <table:table-cell office:value-type="float" office:value="30159" table:style-name="ce29">
            <text:p>30,159</text:p>
          </table:table-cell>
          <table:table-cell office:value-type="float" office:value="26759" table:style-name="ce25">
            <text:p>26,759</text:p>
          </table:table-cell>
          <table:table-cell office:value-type="float" office:value="152304" table:style-name="ce29">
            <text:p>152,304</text:p>
          </table:table-cell>
          <table:table-cell office:value-type="float" office:value="25302" table:style-name="ce29">
            <text:p>25,302</text:p>
          </table:table-cell>
          <table:table-cell office:value-type="float" office:value="29089" table:style-name="ce29">
            <text:p>29,089</text:p>
          </table:table-cell>
          <table:table-cell office:value-type="float" office:value="31540" table:style-name="ce29">
            <text:p>31,540</text:p>
          </table:table-cell>
          <table:table-cell office:value-type="float" office:value="32117" table:style-name="ce29">
            <text:p>32,117</text:p>
          </table:table-cell>
          <table:table-cell office:value-type="float" office:value="34256" table:style-name="ce25">
            <text:p>34,256</text:p>
          </table:table-cell>
          <table:table-cell office:value-type="float" office:value="174174" table:style-name="ce29">
            <text:p>174,174</text:p>
          </table:table-cell>
          <table:table-cell office:value-type="float" office:value="35350" table:style-name="ce29">
            <text:p>35,350</text:p>
          </table:table-cell>
          <table:table-cell office:value-type="float" office:value="34863" table:style-name="ce29">
            <text:p>34,863</text:p>
          </table:table-cell>
          <table:table-cell office:value-type="float" office:value="36223" table:style-name="ce29">
            <text:p>36,223</text:p>
          </table:table-cell>
          <table:table-cell office:value-type="float" office:value="35107" table:style-name="ce29">
            <text:p>35,107</text:p>
          </table:table-cell>
          <table:table-cell office:value-type="float" office:value="32631" table:style-name="ce25">
            <text:p>32,631</text:p>
          </table:table-cell>
          <table:table-cell office:value-type="float" office:value="156556" table:style-name="ce29">
            <text:p>156,556</text:p>
          </table:table-cell>
          <table:table-cell office:value-type="float" office:value="36626" table:style-name="ce29">
            <text:p>36,626</text:p>
          </table:table-cell>
          <table:table-cell office:value-type="float" office:value="30463" table:style-name="ce29">
            <text:p>30,463</text:p>
          </table:table-cell>
          <table:table-cell office:value-type="float" office:value="30457" table:style-name="ce29">
            <text:p>30,457</text:p>
          </table:table-cell>
          <table:table-cell office:value-type="float" office:value="29792" table:style-name="ce29">
            <text:p>29,792</text:p>
          </table:table-cell>
          <table:table-cell office:value-type="float" office:value="29218" table:style-name="ce25">
            <text:p>29,218</text:p>
          </table:table-cell>
          <table:table-cell office:value-type="float" office:value="148600" table:style-name="ce29">
            <text:p>148,600</text:p>
          </table:table-cell>
          <table:table-cell office:value-type="float" office:value="29999" table:style-name="ce29">
            <text:p>29,999</text:p>
          </table:table-cell>
          <table:table-cell office:value-type="float" office:value="30455" table:style-name="ce29">
            <text:p>30,455</text:p>
          </table:table-cell>
          <table:table-cell office:value-type="float" office:value="30168" table:style-name="ce29">
            <text:p>30,168</text:p>
          </table:table-cell>
          <table:table-cell office:value-type="float" office:value="29590" table:style-name="ce29">
            <text:p>29,590</text:p>
          </table:table-cell>
          <table:table-cell office:value-type="float" office:value="28388" table:style-name="ce25">
            <text:p>28,388</text:p>
          </table:table-cell>
          <table:table-cell office:value-type="float" office:value="148241" table:style-name="ce29">
            <text:p>148,241</text:p>
          </table:table-cell>
          <table:table-cell office:value-type="float" office:value="29008" table:style-name="ce29">
            <text:p>29,008</text:p>
          </table:table-cell>
          <table:table-cell office:value-type="float" office:value="29424" table:style-name="ce29">
            <text:p>29,424</text:p>
          </table:table-cell>
          <table:table-cell office:value-type="float" office:value="29742" table:style-name="ce29">
            <text:p>29,742</text:p>
          </table:table-cell>
          <table:table-cell office:value-type="float" office:value="30541" table:style-name="ce29">
            <text:p>30,541</text:p>
          </table:table-cell>
          <table:table-cell office:value-type="float" office:value="29526" table:style-name="ce25">
            <text:p>29,526</text:p>
          </table:table-cell>
          <table:table-cell office:value-type="float" office:value="138571" table:style-name="ce29">
            <text:p>138,571</text:p>
          </table:table-cell>
          <table:table-cell office:value-type="float" office:value="28882" table:style-name="ce29">
            <text:p>28,882</text:p>
          </table:table-cell>
          <table:table-cell office:value-type="float" office:value="28768" table:style-name="ce29">
            <text:p>28,768</text:p>
          </table:table-cell>
          <table:table-cell office:value-type="float" office:value="27879" table:style-name="ce29">
            <text:p>27,879</text:p>
          </table:table-cell>
          <table:table-cell office:value-type="float" office:value="27536" table:style-name="ce29">
            <text:p>27,536</text:p>
          </table:table-cell>
          <table:table-cell office:value-type="float" office:value="25506" table:style-name="ce25">
            <text:p>25,506</text:p>
          </table:table-cell>
          <table:table-cell office:value-type="float" office:value="121682" table:style-name="ce29">
            <text:p>121,682</text:p>
          </table:table-cell>
          <table:table-cell office:value-type="float" office:value="26494" table:style-name="ce29">
            <text:p>26,494</text:p>
          </table:table-cell>
          <table:table-cell office:value-type="float" office:value="26113" table:style-name="ce29">
            <text:p>26,113</text:p>
          </table:table-cell>
          <table:table-cell office:value-type="float" office:value="23987" table:style-name="ce29">
            <text:p>23,987</text:p>
          </table:table-cell>
          <table:table-cell office:value-type="float" office:value="22994" table:style-name="ce29">
            <text:p>22,994</text:p>
          </table:table-cell>
          <table:table-cell office:value-type="float" office:value="22094" table:style-name="ce25">
            <text:p>22,094</text:p>
          </table:table-cell>
          <table:table-cell office:value-type="float" office:value="82154" table:style-name="ce29">
            <text:p>82,154</text:p>
          </table:table-cell>
          <table:table-cell office:value-type="float" office:value="21894" table:style-name="ce29">
            <text:p>21,894</text:p>
          </table:table-cell>
          <table:table-cell office:value-type="float" office:value="18284" table:style-name="ce29">
            <text:p>18,284</text:p>
          </table:table-cell>
          <table:table-cell office:value-type="float" office:value="16435" table:style-name="ce29">
            <text:p>16,435</text:p>
          </table:table-cell>
          <table:table-cell office:value-type="float" office:value="13708" table:style-name="ce29">
            <text:p>13,708</text:p>
          </table:table-cell>
          <table:table-cell office:value-type="float" office:value="11833" table:style-name="ce25">
            <text:p>11,833</text:p>
          </table:table-cell>
          <table:table-cell office:value-type="float" office:value="40029" table:style-name="ce29">
            <text:p>40,029</text:p>
          </table:table-cell>
          <table:table-cell office:value-type="float" office:value="9066" table:style-name="ce29">
            <text:p>9,066</text:p>
          </table:table-cell>
          <table:table-cell office:value-type="float" office:value="7314" table:style-name="ce29">
            <text:p>7,314</text:p>
          </table:table-cell>
          <table:table-cell office:value-type="float" office:value="8398" table:style-name="ce29">
            <text:p>8,398</text:p>
          </table:table-cell>
          <table:table-cell office:value-type="float" office:value="8101" table:style-name="ce29">
            <text:p>8,101</text:p>
          </table:table-cell>
          <table:table-cell office:value-type="float" office:value="7150" table:style-name="ce25">
            <text:p>7,150</text:p>
          </table:table-cell>
          <table:table-cell office:value-type="float" office:value="25977" table:style-name="ce29">
            <text:p>25,977</text:p>
          </table:table-cell>
          <table:table-cell office:value-type="float" office:value="6723" table:style-name="ce29">
            <text:p>6,723</text:p>
          </table:table-cell>
          <table:table-cell office:value-type="float" office:value="6125" table:style-name="ce29">
            <text:p>6,125</text:p>
          </table:table-cell>
          <table:table-cell office:value-type="float" office:value="5060" table:style-name="ce29">
            <text:p>5,060</text:p>
          </table:table-cell>
          <table:table-cell office:value-type="float" office:value="4259" table:style-name="ce29">
            <text:p>4,259</text:p>
          </table:table-cell>
          <table:table-cell office:value-type="float" office:value="3810" table:style-name="ce25">
            <text:p>3,810</text:p>
          </table:table-cell>
          <table:table-cell office:value-type="float" office:value="12771" table:style-name="ce29">
            <text:p>12,771</text:p>
          </table:table-cell>
          <table:table-cell office:value-type="float" office:value="3251" table:style-name="ce29">
            <text:p>3,251</text:p>
          </table:table-cell>
          <table:table-cell office:value-type="float" office:value="2894" table:style-name="ce29">
            <text:p>2,894</text:p>
          </table:table-cell>
          <table:table-cell office:value-type="float" office:value="2387" table:style-name="ce29">
            <text:p>2,387</text:p>
          </table:table-cell>
          <table:table-cell office:value-type="float" office:value="2120" table:style-name="ce29">
            <text:p>2,120</text:p>
          </table:table-cell>
          <table:table-cell office:value-type="float" office:value="2119" table:style-name="ce25">
            <text:p>2,119</text:p>
          </table:table-cell>
          <table:table-cell office:value-type="float" office:value="7393" table:style-name="ce29">
            <text:p>7,393</text:p>
          </table:table-cell>
          <table:table-cell office:value-type="float" office:value="1937" table:style-name="ce29">
            <text:p>1,937</text:p>
          </table:table-cell>
          <table:table-cell office:value-type="float" office:value="1773" table:style-name="ce29">
            <text:p>1,773</text:p>
          </table:table-cell>
          <table:table-cell office:value-type="float" office:value="1518" table:style-name="ce29">
            <text:p>1,518</text:p>
          </table:table-cell>
          <table:table-cell office:value-type="float" office:value="1235" table:style-name="ce29">
            <text:p>1,235</text:p>
          </table:table-cell>
          <table:table-cell office:value-type="float" office:value="930" table:style-name="ce25">
            <text:p>930</text:p>
          </table:table-cell>
          <table:table-cell office:value-type="float" office:value="2264" table:style-name="ce29">
            <text:p>2,264</text:p>
          </table:table-cell>
          <table:table-cell office:value-type="float" office:value="752" table:style-name="ce29">
            <text:p>752</text:p>
          </table:table-cell>
          <table:table-cell office:value-type="float" office:value="604" table:style-name="ce29">
            <text:p>604</text:p>
          </table:table-cell>
          <table:table-cell office:value-type="float" office:value="378" table:style-name="ce29">
            <text:p>378</text:p>
          </table:table-cell>
          <table:table-cell office:value-type="float" office:value="301" table:style-name="ce29">
            <text:p>301</text:p>
          </table:table-cell>
          <table:table-cell office:value-type="float" office:value="229" table:style-name="ce25">
            <text:p>229</text:p>
          </table:table-cell>
          <table:table-cell office:value-type="float" office:value="453" table:style-name="ce29">
            <text:p>45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48455" table:style-name="ce33">
            <text:p>2,048,455</text:p>
          </table:table-cell>
          <table:table-cell office:value-type="float" office:value="67324" table:style-name="ce32">
            <text:p>67,324</text:p>
          </table:table-cell>
          <table:table-cell office:value-type="float" office:value="11548" table:style-name="ce33">
            <text:p>11,548</text:p>
          </table:table-cell>
          <table:table-cell office:value-type="float" office:value="12715" table:style-name="ce33">
            <text:p>12,715</text:p>
          </table:table-cell>
          <table:table-cell office:value-type="float" office:value="13788" table:style-name="ce33">
            <text:p>13,788</text:p>
          </table:table-cell>
          <table:table-cell office:value-type="float" office:value="14220" table:style-name="ce33">
            <text:p>14,220</text:p>
          </table:table-cell>
          <table:table-cell office:value-type="float" office:value="15053" table:style-name="ce33">
            <text:p>15,053</text:p>
          </table:table-cell>
          <table:table-cell office:value-type="float" office:value="85187" table:style-name="ce33">
            <text:p>85,187</text:p>
          </table:table-cell>
          <table:table-cell office:value-type="float" office:value="16180" table:style-name="ce33">
            <text:p>16,180</text:p>
          </table:table-cell>
          <table:table-cell office:value-type="float" office:value="17017" table:style-name="ce33">
            <text:p>17,017</text:p>
          </table:table-cell>
          <table:table-cell office:value-type="float" office:value="17477" table:style-name="ce33">
            <text:p>17,477</text:p>
          </table:table-cell>
          <table:table-cell office:value-type="float" office:value="15555" table:style-name="ce33">
            <text:p>15,555</text:p>
          </table:table-cell>
          <table:table-cell office:value-type="float" office:value="18958" table:style-name="ce32">
            <text:p>18,958</text:p>
          </table:table-cell>
          <table:table-cell office:value-type="float" office:value="74840" table:style-name="ce33">
            <text:p>74,840</text:p>
          </table:table-cell>
          <table:table-cell office:value-type="float" office:value="16052" table:style-name="ce33">
            <text:p>16,052</text:p>
          </table:table-cell>
          <table:table-cell office:value-type="float" office:value="12908" table:style-name="ce33">
            <text:p>12,908</text:p>
          </table:table-cell>
          <table:table-cell office:value-type="float" office:value="14866" table:style-name="ce33">
            <text:p>14,866</text:p>
          </table:table-cell>
          <table:table-cell office:value-type="float" office:value="15042" table:style-name="ce33">
            <text:p>15,042</text:p>
          </table:table-cell>
          <table:table-cell office:value-type="float" office:value="15972" table:style-name="ce32">
            <text:p>15,972</text:p>
          </table:table-cell>
          <table:table-cell office:value-type="float" office:value="85470" table:style-name="ce33">
            <text:p>85,470</text:p>
          </table:table-cell>
          <table:table-cell office:value-type="float" office:value="16111" table:style-name="ce33">
            <text:p>16,111</text:p>
          </table:table-cell>
          <table:table-cell office:value-type="float" office:value="16016" table:style-name="ce33">
            <text:p>16,016</text:p>
          </table:table-cell>
          <table:table-cell office:value-type="float" office:value="16909" table:style-name="ce33">
            <text:p>16,909</text:p>
          </table:table-cell>
          <table:table-cell office:value-type="float" office:value="17413" table:style-name="ce33">
            <text:p>17,413</text:p>
          </table:table-cell>
          <table:table-cell office:value-type="float" office:value="19021" table:style-name="ce32">
            <text:p>19,021</text:p>
          </table:table-cell>
          <table:table-cell office:value-type="float" office:value="113084" table:style-name="ce33">
            <text:p>113,084</text:p>
          </table:table-cell>
          <table:table-cell office:value-type="float" office:value="19784" table:style-name="ce33">
            <text:p>19,784</text:p>
          </table:table-cell>
          <table:table-cell office:value-type="float" office:value="24182" table:style-name="ce33">
            <text:p>24,182</text:p>
          </table:table-cell>
          <table:table-cell office:value-type="float" office:value="22448" table:style-name="ce33">
            <text:p>22,448</text:p>
          </table:table-cell>
          <table:table-cell office:value-type="float" office:value="21214" table:style-name="ce33">
            <text:p>21,214</text:p>
          </table:table-cell>
          <table:table-cell office:value-type="float" office:value="25456" table:style-name="ce32">
            <text:p>25,456</text:p>
          </table:table-cell>
          <table:table-cell office:value-type="float" office:value="130544" table:style-name="ce33">
            <text:p>130,544</text:p>
          </table:table-cell>
          <table:table-cell office:value-type="float" office:value="25592" table:style-name="ce33">
            <text:p>25,592</text:p>
          </table:table-cell>
          <table:table-cell office:value-type="float" office:value="26270" table:style-name="ce33">
            <text:p>26,270</text:p>
          </table:table-cell>
          <table:table-cell office:value-type="float" office:value="26000" table:style-name="ce33">
            <text:p>26,000</text:p>
          </table:table-cell>
          <table:table-cell office:value-type="float" office:value="26553" table:style-name="ce33">
            <text:p>26,553</text:p>
          </table:table-cell>
          <table:table-cell office:value-type="float" office:value="26129" table:style-name="ce32">
            <text:p>26,129</text:p>
          </table:table-cell>
          <table:table-cell office:value-type="float" office:value="134287" table:style-name="ce33">
            <text:p>134,287</text:p>
          </table:table-cell>
          <table:table-cell office:value-type="float" office:value="26153" table:style-name="ce33">
            <text:p>26,153</text:p>
          </table:table-cell>
          <table:table-cell office:value-type="float" office:value="27516" table:style-name="ce33">
            <text:p>27,516</text:p>
          </table:table-cell>
          <table:table-cell office:value-type="float" office:value="25676" table:style-name="ce33">
            <text:p>25,676</text:p>
          </table:table-cell>
          <table:table-cell office:value-type="float" office:value="28856" table:style-name="ce33">
            <text:p>28,856</text:p>
          </table:table-cell>
          <table:table-cell office:value-type="float" office:value="26086" table:style-name="ce32">
            <text:p>26,086</text:p>
          </table:table-cell>
          <table:table-cell office:value-type="float" office:value="153811" table:style-name="ce33">
            <text:p>153,811</text:p>
          </table:table-cell>
          <table:table-cell office:value-type="float" office:value="25244" table:style-name="ce33">
            <text:p>25,244</text:p>
          </table:table-cell>
          <table:table-cell office:value-type="float" office:value="28922" table:style-name="ce33">
            <text:p>28,922</text:p>
          </table:table-cell>
          <table:table-cell office:value-type="float" office:value="31670" table:style-name="ce33">
            <text:p>31,670</text:p>
          </table:table-cell>
          <table:table-cell office:value-type="float" office:value="32728" table:style-name="ce33">
            <text:p>32,728</text:p>
          </table:table-cell>
          <table:table-cell office:value-type="float" office:value="35247" table:style-name="ce32">
            <text:p>35,247</text:p>
          </table:table-cell>
          <table:table-cell office:value-type="float" office:value="181507" table:style-name="ce33">
            <text:p>181,507</text:p>
          </table:table-cell>
          <table:table-cell office:value-type="float" office:value="36620" table:style-name="ce33">
            <text:p>36,620</text:p>
          </table:table-cell>
          <table:table-cell office:value-type="float" office:value="36261" table:style-name="ce33">
            <text:p>36,261</text:p>
          </table:table-cell>
          <table:table-cell office:value-type="float" office:value="37361" table:style-name="ce33">
            <text:p>37,361</text:p>
          </table:table-cell>
          <table:table-cell office:value-type="float" office:value="36577" table:style-name="ce33">
            <text:p>36,577</text:p>
          </table:table-cell>
          <table:table-cell office:value-type="float" office:value="34688" table:style-name="ce32">
            <text:p>34,688</text:p>
          </table:table-cell>
          <table:table-cell office:value-type="float" office:value="166170" table:style-name="ce33">
            <text:p>166,170</text:p>
          </table:table-cell>
          <table:table-cell office:value-type="float" office:value="37969" table:style-name="ce33">
            <text:p>37,969</text:p>
          </table:table-cell>
          <table:table-cell office:value-type="float" office:value="32682" table:style-name="ce33">
            <text:p>32,682</text:p>
          </table:table-cell>
          <table:table-cell office:value-type="float" office:value="32228" table:style-name="ce33">
            <text:p>32,228</text:p>
          </table:table-cell>
          <table:table-cell office:value-type="float" office:value="31879" table:style-name="ce33">
            <text:p>31,879</text:p>
          </table:table-cell>
          <table:table-cell office:value-type="float" office:value="31412" table:style-name="ce32">
            <text:p>31,412</text:p>
          </table:table-cell>
          <table:table-cell office:value-type="float" office:value="163238" table:style-name="ce33">
            <text:p>163,238</text:p>
          </table:table-cell>
          <table:table-cell office:value-type="float" office:value="32207" table:style-name="ce33">
            <text:p>32,207</text:p>
          </table:table-cell>
          <table:table-cell office:value-type="float" office:value="32952" table:style-name="ce33">
            <text:p>32,952</text:p>
          </table:table-cell>
          <table:table-cell office:value-type="float" office:value="33265" table:style-name="ce33">
            <text:p>33,265</text:p>
          </table:table-cell>
          <table:table-cell office:value-type="float" office:value="33344" table:style-name="ce33">
            <text:p>33,344</text:p>
          </table:table-cell>
          <table:table-cell office:value-type="float" office:value="31470" table:style-name="ce32">
            <text:p>31,470</text:p>
          </table:table-cell>
          <table:table-cell office:value-type="float" office:value="171303" table:style-name="ce33">
            <text:p>171,303</text:p>
          </table:table-cell>
          <table:table-cell office:value-type="float" office:value="33581" table:style-name="ce33">
            <text:p>33,581</text:p>
          </table:table-cell>
          <table:table-cell office:value-type="float" office:value="33905" table:style-name="ce33">
            <text:p>33,905</text:p>
          </table:table-cell>
          <table:table-cell office:value-type="float" office:value="34075" table:style-name="ce33">
            <text:p>34,075</text:p>
          </table:table-cell>
          <table:table-cell office:value-type="float" office:value="35567" table:style-name="ce33">
            <text:p>35,567</text:p>
          </table:table-cell>
          <table:table-cell office:value-type="float" office:value="34175" table:style-name="ce32">
            <text:p>34,175</text:p>
          </table:table-cell>
          <table:table-cell office:value-type="float" office:value="162696" table:style-name="ce33">
            <text:p>162,696</text:p>
          </table:table-cell>
          <table:table-cell office:value-type="float" office:value="33159" table:style-name="ce33">
            <text:p>33,159</text:p>
          </table:table-cell>
          <table:table-cell office:value-type="float" office:value="33523" table:style-name="ce33">
            <text:p>33,523</text:p>
          </table:table-cell>
          <table:table-cell office:value-type="float" office:value="32989" table:style-name="ce33">
            <text:p>32,989</text:p>
          </table:table-cell>
          <table:table-cell office:value-type="float" office:value="32498" table:style-name="ce33">
            <text:p>32,498</text:p>
          </table:table-cell>
          <table:table-cell office:value-type="float" office:value="30527" table:style-name="ce32">
            <text:p>30,527</text:p>
          </table:table-cell>
          <table:table-cell office:value-type="float" office:value="143586" table:style-name="ce33">
            <text:p>143,586</text:p>
          </table:table-cell>
          <table:table-cell office:value-type="float" office:value="31047" table:style-name="ce33">
            <text:p>31,047</text:p>
          </table:table-cell>
          <table:table-cell office:value-type="float" office:value="30285" table:style-name="ce33">
            <text:p>30,285</text:p>
          </table:table-cell>
          <table:table-cell office:value-type="float" office:value="28892" table:style-name="ce33">
            <text:p>28,892</text:p>
          </table:table-cell>
          <table:table-cell office:value-type="float" office:value="27022" table:style-name="ce33">
            <text:p>27,022</text:p>
          </table:table-cell>
          <table:table-cell office:value-type="float" office:value="26340" table:style-name="ce32">
            <text:p>26,340</text:p>
          </table:table-cell>
          <table:table-cell office:value-type="float" office:value="97001" table:style-name="ce33">
            <text:p>97,001</text:p>
          </table:table-cell>
          <table:table-cell office:value-type="float" office:value="25801" table:style-name="ce33">
            <text:p>25,801</text:p>
          </table:table-cell>
          <table:table-cell office:value-type="float" office:value="21297" table:style-name="ce33">
            <text:p>21,297</text:p>
          </table:table-cell>
          <table:table-cell office:value-type="float" office:value="19553" table:style-name="ce33">
            <text:p>19,553</text:p>
          </table:table-cell>
          <table:table-cell office:value-type="float" office:value="16221" table:style-name="ce33">
            <text:p>16,221</text:p>
          </table:table-cell>
          <table:table-cell office:value-type="float" office:value="14129" table:style-name="ce32">
            <text:p>14,129</text:p>
          </table:table-cell>
          <table:table-cell office:value-type="float" office:value="49558" table:style-name="ce33">
            <text:p>49,558</text:p>
          </table:table-cell>
          <table:table-cell office:value-type="float" office:value="10825" table:style-name="ce33">
            <text:p>10,825</text:p>
          </table:table-cell>
          <table:table-cell office:value-type="float" office:value="8921" table:style-name="ce33">
            <text:p>8,921</text:p>
          </table:table-cell>
          <table:table-cell office:value-type="float" office:value="10164" table:style-name="ce33">
            <text:p>10,164</text:p>
          </table:table-cell>
          <table:table-cell office:value-type="float" office:value="10163" table:style-name="ce33">
            <text:p>10,163</text:p>
          </table:table-cell>
          <table:table-cell office:value-type="float" office:value="9485" table:style-name="ce32">
            <text:p>9,485</text:p>
          </table:table-cell>
          <table:table-cell office:value-type="float" office:value="37681" table:style-name="ce33">
            <text:p>37,681</text:p>
          </table:table-cell>
          <table:table-cell office:value-type="float" office:value="8933" table:style-name="ce33">
            <text:p>8,933</text:p>
          </table:table-cell>
          <table:table-cell office:value-type="float" office:value="8576" table:style-name="ce33">
            <text:p>8,576</text:p>
          </table:table-cell>
          <table:table-cell office:value-type="float" office:value="7614" table:style-name="ce33">
            <text:p>7,614</text:p>
          </table:table-cell>
          <table:table-cell office:value-type="float" office:value="6566" table:style-name="ce33">
            <text:p>6,566</text:p>
          </table:table-cell>
          <table:table-cell office:value-type="float" office:value="5992" table:style-name="ce32">
            <text:p>5,992</text:p>
          </table:table-cell>
          <table:table-cell office:value-type="float" office:value="19587" table:style-name="ce33">
            <text:p>19,587</text:p>
          </table:table-cell>
          <table:table-cell office:value-type="float" office:value="5094" table:style-name="ce33">
            <text:p>5,094</text:p>
          </table:table-cell>
          <table:table-cell office:value-type="float" office:value="4610" table:style-name="ce33">
            <text:p>4,610</text:p>
          </table:table-cell>
          <table:table-cell office:value-type="float" office:value="3873" table:style-name="ce33">
            <text:p>3,873</text:p>
          </table:table-cell>
          <table:table-cell office:value-type="float" office:value="3270" table:style-name="ce33">
            <text:p>3,270</text:p>
          </table:table-cell>
          <table:table-cell office:value-type="float" office:value="2740" table:style-name="ce32">
            <text:p>2,740</text:p>
          </table:table-cell>
          <table:table-cell office:value-type="float" office:value="8623" table:style-name="ce33">
            <text:p>8,623</text:p>
          </table:table-cell>
          <table:table-cell office:value-type="float" office:value="2431" table:style-name="ce33">
            <text:p>2,431</text:p>
          </table:table-cell>
          <table:table-cell office:value-type="float" office:value="2048" table:style-name="ce33">
            <text:p>2,048</text:p>
          </table:table-cell>
          <table:table-cell office:value-type="float" office:value="1679" table:style-name="ce33">
            <text:p>1,679</text:p>
          </table:table-cell>
          <table:table-cell office:value-type="float" office:value="1384" table:style-name="ce33">
            <text:p>1,384</text:p>
          </table:table-cell>
          <table:table-cell office:value-type="float" office:value="1081" table:style-name="ce32">
            <text:p>1,081</text:p>
          </table:table-cell>
          <table:table-cell office:value-type="float" office:value="2538" table:style-name="ce33">
            <text:p>2,538</text:p>
          </table:table-cell>
          <table:table-cell office:value-type="float" office:value="871" table:style-name="ce33">
            <text:p>871</text:p>
          </table:table-cell>
          <table:table-cell office:value-type="float" office:value="634" table:style-name="ce33">
            <text:p>634</text:p>
          </table:table-cell>
          <table:table-cell office:value-type="float" office:value="466" table:style-name="ce33">
            <text:p>466</text:p>
          </table:table-cell>
          <table:table-cell office:value-type="float" office:value="340" table:style-name="ce33">
            <text:p>340</text:p>
          </table:table-cell>
          <table:table-cell office:value-type="float" office:value="227" table:style-name="ce32">
            <text:p>227</text:p>
          </table:table-cell>
          <table:table-cell office:value-type="float" office:value="420" table:style-name="ce33">
            <text:p>42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14425" table:style-name="ce29">
            <text:p>2,514,425</text:p>
          </table:table-cell>
          <table:table-cell office:value-type="float" office:value="97495" table:style-name="ce29">
            <text:p>97,495</text:p>
          </table:table-cell>
          <table:table-cell office:value-type="float" office:value="15871" table:style-name="ce29">
            <text:p>15,871</text:p>
          </table:table-cell>
          <table:table-cell office:value-type="float" office:value="17608" table:style-name="ce29">
            <text:p>17,608</text:p>
          </table:table-cell>
          <table:table-cell office:value-type="float" office:value="19919" table:style-name="ce29">
            <text:p>19,919</text:p>
          </table:table-cell>
          <table:table-cell office:value-type="float" office:value="21038" table:style-name="ce29">
            <text:p>21,038</text:p>
          </table:table-cell>
          <table:table-cell office:value-type="float" office:value="23059" table:style-name="ce29">
            <text:p>23,059</text:p>
          </table:table-cell>
          <table:table-cell office:value-type="float" office:value="120637" table:style-name="ce29">
            <text:p>120,637</text:p>
          </table:table-cell>
          <table:table-cell office:value-type="float" office:value="24486" table:style-name="ce29">
            <text:p>24,486</text:p>
          </table:table-cell>
          <table:table-cell office:value-type="float" office:value="24017" table:style-name="ce29">
            <text:p>24,017</text:p>
          </table:table-cell>
          <table:table-cell office:value-type="float" office:value="24134" table:style-name="ce29">
            <text:p>24,134</text:p>
          </table:table-cell>
          <table:table-cell office:value-type="float" office:value="21657" table:style-name="ce29">
            <text:p>21,657</text:p>
          </table:table-cell>
          <table:table-cell office:value-type="float" office:value="26343" table:style-name="ce25">
            <text:p>26,343</text:p>
          </table:table-cell>
          <table:table-cell office:value-type="float" office:value="106866" table:style-name="ce29">
            <text:p>106,866</text:p>
          </table:table-cell>
          <table:table-cell office:value-type="float" office:value="23114" table:style-name="ce29">
            <text:p>23,114</text:p>
          </table:table-cell>
          <table:table-cell office:value-type="float" office:value="19694" table:style-name="ce29">
            <text:p>19,694</text:p>
          </table:table-cell>
          <table:table-cell office:value-type="float" office:value="21578" table:style-name="ce29">
            <text:p>21,578</text:p>
          </table:table-cell>
          <table:table-cell office:value-type="float" office:value="20866" table:style-name="ce29">
            <text:p>20,866</text:p>
          </table:table-cell>
          <table:table-cell office:value-type="float" office:value="21614" table:style-name="ce25">
            <text:p>21,614</text:p>
          </table:table-cell>
          <table:table-cell office:value-type="float" office:value="102402" table:style-name="ce29">
            <text:p>102,402</text:p>
          </table:table-cell>
          <table:table-cell office:value-type="float" office:value="20357" table:style-name="ce29">
            <text:p>20,357</text:p>
          </table:table-cell>
          <table:table-cell office:value-type="float" office:value="19850" table:style-name="ce29">
            <text:p>19,850</text:p>
          </table:table-cell>
          <table:table-cell office:value-type="float" office:value="20207" table:style-name="ce29">
            <text:p>20,207</text:p>
          </table:table-cell>
          <table:table-cell office:value-type="float" office:value="20194" table:style-name="ce29">
            <text:p>20,194</text:p>
          </table:table-cell>
          <table:table-cell office:value-type="float" office:value="21794" table:style-name="ce25">
            <text:p>21,794</text:p>
          </table:table-cell>
          <table:table-cell office:value-type="float" office:value="125786" table:style-name="ce29">
            <text:p>125,786</text:p>
          </table:table-cell>
          <table:table-cell office:value-type="float" office:value="22017" table:style-name="ce29">
            <text:p>22,017</text:p>
          </table:table-cell>
          <table:table-cell office:value-type="float" office:value="26665" table:style-name="ce29">
            <text:p>26,665</text:p>
          </table:table-cell>
          <table:table-cell office:value-type="float" office:value="25372" table:style-name="ce29">
            <text:p>25,372</text:p>
          </table:table-cell>
          <table:table-cell office:value-type="float" office:value="23580" table:style-name="ce29">
            <text:p>23,580</text:p>
          </table:table-cell>
          <table:table-cell office:value-type="float" office:value="28152" table:style-name="ce25">
            <text:p>28,152</text:p>
          </table:table-cell>
          <table:table-cell office:value-type="float" office:value="143949" table:style-name="ce29">
            <text:p>143,949</text:p>
          </table:table-cell>
          <table:table-cell office:value-type="float" office:value="28123" table:style-name="ce29">
            <text:p>28,123</text:p>
          </table:table-cell>
          <table:table-cell office:value-type="float" office:value="29389" table:style-name="ce29">
            <text:p>29,389</text:p>
          </table:table-cell>
          <table:table-cell office:value-type="float" office:value="28628" table:style-name="ce29">
            <text:p>28,628</text:p>
          </table:table-cell>
          <table:table-cell office:value-type="float" office:value="28866" table:style-name="ce29">
            <text:p>28,866</text:p>
          </table:table-cell>
          <table:table-cell office:value-type="float" office:value="28943" table:style-name="ce25">
            <text:p>28,943</text:p>
          </table:table-cell>
          <table:table-cell office:value-type="float" office:value="155556" table:style-name="ce29">
            <text:p>155,556</text:p>
          </table:table-cell>
          <table:table-cell office:value-type="float" office:value="28843" table:style-name="ce29">
            <text:p>28,843</text:p>
          </table:table-cell>
          <table:table-cell office:value-type="float" office:value="31597" table:style-name="ce29">
            <text:p>31,597</text:p>
          </table:table-cell>
          <table:table-cell office:value-type="float" office:value="29798" table:style-name="ce29">
            <text:p>29,798</text:p>
          </table:table-cell>
          <table:table-cell office:value-type="float" office:value="34190" table:style-name="ce29">
            <text:p>34,190</text:p>
          </table:table-cell>
          <table:table-cell office:value-type="float" office:value="31128" table:style-name="ce25">
            <text:p>31,128</text:p>
          </table:table-cell>
          <table:table-cell office:value-type="float" office:value="188436" table:style-name="ce29">
            <text:p>188,436</text:p>
          </table:table-cell>
          <table:table-cell office:value-type="float" office:value="30885" table:style-name="ce29">
            <text:p>30,885</text:p>
          </table:table-cell>
          <table:table-cell office:value-type="float" office:value="35569" table:style-name="ce29">
            <text:p>35,569</text:p>
          </table:table-cell>
          <table:table-cell office:value-type="float" office:value="38886" table:style-name="ce29">
            <text:p>38,886</text:p>
          </table:table-cell>
          <table:table-cell office:value-type="float" office:value="40261" table:style-name="ce29">
            <text:p>40,261</text:p>
          </table:table-cell>
          <table:table-cell office:value-type="float" office:value="42835" table:style-name="ce25">
            <text:p>42,835</text:p>
          </table:table-cell>
          <table:table-cell office:value-type="float" office:value="213343" table:style-name="ce29">
            <text:p>213,343</text:p>
          </table:table-cell>
          <table:table-cell office:value-type="float" office:value="44324" table:style-name="ce29">
            <text:p>44,324</text:p>
          </table:table-cell>
          <table:table-cell office:value-type="float" office:value="43447" table:style-name="ce29">
            <text:p>43,447</text:p>
          </table:table-cell>
          <table:table-cell office:value-type="float" office:value="44078" table:style-name="ce29">
            <text:p>44,078</text:p>
          </table:table-cell>
          <table:table-cell office:value-type="float" office:value="42782" table:style-name="ce29">
            <text:p>42,782</text:p>
          </table:table-cell>
          <table:table-cell office:value-type="float" office:value="38712" table:style-name="ce25">
            <text:p>38,712</text:p>
          </table:table-cell>
          <table:table-cell office:value-type="float" office:value="193371" table:style-name="ce29">
            <text:p>193,371</text:p>
          </table:table-cell>
          <table:table-cell office:value-type="float" office:value="45598" table:style-name="ce29">
            <text:p>45,598</text:p>
          </table:table-cell>
          <table:table-cell office:value-type="float" office:value="37629" table:style-name="ce29">
            <text:p>37,629</text:p>
          </table:table-cell>
          <table:table-cell office:value-type="float" office:value="37246" table:style-name="ce29">
            <text:p>37,246</text:p>
          </table:table-cell>
          <table:table-cell office:value-type="float" office:value="36635" table:style-name="ce29">
            <text:p>36,635</text:p>
          </table:table-cell>
          <table:table-cell office:value-type="float" office:value="36263" table:style-name="ce25">
            <text:p>36,263</text:p>
          </table:table-cell>
          <table:table-cell office:value-type="float" office:value="188374" table:style-name="ce29">
            <text:p>188,374</text:p>
          </table:table-cell>
          <table:table-cell office:value-type="float" office:value="37359" table:style-name="ce29">
            <text:p>37,359</text:p>
          </table:table-cell>
          <table:table-cell office:value-type="float" office:value="38465" table:style-name="ce29">
            <text:p>38,465</text:p>
          </table:table-cell>
          <table:table-cell office:value-type="float" office:value="38422" table:style-name="ce29">
            <text:p>38,422</text:p>
          </table:table-cell>
          <table:table-cell office:value-type="float" office:value="37835" table:style-name="ce29">
            <text:p>37,835</text:p>
          </table:table-cell>
          <table:table-cell office:value-type="float" office:value="36293" table:style-name="ce25">
            <text:p>36,293</text:p>
          </table:table-cell>
          <table:table-cell office:value-type="float" office:value="189409" table:style-name="ce29">
            <text:p>189,409</text:p>
          </table:table-cell>
          <table:table-cell office:value-type="float" office:value="37170" table:style-name="ce29">
            <text:p>37,170</text:p>
          </table:table-cell>
          <table:table-cell office:value-type="float" office:value="37493" table:style-name="ce29">
            <text:p>37,493</text:p>
          </table:table-cell>
          <table:table-cell office:value-type="float" office:value="38366" table:style-name="ce29">
            <text:p>38,366</text:p>
          </table:table-cell>
          <table:table-cell office:value-type="float" office:value="38625" table:style-name="ce29">
            <text:p>38,625</text:p>
          </table:table-cell>
          <table:table-cell office:value-type="float" office:value="37755" table:style-name="ce25">
            <text:p>37,755</text:p>
          </table:table-cell>
          <table:table-cell office:value-type="float" office:value="185311" table:style-name="ce29">
            <text:p>185,311</text:p>
          </table:table-cell>
          <table:table-cell office:value-type="float" office:value="37041" table:style-name="ce29">
            <text:p>37,041</text:p>
          </table:table-cell>
          <table:table-cell office:value-type="float" office:value="37622" table:style-name="ce29">
            <text:p>37,622</text:p>
          </table:table-cell>
          <table:table-cell office:value-type="float" office:value="37145" table:style-name="ce29">
            <text:p>37,145</text:p>
          </table:table-cell>
          <table:table-cell office:value-type="float" office:value="37775" table:style-name="ce29">
            <text:p>37,775</text:p>
          </table:table-cell>
          <table:table-cell office:value-type="float" office:value="35728" table:style-name="ce25">
            <text:p>35,728</text:p>
          </table:table-cell>
          <table:table-cell office:value-type="float" office:value="176495" table:style-name="ce29">
            <text:p>176,495</text:p>
          </table:table-cell>
          <table:table-cell office:value-type="float" office:value="37215" table:style-name="ce29">
            <text:p>37,215</text:p>
          </table:table-cell>
          <table:table-cell office:value-type="float" office:value="36818" table:style-name="ce29">
            <text:p>36,818</text:p>
          </table:table-cell>
          <table:table-cell office:value-type="float" office:value="35003" table:style-name="ce29">
            <text:p>35,003</text:p>
          </table:table-cell>
          <table:table-cell office:value-type="float" office:value="33733" table:style-name="ce29">
            <text:p>33,733</text:p>
          </table:table-cell>
          <table:table-cell office:value-type="float" office:value="33726" table:style-name="ce25">
            <text:p>33,726</text:p>
          </table:table-cell>
          <table:table-cell office:value-type="float" office:value="135514" table:style-name="ce29">
            <text:p>135,514</text:p>
          </table:table-cell>
          <table:table-cell office:value-type="float" office:value="33264" table:style-name="ce29">
            <text:p>33,264</text:p>
          </table:table-cell>
          <table:table-cell office:value-type="float" office:value="29480" table:style-name="ce29">
            <text:p>29,480</text:p>
          </table:table-cell>
          <table:table-cell office:value-type="float" office:value="27826" table:style-name="ce29">
            <text:p>27,826</text:p>
          </table:table-cell>
          <table:table-cell office:value-type="float" office:value="23724" table:style-name="ce29">
            <text:p>23,724</text:p>
          </table:table-cell>
          <table:table-cell office:value-type="float" office:value="21220" table:style-name="ce25">
            <text:p>21,220</text:p>
          </table:table-cell>
          <table:table-cell office:value-type="float" office:value="74665" table:style-name="ce29">
            <text:p>74,665</text:p>
          </table:table-cell>
          <table:table-cell office:value-type="float" office:value="16669" table:style-name="ce29">
            <text:p>16,669</text:p>
          </table:table-cell>
          <table:table-cell office:value-type="float" office:value="13400" table:style-name="ce29">
            <text:p>13,400</text:p>
          </table:table-cell>
          <table:table-cell office:value-type="float" office:value="15216" table:style-name="ce29">
            <text:p>15,216</text:p>
          </table:table-cell>
          <table:table-cell office:value-type="float" office:value="15076" table:style-name="ce29">
            <text:p>15,076</text:p>
          </table:table-cell>
          <table:table-cell office:value-type="float" office:value="14304" table:style-name="ce25">
            <text:p>14,304</text:p>
          </table:table-cell>
          <table:table-cell office:value-type="float" office:value="57938" table:style-name="ce29">
            <text:p>57,938</text:p>
          </table:table-cell>
          <table:table-cell office:value-type="float" office:value="13568" table:style-name="ce29">
            <text:p>13,568</text:p>
          </table:table-cell>
          <table:table-cell office:value-type="float" office:value="13012" table:style-name="ce29">
            <text:p>13,012</text:p>
          </table:table-cell>
          <table:table-cell office:value-type="float" office:value="11652" table:style-name="ce29">
            <text:p>11,652</text:p>
          </table:table-cell>
          <table:table-cell office:value-type="float" office:value="10429" table:style-name="ce29">
            <text:p>10,429</text:p>
          </table:table-cell>
          <table:table-cell office:value-type="float" office:value="9277" table:style-name="ce25">
            <text:p>9,277</text:p>
          </table:table-cell>
          <table:table-cell office:value-type="float" office:value="33799" table:style-name="ce29">
            <text:p>33,799</text:p>
          </table:table-cell>
          <table:table-cell office:value-type="float" office:value="8206" table:style-name="ce29">
            <text:p>8,206</text:p>
          </table:table-cell>
          <table:table-cell office:value-type="float" office:value="7568" table:style-name="ce29">
            <text:p>7,568</text:p>
          </table:table-cell>
          <table:table-cell office:value-type="float" office:value="6599" table:style-name="ce29">
            <text:p>6,599</text:p>
          </table:table-cell>
          <table:table-cell office:value-type="float" office:value="5969" table:style-name="ce29">
            <text:p>5,969</text:p>
          </table:table-cell>
          <table:table-cell office:value-type="float" office:value="5457" table:style-name="ce25">
            <text:p>5,457</text:p>
          </table:table-cell>
          <table:table-cell office:value-type="float" office:value="18291" table:style-name="ce29">
            <text:p>18,291</text:p>
          </table:table-cell>
          <table:table-cell office:value-type="float" office:value="4984" table:style-name="ce29">
            <text:p>4,984</text:p>
          </table:table-cell>
          <table:table-cell office:value-type="float" office:value="4275" table:style-name="ce29">
            <text:p>4,275</text:p>
          </table:table-cell>
          <table:table-cell office:value-type="float" office:value="3664" table:style-name="ce29">
            <text:p>3,664</text:p>
          </table:table-cell>
          <table:table-cell office:value-type="float" office:value="2972" table:style-name="ce29">
            <text:p>2,972</text:p>
          </table:table-cell>
          <table:table-cell office:value-type="float" office:value="2396" table:style-name="ce25">
            <text:p>2,396</text:p>
          </table:table-cell>
          <table:table-cell office:value-type="float" office:value="5701" table:style-name="ce29">
            <text:p>5,701</text:p>
          </table:table-cell>
          <table:table-cell office:value-type="float" office:value="1959" table:style-name="ce29">
            <text:p>1,959</text:p>
          </table:table-cell>
          <table:table-cell office:value-type="float" office:value="1399" table:style-name="ce29">
            <text:p>1,399</text:p>
          </table:table-cell>
          <table:table-cell office:value-type="float" office:value="1024" table:style-name="ce29">
            <text:p>1,024</text:p>
          </table:table-cell>
          <table:table-cell office:value-type="float" office:value="749" table:style-name="ce29">
            <text:p>749</text:p>
          </table:table-cell>
          <table:table-cell office:value-type="float" office:value="570" table:style-name="ce25">
            <text:p>570</text:p>
          </table:table-cell>
          <table:table-cell office:value-type="float" office:value="1087" table:style-name="ce29">
            <text:p>1,08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97417" table:style-name="ce29">
            <text:p>1,197,417</text:p>
          </table:table-cell>
          <table:table-cell office:value-type="float" office:value="50326" table:style-name="ce29">
            <text:p>50,326</text:p>
          </table:table-cell>
          <table:table-cell office:value-type="float" office:value="8213" table:style-name="ce35">
            <text:p>8,213</text:p>
          </table:table-cell>
          <table:table-cell office:value-type="float" office:value="9183" table:style-name="ce35">
            <text:p>9,183</text:p>
          </table:table-cell>
          <table:table-cell office:value-type="float" office:value="10229" table:style-name="ce35">
            <text:p>10,229</text:p>
          </table:table-cell>
          <table:table-cell office:value-type="float" office:value="10848" table:style-name="ce35">
            <text:p>10,848</text:p>
          </table:table-cell>
          <table:table-cell office:value-type="float" office:value="11853" table:style-name="ce35">
            <text:p>11,853</text:p>
          </table:table-cell>
          <table:table-cell office:value-type="float" office:value="62353" table:style-name="ce35">
            <text:p>62,353</text:p>
          </table:table-cell>
          <table:table-cell office:value-type="float" office:value="12683" table:style-name="ce35">
            <text:p>12,683</text:p>
          </table:table-cell>
          <table:table-cell office:value-type="float" office:value="12504" table:style-name="ce35">
            <text:p>12,504</text:p>
          </table:table-cell>
          <table:table-cell office:value-type="float" office:value="12342" table:style-name="ce35">
            <text:p>12,342</text:p>
          </table:table-cell>
          <table:table-cell office:value-type="float" office:value="11209" table:style-name="ce35">
            <text:p>11,209</text:p>
          </table:table-cell>
          <table:table-cell office:value-type="float" office:value="13615" table:style-name="ce36">
            <text:p>13,615</text:p>
          </table:table-cell>
          <table:table-cell office:value-type="float" office:value="55655" table:style-name="ce35">
            <text:p>55,655</text:p>
          </table:table-cell>
          <table:table-cell office:value-type="float" office:value="12096" table:style-name="ce35">
            <text:p>12,096</text:p>
          </table:table-cell>
          <table:table-cell office:value-type="float" office:value="10296" table:style-name="ce35">
            <text:p>10,296</text:p>
          </table:table-cell>
          <table:table-cell office:value-type="float" office:value="11178" table:style-name="ce35">
            <text:p>11,178</text:p>
          </table:table-cell>
          <table:table-cell office:value-type="float" office:value="10881" table:style-name="ce35">
            <text:p>10,881</text:p>
          </table:table-cell>
          <table:table-cell office:value-type="float" office:value="11204" table:style-name="ce36">
            <text:p>11,204</text:p>
          </table:table-cell>
          <table:table-cell office:value-type="float" office:value="53524" table:style-name="ce35">
            <text:p>53,524</text:p>
          </table:table-cell>
          <table:table-cell office:value-type="float" office:value="10525" table:style-name="ce35">
            <text:p>10,525</text:p>
          </table:table-cell>
          <table:table-cell office:value-type="float" office:value="10526" table:style-name="ce35">
            <text:p>10,526</text:p>
          </table:table-cell>
          <table:table-cell office:value-type="float" office:value="10626" table:style-name="ce35">
            <text:p>10,626</text:p>
          </table:table-cell>
          <table:table-cell office:value-type="float" office:value="10498" table:style-name="ce35">
            <text:p>10,498</text:p>
          </table:table-cell>
          <table:table-cell office:value-type="float" office:value="11349" table:style-name="ce36">
            <text:p>11,349</text:p>
          </table:table-cell>
          <table:table-cell office:value-type="float" office:value="65136" table:style-name="ce35">
            <text:p>65,136</text:p>
          </table:table-cell>
          <table:table-cell office:value-type="float" office:value="11334" table:style-name="ce35">
            <text:p>11,334</text:p>
          </table:table-cell>
          <table:table-cell office:value-type="float" office:value="13884" table:style-name="ce35">
            <text:p>13,884</text:p>
          </table:table-cell>
          <table:table-cell office:value-type="float" office:value="13175" table:style-name="ce35">
            <text:p>13,175</text:p>
          </table:table-cell>
          <table:table-cell office:value-type="float" office:value="12286" table:style-name="ce35">
            <text:p>12,286</text:p>
          </table:table-cell>
          <table:table-cell office:value-type="float" office:value="14457" table:style-name="ce36">
            <text:p>14,457</text:p>
          </table:table-cell>
          <table:table-cell office:value-type="float" office:value="73158" table:style-name="ce35">
            <text:p>73,158</text:p>
          </table:table-cell>
          <table:table-cell office:value-type="float" office:value="14361" table:style-name="ce35">
            <text:p>14,361</text:p>
          </table:table-cell>
          <table:table-cell office:value-type="float" office:value="15078" table:style-name="ce35">
            <text:p>15,078</text:p>
          </table:table-cell>
          <table:table-cell office:value-type="float" office:value="14636" table:style-name="ce35">
            <text:p>14,636</text:p>
          </table:table-cell>
          <table:table-cell office:value-type="float" office:value="14485" table:style-name="ce35">
            <text:p>14,485</text:p>
          </table:table-cell>
          <table:table-cell office:value-type="float" office:value="14598" table:style-name="ce36">
            <text:p>14,598</text:p>
          </table:table-cell>
          <table:table-cell office:value-type="float" office:value="76180" table:style-name="ce35">
            <text:p>76,180</text:p>
          </table:table-cell>
          <table:table-cell office:value-type="float" office:value="14576" table:style-name="ce35">
            <text:p>14,576</text:p>
          </table:table-cell>
          <table:table-cell office:value-type="float" office:value="15796" table:style-name="ce35">
            <text:p>15,796</text:p>
          </table:table-cell>
          <table:table-cell office:value-type="float" office:value="14550" table:style-name="ce35">
            <text:p>14,550</text:p>
          </table:table-cell>
          <table:table-cell office:value-type="float" office:value="16364" table:style-name="ce35">
            <text:p>16,364</text:p>
          </table:table-cell>
          <table:table-cell office:value-type="float" office:value="14894" table:style-name="ce36">
            <text:p>14,894</text:p>
          </table:table-cell>
          <table:table-cell office:value-type="float" office:value="88651" table:style-name="ce35">
            <text:p>88,651</text:p>
          </table:table-cell>
          <table:table-cell office:value-type="float" office:value="14340" table:style-name="ce35">
            <text:p>14,340</text:p>
          </table:table-cell>
          <table:table-cell office:value-type="float" office:value="16677" table:style-name="ce35">
            <text:p>16,677</text:p>
          </table:table-cell>
          <table:table-cell office:value-type="float" office:value="18342" table:style-name="ce35">
            <text:p>18,342</text:p>
          </table:table-cell>
          <table:table-cell office:value-type="float" office:value="18967" table:style-name="ce35">
            <text:p>18,967</text:p>
          </table:table-cell>
          <table:table-cell office:value-type="float" office:value="20325" table:style-name="ce36">
            <text:p>20,325</text:p>
          </table:table-cell>
          <table:table-cell office:value-type="float" office:value="99766" table:style-name="ce35">
            <text:p>99,766</text:p>
          </table:table-cell>
          <table:table-cell office:value-type="float" office:value="20770" table:style-name="ce35">
            <text:p>20,770</text:p>
          </table:table-cell>
          <table:table-cell office:value-type="float" office:value="20419" table:style-name="ce35">
            <text:p>20,419</text:p>
          </table:table-cell>
          <table:table-cell office:value-type="float" office:value="20540" table:style-name="ce35">
            <text:p>20,540</text:p>
          </table:table-cell>
          <table:table-cell office:value-type="float" office:value="20064" table:style-name="ce35">
            <text:p>20,064</text:p>
          </table:table-cell>
          <table:table-cell office:value-type="float" office:value="17973" table:style-name="ce36">
            <text:p>17,973</text:p>
          </table:table-cell>
          <table:table-cell office:value-type="float" office:value="89827" table:style-name="ce35">
            <text:p>89,827</text:p>
          </table:table-cell>
          <table:table-cell office:value-type="float" office:value="21274" table:style-name="ce35">
            <text:p>21,274</text:p>
          </table:table-cell>
          <table:table-cell office:value-type="float" office:value="17209" table:style-name="ce35">
            <text:p>17,209</text:p>
          </table:table-cell>
          <table:table-cell office:value-type="float" office:value="17229" table:style-name="ce35">
            <text:p>17,229</text:p>
          </table:table-cell>
          <table:table-cell office:value-type="float" office:value="17293" table:style-name="ce35">
            <text:p>17,293</text:p>
          </table:table-cell>
          <table:table-cell office:value-type="float" office:value="16822" table:style-name="ce36">
            <text:p>16,822</text:p>
          </table:table-cell>
          <table:table-cell office:value-type="float" office:value="86897" table:style-name="ce35">
            <text:p>86,897</text:p>
          </table:table-cell>
          <table:table-cell office:value-type="float" office:value="17334" table:style-name="ce35">
            <text:p>17,334</text:p>
          </table:table-cell>
          <table:table-cell office:value-type="float" office:value="17823" table:style-name="ce35">
            <text:p>17,823</text:p>
          </table:table-cell>
          <table:table-cell office:value-type="float" office:value="17605" table:style-name="ce35">
            <text:p>17,605</text:p>
          </table:table-cell>
          <table:table-cell office:value-type="float" office:value="17384" table:style-name="ce35">
            <text:p>17,384</text:p>
          </table:table-cell>
          <table:table-cell office:value-type="float" office:value="16751" table:style-name="ce36">
            <text:p>16,751</text:p>
          </table:table-cell>
          <table:table-cell office:value-type="float" office:value="87669" table:style-name="ce35">
            <text:p>87,669</text:p>
          </table:table-cell>
          <table:table-cell office:value-type="float" office:value="17215" table:style-name="ce35">
            <text:p>17,215</text:p>
          </table:table-cell>
          <table:table-cell office:value-type="float" office:value="17456" table:style-name="ce35">
            <text:p>17,456</text:p>
          </table:table-cell>
          <table:table-cell office:value-type="float" office:value="17738" table:style-name="ce35">
            <text:p>17,738</text:p>
          </table:table-cell>
          <table:table-cell office:value-type="float" office:value="17815" table:style-name="ce35">
            <text:p>17,815</text:p>
          </table:table-cell>
          <table:table-cell office:value-type="float" office:value="17445" table:style-name="ce36">
            <text:p>17,445</text:p>
          </table:table-cell>
          <table:table-cell office:value-type="float" office:value="85047" table:style-name="ce35">
            <text:p>85,047</text:p>
          </table:table-cell>
          <table:table-cell office:value-type="float" office:value="17106" table:style-name="ce35">
            <text:p>17,106</text:p>
          </table:table-cell>
          <table:table-cell office:value-type="float" office:value="17384" table:style-name="ce35">
            <text:p>17,384</text:p>
          </table:table-cell>
          <table:table-cell office:value-type="float" office:value="16962" table:style-name="ce35">
            <text:p>16,962</text:p>
          </table:table-cell>
          <table:table-cell office:value-type="float" office:value="17428" table:style-name="ce35">
            <text:p>17,428</text:p>
          </table:table-cell>
          <table:table-cell office:value-type="float" office:value="16167" table:style-name="ce36">
            <text:p>16,167</text:p>
          </table:table-cell>
          <table:table-cell office:value-type="float" office:value="81569" table:style-name="ce35">
            <text:p>81,569</text:p>
          </table:table-cell>
          <table:table-cell office:value-type="float" office:value="17101" table:style-name="ce35">
            <text:p>17,101</text:p>
          </table:table-cell>
          <table:table-cell office:value-type="float" office:value="17108" table:style-name="ce35">
            <text:p>17,108</text:p>
          </table:table-cell>
          <table:table-cell office:value-type="float" office:value="16276" table:style-name="ce35">
            <text:p>16,276</text:p>
          </table:table-cell>
          <table:table-cell office:value-type="float" office:value="15562" table:style-name="ce35">
            <text:p>15,562</text:p>
          </table:table-cell>
          <table:table-cell office:value-type="float" office:value="15522" table:style-name="ce36">
            <text:p>15,522</text:p>
          </table:table-cell>
          <table:table-cell office:value-type="float" office:value="61141" table:style-name="ce35">
            <text:p>61,141</text:p>
          </table:table-cell>
          <table:table-cell office:value-type="float" office:value="15149" table:style-name="ce35">
            <text:p>15,149</text:p>
          </table:table-cell>
          <table:table-cell office:value-type="float" office:value="13221" table:style-name="ce35">
            <text:p>13,221</text:p>
          </table:table-cell>
          <table:table-cell office:value-type="float" office:value="12457" table:style-name="ce35">
            <text:p>12,457</text:p>
          </table:table-cell>
          <table:table-cell office:value-type="float" office:value="10794" table:style-name="ce35">
            <text:p>10,794</text:p>
          </table:table-cell>
          <table:table-cell office:value-type="float" office:value="9520" table:style-name="ce36">
            <text:p>9,520</text:p>
          </table:table-cell>
          <table:table-cell office:value-type="float" office:value="32733" table:style-name="ce35">
            <text:p>32,733</text:p>
          </table:table-cell>
          <table:table-cell office:value-type="float" office:value="7605" table:style-name="ce35">
            <text:p>7,605</text:p>
          </table:table-cell>
          <table:table-cell office:value-type="float" office:value="5850" table:style-name="ce35">
            <text:p>5,850</text:p>
          </table:table-cell>
          <table:table-cell office:value-type="float" office:value="6644" table:style-name="ce35">
            <text:p>6,644</text:p>
          </table:table-cell>
          <table:table-cell office:value-type="float" office:value="6473" table:style-name="ce35">
            <text:p>6,473</text:p>
          </table:table-cell>
          <table:table-cell office:value-type="float" office:value="6161" table:style-name="ce36">
            <text:p>6,161</text:p>
          </table:table-cell>
          <table:table-cell office:value-type="float" office:value="23279" table:style-name="ce35">
            <text:p>23,279</text:p>
          </table:table-cell>
          <table:table-cell office:value-type="float" office:value="5597" table:style-name="ce35">
            <text:p>5,597</text:p>
          </table:table-cell>
          <table:table-cell office:value-type="float" office:value="5359" table:style-name="ce35">
            <text:p>5,359</text:p>
          </table:table-cell>
          <table:table-cell office:value-type="float" office:value="4647" table:style-name="ce35">
            <text:p>4,647</text:p>
          </table:table-cell>
          <table:table-cell office:value-type="float" office:value="4111" table:style-name="ce35">
            <text:p>4,111</text:p>
          </table:table-cell>
          <table:table-cell office:value-type="float" office:value="3565" table:style-name="ce36">
            <text:p>3,565</text:p>
          </table:table-cell>
          <table:table-cell office:value-type="float" office:value="13205" table:style-name="ce35">
            <text:p>13,205</text:p>
          </table:table-cell>
          <table:table-cell office:value-type="float" office:value="3097" table:style-name="ce35">
            <text:p>3,097</text:p>
          </table:table-cell>
          <table:table-cell office:value-type="float" office:value="2837" table:style-name="ce35">
            <text:p>2,837</text:p>
          </table:table-cell>
          <table:table-cell office:value-type="float" office:value="2604" table:style-name="ce35">
            <text:p>2,604</text:p>
          </table:table-cell>
          <table:table-cell office:value-type="float" office:value="2399" table:style-name="ce35">
            <text:p>2,399</text:p>
          </table:table-cell>
          <table:table-cell office:value-type="float" office:value="2268" table:style-name="ce36">
            <text:p>2,268</text:p>
          </table:table-cell>
          <table:table-cell office:value-type="float" office:value="8173" table:style-name="ce35">
            <text:p>8,173</text:p>
          </table:table-cell>
          <table:table-cell office:value-type="float" office:value="2186" table:style-name="ce35">
            <text:p>2,186</text:p>
          </table:table-cell>
          <table:table-cell office:value-type="float" office:value="1902" table:style-name="ce35">
            <text:p>1,902</text:p>
          </table:table-cell>
          <table:table-cell office:value-type="float" office:value="1647" table:style-name="ce35">
            <text:p>1,647</text:p>
          </table:table-cell>
          <table:table-cell office:value-type="float" office:value="1333" table:style-name="ce35">
            <text:p>1,333</text:p>
          </table:table-cell>
          <table:table-cell office:value-type="float" office:value="1105" table:style-name="ce36">
            <text:p>1,105</text:p>
          </table:table-cell>
          <table:table-cell office:value-type="float" office:value="2603" table:style-name="ce35">
            <text:p>2,603</text:p>
          </table:table-cell>
          <table:table-cell office:value-type="float" office:value="872" table:style-name="ce35">
            <text:p>872</text:p>
          </table:table-cell>
          <table:table-cell office:value-type="float" office:value="664" table:style-name="ce35">
            <text:p>664</text:p>
          </table:table-cell>
          <table:table-cell office:value-type="float" office:value="451" table:style-name="ce35">
            <text:p>451</text:p>
          </table:table-cell>
          <table:table-cell office:value-type="float" office:value="329" table:style-name="ce35">
            <text:p>329</text:p>
          </table:table-cell>
          <table:table-cell office:value-type="float" office:value="287" table:style-name="ce36">
            <text:p>287</text:p>
          </table:table-cell>
          <table:table-cell office:value-type="float" office:value="525" table:style-name="ce35">
            <text:p>5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17008" table:style-name="ce33">
            <text:p>1,317,008</text:p>
          </table:table-cell>
          <table:table-cell office:value-type="float" office:value="47169" table:style-name="ce32">
            <text:p>47,169</text:p>
          </table:table-cell>
          <table:table-cell office:value-type="float" office:value="7658" table:style-name="ce38">
            <text:p>7,658</text:p>
          </table:table-cell>
          <table:table-cell office:value-type="float" office:value="8425" table:style-name="ce38">
            <text:p>8,425</text:p>
          </table:table-cell>
          <table:table-cell office:value-type="float" office:value="9690" table:style-name="ce38">
            <text:p>9,690</text:p>
          </table:table-cell>
          <table:table-cell office:value-type="float" office:value="10190" table:style-name="ce38">
            <text:p>10,190</text:p>
          </table:table-cell>
          <table:table-cell office:value-type="float" office:value="11206" table:style-name="ce38">
            <text:p>11,206</text:p>
          </table:table-cell>
          <table:table-cell office:value-type="float" office:value="58284" table:style-name="ce38">
            <text:p>58,284</text:p>
          </table:table-cell>
          <table:table-cell office:value-type="float" office:value="11803" table:style-name="ce38">
            <text:p>11,803</text:p>
          </table:table-cell>
          <table:table-cell office:value-type="float" office:value="11513" table:style-name="ce38">
            <text:p>11,513</text:p>
          </table:table-cell>
          <table:table-cell office:value-type="float" office:value="11792" table:style-name="ce38">
            <text:p>11,792</text:p>
          </table:table-cell>
          <table:table-cell office:value-type="float" office:value="10448" table:style-name="ce38">
            <text:p>10,448</text:p>
          </table:table-cell>
          <table:table-cell office:value-type="float" office:value="12728" table:style-name="ce39">
            <text:p>12,728</text:p>
          </table:table-cell>
          <table:table-cell office:value-type="float" office:value="51211" table:style-name="ce38">
            <text:p>51,211</text:p>
          </table:table-cell>
          <table:table-cell office:value-type="float" office:value="11018" table:style-name="ce38">
            <text:p>11,018</text:p>
          </table:table-cell>
          <table:table-cell office:value-type="float" office:value="9398" table:style-name="ce38">
            <text:p>9,398</text:p>
          </table:table-cell>
          <table:table-cell office:value-type="float" office:value="10400" table:style-name="ce38">
            <text:p>10,400</text:p>
          </table:table-cell>
          <table:table-cell office:value-type="float" office:value="9985" table:style-name="ce38">
            <text:p>9,985</text:p>
          </table:table-cell>
          <table:table-cell office:value-type="float" office:value="10410" table:style-name="ce39">
            <text:p>10,410</text:p>
          </table:table-cell>
          <table:table-cell office:value-type="float" office:value="48878" table:style-name="ce38">
            <text:p>48,878</text:p>
          </table:table-cell>
          <table:table-cell office:value-type="float" office:value="9832" table:style-name="ce38">
            <text:p>9,832</text:p>
          </table:table-cell>
          <table:table-cell office:value-type="float" office:value="9324" table:style-name="ce38">
            <text:p>9,324</text:p>
          </table:table-cell>
          <table:table-cell office:value-type="float" office:value="9581" table:style-name="ce38">
            <text:p>9,581</text:p>
          </table:table-cell>
          <table:table-cell office:value-type="float" office:value="9696" table:style-name="ce38">
            <text:p>9,696</text:p>
          </table:table-cell>
          <table:table-cell office:value-type="float" office:value="10445" table:style-name="ce39">
            <text:p>10,445</text:p>
          </table:table-cell>
          <table:table-cell office:value-type="float" office:value="60650" table:style-name="ce38">
            <text:p>60,650</text:p>
          </table:table-cell>
          <table:table-cell office:value-type="float" office:value="10683" table:style-name="ce38">
            <text:p>10,683</text:p>
          </table:table-cell>
          <table:table-cell office:value-type="float" office:value="12781" table:style-name="ce38">
            <text:p>12,781</text:p>
          </table:table-cell>
          <table:table-cell office:value-type="float" office:value="12197" table:style-name="ce38">
            <text:p>12,197</text:p>
          </table:table-cell>
          <table:table-cell office:value-type="float" office:value="11294" table:style-name="ce38">
            <text:p>11,294</text:p>
          </table:table-cell>
          <table:table-cell office:value-type="float" office:value="13695" table:style-name="ce39">
            <text:p>13,695</text:p>
          </table:table-cell>
          <table:table-cell office:value-type="float" office:value="70791" table:style-name="ce38">
            <text:p>70,791</text:p>
          </table:table-cell>
          <table:table-cell office:value-type="float" office:value="13762" table:style-name="ce38">
            <text:p>13,762</text:p>
          </table:table-cell>
          <table:table-cell office:value-type="float" office:value="14311" table:style-name="ce38">
            <text:p>14,311</text:p>
          </table:table-cell>
          <table:table-cell office:value-type="float" office:value="13992" table:style-name="ce38">
            <text:p>13,992</text:p>
          </table:table-cell>
          <table:table-cell office:value-type="float" office:value="14381" table:style-name="ce38">
            <text:p>14,381</text:p>
          </table:table-cell>
          <table:table-cell office:value-type="float" office:value="14345" table:style-name="ce39">
            <text:p>14,345</text:p>
          </table:table-cell>
          <table:table-cell office:value-type="float" office:value="79376" table:style-name="ce38">
            <text:p>79,376</text:p>
          </table:table-cell>
          <table:table-cell office:value-type="float" office:value="14267" table:style-name="ce38">
            <text:p>14,267</text:p>
          </table:table-cell>
          <table:table-cell office:value-type="float" office:value="15801" table:style-name="ce38">
            <text:p>15,801</text:p>
          </table:table-cell>
          <table:table-cell office:value-type="float" office:value="15248" table:style-name="ce38">
            <text:p>15,248</text:p>
          </table:table-cell>
          <table:table-cell office:value-type="float" office:value="17826" table:style-name="ce38">
            <text:p>17,826</text:p>
          </table:table-cell>
          <table:table-cell office:value-type="float" office:value="16234" table:style-name="ce39">
            <text:p>16,234</text:p>
          </table:table-cell>
          <table:table-cell office:value-type="float" office:value="99785" table:style-name="ce38">
            <text:p>99,785</text:p>
          </table:table-cell>
          <table:table-cell office:value-type="float" office:value="16545" table:style-name="ce38">
            <text:p>16,545</text:p>
          </table:table-cell>
          <table:table-cell office:value-type="float" office:value="18892" table:style-name="ce38">
            <text:p>18,892</text:p>
          </table:table-cell>
          <table:table-cell office:value-type="float" office:value="20544" table:style-name="ce38">
            <text:p>20,544</text:p>
          </table:table-cell>
          <table:table-cell office:value-type="float" office:value="21294" table:style-name="ce38">
            <text:p>21,294</text:p>
          </table:table-cell>
          <table:table-cell office:value-type="float" office:value="22510" table:style-name="ce39">
            <text:p>22,510</text:p>
          </table:table-cell>
          <table:table-cell office:value-type="float" office:value="113577" table:style-name="ce38">
            <text:p>113,577</text:p>
          </table:table-cell>
          <table:table-cell office:value-type="float" office:value="23554" table:style-name="ce38">
            <text:p>23,554</text:p>
          </table:table-cell>
          <table:table-cell office:value-type="float" office:value="23028" table:style-name="ce38">
            <text:p>23,028</text:p>
          </table:table-cell>
          <table:table-cell office:value-type="float" office:value="23538" table:style-name="ce38">
            <text:p>23,538</text:p>
          </table:table-cell>
          <table:table-cell office:value-type="float" office:value="22718" table:style-name="ce38">
            <text:p>22,718</text:p>
          </table:table-cell>
          <table:table-cell office:value-type="float" office:value="20739" table:style-name="ce39">
            <text:p>20,739</text:p>
          </table:table-cell>
          <table:table-cell office:value-type="float" office:value="103544" table:style-name="ce38">
            <text:p>103,544</text:p>
          </table:table-cell>
          <table:table-cell office:value-type="float" office:value="24324" table:style-name="ce38">
            <text:p>24,324</text:p>
          </table:table-cell>
          <table:table-cell office:value-type="float" office:value="20420" table:style-name="ce38">
            <text:p>20,420</text:p>
          </table:table-cell>
          <table:table-cell office:value-type="float" office:value="20017" table:style-name="ce38">
            <text:p>20,017</text:p>
          </table:table-cell>
          <table:table-cell office:value-type="float" office:value="19342" table:style-name="ce38">
            <text:p>19,342</text:p>
          </table:table-cell>
          <table:table-cell office:value-type="float" office:value="19441" table:style-name="ce39">
            <text:p>19,441</text:p>
          </table:table-cell>
          <table:table-cell office:value-type="float" office:value="101477" table:style-name="ce38">
            <text:p>101,477</text:p>
          </table:table-cell>
          <table:table-cell office:value-type="float" office:value="20025" table:style-name="ce38">
            <text:p>20,025</text:p>
          </table:table-cell>
          <table:table-cell office:value-type="float" office:value="20642" table:style-name="ce38">
            <text:p>20,642</text:p>
          </table:table-cell>
          <table:table-cell office:value-type="float" office:value="20817" table:style-name="ce38">
            <text:p>20,817</text:p>
          </table:table-cell>
          <table:table-cell office:value-type="float" office:value="20451" table:style-name="ce38">
            <text:p>20,451</text:p>
          </table:table-cell>
          <table:table-cell office:value-type="float" office:value="19542" table:style-name="ce39">
            <text:p>19,542</text:p>
          </table:table-cell>
          <table:table-cell office:value-type="float" office:value="101740" table:style-name="ce38">
            <text:p>101,740</text:p>
          </table:table-cell>
          <table:table-cell office:value-type="float" office:value="19955" table:style-name="ce38">
            <text:p>19,955</text:p>
          </table:table-cell>
          <table:table-cell office:value-type="float" office:value="20037" table:style-name="ce38">
            <text:p>20,037</text:p>
          </table:table-cell>
          <table:table-cell office:value-type="float" office:value="20628" table:style-name="ce38">
            <text:p>20,628</text:p>
          </table:table-cell>
          <table:table-cell office:value-type="float" office:value="20810" table:style-name="ce38">
            <text:p>20,810</text:p>
          </table:table-cell>
          <table:table-cell office:value-type="float" office:value="20310" table:style-name="ce39">
            <text:p>20,310</text:p>
          </table:table-cell>
          <table:table-cell office:value-type="float" office:value="100264" table:style-name="ce38">
            <text:p>100,264</text:p>
          </table:table-cell>
          <table:table-cell office:value-type="float" office:value="19935" table:style-name="ce38">
            <text:p>19,935</text:p>
          </table:table-cell>
          <table:table-cell office:value-type="float" office:value="20238" table:style-name="ce38">
            <text:p>20,238</text:p>
          </table:table-cell>
          <table:table-cell office:value-type="float" office:value="20183" table:style-name="ce38">
            <text:p>20,183</text:p>
          </table:table-cell>
          <table:table-cell office:value-type="float" office:value="20347" table:style-name="ce38">
            <text:p>20,347</text:p>
          </table:table-cell>
          <table:table-cell office:value-type="float" office:value="19561" table:style-name="ce39">
            <text:p>19,561</text:p>
          </table:table-cell>
          <table:table-cell office:value-type="float" office:value="94926" table:style-name="ce38">
            <text:p>94,926</text:p>
          </table:table-cell>
          <table:table-cell office:value-type="float" office:value="20114" table:style-name="ce38">
            <text:p>20,114</text:p>
          </table:table-cell>
          <table:table-cell office:value-type="float" office:value="19710" table:style-name="ce38">
            <text:p>19,710</text:p>
          </table:table-cell>
          <table:table-cell office:value-type="float" office:value="18727" table:style-name="ce38">
            <text:p>18,727</text:p>
          </table:table-cell>
          <table:table-cell office:value-type="float" office:value="18171" table:style-name="ce38">
            <text:p>18,171</text:p>
          </table:table-cell>
          <table:table-cell office:value-type="float" office:value="18204" table:style-name="ce39">
            <text:p>18,204</text:p>
          </table:table-cell>
          <table:table-cell office:value-type="float" office:value="74373" table:style-name="ce38">
            <text:p>74,373</text:p>
          </table:table-cell>
          <table:table-cell office:value-type="float" office:value="18115" table:style-name="ce38">
            <text:p>18,115</text:p>
          </table:table-cell>
          <table:table-cell office:value-type="float" office:value="16259" table:style-name="ce38">
            <text:p>16,259</text:p>
          </table:table-cell>
          <table:table-cell office:value-type="float" office:value="15369" table:style-name="ce38">
            <text:p>15,369</text:p>
          </table:table-cell>
          <table:table-cell office:value-type="float" office:value="12930" table:style-name="ce38">
            <text:p>12,930</text:p>
          </table:table-cell>
          <table:table-cell office:value-type="float" office:value="11700" table:style-name="ce39">
            <text:p>11,700</text:p>
          </table:table-cell>
          <table:table-cell office:value-type="float" office:value="41932" table:style-name="ce38">
            <text:p>41,932</text:p>
          </table:table-cell>
          <table:table-cell office:value-type="float" office:value="9064" table:style-name="ce38">
            <text:p>9,064</text:p>
          </table:table-cell>
          <table:table-cell office:value-type="float" office:value="7550" table:style-name="ce38">
            <text:p>7,550</text:p>
          </table:table-cell>
          <table:table-cell office:value-type="float" office:value="8572" table:style-name="ce38">
            <text:p>8,572</text:p>
          </table:table-cell>
          <table:table-cell office:value-type="float" office:value="8603" table:style-name="ce38">
            <text:p>8,603</text:p>
          </table:table-cell>
          <table:table-cell office:value-type="float" office:value="8143" table:style-name="ce39">
            <text:p>8,143</text:p>
          </table:table-cell>
          <table:table-cell office:value-type="float" office:value="34659" table:style-name="ce38">
            <text:p>34,659</text:p>
          </table:table-cell>
          <table:table-cell office:value-type="float" office:value="7971" table:style-name="ce38">
            <text:p>7,971</text:p>
          </table:table-cell>
          <table:table-cell office:value-type="float" office:value="7653" table:style-name="ce38">
            <text:p>7,653</text:p>
          </table:table-cell>
          <table:table-cell office:value-type="float" office:value="7005" table:style-name="ce38">
            <text:p>7,005</text:p>
          </table:table-cell>
          <table:table-cell office:value-type="float" office:value="6318" table:style-name="ce38">
            <text:p>6,318</text:p>
          </table:table-cell>
          <table:table-cell office:value-type="float" office:value="5712" table:style-name="ce39">
            <text:p>5,712</text:p>
          </table:table-cell>
          <table:table-cell office:value-type="float" office:value="20594" table:style-name="ce38">
            <text:p>20,594</text:p>
          </table:table-cell>
          <table:table-cell office:value-type="float" office:value="5109" table:style-name="ce38">
            <text:p>5,109</text:p>
          </table:table-cell>
          <table:table-cell office:value-type="float" office:value="4731" table:style-name="ce38">
            <text:p>4,731</text:p>
          </table:table-cell>
          <table:table-cell office:value-type="float" office:value="3995" table:style-name="ce38">
            <text:p>3,995</text:p>
          </table:table-cell>
          <table:table-cell office:value-type="float" office:value="3570" table:style-name="ce38">
            <text:p>3,570</text:p>
          </table:table-cell>
          <table:table-cell office:value-type="float" office:value="3189" table:style-name="ce39">
            <text:p>3,189</text:p>
          </table:table-cell>
          <table:table-cell office:value-type="float" office:value="10118" table:style-name="ce38">
            <text:p>10,118</text:p>
          </table:table-cell>
          <table:table-cell office:value-type="float" office:value="2798" table:style-name="ce38">
            <text:p>2,798</text:p>
          </table:table-cell>
          <table:table-cell office:value-type="float" office:value="2373" table:style-name="ce38">
            <text:p>2,373</text:p>
          </table:table-cell>
          <table:table-cell office:value-type="float" office:value="2017" table:style-name="ce38">
            <text:p>2,017</text:p>
          </table:table-cell>
          <table:table-cell office:value-type="float" office:value="1639" table:style-name="ce38">
            <text:p>1,639</text:p>
          </table:table-cell>
          <table:table-cell office:value-type="float" office:value="1291" table:style-name="ce39">
            <text:p>1,291</text:p>
          </table:table-cell>
          <table:table-cell office:value-type="float" office:value="3098" table:style-name="ce38">
            <text:p>3,098</text:p>
          </table:table-cell>
          <table:table-cell office:value-type="float" office:value="1087" table:style-name="ce38">
            <text:p>1,087</text:p>
          </table:table-cell>
          <table:table-cell office:value-type="float" office:value="735" table:style-name="ce38">
            <text:p>735</text:p>
          </table:table-cell>
          <table:table-cell office:value-type="float" office:value="573" table:style-name="ce38">
            <text:p>573</text:p>
          </table:table-cell>
          <table:table-cell office:value-type="float" office:value="420" table:style-name="ce38">
            <text:p>420</text:p>
          </table:table-cell>
          <table:table-cell office:value-type="float" office:value="283" table:style-name="ce39">
            <text:p>283</text:p>
          </table:table-cell>
          <table:table-cell office:value-type="float" office:value="562" table:style-name="ce38">
            <text:p>56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1637" table:style-name="ce29">
            <text:p>2,271,637</text:p>
          </table:table-cell>
          <table:table-cell office:value-type="float" office:value="103701" table:style-name="ce29">
            <text:p>103,701</text:p>
          </table:table-cell>
          <table:table-cell office:value-type="float" office:value="19012" table:style-name="ce29">
            <text:p>19,012</text:p>
          </table:table-cell>
          <table:table-cell office:value-type="float" office:value="19993" table:style-name="ce29">
            <text:p>19,993</text:p>
          </table:table-cell>
          <table:table-cell office:value-type="float" office:value="21167" table:style-name="ce29">
            <text:p>21,167</text:p>
          </table:table-cell>
          <table:table-cell office:value-type="float" office:value="21111" table:style-name="ce29">
            <text:p>21,111</text:p>
          </table:table-cell>
          <table:table-cell office:value-type="float" office:value="22418" table:style-name="ce29">
            <text:p>22,418</text:p>
          </table:table-cell>
          <table:table-cell office:value-type="float" office:value="117892" table:style-name="ce29">
            <text:p>117,892</text:p>
          </table:table-cell>
          <table:table-cell office:value-type="float" office:value="23532" table:style-name="ce29">
            <text:p>23,532</text:p>
          </table:table-cell>
          <table:table-cell office:value-type="float" office:value="23666" table:style-name="ce29">
            <text:p>23,666</text:p>
          </table:table-cell>
          <table:table-cell office:value-type="float" office:value="23708" table:style-name="ce29">
            <text:p>23,708</text:p>
          </table:table-cell>
          <table:table-cell office:value-type="float" office:value="21120" table:style-name="ce29">
            <text:p>21,120</text:p>
          </table:table-cell>
          <table:table-cell office:value-type="float" office:value="25866" table:style-name="ce25">
            <text:p>25,866</text:p>
          </table:table-cell>
          <table:table-cell office:value-type="float" office:value="103845" table:style-name="ce29">
            <text:p>103,845</text:p>
          </table:table-cell>
          <table:table-cell office:value-type="float" office:value="22136" table:style-name="ce29">
            <text:p>22,136</text:p>
          </table:table-cell>
          <table:table-cell office:value-type="float" office:value="17764" table:style-name="ce29">
            <text:p>17,764</text:p>
          </table:table-cell>
          <table:table-cell office:value-type="float" office:value="20558" table:style-name="ce29">
            <text:p>20,558</text:p>
          </table:table-cell>
          <table:table-cell office:value-type="float" office:value="21296" table:style-name="ce29">
            <text:p>21,296</text:p>
          </table:table-cell>
          <table:table-cell office:value-type="float" office:value="22091" table:style-name="ce25">
            <text:p>22,091</text:p>
          </table:table-cell>
          <table:table-cell office:value-type="float" office:value="116487" table:style-name="ce29">
            <text:p>116,487</text:p>
          </table:table-cell>
          <table:table-cell office:value-type="float" office:value="21748" table:style-name="ce29">
            <text:p>21,748</text:p>
          </table:table-cell>
          <table:table-cell office:value-type="float" office:value="22184" table:style-name="ce29">
            <text:p>22,184</text:p>
          </table:table-cell>
          <table:table-cell office:value-type="float" office:value="23058" table:style-name="ce29">
            <text:p>23,058</text:p>
          </table:table-cell>
          <table:table-cell office:value-type="float" office:value="23864" table:style-name="ce29">
            <text:p>23,864</text:p>
          </table:table-cell>
          <table:table-cell office:value-type="float" office:value="25633" table:style-name="ce25">
            <text:p>25,633</text:p>
          </table:table-cell>
          <table:table-cell office:value-type="float" office:value="146524" table:style-name="ce29">
            <text:p>146,524</text:p>
          </table:table-cell>
          <table:table-cell office:value-type="float" office:value="26305" table:style-name="ce29">
            <text:p>26,305</text:p>
          </table:table-cell>
          <table:table-cell office:value-type="float" office:value="31587" table:style-name="ce29">
            <text:p>31,587</text:p>
          </table:table-cell>
          <table:table-cell office:value-type="float" office:value="28883" table:style-name="ce29">
            <text:p>28,883</text:p>
          </table:table-cell>
          <table:table-cell office:value-type="float" office:value="27157" table:style-name="ce29">
            <text:p>27,157</text:p>
          </table:table-cell>
          <table:table-cell office:value-type="float" office:value="32592" table:style-name="ce25">
            <text:p>32,592</text:p>
          </table:table-cell>
          <table:table-cell office:value-type="float" office:value="163907" table:style-name="ce29">
            <text:p>163,907</text:p>
          </table:table-cell>
          <table:table-cell office:value-type="float" office:value="32334" table:style-name="ce29">
            <text:p>32,334</text:p>
          </table:table-cell>
          <table:table-cell office:value-type="float" office:value="32876" table:style-name="ce29">
            <text:p>32,876</text:p>
          </table:table-cell>
          <table:table-cell office:value-type="float" office:value="32945" table:style-name="ce29">
            <text:p>32,945</text:p>
          </table:table-cell>
          <table:table-cell office:value-type="float" office:value="32983" table:style-name="ce29">
            <text:p>32,983</text:p>
          </table:table-cell>
          <table:table-cell office:value-type="float" office:value="32769" table:style-name="ce25">
            <text:p>32,769</text:p>
          </table:table-cell>
          <table:table-cell office:value-type="float" office:value="167133" table:style-name="ce29">
            <text:p>167,133</text:p>
          </table:table-cell>
          <table:table-cell office:value-type="float" office:value="32565" table:style-name="ce29">
            <text:p>32,565</text:p>
          </table:table-cell>
          <table:table-cell office:value-type="float" office:value="34707" table:style-name="ce29">
            <text:p>34,707</text:p>
          </table:table-cell>
          <table:table-cell office:value-type="float" office:value="32327" table:style-name="ce29">
            <text:p>32,327</text:p>
          </table:table-cell>
          <table:table-cell office:value-type="float" office:value="35680" table:style-name="ce29">
            <text:p>35,680</text:p>
          </table:table-cell>
          <table:table-cell office:value-type="float" office:value="31854" table:style-name="ce25">
            <text:p>31,854</text:p>
          </table:table-cell>
          <table:table-cell office:value-type="float" office:value="183718" table:style-name="ce29">
            <text:p>183,718</text:p>
          </table:table-cell>
          <table:table-cell office:value-type="float" office:value="30454" table:style-name="ce29">
            <text:p>30,454</text:p>
          </table:table-cell>
          <table:table-cell office:value-type="float" office:value="34902" table:style-name="ce29">
            <text:p>34,902</text:p>
          </table:table-cell>
          <table:table-cell office:value-type="float" office:value="37759" table:style-name="ce29">
            <text:p>37,759</text:p>
          </table:table-cell>
          <table:table-cell office:value-type="float" office:value="39114" table:style-name="ce29">
            <text:p>39,114</text:p>
          </table:table-cell>
          <table:table-cell office:value-type="float" office:value="41489" table:style-name="ce25">
            <text:p>41,489</text:p>
          </table:table-cell>
          <table:table-cell office:value-type="float" office:value="203437" table:style-name="ce29">
            <text:p>203,437</text:p>
          </table:table-cell>
          <table:table-cell office:value-type="float" office:value="42300" table:style-name="ce29">
            <text:p>42,300</text:p>
          </table:table-cell>
          <table:table-cell office:value-type="float" office:value="41529" table:style-name="ce29">
            <text:p>41,529</text:p>
          </table:table-cell>
          <table:table-cell office:value-type="float" office:value="41787" table:style-name="ce29">
            <text:p>41,787</text:p>
          </table:table-cell>
          <table:table-cell office:value-type="float" office:value="40184" table:style-name="ce29">
            <text:p>40,184</text:p>
          </table:table-cell>
          <table:table-cell office:value-type="float" office:value="37637" table:style-name="ce25">
            <text:p>37,637</text:p>
          </table:table-cell>
          <table:table-cell office:value-type="float" office:value="176982" table:style-name="ce29">
            <text:p>176,982</text:p>
          </table:table-cell>
          <table:table-cell office:value-type="float" office:value="40983" table:style-name="ce29">
            <text:p>40,983</text:p>
          </table:table-cell>
          <table:table-cell office:value-type="float" office:value="34810" table:style-name="ce29">
            <text:p>34,810</text:p>
          </table:table-cell>
          <table:table-cell office:value-type="float" office:value="34085" table:style-name="ce29">
            <text:p>34,085</text:p>
          </table:table-cell>
          <table:table-cell office:value-type="float" office:value="33605" table:style-name="ce29">
            <text:p>33,605</text:p>
          </table:table-cell>
          <table:table-cell office:value-type="float" office:value="33499" table:style-name="ce25">
            <text:p>33,499</text:p>
          </table:table-cell>
          <table:table-cell office:value-type="float" office:value="168865" table:style-name="ce29">
            <text:p>168,865</text:p>
          </table:table-cell>
          <table:table-cell office:value-type="float" office:value="34153" table:style-name="ce29">
            <text:p>34,153</text:p>
          </table:table-cell>
          <table:table-cell office:value-type="float" office:value="34704" table:style-name="ce29">
            <text:p>34,704</text:p>
          </table:table-cell>
          <table:table-cell office:value-type="float" office:value="34294" table:style-name="ce29">
            <text:p>34,294</text:p>
          </table:table-cell>
          <table:table-cell office:value-type="float" office:value="33815" table:style-name="ce29">
            <text:p>33,815</text:p>
          </table:table-cell>
          <table:table-cell office:value-type="float" office:value="31899" table:style-name="ce25">
            <text:p>31,899</text:p>
          </table:table-cell>
          <table:table-cell office:value-type="float" office:value="164281" table:style-name="ce29">
            <text:p>164,281</text:p>
          </table:table-cell>
          <table:table-cell office:value-type="float" office:value="33011" table:style-name="ce29">
            <text:p>33,011</text:p>
          </table:table-cell>
          <table:table-cell office:value-type="float" office:value="33095" table:style-name="ce29">
            <text:p>33,095</text:p>
          </table:table-cell>
          <table:table-cell office:value-type="float" office:value="32848" table:style-name="ce29">
            <text:p>32,848</text:p>
          </table:table-cell>
          <table:table-cell office:value-type="float" office:value="33544" table:style-name="ce29">
            <text:p>33,544</text:p>
          </table:table-cell>
          <table:table-cell office:value-type="float" office:value="31783" table:style-name="ce25">
            <text:p>31,783</text:p>
          </table:table-cell>
          <table:table-cell office:value-type="float" office:value="144604" table:style-name="ce29">
            <text:p>144,604</text:p>
          </table:table-cell>
          <table:table-cell office:value-type="float" office:value="30412" table:style-name="ce29">
            <text:p>30,412</text:p>
          </table:table-cell>
          <table:table-cell office:value-type="float" office:value="30081" table:style-name="ce29">
            <text:p>30,081</text:p>
          </table:table-cell>
          <table:table-cell office:value-type="float" office:value="28943" table:style-name="ce29">
            <text:p>28,943</text:p>
          </table:table-cell>
          <table:table-cell office:value-type="float" office:value="28455" table:style-name="ce29">
            <text:p>28,455</text:p>
          </table:table-cell>
          <table:table-cell office:value-type="float" office:value="26713" table:style-name="ce25">
            <text:p>26,713</text:p>
          </table:table-cell>
          <table:table-cell office:value-type="float" office:value="124408" table:style-name="ce29">
            <text:p>124,408</text:p>
          </table:table-cell>
          <table:table-cell office:value-type="float" office:value="27037" table:style-name="ce29">
            <text:p>27,037</text:p>
          </table:table-cell>
          <table:table-cell office:value-type="float" office:value="26588" table:style-name="ce29">
            <text:p>26,588</text:p>
          </table:table-cell>
          <table:table-cell office:value-type="float" office:value="25025" table:style-name="ce29">
            <text:p>25,025</text:p>
          </table:table-cell>
          <table:table-cell office:value-type="float" office:value="23115" table:style-name="ce29">
            <text:p>23,115</text:p>
          </table:table-cell>
          <table:table-cell office:value-type="float" office:value="22643" table:style-name="ce25">
            <text:p>22,643</text:p>
          </table:table-cell>
          <table:table-cell office:value-type="float" office:value="81921" table:style-name="ce29">
            <text:p>81,921</text:p>
          </table:table-cell>
          <table:table-cell office:value-type="float" office:value="22058" table:style-name="ce29">
            <text:p>22,058</text:p>
          </table:table-cell>
          <table:table-cell office:value-type="float" office:value="17785" table:style-name="ce29">
            <text:p>17,785</text:p>
          </table:table-cell>
          <table:table-cell office:value-type="float" office:value="16626" table:style-name="ce29">
            <text:p>16,626</text:p>
          </table:table-cell>
          <table:table-cell office:value-type="float" office:value="13702" table:style-name="ce29">
            <text:p>13,702</text:p>
          </table:table-cell>
          <table:table-cell office:value-type="float" office:value="11750" table:style-name="ce25">
            <text:p>11,750</text:p>
          </table:table-cell>
          <table:table-cell office:value-type="float" office:value="42802" table:style-name="ce29">
            <text:p>42,802</text:p>
          </table:table-cell>
          <table:table-cell office:value-type="float" office:value="9556" table:style-name="ce29">
            <text:p>9,556</text:p>
          </table:table-cell>
          <table:table-cell office:value-type="float" office:value="7783" table:style-name="ce29">
            <text:p>7,783</text:p>
          </table:table-cell>
          <table:table-cell office:value-type="float" office:value="8852" table:style-name="ce29">
            <text:p>8,852</text:p>
          </table:table-cell>
          <table:table-cell office:value-type="float" office:value="8602" table:style-name="ce29">
            <text:p>8,602</text:p>
          </table:table-cell>
          <table:table-cell office:value-type="float" office:value="8009" table:style-name="ce25">
            <text:p>8,009</text:p>
          </table:table-cell>
          <table:table-cell office:value-type="float" office:value="31403" table:style-name="ce29">
            <text:p>31,403</text:p>
          </table:table-cell>
          <table:table-cell office:value-type="float" office:value="7596" table:style-name="ce29">
            <text:p>7,596</text:p>
          </table:table-cell>
          <table:table-cell office:value-type="float" office:value="7070" table:style-name="ce29">
            <text:p>7,070</text:p>
          </table:table-cell>
          <table:table-cell office:value-type="float" office:value="6204" table:style-name="ce29">
            <text:p>6,204</text:p>
          </table:table-cell>
          <table:table-cell office:value-type="float" office:value="5486" table:style-name="ce29">
            <text:p>5,486</text:p>
          </table:table-cell>
          <table:table-cell office:value-type="float" office:value="5047" table:style-name="ce25">
            <text:p>5,047</text:p>
          </table:table-cell>
          <table:table-cell office:value-type="float" office:value="17204" table:style-name="ce29">
            <text:p>17,204</text:p>
          </table:table-cell>
          <table:table-cell office:value-type="float" office:value="4296" table:style-name="ce29">
            <text:p>4,296</text:p>
          </table:table-cell>
          <table:table-cell office:value-type="float" office:value="3833" table:style-name="ce29">
            <text:p>3,833</text:p>
          </table:table-cell>
          <table:table-cell office:value-type="float" office:value="3317" table:style-name="ce29">
            <text:p>3,317</text:p>
          </table:table-cell>
          <table:table-cell office:value-type="float" office:value="2976" table:style-name="ce29">
            <text:p>2,976</text:p>
          </table:table-cell>
          <table:table-cell office:value-type="float" office:value="2782" table:style-name="ce25">
            <text:p>2,782</text:p>
          </table:table-cell>
          <table:table-cell office:value-type="float" office:value="9690" table:style-name="ce29">
            <text:p>9,690</text:p>
          </table:table-cell>
          <table:table-cell office:value-type="float" office:value="2599" table:style-name="ce29">
            <text:p>2,599</text:p>
          </table:table-cell>
          <table:table-cell office:value-type="float" office:value="2347" table:style-name="ce29">
            <text:p>2,347</text:p>
          </table:table-cell>
          <table:table-cell office:value-type="float" office:value="1957" table:style-name="ce29">
            <text:p>1,957</text:p>
          </table:table-cell>
          <table:table-cell office:value-type="float" office:value="1643" table:style-name="ce29">
            <text:p>1,643</text:p>
          </table:table-cell>
          <table:table-cell office:value-type="float" office:value="1144" table:style-name="ce25">
            <text:p>1,144</text:p>
          </table:table-cell>
          <table:table-cell office:value-type="float" office:value="2457" table:style-name="ce29">
            <text:p>2,457</text:p>
          </table:table-cell>
          <table:table-cell office:value-type="float" office:value="894" table:style-name="ce29">
            <text:p>894</text:p>
          </table:table-cell>
          <table:table-cell office:value-type="float" office:value="676" table:style-name="ce29">
            <text:p>676</text:p>
          </table:table-cell>
          <table:table-cell office:value-type="float" office:value="395" table:style-name="ce29">
            <text:p>395</text:p>
          </table:table-cell>
          <table:table-cell office:value-type="float" office:value="287" table:style-name="ce29">
            <text:p>287</text:p>
          </table:table-cell>
          <table:table-cell office:value-type="float" office:value="205" table:style-name="ce25">
            <text:p>205</text:p>
          </table:table-cell>
          <table:table-cell office:value-type="float" office:value="376" table:style-name="ce29">
            <text:p>37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4609" table:style-name="ce29">
            <text:p>1,124,609</text:p>
          </table:table-cell>
          <table:table-cell office:value-type="float" office:value="53757" table:style-name="ce29">
            <text:p>53,757</text:p>
          </table:table-cell>
          <table:table-cell office:value-type="float" office:value="9839" table:style-name="ce29">
            <text:p>9,839</text:p>
          </table:table-cell>
          <table:table-cell office:value-type="float" office:value="10359" table:style-name="ce29">
            <text:p>10,359</text:p>
          </table:table-cell>
          <table:table-cell office:value-type="float" office:value="10943" table:style-name="ce29">
            <text:p>10,943</text:p>
          </table:table-cell>
          <table:table-cell office:value-type="float" office:value="11006" table:style-name="ce29">
            <text:p>11,006</text:p>
          </table:table-cell>
          <table:table-cell office:value-type="float" office:value="11610" table:style-name="ce29">
            <text:p>11,610</text:p>
          </table:table-cell>
          <table:table-cell office:value-type="float" office:value="61172" table:style-name="ce29">
            <text:p>61,172</text:p>
          </table:table-cell>
          <table:table-cell office:value-type="float" office:value="12184" table:style-name="ce29">
            <text:p>12,184</text:p>
          </table:table-cell>
          <table:table-cell office:value-type="float" office:value="12266" table:style-name="ce29">
            <text:p>12,266</text:p>
          </table:table-cell>
          <table:table-cell office:value-type="float" office:value="12323" table:style-name="ce29">
            <text:p>12,323</text:p>
          </table:table-cell>
          <table:table-cell office:value-type="float" office:value="11044" table:style-name="ce29">
            <text:p>11,044</text:p>
          </table:table-cell>
          <table:table-cell office:value-type="float" office:value="13355" table:style-name="ce25">
            <text:p>13,355</text:p>
          </table:table-cell>
          <table:table-cell office:value-type="float" office:value="54144" table:style-name="ce29">
            <text:p>54,144</text:p>
          </table:table-cell>
          <table:table-cell office:value-type="float" office:value="11465" table:style-name="ce29">
            <text:p>11,465</text:p>
          </table:table-cell>
          <table:table-cell office:value-type="float" office:value="9190" table:style-name="ce29">
            <text:p>9,190</text:p>
          </table:table-cell>
          <table:table-cell office:value-type="float" office:value="10787" table:style-name="ce29">
            <text:p>10,787</text:p>
          </table:table-cell>
          <table:table-cell office:value-type="float" office:value="11105" table:style-name="ce29">
            <text:p>11,105</text:p>
          </table:table-cell>
          <table:table-cell office:value-type="float" office:value="11597" table:style-name="ce25">
            <text:p>11,597</text:p>
          </table:table-cell>
          <table:table-cell office:value-type="float" office:value="61102" table:style-name="ce29">
            <text:p>61,102</text:p>
          </table:table-cell>
          <table:table-cell office:value-type="float" office:value="11442" table:style-name="ce29">
            <text:p>11,442</text:p>
          </table:table-cell>
          <table:table-cell office:value-type="float" office:value="11617" table:style-name="ce29">
            <text:p>11,617</text:p>
          </table:table-cell>
          <table:table-cell office:value-type="float" office:value="12159" table:style-name="ce29">
            <text:p>12,159</text:p>
          </table:table-cell>
          <table:table-cell office:value-type="float" office:value="12491" table:style-name="ce29">
            <text:p>12,491</text:p>
          </table:table-cell>
          <table:table-cell office:value-type="float" office:value="13393" table:style-name="ce25">
            <text:p>13,393</text:p>
          </table:table-cell>
          <table:table-cell office:value-type="float" office:value="76196" table:style-name="ce29">
            <text:p>76,196</text:p>
          </table:table-cell>
          <table:table-cell office:value-type="float" office:value="13722" table:style-name="ce29">
            <text:p>13,722</text:p>
          </table:table-cell>
          <table:table-cell office:value-type="float" office:value="16532" table:style-name="ce29">
            <text:p>16,532</text:p>
          </table:table-cell>
          <table:table-cell office:value-type="float" office:value="15005" table:style-name="ce29">
            <text:p>15,005</text:p>
          </table:table-cell>
          <table:table-cell office:value-type="float" office:value="14191" table:style-name="ce29">
            <text:p>14,191</text:p>
          </table:table-cell>
          <table:table-cell office:value-type="float" office:value="16746" table:style-name="ce25">
            <text:p>16,746</text:p>
          </table:table-cell>
          <table:table-cell office:value-type="float" office:value="84306" table:style-name="ce29">
            <text:p>84,306</text:p>
          </table:table-cell>
          <table:table-cell office:value-type="float" office:value="16777" table:style-name="ce29">
            <text:p>16,777</text:p>
          </table:table-cell>
          <table:table-cell office:value-type="float" office:value="16786" table:style-name="ce29">
            <text:p>16,786</text:p>
          </table:table-cell>
          <table:table-cell office:value-type="float" office:value="17092" table:style-name="ce29">
            <text:p>17,092</text:p>
          </table:table-cell>
          <table:table-cell office:value-type="float" office:value="16772" table:style-name="ce29">
            <text:p>16,772</text:p>
          </table:table-cell>
          <table:table-cell office:value-type="float" office:value="16879" table:style-name="ce25">
            <text:p>16,879</text:p>
          </table:table-cell>
          <table:table-cell office:value-type="float" office:value="84973" table:style-name="ce29">
            <text:p>84,973</text:p>
          </table:table-cell>
          <table:table-cell office:value-type="float" office:value="16685" table:style-name="ce29">
            <text:p>16,685</text:p>
          </table:table-cell>
          <table:table-cell office:value-type="float" office:value="17580" table:style-name="ce29">
            <text:p>17,580</text:p>
          </table:table-cell>
          <table:table-cell office:value-type="float" office:value="16492" table:style-name="ce29">
            <text:p>16,492</text:p>
          </table:table-cell>
          <table:table-cell office:value-type="float" office:value="18174" table:style-name="ce29">
            <text:p>18,174</text:p>
          </table:table-cell>
          <table:table-cell office:value-type="float" office:value="16042" table:style-name="ce25">
            <text:p>16,042</text:p>
          </table:table-cell>
          <table:table-cell office:value-type="float" office:value="90688" table:style-name="ce29">
            <text:p>90,688</text:p>
          </table:table-cell>
          <table:table-cell office:value-type="float" office:value="15237" table:style-name="ce29">
            <text:p>15,237</text:p>
          </table:table-cell>
          <table:table-cell office:value-type="float" office:value="17242" table:style-name="ce29">
            <text:p>17,242</text:p>
          </table:table-cell>
          <table:table-cell office:value-type="float" office:value="18582" table:style-name="ce29">
            <text:p>18,582</text:p>
          </table:table-cell>
          <table:table-cell office:value-type="float" office:value="19353" table:style-name="ce29">
            <text:p>19,353</text:p>
          </table:table-cell>
          <table:table-cell office:value-type="float" office:value="20274" table:style-name="ce25">
            <text:p>20,274</text:p>
          </table:table-cell>
          <table:table-cell office:value-type="float" office:value="99638" table:style-name="ce29">
            <text:p>99,638</text:p>
          </table:table-cell>
          <table:table-cell office:value-type="float" office:value="20878" table:style-name="ce29">
            <text:p>20,878</text:p>
          </table:table-cell>
          <table:table-cell office:value-type="float" office:value="20062" table:style-name="ce29">
            <text:p>20,062</text:p>
          </table:table-cell>
          <table:table-cell office:value-type="float" office:value="20453" table:style-name="ce29">
            <text:p>20,453</text:p>
          </table:table-cell>
          <table:table-cell office:value-type="float" office:value="19822" table:style-name="ce29">
            <text:p>19,822</text:p>
          </table:table-cell>
          <table:table-cell office:value-type="float" office:value="18423" table:style-name="ce25">
            <text:p>18,423</text:p>
          </table:table-cell>
          <table:table-cell office:value-type="float" office:value="86631" table:style-name="ce29">
            <text:p>86,631</text:p>
          </table:table-cell>
          <table:table-cell office:value-type="float" office:value="20331" table:style-name="ce29">
            <text:p>20,331</text:p>
          </table:table-cell>
          <table:table-cell office:value-type="float" office:value="17079" table:style-name="ce29">
            <text:p>17,079</text:p>
          </table:table-cell>
          <table:table-cell office:value-type="float" office:value="16534" table:style-name="ce29">
            <text:p>16,534</text:p>
          </table:table-cell>
          <table:table-cell office:value-type="float" office:value="16492" table:style-name="ce29">
            <text:p>16,492</text:p>
          </table:table-cell>
          <table:table-cell office:value-type="float" office:value="16195" table:style-name="ce25">
            <text:p>16,195</text:p>
          </table:table-cell>
          <table:table-cell office:value-type="float" office:value="82299" table:style-name="ce29">
            <text:p>82,299</text:p>
          </table:table-cell>
          <table:table-cell office:value-type="float" office:value="16756" table:style-name="ce29">
            <text:p>16,756</text:p>
          </table:table-cell>
          <table:table-cell office:value-type="float" office:value="16860" table:style-name="ce29">
            <text:p>16,860</text:p>
          </table:table-cell>
          <table:table-cell office:value-type="float" office:value="16743" table:style-name="ce29">
            <text:p>16,743</text:p>
          </table:table-cell>
          <table:table-cell office:value-type="float" office:value="16427" table:style-name="ce29">
            <text:p>16,427</text:p>
          </table:table-cell>
          <table:table-cell office:value-type="float" office:value="15513" table:style-name="ce25">
            <text:p>15,513</text:p>
          </table:table-cell>
          <table:table-cell office:value-type="float" office:value="79310" table:style-name="ce29">
            <text:p>79,310</text:p>
          </table:table-cell>
          <table:table-cell office:value-type="float" office:value="15894" table:style-name="ce29">
            <text:p>15,894</text:p>
          </table:table-cell>
          <table:table-cell office:value-type="float" office:value="15984" table:style-name="ce29">
            <text:p>15,984</text:p>
          </table:table-cell>
          <table:table-cell office:value-type="float" office:value="15877" table:style-name="ce29">
            <text:p>15,877</text:p>
          </table:table-cell>
          <table:table-cell office:value-type="float" office:value="16136" table:style-name="ce29">
            <text:p>16,136</text:p>
          </table:table-cell>
          <table:table-cell office:value-type="float" office:value="15419" table:style-name="ce25">
            <text:p>15,419</text:p>
          </table:table-cell>
          <table:table-cell office:value-type="float" office:value="69135" table:style-name="ce29">
            <text:p>69,135</text:p>
          </table:table-cell>
          <table:table-cell office:value-type="float" office:value="14468" table:style-name="ce29">
            <text:p>14,468</text:p>
          </table:table-cell>
          <table:table-cell office:value-type="float" office:value="14523" table:style-name="ce29">
            <text:p>14,523</text:p>
          </table:table-cell>
          <table:table-cell office:value-type="float" office:value="13849" table:style-name="ce29">
            <text:p>13,849</text:p>
          </table:table-cell>
          <table:table-cell office:value-type="float" office:value="13578" table:style-name="ce29">
            <text:p>13,578</text:p>
          </table:table-cell>
          <table:table-cell office:value-type="float" office:value="12717" table:style-name="ce25">
            <text:p>12,717</text:p>
          </table:table-cell>
          <table:table-cell office:value-type="float" office:value="58214" table:style-name="ce29">
            <text:p>58,214</text:p>
          </table:table-cell>
          <table:table-cell office:value-type="float" office:value="12700" table:style-name="ce29">
            <text:p>12,700</text:p>
          </table:table-cell>
          <table:table-cell office:value-type="float" office:value="12629" table:style-name="ce29">
            <text:p>12,629</text:p>
          </table:table-cell>
          <table:table-cell office:value-type="float" office:value="11615" table:style-name="ce29">
            <text:p>11,615</text:p>
          </table:table-cell>
          <table:table-cell office:value-type="float" office:value="10691" table:style-name="ce29">
            <text:p>10,691</text:p>
          </table:table-cell>
          <table:table-cell office:value-type="float" office:value="10579" table:style-name="ce25">
            <text:p>10,579</text:p>
          </table:table-cell>
          <table:table-cell office:value-type="float" office:value="37618" table:style-name="ce29">
            <text:p>37,618</text:p>
          </table:table-cell>
          <table:table-cell office:value-type="float" office:value="10151" table:style-name="ce29">
            <text:p>10,151</text:p>
          </table:table-cell>
          <table:table-cell office:value-type="float" office:value="8156" table:style-name="ce29">
            <text:p>8,156</text:p>
          </table:table-cell>
          <table:table-cell office:value-type="float" office:value="7663" table:style-name="ce29">
            <text:p>7,663</text:p>
          </table:table-cell>
          <table:table-cell office:value-type="float" office:value="6264" table:style-name="ce29">
            <text:p>6,264</text:p>
          </table:table-cell>
          <table:table-cell office:value-type="float" office:value="5384" table:style-name="ce25">
            <text:p>5,384</text:p>
          </table:table-cell>
          <table:table-cell office:value-type="float" office:value="18680" table:style-name="ce29">
            <text:p>18,680</text:p>
          </table:table-cell>
          <table:table-cell office:value-type="float" office:value="4282" table:style-name="ce29">
            <text:p>4,282</text:p>
          </table:table-cell>
          <table:table-cell office:value-type="float" office:value="3430" table:style-name="ce29">
            <text:p>3,430</text:p>
          </table:table-cell>
          <table:table-cell office:value-type="float" office:value="3886" table:style-name="ce29">
            <text:p>3,886</text:p>
          </table:table-cell>
          <table:table-cell office:value-type="float" office:value="3706" table:style-name="ce29">
            <text:p>3,706</text:p>
          </table:table-cell>
          <table:table-cell office:value-type="float" office:value="3376" table:style-name="ce25">
            <text:p>3,376</text:p>
          </table:table-cell>
          <table:table-cell office:value-type="float" office:value="12788" table:style-name="ce29">
            <text:p>12,788</text:p>
          </table:table-cell>
          <table:table-cell office:value-type="float" office:value="3204" table:style-name="ce29">
            <text:p>3,204</text:p>
          </table:table-cell>
          <table:table-cell office:value-type="float" office:value="2958" table:style-name="ce29">
            <text:p>2,958</text:p>
          </table:table-cell>
          <table:table-cell office:value-type="float" office:value="2496" table:style-name="ce29">
            <text:p>2,496</text:p>
          </table:table-cell>
          <table:table-cell office:value-type="float" office:value="2150" table:style-name="ce29">
            <text:p>2,150</text:p>
          </table:table-cell>
          <table:table-cell office:value-type="float" office:value="1980" table:style-name="ce25">
            <text:p>1,980</text:p>
          </table:table-cell>
          <table:table-cell office:value-type="float" office:value="7168" table:style-name="ce29">
            <text:p>7,168</text:p>
          </table:table-cell>
          <table:table-cell office:value-type="float" office:value="1715" table:style-name="ce29">
            <text:p>1,715</text:p>
          </table:table-cell>
          <table:table-cell office:value-type="float" office:value="1465" table:style-name="ce29">
            <text:p>1,465</text:p>
          </table:table-cell>
          <table:table-cell office:value-type="float" office:value="1302" table:style-name="ce29">
            <text:p>1,302</text:p>
          </table:table-cell>
          <table:table-cell office:value-type="float" office:value="1355" table:style-name="ce29">
            <text:p>1,355</text:p>
          </table:table-cell>
          <table:table-cell office:value-type="float" office:value="1331" table:style-name="ce25">
            <text:p>1,331</text:p>
          </table:table-cell>
          <table:table-cell office:value-type="float" office:value="5345" table:style-name="ce29">
            <text:p>5,345</text:p>
          </table:table-cell>
          <table:table-cell office:value-type="float" office:value="1351" table:style-name="ce29">
            <text:p>1,351</text:p>
          </table:table-cell>
          <table:table-cell office:value-type="float" office:value="1316" table:style-name="ce29">
            <text:p>1,316</text:p>
          </table:table-cell>
          <table:table-cell office:value-type="float" office:value="1105" table:style-name="ce29">
            <text:p>1,105</text:p>
          </table:table-cell>
          <table:table-cell office:value-type="float" office:value="942" table:style-name="ce29">
            <text:p>942</text:p>
          </table:table-cell>
          <table:table-cell office:value-type="float" office:value="631" table:style-name="ce25">
            <text:p>631</text:p>
          </table:table-cell>
          <table:table-cell office:value-type="float" office:value="1248" table:style-name="ce29">
            <text:p>1,248</text:p>
          </table:table-cell>
          <table:table-cell office:value-type="float" office:value="472" table:style-name="ce29">
            <text:p>472</text:p>
          </table:table-cell>
          <table:table-cell office:value-type="float" office:value="359" table:style-name="ce29">
            <text:p>359</text:p>
          </table:table-cell>
          <table:table-cell office:value-type="float" office:value="187" table:style-name="ce29">
            <text:p>187</text:p>
          </table:table-cell>
          <table:table-cell office:value-type="float" office:value="141" table:style-name="ce29">
            <text:p>141</text:p>
          </table:table-cell>
          <table:table-cell office:value-type="float" office:value="89" table:style-name="ce25">
            <text:p>89</text:p>
          </table:table-cell>
          <table:table-cell office:value-type="float" office:value="197" table:style-name="ce29">
            <text:p>19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028" table:style-name="ce33">
            <text:p>1,147,028</text:p>
          </table:table-cell>
          <table:table-cell office:value-type="float" office:value="49944" table:style-name="ce32">
            <text:p>49,944</text:p>
          </table:table-cell>
          <table:table-cell office:value-type="float" office:value="9173" table:style-name="ce33">
            <text:p>9,173</text:p>
          </table:table-cell>
          <table:table-cell office:value-type="float" office:value="9634" table:style-name="ce33">
            <text:p>9,634</text:p>
          </table:table-cell>
          <table:table-cell office:value-type="float" office:value="10224" table:style-name="ce33">
            <text:p>10,224</text:p>
          </table:table-cell>
          <table:table-cell office:value-type="float" office:value="10105" table:style-name="ce33">
            <text:p>10,105</text:p>
          </table:table-cell>
          <table:table-cell office:value-type="float" office:value="10808" table:style-name="ce33">
            <text:p>10,808</text:p>
          </table:table-cell>
          <table:table-cell office:value-type="float" office:value="56720" table:style-name="ce33">
            <text:p>56,720</text:p>
          </table:table-cell>
          <table:table-cell office:value-type="float" office:value="11348" table:style-name="ce33">
            <text:p>11,348</text:p>
          </table:table-cell>
          <table:table-cell office:value-type="float" office:value="11400" table:style-name="ce33">
            <text:p>11,400</text:p>
          </table:table-cell>
          <table:table-cell office:value-type="float" office:value="11385" table:style-name="ce33">
            <text:p>11,385</text:p>
          </table:table-cell>
          <table:table-cell office:value-type="float" office:value="10076" table:style-name="ce33">
            <text:p>10,076</text:p>
          </table:table-cell>
          <table:table-cell office:value-type="float" office:value="12511" table:style-name="ce32">
            <text:p>12,511</text:p>
          </table:table-cell>
          <table:table-cell office:value-type="float" office:value="49701" table:style-name="ce33">
            <text:p>49,701</text:p>
          </table:table-cell>
          <table:table-cell office:value-type="float" office:value="10671" table:style-name="ce33">
            <text:p>10,671</text:p>
          </table:table-cell>
          <table:table-cell office:value-type="float" office:value="8574" table:style-name="ce33">
            <text:p>8,574</text:p>
          </table:table-cell>
          <table:table-cell office:value-type="float" office:value="9771" table:style-name="ce33">
            <text:p>9,771</text:p>
          </table:table-cell>
          <table:table-cell office:value-type="float" office:value="10191" table:style-name="ce33">
            <text:p>10,191</text:p>
          </table:table-cell>
          <table:table-cell office:value-type="float" office:value="10494" table:style-name="ce32">
            <text:p>10,494</text:p>
          </table:table-cell>
          <table:table-cell office:value-type="float" office:value="55385" table:style-name="ce33">
            <text:p>55,385</text:p>
          </table:table-cell>
          <table:table-cell office:value-type="float" office:value="10306" table:style-name="ce33">
            <text:p>10,306</text:p>
          </table:table-cell>
          <table:table-cell office:value-type="float" office:value="10567" table:style-name="ce33">
            <text:p>10,567</text:p>
          </table:table-cell>
          <table:table-cell office:value-type="float" office:value="10899" table:style-name="ce33">
            <text:p>10,899</text:p>
          </table:table-cell>
          <table:table-cell office:value-type="float" office:value="11373" table:style-name="ce33">
            <text:p>11,373</text:p>
          </table:table-cell>
          <table:table-cell office:value-type="float" office:value="12240" table:style-name="ce32">
            <text:p>12,240</text:p>
          </table:table-cell>
          <table:table-cell office:value-type="float" office:value="70328" table:style-name="ce33">
            <text:p>70,328</text:p>
          </table:table-cell>
          <table:table-cell office:value-type="float" office:value="12583" table:style-name="ce33">
            <text:p>12,583</text:p>
          </table:table-cell>
          <table:table-cell office:value-type="float" office:value="15055" table:style-name="ce33">
            <text:p>15,055</text:p>
          </table:table-cell>
          <table:table-cell office:value-type="float" office:value="13878" table:style-name="ce33">
            <text:p>13,878</text:p>
          </table:table-cell>
          <table:table-cell office:value-type="float" office:value="12966" table:style-name="ce33">
            <text:p>12,966</text:p>
          </table:table-cell>
          <table:table-cell office:value-type="float" office:value="15846" table:style-name="ce32">
            <text:p>15,846</text:p>
          </table:table-cell>
          <table:table-cell office:value-type="float" office:value="79601" table:style-name="ce33">
            <text:p>79,601</text:p>
          </table:table-cell>
          <table:table-cell office:value-type="float" office:value="15557" table:style-name="ce33">
            <text:p>15,557</text:p>
          </table:table-cell>
          <table:table-cell office:value-type="float" office:value="16090" table:style-name="ce33">
            <text:p>16,090</text:p>
          </table:table-cell>
          <table:table-cell office:value-type="float" office:value="15853" table:style-name="ce33">
            <text:p>15,853</text:p>
          </table:table-cell>
          <table:table-cell office:value-type="float" office:value="16211" table:style-name="ce33">
            <text:p>16,211</text:p>
          </table:table-cell>
          <table:table-cell office:value-type="float" office:value="15890" table:style-name="ce32">
            <text:p>15,890</text:p>
          </table:table-cell>
          <table:table-cell office:value-type="float" office:value="82160" table:style-name="ce33">
            <text:p>82,160</text:p>
          </table:table-cell>
          <table:table-cell office:value-type="float" office:value="15880" table:style-name="ce33">
            <text:p>15,880</text:p>
          </table:table-cell>
          <table:table-cell office:value-type="float" office:value="17127" table:style-name="ce33">
            <text:p>17,127</text:p>
          </table:table-cell>
          <table:table-cell office:value-type="float" office:value="15835" table:style-name="ce33">
            <text:p>15,835</text:p>
          </table:table-cell>
          <table:table-cell office:value-type="float" office:value="17506" table:style-name="ce33">
            <text:p>17,506</text:p>
          </table:table-cell>
          <table:table-cell office:value-type="float" office:value="15812" table:style-name="ce32">
            <text:p>15,812</text:p>
          </table:table-cell>
          <table:table-cell office:value-type="float" office:value="93030" table:style-name="ce33">
            <text:p>93,030</text:p>
          </table:table-cell>
          <table:table-cell office:value-type="float" office:value="15217" table:style-name="ce33">
            <text:p>15,217</text:p>
          </table:table-cell>
          <table:table-cell office:value-type="float" office:value="17660" table:style-name="ce33">
            <text:p>17,660</text:p>
          </table:table-cell>
          <table:table-cell office:value-type="float" office:value="19177" table:style-name="ce33">
            <text:p>19,177</text:p>
          </table:table-cell>
          <table:table-cell office:value-type="float" office:value="19761" table:style-name="ce33">
            <text:p>19,761</text:p>
          </table:table-cell>
          <table:table-cell office:value-type="float" office:value="21215" table:style-name="ce32">
            <text:p>21,215</text:p>
          </table:table-cell>
          <table:table-cell office:value-type="float" office:value="103799" table:style-name="ce33">
            <text:p>103,799</text:p>
          </table:table-cell>
          <table:table-cell office:value-type="float" office:value="21422" table:style-name="ce33">
            <text:p>21,422</text:p>
          </table:table-cell>
          <table:table-cell office:value-type="float" office:value="21467" table:style-name="ce33">
            <text:p>21,467</text:p>
          </table:table-cell>
          <table:table-cell office:value-type="float" office:value="21334" table:style-name="ce33">
            <text:p>21,334</text:p>
          </table:table-cell>
          <table:table-cell office:value-type="float" office:value="20362" table:style-name="ce33">
            <text:p>20,362</text:p>
          </table:table-cell>
          <table:table-cell office:value-type="float" office:value="19214" table:style-name="ce32">
            <text:p>19,214</text:p>
          </table:table-cell>
          <table:table-cell office:value-type="float" office:value="90351" table:style-name="ce33">
            <text:p>90,351</text:p>
          </table:table-cell>
          <table:table-cell office:value-type="float" office:value="20652" table:style-name="ce33">
            <text:p>20,652</text:p>
          </table:table-cell>
          <table:table-cell office:value-type="float" office:value="17731" table:style-name="ce33">
            <text:p>17,731</text:p>
          </table:table-cell>
          <table:table-cell office:value-type="float" office:value="17551" table:style-name="ce33">
            <text:p>17,551</text:p>
          </table:table-cell>
          <table:table-cell office:value-type="float" office:value="17113" table:style-name="ce33">
            <text:p>17,113</text:p>
          </table:table-cell>
          <table:table-cell office:value-type="float" office:value="17304" table:style-name="ce32">
            <text:p>17,304</text:p>
          </table:table-cell>
          <table:table-cell office:value-type="float" office:value="86566" table:style-name="ce33">
            <text:p>86,566</text:p>
          </table:table-cell>
          <table:table-cell office:value-type="float" office:value="17397" table:style-name="ce33">
            <text:p>17,397</text:p>
          </table:table-cell>
          <table:table-cell office:value-type="float" office:value="17844" table:style-name="ce33">
            <text:p>17,844</text:p>
          </table:table-cell>
          <table:table-cell office:value-type="float" office:value="17551" table:style-name="ce33">
            <text:p>17,551</text:p>
          </table:table-cell>
          <table:table-cell office:value-type="float" office:value="17388" table:style-name="ce33">
            <text:p>17,388</text:p>
          </table:table-cell>
          <table:table-cell office:value-type="float" office:value="16386" table:style-name="ce32">
            <text:p>16,386</text:p>
          </table:table-cell>
          <table:table-cell office:value-type="float" office:value="84971" table:style-name="ce33">
            <text:p>84,971</text:p>
          </table:table-cell>
          <table:table-cell office:value-type="float" office:value="17117" table:style-name="ce33">
            <text:p>17,117</text:p>
          </table:table-cell>
          <table:table-cell office:value-type="float" office:value="17111" table:style-name="ce33">
            <text:p>17,111</text:p>
          </table:table-cell>
          <table:table-cell office:value-type="float" office:value="16971" table:style-name="ce33">
            <text:p>16,971</text:p>
          </table:table-cell>
          <table:table-cell office:value-type="float" office:value="17408" table:style-name="ce33">
            <text:p>17,408</text:p>
          </table:table-cell>
          <table:table-cell office:value-type="float" office:value="16364" table:style-name="ce32">
            <text:p>16,364</text:p>
          </table:table-cell>
          <table:table-cell office:value-type="float" office:value="75469" table:style-name="ce33">
            <text:p>75,469</text:p>
          </table:table-cell>
          <table:table-cell office:value-type="float" office:value="15944" table:style-name="ce33">
            <text:p>15,944</text:p>
          </table:table-cell>
          <table:table-cell office:value-type="float" office:value="15558" table:style-name="ce33">
            <text:p>15,558</text:p>
          </table:table-cell>
          <table:table-cell office:value-type="float" office:value="15094" table:style-name="ce33">
            <text:p>15,094</text:p>
          </table:table-cell>
          <table:table-cell office:value-type="float" office:value="14877" table:style-name="ce33">
            <text:p>14,877</text:p>
          </table:table-cell>
          <table:table-cell office:value-type="float" office:value="13996" table:style-name="ce32">
            <text:p>13,996</text:p>
          </table:table-cell>
          <table:table-cell office:value-type="float" office:value="66194" table:style-name="ce33">
            <text:p>66,194</text:p>
          </table:table-cell>
          <table:table-cell office:value-type="float" office:value="14337" table:style-name="ce33">
            <text:p>14,337</text:p>
          </table:table-cell>
          <table:table-cell office:value-type="float" office:value="13959" table:style-name="ce33">
            <text:p>13,959</text:p>
          </table:table-cell>
          <table:table-cell office:value-type="float" office:value="13410" table:style-name="ce33">
            <text:p>13,410</text:p>
          </table:table-cell>
          <table:table-cell office:value-type="float" office:value="12424" table:style-name="ce33">
            <text:p>12,424</text:p>
          </table:table-cell>
          <table:table-cell office:value-type="float" office:value="12064" table:style-name="ce32">
            <text:p>12,064</text:p>
          </table:table-cell>
          <table:table-cell office:value-type="float" office:value="44303" table:style-name="ce33">
            <text:p>44,303</text:p>
          </table:table-cell>
          <table:table-cell office:value-type="float" office:value="11907" table:style-name="ce33">
            <text:p>11,907</text:p>
          </table:table-cell>
          <table:table-cell office:value-type="float" office:value="9629" table:style-name="ce33">
            <text:p>9,629</text:p>
          </table:table-cell>
          <table:table-cell office:value-type="float" office:value="8963" table:style-name="ce33">
            <text:p>8,963</text:p>
          </table:table-cell>
          <table:table-cell office:value-type="float" office:value="7438" table:style-name="ce33">
            <text:p>7,438</text:p>
          </table:table-cell>
          <table:table-cell office:value-type="float" office:value="6366" table:style-name="ce32">
            <text:p>6,366</text:p>
          </table:table-cell>
          <table:table-cell office:value-type="float" office:value="24122" table:style-name="ce33">
            <text:p>24,122</text:p>
          </table:table-cell>
          <table:table-cell office:value-type="float" office:value="5274" table:style-name="ce33">
            <text:p>5,274</text:p>
          </table:table-cell>
          <table:table-cell office:value-type="float" office:value="4353" table:style-name="ce33">
            <text:p>4,353</text:p>
          </table:table-cell>
          <table:table-cell office:value-type="float" office:value="4966" table:style-name="ce33">
            <text:p>4,966</text:p>
          </table:table-cell>
          <table:table-cell office:value-type="float" office:value="4896" table:style-name="ce33">
            <text:p>4,896</text:p>
          </table:table-cell>
          <table:table-cell office:value-type="float" office:value="4633" table:style-name="ce32">
            <text:p>4,633</text:p>
          </table:table-cell>
          <table:table-cell office:value-type="float" office:value="18615" table:style-name="ce33">
            <text:p>18,615</text:p>
          </table:table-cell>
          <table:table-cell office:value-type="float" office:value="4392" table:style-name="ce33">
            <text:p>4,392</text:p>
          </table:table-cell>
          <table:table-cell office:value-type="float" office:value="4112" table:style-name="ce33">
            <text:p>4,112</text:p>
          </table:table-cell>
          <table:table-cell office:value-type="float" office:value="3708" table:style-name="ce33">
            <text:p>3,708</text:p>
          </table:table-cell>
          <table:table-cell office:value-type="float" office:value="3336" table:style-name="ce33">
            <text:p>3,336</text:p>
          </table:table-cell>
          <table:table-cell office:value-type="float" office:value="3067" table:style-name="ce32">
            <text:p>3,067</text:p>
          </table:table-cell>
          <table:table-cell office:value-type="float" office:value="10036" table:style-name="ce33">
            <text:p>10,036</text:p>
          </table:table-cell>
          <table:table-cell office:value-type="float" office:value="2581" table:style-name="ce33">
            <text:p>2,581</text:p>
          </table:table-cell>
          <table:table-cell office:value-type="float" office:value="2368" table:style-name="ce33">
            <text:p>2,368</text:p>
          </table:table-cell>
          <table:table-cell office:value-type="float" office:value="2015" table:style-name="ce33">
            <text:p>2,015</text:p>
          </table:table-cell>
          <table:table-cell office:value-type="float" office:value="1621" table:style-name="ce33">
            <text:p>1,621</text:p>
          </table:table-cell>
          <table:table-cell office:value-type="float" office:value="1451" table:style-name="ce32">
            <text:p>1,451</text:p>
          </table:table-cell>
          <table:table-cell office:value-type="float" office:value="4345" table:style-name="ce33">
            <text:p>4,345</text:p>
          </table:table-cell>
          <table:table-cell office:value-type="float" office:value="1248" table:style-name="ce33">
            <text:p>1,248</text:p>
          </table:table-cell>
          <table:table-cell office:value-type="float" office:value="1031" table:style-name="ce33">
            <text:p>1,031</text:p>
          </table:table-cell>
          <table:table-cell office:value-type="float" office:value="852" table:style-name="ce33">
            <text:p>852</text:p>
          </table:table-cell>
          <table:table-cell office:value-type="float" office:value="701" table:style-name="ce33">
            <text:p>701</text:p>
          </table:table-cell>
          <table:table-cell office:value-type="float" office:value="513" table:style-name="ce32">
            <text:p>513</text:p>
          </table:table-cell>
          <table:table-cell office:value-type="float" office:value="1209" table:style-name="ce33">
            <text:p>1,209</text:p>
          </table:table-cell>
          <table:table-cell office:value-type="float" office:value="422" table:style-name="ce33">
            <text:p>422</text:p>
          </table:table-cell>
          <table:table-cell office:value-type="float" office:value="317" table:style-name="ce33">
            <text:p>317</text:p>
          </table:table-cell>
          <table:table-cell office:value-type="float" office:value="208" table:style-name="ce33">
            <text:p>208</text:p>
          </table:table-cell>
          <table:table-cell office:value-type="float" office:value="146" table:style-name="ce33">
            <text:p>146</text:p>
          </table:table-cell>
          <table:table-cell office:value-type="float" office:value="116" table:style-name="ce32">
            <text:p>116</text:p>
          </table:table-cell>
          <table:table-cell office:value-type="float" office:value="179" table:style-name="ce33">
            <text:p>17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2308" table:style-name="ce29">
            <text:p>2,812,308</text:p>
          </table:table-cell>
          <table:table-cell office:value-type="float" office:value="114290" table:style-name="ce29">
            <text:p>114,290</text:p>
          </table:table-cell>
          <table:table-cell office:value-type="float" office:value="18508" table:style-name="ce29">
            <text:p>18,508</text:p>
          </table:table-cell>
          <table:table-cell office:value-type="float" office:value="20574" table:style-name="ce29">
            <text:p>20,574</text:p>
          </table:table-cell>
          <table:table-cell office:value-type="float" office:value="23009" table:style-name="ce29">
            <text:p>23,009</text:p>
          </table:table-cell>
          <table:table-cell office:value-type="float" office:value="24961" table:style-name="ce29">
            <text:p>24,961</text:p>
          </table:table-cell>
          <table:table-cell office:value-type="float" office:value="27238" table:style-name="ce29">
            <text:p>27,238</text:p>
          </table:table-cell>
          <table:table-cell office:value-type="float" office:value="144923" table:style-name="ce29">
            <text:p>144,923</text:p>
          </table:table-cell>
          <table:table-cell office:value-type="float" office:value="28962" table:style-name="ce29">
            <text:p>28,962</text:p>
          </table:table-cell>
          <table:table-cell office:value-type="float" office:value="29172" table:style-name="ce29">
            <text:p>29,172</text:p>
          </table:table-cell>
          <table:table-cell office:value-type="float" office:value="29132" table:style-name="ce29">
            <text:p>29,132</text:p>
          </table:table-cell>
          <table:table-cell office:value-type="float" office:value="25722" table:style-name="ce29">
            <text:p>25,722</text:p>
          </table:table-cell>
          <table:table-cell office:value-type="float" office:value="31935" table:style-name="ce25">
            <text:p>31,935</text:p>
          </table:table-cell>
          <table:table-cell office:value-type="float" office:value="126913" table:style-name="ce29">
            <text:p>126,913</text:p>
          </table:table-cell>
          <table:table-cell office:value-type="float" office:value="26717" table:style-name="ce29">
            <text:p>26,717</text:p>
          </table:table-cell>
          <table:table-cell office:value-type="float" office:value="22163" table:style-name="ce29">
            <text:p>22,163</text:p>
          </table:table-cell>
          <table:table-cell office:value-type="float" office:value="25298" table:style-name="ce29">
            <text:p>25,298</text:p>
          </table:table-cell>
          <table:table-cell office:value-type="float" office:value="25348" table:style-name="ce29">
            <text:p>25,348</text:p>
          </table:table-cell>
          <table:table-cell office:value-type="float" office:value="27387" table:style-name="ce25">
            <text:p>27,387</text:p>
          </table:table-cell>
          <table:table-cell office:value-type="float" office:value="140462" table:style-name="ce29">
            <text:p>140,462</text:p>
          </table:table-cell>
          <table:table-cell office:value-type="float" office:value="26596" table:style-name="ce29">
            <text:p>26,596</text:p>
          </table:table-cell>
          <table:table-cell office:value-type="float" office:value="26574" table:style-name="ce29">
            <text:p>26,574</text:p>
          </table:table-cell>
          <table:table-cell office:value-type="float" office:value="27988" table:style-name="ce29">
            <text:p>27,988</text:p>
          </table:table-cell>
          <table:table-cell office:value-type="float" office:value="28290" table:style-name="ce29">
            <text:p>28,290</text:p>
          </table:table-cell>
          <table:table-cell office:value-type="float" office:value="31014" table:style-name="ce25">
            <text:p>31,014</text:p>
          </table:table-cell>
          <table:table-cell office:value-type="float" office:value="181920" table:style-name="ce29">
            <text:p>181,920</text:p>
          </table:table-cell>
          <table:table-cell office:value-type="float" office:value="32361" table:style-name="ce29">
            <text:p>32,361</text:p>
          </table:table-cell>
          <table:table-cell office:value-type="float" office:value="38624" table:style-name="ce29">
            <text:p>38,624</text:p>
          </table:table-cell>
          <table:table-cell office:value-type="float" office:value="36523" table:style-name="ce29">
            <text:p>36,523</text:p>
          </table:table-cell>
          <table:table-cell office:value-type="float" office:value="33472" table:style-name="ce29">
            <text:p>33,472</text:p>
          </table:table-cell>
          <table:table-cell office:value-type="float" office:value="40940" table:style-name="ce25">
            <text:p>40,940</text:p>
          </table:table-cell>
          <table:table-cell office:value-type="float" office:value="203434" table:style-name="ce29">
            <text:p>203,434</text:p>
          </table:table-cell>
          <table:table-cell office:value-type="float" office:value="41459" table:style-name="ce29">
            <text:p>41,459</text:p>
          </table:table-cell>
          <table:table-cell office:value-type="float" office:value="40791" table:style-name="ce29">
            <text:p>40,791</text:p>
          </table:table-cell>
          <table:table-cell office:value-type="float" office:value="40352" table:style-name="ce29">
            <text:p>40,352</text:p>
          </table:table-cell>
          <table:table-cell office:value-type="float" office:value="40659" table:style-name="ce29">
            <text:p>40,659</text:p>
          </table:table-cell>
          <table:table-cell office:value-type="float" office:value="40173" table:style-name="ce25">
            <text:p>40,173</text:p>
          </table:table-cell>
          <table:table-cell office:value-type="float" office:value="202591" table:style-name="ce29">
            <text:p>202,591</text:p>
          </table:table-cell>
          <table:table-cell office:value-type="float" office:value="39766" table:style-name="ce29">
            <text:p>39,766</text:p>
          </table:table-cell>
          <table:table-cell office:value-type="float" office:value="42011" table:style-name="ce29">
            <text:p>42,011</text:p>
          </table:table-cell>
          <table:table-cell office:value-type="float" office:value="39126" table:style-name="ce29">
            <text:p>39,126</text:p>
          </table:table-cell>
          <table:table-cell office:value-type="float" office:value="42791" table:style-name="ce29">
            <text:p>42,791</text:p>
          </table:table-cell>
          <table:table-cell office:value-type="float" office:value="38897" table:style-name="ce25">
            <text:p>38,897</text:p>
          </table:table-cell>
          <table:table-cell office:value-type="float" office:value="222979" table:style-name="ce29">
            <text:p>222,979</text:p>
          </table:table-cell>
          <table:table-cell office:value-type="float" office:value="37648" table:style-name="ce29">
            <text:p>37,648</text:p>
          </table:table-cell>
          <table:table-cell office:value-type="float" office:value="42858" table:style-name="ce29">
            <text:p>42,858</text:p>
          </table:table-cell>
          <table:table-cell office:value-type="float" office:value="46154" table:style-name="ce29">
            <text:p>46,154</text:p>
          </table:table-cell>
          <table:table-cell office:value-type="float" office:value="46729" table:style-name="ce29">
            <text:p>46,729</text:p>
          </table:table-cell>
          <table:table-cell office:value-type="float" office:value="49590" table:style-name="ce25">
            <text:p>49,590</text:p>
          </table:table-cell>
          <table:table-cell office:value-type="float" office:value="245915" table:style-name="ce29">
            <text:p>245,915</text:p>
          </table:table-cell>
          <table:table-cell office:value-type="float" office:value="50539" table:style-name="ce29">
            <text:p>50,539</text:p>
          </table:table-cell>
          <table:table-cell office:value-type="float" office:value="49949" table:style-name="ce29">
            <text:p>49,949</text:p>
          </table:table-cell>
          <table:table-cell office:value-type="float" office:value="50533" table:style-name="ce29">
            <text:p>50,533</text:p>
          </table:table-cell>
          <table:table-cell office:value-type="float" office:value="49035" table:style-name="ce29">
            <text:p>49,035</text:p>
          </table:table-cell>
          <table:table-cell office:value-type="float" office:value="45859" table:style-name="ce25">
            <text:p>45,859</text:p>
          </table:table-cell>
          <table:table-cell office:value-type="float" office:value="214422" table:style-name="ce29">
            <text:p>214,422</text:p>
          </table:table-cell>
          <table:table-cell office:value-type="float" office:value="49211" table:style-name="ce29">
            <text:p>49,211</text:p>
          </table:table-cell>
          <table:table-cell office:value-type="float" office:value="42566" table:style-name="ce29">
            <text:p>42,566</text:p>
          </table:table-cell>
          <table:table-cell office:value-type="float" office:value="40566" table:style-name="ce29">
            <text:p>40,566</text:p>
          </table:table-cell>
          <table:table-cell office:value-type="float" office:value="41045" table:style-name="ce29">
            <text:p>41,045</text:p>
          </table:table-cell>
          <table:table-cell office:value-type="float" office:value="41034" table:style-name="ce25">
            <text:p>41,034</text:p>
          </table:table-cell>
          <table:table-cell office:value-type="float" office:value="210853" table:style-name="ce29">
            <text:p>210,853</text:p>
          </table:table-cell>
          <table:table-cell office:value-type="float" office:value="41488" table:style-name="ce29">
            <text:p>41,488</text:p>
          </table:table-cell>
          <table:table-cell office:value-type="float" office:value="42722" table:style-name="ce29">
            <text:p>42,722</text:p>
          </table:table-cell>
          <table:table-cell office:value-type="float" office:value="42764" table:style-name="ce29">
            <text:p>42,764</text:p>
          </table:table-cell>
          <table:table-cell office:value-type="float" office:value="43031" table:style-name="ce29">
            <text:p>43,031</text:p>
          </table:table-cell>
          <table:table-cell office:value-type="float" office:value="40848" table:style-name="ce25">
            <text:p>40,848</text:p>
          </table:table-cell>
          <table:table-cell office:value-type="float" office:value="209245" table:style-name="ce29">
            <text:p>209,245</text:p>
          </table:table-cell>
          <table:table-cell office:value-type="float" office:value="42140" table:style-name="ce29">
            <text:p>42,140</text:p>
          </table:table-cell>
          <table:table-cell office:value-type="float" office:value="41601" table:style-name="ce29">
            <text:p>41,601</text:p>
          </table:table-cell>
          <table:table-cell office:value-type="float" office:value="42039" table:style-name="ce29">
            <text:p>42,039</text:p>
          </table:table-cell>
          <table:table-cell office:value-type="float" office:value="42426" table:style-name="ce29">
            <text:p>42,426</text:p>
          </table:table-cell>
          <table:table-cell office:value-type="float" office:value="41039" table:style-name="ce25">
            <text:p>41,039</text:p>
          </table:table-cell>
          <table:table-cell office:value-type="float" office:value="187899" table:style-name="ce29">
            <text:p>187,899</text:p>
          </table:table-cell>
          <table:table-cell office:value-type="float" office:value="39783" table:style-name="ce29">
            <text:p>39,783</text:p>
          </table:table-cell>
          <table:table-cell office:value-type="float" office:value="39422" table:style-name="ce29">
            <text:p>39,422</text:p>
          </table:table-cell>
          <table:table-cell office:value-type="float" office:value="37848" table:style-name="ce29">
            <text:p>37,848</text:p>
          </table:table-cell>
          <table:table-cell office:value-type="float" office:value="36554" table:style-name="ce29">
            <text:p>36,554</text:p>
          </table:table-cell>
          <table:table-cell office:value-type="float" office:value="34292" table:style-name="ce25">
            <text:p>34,292</text:p>
          </table:table-cell>
          <table:table-cell office:value-type="float" office:value="159733" table:style-name="ce29">
            <text:p>159,733</text:p>
          </table:table-cell>
          <table:table-cell office:value-type="float" office:value="34704" table:style-name="ce29">
            <text:p>34,704</text:p>
          </table:table-cell>
          <table:table-cell office:value-type="float" office:value="33923" table:style-name="ce29">
            <text:p>33,923</text:p>
          </table:table-cell>
          <table:table-cell office:value-type="float" office:value="32328" table:style-name="ce29">
            <text:p>32,328</text:p>
          </table:table-cell>
          <table:table-cell office:value-type="float" office:value="30124" table:style-name="ce29">
            <text:p>30,124</text:p>
          </table:table-cell>
          <table:table-cell office:value-type="float" office:value="28654" table:style-name="ce25">
            <text:p>28,654</text:p>
          </table:table-cell>
          <table:table-cell office:value-type="float" office:value="107719" table:style-name="ce29">
            <text:p>107,719</text:p>
          </table:table-cell>
          <table:table-cell office:value-type="float" office:value="28404" table:style-name="ce29">
            <text:p>28,404</text:p>
          </table:table-cell>
          <table:table-cell office:value-type="float" office:value="24269" table:style-name="ce29">
            <text:p>24,269</text:p>
          </table:table-cell>
          <table:table-cell office:value-type="float" office:value="21149" table:style-name="ce29">
            <text:p>21,149</text:p>
          </table:table-cell>
          <table:table-cell office:value-type="float" office:value="18154" table:style-name="ce29">
            <text:p>18,154</text:p>
          </table:table-cell>
          <table:table-cell office:value-type="float" office:value="15743" table:style-name="ce25">
            <text:p>15,743</text:p>
          </table:table-cell>
          <table:table-cell office:value-type="float" office:value="57263" table:style-name="ce29">
            <text:p>57,263</text:p>
          </table:table-cell>
          <table:table-cell office:value-type="float" office:value="12584" table:style-name="ce29">
            <text:p>12,584</text:p>
          </table:table-cell>
          <table:table-cell office:value-type="float" office:value="10522" table:style-name="ce29">
            <text:p>10,522</text:p>
          </table:table-cell>
          <table:table-cell office:value-type="float" office:value="11741" table:style-name="ce29">
            <text:p>11,741</text:p>
          </table:table-cell>
          <table:table-cell office:value-type="float" office:value="11382" table:style-name="ce29">
            <text:p>11,382</text:p>
          </table:table-cell>
          <table:table-cell office:value-type="float" office:value="11034" table:style-name="ce25">
            <text:p>11,034</text:p>
          </table:table-cell>
          <table:table-cell office:value-type="float" office:value="44248" table:style-name="ce29">
            <text:p>44,248</text:p>
          </table:table-cell>
          <table:table-cell office:value-type="float" office:value="10479" table:style-name="ce29">
            <text:p>10,479</text:p>
          </table:table-cell>
          <table:table-cell office:value-type="float" office:value="9894" table:style-name="ce29">
            <text:p>9,894</text:p>
          </table:table-cell>
          <table:table-cell office:value-type="float" office:value="9131" table:style-name="ce29">
            <text:p>9,131</text:p>
          </table:table-cell>
          <table:table-cell office:value-type="float" office:value="7642" table:style-name="ce29">
            <text:p>7,642</text:p>
          </table:table-cell>
          <table:table-cell office:value-type="float" office:value="7102" table:style-name="ce25">
            <text:p>7,102</text:p>
          </table:table-cell>
          <table:table-cell office:value-type="float" office:value="23725" table:style-name="ce29">
            <text:p>23,725</text:p>
          </table:table-cell>
          <table:table-cell office:value-type="float" office:value="6244" table:style-name="ce29">
            <text:p>6,244</text:p>
          </table:table-cell>
          <table:table-cell office:value-type="float" office:value="5292" table:style-name="ce29">
            <text:p>5,292</text:p>
          </table:table-cell>
          <table:table-cell office:value-type="float" office:value="4611" table:style-name="ce29">
            <text:p>4,611</text:p>
          </table:table-cell>
          <table:table-cell office:value-type="float" office:value="4022" table:style-name="ce29">
            <text:p>4,022</text:p>
          </table:table-cell>
          <table:table-cell office:value-type="float" office:value="3556" table:style-name="ce25">
            <text:p>3,556</text:p>
          </table:table-cell>
          <table:table-cell office:value-type="float" office:value="10791" table:style-name="ce29">
            <text:p>10,791</text:p>
          </table:table-cell>
          <table:table-cell office:value-type="float" office:value="3049" table:style-name="ce29">
            <text:p>3,049</text:p>
          </table:table-cell>
          <table:table-cell office:value-type="float" office:value="2567" table:style-name="ce29">
            <text:p>2,567</text:p>
          </table:table-cell>
          <table:table-cell office:value-type="float" office:value="2135" table:style-name="ce29">
            <text:p>2,135</text:p>
          </table:table-cell>
          <table:table-cell office:value-type="float" office:value="1709" table:style-name="ce29">
            <text:p>1,709</text:p>
          </table:table-cell>
          <table:table-cell office:value-type="float" office:value="1331" table:style-name="ce25">
            <text:p>1,331</text:p>
          </table:table-cell>
          <table:table-cell office:value-type="float" office:value="2603" table:style-name="ce29">
            <text:p>2,603</text:p>
          </table:table-cell>
          <table:table-cell office:value-type="float" office:value="936" table:style-name="ce29">
            <text:p>936</text:p>
          </table:table-cell>
          <table:table-cell office:value-type="float" office:value="678" table:style-name="ce29">
            <text:p>678</text:p>
          </table:table-cell>
          <table:table-cell office:value-type="float" office:value="463" table:style-name="ce29">
            <text:p>463</text:p>
          </table:table-cell>
          <table:table-cell office:value-type="float" office:value="302" table:style-name="ce29">
            <text:p>302</text:p>
          </table:table-cell>
          <table:table-cell office:value-type="float" office:value="224" table:style-name="ce25">
            <text:p>224</text:p>
          </table:table-cell>
          <table:table-cell office:value-type="float" office:value="380" table:style-name="ce29">
            <text:p>380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0350" table:style-name="ce29">
            <text:p>1,380,350</text:p>
          </table:table-cell>
          <table:table-cell office:value-type="float" office:value="59283" table:style-name="ce29">
            <text:p>59,283</text:p>
          </table:table-cell>
          <table:table-cell office:value-type="float" office:value="9584" table:style-name="ce29">
            <text:p>9,584</text:p>
          </table:table-cell>
          <table:table-cell office:value-type="float" office:value="10687" table:style-name="ce29">
            <text:p>10,687</text:p>
          </table:table-cell>
          <table:table-cell office:value-type="float" office:value="11950" table:style-name="ce29">
            <text:p>11,950</text:p>
          </table:table-cell>
          <table:table-cell office:value-type="float" office:value="12889" table:style-name="ce29">
            <text:p>12,889</text:p>
          </table:table-cell>
          <table:table-cell office:value-type="float" office:value="14173" table:style-name="ce29">
            <text:p>14,173</text:p>
          </table:table-cell>
          <table:table-cell office:value-type="float" office:value="75160" table:style-name="ce29">
            <text:p>75,160</text:p>
          </table:table-cell>
          <table:table-cell office:value-type="float" office:value="15022" table:style-name="ce29">
            <text:p>15,022</text:p>
          </table:table-cell>
          <table:table-cell office:value-type="float" office:value="15251" table:style-name="ce29">
            <text:p>15,251</text:p>
          </table:table-cell>
          <table:table-cell office:value-type="float" office:value="15033" table:style-name="ce29">
            <text:p>15,033</text:p>
          </table:table-cell>
          <table:table-cell office:value-type="float" office:value="13353" table:style-name="ce29">
            <text:p>13,353</text:p>
          </table:table-cell>
          <table:table-cell office:value-type="float" office:value="16501" table:style-name="ce25">
            <text:p>16,501</text:p>
          </table:table-cell>
          <table:table-cell office:value-type="float" office:value="65980" table:style-name="ce29">
            <text:p>65,980</text:p>
          </table:table-cell>
          <table:table-cell office:value-type="float" office:value="13798" table:style-name="ce29">
            <text:p>13,798</text:p>
          </table:table-cell>
          <table:table-cell office:value-type="float" office:value="11643" table:style-name="ce29">
            <text:p>11,643</text:p>
          </table:table-cell>
          <table:table-cell office:value-type="float" office:value="13216" table:style-name="ce29">
            <text:p>13,216</text:p>
          </table:table-cell>
          <table:table-cell office:value-type="float" office:value="13246" table:style-name="ce29">
            <text:p>13,246</text:p>
          </table:table-cell>
          <table:table-cell office:value-type="float" office:value="14077" table:style-name="ce25">
            <text:p>14,077</text:p>
          </table:table-cell>
          <table:table-cell office:value-type="float" office:value="73027" table:style-name="ce29">
            <text:p>73,027</text:p>
          </table:table-cell>
          <table:table-cell office:value-type="float" office:value="13956" table:style-name="ce29">
            <text:p>13,956</text:p>
          </table:table-cell>
          <table:table-cell office:value-type="float" office:value="13759" table:style-name="ce29">
            <text:p>13,759</text:p>
          </table:table-cell>
          <table:table-cell office:value-type="float" office:value="14452" table:style-name="ce29">
            <text:p>14,452</text:p>
          </table:table-cell>
          <table:table-cell office:value-type="float" office:value="14760" table:style-name="ce29">
            <text:p>14,760</text:p>
          </table:table-cell>
          <table:table-cell office:value-type="float" office:value="16100" table:style-name="ce25">
            <text:p>16,100</text:p>
          </table:table-cell>
          <table:table-cell office:value-type="float" office:value="94360" table:style-name="ce29">
            <text:p>94,360</text:p>
          </table:table-cell>
          <table:table-cell office:value-type="float" office:value="16675" table:style-name="ce29">
            <text:p>16,675</text:p>
          </table:table-cell>
          <table:table-cell office:value-type="float" office:value="20001" table:style-name="ce29">
            <text:p>20,001</text:p>
          </table:table-cell>
          <table:table-cell office:value-type="float" office:value="18962" table:style-name="ce29">
            <text:p>18,962</text:p>
          </table:table-cell>
          <table:table-cell office:value-type="float" office:value="17359" table:style-name="ce29">
            <text:p>17,359</text:p>
          </table:table-cell>
          <table:table-cell office:value-type="float" office:value="21363" table:style-name="ce25">
            <text:p>21,363</text:p>
          </table:table-cell>
          <table:table-cell office:value-type="float" office:value="104590" table:style-name="ce29">
            <text:p>104,590</text:p>
          </table:table-cell>
          <table:table-cell office:value-type="float" office:value="21279" table:style-name="ce29">
            <text:p>21,279</text:p>
          </table:table-cell>
          <table:table-cell office:value-type="float" office:value="21020" table:style-name="ce29">
            <text:p>21,020</text:p>
          </table:table-cell>
          <table:table-cell office:value-type="float" office:value="20803" table:style-name="ce29">
            <text:p>20,803</text:p>
          </table:table-cell>
          <table:table-cell office:value-type="float" office:value="20847" table:style-name="ce29">
            <text:p>20,847</text:p>
          </table:table-cell>
          <table:table-cell office:value-type="float" office:value="20641" table:style-name="ce25">
            <text:p>20,641</text:p>
          </table:table-cell>
          <table:table-cell office:value-type="float" office:value="103334" table:style-name="ce29">
            <text:p>103,334</text:p>
          </table:table-cell>
          <table:table-cell office:value-type="float" office:value="20502" table:style-name="ce29">
            <text:p>20,502</text:p>
          </table:table-cell>
          <table:table-cell office:value-type="float" office:value="21365" table:style-name="ce29">
            <text:p>21,365</text:p>
          </table:table-cell>
          <table:table-cell office:value-type="float" office:value="19947" table:style-name="ce29">
            <text:p>19,947</text:p>
          </table:table-cell>
          <table:table-cell office:value-type="float" office:value="21903" table:style-name="ce29">
            <text:p>21,903</text:p>
          </table:table-cell>
          <table:table-cell office:value-type="float" office:value="19617" table:style-name="ce25">
            <text:p>19,617</text:p>
          </table:table-cell>
          <table:table-cell office:value-type="float" office:value="109896" table:style-name="ce29">
            <text:p>109,896</text:p>
          </table:table-cell>
          <table:table-cell office:value-type="float" office:value="18822" table:style-name="ce29">
            <text:p>18,822</text:p>
          </table:table-cell>
          <table:table-cell office:value-type="float" office:value="21120" table:style-name="ce29">
            <text:p>21,120</text:p>
          </table:table-cell>
          <table:table-cell office:value-type="float" office:value="22800" table:style-name="ce29">
            <text:p>22,800</text:p>
          </table:table-cell>
          <table:table-cell office:value-type="float" office:value="22965" table:style-name="ce29">
            <text:p>22,965</text:p>
          </table:table-cell>
          <table:table-cell office:value-type="float" office:value="24189" table:style-name="ce25">
            <text:p>24,189</text:p>
          </table:table-cell>
          <table:table-cell office:value-type="float" office:value="120105" table:style-name="ce29">
            <text:p>120,105</text:p>
          </table:table-cell>
          <table:table-cell office:value-type="float" office:value="24878" table:style-name="ce29">
            <text:p>24,878</text:p>
          </table:table-cell>
          <table:table-cell office:value-type="float" office:value="24261" table:style-name="ce29">
            <text:p>24,261</text:p>
          </table:table-cell>
          <table:table-cell office:value-type="float" office:value="24866" table:style-name="ce29">
            <text:p>24,866</text:p>
          </table:table-cell>
          <table:table-cell office:value-type="float" office:value="23836" table:style-name="ce29">
            <text:p>23,836</text:p>
          </table:table-cell>
          <table:table-cell office:value-type="float" office:value="22264" table:style-name="ce25">
            <text:p>22,264</text:p>
          </table:table-cell>
          <table:table-cell office:value-type="float" office:value="102112" table:style-name="ce29">
            <text:p>102,112</text:p>
          </table:table-cell>
          <table:table-cell office:value-type="float" office:value="23635" table:style-name="ce29">
            <text:p>23,635</text:p>
          </table:table-cell>
          <table:table-cell office:value-type="float" office:value="20383" table:style-name="ce29">
            <text:p>20,383</text:p>
          </table:table-cell>
          <table:table-cell office:value-type="float" office:value="19383" table:style-name="ce29">
            <text:p>19,383</text:p>
          </table:table-cell>
          <table:table-cell office:value-type="float" office:value="19459" table:style-name="ce29">
            <text:p>19,459</text:p>
          </table:table-cell>
          <table:table-cell office:value-type="float" office:value="19252" table:style-name="ce25">
            <text:p>19,252</text:p>
          </table:table-cell>
          <table:table-cell office:value-type="float" office:value="99879" table:style-name="ce29">
            <text:p>99,879</text:p>
          </table:table-cell>
          <table:table-cell office:value-type="float" office:value="19547" table:style-name="ce29">
            <text:p>19,547</text:p>
          </table:table-cell>
          <table:table-cell office:value-type="float" office:value="20186" table:style-name="ce29">
            <text:p>20,186</text:p>
          </table:table-cell>
          <table:table-cell office:value-type="float" office:value="20355" table:style-name="ce29">
            <text:p>20,355</text:p>
          </table:table-cell>
          <table:table-cell office:value-type="float" office:value="20467" table:style-name="ce29">
            <text:p>20,467</text:p>
          </table:table-cell>
          <table:table-cell office:value-type="float" office:value="19324" table:style-name="ce25">
            <text:p>19,324</text:p>
          </table:table-cell>
          <table:table-cell office:value-type="float" office:value="98968" table:style-name="ce29">
            <text:p>98,968</text:p>
          </table:table-cell>
          <table:table-cell office:value-type="float" office:value="19887" table:style-name="ce29">
            <text:p>19,887</text:p>
          </table:table-cell>
          <table:table-cell office:value-type="float" office:value="19764" table:style-name="ce29">
            <text:p>19,764</text:p>
          </table:table-cell>
          <table:table-cell office:value-type="float" office:value="19808" table:style-name="ce29">
            <text:p>19,808</text:p>
          </table:table-cell>
          <table:table-cell office:value-type="float" office:value="19966" table:style-name="ce29">
            <text:p>19,966</text:p>
          </table:table-cell>
          <table:table-cell office:value-type="float" office:value="19543" table:style-name="ce25">
            <text:p>19,543</text:p>
          </table:table-cell>
          <table:table-cell office:value-type="float" office:value="88964" table:style-name="ce29">
            <text:p>88,964</text:p>
          </table:table-cell>
          <table:table-cell office:value-type="float" office:value="18777" table:style-name="ce29">
            <text:p>18,777</text:p>
          </table:table-cell>
          <table:table-cell office:value-type="float" office:value="18875" table:style-name="ce29">
            <text:p>18,875</text:p>
          </table:table-cell>
          <table:table-cell office:value-type="float" office:value="17829" table:style-name="ce29">
            <text:p>17,829</text:p>
          </table:table-cell>
          <table:table-cell office:value-type="float" office:value="17270" table:style-name="ce29">
            <text:p>17,270</text:p>
          </table:table-cell>
          <table:table-cell office:value-type="float" office:value="16213" table:style-name="ce25">
            <text:p>16,213</text:p>
          </table:table-cell>
          <table:table-cell office:value-type="float" office:value="75254" table:style-name="ce29">
            <text:p>75,254</text:p>
          </table:table-cell>
          <table:table-cell office:value-type="float" office:value="16445" table:style-name="ce29">
            <text:p>16,445</text:p>
          </table:table-cell>
          <table:table-cell office:value-type="float" office:value="16058" table:style-name="ce29">
            <text:p>16,058</text:p>
          </table:table-cell>
          <table:table-cell office:value-type="float" office:value="15117" table:style-name="ce29">
            <text:p>15,117</text:p>
          </table:table-cell>
          <table:table-cell office:value-type="float" office:value="14134" table:style-name="ce29">
            <text:p>14,134</text:p>
          </table:table-cell>
          <table:table-cell office:value-type="float" office:value="13500" table:style-name="ce25">
            <text:p>13,500</text:p>
          </table:table-cell>
          <table:table-cell office:value-type="float" office:value="50195" table:style-name="ce29">
            <text:p>50,195</text:p>
          </table:table-cell>
          <table:table-cell office:value-type="float" office:value="13155" table:style-name="ce29">
            <text:p>13,155</text:p>
          </table:table-cell>
          <table:table-cell office:value-type="float" office:value="11411" table:style-name="ce29">
            <text:p>11,411</text:p>
          </table:table-cell>
          <table:table-cell office:value-type="float" office:value="9886" table:style-name="ce29">
            <text:p>9,886</text:p>
          </table:table-cell>
          <table:table-cell office:value-type="float" office:value="8439" table:style-name="ce29">
            <text:p>8,439</text:p>
          </table:table-cell>
          <table:table-cell office:value-type="float" office:value="7304" table:style-name="ce25">
            <text:p>7,304</text:p>
          </table:table-cell>
          <table:table-cell office:value-type="float" office:value="25166" table:style-name="ce29">
            <text:p>25,166</text:p>
          </table:table-cell>
          <table:table-cell office:value-type="float" office:value="5581" table:style-name="ce29">
            <text:p>5,581</text:p>
          </table:table-cell>
          <table:table-cell office:value-type="float" office:value="4702" table:style-name="ce29">
            <text:p>4,702</text:p>
          </table:table-cell>
          <table:table-cell office:value-type="float" office:value="5108" table:style-name="ce29">
            <text:p>5,108</text:p>
          </table:table-cell>
          <table:table-cell office:value-type="float" office:value="5018" table:style-name="ce29">
            <text:p>5,018</text:p>
          </table:table-cell>
          <table:table-cell office:value-type="float" office:value="4757" table:style-name="ce25">
            <text:p>4,757</text:p>
          </table:table-cell>
          <table:table-cell office:value-type="float" office:value="18370" table:style-name="ce29">
            <text:p>18,370</text:p>
          </table:table-cell>
          <table:table-cell office:value-type="float" office:value="4487" table:style-name="ce29">
            <text:p>4,487</text:p>
          </table:table-cell>
          <table:table-cell office:value-type="float" office:value="4147" table:style-name="ce29">
            <text:p>4,147</text:p>
          </table:table-cell>
          <table:table-cell office:value-type="float" office:value="3791" table:style-name="ce29">
            <text:p>3,791</text:p>
          </table:table-cell>
          <table:table-cell office:value-type="float" office:value="3076" table:style-name="ce29">
            <text:p>3,076</text:p>
          </table:table-cell>
          <table:table-cell office:value-type="float" office:value="2869" table:style-name="ce25">
            <text:p>2,869</text:p>
          </table:table-cell>
          <table:table-cell office:value-type="float" office:value="9403" table:style-name="ce29">
            <text:p>9,403</text:p>
          </table:table-cell>
          <table:table-cell office:value-type="float" office:value="2501" table:style-name="ce29">
            <text:p>2,501</text:p>
          </table:table-cell>
          <table:table-cell office:value-type="float" office:value="2028" table:style-name="ce29">
            <text:p>2,028</text:p>
          </table:table-cell>
          <table:table-cell office:value-type="float" office:value="1824" table:style-name="ce29">
            <text:p>1,824</text:p>
          </table:table-cell>
          <table:table-cell office:value-type="float" office:value="1595" table:style-name="ce29">
            <text:p>1,595</text:p>
          </table:table-cell>
          <table:table-cell office:value-type="float" office:value="1455" table:style-name="ce25">
            <text:p>1,455</text:p>
          </table:table-cell>
          <table:table-cell office:value-type="float" office:value="4917" table:style-name="ce29">
            <text:p>4,917</text:p>
          </table:table-cell>
          <table:table-cell office:value-type="float" office:value="1324" table:style-name="ce29">
            <text:p>1,324</text:p>
          </table:table-cell>
          <table:table-cell office:value-type="float" office:value="1192" table:style-name="ce29">
            <text:p>1,192</text:p>
          </table:table-cell>
          <table:table-cell office:value-type="float" office:value="962" table:style-name="ce29">
            <text:p>962</text:p>
          </table:table-cell>
          <table:table-cell office:value-type="float" office:value="822" table:style-name="ce29">
            <text:p>822</text:p>
          </table:table-cell>
          <table:table-cell office:value-type="float" office:value="617" table:style-name="ce25">
            <text:p>617</text:p>
          </table:table-cell>
          <table:table-cell office:value-type="float" office:value="1228" table:style-name="ce29">
            <text:p>1,228</text:p>
          </table:table-cell>
          <table:table-cell office:value-type="float" office:value="435" table:style-name="ce29">
            <text:p>435</text:p>
          </table:table-cell>
          <table:table-cell office:value-type="float" office:value="319" table:style-name="ce29">
            <text:p>319</text:p>
          </table:table-cell>
          <table:table-cell office:value-type="float" office:value="230" table:style-name="ce29">
            <text:p>230</text:p>
          </table:table-cell>
          <table:table-cell office:value-type="float" office:value="145" table:style-name="ce29">
            <text:p>145</text:p>
          </table:table-cell>
          <table:table-cell office:value-type="float" office:value="99" table:style-name="ce25">
            <text:p>99</text:p>
          </table:table-cell>
          <table:table-cell office:value-type="float" office:value="159" table:style-name="ce29">
            <text:p>15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1958" table:style-name="ce33">
            <text:p>1,431,958</text:p>
          </table:table-cell>
          <table:table-cell office:value-type="float" office:value="55007" table:style-name="ce32">
            <text:p>55,007</text:p>
          </table:table-cell>
          <table:table-cell office:value-type="float" office:value="8924" table:style-name="ce33">
            <text:p>8,924</text:p>
          </table:table-cell>
          <table:table-cell office:value-type="float" office:value="9887" table:style-name="ce33">
            <text:p>9,887</text:p>
          </table:table-cell>
          <table:table-cell office:value-type="float" office:value="11059" table:style-name="ce33">
            <text:p>11,059</text:p>
          </table:table-cell>
          <table:table-cell office:value-type="float" office:value="12072" table:style-name="ce33">
            <text:p>12,072</text:p>
          </table:table-cell>
          <table:table-cell office:value-type="float" office:value="13065" table:style-name="ce33">
            <text:p>13,065</text:p>
          </table:table-cell>
          <table:table-cell office:value-type="float" office:value="69763" table:style-name="ce33">
            <text:p>69,763</text:p>
          </table:table-cell>
          <table:table-cell office:value-type="float" office:value="13940" table:style-name="ce33">
            <text:p>13,940</text:p>
          </table:table-cell>
          <table:table-cell office:value-type="float" office:value="13921" table:style-name="ce33">
            <text:p>13,921</text:p>
          </table:table-cell>
          <table:table-cell office:value-type="float" office:value="14099" table:style-name="ce33">
            <text:p>14,099</text:p>
          </table:table-cell>
          <table:table-cell office:value-type="float" office:value="12369" table:style-name="ce33">
            <text:p>12,369</text:p>
          </table:table-cell>
          <table:table-cell office:value-type="float" office:value="15434" table:style-name="ce32">
            <text:p>15,434</text:p>
          </table:table-cell>
          <table:table-cell office:value-type="float" office:value="60933" table:style-name="ce33">
            <text:p>60,933</text:p>
          </table:table-cell>
          <table:table-cell office:value-type="float" office:value="12919" table:style-name="ce33">
            <text:p>12,919</text:p>
          </table:table-cell>
          <table:table-cell office:value-type="float" office:value="10520" table:style-name="ce33">
            <text:p>10,520</text:p>
          </table:table-cell>
          <table:table-cell office:value-type="float" office:value="12082" table:style-name="ce33">
            <text:p>12,082</text:p>
          </table:table-cell>
          <table:table-cell office:value-type="float" office:value="12102" table:style-name="ce33">
            <text:p>12,102</text:p>
          </table:table-cell>
          <table:table-cell office:value-type="float" office:value="13310" table:style-name="ce32">
            <text:p>13,310</text:p>
          </table:table-cell>
          <table:table-cell office:value-type="float" office:value="67435" table:style-name="ce33">
            <text:p>67,435</text:p>
          </table:table-cell>
          <table:table-cell office:value-type="float" office:value="12640" table:style-name="ce33">
            <text:p>12,640</text:p>
          </table:table-cell>
          <table:table-cell office:value-type="float" office:value="12815" table:style-name="ce33">
            <text:p>12,815</text:p>
          </table:table-cell>
          <table:table-cell office:value-type="float" office:value="13536" table:style-name="ce33">
            <text:p>13,536</text:p>
          </table:table-cell>
          <table:table-cell office:value-type="float" office:value="13530" table:style-name="ce33">
            <text:p>13,530</text:p>
          </table:table-cell>
          <table:table-cell office:value-type="float" office:value="14914" table:style-name="ce32">
            <text:p>14,914</text:p>
          </table:table-cell>
          <table:table-cell office:value-type="float" office:value="87560" table:style-name="ce33">
            <text:p>87,560</text:p>
          </table:table-cell>
          <table:table-cell office:value-type="float" office:value="15686" table:style-name="ce33">
            <text:p>15,686</text:p>
          </table:table-cell>
          <table:table-cell office:value-type="float" office:value="18623" table:style-name="ce33">
            <text:p>18,623</text:p>
          </table:table-cell>
          <table:table-cell office:value-type="float" office:value="17561" table:style-name="ce33">
            <text:p>17,561</text:p>
          </table:table-cell>
          <table:table-cell office:value-type="float" office:value="16113" table:style-name="ce33">
            <text:p>16,113</text:p>
          </table:table-cell>
          <table:table-cell office:value-type="float" office:value="19577" table:style-name="ce32">
            <text:p>19,577</text:p>
          </table:table-cell>
          <table:table-cell office:value-type="float" office:value="98844" table:style-name="ce33">
            <text:p>98,844</text:p>
          </table:table-cell>
          <table:table-cell office:value-type="float" office:value="20180" table:style-name="ce33">
            <text:p>20,180</text:p>
          </table:table-cell>
          <table:table-cell office:value-type="float" office:value="19771" table:style-name="ce33">
            <text:p>19,771</text:p>
          </table:table-cell>
          <table:table-cell office:value-type="float" office:value="19549" table:style-name="ce33">
            <text:p>19,549</text:p>
          </table:table-cell>
          <table:table-cell office:value-type="float" office:value="19812" table:style-name="ce33">
            <text:p>19,812</text:p>
          </table:table-cell>
          <table:table-cell office:value-type="float" office:value="19532" table:style-name="ce32">
            <text:p>19,532</text:p>
          </table:table-cell>
          <table:table-cell office:value-type="float" office:value="99257" table:style-name="ce33">
            <text:p>99,257</text:p>
          </table:table-cell>
          <table:table-cell office:value-type="float" office:value="19264" table:style-name="ce33">
            <text:p>19,264</text:p>
          </table:table-cell>
          <table:table-cell office:value-type="float" office:value="20646" table:style-name="ce33">
            <text:p>20,646</text:p>
          </table:table-cell>
          <table:table-cell office:value-type="float" office:value="19179" table:style-name="ce33">
            <text:p>19,179</text:p>
          </table:table-cell>
          <table:table-cell office:value-type="float" office:value="20888" table:style-name="ce33">
            <text:p>20,888</text:p>
          </table:table-cell>
          <table:table-cell office:value-type="float" office:value="19280" table:style-name="ce32">
            <text:p>19,280</text:p>
          </table:table-cell>
          <table:table-cell office:value-type="float" office:value="113083" table:style-name="ce33">
            <text:p>113,083</text:p>
          </table:table-cell>
          <table:table-cell office:value-type="float" office:value="18826" table:style-name="ce33">
            <text:p>18,826</text:p>
          </table:table-cell>
          <table:table-cell office:value-type="float" office:value="21738" table:style-name="ce33">
            <text:p>21,738</text:p>
          </table:table-cell>
          <table:table-cell office:value-type="float" office:value="23354" table:style-name="ce33">
            <text:p>23,354</text:p>
          </table:table-cell>
          <table:table-cell office:value-type="float" office:value="23764" table:style-name="ce33">
            <text:p>23,764</text:p>
          </table:table-cell>
          <table:table-cell office:value-type="float" office:value="25401" table:style-name="ce32">
            <text:p>25,401</text:p>
          </table:table-cell>
          <table:table-cell office:value-type="float" office:value="125810" table:style-name="ce33">
            <text:p>125,810</text:p>
          </table:table-cell>
          <table:table-cell office:value-type="float" office:value="25661" table:style-name="ce33">
            <text:p>25,661</text:p>
          </table:table-cell>
          <table:table-cell office:value-type="float" office:value="25688" table:style-name="ce33">
            <text:p>25,688</text:p>
          </table:table-cell>
          <table:table-cell office:value-type="float" office:value="25667" table:style-name="ce33">
            <text:p>25,667</text:p>
          </table:table-cell>
          <table:table-cell office:value-type="float" office:value="25199" table:style-name="ce33">
            <text:p>25,199</text:p>
          </table:table-cell>
          <table:table-cell office:value-type="float" office:value="23595" table:style-name="ce32">
            <text:p>23,595</text:p>
          </table:table-cell>
          <table:table-cell office:value-type="float" office:value="112310" table:style-name="ce33">
            <text:p>112,310</text:p>
          </table:table-cell>
          <table:table-cell office:value-type="float" office:value="25576" table:style-name="ce33">
            <text:p>25,576</text:p>
          </table:table-cell>
          <table:table-cell office:value-type="float" office:value="22183" table:style-name="ce33">
            <text:p>22,183</text:p>
          </table:table-cell>
          <table:table-cell office:value-type="float" office:value="21183" table:style-name="ce33">
            <text:p>21,183</text:p>
          </table:table-cell>
          <table:table-cell office:value-type="float" office:value="21586" table:style-name="ce33">
            <text:p>21,586</text:p>
          </table:table-cell>
          <table:table-cell office:value-type="float" office:value="21782" table:style-name="ce32">
            <text:p>21,782</text:p>
          </table:table-cell>
          <table:table-cell office:value-type="float" office:value="110974" table:style-name="ce33">
            <text:p>110,974</text:p>
          </table:table-cell>
          <table:table-cell office:value-type="float" office:value="21941" table:style-name="ce33">
            <text:p>21,941</text:p>
          </table:table-cell>
          <table:table-cell office:value-type="float" office:value="22536" table:style-name="ce33">
            <text:p>22,536</text:p>
          </table:table-cell>
          <table:table-cell office:value-type="float" office:value="22409" table:style-name="ce33">
            <text:p>22,409</text:p>
          </table:table-cell>
          <table:table-cell office:value-type="float" office:value="22564" table:style-name="ce33">
            <text:p>22,564</text:p>
          </table:table-cell>
          <table:table-cell office:value-type="float" office:value="21524" table:style-name="ce32">
            <text:p>21,524</text:p>
          </table:table-cell>
          <table:table-cell office:value-type="float" office:value="110277" table:style-name="ce33">
            <text:p>110,277</text:p>
          </table:table-cell>
          <table:table-cell office:value-type="float" office:value="22253" table:style-name="ce33">
            <text:p>22,253</text:p>
          </table:table-cell>
          <table:table-cell office:value-type="float" office:value="21837" table:style-name="ce33">
            <text:p>21,837</text:p>
          </table:table-cell>
          <table:table-cell office:value-type="float" office:value="22231" table:style-name="ce33">
            <text:p>22,231</text:p>
          </table:table-cell>
          <table:table-cell office:value-type="float" office:value="22460" table:style-name="ce33">
            <text:p>22,460</text:p>
          </table:table-cell>
          <table:table-cell office:value-type="float" office:value="21496" table:style-name="ce32">
            <text:p>21,496</text:p>
          </table:table-cell>
          <table:table-cell office:value-type="float" office:value="98935" table:style-name="ce33">
            <text:p>98,935</text:p>
          </table:table-cell>
          <table:table-cell office:value-type="float" office:value="21006" table:style-name="ce33">
            <text:p>21,006</text:p>
          </table:table-cell>
          <table:table-cell office:value-type="float" office:value="20547" table:style-name="ce33">
            <text:p>20,547</text:p>
          </table:table-cell>
          <table:table-cell office:value-type="float" office:value="20019" table:style-name="ce33">
            <text:p>20,019</text:p>
          </table:table-cell>
          <table:table-cell office:value-type="float" office:value="19284" table:style-name="ce33">
            <text:p>19,284</text:p>
          </table:table-cell>
          <table:table-cell office:value-type="float" office:value="18079" table:style-name="ce32">
            <text:p>18,079</text:p>
          </table:table-cell>
          <table:table-cell office:value-type="float" office:value="84479" table:style-name="ce33">
            <text:p>84,479</text:p>
          </table:table-cell>
          <table:table-cell office:value-type="float" office:value="18259" table:style-name="ce33">
            <text:p>18,259</text:p>
          </table:table-cell>
          <table:table-cell office:value-type="float" office:value="17865" table:style-name="ce33">
            <text:p>17,865</text:p>
          </table:table-cell>
          <table:table-cell office:value-type="float" office:value="17211" table:style-name="ce33">
            <text:p>17,211</text:p>
          </table:table-cell>
          <table:table-cell office:value-type="float" office:value="15990" table:style-name="ce33">
            <text:p>15,990</text:p>
          </table:table-cell>
          <table:table-cell office:value-type="float" office:value="15154" table:style-name="ce32">
            <text:p>15,154</text:p>
          </table:table-cell>
          <table:table-cell office:value-type="float" office:value="57524" table:style-name="ce33">
            <text:p>57,524</text:p>
          </table:table-cell>
          <table:table-cell office:value-type="float" office:value="15249" table:style-name="ce33">
            <text:p>15,249</text:p>
          </table:table-cell>
          <table:table-cell office:value-type="float" office:value="12858" table:style-name="ce33">
            <text:p>12,858</text:p>
          </table:table-cell>
          <table:table-cell office:value-type="float" office:value="11263" table:style-name="ce33">
            <text:p>11,263</text:p>
          </table:table-cell>
          <table:table-cell office:value-type="float" office:value="9715" table:style-name="ce33">
            <text:p>9,715</text:p>
          </table:table-cell>
          <table:table-cell office:value-type="float" office:value="8439" table:style-name="ce32">
            <text:p>8,439</text:p>
          </table:table-cell>
          <table:table-cell office:value-type="float" office:value="32097" table:style-name="ce33">
            <text:p>32,097</text:p>
          </table:table-cell>
          <table:table-cell office:value-type="float" office:value="7003" table:style-name="ce33">
            <text:p>7,003</text:p>
          </table:table-cell>
          <table:table-cell office:value-type="float" office:value="5820" table:style-name="ce33">
            <text:p>5,820</text:p>
          </table:table-cell>
          <table:table-cell office:value-type="float" office:value="6633" table:style-name="ce33">
            <text:p>6,633</text:p>
          </table:table-cell>
          <table:table-cell office:value-type="float" office:value="6364" table:style-name="ce33">
            <text:p>6,364</text:p>
          </table:table-cell>
          <table:table-cell office:value-type="float" office:value="6277" table:style-name="ce32">
            <text:p>6,277</text:p>
          </table:table-cell>
          <table:table-cell office:value-type="float" office:value="25878" table:style-name="ce33">
            <text:p>25,878</text:p>
          </table:table-cell>
          <table:table-cell office:value-type="float" office:value="5992" table:style-name="ce33">
            <text:p>5,992</text:p>
          </table:table-cell>
          <table:table-cell office:value-type="float" office:value="5747" table:style-name="ce33">
            <text:p>5,747</text:p>
          </table:table-cell>
          <table:table-cell office:value-type="float" office:value="5340" table:style-name="ce33">
            <text:p>5,340</text:p>
          </table:table-cell>
          <table:table-cell office:value-type="float" office:value="4566" table:style-name="ce33">
            <text:p>4,566</text:p>
          </table:table-cell>
          <table:table-cell office:value-type="float" office:value="4233" table:style-name="ce32">
            <text:p>4,233</text:p>
          </table:table-cell>
          <table:table-cell office:value-type="float" office:value="14322" table:style-name="ce33">
            <text:p>14,322</text:p>
          </table:table-cell>
          <table:table-cell office:value-type="float" office:value="3743" table:style-name="ce33">
            <text:p>3,743</text:p>
          </table:table-cell>
          <table:table-cell office:value-type="float" office:value="3264" table:style-name="ce33">
            <text:p>3,264</text:p>
          </table:table-cell>
          <table:table-cell office:value-type="float" office:value="2787" table:style-name="ce33">
            <text:p>2,787</text:p>
          </table:table-cell>
          <table:table-cell office:value-type="float" office:value="2427" table:style-name="ce33">
            <text:p>2,427</text:p>
          </table:table-cell>
          <table:table-cell office:value-type="float" office:value="2101" table:style-name="ce32">
            <text:p>2,101</text:p>
          </table:table-cell>
          <table:table-cell office:value-type="float" office:value="5874" table:style-name="ce33">
            <text:p>5,874</text:p>
          </table:table-cell>
          <table:table-cell office:value-type="float" office:value="1725" table:style-name="ce33">
            <text:p>1,725</text:p>
          </table:table-cell>
          <table:table-cell office:value-type="float" office:value="1375" table:style-name="ce33">
            <text:p>1,375</text:p>
          </table:table-cell>
          <table:table-cell office:value-type="float" office:value="1173" table:style-name="ce33">
            <text:p>1,173</text:p>
          </table:table-cell>
          <table:table-cell office:value-type="float" office:value="887" table:style-name="ce33">
            <text:p>887</text:p>
          </table:table-cell>
          <table:table-cell office:value-type="float" office:value="714" table:style-name="ce32">
            <text:p>714</text:p>
          </table:table-cell>
          <table:table-cell office:value-type="float" office:value="1375" table:style-name="ce33">
            <text:p>1,375</text:p>
          </table:table-cell>
          <table:table-cell office:value-type="float" office:value="501" table:style-name="ce33">
            <text:p>501</text:p>
          </table:table-cell>
          <table:table-cell office:value-type="float" office:value="359" table:style-name="ce33">
            <text:p>359</text:p>
          </table:table-cell>
          <table:table-cell office:value-type="float" office:value="233" table:style-name="ce33">
            <text:p>233</text:p>
          </table:table-cell>
          <table:table-cell office:value-type="float" office:value="157" table:style-name="ce33">
            <text:p>157</text:p>
          </table:table-cell>
          <table:table-cell office:value-type="float" office:value="125" table:style-name="ce32">
            <text:p>125</text:p>
          </table:table-cell>
          <table:table-cell office:value-type="float" office:value="221" table:style-name="ce33">
            <text:p>22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0379" table:style-name="ce29">
            <text:p>1,860,379</text:p>
          </table:table-cell>
          <table:table-cell office:value-type="float" office:value="61607" table:style-name="ce29">
            <text:p>61,607</text:p>
          </table:table-cell>
          <table:table-cell office:value-type="float" office:value="9596" table:style-name="ce29">
            <text:p>9,596</text:p>
          </table:table-cell>
          <table:table-cell office:value-type="float" office:value="11160" table:style-name="ce29">
            <text:p>11,160</text:p>
          </table:table-cell>
          <table:table-cell office:value-type="float" office:value="12609" table:style-name="ce29">
            <text:p>12,609</text:p>
          </table:table-cell>
          <table:table-cell office:value-type="float" office:value="13471" table:style-name="ce29">
            <text:p>13,471</text:p>
          </table:table-cell>
          <table:table-cell office:value-type="float" office:value="14771" table:style-name="ce29">
            <text:p>14,771</text:p>
          </table:table-cell>
          <table:table-cell office:value-type="float" office:value="82533" table:style-name="ce29">
            <text:p>82,533</text:p>
          </table:table-cell>
          <table:table-cell office:value-type="float" office:value="15689" table:style-name="ce29">
            <text:p>15,689</text:p>
          </table:table-cell>
          <table:table-cell office:value-type="float" office:value="16860" table:style-name="ce29">
            <text:p>16,860</text:p>
          </table:table-cell>
          <table:table-cell office:value-type="float" office:value="16377" table:style-name="ce29">
            <text:p>16,377</text:p>
          </table:table-cell>
          <table:table-cell office:value-type="float" office:value="14880" table:style-name="ce29">
            <text:p>14,880</text:p>
          </table:table-cell>
          <table:table-cell office:value-type="float" office:value="18727" table:style-name="ce25">
            <text:p>18,727</text:p>
          </table:table-cell>
          <table:table-cell office:value-type="float" office:value="73589" table:style-name="ce29">
            <text:p>73,589</text:p>
          </table:table-cell>
          <table:table-cell office:value-type="float" office:value="15231" table:style-name="ce29">
            <text:p>15,231</text:p>
          </table:table-cell>
          <table:table-cell office:value-type="float" office:value="12468" table:style-name="ce29">
            <text:p>12,468</text:p>
          </table:table-cell>
          <table:table-cell office:value-type="float" office:value="14940" table:style-name="ce29">
            <text:p>14,940</text:p>
          </table:table-cell>
          <table:table-cell office:value-type="float" office:value="15289" table:style-name="ce29">
            <text:p>15,289</text:p>
          </table:table-cell>
          <table:table-cell office:value-type="float" office:value="15661" table:style-name="ce25">
            <text:p>15,661</text:p>
          </table:table-cell>
          <table:table-cell office:value-type="float" office:value="82350" table:style-name="ce29">
            <text:p>82,350</text:p>
          </table:table-cell>
          <table:table-cell office:value-type="float" office:value="15533" table:style-name="ce29">
            <text:p>15,533</text:p>
          </table:table-cell>
          <table:table-cell office:value-type="float" office:value="15728" table:style-name="ce29">
            <text:p>15,728</text:p>
          </table:table-cell>
          <table:table-cell office:value-type="float" office:value="16126" table:style-name="ce29">
            <text:p>16,126</text:p>
          </table:table-cell>
          <table:table-cell office:value-type="float" office:value="16780" table:style-name="ce29">
            <text:p>16,780</text:p>
          </table:table-cell>
          <table:table-cell office:value-type="float" office:value="18183" table:style-name="ce25">
            <text:p>18,183</text:p>
          </table:table-cell>
          <table:table-cell office:value-type="float" office:value="107838" table:style-name="ce29">
            <text:p>107,838</text:p>
          </table:table-cell>
          <table:table-cell office:value-type="float" office:value="18924" table:style-name="ce29">
            <text:p>18,924</text:p>
          </table:table-cell>
          <table:table-cell office:value-type="float" office:value="23103" table:style-name="ce29">
            <text:p>23,103</text:p>
          </table:table-cell>
          <table:table-cell office:value-type="float" office:value="21486" table:style-name="ce29">
            <text:p>21,486</text:p>
          </table:table-cell>
          <table:table-cell office:value-type="float" office:value="19875" table:style-name="ce29">
            <text:p>19,875</text:p>
          </table:table-cell>
          <table:table-cell office:value-type="float" office:value="24450" table:style-name="ce25">
            <text:p>24,450</text:p>
          </table:table-cell>
          <table:table-cell office:value-type="float" office:value="123197" table:style-name="ce29">
            <text:p>123,197</text:p>
          </table:table-cell>
          <table:table-cell office:value-type="float" office:value="24313" table:style-name="ce29">
            <text:p>24,313</text:p>
          </table:table-cell>
          <table:table-cell office:value-type="float" office:value="24911" table:style-name="ce29">
            <text:p>24,911</text:p>
          </table:table-cell>
          <table:table-cell office:value-type="float" office:value="24565" table:style-name="ce29">
            <text:p>24,565</text:p>
          </table:table-cell>
          <table:table-cell office:value-type="float" office:value="25215" table:style-name="ce29">
            <text:p>25,215</text:p>
          </table:table-cell>
          <table:table-cell office:value-type="float" office:value="24193" table:style-name="ce25">
            <text:p>24,193</text:p>
          </table:table-cell>
          <table:table-cell office:value-type="float" office:value="126938" table:style-name="ce29">
            <text:p>126,938</text:p>
          </table:table-cell>
          <table:table-cell office:value-type="float" office:value="24597" table:style-name="ce29">
            <text:p>24,597</text:p>
          </table:table-cell>
          <table:table-cell office:value-type="float" office:value="25941" table:style-name="ce29">
            <text:p>25,941</text:p>
          </table:table-cell>
          <table:table-cell office:value-type="float" office:value="24353" table:style-name="ce29">
            <text:p>24,353</text:p>
          </table:table-cell>
          <table:table-cell office:value-type="float" office:value="27415" table:style-name="ce29">
            <text:p>27,415</text:p>
          </table:table-cell>
          <table:table-cell office:value-type="float" office:value="24632" table:style-name="ce25">
            <text:p>24,632</text:p>
          </table:table-cell>
          <table:table-cell office:value-type="float" office:value="143261" table:style-name="ce29">
            <text:p>143,261</text:p>
          </table:table-cell>
          <table:table-cell office:value-type="float" office:value="23843" table:style-name="ce29">
            <text:p>23,843</text:p>
          </table:table-cell>
          <table:table-cell office:value-type="float" office:value="27108" table:style-name="ce29">
            <text:p>27,108</text:p>
          </table:table-cell>
          <table:table-cell office:value-type="float" office:value="29750" table:style-name="ce29">
            <text:p>29,750</text:p>
          </table:table-cell>
          <table:table-cell office:value-type="float" office:value="30264" table:style-name="ce29">
            <text:p>30,264</text:p>
          </table:table-cell>
          <table:table-cell office:value-type="float" office:value="32296" table:style-name="ce25">
            <text:p>32,296</text:p>
          </table:table-cell>
          <table:table-cell office:value-type="float" office:value="161290" table:style-name="ce29">
            <text:p>161,290</text:p>
          </table:table-cell>
          <table:table-cell office:value-type="float" office:value="33095" table:style-name="ce29">
            <text:p>33,095</text:p>
          </table:table-cell>
          <table:table-cell office:value-type="float" office:value="32428" table:style-name="ce29">
            <text:p>32,428</text:p>
          </table:table-cell>
          <table:table-cell office:value-type="float" office:value="33232" table:style-name="ce29">
            <text:p>33,232</text:p>
          </table:table-cell>
          <table:table-cell office:value-type="float" office:value="32219" table:style-name="ce29">
            <text:p>32,219</text:p>
          </table:table-cell>
          <table:table-cell office:value-type="float" office:value="30316" table:style-name="ce25">
            <text:p>30,316</text:p>
          </table:table-cell>
          <table:table-cell office:value-type="float" office:value="141608" table:style-name="ce29">
            <text:p>141,608</text:p>
          </table:table-cell>
          <table:table-cell office:value-type="float" office:value="33087" table:style-name="ce29">
            <text:p>33,087</text:p>
          </table:table-cell>
          <table:table-cell office:value-type="float" office:value="28133" table:style-name="ce29">
            <text:p>28,133</text:p>
          </table:table-cell>
          <table:table-cell office:value-type="float" office:value="27027" table:style-name="ce29">
            <text:p>27,027</text:p>
          </table:table-cell>
          <table:table-cell office:value-type="float" office:value="26839" table:style-name="ce29">
            <text:p>26,839</text:p>
          </table:table-cell>
          <table:table-cell office:value-type="float" office:value="26522" table:style-name="ce25">
            <text:p>26,522</text:p>
          </table:table-cell>
          <table:table-cell office:value-type="float" office:value="141091" table:style-name="ce29">
            <text:p>141,091</text:p>
          </table:table-cell>
          <table:table-cell office:value-type="float" office:value="27298" table:style-name="ce29">
            <text:p>27,298</text:p>
          </table:table-cell>
          <table:table-cell office:value-type="float" office:value="28317" table:style-name="ce29">
            <text:p>28,317</text:p>
          </table:table-cell>
          <table:table-cell office:value-type="float" office:value="28727" table:style-name="ce29">
            <text:p>28,727</text:p>
          </table:table-cell>
          <table:table-cell office:value-type="float" office:value="29052" table:style-name="ce29">
            <text:p>29,052</text:p>
          </table:table-cell>
          <table:table-cell office:value-type="float" office:value="27697" table:style-name="ce25">
            <text:p>27,697</text:p>
          </table:table-cell>
          <table:table-cell office:value-type="float" office:value="149245" table:style-name="ce29">
            <text:p>149,245</text:p>
          </table:table-cell>
          <table:table-cell office:value-type="float" office:value="29625" table:style-name="ce29">
            <text:p>29,625</text:p>
          </table:table-cell>
          <table:table-cell office:value-type="float" office:value="29452" table:style-name="ce29">
            <text:p>29,452</text:p>
          </table:table-cell>
          <table:table-cell office:value-type="float" office:value="29830" table:style-name="ce29">
            <text:p>29,830</text:p>
          </table:table-cell>
          <table:table-cell office:value-type="float" office:value="30152" table:style-name="ce29">
            <text:p>30,152</text:p>
          </table:table-cell>
          <table:table-cell office:value-type="float" office:value="30186" table:style-name="ce25">
            <text:p>30,186</text:p>
          </table:table-cell>
          <table:table-cell office:value-type="float" office:value="142342" table:style-name="ce29">
            <text:p>142,342</text:p>
          </table:table-cell>
          <table:table-cell office:value-type="float" office:value="30004" table:style-name="ce29">
            <text:p>30,004</text:p>
          </table:table-cell>
          <table:table-cell office:value-type="float" office:value="29838" table:style-name="ce29">
            <text:p>29,838</text:p>
          </table:table-cell>
          <table:table-cell office:value-type="float" office:value="28525" table:style-name="ce29">
            <text:p>28,525</text:p>
          </table:table-cell>
          <table:table-cell office:value-type="float" office:value="27564" table:style-name="ce29">
            <text:p>27,564</text:p>
          </table:table-cell>
          <table:table-cell office:value-type="float" office:value="26411" table:style-name="ce25">
            <text:p>26,411</text:p>
          </table:table-cell>
          <table:table-cell office:value-type="float" office:value="118105" table:style-name="ce29">
            <text:p>118,105</text:p>
          </table:table-cell>
          <table:table-cell office:value-type="float" office:value="26374" table:style-name="ce29">
            <text:p>26,374</text:p>
          </table:table-cell>
          <table:table-cell office:value-type="float" office:value="24844" table:style-name="ce29">
            <text:p>24,844</text:p>
          </table:table-cell>
          <table:table-cell office:value-type="float" office:value="23640" table:style-name="ce29">
            <text:p>23,640</text:p>
          </table:table-cell>
          <table:table-cell office:value-type="float" office:value="21978" table:style-name="ce29">
            <text:p>21,978</text:p>
          </table:table-cell>
          <table:table-cell office:value-type="float" office:value="21269" table:style-name="ce25">
            <text:p>21,269</text:p>
          </table:table-cell>
          <table:table-cell office:value-type="float" office:value="83452" table:style-name="ce29">
            <text:p>83,452</text:p>
          </table:table-cell>
          <table:table-cell office:value-type="float" office:value="21891" table:style-name="ce29">
            <text:p>21,891</text:p>
          </table:table-cell>
          <table:table-cell office:value-type="float" office:value="17944" table:style-name="ce29">
            <text:p>17,944</text:p>
          </table:table-cell>
          <table:table-cell office:value-type="float" office:value="16511" table:style-name="ce29">
            <text:p>16,511</text:p>
          </table:table-cell>
          <table:table-cell office:value-type="float" office:value="14589" table:style-name="ce29">
            <text:p>14,589</text:p>
          </table:table-cell>
          <table:table-cell office:value-type="float" office:value="12517" table:style-name="ce25">
            <text:p>12,517</text:p>
          </table:table-cell>
          <table:table-cell office:value-type="float" office:value="45748" table:style-name="ce29">
            <text:p>45,748</text:p>
          </table:table-cell>
          <table:table-cell office:value-type="float" office:value="9235" table:style-name="ce29">
            <text:p>9,235</text:p>
          </table:table-cell>
          <table:table-cell office:value-type="float" office:value="7982" table:style-name="ce29">
            <text:p>7,982</text:p>
          </table:table-cell>
          <table:table-cell office:value-type="float" office:value="9771" table:style-name="ce29">
            <text:p>9,771</text:p>
          </table:table-cell>
          <table:table-cell office:value-type="float" office:value="9902" table:style-name="ce29">
            <text:p>9,902</text:p>
          </table:table-cell>
          <table:table-cell office:value-type="float" office:value="8858" table:style-name="ce25">
            <text:p>8,858</text:p>
          </table:table-cell>
          <table:table-cell office:value-type="float" office:value="39311" table:style-name="ce29">
            <text:p>39,311</text:p>
          </table:table-cell>
          <table:table-cell office:value-type="float" office:value="9132" table:style-name="ce29">
            <text:p>9,132</text:p>
          </table:table-cell>
          <table:table-cell office:value-type="float" office:value="8669" table:style-name="ce29">
            <text:p>8,669</text:p>
          </table:table-cell>
          <table:table-cell office:value-type="float" office:value="7846" table:style-name="ce29">
            <text:p>7,846</text:p>
          </table:table-cell>
          <table:table-cell office:value-type="float" office:value="7182" table:style-name="ce29">
            <text:p>7,182</text:p>
          </table:table-cell>
          <table:table-cell office:value-type="float" office:value="6482" table:style-name="ce25">
            <text:p>6,482</text:p>
          </table:table-cell>
          <table:table-cell office:value-type="float" office:value="23826" table:style-name="ce29">
            <text:p>23,826</text:p>
          </table:table-cell>
          <table:table-cell office:value-type="float" office:value="5943" table:style-name="ce29">
            <text:p>5,943</text:p>
          </table:table-cell>
          <table:table-cell office:value-type="float" office:value="5569" table:style-name="ce29">
            <text:p>5,569</text:p>
          </table:table-cell>
          <table:table-cell office:value-type="float" office:value="4952" table:style-name="ce29">
            <text:p>4,952</text:p>
          </table:table-cell>
          <table:table-cell office:value-type="float" office:value="4027" table:style-name="ce29">
            <text:p>4,027</text:p>
          </table:table-cell>
          <table:table-cell office:value-type="float" office:value="3335" table:style-name="ce25">
            <text:p>3,335</text:p>
          </table:table-cell>
          <table:table-cell office:value-type="float" office:value="10460" table:style-name="ce29">
            <text:p>10,460</text:p>
          </table:table-cell>
          <table:table-cell office:value-type="float" office:value="3168" table:style-name="ce29">
            <text:p>3,168</text:p>
          </table:table-cell>
          <table:table-cell office:value-type="float" office:value="2597" table:style-name="ce29">
            <text:p>2,597</text:p>
          </table:table-cell>
          <table:table-cell office:value-type="float" office:value="1977" table:style-name="ce29">
            <text:p>1,977</text:p>
          </table:table-cell>
          <table:table-cell office:value-type="float" office:value="1581" table:style-name="ce29">
            <text:p>1,581</text:p>
          </table:table-cell>
          <table:table-cell office:value-type="float" office:value="1137" table:style-name="ce25">
            <text:p>1,137</text:p>
          </table:table-cell>
          <table:table-cell office:value-type="float" office:value="2305" table:style-name="ce29">
            <text:p>2,305</text:p>
          </table:table-cell>
          <table:table-cell office:value-type="float" office:value="867" table:style-name="ce29">
            <text:p>867</text:p>
          </table:table-cell>
          <table:table-cell office:value-type="float" office:value="586" table:style-name="ce29">
            <text:p>586</text:p>
          </table:table-cell>
          <table:table-cell office:value-type="float" office:value="429" table:style-name="ce29">
            <text:p>429</text:p>
          </table:table-cell>
          <table:table-cell office:value-type="float" office:value="252" table:style-name="ce29">
            <text:p>252</text:p>
          </table:table-cell>
          <table:table-cell office:value-type="float" office:value="171" table:style-name="ce25">
            <text:p>171</text:p>
          </table:table-cell>
          <table:table-cell office:value-type="float" office:value="283" table:style-name="ce29">
            <text:p>28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6320" table:style-name="ce29">
            <text:p>926,320</text:p>
          </table:table-cell>
          <table:table-cell office:value-type="float" office:value="31944" table:style-name="ce29">
            <text:p>31,944</text:p>
          </table:table-cell>
          <table:table-cell office:value-type="float" office:value="5023" table:style-name="ce35">
            <text:p>5,023</text:p>
          </table:table-cell>
          <table:table-cell office:value-type="float" office:value="5824" table:style-name="ce35">
            <text:p>5,824</text:p>
          </table:table-cell>
          <table:table-cell office:value-type="float" office:value="6533" table:style-name="ce35">
            <text:p>6,533</text:p>
          </table:table-cell>
          <table:table-cell office:value-type="float" office:value="6951" table:style-name="ce35">
            <text:p>6,951</text:p>
          </table:table-cell>
          <table:table-cell office:value-type="float" office:value="7613" table:style-name="ce35">
            <text:p>7,613</text:p>
          </table:table-cell>
          <table:table-cell office:value-type="float" office:value="42652" table:style-name="ce35">
            <text:p>42,652</text:p>
          </table:table-cell>
          <table:table-cell office:value-type="float" office:value="8212" table:style-name="ce35">
            <text:p>8,212</text:p>
          </table:table-cell>
          <table:table-cell office:value-type="float" office:value="8739" table:style-name="ce35">
            <text:p>8,739</text:p>
          </table:table-cell>
          <table:table-cell office:value-type="float" office:value="8436" table:style-name="ce35">
            <text:p>8,436</text:p>
          </table:table-cell>
          <table:table-cell office:value-type="float" office:value="7646" table:style-name="ce35">
            <text:p>7,646</text:p>
          </table:table-cell>
          <table:table-cell office:value-type="float" office:value="9619" table:style-name="ce36">
            <text:p>9,619</text:p>
          </table:table-cell>
          <table:table-cell office:value-type="float" office:value="38362" table:style-name="ce35">
            <text:p>38,362</text:p>
          </table:table-cell>
          <table:table-cell office:value-type="float" office:value="7996" table:style-name="ce35">
            <text:p>7,996</text:p>
          </table:table-cell>
          <table:table-cell office:value-type="float" office:value="6563" table:style-name="ce35">
            <text:p>6,563</text:p>
          </table:table-cell>
          <table:table-cell office:value-type="float" office:value="7748" table:style-name="ce35">
            <text:p>7,748</text:p>
          </table:table-cell>
          <table:table-cell office:value-type="float" office:value="7851" table:style-name="ce35">
            <text:p>7,851</text:p>
          </table:table-cell>
          <table:table-cell office:value-type="float" office:value="8204" table:style-name="ce36">
            <text:p>8,204</text:p>
          </table:table-cell>
          <table:table-cell office:value-type="float" office:value="43025" table:style-name="ce35">
            <text:p>43,025</text:p>
          </table:table-cell>
          <table:table-cell office:value-type="float" office:value="8152" table:style-name="ce35">
            <text:p>8,152</text:p>
          </table:table-cell>
          <table:table-cell office:value-type="float" office:value="8170" table:style-name="ce35">
            <text:p>8,170</text:p>
          </table:table-cell>
          <table:table-cell office:value-type="float" office:value="8375" table:style-name="ce35">
            <text:p>8,375</text:p>
          </table:table-cell>
          <table:table-cell office:value-type="float" office:value="8829" table:style-name="ce35">
            <text:p>8,829</text:p>
          </table:table-cell>
          <table:table-cell office:value-type="float" office:value="9499" table:style-name="ce36">
            <text:p>9,499</text:p>
          </table:table-cell>
          <table:table-cell office:value-type="float" office:value="56253" table:style-name="ce35">
            <text:p>56,253</text:p>
          </table:table-cell>
          <table:table-cell office:value-type="float" office:value="9732" table:style-name="ce35">
            <text:p>9,732</text:p>
          </table:table-cell>
          <table:table-cell office:value-type="float" office:value="12091" table:style-name="ce35">
            <text:p>12,091</text:p>
          </table:table-cell>
          <table:table-cell office:value-type="float" office:value="11125" table:style-name="ce35">
            <text:p>11,125</text:p>
          </table:table-cell>
          <table:table-cell office:value-type="float" office:value="10459" table:style-name="ce35">
            <text:p>10,459</text:p>
          </table:table-cell>
          <table:table-cell office:value-type="float" office:value="12846" table:style-name="ce36">
            <text:p>12,846</text:p>
          </table:table-cell>
          <table:table-cell office:value-type="float" office:value="63977" table:style-name="ce35">
            <text:p>63,977</text:p>
          </table:table-cell>
          <table:table-cell office:value-type="float" office:value="12632" table:style-name="ce35">
            <text:p>12,632</text:p>
          </table:table-cell>
          <table:table-cell office:value-type="float" office:value="13015" table:style-name="ce35">
            <text:p>13,015</text:p>
          </table:table-cell>
          <table:table-cell office:value-type="float" office:value="12717" table:style-name="ce35">
            <text:p>12,717</text:p>
          </table:table-cell>
          <table:table-cell office:value-type="float" office:value="12957" table:style-name="ce35">
            <text:p>12,957</text:p>
          </table:table-cell>
          <table:table-cell office:value-type="float" office:value="12656" table:style-name="ce36">
            <text:p>12,656</text:p>
          </table:table-cell>
          <table:table-cell office:value-type="float" office:value="66193" table:style-name="ce35">
            <text:p>66,193</text:p>
          </table:table-cell>
          <table:table-cell office:value-type="float" office:value="12879" table:style-name="ce35">
            <text:p>12,879</text:p>
          </table:table-cell>
          <table:table-cell office:value-type="float" office:value="13539" table:style-name="ce35">
            <text:p>13,539</text:p>
          </table:table-cell>
          <table:table-cell office:value-type="float" office:value="12731" table:style-name="ce35">
            <text:p>12,731</text:p>
          </table:table-cell>
          <table:table-cell office:value-type="float" office:value="14335" table:style-name="ce35">
            <text:p>14,335</text:p>
          </table:table-cell>
          <table:table-cell office:value-type="float" office:value="12709" table:style-name="ce36">
            <text:p>12,709</text:p>
          </table:table-cell>
          <table:table-cell office:value-type="float" office:value="71966" table:style-name="ce35">
            <text:p>71,966</text:p>
          </table:table-cell>
          <table:table-cell office:value-type="float" office:value="12235" table:style-name="ce35">
            <text:p>12,235</text:p>
          </table:table-cell>
          <table:table-cell office:value-type="float" office:value="13593" table:style-name="ce35">
            <text:p>13,593</text:p>
          </table:table-cell>
          <table:table-cell office:value-type="float" office:value="14990" table:style-name="ce35">
            <text:p>14,990</text:p>
          </table:table-cell>
          <table:table-cell office:value-type="float" office:value="15173" table:style-name="ce35">
            <text:p>15,173</text:p>
          </table:table-cell>
          <table:table-cell office:value-type="float" office:value="15975" table:style-name="ce36">
            <text:p>15,975</text:p>
          </table:table-cell>
          <table:table-cell office:value-type="float" office:value="80758" table:style-name="ce35">
            <text:p>80,758</text:p>
          </table:table-cell>
          <table:table-cell office:value-type="float" office:value="16503" table:style-name="ce35">
            <text:p>16,503</text:p>
          </table:table-cell>
          <table:table-cell office:value-type="float" office:value="16094" table:style-name="ce35">
            <text:p>16,094</text:p>
          </table:table-cell>
          <table:table-cell office:value-type="float" office:value="16659" table:style-name="ce35">
            <text:p>16,659</text:p>
          </table:table-cell>
          <table:table-cell office:value-type="float" office:value="16394" table:style-name="ce35">
            <text:p>16,394</text:p>
          </table:table-cell>
          <table:table-cell office:value-type="float" office:value="15108" table:style-name="ce36">
            <text:p>15,108</text:p>
          </table:table-cell>
          <table:table-cell office:value-type="float" office:value="69533" table:style-name="ce35">
            <text:p>69,533</text:p>
          </table:table-cell>
          <table:table-cell office:value-type="float" office:value="16432" table:style-name="ce35">
            <text:p>16,432</text:p>
          </table:table-cell>
          <table:table-cell office:value-type="float" office:value="13824" table:style-name="ce35">
            <text:p>13,824</text:p>
          </table:table-cell>
          <table:table-cell office:value-type="float" office:value="13296" table:style-name="ce35">
            <text:p>13,296</text:p>
          </table:table-cell>
          <table:table-cell office:value-type="float" office:value="13181" table:style-name="ce35">
            <text:p>13,181</text:p>
          </table:table-cell>
          <table:table-cell office:value-type="float" office:value="12800" table:style-name="ce36">
            <text:p>12,800</text:p>
          </table:table-cell>
          <table:table-cell office:value-type="float" office:value="69202" table:style-name="ce35">
            <text:p>69,202</text:p>
          </table:table-cell>
          <table:table-cell office:value-type="float" office:value="13393" table:style-name="ce35">
            <text:p>13,393</text:p>
          </table:table-cell>
          <table:table-cell office:value-type="float" office:value="13771" table:style-name="ce35">
            <text:p>13,771</text:p>
          </table:table-cell>
          <table:table-cell office:value-type="float" office:value="14121" table:style-name="ce35">
            <text:p>14,121</text:p>
          </table:table-cell>
          <table:table-cell office:value-type="float" office:value="14360" table:style-name="ce35">
            <text:p>14,360</text:p>
          </table:table-cell>
          <table:table-cell office:value-type="float" office:value="13557" table:style-name="ce36">
            <text:p>13,557</text:p>
          </table:table-cell>
          <table:table-cell office:value-type="float" office:value="73541" table:style-name="ce35">
            <text:p>73,541</text:p>
          </table:table-cell>
          <table:table-cell office:value-type="float" office:value="14553" table:style-name="ce35">
            <text:p>14,553</text:p>
          </table:table-cell>
          <table:table-cell office:value-type="float" office:value="14482" table:style-name="ce35">
            <text:p>14,482</text:p>
          </table:table-cell>
          <table:table-cell office:value-type="float" office:value="14710" table:style-name="ce35">
            <text:p>14,710</text:p>
          </table:table-cell>
          <table:table-cell office:value-type="float" office:value="14915" table:style-name="ce35">
            <text:p>14,915</text:p>
          </table:table-cell>
          <table:table-cell office:value-type="float" office:value="14881" table:style-name="ce36">
            <text:p>14,881</text:p>
          </table:table-cell>
          <table:table-cell office:value-type="float" office:value="70252" table:style-name="ce35">
            <text:p>70,252</text:p>
          </table:table-cell>
          <table:table-cell office:value-type="float" office:value="14773" table:style-name="ce35">
            <text:p>14,773</text:p>
          </table:table-cell>
          <table:table-cell office:value-type="float" office:value="14598" table:style-name="ce35">
            <text:p>14,598</text:p>
          </table:table-cell>
          <table:table-cell office:value-type="float" office:value="14201" table:style-name="ce35">
            <text:p>14,201</text:p>
          </table:table-cell>
          <table:table-cell office:value-type="float" office:value="13479" table:style-name="ce35">
            <text:p>13,479</text:p>
          </table:table-cell>
          <table:table-cell office:value-type="float" office:value="13201" table:style-name="ce36">
            <text:p>13,201</text:p>
          </table:table-cell>
          <table:table-cell office:value-type="float" office:value="57819" table:style-name="ce35">
            <text:p>57,819</text:p>
          </table:table-cell>
          <table:table-cell office:value-type="float" office:value="12988" table:style-name="ce35">
            <text:p>12,988</text:p>
          </table:table-cell>
          <table:table-cell office:value-type="float" office:value="12196" table:style-name="ce35">
            <text:p>12,196</text:p>
          </table:table-cell>
          <table:table-cell office:value-type="float" office:value="11543" table:style-name="ce35">
            <text:p>11,543</text:p>
          </table:table-cell>
          <table:table-cell office:value-type="float" office:value="10685" table:style-name="ce35">
            <text:p>10,685</text:p>
          </table:table-cell>
          <table:table-cell office:value-type="float" office:value="10407" table:style-name="ce36">
            <text:p>10,407</text:p>
          </table:table-cell>
          <table:table-cell office:value-type="float" office:value="39636" table:style-name="ce35">
            <text:p>39,636</text:p>
          </table:table-cell>
          <table:table-cell office:value-type="float" office:value="10488" table:style-name="ce35">
            <text:p>10,488</text:p>
          </table:table-cell>
          <table:table-cell office:value-type="float" office:value="8678" table:style-name="ce35">
            <text:p>8,678</text:p>
          </table:table-cell>
          <table:table-cell office:value-type="float" office:value="7878" table:style-name="ce35">
            <text:p>7,878</text:p>
          </table:table-cell>
          <table:table-cell office:value-type="float" office:value="6832" table:style-name="ce35">
            <text:p>6,832</text:p>
          </table:table-cell>
          <table:table-cell office:value-type="float" office:value="5760" table:style-name="ce36">
            <text:p>5,760</text:p>
          </table:table-cell>
          <table:table-cell office:value-type="float" office:value="20415" table:style-name="ce35">
            <text:p>20,415</text:p>
          </table:table-cell>
          <table:table-cell office:value-type="float" office:value="4228" table:style-name="ce35">
            <text:p>4,228</text:p>
          </table:table-cell>
          <table:table-cell office:value-type="float" office:value="3631" table:style-name="ce35">
            <text:p>3,631</text:p>
          </table:table-cell>
          <table:table-cell office:value-type="float" office:value="4295" table:style-name="ce35">
            <text:p>4,295</text:p>
          </table:table-cell>
          <table:table-cell office:value-type="float" office:value="4374" table:style-name="ce35">
            <text:p>4,374</text:p>
          </table:table-cell>
          <table:table-cell office:value-type="float" office:value="3887" table:style-name="ce36">
            <text:p>3,887</text:p>
          </table:table-cell>
          <table:table-cell office:value-type="float" office:value="16367" table:style-name="ce35">
            <text:p>16,367</text:p>
          </table:table-cell>
          <table:table-cell office:value-type="float" office:value="3916" table:style-name="ce35">
            <text:p>3,916</text:p>
          </table:table-cell>
          <table:table-cell office:value-type="float" office:value="3674" table:style-name="ce35">
            <text:p>3,674</text:p>
          </table:table-cell>
          <table:table-cell office:value-type="float" office:value="3266" table:style-name="ce35">
            <text:p>3,266</text:p>
          </table:table-cell>
          <table:table-cell office:value-type="float" office:value="2943" table:style-name="ce35">
            <text:p>2,943</text:p>
          </table:table-cell>
          <table:table-cell office:value-type="float" office:value="2568" table:style-name="ce36">
            <text:p>2,568</text:p>
          </table:table-cell>
          <table:table-cell office:value-type="float" office:value="9371" table:style-name="ce35">
            <text:p>9,371</text:p>
          </table:table-cell>
          <table:table-cell office:value-type="float" office:value="2452" table:style-name="ce35">
            <text:p>2,452</text:p>
          </table:table-cell>
          <table:table-cell office:value-type="float" office:value="2213" table:style-name="ce35">
            <text:p>2,213</text:p>
          </table:table-cell>
          <table:table-cell office:value-type="float" office:value="1906" table:style-name="ce35">
            <text:p>1,906</text:p>
          </table:table-cell>
          <table:table-cell office:value-type="float" office:value="1497" table:style-name="ce35">
            <text:p>1,497</text:p>
          </table:table-cell>
          <table:table-cell office:value-type="float" office:value="1303" table:style-name="ce36">
            <text:p>1,303</text:p>
          </table:table-cell>
          <table:table-cell office:value-type="float" office:value="4106" table:style-name="ce35">
            <text:p>4,106</text:p>
          </table:table-cell>
          <table:table-cell office:value-type="float" office:value="1237" table:style-name="ce35">
            <text:p>1,237</text:p>
          </table:table-cell>
          <table:table-cell office:value-type="float" office:value="1012" table:style-name="ce35">
            <text:p>1,012</text:p>
          </table:table-cell>
          <table:table-cell office:value-type="float" office:value="787" table:style-name="ce35">
            <text:p>787</text:p>
          </table:table-cell>
          <table:table-cell office:value-type="float" office:value="620" table:style-name="ce35">
            <text:p>620</text:p>
          </table:table-cell>
          <table:table-cell office:value-type="float" office:value="450" table:style-name="ce36">
            <text:p>450</text:p>
          </table:table-cell>
          <table:table-cell office:value-type="float" office:value="848" table:style-name="ce35">
            <text:p>848</text:p>
          </table:table-cell>
          <table:table-cell office:value-type="float" office:value="329" table:style-name="ce35">
            <text:p>329</text:p>
          </table:table-cell>
          <table:table-cell office:value-type="float" office:value="219" table:style-name="ce35">
            <text:p>219</text:p>
          </table:table-cell>
          <table:table-cell office:value-type="float" office:value="168" table:style-name="ce35">
            <text:p>168</text:p>
          </table:table-cell>
          <table:table-cell office:value-type="float" office:value="78" table:style-name="ce35">
            <text:p>78</text:p>
          </table:table-cell>
          <table:table-cell office:value-type="float" office:value="54" table:style-name="ce36">
            <text:p>54</text:p>
          </table:table-cell>
          <table:table-cell office:value-type="float" office:value="100" table:style-name="ce35">
            <text:p>10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4059" table:style-name="ce33">
            <text:p>934,059</text:p>
          </table:table-cell>
          <table:table-cell office:value-type="float" office:value="29663" table:style-name="ce32">
            <text:p>29,663</text:p>
          </table:table-cell>
          <table:table-cell office:value-type="float" office:value="4573" table:style-name="ce38">
            <text:p>4,573</text:p>
          </table:table-cell>
          <table:table-cell office:value-type="float" office:value="5336" table:style-name="ce38">
            <text:p>5,336</text:p>
          </table:table-cell>
          <table:table-cell office:value-type="float" office:value="6076" table:style-name="ce38">
            <text:p>6,076</text:p>
          </table:table-cell>
          <table:table-cell office:value-type="float" office:value="6520" table:style-name="ce38">
            <text:p>6,520</text:p>
          </table:table-cell>
          <table:table-cell office:value-type="float" office:value="7158" table:style-name="ce38">
            <text:p>7,158</text:p>
          </table:table-cell>
          <table:table-cell office:value-type="float" office:value="39881" table:style-name="ce38">
            <text:p>39,881</text:p>
          </table:table-cell>
          <table:table-cell office:value-type="float" office:value="7477" table:style-name="ce38">
            <text:p>7,477</text:p>
          </table:table-cell>
          <table:table-cell office:value-type="float" office:value="8121" table:style-name="ce38">
            <text:p>8,121</text:p>
          </table:table-cell>
          <table:table-cell office:value-type="float" office:value="7941" table:style-name="ce38">
            <text:p>7,941</text:p>
          </table:table-cell>
          <table:table-cell office:value-type="float" office:value="7234" table:style-name="ce38">
            <text:p>7,234</text:p>
          </table:table-cell>
          <table:table-cell office:value-type="float" office:value="9108" table:style-name="ce39">
            <text:p>9,108</text:p>
          </table:table-cell>
          <table:table-cell office:value-type="float" office:value="35227" table:style-name="ce38">
            <text:p>35,227</text:p>
          </table:table-cell>
          <table:table-cell office:value-type="float" office:value="7235" table:style-name="ce38">
            <text:p>7,235</text:p>
          </table:table-cell>
          <table:table-cell office:value-type="float" office:value="5905" table:style-name="ce38">
            <text:p>5,905</text:p>
          </table:table-cell>
          <table:table-cell office:value-type="float" office:value="7192" table:style-name="ce38">
            <text:p>7,192</text:p>
          </table:table-cell>
          <table:table-cell office:value-type="float" office:value="7438" table:style-name="ce38">
            <text:p>7,438</text:p>
          </table:table-cell>
          <table:table-cell office:value-type="float" office:value="7457" table:style-name="ce39">
            <text:p>7,457</text:p>
          </table:table-cell>
          <table:table-cell office:value-type="float" office:value="39325" table:style-name="ce38">
            <text:p>39,325</text:p>
          </table:table-cell>
          <table:table-cell office:value-type="float" office:value="7381" table:style-name="ce38">
            <text:p>7,381</text:p>
          </table:table-cell>
          <table:table-cell office:value-type="float" office:value="7558" table:style-name="ce38">
            <text:p>7,558</text:p>
          </table:table-cell>
          <table:table-cell office:value-type="float" office:value="7751" table:style-name="ce38">
            <text:p>7,751</text:p>
          </table:table-cell>
          <table:table-cell office:value-type="float" office:value="7951" table:style-name="ce38">
            <text:p>7,951</text:p>
          </table:table-cell>
          <table:table-cell office:value-type="float" office:value="8684" table:style-name="ce39">
            <text:p>8,684</text:p>
          </table:table-cell>
          <table:table-cell office:value-type="float" office:value="51585" table:style-name="ce38">
            <text:p>51,585</text:p>
          </table:table-cell>
          <table:table-cell office:value-type="float" office:value="9192" table:style-name="ce38">
            <text:p>9,192</text:p>
          </table:table-cell>
          <table:table-cell office:value-type="float" office:value="11012" table:style-name="ce38">
            <text:p>11,012</text:p>
          </table:table-cell>
          <table:table-cell office:value-type="float" office:value="10361" table:style-name="ce38">
            <text:p>10,361</text:p>
          </table:table-cell>
          <table:table-cell office:value-type="float" office:value="9416" table:style-name="ce38">
            <text:p>9,416</text:p>
          </table:table-cell>
          <table:table-cell office:value-type="float" office:value="11604" table:style-name="ce39">
            <text:p>11,604</text:p>
          </table:table-cell>
          <table:table-cell office:value-type="float" office:value="59220" table:style-name="ce38">
            <text:p>59,220</text:p>
          </table:table-cell>
          <table:table-cell office:value-type="float" office:value="11681" table:style-name="ce38">
            <text:p>11,681</text:p>
          </table:table-cell>
          <table:table-cell office:value-type="float" office:value="11896" table:style-name="ce38">
            <text:p>11,896</text:p>
          </table:table-cell>
          <table:table-cell office:value-type="float" office:value="11848" table:style-name="ce38">
            <text:p>11,848</text:p>
          </table:table-cell>
          <table:table-cell office:value-type="float" office:value="12258" table:style-name="ce38">
            <text:p>12,258</text:p>
          </table:table-cell>
          <table:table-cell office:value-type="float" office:value="11537" table:style-name="ce39">
            <text:p>11,537</text:p>
          </table:table-cell>
          <table:table-cell office:value-type="float" office:value="60745" table:style-name="ce38">
            <text:p>60,745</text:p>
          </table:table-cell>
          <table:table-cell office:value-type="float" office:value="11718" table:style-name="ce38">
            <text:p>11,718</text:p>
          </table:table-cell>
          <table:table-cell office:value-type="float" office:value="12402" table:style-name="ce38">
            <text:p>12,402</text:p>
          </table:table-cell>
          <table:table-cell office:value-type="float" office:value="11622" table:style-name="ce38">
            <text:p>11,622</text:p>
          </table:table-cell>
          <table:table-cell office:value-type="float" office:value="13080" table:style-name="ce38">
            <text:p>13,080</text:p>
          </table:table-cell>
          <table:table-cell office:value-type="float" office:value="11923" table:style-name="ce39">
            <text:p>11,923</text:p>
          </table:table-cell>
          <table:table-cell office:value-type="float" office:value="71295" table:style-name="ce38">
            <text:p>71,295</text:p>
          </table:table-cell>
          <table:table-cell office:value-type="float" office:value="11608" table:style-name="ce38">
            <text:p>11,608</text:p>
          </table:table-cell>
          <table:table-cell office:value-type="float" office:value="13515" table:style-name="ce38">
            <text:p>13,515</text:p>
          </table:table-cell>
          <table:table-cell office:value-type="float" office:value="14760" table:style-name="ce38">
            <text:p>14,760</text:p>
          </table:table-cell>
          <table:table-cell office:value-type="float" office:value="15091" table:style-name="ce38">
            <text:p>15,091</text:p>
          </table:table-cell>
          <table:table-cell office:value-type="float" office:value="16321" table:style-name="ce39">
            <text:p>16,321</text:p>
          </table:table-cell>
          <table:table-cell office:value-type="float" office:value="80532" table:style-name="ce38">
            <text:p>80,532</text:p>
          </table:table-cell>
          <table:table-cell office:value-type="float" office:value="16592" table:style-name="ce38">
            <text:p>16,592</text:p>
          </table:table-cell>
          <table:table-cell office:value-type="float" office:value="16334" table:style-name="ce38">
            <text:p>16,334</text:p>
          </table:table-cell>
          <table:table-cell office:value-type="float" office:value="16573" table:style-name="ce38">
            <text:p>16,573</text:p>
          </table:table-cell>
          <table:table-cell office:value-type="float" office:value="15825" table:style-name="ce38">
            <text:p>15,825</text:p>
          </table:table-cell>
          <table:table-cell office:value-type="float" office:value="15208" table:style-name="ce39">
            <text:p>15,208</text:p>
          </table:table-cell>
          <table:table-cell office:value-type="float" office:value="72075" table:style-name="ce38">
            <text:p>72,075</text:p>
          </table:table-cell>
          <table:table-cell office:value-type="float" office:value="16655" table:style-name="ce38">
            <text:p>16,655</text:p>
          </table:table-cell>
          <table:table-cell office:value-type="float" office:value="14309" table:style-name="ce38">
            <text:p>14,309</text:p>
          </table:table-cell>
          <table:table-cell office:value-type="float" office:value="13731" table:style-name="ce38">
            <text:p>13,731</text:p>
          </table:table-cell>
          <table:table-cell office:value-type="float" office:value="13658" table:style-name="ce38">
            <text:p>13,658</text:p>
          </table:table-cell>
          <table:table-cell office:value-type="float" office:value="13722" table:style-name="ce39">
            <text:p>13,722</text:p>
          </table:table-cell>
          <table:table-cell office:value-type="float" office:value="71889" table:style-name="ce38">
            <text:p>71,889</text:p>
          </table:table-cell>
          <table:table-cell office:value-type="float" office:value="13905" table:style-name="ce38">
            <text:p>13,905</text:p>
          </table:table-cell>
          <table:table-cell office:value-type="float" office:value="14546" table:style-name="ce38">
            <text:p>14,546</text:p>
          </table:table-cell>
          <table:table-cell office:value-type="float" office:value="14606" table:style-name="ce38">
            <text:p>14,606</text:p>
          </table:table-cell>
          <table:table-cell office:value-type="float" office:value="14692" table:style-name="ce38">
            <text:p>14,692</text:p>
          </table:table-cell>
          <table:table-cell office:value-type="float" office:value="14140" table:style-name="ce39">
            <text:p>14,140</text:p>
          </table:table-cell>
          <table:table-cell office:value-type="float" office:value="75704" table:style-name="ce38">
            <text:p>75,704</text:p>
          </table:table-cell>
          <table:table-cell office:value-type="float" office:value="15072" table:style-name="ce38">
            <text:p>15,072</text:p>
          </table:table-cell>
          <table:table-cell office:value-type="float" office:value="14970" table:style-name="ce38">
            <text:p>14,970</text:p>
          </table:table-cell>
          <table:table-cell office:value-type="float" office:value="15120" table:style-name="ce38">
            <text:p>15,120</text:p>
          </table:table-cell>
          <table:table-cell office:value-type="float" office:value="15237" table:style-name="ce38">
            <text:p>15,237</text:p>
          </table:table-cell>
          <table:table-cell office:value-type="float" office:value="15305" table:style-name="ce39">
            <text:p>15,305</text:p>
          </table:table-cell>
          <table:table-cell office:value-type="float" office:value="72090" table:style-name="ce38">
            <text:p>72,090</text:p>
          </table:table-cell>
          <table:table-cell office:value-type="float" office:value="15231" table:style-name="ce38">
            <text:p>15,231</text:p>
          </table:table-cell>
          <table:table-cell office:value-type="float" office:value="15240" table:style-name="ce38">
            <text:p>15,240</text:p>
          </table:table-cell>
          <table:table-cell office:value-type="float" office:value="14324" table:style-name="ce38">
            <text:p>14,324</text:p>
          </table:table-cell>
          <table:table-cell office:value-type="float" office:value="14085" table:style-name="ce38">
            <text:p>14,085</text:p>
          </table:table-cell>
          <table:table-cell office:value-type="float" office:value="13210" table:style-name="ce39">
            <text:p>13,210</text:p>
          </table:table-cell>
          <table:table-cell office:value-type="float" office:value="60286" table:style-name="ce38">
            <text:p>60,286</text:p>
          </table:table-cell>
          <table:table-cell office:value-type="float" office:value="13386" table:style-name="ce38">
            <text:p>13,386</text:p>
          </table:table-cell>
          <table:table-cell office:value-type="float" office:value="12648" table:style-name="ce38">
            <text:p>12,648</text:p>
          </table:table-cell>
          <table:table-cell office:value-type="float" office:value="12097" table:style-name="ce38">
            <text:p>12,097</text:p>
          </table:table-cell>
          <table:table-cell office:value-type="float" office:value="11293" table:style-name="ce38">
            <text:p>11,293</text:p>
          </table:table-cell>
          <table:table-cell office:value-type="float" office:value="10862" table:style-name="ce39">
            <text:p>10,862</text:p>
          </table:table-cell>
          <table:table-cell office:value-type="float" office:value="43816" table:style-name="ce38">
            <text:p>43,816</text:p>
          </table:table-cell>
          <table:table-cell office:value-type="float" office:value="11403" table:style-name="ce38">
            <text:p>11,403</text:p>
          </table:table-cell>
          <table:table-cell office:value-type="float" office:value="9266" table:style-name="ce38">
            <text:p>9,266</text:p>
          </table:table-cell>
          <table:table-cell office:value-type="float" office:value="8633" table:style-name="ce38">
            <text:p>8,633</text:p>
          </table:table-cell>
          <table:table-cell office:value-type="float" office:value="7757" table:style-name="ce38">
            <text:p>7,757</text:p>
          </table:table-cell>
          <table:table-cell office:value-type="float" office:value="6757" table:style-name="ce39">
            <text:p>6,757</text:p>
          </table:table-cell>
          <table:table-cell office:value-type="float" office:value="25333" table:style-name="ce38">
            <text:p>25,333</text:p>
          </table:table-cell>
          <table:table-cell office:value-type="float" office:value="5007" table:style-name="ce38">
            <text:p>5,007</text:p>
          </table:table-cell>
          <table:table-cell office:value-type="float" office:value="4351" table:style-name="ce38">
            <text:p>4,351</text:p>
          </table:table-cell>
          <table:table-cell office:value-type="float" office:value="5476" table:style-name="ce38">
            <text:p>5,476</text:p>
          </table:table-cell>
          <table:table-cell office:value-type="float" office:value="5528" table:style-name="ce38">
            <text:p>5,528</text:p>
          </table:table-cell>
          <table:table-cell office:value-type="float" office:value="4971" table:style-name="ce39">
            <text:p>4,971</text:p>
          </table:table-cell>
          <table:table-cell office:value-type="float" office:value="22944" table:style-name="ce38">
            <text:p>22,944</text:p>
          </table:table-cell>
          <table:table-cell office:value-type="float" office:value="5216" table:style-name="ce38">
            <text:p>5,216</text:p>
          </table:table-cell>
          <table:table-cell office:value-type="float" office:value="4995" table:style-name="ce38">
            <text:p>4,995</text:p>
          </table:table-cell>
          <table:table-cell office:value-type="float" office:value="4580" table:style-name="ce38">
            <text:p>4,580</text:p>
          </table:table-cell>
          <table:table-cell office:value-type="float" office:value="4239" table:style-name="ce38">
            <text:p>4,239</text:p>
          </table:table-cell>
          <table:table-cell office:value-type="float" office:value="3914" table:style-name="ce39">
            <text:p>3,914</text:p>
          </table:table-cell>
          <table:table-cell office:value-type="float" office:value="14455" table:style-name="ce38">
            <text:p>14,455</text:p>
          </table:table-cell>
          <table:table-cell office:value-type="float" office:value="3491" table:style-name="ce38">
            <text:p>3,491</text:p>
          </table:table-cell>
          <table:table-cell office:value-type="float" office:value="3356" table:style-name="ce38">
            <text:p>3,356</text:p>
          </table:table-cell>
          <table:table-cell office:value-type="float" office:value="3046" table:style-name="ce38">
            <text:p>3,046</text:p>
          </table:table-cell>
          <table:table-cell office:value-type="float" office:value="2530" table:style-name="ce38">
            <text:p>2,530</text:p>
          </table:table-cell>
          <table:table-cell office:value-type="float" office:value="2032" table:style-name="ce39">
            <text:p>2,032</text:p>
          </table:table-cell>
          <table:table-cell office:value-type="float" office:value="6354" table:style-name="ce38">
            <text:p>6,354</text:p>
          </table:table-cell>
          <table:table-cell office:value-type="float" office:value="1931" table:style-name="ce38">
            <text:p>1,931</text:p>
          </table:table-cell>
          <table:table-cell office:value-type="float" office:value="1585" table:style-name="ce38">
            <text:p>1,585</text:p>
          </table:table-cell>
          <table:table-cell office:value-type="float" office:value="1190" table:style-name="ce38">
            <text:p>1,190</text:p>
          </table:table-cell>
          <table:table-cell office:value-type="float" office:value="961" table:style-name="ce38">
            <text:p>961</text:p>
          </table:table-cell>
          <table:table-cell office:value-type="float" office:value="687" table:style-name="ce39">
            <text:p>687</text:p>
          </table:table-cell>
          <table:table-cell office:value-type="float" office:value="1457" table:style-name="ce38">
            <text:p>1,457</text:p>
          </table:table-cell>
          <table:table-cell office:value-type="float" office:value="538" table:style-name="ce38">
            <text:p>538</text:p>
          </table:table-cell>
          <table:table-cell office:value-type="float" office:value="367" table:style-name="ce38">
            <text:p>367</text:p>
          </table:table-cell>
          <table:table-cell office:value-type="float" office:value="261" table:style-name="ce38">
            <text:p>261</text:p>
          </table:table-cell>
          <table:table-cell office:value-type="float" office:value="174" table:style-name="ce38">
            <text:p>174</text:p>
          </table:table-cell>
          <table:table-cell office:value-type="float" office:value="117" table:style-name="ce39">
            <text:p>117</text:p>
          </table:table-cell>
          <table:table-cell office:value-type="float" office:value="183" table:style-name="ce38">
            <text:p>18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42032" table:style-name="ce29">
            <text:p>2,742,032</text:p>
          </table:table-cell>
          <table:table-cell office:value-type="float" office:value="95586" table:style-name="ce29">
            <text:p>95,586</text:p>
          </table:table-cell>
          <table:table-cell office:value-type="float" office:value="17342" table:style-name="ce29">
            <text:p>17,342</text:p>
          </table:table-cell>
          <table:table-cell office:value-type="float" office:value="18250" table:style-name="ce29">
            <text:p>18,250</text:p>
          </table:table-cell>
          <table:table-cell office:value-type="float" office:value="19098" table:style-name="ce29">
            <text:p>19,098</text:p>
          </table:table-cell>
          <table:table-cell office:value-type="float" office:value="19776" table:style-name="ce29">
            <text:p>19,776</text:p>
          </table:table-cell>
          <table:table-cell office:value-type="float" office:value="21120" table:style-name="ce29">
            <text:p>21,120</text:p>
          </table:table-cell>
          <table:table-cell office:value-type="float" office:value="115365" table:style-name="ce29">
            <text:p>115,365</text:p>
          </table:table-cell>
          <table:table-cell office:value-type="float" office:value="22350" table:style-name="ce29">
            <text:p>22,350</text:p>
          </table:table-cell>
          <table:table-cell office:value-type="float" office:value="23182" table:style-name="ce29">
            <text:p>23,182</text:p>
          </table:table-cell>
          <table:table-cell office:value-type="float" office:value="23070" table:style-name="ce29">
            <text:p>23,070</text:p>
          </table:table-cell>
          <table:table-cell office:value-type="float" office:value="21048" table:style-name="ce29">
            <text:p>21,048</text:p>
          </table:table-cell>
          <table:table-cell office:value-type="float" office:value="25715" table:style-name="ce41">
            <text:p>25,715</text:p>
          </table:table-cell>
          <table:table-cell office:value-type="float" office:value="104768" table:style-name="ce29">
            <text:p>104,768</text:p>
          </table:table-cell>
          <table:table-cell office:value-type="float" office:value="21943" table:style-name="ce29">
            <text:p>21,943</text:p>
          </table:table-cell>
          <table:table-cell office:value-type="float" office:value="17571" table:style-name="ce29">
            <text:p>17,571</text:p>
          </table:table-cell>
          <table:table-cell office:value-type="float" office:value="21040" table:style-name="ce29">
            <text:p>21,040</text:p>
          </table:table-cell>
          <table:table-cell office:value-type="float" office:value="21511" table:style-name="ce29">
            <text:p>21,511</text:p>
          </table:table-cell>
          <table:table-cell office:value-type="float" office:value="22703" table:style-name="ce29">
            <text:p>22,703</text:p>
          </table:table-cell>
          <table:table-cell office:value-type="float" office:value="123239" table:style-name="ce29">
            <text:p>123,239</text:p>
          </table:table-cell>
          <table:table-cell office:value-type="float" office:value="22968" table:style-name="ce29">
            <text:p>22,968</text:p>
          </table:table-cell>
          <table:table-cell office:value-type="float" office:value="23431" table:style-name="ce29">
            <text:p>23,431</text:p>
          </table:table-cell>
          <table:table-cell office:value-type="float" office:value="24002" table:style-name="ce29">
            <text:p>24,002</text:p>
          </table:table-cell>
          <table:table-cell office:value-type="float" office:value="25347" table:style-name="ce29">
            <text:p>25,347</text:p>
          </table:table-cell>
          <table:table-cell office:value-type="float" office:value="27491" table:style-name="ce25">
            <text:p>27,491</text:p>
          </table:table-cell>
          <table:table-cell office:value-type="float" office:value="161897" table:style-name="ce29">
            <text:p>161,897</text:p>
          </table:table-cell>
          <table:table-cell office:value-type="float" office:value="28007" table:style-name="ce29">
            <text:p>28,007</text:p>
          </table:table-cell>
          <table:table-cell office:value-type="float" office:value="35193" table:style-name="ce29">
            <text:p>35,193</text:p>
          </table:table-cell>
          <table:table-cell office:value-type="float" office:value="32317" table:style-name="ce29">
            <text:p>32,317</text:p>
          </table:table-cell>
          <table:table-cell office:value-type="float" office:value="30171" table:style-name="ce29">
            <text:p>30,171</text:p>
          </table:table-cell>
          <table:table-cell office:value-type="float" office:value="36209" table:style-name="ce29">
            <text:p>36,209</text:p>
          </table:table-cell>
          <table:table-cell office:value-type="float" office:value="184119" table:style-name="ce29">
            <text:p>184,119</text:p>
          </table:table-cell>
          <table:table-cell office:value-type="float" office:value="36830" table:style-name="ce29">
            <text:p>36,830</text:p>
          </table:table-cell>
          <table:table-cell office:value-type="float" office:value="37035" table:style-name="ce29">
            <text:p>37,035</text:p>
          </table:table-cell>
          <table:table-cell office:value-type="float" office:value="37013" table:style-name="ce29">
            <text:p>37,013</text:p>
          </table:table-cell>
          <table:table-cell office:value-type="float" office:value="37143" table:style-name="ce29">
            <text:p>37,143</text:p>
          </table:table-cell>
          <table:table-cell office:value-type="float" office:value="36098" table:style-name="ce25">
            <text:p>36,098</text:p>
          </table:table-cell>
          <table:table-cell office:value-type="float" office:value="183579" table:style-name="ce29">
            <text:p>183,579</text:p>
          </table:table-cell>
          <table:table-cell office:value-type="float" office:value="36326" table:style-name="ce29">
            <text:p>36,326</text:p>
          </table:table-cell>
          <table:table-cell office:value-type="float" office:value="38206" table:style-name="ce29">
            <text:p>38,206</text:p>
          </table:table-cell>
          <table:table-cell office:value-type="float" office:value="34900" table:style-name="ce29">
            <text:p>34,900</text:p>
          </table:table-cell>
          <table:table-cell office:value-type="float" office:value="39344" table:style-name="ce29">
            <text:p>39,344</text:p>
          </table:table-cell>
          <table:table-cell office:value-type="float" office:value="34803" table:style-name="ce29">
            <text:p>34,803</text:p>
          </table:table-cell>
          <table:table-cell office:value-type="float" office:value="201736" table:style-name="ce29">
            <text:p>201,736</text:p>
          </table:table-cell>
          <table:table-cell office:value-type="float" office:value="33500" table:style-name="ce29">
            <text:p>33,500</text:p>
          </table:table-cell>
          <table:table-cell office:value-type="float" office:value="38112" table:style-name="ce29">
            <text:p>38,112</text:p>
          </table:table-cell>
          <table:table-cell office:value-type="float" office:value="41709" table:style-name="ce29">
            <text:p>41,709</text:p>
          </table:table-cell>
          <table:table-cell office:value-type="float" office:value="42792" table:style-name="ce29">
            <text:p>42,792</text:p>
          </table:table-cell>
          <table:table-cell office:value-type="float" office:value="45623" table:style-name="ce25">
            <text:p>45,623</text:p>
          </table:table-cell>
          <table:table-cell office:value-type="float" office:value="235804" table:style-name="ce29">
            <text:p>235,804</text:p>
          </table:table-cell>
          <table:table-cell office:value-type="float" office:value="46916" table:style-name="ce29">
            <text:p>46,916</text:p>
          </table:table-cell>
          <table:table-cell office:value-type="float" office:value="47204" table:style-name="ce29">
            <text:p>47,204</text:p>
          </table:table-cell>
          <table:table-cell office:value-type="float" office:value="48498" table:style-name="ce29">
            <text:p>48,498</text:p>
          </table:table-cell>
          <table:table-cell office:value-type="float" office:value="47833" table:style-name="ce29">
            <text:p>47,833</text:p>
          </table:table-cell>
          <table:table-cell office:value-type="float" office:value="45353" table:style-name="ce29">
            <text:p>45,353</text:p>
          </table:table-cell>
          <table:table-cell office:value-type="float" office:value="221438" table:style-name="ce29">
            <text:p>221,438</text:p>
          </table:table-cell>
          <table:table-cell office:value-type="float" office:value="50515" table:style-name="ce29">
            <text:p>50,515</text:p>
          </table:table-cell>
          <table:table-cell office:value-type="float" office:value="43487" table:style-name="ce29">
            <text:p>43,487</text:p>
          </table:table-cell>
          <table:table-cell office:value-type="float" office:value="42807" table:style-name="ce29">
            <text:p>42,807</text:p>
          </table:table-cell>
          <table:table-cell office:value-type="float" office:value="42644" table:style-name="ce29">
            <text:p>42,644</text:p>
          </table:table-cell>
          <table:table-cell office:value-type="float" office:value="41985" table:style-name="ce25">
            <text:p>41,985</text:p>
          </table:table-cell>
          <table:table-cell office:value-type="float" office:value="215608" table:style-name="ce29">
            <text:p>215,608</text:p>
          </table:table-cell>
          <table:table-cell office:value-type="float" office:value="42867" table:style-name="ce29">
            <text:p>42,867</text:p>
          </table:table-cell>
          <table:table-cell office:value-type="float" office:value="44337" table:style-name="ce29">
            <text:p>44,337</text:p>
          </table:table-cell>
          <table:table-cell office:value-type="float" office:value="43096" table:style-name="ce29">
            <text:p>43,096</text:p>
          </table:table-cell>
          <table:table-cell office:value-type="float" office:value="43866" table:style-name="ce29">
            <text:p>43,866</text:p>
          </table:table-cell>
          <table:table-cell office:value-type="float" office:value="41442" table:style-name="ce29">
            <text:p>41,442</text:p>
          </table:table-cell>
          <table:table-cell office:value-type="float" office:value="213635" table:style-name="ce29">
            <text:p>213,635</text:p>
          </table:table-cell>
          <table:table-cell office:value-type="float" office:value="43021" table:style-name="ce29">
            <text:p>43,021</text:p>
          </table:table-cell>
          <table:table-cell office:value-type="float" office:value="42370" table:style-name="ce29">
            <text:p>42,370</text:p>
          </table:table-cell>
          <table:table-cell office:value-type="float" office:value="42551" table:style-name="ce29">
            <text:p>42,551</text:p>
          </table:table-cell>
          <table:table-cell office:value-type="float" office:value="42747" table:style-name="ce29">
            <text:p>42,747</text:p>
          </table:table-cell>
          <table:table-cell office:value-type="float" office:value="42946" table:style-name="ce25">
            <text:p>42,946</text:p>
          </table:table-cell>
          <table:table-cell office:value-type="float" office:value="202153" table:style-name="ce29">
            <text:p>202,153</text:p>
          </table:table-cell>
          <table:table-cell office:value-type="float" office:value="41824" table:style-name="ce29">
            <text:p>41,824</text:p>
          </table:table-cell>
          <table:table-cell office:value-type="float" office:value="41462" table:style-name="ce29">
            <text:p>41,462</text:p>
          </table:table-cell>
          <table:table-cell office:value-type="float" office:value="40551" table:style-name="ce29">
            <text:p>40,551</text:p>
          </table:table-cell>
          <table:table-cell office:value-type="float" office:value="39658" table:style-name="ce29">
            <text:p>39,658</text:p>
          </table:table-cell>
          <table:table-cell office:value-type="float" office:value="38658" table:style-name="ce29">
            <text:p>38,658</text:p>
          </table:table-cell>
          <table:table-cell office:value-type="float" office:value="183746" table:style-name="ce29">
            <text:p>183,746</text:p>
          </table:table-cell>
          <table:table-cell office:value-type="float" office:value="39337" table:style-name="ce29">
            <text:p>39,337</text:p>
          </table:table-cell>
          <table:table-cell office:value-type="float" office:value="38685" table:style-name="ce29">
            <text:p>38,685</text:p>
          </table:table-cell>
          <table:table-cell office:value-type="float" office:value="36649" table:style-name="ce29">
            <text:p>36,649</text:p>
          </table:table-cell>
          <table:table-cell office:value-type="float" office:value="35017" table:style-name="ce29">
            <text:p>35,017</text:p>
          </table:table-cell>
          <table:table-cell office:value-type="float" office:value="34058" table:style-name="ce25">
            <text:p>34,058</text:p>
          </table:table-cell>
          <table:table-cell office:value-type="float" office:value="133366" table:style-name="ce29">
            <text:p>133,366</text:p>
          </table:table-cell>
          <table:table-cell office:value-type="float" office:value="34853" table:style-name="ce29">
            <text:p>34,853</text:p>
          </table:table-cell>
          <table:table-cell office:value-type="float" office:value="29536" table:style-name="ce29">
            <text:p>29,536</text:p>
          </table:table-cell>
          <table:table-cell office:value-type="float" office:value="26270" table:style-name="ce29">
            <text:p>26,270</text:p>
          </table:table-cell>
          <table:table-cell office:value-type="float" office:value="23204" table:style-name="ce29">
            <text:p>23,204</text:p>
          </table:table-cell>
          <table:table-cell office:value-type="float" office:value="19503" table:style-name="ce29">
            <text:p>19,503</text:p>
          </table:table-cell>
          <table:table-cell office:value-type="float" office:value="70629" table:style-name="ce29">
            <text:p>70,629</text:p>
          </table:table-cell>
          <table:table-cell office:value-type="float" office:value="15007" table:style-name="ce29">
            <text:p>15,007</text:p>
          </table:table-cell>
          <table:table-cell office:value-type="float" office:value="12836" table:style-name="ce29">
            <text:p>12,836</text:p>
          </table:table-cell>
          <table:table-cell office:value-type="float" office:value="14972" table:style-name="ce29">
            <text:p>14,972</text:p>
          </table:table-cell>
          <table:table-cell office:value-type="float" office:value="14481" table:style-name="ce29">
            <text:p>14,481</text:p>
          </table:table-cell>
          <table:table-cell office:value-type="float" office:value="13333" table:style-name="ce25">
            <text:p>13,333</text:p>
          </table:table-cell>
          <table:table-cell office:value-type="float" office:value="53050" table:style-name="ce29">
            <text:p>53,050</text:p>
          </table:table-cell>
          <table:table-cell office:value-type="float" office:value="12947" table:style-name="ce29">
            <text:p>12,947</text:p>
          </table:table-cell>
          <table:table-cell office:value-type="float" office:value="11802" table:style-name="ce29">
            <text:p>11,802</text:p>
          </table:table-cell>
          <table:table-cell office:value-type="float" office:value="10737" table:style-name="ce29">
            <text:p>10,737</text:p>
          </table:table-cell>
          <table:table-cell office:value-type="float" office:value="9346" table:style-name="ce29">
            <text:p>9,346</text:p>
          </table:table-cell>
          <table:table-cell office:value-type="float" office:value="8218" table:style-name="ce29">
            <text:p>8,218</text:p>
          </table:table-cell>
          <table:table-cell office:value-type="float" office:value="27073" table:style-name="ce29">
            <text:p>27,073</text:p>
          </table:table-cell>
          <table:table-cell office:value-type="float" office:value="6921" table:style-name="ce29">
            <text:p>6,921</text:p>
          </table:table-cell>
          <table:table-cell office:value-type="float" office:value="6322" table:style-name="ce29">
            <text:p>6,322</text:p>
          </table:table-cell>
          <table:table-cell office:value-type="float" office:value="5418" table:style-name="ce29">
            <text:p>5,418</text:p>
          </table:table-cell>
          <table:table-cell office:value-type="float" office:value="4527" table:style-name="ce29">
            <text:p>4,527</text:p>
          </table:table-cell>
          <table:table-cell office:value-type="float" office:value="3885" table:style-name="ce25">
            <text:p>3,885</text:p>
          </table:table-cell>
          <table:table-cell office:value-type="float" office:value="11978" table:style-name="ce29">
            <text:p>11,978</text:p>
          </table:table-cell>
          <table:table-cell office:value-type="float" office:value="3492" table:style-name="ce29">
            <text:p>3,492</text:p>
          </table:table-cell>
          <table:table-cell office:value-type="float" office:value="2936" table:style-name="ce29">
            <text:p>2,936</text:p>
          </table:table-cell>
          <table:table-cell office:value-type="float" office:value="2322" table:style-name="ce29">
            <text:p>2,322</text:p>
          </table:table-cell>
          <table:table-cell office:value-type="float" office:value="1848" table:style-name="ce29">
            <text:p>1,848</text:p>
          </table:table-cell>
          <table:table-cell office:value-type="float" office:value="1380" table:style-name="ce29">
            <text:p>1,380</text:p>
          </table:table-cell>
          <table:table-cell office:value-type="float" office:value="2898" table:style-name="ce29">
            <text:p>2,898</text:p>
          </table:table-cell>
          <table:table-cell office:value-type="float" office:value="1058" table:style-name="ce29">
            <text:p>1,058</text:p>
          </table:table-cell>
          <table:table-cell office:value-type="float" office:value="788" table:style-name="ce29">
            <text:p>788</text:p>
          </table:table-cell>
          <table:table-cell office:value-type="float" office:value="494" table:style-name="ce29">
            <text:p>494</text:p>
          </table:table-cell>
          <table:table-cell office:value-type="float" office:value="314" table:style-name="ce29">
            <text:p>314</text:p>
          </table:table-cell>
          <table:table-cell office:value-type="float" office:value="244" table:style-name="ce29">
            <text:p>244</text:p>
          </table:table-cell>
          <table:table-cell office:value-type="float" office:value="365" table:style-name="ce29">
            <text:p>36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1302" table:style-name="ce29">
            <text:p>1,351,302</text:p>
          </table:table-cell>
          <table:table-cell office:value-type="float" office:value="49559" table:style-name="ce29">
            <text:p>49,559</text:p>
          </table:table-cell>
          <table:table-cell office:value-type="float" office:value="9014" table:style-name="ce29">
            <text:p>9,014</text:p>
          </table:table-cell>
          <table:table-cell office:value-type="float" office:value="9461" table:style-name="ce29">
            <text:p>9,461</text:p>
          </table:table-cell>
          <table:table-cell office:value-type="float" office:value="9847" table:style-name="ce29">
            <text:p>9,847</text:p>
          </table:table-cell>
          <table:table-cell office:value-type="float" office:value="10227" table:style-name="ce29">
            <text:p>10,227</text:p>
          </table:table-cell>
          <table:table-cell office:value-type="float" office:value="11010" table:style-name="ce29">
            <text:p>11,010</text:p>
          </table:table-cell>
          <table:table-cell office:value-type="float" office:value="59774" table:style-name="ce29">
            <text:p>59,774</text:p>
          </table:table-cell>
          <table:table-cell office:value-type="float" office:value="11586" table:style-name="ce29">
            <text:p>11,586</text:p>
          </table:table-cell>
          <table:table-cell office:value-type="float" office:value="12074" table:style-name="ce29">
            <text:p>12,074</text:p>
          </table:table-cell>
          <table:table-cell office:value-type="float" office:value="11973" table:style-name="ce29">
            <text:p>11,973</text:p>
          </table:table-cell>
          <table:table-cell office:value-type="float" office:value="10855" table:style-name="ce29">
            <text:p>10,855</text:p>
          </table:table-cell>
          <table:table-cell office:value-type="float" office:value="13286" table:style-name="ce25">
            <text:p>13,286</text:p>
          </table:table-cell>
          <table:table-cell office:value-type="float" office:value="54551" table:style-name="ce29">
            <text:p>54,551</text:p>
          </table:table-cell>
          <table:table-cell office:value-type="float" office:value="11470" table:style-name="ce29">
            <text:p>11,470</text:p>
          </table:table-cell>
          <table:table-cell office:value-type="float" office:value="9079" table:style-name="ce29">
            <text:p>9,079</text:p>
          </table:table-cell>
          <table:table-cell office:value-type="float" office:value="10836" table:style-name="ce29">
            <text:p>10,836</text:p>
          </table:table-cell>
          <table:table-cell office:value-type="float" office:value="11101" table:style-name="ce29">
            <text:p>11,101</text:p>
          </table:table-cell>
          <table:table-cell office:value-type="float" office:value="12065" table:style-name="ce29">
            <text:p>12,065</text:p>
          </table:table-cell>
          <table:table-cell office:value-type="float" office:value="64101" table:style-name="ce29">
            <text:p>64,101</text:p>
          </table:table-cell>
          <table:table-cell office:value-type="float" office:value="11841" table:style-name="ce29">
            <text:p>11,841</text:p>
          </table:table-cell>
          <table:table-cell office:value-type="float" office:value="12242" table:style-name="ce29">
            <text:p>12,242</text:p>
          </table:table-cell>
          <table:table-cell office:value-type="float" office:value="12579" table:style-name="ce29">
            <text:p>12,579</text:p>
          </table:table-cell>
          <table:table-cell office:value-type="float" office:value="13152" table:style-name="ce29">
            <text:p>13,152</text:p>
          </table:table-cell>
          <table:table-cell office:value-type="float" office:value="14287" table:style-name="ce36">
            <text:p>14,287</text:p>
          </table:table-cell>
          <table:table-cell office:value-type="float" office:value="83853" table:style-name="ce35">
            <text:p>83,853</text:p>
          </table:table-cell>
          <table:table-cell office:value-type="float" office:value="14542" table:style-name="ce29">
            <text:p>14,542</text:p>
          </table:table-cell>
          <table:table-cell office:value-type="float" office:value="18405" table:style-name="ce29">
            <text:p>18,405</text:p>
          </table:table-cell>
          <table:table-cell office:value-type="float" office:value="16683" table:style-name="ce29">
            <text:p>16,683</text:p>
          </table:table-cell>
          <table:table-cell office:value-type="float" office:value="15508" table:style-name="ce29">
            <text:p>15,508</text:p>
          </table:table-cell>
          <table:table-cell office:value-type="float" office:value="18715" table:style-name="ce29">
            <text:p>18,715</text:p>
          </table:table-cell>
          <table:table-cell office:value-type="float" office:value="95463" table:style-name="ce29">
            <text:p>95,463</text:p>
          </table:table-cell>
          <table:table-cell office:value-type="float" office:value="19039" table:style-name="ce29">
            <text:p>19,039</text:p>
          </table:table-cell>
          <table:table-cell office:value-type="float" office:value="19159" table:style-name="ce29">
            <text:p>19,159</text:p>
          </table:table-cell>
          <table:table-cell office:value-type="float" office:value="19243" table:style-name="ce29">
            <text:p>19,243</text:p>
          </table:table-cell>
          <table:table-cell office:value-type="float" office:value="19220" table:style-name="ce29">
            <text:p>19,220</text:p>
          </table:table-cell>
          <table:table-cell office:value-type="float" office:value="18802" table:style-name="ce36">
            <text:p>18,802</text:p>
          </table:table-cell>
          <table:table-cell office:value-type="float" office:value="94792" table:style-name="ce29">
            <text:p>94,792</text:p>
          </table:table-cell>
          <table:table-cell office:value-type="float" office:value="18923" table:style-name="ce29">
            <text:p>18,923</text:p>
          </table:table-cell>
          <table:table-cell office:value-type="float" office:value="19913" table:style-name="ce29">
            <text:p>19,913</text:p>
          </table:table-cell>
          <table:table-cell office:value-type="float" office:value="17864" table:style-name="ce29">
            <text:p>17,864</text:p>
          </table:table-cell>
          <table:table-cell office:value-type="float" office:value="20219" table:style-name="ce29">
            <text:p>20,219</text:p>
          </table:table-cell>
          <table:table-cell office:value-type="float" office:value="17873" table:style-name="ce29">
            <text:p>17,873</text:p>
          </table:table-cell>
          <table:table-cell office:value-type="float" office:value="101081" table:style-name="ce29">
            <text:p>101,081</text:p>
          </table:table-cell>
          <table:table-cell office:value-type="float" office:value="16994" table:style-name="ce29">
            <text:p>16,994</text:p>
          </table:table-cell>
          <table:table-cell office:value-type="float" office:value="19348" table:style-name="ce29">
            <text:p>19,348</text:p>
          </table:table-cell>
          <table:table-cell office:value-type="float" office:value="20746" table:style-name="ce29">
            <text:p>20,746</text:p>
          </table:table-cell>
          <table:table-cell office:value-type="float" office:value="21364" table:style-name="ce29">
            <text:p>21,364</text:p>
          </table:table-cell>
          <table:table-cell office:value-type="float" office:value="22629" table:style-name="ce36">
            <text:p>22,629</text:p>
          </table:table-cell>
          <table:table-cell office:value-type="float" office:value="116029" table:style-name="ce35">
            <text:p>116,029</text:p>
          </table:table-cell>
          <table:table-cell office:value-type="float" office:value="23206" table:style-name="ce29">
            <text:p>23,206</text:p>
          </table:table-cell>
          <table:table-cell office:value-type="float" office:value="23308" table:style-name="ce29">
            <text:p>23,308</text:p>
          </table:table-cell>
          <table:table-cell office:value-type="float" office:value="23874" table:style-name="ce29">
            <text:p>23,874</text:p>
          </table:table-cell>
          <table:table-cell office:value-type="float" office:value="23506" table:style-name="ce29">
            <text:p>23,506</text:p>
          </table:table-cell>
          <table:table-cell office:value-type="float" office:value="22135" table:style-name="ce29">
            <text:p>22,135</text:p>
          </table:table-cell>
          <table:table-cell office:value-type="float" office:value="108203" table:style-name="ce29">
            <text:p>108,203</text:p>
          </table:table-cell>
          <table:table-cell office:value-type="float" office:value="24907" table:style-name="ce29">
            <text:p>24,907</text:p>
          </table:table-cell>
          <table:table-cell office:value-type="float" office:value="21280" table:style-name="ce29">
            <text:p>21,280</text:p>
          </table:table-cell>
          <table:table-cell office:value-type="float" office:value="20793" table:style-name="ce29">
            <text:p>20,793</text:p>
          </table:table-cell>
          <table:table-cell office:value-type="float" office:value="20792" table:style-name="ce29">
            <text:p>20,792</text:p>
          </table:table-cell>
          <table:table-cell office:value-type="float" office:value="20431" table:style-name="ce36">
            <text:p>20,431</text:p>
          </table:table-cell>
          <table:table-cell office:value-type="float" office:value="106094" table:style-name="ce29">
            <text:p>106,094</text:p>
          </table:table-cell>
          <table:table-cell office:value-type="float" office:value="20872" table:style-name="ce29">
            <text:p>20,872</text:p>
          </table:table-cell>
          <table:table-cell office:value-type="float" office:value="21939" table:style-name="ce29">
            <text:p>21,939</text:p>
          </table:table-cell>
          <table:table-cell office:value-type="float" office:value="21158" table:style-name="ce29">
            <text:p>21,158</text:p>
          </table:table-cell>
          <table:table-cell office:value-type="float" office:value="21543" table:style-name="ce29">
            <text:p>21,543</text:p>
          </table:table-cell>
          <table:table-cell office:value-type="float" office:value="20582" table:style-name="ce29">
            <text:p>20,582</text:p>
          </table:table-cell>
          <table:table-cell office:value-type="float" office:value="103915" table:style-name="ce29">
            <text:p>103,915</text:p>
          </table:table-cell>
          <table:table-cell office:value-type="float" office:value="21023" table:style-name="ce29">
            <text:p>21,023</text:p>
          </table:table-cell>
          <table:table-cell office:value-type="float" office:value="20662" table:style-name="ce29">
            <text:p>20,662</text:p>
          </table:table-cell>
          <table:table-cell office:value-type="float" office:value="20819" table:style-name="ce29">
            <text:p>20,819</text:p>
          </table:table-cell>
          <table:table-cell office:value-type="float" office:value="20653" table:style-name="ce29">
            <text:p>20,653</text:p>
          </table:table-cell>
          <table:table-cell office:value-type="float" office:value="20758" table:style-name="ce36">
            <text:p>20,758</text:p>
          </table:table-cell>
          <table:table-cell office:value-type="float" office:value="95825" table:style-name="ce35">
            <text:p>95,825</text:p>
          </table:table-cell>
          <table:table-cell office:value-type="float" office:value="20029" table:style-name="ce29">
            <text:p>20,029</text:p>
          </table:table-cell>
          <table:table-cell office:value-type="float" office:value="19678" table:style-name="ce29">
            <text:p>19,678</text:p>
          </table:table-cell>
          <table:table-cell office:value-type="float" office:value="19330" table:style-name="ce29">
            <text:p>19,330</text:p>
          </table:table-cell>
          <table:table-cell office:value-type="float" office:value="18707" table:style-name="ce29">
            <text:p>18,707</text:p>
          </table:table-cell>
          <table:table-cell office:value-type="float" office:value="18081" table:style-name="ce29">
            <text:p>18,081</text:p>
          </table:table-cell>
          <table:table-cell office:value-type="float" office:value="85400" table:style-name="ce29">
            <text:p>85,400</text:p>
          </table:table-cell>
          <table:table-cell office:value-type="float" office:value="18462" table:style-name="ce29">
            <text:p>18,462</text:p>
          </table:table-cell>
          <table:table-cell office:value-type="float" office:value="17973" table:style-name="ce29">
            <text:p>17,973</text:p>
          </table:table-cell>
          <table:table-cell office:value-type="float" office:value="17042" table:style-name="ce29">
            <text:p>17,042</text:p>
          </table:table-cell>
          <table:table-cell office:value-type="float" office:value="16293" table:style-name="ce29">
            <text:p>16,293</text:p>
          </table:table-cell>
          <table:table-cell office:value-type="float" office:value="15630" table:style-name="ce36">
            <text:p>15,630</text:p>
          </table:table-cell>
          <table:table-cell office:value-type="float" office:value="61179" table:style-name="ce35">
            <text:p>61,179</text:p>
          </table:table-cell>
          <table:table-cell office:value-type="float" office:value="16006" table:style-name="ce29">
            <text:p>16,006</text:p>
          </table:table-cell>
          <table:table-cell office:value-type="float" office:value="13662" table:style-name="ce29">
            <text:p>13,662</text:p>
          </table:table-cell>
          <table:table-cell office:value-type="float" office:value="11936" table:style-name="ce29">
            <text:p>11,936</text:p>
          </table:table-cell>
          <table:table-cell office:value-type="float" office:value="10534" table:style-name="ce29">
            <text:p>10,534</text:p>
          </table:table-cell>
          <table:table-cell office:value-type="float" office:value="9041" table:style-name="ce29">
            <text:p>9,041</text:p>
          </table:table-cell>
          <table:table-cell office:value-type="float" office:value="31417" table:style-name="ce29">
            <text:p>31,417</text:p>
          </table:table-cell>
          <table:table-cell office:value-type="float" office:value="6779" table:style-name="ce29">
            <text:p>6,779</text:p>
          </table:table-cell>
          <table:table-cell office:value-type="float" office:value="5694" table:style-name="ce29">
            <text:p>5,694</text:p>
          </table:table-cell>
          <table:table-cell office:value-type="float" office:value="6670" table:style-name="ce29">
            <text:p>6,670</text:p>
          </table:table-cell>
          <table:table-cell office:value-type="float" office:value="6455" table:style-name="ce29">
            <text:p>6,455</text:p>
          </table:table-cell>
          <table:table-cell office:value-type="float" office:value="5819" table:style-name="ce36">
            <text:p>5,819</text:p>
          </table:table-cell>
          <table:table-cell office:value-type="float" office:value="21956" table:style-name="ce35">
            <text:p>21,956</text:p>
          </table:table-cell>
          <table:table-cell office:value-type="float" office:value="5646" table:style-name="ce29">
            <text:p>5,646</text:p>
          </table:table-cell>
          <table:table-cell office:value-type="float" office:value="4926" table:style-name="ce29">
            <text:p>4,926</text:p>
          </table:table-cell>
          <table:table-cell office:value-type="float" office:value="4396" table:style-name="ce29">
            <text:p>4,396</text:p>
          </table:table-cell>
          <table:table-cell office:value-type="float" office:value="3772" table:style-name="ce29">
            <text:p>3,772</text:p>
          </table:table-cell>
          <table:table-cell office:value-type="float" office:value="3216" table:style-name="ce29">
            <text:p>3,216</text:p>
          </table:table-cell>
          <table:table-cell office:value-type="float" office:value="10937" table:style-name="ce29">
            <text:p>10,937</text:p>
          </table:table-cell>
          <table:table-cell office:value-type="float" office:value="2788" table:style-name="ce29">
            <text:p>2,788</text:p>
          </table:table-cell>
          <table:table-cell office:value-type="float" office:value="2447" table:style-name="ce29">
            <text:p>2,447</text:p>
          </table:table-cell>
          <table:table-cell office:value-type="float" office:value="2170" table:style-name="ce29">
            <text:p>2,170</text:p>
          </table:table-cell>
          <table:table-cell office:value-type="float" office:value="1858" table:style-name="ce29">
            <text:p>1,858</text:p>
          </table:table-cell>
          <table:table-cell office:value-type="float" office:value="1674" table:style-name="ce36">
            <text:p>1,674</text:p>
          </table:table-cell>
          <table:table-cell office:value-type="float" office:value="5624" table:style-name="ce35">
            <text:p>5,624</text:p>
          </table:table-cell>
          <table:table-cell office:value-type="float" office:value="1550" table:style-name="ce29">
            <text:p>1,550</text:p>
          </table:table-cell>
          <table:table-cell office:value-type="float" office:value="1376" table:style-name="ce29">
            <text:p>1,376</text:p>
          </table:table-cell>
          <table:table-cell office:value-type="float" office:value="1113" table:style-name="ce29">
            <text:p>1,113</text:p>
          </table:table-cell>
          <table:table-cell office:value-type="float" office:value="877" table:style-name="ce29">
            <text:p>877</text:p>
          </table:table-cell>
          <table:table-cell office:value-type="float" office:value="708" table:style-name="ce29">
            <text:p>708</text:p>
          </table:table-cell>
          <table:table-cell office:value-type="float" office:value="1395" table:style-name="ce29">
            <text:p>1,395</text:p>
          </table:table-cell>
          <table:table-cell office:value-type="float" office:value="496" table:style-name="ce29">
            <text:p>496</text:p>
          </table:table-cell>
          <table:table-cell office:value-type="float" office:value="398" table:style-name="ce29">
            <text:p>398</text:p>
          </table:table-cell>
          <table:table-cell office:value-type="float" office:value="236" table:style-name="ce29">
            <text:p>236</text:p>
          </table:table-cell>
          <table:table-cell office:value-type="float" office:value="146" table:style-name="ce29">
            <text:p>146</text:p>
          </table:table-cell>
          <table:table-cell office:value-type="float" office:value="119" table:style-name="ce29">
            <text:p>119</text:p>
          </table:table-cell>
          <table:table-cell office:value-type="float" office:value="154" table:style-name="ce29">
            <text:p>15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0730" table:style-name="ce33">
            <text:p>1,390,730</text:p>
          </table:table-cell>
          <table:table-cell office:value-type="float" office:value="46027" table:style-name="ce32">
            <text:p>46,027</text:p>
          </table:table-cell>
          <table:table-cell office:value-type="float" office:value="8328" table:style-name="ce32">
            <text:p>8,328</text:p>
          </table:table-cell>
          <table:table-cell office:value-type="float" office:value="8789" table:style-name="ce32">
            <text:p>8,789</text:p>
          </table:table-cell>
          <table:table-cell office:value-type="float" office:value="9251" table:style-name="ce32">
            <text:p>9,251</text:p>
          </table:table-cell>
          <table:table-cell office:value-type="float" office:value="9549" table:style-name="ce32">
            <text:p>9,549</text:p>
          </table:table-cell>
          <table:table-cell office:value-type="float" office:value="10110" table:style-name="ce32">
            <text:p>10,110</text:p>
          </table:table-cell>
          <table:table-cell office:value-type="float" office:value="55591" table:style-name="ce32">
            <text:p>55,591</text:p>
          </table:table-cell>
          <table:table-cell office:value-type="float" office:value="10764" table:style-name="ce32">
            <text:p>10,764</text:p>
          </table:table-cell>
          <table:table-cell office:value-type="float" office:value="11108" table:style-name="ce32">
            <text:p>11,108</text:p>
          </table:table-cell>
          <table:table-cell office:value-type="float" office:value="11097" table:style-name="ce32">
            <text:p>11,097</text:p>
          </table:table-cell>
          <table:table-cell office:value-type="float" office:value="10193" table:style-name="ce32">
            <text:p>10,193</text:p>
          </table:table-cell>
          <table:table-cell office:value-type="float" office:value="12429" table:style-name="ce32">
            <text:p>12,429</text:p>
          </table:table-cell>
          <table:table-cell office:value-type="float" office:value="50217" table:style-name="ce32">
            <text:p>50,217</text:p>
          </table:table-cell>
          <table:table-cell office:value-type="float" office:value="10473" table:style-name="ce32">
            <text:p>10,473</text:p>
          </table:table-cell>
          <table:table-cell office:value-type="float" office:value="8492" table:style-name="ce32">
            <text:p>8,492</text:p>
          </table:table-cell>
          <table:table-cell office:value-type="float" office:value="10204" table:style-name="ce32">
            <text:p>10,204</text:p>
          </table:table-cell>
          <table:table-cell office:value-type="float" office:value="10410" table:style-name="ce32">
            <text:p>10,410</text:p>
          </table:table-cell>
          <table:table-cell office:value-type="float" office:value="10638" table:style-name="ce32">
            <text:p>10,638</text:p>
          </table:table-cell>
          <table:table-cell office:value-type="float" office:value="59138" table:style-name="ce32">
            <text:p>59,138</text:p>
          </table:table-cell>
          <table:table-cell office:value-type="float" office:value="11127" table:style-name="ce32">
            <text:p>11,127</text:p>
          </table:table-cell>
          <table:table-cell office:value-type="float" office:value="11189" table:style-name="ce32">
            <text:p>11,189</text:p>
          </table:table-cell>
          <table:table-cell office:value-type="float" office:value="11423" table:style-name="ce32">
            <text:p>11,423</text:p>
          </table:table-cell>
          <table:table-cell office:value-type="float" office:value="12195" table:style-name="ce32">
            <text:p>12,195</text:p>
          </table:table-cell>
          <table:table-cell office:value-type="float" office:value="13204" table:style-name="ce39">
            <text:p>13,204</text:p>
          </table:table-cell>
          <table:table-cell office:value-type="float" office:value="78044" table:style-name="ce38">
            <text:p>78,044</text:p>
          </table:table-cell>
          <table:table-cell office:value-type="float" office:value="13465" table:style-name="ce32">
            <text:p>13,465</text:p>
          </table:table-cell>
          <table:table-cell office:value-type="float" office:value="16788" table:style-name="ce32">
            <text:p>16,788</text:p>
          </table:table-cell>
          <table:table-cell office:value-type="float" office:value="15634" table:style-name="ce32">
            <text:p>15,634</text:p>
          </table:table-cell>
          <table:table-cell office:value-type="float" office:value="14663" table:style-name="ce32">
            <text:p>14,663</text:p>
          </table:table-cell>
          <table:table-cell office:value-type="float" office:value="17494" table:style-name="ce32">
            <text:p>17,494</text:p>
          </table:table-cell>
          <table:table-cell office:value-type="float" office:value="88656" table:style-name="ce32">
            <text:p>88,656</text:p>
          </table:table-cell>
          <table:table-cell office:value-type="float" office:value="17791" table:style-name="ce32">
            <text:p>17,791</text:p>
          </table:table-cell>
          <table:table-cell office:value-type="float" office:value="17876" table:style-name="ce32">
            <text:p>17,876</text:p>
          </table:table-cell>
          <table:table-cell office:value-type="float" office:value="17770" table:style-name="ce32">
            <text:p>17,770</text:p>
          </table:table-cell>
          <table:table-cell office:value-type="float" office:value="17923" table:style-name="ce32">
            <text:p>17,923</text:p>
          </table:table-cell>
          <table:table-cell office:value-type="float" office:value="17296" table:style-name="ce39">
            <text:p>17,296</text:p>
          </table:table-cell>
          <table:table-cell office:value-type="float" office:value="88787" table:style-name="ce32">
            <text:p>88,787</text:p>
          </table:table-cell>
          <table:table-cell office:value-type="float" office:value="17403" table:style-name="ce32">
            <text:p>17,403</text:p>
          </table:table-cell>
          <table:table-cell office:value-type="float" office:value="18293" table:style-name="ce32">
            <text:p>18,293</text:p>
          </table:table-cell>
          <table:table-cell office:value-type="float" office:value="17036" table:style-name="ce32">
            <text:p>17,036</text:p>
          </table:table-cell>
          <table:table-cell office:value-type="float" office:value="19125" table:style-name="ce32">
            <text:p>19,125</text:p>
          </table:table-cell>
          <table:table-cell office:value-type="float" office:value="16930" table:style-name="ce32">
            <text:p>16,930</text:p>
          </table:table-cell>
          <table:table-cell office:value-type="float" office:value="100655" table:style-name="ce32">
            <text:p>100,655</text:p>
          </table:table-cell>
          <table:table-cell office:value-type="float" office:value="16506" table:style-name="ce32">
            <text:p>16,506</text:p>
          </table:table-cell>
          <table:table-cell office:value-type="float" office:value="18764" table:style-name="ce32">
            <text:p>18,764</text:p>
          </table:table-cell>
          <table:table-cell office:value-type="float" office:value="20963" table:style-name="ce32">
            <text:p>20,963</text:p>
          </table:table-cell>
          <table:table-cell office:value-type="float" office:value="21428" table:style-name="ce32">
            <text:p>21,428</text:p>
          </table:table-cell>
          <table:table-cell office:value-type="float" office:value="22994" table:style-name="ce39">
            <text:p>22,994</text:p>
          </table:table-cell>
          <table:table-cell office:value-type="float" office:value="119775" table:style-name="ce38">
            <text:p>119,775</text:p>
          </table:table-cell>
          <table:table-cell office:value-type="float" office:value="23710" table:style-name="ce32">
            <text:p>23,710</text:p>
          </table:table-cell>
          <table:table-cell office:value-type="float" office:value="23896" table:style-name="ce32">
            <text:p>23,896</text:p>
          </table:table-cell>
          <table:table-cell office:value-type="float" office:value="24624" table:style-name="ce32">
            <text:p>24,624</text:p>
          </table:table-cell>
          <table:table-cell office:value-type="float" office:value="24327" table:style-name="ce32">
            <text:p>24,327</text:p>
          </table:table-cell>
          <table:table-cell office:value-type="float" office:value="23218" table:style-name="ce32">
            <text:p>23,218</text:p>
          </table:table-cell>
          <table:table-cell office:value-type="float" office:value="113235" table:style-name="ce32">
            <text:p>113,235</text:p>
          </table:table-cell>
          <table:table-cell office:value-type="float" office:value="25608" table:style-name="ce32">
            <text:p>25,608</text:p>
          </table:table-cell>
          <table:table-cell office:value-type="float" office:value="22207" table:style-name="ce32">
            <text:p>22,207</text:p>
          </table:table-cell>
          <table:table-cell office:value-type="float" office:value="22014" table:style-name="ce32">
            <text:p>22,014</text:p>
          </table:table-cell>
          <table:table-cell office:value-type="float" office:value="21852" table:style-name="ce32">
            <text:p>21,852</text:p>
          </table:table-cell>
          <table:table-cell office:value-type="float" office:value="21554" table:style-name="ce39">
            <text:p>21,554</text:p>
          </table:table-cell>
          <table:table-cell office:value-type="float" office:value="109514" table:style-name="ce32">
            <text:p>109,514</text:p>
          </table:table-cell>
          <table:table-cell office:value-type="float" office:value="21995" table:style-name="ce32">
            <text:p>21,995</text:p>
          </table:table-cell>
          <table:table-cell office:value-type="float" office:value="22398" table:style-name="ce32">
            <text:p>22,398</text:p>
          </table:table-cell>
          <table:table-cell office:value-type="float" office:value="21938" table:style-name="ce32">
            <text:p>21,938</text:p>
          </table:table-cell>
          <table:table-cell office:value-type="float" office:value="22323" table:style-name="ce32">
            <text:p>22,323</text:p>
          </table:table-cell>
          <table:table-cell office:value-type="float" office:value="20860" table:style-name="ce32">
            <text:p>20,860</text:p>
          </table:table-cell>
          <table:table-cell office:value-type="float" office:value="109720" table:style-name="ce32">
            <text:p>109,720</text:p>
          </table:table-cell>
          <table:table-cell office:value-type="float" office:value="21998" table:style-name="ce32">
            <text:p>21,998</text:p>
          </table:table-cell>
          <table:table-cell office:value-type="float" office:value="21708" table:style-name="ce32">
            <text:p>21,708</text:p>
          </table:table-cell>
          <table:table-cell office:value-type="float" office:value="21732" table:style-name="ce32">
            <text:p>21,732</text:p>
          </table:table-cell>
          <table:table-cell office:value-type="float" office:value="22094" table:style-name="ce32">
            <text:p>22,094</text:p>
          </table:table-cell>
          <table:table-cell office:value-type="float" office:value="22188" table:style-name="ce39">
            <text:p>22,188</text:p>
          </table:table-cell>
          <table:table-cell office:value-type="float" office:value="106328" table:style-name="ce38">
            <text:p>106,328</text:p>
          </table:table-cell>
          <table:table-cell office:value-type="float" office:value="21795" table:style-name="ce32">
            <text:p>21,795</text:p>
          </table:table-cell>
          <table:table-cell office:value-type="float" office:value="21784" table:style-name="ce32">
            <text:p>21,784</text:p>
          </table:table-cell>
          <table:table-cell office:value-type="float" office:value="21221" table:style-name="ce32">
            <text:p>21,221</text:p>
          </table:table-cell>
          <table:table-cell office:value-type="float" office:value="20951" table:style-name="ce32">
            <text:p>20,951</text:p>
          </table:table-cell>
          <table:table-cell office:value-type="float" office:value="20577" table:style-name="ce32">
            <text:p>20,577</text:p>
          </table:table-cell>
          <table:table-cell office:value-type="float" office:value="98346" table:style-name="ce32">
            <text:p>98,346</text:p>
          </table:table-cell>
          <table:table-cell office:value-type="float" office:value="20875" table:style-name="ce32">
            <text:p>20,875</text:p>
          </table:table-cell>
          <table:table-cell office:value-type="float" office:value="20712" table:style-name="ce32">
            <text:p>20,712</text:p>
          </table:table-cell>
          <table:table-cell office:value-type="float" office:value="19607" table:style-name="ce32">
            <text:p>19,607</text:p>
          </table:table-cell>
          <table:table-cell office:value-type="float" office:value="18724" table:style-name="ce32">
            <text:p>18,724</text:p>
          </table:table-cell>
          <table:table-cell office:value-type="float" office:value="18428" table:style-name="ce39">
            <text:p>18,428</text:p>
          </table:table-cell>
          <table:table-cell office:value-type="float" office:value="72187" table:style-name="ce38">
            <text:p>72,187</text:p>
          </table:table-cell>
          <table:table-cell office:value-type="float" office:value="18847" table:style-name="ce32">
            <text:p>18,847</text:p>
          </table:table-cell>
          <table:table-cell office:value-type="float" office:value="15874" table:style-name="ce32">
            <text:p>15,874</text:p>
          </table:table-cell>
          <table:table-cell office:value-type="float" office:value="14334" table:style-name="ce32">
            <text:p>14,334</text:p>
          </table:table-cell>
          <table:table-cell office:value-type="float" office:value="12670" table:style-name="ce32">
            <text:p>12,670</text:p>
          </table:table-cell>
          <table:table-cell office:value-type="float" office:value="10462" table:style-name="ce32">
            <text:p>10,462</text:p>
          </table:table-cell>
          <table:table-cell office:value-type="float" office:value="39212" table:style-name="ce32">
            <text:p>39,212</text:p>
          </table:table-cell>
          <table:table-cell office:value-type="float" office:value="8228" table:style-name="ce32">
            <text:p>8,228</text:p>
          </table:table-cell>
          <table:table-cell office:value-type="float" office:value="7142" table:style-name="ce32">
            <text:p>7,142</text:p>
          </table:table-cell>
          <table:table-cell office:value-type="float" office:value="8302" table:style-name="ce32">
            <text:p>8,302</text:p>
          </table:table-cell>
          <table:table-cell office:value-type="float" office:value="8026" table:style-name="ce32">
            <text:p>8,026</text:p>
          </table:table-cell>
          <table:table-cell office:value-type="float" office:value="7514" table:style-name="ce39">
            <text:p>7,514</text:p>
          </table:table-cell>
          <table:table-cell office:value-type="float" office:value="31094" table:style-name="ce38">
            <text:p>31,094</text:p>
          </table:table-cell>
          <table:table-cell office:value-type="float" office:value="7301" table:style-name="ce32">
            <text:p>7,301</text:p>
          </table:table-cell>
          <table:table-cell office:value-type="float" office:value="6876" table:style-name="ce32">
            <text:p>6,876</text:p>
          </table:table-cell>
          <table:table-cell office:value-type="float" office:value="6341" table:style-name="ce32">
            <text:p>6,341</text:p>
          </table:table-cell>
          <table:table-cell office:value-type="float" office:value="5574" table:style-name="ce32">
            <text:p>5,574</text:p>
          </table:table-cell>
          <table:table-cell office:value-type="float" office:value="5002" table:style-name="ce32">
            <text:p>5,002</text:p>
          </table:table-cell>
          <table:table-cell office:value-type="float" office:value="16136" table:style-name="ce32">
            <text:p>16,136</text:p>
          </table:table-cell>
          <table:table-cell office:value-type="float" office:value="4133" table:style-name="ce32">
            <text:p>4,133</text:p>
          </table:table-cell>
          <table:table-cell office:value-type="float" office:value="3875" table:style-name="ce32">
            <text:p>3,875</text:p>
          </table:table-cell>
          <table:table-cell office:value-type="float" office:value="3248" table:style-name="ce32">
            <text:p>3,248</text:p>
          </table:table-cell>
          <table:table-cell office:value-type="float" office:value="2669" table:style-name="ce32">
            <text:p>2,669</text:p>
          </table:table-cell>
          <table:table-cell office:value-type="float" office:value="2211" table:style-name="ce39">
            <text:p>2,211</text:p>
          </table:table-cell>
          <table:table-cell office:value-type="float" office:value="6354" table:style-name="ce38">
            <text:p>6,354</text:p>
          </table:table-cell>
          <table:table-cell office:value-type="float" office:value="1942" table:style-name="ce32">
            <text:p>1,942</text:p>
          </table:table-cell>
          <table:table-cell office:value-type="float" office:value="1560" table:style-name="ce32">
            <text:p>1,560</text:p>
          </table:table-cell>
          <table:table-cell office:value-type="float" office:value="1209" table:style-name="ce32">
            <text:p>1,209</text:p>
          </table:table-cell>
          <table:table-cell office:value-type="float" office:value="971" table:style-name="ce32">
            <text:p>971</text:p>
          </table:table-cell>
          <table:table-cell office:value-type="float" office:value="672" table:style-name="ce32">
            <text:p>672</text:p>
          </table:table-cell>
          <table:table-cell office:value-type="float" office:value="1503" table:style-name="ce32">
            <text:p>1,503</text:p>
          </table:table-cell>
          <table:table-cell office:value-type="float" office:value="562" table:style-name="ce32">
            <text:p>562</text:p>
          </table:table-cell>
          <table:table-cell office:value-type="float" office:value="390" table:style-name="ce32">
            <text:p>390</text:p>
          </table:table-cell>
          <table:table-cell office:value-type="float" office:value="258" table:style-name="ce32">
            <text:p>258</text:p>
          </table:table-cell>
          <table:table-cell office:value-type="float" office:value="168" table:style-name="ce32">
            <text:p>168</text:p>
          </table:table-cell>
          <table:table-cell office:value-type="float" office:value="125" table:style-name="ce32">
            <text:p>125</text:p>
          </table:table-cell>
          <table:table-cell office:value-type="float" office:value="211" table:style-name="ce33">
            <text:p>211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89903" table:style-name="ce29">
            <text:p>6,989,903</text:p>
          </table:table-cell>
          <table:table-cell office:value-type="float" office:value="244339" table:style-name="ce29">
            <text:p>244,339</text:p>
          </table:table-cell>
          <table:table-cell office:value-type="float" office:value="43706" table:style-name="ce29">
            <text:p>43,706</text:p>
          </table:table-cell>
          <table:table-cell office:value-type="float" office:value="46963" table:style-name="ce29">
            <text:p>46,963</text:p>
          </table:table-cell>
          <table:table-cell office:value-type="float" office:value="49397" table:style-name="ce29">
            <text:p>49,397</text:p>
          </table:table-cell>
          <table:table-cell office:value-type="float" office:value="50445" table:style-name="ce29">
            <text:p>50,445</text:p>
          </table:table-cell>
          <table:table-cell office:value-type="float" office:value="53828" table:style-name="ce29">
            <text:p>53,828</text:p>
          </table:table-cell>
          <table:table-cell office:value-type="float" office:value="300535" table:style-name="ce29">
            <text:p>300,535</text:p>
          </table:table-cell>
          <table:table-cell office:value-type="float" office:value="57727" table:style-name="ce29">
            <text:p>57,727</text:p>
          </table:table-cell>
          <table:table-cell office:value-type="float" office:value="59881" table:style-name="ce29">
            <text:p>59,881</text:p>
          </table:table-cell>
          <table:table-cell office:value-type="float" office:value="60497" table:style-name="ce29">
            <text:p>60,497</text:p>
          </table:table-cell>
          <table:table-cell office:value-type="float" office:value="54908" table:style-name="ce29">
            <text:p>54,908</text:p>
          </table:table-cell>
          <table:table-cell office:value-type="float" office:value="67522" table:style-name="ce25">
            <text:p>67,522</text:p>
          </table:table-cell>
          <table:table-cell office:value-type="float" office:value="283847" table:style-name="ce29">
            <text:p>283,847</text:p>
          </table:table-cell>
          <table:table-cell office:value-type="float" office:value="58094" table:style-name="ce29">
            <text:p>58,094</text:p>
          </table:table-cell>
          <table:table-cell office:value-type="float" office:value="49347" table:style-name="ce29">
            <text:p>49,347</text:p>
          </table:table-cell>
          <table:table-cell office:value-type="float" office:value="57009" table:style-name="ce29">
            <text:p>57,009</text:p>
          </table:table-cell>
          <table:table-cell office:value-type="float" office:value="58476" table:style-name="ce29">
            <text:p>58,476</text:p>
          </table:table-cell>
          <table:table-cell office:value-type="float" office:value="60921" table:style-name="ce25">
            <text:p>60,921</text:p>
          </table:table-cell>
          <table:table-cell office:value-type="float" office:value="343156" table:style-name="ce29">
            <text:p>343,156</text:p>
          </table:table-cell>
          <table:table-cell office:value-type="float" office:value="62427" table:style-name="ce29">
            <text:p>62,427</text:p>
          </table:table-cell>
          <table:table-cell office:value-type="float" office:value="63477" table:style-name="ce29">
            <text:p>63,477</text:p>
          </table:table-cell>
          <table:table-cell office:value-type="float" office:value="68139" table:style-name="ce29">
            <text:p>68,139</text:p>
          </table:table-cell>
          <table:table-cell office:value-type="float" office:value="70893" table:style-name="ce29">
            <text:p>70,893</text:p>
          </table:table-cell>
          <table:table-cell office:value-type="float" office:value="78220" table:style-name="ce25">
            <text:p>78,220</text:p>
          </table:table-cell>
          <table:table-cell office:value-type="float" office:value="446054" table:style-name="ce29">
            <text:p>446,054</text:p>
          </table:table-cell>
          <table:table-cell office:value-type="float" office:value="80650" table:style-name="ce29">
            <text:p>80,650</text:p>
          </table:table-cell>
          <table:table-cell office:value-type="float" office:value="95114" table:style-name="ce29">
            <text:p>95,114</text:p>
          </table:table-cell>
          <table:table-cell office:value-type="float" office:value="88223" table:style-name="ce29">
            <text:p>88,223</text:p>
          </table:table-cell>
          <table:table-cell office:value-type="float" office:value="83362" table:style-name="ce29">
            <text:p>83,362</text:p>
          </table:table-cell>
          <table:table-cell office:value-type="float" office:value="98705" table:style-name="ce25">
            <text:p>98,705</text:p>
          </table:table-cell>
          <table:table-cell office:value-type="float" office:value="487970" table:style-name="ce29">
            <text:p>487,970</text:p>
          </table:table-cell>
          <table:table-cell office:value-type="float" office:value="99533" table:style-name="ce29">
            <text:p>99,533</text:p>
          </table:table-cell>
          <table:table-cell office:value-type="float" office:value="98570" table:style-name="ce29">
            <text:p>98,570</text:p>
          </table:table-cell>
          <table:table-cell office:value-type="float" office:value="97335" table:style-name="ce29">
            <text:p>97,335</text:p>
          </table:table-cell>
          <table:table-cell office:value-type="float" office:value="97680" table:style-name="ce29">
            <text:p>97,680</text:p>
          </table:table-cell>
          <table:table-cell office:value-type="float" office:value="94852" table:style-name="ce25">
            <text:p>94,852</text:p>
          </table:table-cell>
          <table:table-cell office:value-type="float" office:value="461265" table:style-name="ce29">
            <text:p>461,265</text:p>
          </table:table-cell>
          <table:table-cell office:value-type="float" office:value="92880" table:style-name="ce29">
            <text:p>92,880</text:p>
          </table:table-cell>
          <table:table-cell office:value-type="float" office:value="95733" table:style-name="ce29">
            <text:p>95,733</text:p>
          </table:table-cell>
          <table:table-cell office:value-type="float" office:value="88432" table:style-name="ce29">
            <text:p>88,432</text:p>
          </table:table-cell>
          <table:table-cell office:value-type="float" office:value="96684" table:style-name="ce29">
            <text:p>96,684</text:p>
          </table:table-cell>
          <table:table-cell office:value-type="float" office:value="87536" table:style-name="ce25">
            <text:p>87,536</text:p>
          </table:table-cell>
          <table:table-cell office:value-type="float" office:value="501550" table:style-name="ce29">
            <text:p>501,550</text:p>
          </table:table-cell>
          <table:table-cell office:value-type="float" office:value="85225" table:style-name="ce29">
            <text:p>85,225</text:p>
          </table:table-cell>
          <table:table-cell office:value-type="float" office:value="95141" table:style-name="ce29">
            <text:p>95,141</text:p>
          </table:table-cell>
          <table:table-cell office:value-type="float" office:value="102741" table:style-name="ce29">
            <text:p>102,741</text:p>
          </table:table-cell>
          <table:table-cell office:value-type="float" office:value="106310" table:style-name="ce29">
            <text:p>106,310</text:p>
          </table:table-cell>
          <table:table-cell office:value-type="float" office:value="112133" table:style-name="ce25">
            <text:p>112,133</text:p>
          </table:table-cell>
          <table:table-cell office:value-type="float" office:value="569101" table:style-name="ce29">
            <text:p>569,101</text:p>
          </table:table-cell>
          <table:table-cell office:value-type="float" office:value="115292" table:style-name="ce29">
            <text:p>115,292</text:p>
          </table:table-cell>
          <table:table-cell office:value-type="float" office:value="114676" table:style-name="ce29">
            <text:p>114,676</text:p>
          </table:table-cell>
          <table:table-cell office:value-type="float" office:value="116251" table:style-name="ce29">
            <text:p>116,251</text:p>
          </table:table-cell>
          <table:table-cell office:value-type="float" office:value="113957" table:style-name="ce29">
            <text:p>113,957</text:p>
          </table:table-cell>
          <table:table-cell office:value-type="float" office:value="108925" table:style-name="ce25">
            <text:p>108,925</text:p>
          </table:table-cell>
          <table:table-cell office:value-type="float" office:value="521669" table:style-name="ce29">
            <text:p>521,669</text:p>
          </table:table-cell>
          <table:table-cell office:value-type="float" office:value="117098" table:style-name="ce29">
            <text:p>117,098</text:p>
          </table:table-cell>
          <table:table-cell office:value-type="float" office:value="102633" table:style-name="ce29">
            <text:p>102,633</text:p>
          </table:table-cell>
          <table:table-cell office:value-type="float" office:value="100857" table:style-name="ce29">
            <text:p>100,857</text:p>
          </table:table-cell>
          <table:table-cell office:value-type="float" office:value="100501" table:style-name="ce29">
            <text:p>100,501</text:p>
          </table:table-cell>
          <table:table-cell office:value-type="float" office:value="100580" table:style-name="ce25">
            <text:p>100,580</text:p>
          </table:table-cell>
          <table:table-cell office:value-type="float" office:value="529097" table:style-name="ce29">
            <text:p>529,097</text:p>
          </table:table-cell>
          <table:table-cell office:value-type="float" office:value="104194" table:style-name="ce29">
            <text:p>104,194</text:p>
          </table:table-cell>
          <table:table-cell office:value-type="float" office:value="106723" table:style-name="ce29">
            <text:p>106,723</text:p>
          </table:table-cell>
          <table:table-cell office:value-type="float" office:value="107265" table:style-name="ce29">
            <text:p>107,265</text:p>
          </table:table-cell>
          <table:table-cell office:value-type="float" office:value="108088" table:style-name="ce29">
            <text:p>108,088</text:p>
          </table:table-cell>
          <table:table-cell office:value-type="float" office:value="102827" table:style-name="ce25">
            <text:p>102,827</text:p>
          </table:table-cell>
          <table:table-cell office:value-type="float" office:value="546571" table:style-name="ce29">
            <text:p>546,571</text:p>
          </table:table-cell>
          <table:table-cell office:value-type="float" office:value="108894" table:style-name="ce29">
            <text:p>108,894</text:p>
          </table:table-cell>
          <table:table-cell office:value-type="float" office:value="107734" table:style-name="ce29">
            <text:p>107,734</text:p>
          </table:table-cell>
          <table:table-cell office:value-type="float" office:value="108825" table:style-name="ce29">
            <text:p>108,825</text:p>
          </table:table-cell>
          <table:table-cell office:value-type="float" office:value="111521" table:style-name="ce29">
            <text:p>111,521</text:p>
          </table:table-cell>
          <table:table-cell office:value-type="float" office:value="109597" table:style-name="ce25">
            <text:p>109,597</text:p>
          </table:table-cell>
          <table:table-cell office:value-type="float" office:value="507478" table:style-name="ce29">
            <text:p>507,478</text:p>
          </table:table-cell>
          <table:table-cell office:value-type="float" office:value="107271" table:style-name="ce29">
            <text:p>107,271</text:p>
          </table:table-cell>
          <table:table-cell office:value-type="float" office:value="105426" table:style-name="ce29">
            <text:p>105,426</text:p>
          </table:table-cell>
          <table:table-cell office:value-type="float" office:value="103063" table:style-name="ce29">
            <text:p>103,063</text:p>
          </table:table-cell>
          <table:table-cell office:value-type="float" office:value="99085" table:style-name="ce29">
            <text:p>99,085</text:p>
          </table:table-cell>
          <table:table-cell office:value-type="float" office:value="92633" table:style-name="ce25">
            <text:p>92,633</text:p>
          </table:table-cell>
          <table:table-cell office:value-type="float" office:value="426422" table:style-name="ce29">
            <text:p>426,422</text:p>
          </table:table-cell>
          <table:table-cell office:value-type="float" office:value="92920" table:style-name="ce29">
            <text:p>92,920</text:p>
          </table:table-cell>
          <table:table-cell office:value-type="float" office:value="90455" table:style-name="ce29">
            <text:p>90,455</text:p>
          </table:table-cell>
          <table:table-cell office:value-type="float" office:value="85302" table:style-name="ce29">
            <text:p>85,302</text:p>
          </table:table-cell>
          <table:table-cell office:value-type="float" office:value="79754" table:style-name="ce29">
            <text:p>79,754</text:p>
          </table:table-cell>
          <table:table-cell office:value-type="float" office:value="77991" table:style-name="ce25">
            <text:p>77,991</text:p>
          </table:table-cell>
          <table:table-cell office:value-type="float" office:value="307057" table:style-name="ce29">
            <text:p>307,057</text:p>
          </table:table-cell>
          <table:table-cell office:value-type="float" office:value="79116" table:style-name="ce29">
            <text:p>79,116</text:p>
          </table:table-cell>
          <table:table-cell office:value-type="float" office:value="65644" table:style-name="ce29">
            <text:p>65,644</text:p>
          </table:table-cell>
          <table:table-cell office:value-type="float" office:value="61278" table:style-name="ce29">
            <text:p>61,278</text:p>
          </table:table-cell>
          <table:table-cell office:value-type="float" office:value="53344" table:style-name="ce29">
            <text:p>53,344</text:p>
          </table:table-cell>
          <table:table-cell office:value-type="float" office:value="47675" table:style-name="ce25">
            <text:p>47,675</text:p>
          </table:table-cell>
          <table:table-cell office:value-type="float" office:value="189154" table:style-name="ce29">
            <text:p>189,154</text:p>
          </table:table-cell>
          <table:table-cell office:value-type="float" office:value="38386" table:style-name="ce29">
            <text:p>38,386</text:p>
          </table:table-cell>
          <table:table-cell office:value-type="float" office:value="32882" table:style-name="ce29">
            <text:p>32,882</text:p>
          </table:table-cell>
          <table:table-cell office:value-type="float" office:value="39001" table:style-name="ce29">
            <text:p>39,001</text:p>
          </table:table-cell>
          <table:table-cell office:value-type="float" office:value="39677" table:style-name="ce29">
            <text:p>39,677</text:p>
          </table:table-cell>
          <table:table-cell office:value-type="float" office:value="39208" table:style-name="ce25">
            <text:p>39,208</text:p>
          </table:table-cell>
          <table:table-cell office:value-type="float" office:value="170210" table:style-name="ce29">
            <text:p>170,210</text:p>
          </table:table-cell>
          <table:table-cell office:value-type="float" office:value="38604" table:style-name="ce29">
            <text:p>38,604</text:p>
          </table:table-cell>
          <table:table-cell office:value-type="float" office:value="37714" table:style-name="ce29">
            <text:p>37,714</text:p>
          </table:table-cell>
          <table:table-cell office:value-type="float" office:value="34627" table:style-name="ce29">
            <text:p>34,627</text:p>
          </table:table-cell>
          <table:table-cell office:value-type="float" office:value="30738" table:style-name="ce29">
            <text:p>30,738</text:p>
          </table:table-cell>
          <table:table-cell office:value-type="float" office:value="28527" table:style-name="ce25">
            <text:p>28,527</text:p>
          </table:table-cell>
          <table:table-cell office:value-type="float" office:value="99781" table:style-name="ce29">
            <text:p>99,781</text:p>
          </table:table-cell>
          <table:table-cell office:value-type="float" office:value="25146" table:style-name="ce29">
            <text:p>25,146</text:p>
          </table:table-cell>
          <table:table-cell office:value-type="float" office:value="22739" table:style-name="ce29">
            <text:p>22,739</text:p>
          </table:table-cell>
          <table:table-cell office:value-type="float" office:value="20055" table:style-name="ce29">
            <text:p>20,055</text:p>
          </table:table-cell>
          <table:table-cell office:value-type="float" office:value="17145" table:style-name="ce29">
            <text:p>17,145</text:p>
          </table:table-cell>
          <table:table-cell office:value-type="float" office:value="14696" table:style-name="ce25">
            <text:p>14,696</text:p>
          </table:table-cell>
          <table:table-cell office:value-type="float" office:value="43089" table:style-name="ce29">
            <text:p>43,089</text:p>
          </table:table-cell>
          <table:table-cell office:value-type="float" office:value="12852" table:style-name="ce29">
            <text:p>12,852</text:p>
          </table:table-cell>
          <table:table-cell office:value-type="float" office:value="10536" table:style-name="ce29">
            <text:p>10,536</text:p>
          </table:table-cell>
          <table:table-cell office:value-type="float" office:value="8294" table:style-name="ce29">
            <text:p>8,294</text:p>
          </table:table-cell>
          <table:table-cell office:value-type="float" office:value="6422" table:style-name="ce29">
            <text:p>6,422</text:p>
          </table:table-cell>
          <table:table-cell office:value-type="float" office:value="4985" table:style-name="ce25">
            <text:p>4,985</text:p>
          </table:table-cell>
          <table:table-cell office:value-type="float" office:value="10167" table:style-name="ce29">
            <text:p>10,167</text:p>
          </table:table-cell>
          <table:table-cell office:value-type="float" office:value="3869" table:style-name="ce29">
            <text:p>3,869</text:p>
          </table:table-cell>
          <table:table-cell office:value-type="float" office:value="2590" table:style-name="ce29">
            <text:p>2,590</text:p>
          </table:table-cell>
          <table:table-cell office:value-type="float" office:value="1646" table:style-name="ce29">
            <text:p>1,646</text:p>
          </table:table-cell>
          <table:table-cell office:value-type="float" office:value="1236" table:style-name="ce29">
            <text:p>1,236</text:p>
          </table:table-cell>
          <table:table-cell office:value-type="float" office:value="826" table:style-name="ce25">
            <text:p>826</text:p>
          </table:table-cell>
          <table:table-cell office:value-type="float" office:value="1391" table:style-name="ce29">
            <text:p>1,391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52001" table:style-name="ce29">
            <text:p>3,552,001</text:p>
          </table:table-cell>
          <table:table-cell office:value-type="float" office:value="126702" table:style-name="ce29">
            <text:p>126,702</text:p>
          </table:table-cell>
          <table:table-cell office:value-type="float" office:value="22492" table:style-name="ce29">
            <text:p>22,492</text:p>
          </table:table-cell>
          <table:table-cell office:value-type="float" office:value="24357" table:style-name="ce29">
            <text:p>24,357</text:p>
          </table:table-cell>
          <table:table-cell office:value-type="float" office:value="25822" table:style-name="ce29">
            <text:p>25,822</text:p>
          </table:table-cell>
          <table:table-cell office:value-type="float" office:value="26085" table:style-name="ce29">
            <text:p>26,085</text:p>
          </table:table-cell>
          <table:table-cell office:value-type="float" office:value="27946" table:style-name="ce29">
            <text:p>27,946</text:p>
          </table:table-cell>
          <table:table-cell office:value-type="float" office:value="155901" table:style-name="ce29">
            <text:p>155,901</text:p>
          </table:table-cell>
          <table:table-cell office:value-type="float" office:value="29919" table:style-name="ce29">
            <text:p>29,919</text:p>
          </table:table-cell>
          <table:table-cell office:value-type="float" office:value="31018" table:style-name="ce29">
            <text:p>31,018</text:p>
          </table:table-cell>
          <table:table-cell office:value-type="float" office:value="31321" table:style-name="ce29">
            <text:p>31,321</text:p>
          </table:table-cell>
          <table:table-cell office:value-type="float" office:value="28631" table:style-name="ce29">
            <text:p>28,631</text:p>
          </table:table-cell>
          <table:table-cell office:value-type="float" office:value="35012" table:style-name="ce25">
            <text:p>35,012</text:p>
          </table:table-cell>
          <table:table-cell office:value-type="float" office:value="148462" table:style-name="ce29">
            <text:p>148,462</text:p>
          </table:table-cell>
          <table:table-cell office:value-type="float" office:value="30125" table:style-name="ce29">
            <text:p>30,125</text:p>
          </table:table-cell>
          <table:table-cell office:value-type="float" office:value="25785" table:style-name="ce29">
            <text:p>25,785</text:p>
          </table:table-cell>
          <table:table-cell office:value-type="float" office:value="29749" table:style-name="ce29">
            <text:p>29,749</text:p>
          </table:table-cell>
          <table:table-cell office:value-type="float" office:value="30918" table:style-name="ce29">
            <text:p>30,918</text:p>
          </table:table-cell>
          <table:table-cell office:value-type="float" office:value="31885" table:style-name="ce25">
            <text:p>31,885</text:p>
          </table:table-cell>
          <table:table-cell office:value-type="float" office:value="180066" table:style-name="ce29">
            <text:p>180,066</text:p>
          </table:table-cell>
          <table:table-cell office:value-type="float" office:value="32747" table:style-name="ce29">
            <text:p>32,747</text:p>
          </table:table-cell>
          <table:table-cell office:value-type="float" office:value="33162" table:style-name="ce29">
            <text:p>33,162</text:p>
          </table:table-cell>
          <table:table-cell office:value-type="float" office:value="35798" table:style-name="ce29">
            <text:p>35,798</text:p>
          </table:table-cell>
          <table:table-cell office:value-type="float" office:value="37396" table:style-name="ce29">
            <text:p>37,396</text:p>
          </table:table-cell>
          <table:table-cell office:value-type="float" office:value="40963" table:style-name="ce25">
            <text:p>40,963</text:p>
          </table:table-cell>
          <table:table-cell office:value-type="float" office:value="233536" table:style-name="ce29">
            <text:p>233,536</text:p>
          </table:table-cell>
          <table:table-cell office:value-type="float" office:value="42145" table:style-name="ce29">
            <text:p>42,145</text:p>
          </table:table-cell>
          <table:table-cell office:value-type="float" office:value="49882" table:style-name="ce29">
            <text:p>49,882</text:p>
          </table:table-cell>
          <table:table-cell office:value-type="float" office:value="46347" table:style-name="ce29">
            <text:p>46,347</text:p>
          </table:table-cell>
          <table:table-cell office:value-type="float" office:value="43428" table:style-name="ce29">
            <text:p>43,428</text:p>
          </table:table-cell>
          <table:table-cell office:value-type="float" office:value="51734" table:style-name="ce25">
            <text:p>51,734</text:p>
          </table:table-cell>
          <table:table-cell office:value-type="float" office:value="256354" table:style-name="ce29">
            <text:p>256,354</text:p>
          </table:table-cell>
          <table:table-cell office:value-type="float" office:value="52285" table:style-name="ce29">
            <text:p>52,285</text:p>
          </table:table-cell>
          <table:table-cell office:value-type="float" office:value="51491" table:style-name="ce29">
            <text:p>51,491</text:p>
          </table:table-cell>
          <table:table-cell office:value-type="float" office:value="50998" table:style-name="ce29">
            <text:p>50,998</text:p>
          </table:table-cell>
          <table:table-cell office:value-type="float" office:value="51284" table:style-name="ce29">
            <text:p>51,284</text:p>
          </table:table-cell>
          <table:table-cell office:value-type="float" office:value="50296" table:style-name="ce25">
            <text:p>50,296</text:p>
          </table:table-cell>
          <table:table-cell office:value-type="float" office:value="245741" table:style-name="ce29">
            <text:p>245,741</text:p>
          </table:table-cell>
          <table:table-cell office:value-type="float" office:value="49405" table:style-name="ce29">
            <text:p>49,405</text:p>
          </table:table-cell>
          <table:table-cell office:value-type="float" office:value="51396" table:style-name="ce29">
            <text:p>51,396</text:p>
          </table:table-cell>
          <table:table-cell office:value-type="float" office:value="47025" table:style-name="ce29">
            <text:p>47,025</text:p>
          </table:table-cell>
          <table:table-cell office:value-type="float" office:value="51265" table:style-name="ce29">
            <text:p>51,265</text:p>
          </table:table-cell>
          <table:table-cell office:value-type="float" office:value="46650" table:style-name="ce25">
            <text:p>46,650</text:p>
          </table:table-cell>
          <table:table-cell office:value-type="float" office:value="258782" table:style-name="ce29">
            <text:p>258,782</text:p>
          </table:table-cell>
          <table:table-cell office:value-type="float" office:value="44786" table:style-name="ce29">
            <text:p>44,786</text:p>
          </table:table-cell>
          <table:table-cell office:value-type="float" office:value="49315" table:style-name="ce29">
            <text:p>49,315</text:p>
          </table:table-cell>
          <table:table-cell office:value-type="float" office:value="53261" table:style-name="ce29">
            <text:p>53,261</text:p>
          </table:table-cell>
          <table:table-cell office:value-type="float" office:value="54426" table:style-name="ce29">
            <text:p>54,426</text:p>
          </table:table-cell>
          <table:table-cell office:value-type="float" office:value="56994" table:style-name="ce25">
            <text:p>56,994</text:p>
          </table:table-cell>
          <table:table-cell office:value-type="float" office:value="288028" table:style-name="ce29">
            <text:p>288,028</text:p>
          </table:table-cell>
          <table:table-cell office:value-type="float" office:value="58489" table:style-name="ce29">
            <text:p>58,489</text:p>
          </table:table-cell>
          <table:table-cell office:value-type="float" office:value="57946" table:style-name="ce29">
            <text:p>57,946</text:p>
          </table:table-cell>
          <table:table-cell office:value-type="float" office:value="58942" table:style-name="ce29">
            <text:p>58,942</text:p>
          </table:table-cell>
          <table:table-cell office:value-type="float" office:value="57630" table:style-name="ce29">
            <text:p>57,630</text:p>
          </table:table-cell>
          <table:table-cell office:value-type="float" office:value="55021" table:style-name="ce25">
            <text:p>55,021</text:p>
          </table:table-cell>
          <table:table-cell office:value-type="float" office:value="264443" table:style-name="ce29">
            <text:p>264,443</text:p>
          </table:table-cell>
          <table:table-cell office:value-type="float" office:value="59121" table:style-name="ce29">
            <text:p>59,121</text:p>
          </table:table-cell>
          <table:table-cell office:value-type="float" office:value="52277" table:style-name="ce29">
            <text:p>52,277</text:p>
          </table:table-cell>
          <table:table-cell office:value-type="float" office:value="50958" table:style-name="ce29">
            <text:p>50,958</text:p>
          </table:table-cell>
          <table:table-cell office:value-type="float" office:value="50953" table:style-name="ce29">
            <text:p>50,953</text:p>
          </table:table-cell>
          <table:table-cell office:value-type="float" office:value="51134" table:style-name="ce25">
            <text:p>51,134</text:p>
          </table:table-cell>
          <table:table-cell office:value-type="float" office:value="273792" table:style-name="ce29">
            <text:p>273,792</text:p>
          </table:table-cell>
          <table:table-cell office:value-type="float" office:value="53350" table:style-name="ce29">
            <text:p>53,350</text:p>
          </table:table-cell>
          <table:table-cell office:value-type="float" office:value="54897" table:style-name="ce29">
            <text:p>54,897</text:p>
          </table:table-cell>
          <table:table-cell office:value-type="float" office:value="55484" table:style-name="ce29">
            <text:p>55,484</text:p>
          </table:table-cell>
          <table:table-cell office:value-type="float" office:value="56354" table:style-name="ce29">
            <text:p>56,354</text:p>
          </table:table-cell>
          <table:table-cell office:value-type="float" office:value="53707" table:style-name="ce25">
            <text:p>53,707</text:p>
          </table:table-cell>
          <table:table-cell office:value-type="float" office:value="284009" table:style-name="ce29">
            <text:p>284,009</text:p>
          </table:table-cell>
          <table:table-cell office:value-type="float" office:value="57045" table:style-name="ce29">
            <text:p>57,045</text:p>
          </table:table-cell>
          <table:table-cell office:value-type="float" office:value="55994" table:style-name="ce29">
            <text:p>55,994</text:p>
          </table:table-cell>
          <table:table-cell office:value-type="float" office:value="56661" table:style-name="ce29">
            <text:p>56,661</text:p>
          </table:table-cell>
          <table:table-cell office:value-type="float" office:value="57709" table:style-name="ce29">
            <text:p>57,709</text:p>
          </table:table-cell>
          <table:table-cell office:value-type="float" office:value="56600" table:style-name="ce25">
            <text:p>56,600</text:p>
          </table:table-cell>
          <table:table-cell office:value-type="float" office:value="259167" table:style-name="ce29">
            <text:p>259,167</text:p>
          </table:table-cell>
          <table:table-cell office:value-type="float" office:value="55335" table:style-name="ce29">
            <text:p>55,335</text:p>
          </table:table-cell>
          <table:table-cell office:value-type="float" office:value="54051" table:style-name="ce29">
            <text:p>54,051</text:p>
          </table:table-cell>
          <table:table-cell office:value-type="float" office:value="52613" table:style-name="ce29">
            <text:p>52,613</text:p>
          </table:table-cell>
          <table:table-cell office:value-type="float" office:value="50482" table:style-name="ce29">
            <text:p>50,482</text:p>
          </table:table-cell>
          <table:table-cell office:value-type="float" office:value="46686" table:style-name="ce25">
            <text:p>46,686</text:p>
          </table:table-cell>
          <table:table-cell office:value-type="float" office:value="211738" table:style-name="ce29">
            <text:p>211,738</text:p>
          </table:table-cell>
          <table:table-cell office:value-type="float" office:value="46788" table:style-name="ce29">
            <text:p>46,788</text:p>
          </table:table-cell>
          <table:table-cell office:value-type="float" office:value="45206" table:style-name="ce29">
            <text:p>45,206</text:p>
          </table:table-cell>
          <table:table-cell office:value-type="float" office:value="42184" table:style-name="ce29">
            <text:p>42,184</text:p>
          </table:table-cell>
          <table:table-cell office:value-type="float" office:value="39449" table:style-name="ce29">
            <text:p>39,449</text:p>
          </table:table-cell>
          <table:table-cell office:value-type="float" office:value="38111" table:style-name="ce25">
            <text:p>38,111</text:p>
          </table:table-cell>
          <table:table-cell office:value-type="float" office:value="146961" table:style-name="ce29">
            <text:p>146,961</text:p>
          </table:table-cell>
          <table:table-cell office:value-type="float" office:value="38303" table:style-name="ce29">
            <text:p>38,303</text:p>
          </table:table-cell>
          <table:table-cell office:value-type="float" office:value="31964" table:style-name="ce29">
            <text:p>31,964</text:p>
          </table:table-cell>
          <table:table-cell office:value-type="float" office:value="29111" table:style-name="ce29">
            <text:p>29,111</text:p>
          </table:table-cell>
          <table:table-cell office:value-type="float" office:value="25181" table:style-name="ce29">
            <text:p>25,181</text:p>
          </table:table-cell>
          <table:table-cell office:value-type="float" office:value="22402" table:style-name="ce25">
            <text:p>22,402</text:p>
          </table:table-cell>
          <table:table-cell office:value-type="float" office:value="85300" table:style-name="ce29">
            <text:p>85,300</text:p>
          </table:table-cell>
          <table:table-cell office:value-type="float" office:value="17705" table:style-name="ce29">
            <text:p>17,705</text:p>
          </table:table-cell>
          <table:table-cell office:value-type="float" office:value="14878" table:style-name="ce29">
            <text:p>14,878</text:p>
          </table:table-cell>
          <table:table-cell office:value-type="float" office:value="17570" table:style-name="ce29">
            <text:p>17,570</text:p>
          </table:table-cell>
          <table:table-cell office:value-type="float" office:value="17876" table:style-name="ce29">
            <text:p>17,876</text:p>
          </table:table-cell>
          <table:table-cell office:value-type="float" office:value="17271" table:style-name="ce25">
            <text:p>17,271</text:p>
          </table:table-cell>
          <table:table-cell office:value-type="float" office:value="72955" table:style-name="ce29">
            <text:p>72,955</text:p>
          </table:table-cell>
          <table:table-cell office:value-type="float" office:value="17096" table:style-name="ce29">
            <text:p>17,096</text:p>
          </table:table-cell>
          <table:table-cell office:value-type="float" office:value="16309" table:style-name="ce29">
            <text:p>16,309</text:p>
          </table:table-cell>
          <table:table-cell office:value-type="float" office:value="14822" table:style-name="ce29">
            <text:p>14,822</text:p>
          </table:table-cell>
          <table:table-cell office:value-type="float" office:value="13019" table:style-name="ce29">
            <text:p>13,019</text:p>
          </table:table-cell>
          <table:table-cell office:value-type="float" office:value="11709" table:style-name="ce25">
            <text:p>11,709</text:p>
          </table:table-cell>
          <table:table-cell office:value-type="float" office:value="39292" table:style-name="ce29">
            <text:p>39,292</text:p>
          </table:table-cell>
          <table:table-cell office:value-type="float" office:value="10237" table:style-name="ce29">
            <text:p>10,237</text:p>
          </table:table-cell>
          <table:table-cell office:value-type="float" office:value="8982" table:style-name="ce29">
            <text:p>8,982</text:p>
          </table:table-cell>
          <table:table-cell office:value-type="float" office:value="7807" table:style-name="ce29">
            <text:p>7,807</text:p>
          </table:table-cell>
          <table:table-cell office:value-type="float" office:value="6612" table:style-name="ce29">
            <text:p>6,612</text:p>
          </table:table-cell>
          <table:table-cell office:value-type="float" office:value="5654" table:style-name="ce25">
            <text:p>5,654</text:p>
          </table:table-cell>
          <table:table-cell office:value-type="float" office:value="16458" table:style-name="ce29">
            <text:p>16,458</text:p>
          </table:table-cell>
          <table:table-cell office:value-type="float" office:value="4908" table:style-name="ce29">
            <text:p>4,908</text:p>
          </table:table-cell>
          <table:table-cell office:value-type="float" office:value="4061" table:style-name="ce29">
            <text:p>4,061</text:p>
          </table:table-cell>
          <table:table-cell office:value-type="float" office:value="3088" table:style-name="ce29">
            <text:p>3,088</text:p>
          </table:table-cell>
          <table:table-cell office:value-type="float" office:value="2466" table:style-name="ce29">
            <text:p>2,466</text:p>
          </table:table-cell>
          <table:table-cell office:value-type="float" office:value="1935" table:style-name="ce25">
            <text:p>1,935</text:p>
          </table:table-cell>
          <table:table-cell office:value-type="float" office:value="3792" table:style-name="ce29">
            <text:p>3,792</text:p>
          </table:table-cell>
          <table:table-cell office:value-type="float" office:value="1489" table:style-name="ce29">
            <text:p>1,489</text:p>
          </table:table-cell>
          <table:table-cell office:value-type="float" office:value="971" table:style-name="ce29">
            <text:p>971</text:p>
          </table:table-cell>
          <table:table-cell office:value-type="float" office:value="608" table:style-name="ce29">
            <text:p>608</text:p>
          </table:table-cell>
          <table:table-cell office:value-type="float" office:value="428" table:style-name="ce29">
            <text:p>428</text:p>
          </table:table-cell>
          <table:table-cell office:value-type="float" office:value="296" table:style-name="ce25">
            <text:p>296</text:p>
          </table:table-cell>
          <table:table-cell office:value-type="float" office:value="522" table:style-name="ce29">
            <text:p>52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37902" table:style-name="ce33">
            <text:p>3,437,902</text:p>
          </table:table-cell>
          <table:table-cell office:value-type="float" office:value="117637" table:style-name="ce32">
            <text:p>117,637</text:p>
          </table:table-cell>
          <table:table-cell office:value-type="float" office:value="21214" table:style-name="ce33">
            <text:p>21,214</text:p>
          </table:table-cell>
          <table:table-cell office:value-type="float" office:value="22606" table:style-name="ce33">
            <text:p>22,606</text:p>
          </table:table-cell>
          <table:table-cell office:value-type="float" office:value="23575" table:style-name="ce33">
            <text:p>23,575</text:p>
          </table:table-cell>
          <table:table-cell office:value-type="float" office:value="24360" table:style-name="ce33">
            <text:p>24,360</text:p>
          </table:table-cell>
          <table:table-cell office:value-type="float" office:value="25882" table:style-name="ce33">
            <text:p>25,882</text:p>
          </table:table-cell>
          <table:table-cell office:value-type="float" office:value="144634" table:style-name="ce33">
            <text:p>144,634</text:p>
          </table:table-cell>
          <table:table-cell office:value-type="float" office:value="27808" table:style-name="ce33">
            <text:p>27,808</text:p>
          </table:table-cell>
          <table:table-cell office:value-type="float" office:value="28863" table:style-name="ce33">
            <text:p>28,863</text:p>
          </table:table-cell>
          <table:table-cell office:value-type="float" office:value="29176" table:style-name="ce33">
            <text:p>29,176</text:p>
          </table:table-cell>
          <table:table-cell office:value-type="float" office:value="26277" table:style-name="ce33">
            <text:p>26,277</text:p>
          </table:table-cell>
          <table:table-cell office:value-type="float" office:value="32510" table:style-name="ce32">
            <text:p>32,510</text:p>
          </table:table-cell>
          <table:table-cell office:value-type="float" office:value="135385" table:style-name="ce33">
            <text:p>135,385</text:p>
          </table:table-cell>
          <table:table-cell office:value-type="float" office:value="27969" table:style-name="ce33">
            <text:p>27,969</text:p>
          </table:table-cell>
          <table:table-cell office:value-type="float" office:value="23562" table:style-name="ce33">
            <text:p>23,562</text:p>
          </table:table-cell>
          <table:table-cell office:value-type="float" office:value="27260" table:style-name="ce33">
            <text:p>27,260</text:p>
          </table:table-cell>
          <table:table-cell office:value-type="float" office:value="27558" table:style-name="ce33">
            <text:p>27,558</text:p>
          </table:table-cell>
          <table:table-cell office:value-type="float" office:value="29036" table:style-name="ce32">
            <text:p>29,036</text:p>
          </table:table-cell>
          <table:table-cell office:value-type="float" office:value="163090" table:style-name="ce33">
            <text:p>163,090</text:p>
          </table:table-cell>
          <table:table-cell office:value-type="float" office:value="29680" table:style-name="ce33">
            <text:p>29,680</text:p>
          </table:table-cell>
          <table:table-cell office:value-type="float" office:value="30315" table:style-name="ce33">
            <text:p>30,315</text:p>
          </table:table-cell>
          <table:table-cell office:value-type="float" office:value="32341" table:style-name="ce33">
            <text:p>32,341</text:p>
          </table:table-cell>
          <table:table-cell office:value-type="float" office:value="33497" table:style-name="ce33">
            <text:p>33,497</text:p>
          </table:table-cell>
          <table:table-cell office:value-type="float" office:value="37257" table:style-name="ce32">
            <text:p>37,257</text:p>
          </table:table-cell>
          <table:table-cell office:value-type="float" office:value="212518" table:style-name="ce33">
            <text:p>212,518</text:p>
          </table:table-cell>
          <table:table-cell office:value-type="float" office:value="38505" table:style-name="ce33">
            <text:p>38,505</text:p>
          </table:table-cell>
          <table:table-cell office:value-type="float" office:value="45232" table:style-name="ce33">
            <text:p>45,232</text:p>
          </table:table-cell>
          <table:table-cell office:value-type="float" office:value="41876" table:style-name="ce33">
            <text:p>41,876</text:p>
          </table:table-cell>
          <table:table-cell office:value-type="float" office:value="39934" table:style-name="ce33">
            <text:p>39,934</text:p>
          </table:table-cell>
          <table:table-cell office:value-type="float" office:value="46971" table:style-name="ce32">
            <text:p>46,971</text:p>
          </table:table-cell>
          <table:table-cell office:value-type="float" office:value="231616" table:style-name="ce33">
            <text:p>231,616</text:p>
          </table:table-cell>
          <table:table-cell office:value-type="float" office:value="47248" table:style-name="ce33">
            <text:p>47,248</text:p>
          </table:table-cell>
          <table:table-cell office:value-type="float" office:value="47079" table:style-name="ce33">
            <text:p>47,079</text:p>
          </table:table-cell>
          <table:table-cell office:value-type="float" office:value="46337" table:style-name="ce33">
            <text:p>46,337</text:p>
          </table:table-cell>
          <table:table-cell office:value-type="float" office:value="46396" table:style-name="ce33">
            <text:p>46,396</text:p>
          </table:table-cell>
          <table:table-cell office:value-type="float" office:value="44556" table:style-name="ce32">
            <text:p>44,556</text:p>
          </table:table-cell>
          <table:table-cell office:value-type="float" office:value="215524" table:style-name="ce33">
            <text:p>215,524</text:p>
          </table:table-cell>
          <table:table-cell office:value-type="float" office:value="43475" table:style-name="ce33">
            <text:p>43,475</text:p>
          </table:table-cell>
          <table:table-cell office:value-type="float" office:value="44337" table:style-name="ce33">
            <text:p>44,337</text:p>
          </table:table-cell>
          <table:table-cell office:value-type="float" office:value="41407" table:style-name="ce33">
            <text:p>41,407</text:p>
          </table:table-cell>
          <table:table-cell office:value-type="float" office:value="45419" table:style-name="ce33">
            <text:p>45,419</text:p>
          </table:table-cell>
          <table:table-cell office:value-type="float" office:value="40886" table:style-name="ce32">
            <text:p>40,886</text:p>
          </table:table-cell>
          <table:table-cell office:value-type="float" office:value="242768" table:style-name="ce33">
            <text:p>242,768</text:p>
          </table:table-cell>
          <table:table-cell office:value-type="float" office:value="40439" table:style-name="ce33">
            <text:p>40,439</text:p>
          </table:table-cell>
          <table:table-cell office:value-type="float" office:value="45826" table:style-name="ce33">
            <text:p>45,826</text:p>
          </table:table-cell>
          <table:table-cell office:value-type="float" office:value="49480" table:style-name="ce33">
            <text:p>49,480</text:p>
          </table:table-cell>
          <table:table-cell office:value-type="float" office:value="51884" table:style-name="ce33">
            <text:p>51,884</text:p>
          </table:table-cell>
          <table:table-cell office:value-type="float" office:value="55139" table:style-name="ce32">
            <text:p>55,139</text:p>
          </table:table-cell>
          <table:table-cell office:value-type="float" office:value="281073" table:style-name="ce33">
            <text:p>281,073</text:p>
          </table:table-cell>
          <table:table-cell office:value-type="float" office:value="56803" table:style-name="ce33">
            <text:p>56,803</text:p>
          </table:table-cell>
          <table:table-cell office:value-type="float" office:value="56730" table:style-name="ce33">
            <text:p>56,730</text:p>
          </table:table-cell>
          <table:table-cell office:value-type="float" office:value="57309" table:style-name="ce33">
            <text:p>57,309</text:p>
          </table:table-cell>
          <table:table-cell office:value-type="float" office:value="56327" table:style-name="ce33">
            <text:p>56,327</text:p>
          </table:table-cell>
          <table:table-cell office:value-type="float" office:value="53904" table:style-name="ce32">
            <text:p>53,904</text:p>
          </table:table-cell>
          <table:table-cell office:value-type="float" office:value="257226" table:style-name="ce33">
            <text:p>257,226</text:p>
          </table:table-cell>
          <table:table-cell office:value-type="float" office:value="57977" table:style-name="ce33">
            <text:p>57,977</text:p>
          </table:table-cell>
          <table:table-cell office:value-type="float" office:value="50356" table:style-name="ce33">
            <text:p>50,356</text:p>
          </table:table-cell>
          <table:table-cell office:value-type="float" office:value="49899" table:style-name="ce33">
            <text:p>49,899</text:p>
          </table:table-cell>
          <table:table-cell office:value-type="float" office:value="49548" table:style-name="ce33">
            <text:p>49,548</text:p>
          </table:table-cell>
          <table:table-cell office:value-type="float" office:value="49446" table:style-name="ce32">
            <text:p>49,446</text:p>
          </table:table-cell>
          <table:table-cell office:value-type="float" office:value="255305" table:style-name="ce33">
            <text:p>255,305</text:p>
          </table:table-cell>
          <table:table-cell office:value-type="float" office:value="50844" table:style-name="ce33">
            <text:p>50,844</text:p>
          </table:table-cell>
          <table:table-cell office:value-type="float" office:value="51826" table:style-name="ce33">
            <text:p>51,826</text:p>
          </table:table-cell>
          <table:table-cell office:value-type="float" office:value="51781" table:style-name="ce33">
            <text:p>51,781</text:p>
          </table:table-cell>
          <table:table-cell office:value-type="float" office:value="51734" table:style-name="ce33">
            <text:p>51,734</text:p>
          </table:table-cell>
          <table:table-cell office:value-type="float" office:value="49120" table:style-name="ce32">
            <text:p>49,120</text:p>
          </table:table-cell>
          <table:table-cell office:value-type="float" office:value="262562" table:style-name="ce33">
            <text:p>262,562</text:p>
          </table:table-cell>
          <table:table-cell office:value-type="float" office:value="51849" table:style-name="ce33">
            <text:p>51,849</text:p>
          </table:table-cell>
          <table:table-cell office:value-type="float" office:value="51740" table:style-name="ce33">
            <text:p>51,740</text:p>
          </table:table-cell>
          <table:table-cell office:value-type="float" office:value="52164" table:style-name="ce33">
            <text:p>52,164</text:p>
          </table:table-cell>
          <table:table-cell office:value-type="float" office:value="53812" table:style-name="ce33">
            <text:p>53,812</text:p>
          </table:table-cell>
          <table:table-cell office:value-type="float" office:value="52997" table:style-name="ce32">
            <text:p>52,997</text:p>
          </table:table-cell>
          <table:table-cell office:value-type="float" office:value="248311" table:style-name="ce33">
            <text:p>248,311</text:p>
          </table:table-cell>
          <table:table-cell office:value-type="float" office:value="51936" table:style-name="ce33">
            <text:p>51,936</text:p>
          </table:table-cell>
          <table:table-cell office:value-type="float" office:value="51375" table:style-name="ce33">
            <text:p>51,375</text:p>
          </table:table-cell>
          <table:table-cell office:value-type="float" office:value="50450" table:style-name="ce33">
            <text:p>50,450</text:p>
          </table:table-cell>
          <table:table-cell office:value-type="float" office:value="48603" table:style-name="ce33">
            <text:p>48,603</text:p>
          </table:table-cell>
          <table:table-cell office:value-type="float" office:value="45947" table:style-name="ce32">
            <text:p>45,947</text:p>
          </table:table-cell>
          <table:table-cell office:value-type="float" office:value="214684" table:style-name="ce33">
            <text:p>214,684</text:p>
          </table:table-cell>
          <table:table-cell office:value-type="float" office:value="46132" table:style-name="ce33">
            <text:p>46,132</text:p>
          </table:table-cell>
          <table:table-cell office:value-type="float" office:value="45249" table:style-name="ce33">
            <text:p>45,249</text:p>
          </table:table-cell>
          <table:table-cell office:value-type="float" office:value="43118" table:style-name="ce33">
            <text:p>43,118</text:p>
          </table:table-cell>
          <table:table-cell office:value-type="float" office:value="40305" table:style-name="ce33">
            <text:p>40,305</text:p>
          </table:table-cell>
          <table:table-cell office:value-type="float" office:value="39880" table:style-name="ce32">
            <text:p>39,880</text:p>
          </table:table-cell>
          <table:table-cell office:value-type="float" office:value="160096" table:style-name="ce33">
            <text:p>160,096</text:p>
          </table:table-cell>
          <table:table-cell office:value-type="float" office:value="40813" table:style-name="ce33">
            <text:p>40,813</text:p>
          </table:table-cell>
          <table:table-cell office:value-type="float" office:value="33680" table:style-name="ce33">
            <text:p>33,680</text:p>
          </table:table-cell>
          <table:table-cell office:value-type="float" office:value="32167" table:style-name="ce33">
            <text:p>32,167</text:p>
          </table:table-cell>
          <table:table-cell office:value-type="float" office:value="28163" table:style-name="ce33">
            <text:p>28,163</text:p>
          </table:table-cell>
          <table:table-cell office:value-type="float" office:value="25273" table:style-name="ce32">
            <text:p>25,273</text:p>
          </table:table-cell>
          <table:table-cell office:value-type="float" office:value="103854" table:style-name="ce33">
            <text:p>103,854</text:p>
          </table:table-cell>
          <table:table-cell office:value-type="float" office:value="20681" table:style-name="ce33">
            <text:p>20,681</text:p>
          </table:table-cell>
          <table:table-cell office:value-type="float" office:value="18004" table:style-name="ce33">
            <text:p>18,004</text:p>
          </table:table-cell>
          <table:table-cell office:value-type="float" office:value="21431" table:style-name="ce33">
            <text:p>21,431</text:p>
          </table:table-cell>
          <table:table-cell office:value-type="float" office:value="21801" table:style-name="ce33">
            <text:p>21,801</text:p>
          </table:table-cell>
          <table:table-cell office:value-type="float" office:value="21937" table:style-name="ce32">
            <text:p>21,937</text:p>
          </table:table-cell>
          <table:table-cell office:value-type="float" office:value="97255" table:style-name="ce33">
            <text:p>97,255</text:p>
          </table:table-cell>
          <table:table-cell office:value-type="float" office:value="21508" table:style-name="ce33">
            <text:p>21,508</text:p>
          </table:table-cell>
          <table:table-cell office:value-type="float" office:value="21405" table:style-name="ce33">
            <text:p>21,405</text:p>
          </table:table-cell>
          <table:table-cell office:value-type="float" office:value="19805" table:style-name="ce33">
            <text:p>19,805</text:p>
          </table:table-cell>
          <table:table-cell office:value-type="float" office:value="17719" table:style-name="ce33">
            <text:p>17,719</text:p>
          </table:table-cell>
          <table:table-cell office:value-type="float" office:value="16818" table:style-name="ce32">
            <text:p>16,818</text:p>
          </table:table-cell>
          <table:table-cell office:value-type="float" office:value="60489" table:style-name="ce33">
            <text:p>60,489</text:p>
          </table:table-cell>
          <table:table-cell office:value-type="float" office:value="14909" table:style-name="ce33">
            <text:p>14,909</text:p>
          </table:table-cell>
          <table:table-cell office:value-type="float" office:value="13757" table:style-name="ce33">
            <text:p>13,757</text:p>
          </table:table-cell>
          <table:table-cell office:value-type="float" office:value="12248" table:style-name="ce33">
            <text:p>12,248</text:p>
          </table:table-cell>
          <table:table-cell office:value-type="float" office:value="10533" table:style-name="ce33">
            <text:p>10,533</text:p>
          </table:table-cell>
          <table:table-cell office:value-type="float" office:value="9042" table:style-name="ce32">
            <text:p>9,042</text:p>
          </table:table-cell>
          <table:table-cell office:value-type="float" office:value="26631" table:style-name="ce33">
            <text:p>26,631</text:p>
          </table:table-cell>
          <table:table-cell office:value-type="float" office:value="7944" table:style-name="ce33">
            <text:p>7,944</text:p>
          </table:table-cell>
          <table:table-cell office:value-type="float" office:value="6475" table:style-name="ce33">
            <text:p>6,475</text:p>
          </table:table-cell>
          <table:table-cell office:value-type="float" office:value="5206" table:style-name="ce33">
            <text:p>5,206</text:p>
          </table:table-cell>
          <table:table-cell office:value-type="float" office:value="3956" table:style-name="ce33">
            <text:p>3,956</text:p>
          </table:table-cell>
          <table:table-cell office:value-type="float" office:value="3050" table:style-name="ce32">
            <text:p>3,050</text:p>
          </table:table-cell>
          <table:table-cell office:value-type="float" office:value="6375" table:style-name="ce33">
            <text:p>6,375</text:p>
          </table:table-cell>
          <table:table-cell office:value-type="float" office:value="2380" table:style-name="ce33">
            <text:p>2,380</text:p>
          </table:table-cell>
          <table:table-cell office:value-type="float" office:value="1619" table:style-name="ce33">
            <text:p>1,619</text:p>
          </table:table-cell>
          <table:table-cell office:value-type="float" office:value="1038" table:style-name="ce33">
            <text:p>1,038</text:p>
          </table:table-cell>
          <table:table-cell office:value-type="float" office:value="808" table:style-name="ce33">
            <text:p>808</text:p>
          </table:table-cell>
          <table:table-cell office:value-type="float" office:value="530" table:style-name="ce32">
            <text:p>530</text:p>
          </table:table-cell>
          <table:table-cell office:value-type="float" office:value="869" table:style-name="ce33">
            <text:p>86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406" table:style-name="ce44">
            <text:p>450,406</text:p>
          </table:table-cell>
          <table:table-cell office:value-type="float" office:value="15282" table:style-name="ce44">
            <text:p>15,282</text:p>
          </table:table-cell>
          <table:table-cell office:value-type="float" office:value="2722" table:style-name="ce44">
            <text:p>2,722</text:p>
          </table:table-cell>
          <table:table-cell office:value-type="float" office:value="2802" table:style-name="ce44">
            <text:p>2,802</text:p>
          </table:table-cell>
          <table:table-cell office:value-type="float" office:value="3104" table:style-name="ce44">
            <text:p>3,104</text:p>
          </table:table-cell>
          <table:table-cell office:value-type="float" office:value="3168" table:style-name="ce44">
            <text:p>3,168</text:p>
          </table:table-cell>
          <table:table-cell office:value-type="float" office:value="3486" table:style-name="ce44">
            <text:p>3,486</text:p>
          </table:table-cell>
          <table:table-cell office:value-type="float" office:value="18862" table:style-name="ce44">
            <text:p>18,862</text:p>
          </table:table-cell>
          <table:table-cell office:value-type="float" office:value="3774" table:style-name="ce44">
            <text:p>3,774</text:p>
          </table:table-cell>
          <table:table-cell office:value-type="float" office:value="3744" table:style-name="ce44">
            <text:p>3,744</text:p>
          </table:table-cell>
          <table:table-cell office:value-type="float" office:value="3677" table:style-name="ce44">
            <text:p>3,677</text:p>
          </table:table-cell>
          <table:table-cell office:value-type="float" office:value="3547" table:style-name="ce44">
            <text:p>3,547</text:p>
          </table:table-cell>
          <table:table-cell office:value-type="float" office:value="4120" table:style-name="ce45">
            <text:p>4,120</text:p>
          </table:table-cell>
          <table:table-cell office:value-type="float" office:value="17811" table:style-name="ce44">
            <text:p>17,811</text:p>
          </table:table-cell>
          <table:table-cell office:value-type="float" office:value="3637" table:style-name="ce44">
            <text:p>3,637</text:p>
          </table:table-cell>
          <table:table-cell office:value-type="float" office:value="3167" table:style-name="ce44">
            <text:p>3,167</text:p>
          </table:table-cell>
          <table:table-cell office:value-type="float" office:value="3699" table:style-name="ce44">
            <text:p>3,699</text:p>
          </table:table-cell>
          <table:table-cell office:value-type="float" office:value="3599" table:style-name="ce44">
            <text:p>3,599</text:p>
          </table:table-cell>
          <table:table-cell office:value-type="float" office:value="3709" table:style-name="ce45">
            <text:p>3,709</text:p>
          </table:table-cell>
          <table:table-cell office:value-type="float" office:value="21321" table:style-name="ce44">
            <text:p>21,321</text:p>
          </table:table-cell>
          <table:table-cell office:value-type="float" office:value="3823" table:style-name="ce44">
            <text:p>3,823</text:p>
          </table:table-cell>
          <table:table-cell office:value-type="float" office:value="4019" table:style-name="ce44">
            <text:p>4,019</text:p>
          </table:table-cell>
          <table:table-cell office:value-type="float" office:value="4290" table:style-name="ce44">
            <text:p>4,290</text:p>
          </table:table-cell>
          <table:table-cell office:value-type="float" office:value="4379" table:style-name="ce44">
            <text:p>4,379</text:p>
          </table:table-cell>
          <table:table-cell office:value-type="float" office:value="4810" table:style-name="ce45">
            <text:p>4,810</text:p>
          </table:table-cell>
          <table:table-cell office:value-type="float" office:value="28631" table:style-name="ce44">
            <text:p>28,631</text:p>
          </table:table-cell>
          <table:table-cell office:value-type="float" office:value="4999" table:style-name="ce44">
            <text:p>4,999</text:p>
          </table:table-cell>
          <table:table-cell office:value-type="float" office:value="5946" table:style-name="ce44">
            <text:p>5,946</text:p>
          </table:table-cell>
          <table:table-cell office:value-type="float" office:value="5596" table:style-name="ce44">
            <text:p>5,596</text:p>
          </table:table-cell>
          <table:table-cell office:value-type="float" office:value="5416" table:style-name="ce44">
            <text:p>5,416</text:p>
          </table:table-cell>
          <table:table-cell office:value-type="float" office:value="6674" table:style-name="ce45">
            <text:p>6,674</text:p>
          </table:table-cell>
          <table:table-cell office:value-type="float" office:value="32993" table:style-name="ce44">
            <text:p>32,993</text:p>
          </table:table-cell>
          <table:table-cell office:value-type="float" office:value="6611" table:style-name="ce44">
            <text:p>6,611</text:p>
          </table:table-cell>
          <table:table-cell office:value-type="float" office:value="6730" table:style-name="ce44">
            <text:p>6,730</text:p>
          </table:table-cell>
          <table:table-cell office:value-type="float" office:value="6462" table:style-name="ce44">
            <text:p>6,462</text:p>
          </table:table-cell>
          <table:table-cell office:value-type="float" office:value="6728" table:style-name="ce44">
            <text:p>6,728</text:p>
          </table:table-cell>
          <table:table-cell office:value-type="float" office:value="6462" table:style-name="ce45">
            <text:p>6,462</text:p>
          </table:table-cell>
          <table:table-cell office:value-type="float" office:value="30308" table:style-name="ce44">
            <text:p>30,308</text:p>
          </table:table-cell>
          <table:table-cell office:value-type="float" office:value="6227" table:style-name="ce44">
            <text:p>6,227</text:p>
          </table:table-cell>
          <table:table-cell office:value-type="float" office:value="6398" table:style-name="ce44">
            <text:p>6,398</text:p>
          </table:table-cell>
          <table:table-cell office:value-type="float" office:value="5843" table:style-name="ce44">
            <text:p>5,843</text:p>
          </table:table-cell>
          <table:table-cell office:value-type="float" office:value="6239" table:style-name="ce44">
            <text:p>6,239</text:p>
          </table:table-cell>
          <table:table-cell office:value-type="float" office:value="5601" table:style-name="ce45">
            <text:p>5,601</text:p>
          </table:table-cell>
          <table:table-cell office:value-type="float" office:value="30841" table:style-name="ce44">
            <text:p>30,841</text:p>
          </table:table-cell>
          <table:table-cell office:value-type="float" office:value="5229" table:style-name="ce44">
            <text:p>5,229</text:p>
          </table:table-cell>
          <table:table-cell office:value-type="float" office:value="5901" table:style-name="ce44">
            <text:p>5,901</text:p>
          </table:table-cell>
          <table:table-cell office:value-type="float" office:value="6328" table:style-name="ce44">
            <text:p>6,328</text:p>
          </table:table-cell>
          <table:table-cell office:value-type="float" office:value="6551" table:style-name="ce44">
            <text:p>6,551</text:p>
          </table:table-cell>
          <table:table-cell office:value-type="float" office:value="6832" table:style-name="ce45">
            <text:p>6,832</text:p>
          </table:table-cell>
          <table:table-cell office:value-type="float" office:value="34496" table:style-name="ce44">
            <text:p>34,496</text:p>
          </table:table-cell>
          <table:table-cell office:value-type="float" office:value="7013" table:style-name="ce44">
            <text:p>7,013</text:p>
          </table:table-cell>
          <table:table-cell office:value-type="float" office:value="6974" table:style-name="ce44">
            <text:p>6,974</text:p>
          </table:table-cell>
          <table:table-cell office:value-type="float" office:value="7036" table:style-name="ce44">
            <text:p>7,036</text:p>
          </table:table-cell>
          <table:table-cell office:value-type="float" office:value="6848" table:style-name="ce44">
            <text:p>6,848</text:p>
          </table:table-cell>
          <table:table-cell office:value-type="float" office:value="6625" table:style-name="ce45">
            <text:p>6,625</text:p>
          </table:table-cell>
          <table:table-cell office:value-type="float" office:value="33220" table:style-name="ce44">
            <text:p>33,220</text:p>
          </table:table-cell>
          <table:table-cell office:value-type="float" office:value="7124" table:style-name="ce44">
            <text:p>7,124</text:p>
          </table:table-cell>
          <table:table-cell office:value-type="float" office:value="6480" table:style-name="ce44">
            <text:p>6,480</text:p>
          </table:table-cell>
          <table:table-cell office:value-type="float" office:value="6567" table:style-name="ce44">
            <text:p>6,567</text:p>
          </table:table-cell>
          <table:table-cell office:value-type="float" office:value="6613" table:style-name="ce44">
            <text:p>6,613</text:p>
          </table:table-cell>
          <table:table-cell office:value-type="float" office:value="6436" table:style-name="ce45">
            <text:p>6,436</text:p>
          </table:table-cell>
          <table:table-cell office:value-type="float" office:value="35251" table:style-name="ce44">
            <text:p>35,251</text:p>
          </table:table-cell>
          <table:table-cell office:value-type="float" office:value="6626" table:style-name="ce44">
            <text:p>6,626</text:p>
          </table:table-cell>
          <table:table-cell office:value-type="float" office:value="7167" table:style-name="ce44">
            <text:p>7,167</text:p>
          </table:table-cell>
          <table:table-cell office:value-type="float" office:value="7279" table:style-name="ce44">
            <text:p>7,279</text:p>
          </table:table-cell>
          <table:table-cell office:value-type="float" office:value="7261" table:style-name="ce44">
            <text:p>7,261</text:p>
          </table:table-cell>
          <table:table-cell office:value-type="float" office:value="6918" table:style-name="ce45">
            <text:p>6,918</text:p>
          </table:table-cell>
          <table:table-cell office:value-type="float" office:value="36282" table:style-name="ce44">
            <text:p>36,282</text:p>
          </table:table-cell>
          <table:table-cell office:value-type="float" office:value="7203" table:style-name="ce44">
            <text:p>7,203</text:p>
          </table:table-cell>
          <table:table-cell office:value-type="float" office:value="6981" table:style-name="ce44">
            <text:p>6,981</text:p>
          </table:table-cell>
          <table:table-cell office:value-type="float" office:value="7383" table:style-name="ce44">
            <text:p>7,383</text:p>
          </table:table-cell>
          <table:table-cell office:value-type="float" office:value="7500" table:style-name="ce44">
            <text:p>7,500</text:p>
          </table:table-cell>
          <table:table-cell office:value-type="float" office:value="7215" table:style-name="ce45">
            <text:p>7,215</text:p>
          </table:table-cell>
          <table:table-cell office:value-type="float" office:value="33755" table:style-name="ce44">
            <text:p>33,755</text:p>
          </table:table-cell>
          <table:table-cell office:value-type="float" office:value="7117" table:style-name="ce44">
            <text:p>7,117</text:p>
          </table:table-cell>
          <table:table-cell office:value-type="float" office:value="7179" table:style-name="ce44">
            <text:p>7,179</text:p>
          </table:table-cell>
          <table:table-cell office:value-type="float" office:value="6846" table:style-name="ce44">
            <text:p>6,846</text:p>
          </table:table-cell>
          <table:table-cell office:value-type="float" office:value="6544" table:style-name="ce44">
            <text:p>6,544</text:p>
          </table:table-cell>
          <table:table-cell office:value-type="float" office:value="6069" table:style-name="ce45">
            <text:p>6,069</text:p>
          </table:table-cell>
          <table:table-cell office:value-type="float" office:value="27885" table:style-name="ce44">
            <text:p>27,885</text:p>
          </table:table-cell>
          <table:table-cell office:value-type="float" office:value="6131" table:style-name="ce44">
            <text:p>6,131</text:p>
          </table:table-cell>
          <table:table-cell office:value-type="float" office:value="6077" table:style-name="ce44">
            <text:p>6,077</text:p>
          </table:table-cell>
          <table:table-cell office:value-type="float" office:value="5512" table:style-name="ce44">
            <text:p>5,512</text:p>
          </table:table-cell>
          <table:table-cell office:value-type="float" office:value="5284" table:style-name="ce44">
            <text:p>5,284</text:p>
          </table:table-cell>
          <table:table-cell office:value-type="float" office:value="4881" table:style-name="ce45">
            <text:p>4,881</text:p>
          </table:table-cell>
          <table:table-cell office:value-type="float" office:value="18954" table:style-name="ce44">
            <text:p>18,954</text:p>
          </table:table-cell>
          <table:table-cell office:value-type="float" office:value="5017" table:style-name="ce44">
            <text:p>5,017</text:p>
          </table:table-cell>
          <table:table-cell office:value-type="float" office:value="4176" table:style-name="ce44">
            <text:p>4,176</text:p>
          </table:table-cell>
          <table:table-cell office:value-type="float" office:value="3747" table:style-name="ce44">
            <text:p>3,747</text:p>
          </table:table-cell>
          <table:table-cell office:value-type="float" office:value="3202" table:style-name="ce44">
            <text:p>3,202</text:p>
          </table:table-cell>
          <table:table-cell office:value-type="float" office:value="2812" table:style-name="ce45">
            <text:p>2,812</text:p>
          </table:table-cell>
          <table:table-cell office:value-type="float" office:value="12555" table:style-name="ce44">
            <text:p>12,555</text:p>
          </table:table-cell>
          <table:table-cell office:value-type="float" office:value="2366" table:style-name="ce44">
            <text:p>2,366</text:p>
          </table:table-cell>
          <table:table-cell office:value-type="float" office:value="2127" table:style-name="ce44">
            <text:p>2,127</text:p>
          </table:table-cell>
          <table:table-cell office:value-type="float" office:value="2554" table:style-name="ce44">
            <text:p>2,554</text:p>
          </table:table-cell>
          <table:table-cell office:value-type="float" office:value="2695" table:style-name="ce44">
            <text:p>2,695</text:p>
          </table:table-cell>
          <table:table-cell office:value-type="float" office:value="2813" table:style-name="ce45">
            <text:p>2,813</text:p>
          </table:table-cell>
          <table:table-cell office:value-type="float" office:value="11780" table:style-name="ce44">
            <text:p>11,780</text:p>
          </table:table-cell>
          <table:table-cell office:value-type="float" office:value="2582" table:style-name="ce44">
            <text:p>2,582</text:p>
          </table:table-cell>
          <table:table-cell office:value-type="float" office:value="2681" table:style-name="ce44">
            <text:p>2,681</text:p>
          </table:table-cell>
          <table:table-cell office:value-type="float" office:value="2426" table:style-name="ce44">
            <text:p>2,426</text:p>
          </table:table-cell>
          <table:table-cell office:value-type="float" office:value="2109" table:style-name="ce44">
            <text:p>2,109</text:p>
          </table:table-cell>
          <table:table-cell office:value-type="float" office:value="1982" table:style-name="ce45">
            <text:p>1,982</text:p>
          </table:table-cell>
          <table:table-cell office:value-type="float" office:value="6629" table:style-name="ce44">
            <text:p>6,629</text:p>
          </table:table-cell>
          <table:table-cell office:value-type="float" office:value="1704" table:style-name="ce44">
            <text:p>1,704</text:p>
          </table:table-cell>
          <table:table-cell office:value-type="float" office:value="1534" table:style-name="ce44">
            <text:p>1,534</text:p>
          </table:table-cell>
          <table:table-cell office:value-type="float" office:value="1321" table:style-name="ce44">
            <text:p>1,321</text:p>
          </table:table-cell>
          <table:table-cell office:value-type="float" office:value="1130" table:style-name="ce44">
            <text:p>1,130</text:p>
          </table:table-cell>
          <table:table-cell office:value-type="float" office:value="940" table:style-name="ce45">
            <text:p>940</text:p>
          </table:table-cell>
          <table:table-cell office:value-type="float" office:value="2812" table:style-name="ce44">
            <text:p>2,812</text:p>
          </table:table-cell>
          <table:table-cell office:value-type="float" office:value="851" table:style-name="ce44">
            <text:p>851</text:p>
          </table:table-cell>
          <table:table-cell office:value-type="float" office:value="723" table:style-name="ce44">
            <text:p>723</text:p>
          </table:table-cell>
          <table:table-cell office:value-type="float" office:value="506" table:style-name="ce44">
            <text:p>506</text:p>
          </table:table-cell>
          <table:table-cell office:value-type="float" office:value="407" table:style-name="ce44">
            <text:p>407</text:p>
          </table:table-cell>
          <table:table-cell office:value-type="float" office:value="325" table:style-name="ce45">
            <text:p>325</text:p>
          </table:table-cell>
          <table:table-cell office:value-type="float" office:value="655" table:style-name="ce44">
            <text:p>655</text:p>
          </table:table-cell>
          <table:table-cell office:value-type="float" office:value="253" table:style-name="ce44">
            <text:p>253</text:p>
          </table:table-cell>
          <table:table-cell office:value-type="float" office:value="159" table:style-name="ce44">
            <text:p>159</text:p>
          </table:table-cell>
          <table:table-cell office:value-type="float" office:value="104" table:style-name="ce44">
            <text:p>104</text:p>
          </table:table-cell>
          <table:table-cell office:value-type="float" office:value="70" table:style-name="ce44">
            <text:p>70</text:p>
          </table:table-cell>
          <table:table-cell office:value-type="float" office:value="69" table:style-name="ce45">
            <text:p>69</text:p>
          </table:table-cell>
          <table:table-cell office:value-type="float" office:value="83" table:style-name="ce44">
            <text:p>8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6840" table:style-name="ce44">
            <text:p>226,840</text:p>
          </table:table-cell>
          <table:table-cell office:value-type="float" office:value="7858" table:style-name="ce44">
            <text:p>7,858</text:p>
          </table:table-cell>
          <table:table-cell office:value-type="float" office:value="1429" table:style-name="ce46">
            <text:p>1,429</text:p>
          </table:table-cell>
          <table:table-cell office:value-type="float" office:value="1441" table:style-name="ce46">
            <text:p>1,441</text:p>
          </table:table-cell>
          <table:table-cell office:value-type="float" office:value="1597" table:style-name="ce46">
            <text:p>1,597</text:p>
          </table:table-cell>
          <table:table-cell office:value-type="float" office:value="1614" table:style-name="ce46">
            <text:p>1,614</text:p>
          </table:table-cell>
          <table:table-cell office:value-type="float" office:value="1777" table:style-name="ce46">
            <text:p>1,777</text:p>
          </table:table-cell>
          <table:table-cell office:value-type="float" office:value="9853" table:style-name="ce46">
            <text:p>9,853</text:p>
          </table:table-cell>
          <table:table-cell office:value-type="float" office:value="1956" table:style-name="ce46">
            <text:p>1,956</text:p>
          </table:table-cell>
          <table:table-cell office:value-type="float" office:value="1930" table:style-name="ce46">
            <text:p>1,930</text:p>
          </table:table-cell>
          <table:table-cell office:value-type="float" office:value="1920" table:style-name="ce46">
            <text:p>1,920</text:p>
          </table:table-cell>
          <table:table-cell office:value-type="float" office:value="1870" table:style-name="ce46">
            <text:p>1,870</text:p>
          </table:table-cell>
          <table:table-cell office:value-type="float" office:value="2177" table:style-name="ce47">
            <text:p>2,177</text:p>
          </table:table-cell>
          <table:table-cell office:value-type="float" office:value="9217" table:style-name="ce46">
            <text:p>9,217</text:p>
          </table:table-cell>
          <table:table-cell office:value-type="float" office:value="1893" table:style-name="ce46">
            <text:p>1,893</text:p>
          </table:table-cell>
          <table:table-cell office:value-type="float" office:value="1589" table:style-name="ce46">
            <text:p>1,589</text:p>
          </table:table-cell>
          <table:table-cell office:value-type="float" office:value="1939" table:style-name="ce46">
            <text:p>1,939</text:p>
          </table:table-cell>
          <table:table-cell office:value-type="float" office:value="1893" table:style-name="ce46">
            <text:p>1,893</text:p>
          </table:table-cell>
          <table:table-cell office:value-type="float" office:value="1903" table:style-name="ce47">
            <text:p>1,903</text:p>
          </table:table-cell>
          <table:table-cell office:value-type="float" office:value="11085" table:style-name="ce46">
            <text:p>11,085</text:p>
          </table:table-cell>
          <table:table-cell office:value-type="float" office:value="1972" table:style-name="ce46">
            <text:p>1,972</text:p>
          </table:table-cell>
          <table:table-cell office:value-type="float" office:value="2099" table:style-name="ce46">
            <text:p>2,099</text:p>
          </table:table-cell>
          <table:table-cell office:value-type="float" office:value="2215" table:style-name="ce46">
            <text:p>2,215</text:p>
          </table:table-cell>
          <table:table-cell office:value-type="float" office:value="2286" table:style-name="ce46">
            <text:p>2,286</text:p>
          </table:table-cell>
          <table:table-cell office:value-type="float" office:value="2513" table:style-name="ce47">
            <text:p>2,513</text:p>
          </table:table-cell>
          <table:table-cell office:value-type="float" office:value="14936" table:style-name="ce46">
            <text:p>14,936</text:p>
          </table:table-cell>
          <table:table-cell office:value-type="float" office:value="2580" table:style-name="ce46">
            <text:p>2,580</text:p>
          </table:table-cell>
          <table:table-cell office:value-type="float" office:value="3141" table:style-name="ce46">
            <text:p>3,141</text:p>
          </table:table-cell>
          <table:table-cell office:value-type="float" office:value="2953" table:style-name="ce46">
            <text:p>2,953</text:p>
          </table:table-cell>
          <table:table-cell office:value-type="float" office:value="2774" table:style-name="ce46">
            <text:p>2,774</text:p>
          </table:table-cell>
          <table:table-cell office:value-type="float" office:value="3488" table:style-name="ce47">
            <text:p>3,488</text:p>
          </table:table-cell>
          <table:table-cell office:value-type="float" office:value="17302" table:style-name="ce46">
            <text:p>17,302</text:p>
          </table:table-cell>
          <table:table-cell office:value-type="float" office:value="3565" table:style-name="ce46">
            <text:p>3,565</text:p>
          </table:table-cell>
          <table:table-cell office:value-type="float" office:value="3498" table:style-name="ce46">
            <text:p>3,498</text:p>
          </table:table-cell>
          <table:table-cell office:value-type="float" office:value="3379" table:style-name="ce46">
            <text:p>3,379</text:p>
          </table:table-cell>
          <table:table-cell office:value-type="float" office:value="3422" table:style-name="ce46">
            <text:p>3,422</text:p>
          </table:table-cell>
          <table:table-cell office:value-type="float" office:value="3438" table:style-name="ce47">
            <text:p>3,438</text:p>
          </table:table-cell>
          <table:table-cell office:value-type="float" office:value="16098" table:style-name="ce46">
            <text:p>16,098</text:p>
          </table:table-cell>
          <table:table-cell office:value-type="float" office:value="3264" table:style-name="ce46">
            <text:p>3,264</text:p>
          </table:table-cell>
          <table:table-cell office:value-type="float" office:value="3456" table:style-name="ce46">
            <text:p>3,456</text:p>
          </table:table-cell>
          <table:table-cell office:value-type="float" office:value="3071" table:style-name="ce46">
            <text:p>3,071</text:p>
          </table:table-cell>
          <table:table-cell office:value-type="float" office:value="3335" table:style-name="ce46">
            <text:p>3,335</text:p>
          </table:table-cell>
          <table:table-cell office:value-type="float" office:value="2972" table:style-name="ce47">
            <text:p>2,972</text:p>
          </table:table-cell>
          <table:table-cell office:value-type="float" office:value="15848" table:style-name="ce46">
            <text:p>15,848</text:p>
          </table:table-cell>
          <table:table-cell office:value-type="float" office:value="2784" table:style-name="ce46">
            <text:p>2,784</text:p>
          </table:table-cell>
          <table:table-cell office:value-type="float" office:value="3026" table:style-name="ce46">
            <text:p>3,026</text:p>
          </table:table-cell>
          <table:table-cell office:value-type="float" office:value="3219" table:style-name="ce46">
            <text:p>3,219</text:p>
          </table:table-cell>
          <table:table-cell office:value-type="float" office:value="3321" table:style-name="ce46">
            <text:p>3,321</text:p>
          </table:table-cell>
          <table:table-cell office:value-type="float" office:value="3498" table:style-name="ce47">
            <text:p>3,498</text:p>
          </table:table-cell>
          <table:table-cell office:value-type="float" office:value="17366" table:style-name="ce46">
            <text:p>17,366</text:p>
          </table:table-cell>
          <table:table-cell office:value-type="float" office:value="3490" table:style-name="ce46">
            <text:p>3,490</text:p>
          </table:table-cell>
          <table:table-cell office:value-type="float" office:value="3536" table:style-name="ce46">
            <text:p>3,536</text:p>
          </table:table-cell>
          <table:table-cell office:value-type="float" office:value="3542" table:style-name="ce46">
            <text:p>3,542</text:p>
          </table:table-cell>
          <table:table-cell office:value-type="float" office:value="3421" table:style-name="ce46">
            <text:p>3,421</text:p>
          </table:table-cell>
          <table:table-cell office:value-type="float" office:value="3377" table:style-name="ce47">
            <text:p>3,377</text:p>
          </table:table-cell>
          <table:table-cell office:value-type="float" office:value="16541" table:style-name="ce46">
            <text:p>16,541</text:p>
          </table:table-cell>
          <table:table-cell office:value-type="float" office:value="3575" table:style-name="ce46">
            <text:p>3,575</text:p>
          </table:table-cell>
          <table:table-cell office:value-type="float" office:value="3139" table:style-name="ce46">
            <text:p>3,139</text:p>
          </table:table-cell>
          <table:table-cell office:value-type="float" office:value="3270" table:style-name="ce46">
            <text:p>3,270</text:p>
          </table:table-cell>
          <table:table-cell office:value-type="float" office:value="3343" table:style-name="ce46">
            <text:p>3,343</text:p>
          </table:table-cell>
          <table:table-cell office:value-type="float" office:value="3214" table:style-name="ce47">
            <text:p>3,214</text:p>
          </table:table-cell>
          <table:table-cell office:value-type="float" office:value="17939" table:style-name="ce46">
            <text:p>17,939</text:p>
          </table:table-cell>
          <table:table-cell office:value-type="float" office:value="3346" table:style-name="ce46">
            <text:p>3,346</text:p>
          </table:table-cell>
          <table:table-cell office:value-type="float" office:value="3587" table:style-name="ce46">
            <text:p>3,587</text:p>
          </table:table-cell>
          <table:table-cell office:value-type="float" office:value="3784" table:style-name="ce46">
            <text:p>3,784</text:p>
          </table:table-cell>
          <table:table-cell office:value-type="float" office:value="3682" table:style-name="ce46">
            <text:p>3,682</text:p>
          </table:table-cell>
          <table:table-cell office:value-type="float" office:value="3540" table:style-name="ce47">
            <text:p>3,540</text:p>
          </table:table-cell>
          <table:table-cell office:value-type="float" office:value="18395" table:style-name="ce46">
            <text:p>18,395</text:p>
          </table:table-cell>
          <table:table-cell office:value-type="float" office:value="3708" table:style-name="ce46">
            <text:p>3,708</text:p>
          </table:table-cell>
          <table:table-cell office:value-type="float" office:value="3503" table:style-name="ce46">
            <text:p>3,503</text:p>
          </table:table-cell>
          <table:table-cell office:value-type="float" office:value="3731" table:style-name="ce46">
            <text:p>3,731</text:p>
          </table:table-cell>
          <table:table-cell office:value-type="float" office:value="3825" table:style-name="ce46">
            <text:p>3,825</text:p>
          </table:table-cell>
          <table:table-cell office:value-type="float" office:value="3628" table:style-name="ce47">
            <text:p>3,628</text:p>
          </table:table-cell>
          <table:table-cell office:value-type="float" office:value="16771" table:style-name="ce46">
            <text:p>16,771</text:p>
          </table:table-cell>
          <table:table-cell office:value-type="float" office:value="3585" table:style-name="ce46">
            <text:p>3,585</text:p>
          </table:table-cell>
          <table:table-cell office:value-type="float" office:value="3604" table:style-name="ce46">
            <text:p>3,604</text:p>
          </table:table-cell>
          <table:table-cell office:value-type="float" office:value="3386" table:style-name="ce46">
            <text:p>3,386</text:p>
          </table:table-cell>
          <table:table-cell office:value-type="float" office:value="3175" table:style-name="ce46">
            <text:p>3,175</text:p>
          </table:table-cell>
          <table:table-cell office:value-type="float" office:value="3021" table:style-name="ce47">
            <text:p>3,021</text:p>
          </table:table-cell>
          <table:table-cell office:value-type="float" office:value="13720" table:style-name="ce46">
            <text:p>13,720</text:p>
          </table:table-cell>
          <table:table-cell office:value-type="float" office:value="3108" table:style-name="ce46">
            <text:p>3,108</text:p>
          </table:table-cell>
          <table:table-cell office:value-type="float" office:value="3027" table:style-name="ce46">
            <text:p>3,027</text:p>
          </table:table-cell>
          <table:table-cell office:value-type="float" office:value="2652" table:style-name="ce46">
            <text:p>2,652</text:p>
          </table:table-cell>
          <table:table-cell office:value-type="float" office:value="2579" table:style-name="ce46">
            <text:p>2,579</text:p>
          </table:table-cell>
          <table:table-cell office:value-type="float" office:value="2354" table:style-name="ce47">
            <text:p>2,354</text:p>
          </table:table-cell>
          <table:table-cell office:value-type="float" office:value="9078" table:style-name="ce46">
            <text:p>9,078</text:p>
          </table:table-cell>
          <table:table-cell office:value-type="float" office:value="2416" table:style-name="ce46">
            <text:p>2,416</text:p>
          </table:table-cell>
          <table:table-cell office:value-type="float" office:value="2050" table:style-name="ce46">
            <text:p>2,050</text:p>
          </table:table-cell>
          <table:table-cell office:value-type="float" office:value="1763" table:style-name="ce46">
            <text:p>1,763</text:p>
          </table:table-cell>
          <table:table-cell office:value-type="float" office:value="1522" table:style-name="ce46">
            <text:p>1,522</text:p>
          </table:table-cell>
          <table:table-cell office:value-type="float" office:value="1327" table:style-name="ce47">
            <text:p>1,327</text:p>
          </table:table-cell>
          <table:table-cell office:value-type="float" office:value="5763" table:style-name="ce46">
            <text:p>5,763</text:p>
          </table:table-cell>
          <table:table-cell office:value-type="float" office:value="1138" table:style-name="ce46">
            <text:p>1,138</text:p>
          </table:table-cell>
          <table:table-cell office:value-type="float" office:value="977" table:style-name="ce46">
            <text:p>977</text:p>
          </table:table-cell>
          <table:table-cell office:value-type="float" office:value="1151" table:style-name="ce46">
            <text:p>1,151</text:p>
          </table:table-cell>
          <table:table-cell office:value-type="float" office:value="1255" table:style-name="ce46">
            <text:p>1,255</text:p>
          </table:table-cell>
          <table:table-cell office:value-type="float" office:value="1242" table:style-name="ce47">
            <text:p>1,242</text:p>
          </table:table-cell>
          <table:table-cell office:value-type="float" office:value="5087" table:style-name="ce46">
            <text:p>5,087</text:p>
          </table:table-cell>
          <table:table-cell office:value-type="float" office:value="1137" table:style-name="ce46">
            <text:p>1,137</text:p>
          </table:table-cell>
          <table:table-cell office:value-type="float" office:value="1165" table:style-name="ce46">
            <text:p>1,165</text:p>
          </table:table-cell>
          <table:table-cell office:value-type="float" office:value="1076" table:style-name="ce46">
            <text:p>1,076</text:p>
          </table:table-cell>
          <table:table-cell office:value-type="float" office:value="905" table:style-name="ce46">
            <text:p>905</text:p>
          </table:table-cell>
          <table:table-cell office:value-type="float" office:value="804" table:style-name="ce47">
            <text:p>804</text:p>
          </table:table-cell>
          <table:table-cell office:value-type="float" office:value="2654" table:style-name="ce46">
            <text:p>2,654</text:p>
          </table:table-cell>
          <table:table-cell office:value-type="float" office:value="682" table:style-name="ce46">
            <text:p>682</text:p>
          </table:table-cell>
          <table:table-cell office:value-type="float" office:value="627" table:style-name="ce46">
            <text:p>627</text:p>
          </table:table-cell>
          <table:table-cell office:value-type="float" office:value="518" table:style-name="ce46">
            <text:p>518</text:p>
          </table:table-cell>
          <table:table-cell office:value-type="float" office:value="471" table:style-name="ce46">
            <text:p>471</text:p>
          </table:table-cell>
          <table:table-cell office:value-type="float" office:value="356" table:style-name="ce47">
            <text:p>356</text:p>
          </table:table-cell>
          <table:table-cell office:value-type="float" office:value="1072" table:style-name="ce46">
            <text:p>1,072</text:p>
          </table:table-cell>
          <table:table-cell office:value-type="float" office:value="303" table:style-name="ce46">
            <text:p>303</text:p>
          </table:table-cell>
          <table:table-cell office:value-type="float" office:value="278" table:style-name="ce46">
            <text:p>278</text:p>
          </table:table-cell>
          <table:table-cell office:value-type="float" office:value="197" table:style-name="ce46">
            <text:p>197</text:p>
          </table:table-cell>
          <table:table-cell office:value-type="float" office:value="151" table:style-name="ce46">
            <text:p>151</text:p>
          </table:table-cell>
          <table:table-cell office:value-type="float" office:value="143" table:style-name="ce47">
            <text:p>143</text:p>
          </table:table-cell>
          <table:table-cell office:value-type="float" office:value="229" table:style-name="ce46">
            <text:p>229</text:p>
          </table:table-cell>
          <table:table-cell office:value-type="float" office:value="86" table:style-name="ce46">
            <text:p>86</text:p>
          </table:table-cell>
          <table:table-cell office:value-type="float" office:value="65" table:style-name="ce46">
            <text:p>65</text:p>
          </table:table-cell>
          <table:table-cell office:value-type="float" office:value="39" table:style-name="ce46">
            <text:p>39</text:p>
          </table:table-cell>
          <table:table-cell office:value-type="float" office:value="19" table:style-name="ce46">
            <text:p>19</text:p>
          </table:table-cell>
          <table:table-cell office:value-type="float" office:value="20" table:style-name="ce47">
            <text:p>20</text:p>
          </table:table-cell>
          <table:table-cell office:value-type="float" office:value="28" table:style-name="ce46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566" table:style-name="ce48">
            <text:p>223,566</text:p>
          </table:table-cell>
          <table:table-cell office:value-type="float" office:value="7424" table:style-name="ce49">
            <text:p>7,424</text:p>
          </table:table-cell>
          <table:table-cell office:value-type="float" office:value="1293" table:style-name="ce50">
            <text:p>1,293</text:p>
          </table:table-cell>
          <table:table-cell office:value-type="float" office:value="1361" table:style-name="ce50">
            <text:p>1,361</text:p>
          </table:table-cell>
          <table:table-cell office:value-type="float" office:value="1507" table:style-name="ce50">
            <text:p>1,507</text:p>
          </table:table-cell>
          <table:table-cell office:value-type="float" office:value="1554" table:style-name="ce50">
            <text:p>1,554</text:p>
          </table:table-cell>
          <table:table-cell office:value-type="float" office:value="1709" table:style-name="ce50">
            <text:p>1,709</text:p>
          </table:table-cell>
          <table:table-cell office:value-type="float" office:value="9009" table:style-name="ce50">
            <text:p>9,009</text:p>
          </table:table-cell>
          <table:table-cell office:value-type="float" office:value="1818" table:style-name="ce50">
            <text:p>1,818</text:p>
          </table:table-cell>
          <table:table-cell office:value-type="float" office:value="1814" table:style-name="ce50">
            <text:p>1,814</text:p>
          </table:table-cell>
          <table:table-cell office:value-type="float" office:value="1757" table:style-name="ce50">
            <text:p>1,757</text:p>
          </table:table-cell>
          <table:table-cell office:value-type="float" office:value="1677" table:style-name="ce50">
            <text:p>1,677</text:p>
          </table:table-cell>
          <table:table-cell office:value-type="float" office:value="1943" table:style-name="ce51">
            <text:p>1,943</text:p>
          </table:table-cell>
          <table:table-cell office:value-type="float" office:value="8594" table:style-name="ce50">
            <text:p>8,594</text:p>
          </table:table-cell>
          <table:table-cell office:value-type="float" office:value="1744" table:style-name="ce50">
            <text:p>1,744</text:p>
          </table:table-cell>
          <table:table-cell office:value-type="float" office:value="1578" table:style-name="ce50">
            <text:p>1,578</text:p>
          </table:table-cell>
          <table:table-cell office:value-type="float" office:value="1760" table:style-name="ce50">
            <text:p>1,760</text:p>
          </table:table-cell>
          <table:table-cell office:value-type="float" office:value="1706" table:style-name="ce50">
            <text:p>1,706</text:p>
          </table:table-cell>
          <table:table-cell office:value-type="float" office:value="1806" table:style-name="ce51">
            <text:p>1,806</text:p>
          </table:table-cell>
          <table:table-cell office:value-type="float" office:value="10236" table:style-name="ce50">
            <text:p>10,236</text:p>
          </table:table-cell>
          <table:table-cell office:value-type="float" office:value="1851" table:style-name="ce50">
            <text:p>1,851</text:p>
          </table:table-cell>
          <table:table-cell office:value-type="float" office:value="1920" table:style-name="ce50">
            <text:p>1,920</text:p>
          </table:table-cell>
          <table:table-cell office:value-type="float" office:value="2075" table:style-name="ce50">
            <text:p>2,075</text:p>
          </table:table-cell>
          <table:table-cell office:value-type="float" office:value="2093" table:style-name="ce50">
            <text:p>2,093</text:p>
          </table:table-cell>
          <table:table-cell office:value-type="float" office:value="2297" table:style-name="ce51">
            <text:p>2,297</text:p>
          </table:table-cell>
          <table:table-cell office:value-type="float" office:value="13695" table:style-name="ce50">
            <text:p>13,695</text:p>
          </table:table-cell>
          <table:table-cell office:value-type="float" office:value="2419" table:style-name="ce50">
            <text:p>2,419</text:p>
          </table:table-cell>
          <table:table-cell office:value-type="float" office:value="2805" table:style-name="ce50">
            <text:p>2,805</text:p>
          </table:table-cell>
          <table:table-cell office:value-type="float" office:value="2643" table:style-name="ce50">
            <text:p>2,643</text:p>
          </table:table-cell>
          <table:table-cell office:value-type="float" office:value="2642" table:style-name="ce50">
            <text:p>2,642</text:p>
          </table:table-cell>
          <table:table-cell office:value-type="float" office:value="3186" table:style-name="ce51">
            <text:p>3,186</text:p>
          </table:table-cell>
          <table:table-cell office:value-type="float" office:value="15691" table:style-name="ce50">
            <text:p>15,691</text:p>
          </table:table-cell>
          <table:table-cell office:value-type="float" office:value="3046" table:style-name="ce50">
            <text:p>3,046</text:p>
          </table:table-cell>
          <table:table-cell office:value-type="float" office:value="3232" table:style-name="ce50">
            <text:p>3,232</text:p>
          </table:table-cell>
          <table:table-cell office:value-type="float" office:value="3083" table:style-name="ce50">
            <text:p>3,083</text:p>
          </table:table-cell>
          <table:table-cell office:value-type="float" office:value="3306" table:style-name="ce50">
            <text:p>3,306</text:p>
          </table:table-cell>
          <table:table-cell office:value-type="float" office:value="3024" table:style-name="ce51">
            <text:p>3,024</text:p>
          </table:table-cell>
          <table:table-cell office:value-type="float" office:value="14210" table:style-name="ce50">
            <text:p>14,210</text:p>
          </table:table-cell>
          <table:table-cell office:value-type="float" office:value="2963" table:style-name="ce50">
            <text:p>2,963</text:p>
          </table:table-cell>
          <table:table-cell office:value-type="float" office:value="2942" table:style-name="ce50">
            <text:p>2,942</text:p>
          </table:table-cell>
          <table:table-cell office:value-type="float" office:value="2772" table:style-name="ce50">
            <text:p>2,772</text:p>
          </table:table-cell>
          <table:table-cell office:value-type="float" office:value="2904" table:style-name="ce50">
            <text:p>2,904</text:p>
          </table:table-cell>
          <table:table-cell office:value-type="float" office:value="2629" table:style-name="ce51">
            <text:p>2,629</text:p>
          </table:table-cell>
          <table:table-cell office:value-type="float" office:value="14993" table:style-name="ce50">
            <text:p>14,993</text:p>
          </table:table-cell>
          <table:table-cell office:value-type="float" office:value="2445" table:style-name="ce50">
            <text:p>2,445</text:p>
          </table:table-cell>
          <table:table-cell office:value-type="float" office:value="2875" table:style-name="ce50">
            <text:p>2,875</text:p>
          </table:table-cell>
          <table:table-cell office:value-type="float" office:value="3109" table:style-name="ce50">
            <text:p>3,109</text:p>
          </table:table-cell>
          <table:table-cell office:value-type="float" office:value="3230" table:style-name="ce50">
            <text:p>3,230</text:p>
          </table:table-cell>
          <table:table-cell office:value-type="float" office:value="3334" table:style-name="ce51">
            <text:p>3,334</text:p>
          </table:table-cell>
          <table:table-cell office:value-type="float" office:value="17130" table:style-name="ce50">
            <text:p>17,130</text:p>
          </table:table-cell>
          <table:table-cell office:value-type="float" office:value="3523" table:style-name="ce50">
            <text:p>3,523</text:p>
          </table:table-cell>
          <table:table-cell office:value-type="float" office:value="3438" table:style-name="ce50">
            <text:p>3,438</text:p>
          </table:table-cell>
          <table:table-cell office:value-type="float" office:value="3494" table:style-name="ce50">
            <text:p>3,494</text:p>
          </table:table-cell>
          <table:table-cell office:value-type="float" office:value="3427" table:style-name="ce50">
            <text:p>3,427</text:p>
          </table:table-cell>
          <table:table-cell office:value-type="float" office:value="3248" table:style-name="ce51">
            <text:p>3,248</text:p>
          </table:table-cell>
          <table:table-cell office:value-type="float" office:value="16679" table:style-name="ce50">
            <text:p>16,679</text:p>
          </table:table-cell>
          <table:table-cell office:value-type="float" office:value="3549" table:style-name="ce50">
            <text:p>3,549</text:p>
          </table:table-cell>
          <table:table-cell office:value-type="float" office:value="3341" table:style-name="ce50">
            <text:p>3,341</text:p>
          </table:table-cell>
          <table:table-cell office:value-type="float" office:value="3297" table:style-name="ce50">
            <text:p>3,297</text:p>
          </table:table-cell>
          <table:table-cell office:value-type="float" office:value="3270" table:style-name="ce50">
            <text:p>3,270</text:p>
          </table:table-cell>
          <table:table-cell office:value-type="float" office:value="3222" table:style-name="ce51">
            <text:p>3,222</text:p>
          </table:table-cell>
          <table:table-cell office:value-type="float" office:value="17312" table:style-name="ce50">
            <text:p>17,312</text:p>
          </table:table-cell>
          <table:table-cell office:value-type="float" office:value="3280" table:style-name="ce50">
            <text:p>3,280</text:p>
          </table:table-cell>
          <table:table-cell office:value-type="float" office:value="3580" table:style-name="ce50">
            <text:p>3,580</text:p>
          </table:table-cell>
          <table:table-cell office:value-type="float" office:value="3495" table:style-name="ce50">
            <text:p>3,495</text:p>
          </table:table-cell>
          <table:table-cell office:value-type="float" office:value="3579" table:style-name="ce50">
            <text:p>3,579</text:p>
          </table:table-cell>
          <table:table-cell office:value-type="float" office:value="3378" table:style-name="ce51">
            <text:p>3,378</text:p>
          </table:table-cell>
          <table:table-cell office:value-type="float" office:value="17887" table:style-name="ce50">
            <text:p>17,887</text:p>
          </table:table-cell>
          <table:table-cell office:value-type="float" office:value="3495" table:style-name="ce50">
            <text:p>3,495</text:p>
          </table:table-cell>
          <table:table-cell office:value-type="float" office:value="3478" table:style-name="ce50">
            <text:p>3,478</text:p>
          </table:table-cell>
          <table:table-cell office:value-type="float" office:value="3652" table:style-name="ce50">
            <text:p>3,652</text:p>
          </table:table-cell>
          <table:table-cell office:value-type="float" office:value="3675" table:style-name="ce50">
            <text:p>3,675</text:p>
          </table:table-cell>
          <table:table-cell office:value-type="float" office:value="3587" table:style-name="ce51">
            <text:p>3,587</text:p>
          </table:table-cell>
          <table:table-cell office:value-type="float" office:value="16984" table:style-name="ce50">
            <text:p>16,984</text:p>
          </table:table-cell>
          <table:table-cell office:value-type="float" office:value="3532" table:style-name="ce50">
            <text:p>3,532</text:p>
          </table:table-cell>
          <table:table-cell office:value-type="float" office:value="3575" table:style-name="ce50">
            <text:p>3,575</text:p>
          </table:table-cell>
          <table:table-cell office:value-type="float" office:value="3460" table:style-name="ce50">
            <text:p>3,460</text:p>
          </table:table-cell>
          <table:table-cell office:value-type="float" office:value="3369" table:style-name="ce50">
            <text:p>3,369</text:p>
          </table:table-cell>
          <table:table-cell office:value-type="float" office:value="3048" table:style-name="ce51">
            <text:p>3,048</text:p>
          </table:table-cell>
          <table:table-cell office:value-type="float" office:value="14165" table:style-name="ce50">
            <text:p>14,165</text:p>
          </table:table-cell>
          <table:table-cell office:value-type="float" office:value="3023" table:style-name="ce50">
            <text:p>3,023</text:p>
          </table:table-cell>
          <table:table-cell office:value-type="float" office:value="3050" table:style-name="ce50">
            <text:p>3,050</text:p>
          </table:table-cell>
          <table:table-cell office:value-type="float" office:value="2860" table:style-name="ce50">
            <text:p>2,860</text:p>
          </table:table-cell>
          <table:table-cell office:value-type="float" office:value="2705" table:style-name="ce50">
            <text:p>2,705</text:p>
          </table:table-cell>
          <table:table-cell office:value-type="float" office:value="2527" table:style-name="ce51">
            <text:p>2,527</text:p>
          </table:table-cell>
          <table:table-cell office:value-type="float" office:value="9876" table:style-name="ce50">
            <text:p>9,876</text:p>
          </table:table-cell>
          <table:table-cell office:value-type="float" office:value="2601" table:style-name="ce50">
            <text:p>2,601</text:p>
          </table:table-cell>
          <table:table-cell office:value-type="float" office:value="2126" table:style-name="ce50">
            <text:p>2,126</text:p>
          </table:table-cell>
          <table:table-cell office:value-type="float" office:value="1984" table:style-name="ce50">
            <text:p>1,984</text:p>
          </table:table-cell>
          <table:table-cell office:value-type="float" office:value="1680" table:style-name="ce50">
            <text:p>1,680</text:p>
          </table:table-cell>
          <table:table-cell office:value-type="float" office:value="1485" table:style-name="ce51">
            <text:p>1,485</text:p>
          </table:table-cell>
          <table:table-cell office:value-type="float" office:value="6792" table:style-name="ce50">
            <text:p>6,792</text:p>
          </table:table-cell>
          <table:table-cell office:value-type="float" office:value="1228" table:style-name="ce50">
            <text:p>1,228</text:p>
          </table:table-cell>
          <table:table-cell office:value-type="float" office:value="1150" table:style-name="ce50">
            <text:p>1,150</text:p>
          </table:table-cell>
          <table:table-cell office:value-type="float" office:value="1403" table:style-name="ce50">
            <text:p>1,403</text:p>
          </table:table-cell>
          <table:table-cell office:value-type="float" office:value="1440" table:style-name="ce50">
            <text:p>1,440</text:p>
          </table:table-cell>
          <table:table-cell office:value-type="float" office:value="1571" table:style-name="ce51">
            <text:p>1,571</text:p>
          </table:table-cell>
          <table:table-cell office:value-type="float" office:value="6693" table:style-name="ce50">
            <text:p>6,693</text:p>
          </table:table-cell>
          <table:table-cell office:value-type="float" office:value="1445" table:style-name="ce50">
            <text:p>1,445</text:p>
          </table:table-cell>
          <table:table-cell office:value-type="float" office:value="1516" table:style-name="ce50">
            <text:p>1,516</text:p>
          </table:table-cell>
          <table:table-cell office:value-type="float" office:value="1350" table:style-name="ce50">
            <text:p>1,350</text:p>
          </table:table-cell>
          <table:table-cell office:value-type="float" office:value="1204" table:style-name="ce50">
            <text:p>1,204</text:p>
          </table:table-cell>
          <table:table-cell office:value-type="float" office:value="1178" table:style-name="ce51">
            <text:p>1,178</text:p>
          </table:table-cell>
          <table:table-cell office:value-type="float" office:value="3975" table:style-name="ce50">
            <text:p>3,975</text:p>
          </table:table-cell>
          <table:table-cell office:value-type="float" office:value="1022" table:style-name="ce50">
            <text:p>1,022</text:p>
          </table:table-cell>
          <table:table-cell office:value-type="float" office:value="907" table:style-name="ce50">
            <text:p>907</text:p>
          </table:table-cell>
          <table:table-cell office:value-type="float" office:value="803" table:style-name="ce50">
            <text:p>803</text:p>
          </table:table-cell>
          <table:table-cell office:value-type="float" office:value="659" table:style-name="ce50">
            <text:p>659</text:p>
          </table:table-cell>
          <table:table-cell office:value-type="float" office:value="584" table:style-name="ce51">
            <text:p>584</text:p>
          </table:table-cell>
          <table:table-cell office:value-type="float" office:value="1740" table:style-name="ce50">
            <text:p>1,740</text:p>
          </table:table-cell>
          <table:table-cell office:value-type="float" office:value="548" table:style-name="ce50">
            <text:p>548</text:p>
          </table:table-cell>
          <table:table-cell office:value-type="float" office:value="445" table:style-name="ce50">
            <text:p>445</text:p>
          </table:table-cell>
          <table:table-cell office:value-type="float" office:value="309" table:style-name="ce50">
            <text:p>309</text:p>
          </table:table-cell>
          <table:table-cell office:value-type="float" office:value="256" table:style-name="ce50">
            <text:p>256</text:p>
          </table:table-cell>
          <table:table-cell office:value-type="float" office:value="182" table:style-name="ce51">
            <text:p>182</text:p>
          </table:table-cell>
          <table:table-cell office:value-type="float" office:value="426" table:style-name="ce50">
            <text:p>426</text:p>
          </table:table-cell>
          <table:table-cell office:value-type="float" office:value="167" table:style-name="ce50">
            <text:p>167</text:p>
          </table:table-cell>
          <table:table-cell office:value-type="float" office:value="94" table:style-name="ce50">
            <text:p>94</text:p>
          </table:table-cell>
          <table:table-cell office:value-type="float" office:value="65" table:style-name="ce50">
            <text:p>65</text:p>
          </table:table-cell>
          <table:table-cell office:value-type="float" office:value="51" table:style-name="ce50">
            <text:p>51</text:p>
          </table:table-cell>
          <table:table-cell office:value-type="float" office:value="49" table:style-name="ce51">
            <text:p>49</text:p>
          </table:table-cell>
          <table:table-cell office:value-type="float" office:value="55" table:style-name="ce50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5754" table:style-name="ce44">
            <text:p>575,754</text:p>
          </table:table-cell>
          <table:table-cell office:value-type="float" office:value="26968" table:style-name="ce44">
            <text:p>26,968</text:p>
          </table:table-cell>
          <table:table-cell office:value-type="float" office:value="4453" table:style-name="ce44">
            <text:p>4,453</text:p>
          </table:table-cell>
          <table:table-cell office:value-type="float" office:value="5104" table:style-name="ce44">
            <text:p>5,104</text:p>
          </table:table-cell>
          <table:table-cell office:value-type="float" office:value="5404" table:style-name="ce44">
            <text:p>5,404</text:p>
          </table:table-cell>
          <table:table-cell office:value-type="float" office:value="5825" table:style-name="ce44">
            <text:p>5,825</text:p>
          </table:table-cell>
          <table:table-cell office:value-type="float" office:value="6182" table:style-name="ce44">
            <text:p>6,182</text:p>
          </table:table-cell>
          <table:table-cell office:value-type="float" office:value="34687" table:style-name="ce44">
            <text:p>34,687</text:p>
          </table:table-cell>
          <table:table-cell office:value-type="float" office:value="6768" table:style-name="ce44">
            <text:p>6,768</text:p>
          </table:table-cell>
          <table:table-cell office:value-type="float" office:value="6916" table:style-name="ce44">
            <text:p>6,916</text:p>
          </table:table-cell>
          <table:table-cell office:value-type="float" office:value="7070" table:style-name="ce44">
            <text:p>7,070</text:p>
          </table:table-cell>
          <table:table-cell office:value-type="float" office:value="6280" table:style-name="ce44">
            <text:p>6,280</text:p>
          </table:table-cell>
          <table:table-cell office:value-type="float" office:value="7653" table:style-name="ce45">
            <text:p>7,653</text:p>
          </table:table-cell>
          <table:table-cell office:value-type="float" office:value="30131" table:style-name="ce44">
            <text:p>30,131</text:p>
          </table:table-cell>
          <table:table-cell office:value-type="float" office:value="6452" table:style-name="ce44">
            <text:p>6,452</text:p>
          </table:table-cell>
          <table:table-cell office:value-type="float" office:value="5253" table:style-name="ce44">
            <text:p>5,253</text:p>
          </table:table-cell>
          <table:table-cell office:value-type="float" office:value="6085" table:style-name="ce44">
            <text:p>6,085</text:p>
          </table:table-cell>
          <table:table-cell office:value-type="float" office:value="6008" table:style-name="ce44">
            <text:p>6,008</text:p>
          </table:table-cell>
          <table:table-cell office:value-type="float" office:value="6333" table:style-name="ce45">
            <text:p>6,333</text:p>
          </table:table-cell>
          <table:table-cell office:value-type="float" office:value="30983" table:style-name="ce44">
            <text:p>30,983</text:p>
          </table:table-cell>
          <table:table-cell office:value-type="float" office:value="5964" table:style-name="ce44">
            <text:p>5,964</text:p>
          </table:table-cell>
          <table:table-cell office:value-type="float" office:value="5977" table:style-name="ce44">
            <text:p>5,977</text:p>
          </table:table-cell>
          <table:table-cell office:value-type="float" office:value="6135" table:style-name="ce44">
            <text:p>6,135</text:p>
          </table:table-cell>
          <table:table-cell office:value-type="float" office:value="6272" table:style-name="ce44">
            <text:p>6,272</text:p>
          </table:table-cell>
          <table:table-cell office:value-type="float" office:value="6635" table:style-name="ce45">
            <text:p>6,635</text:p>
          </table:table-cell>
          <table:table-cell office:value-type="float" office:value="36111" table:style-name="ce44">
            <text:p>36,111</text:p>
          </table:table-cell>
          <table:table-cell office:value-type="float" office:value="6860" table:style-name="ce44">
            <text:p>6,860</text:p>
          </table:table-cell>
          <table:table-cell office:value-type="float" office:value="7754" table:style-name="ce44">
            <text:p>7,754</text:p>
          </table:table-cell>
          <table:table-cell office:value-type="float" office:value="7133" table:style-name="ce44">
            <text:p>7,133</text:p>
          </table:table-cell>
          <table:table-cell office:value-type="float" office:value="6572" table:style-name="ce44">
            <text:p>6,572</text:p>
          </table:table-cell>
          <table:table-cell office:value-type="float" office:value="7792" table:style-name="ce45">
            <text:p>7,792</text:p>
          </table:table-cell>
          <table:table-cell office:value-type="float" office:value="38647" table:style-name="ce44">
            <text:p>38,647</text:p>
          </table:table-cell>
          <table:table-cell office:value-type="float" office:value="7836" table:style-name="ce44">
            <text:p>7,836</text:p>
          </table:table-cell>
          <table:table-cell office:value-type="float" office:value="7614" table:style-name="ce44">
            <text:p>7,614</text:p>
          </table:table-cell>
          <table:table-cell office:value-type="float" office:value="7891" table:style-name="ce44">
            <text:p>7,891</text:p>
          </table:table-cell>
          <table:table-cell office:value-type="float" office:value="7697" table:style-name="ce44">
            <text:p>7,697</text:p>
          </table:table-cell>
          <table:table-cell office:value-type="float" office:value="7609" table:style-name="ce45">
            <text:p>7,609</text:p>
          </table:table-cell>
          <table:table-cell office:value-type="float" office:value="39235" table:style-name="ce44">
            <text:p>39,235</text:p>
          </table:table-cell>
          <table:table-cell office:value-type="float" office:value="7662" table:style-name="ce44">
            <text:p>7,662</text:p>
          </table:table-cell>
          <table:table-cell office:value-type="float" office:value="8150" table:style-name="ce44">
            <text:p>8,150</text:p>
          </table:table-cell>
          <table:table-cell office:value-type="float" office:value="7612" table:style-name="ce44">
            <text:p>7,612</text:p>
          </table:table-cell>
          <table:table-cell office:value-type="float" office:value="8326" table:style-name="ce44">
            <text:p>8,326</text:p>
          </table:table-cell>
          <table:table-cell office:value-type="float" office:value="7485" table:style-name="ce45">
            <text:p>7,485</text:p>
          </table:table-cell>
          <table:table-cell office:value-type="float" office:value="45715" table:style-name="ce44">
            <text:p>45,715</text:p>
          </table:table-cell>
          <table:table-cell office:value-type="float" office:value="7539" table:style-name="ce44">
            <text:p>7,539</text:p>
          </table:table-cell>
          <table:table-cell office:value-type="float" office:value="8516" table:style-name="ce44">
            <text:p>8,516</text:p>
          </table:table-cell>
          <table:table-cell office:value-type="float" office:value="9342" table:style-name="ce44">
            <text:p>9,342</text:p>
          </table:table-cell>
          <table:table-cell office:value-type="float" office:value="9698" table:style-name="ce44">
            <text:p>9,698</text:p>
          </table:table-cell>
          <table:table-cell office:value-type="float" office:value="10620" table:style-name="ce45">
            <text:p>10,620</text:p>
          </table:table-cell>
          <table:table-cell office:value-type="float" office:value="53428" table:style-name="ce44">
            <text:p>53,428</text:p>
          </table:table-cell>
          <table:table-cell office:value-type="float" office:value="10913" table:style-name="ce44">
            <text:p>10,913</text:p>
          </table:table-cell>
          <table:table-cell office:value-type="float" office:value="10814" table:style-name="ce44">
            <text:p>10,814</text:p>
          </table:table-cell>
          <table:table-cell office:value-type="float" office:value="10988" table:style-name="ce44">
            <text:p>10,988</text:p>
          </table:table-cell>
          <table:table-cell office:value-type="float" office:value="10704" table:style-name="ce44">
            <text:p>10,704</text:p>
          </table:table-cell>
          <table:table-cell office:value-type="float" office:value="10009" table:style-name="ce45">
            <text:p>10,009</text:p>
          </table:table-cell>
          <table:table-cell office:value-type="float" office:value="47358" table:style-name="ce44">
            <text:p>47,358</text:p>
          </table:table-cell>
          <table:table-cell office:value-type="float" office:value="11068" table:style-name="ce44">
            <text:p>11,068</text:p>
          </table:table-cell>
          <table:table-cell office:value-type="float" office:value="9152" table:style-name="ce44">
            <text:p>9,152</text:p>
          </table:table-cell>
          <table:table-cell office:value-type="float" office:value="9247" table:style-name="ce44">
            <text:p>9,247</text:p>
          </table:table-cell>
          <table:table-cell office:value-type="float" office:value="9204" table:style-name="ce44">
            <text:p>9,204</text:p>
          </table:table-cell>
          <table:table-cell office:value-type="float" office:value="8687" table:style-name="ce45">
            <text:p>8,687</text:p>
          </table:table-cell>
          <table:table-cell office:value-type="float" office:value="42505" table:style-name="ce44">
            <text:p>42,505</text:p>
          </table:table-cell>
          <table:table-cell office:value-type="float" office:value="8819" table:style-name="ce44">
            <text:p>8,819</text:p>
          </table:table-cell>
          <table:table-cell office:value-type="float" office:value="8941" table:style-name="ce44">
            <text:p>8,941</text:p>
          </table:table-cell>
          <table:table-cell office:value-type="float" office:value="8616" table:style-name="ce44">
            <text:p>8,616</text:p>
          </table:table-cell>
          <table:table-cell office:value-type="float" office:value="8368" table:style-name="ce44">
            <text:p>8,368</text:p>
          </table:table-cell>
          <table:table-cell office:value-type="float" office:value="7761" table:style-name="ce45">
            <text:p>7,761</text:p>
          </table:table-cell>
          <table:table-cell office:value-type="float" office:value="39434" table:style-name="ce44">
            <text:p>39,434</text:p>
          </table:table-cell>
          <table:table-cell office:value-type="float" office:value="8052" table:style-name="ce44">
            <text:p>8,052</text:p>
          </table:table-cell>
          <table:table-cell office:value-type="float" office:value="8014" table:style-name="ce44">
            <text:p>8,014</text:p>
          </table:table-cell>
          <table:table-cell office:value-type="float" office:value="7707" table:style-name="ce44">
            <text:p>7,707</text:p>
          </table:table-cell>
          <table:table-cell office:value-type="float" office:value="8025" table:style-name="ce44">
            <text:p>8,025</text:p>
          </table:table-cell>
          <table:table-cell office:value-type="float" office:value="7636" table:style-name="ce45">
            <text:p>7,636</text:p>
          </table:table-cell>
          <table:table-cell office:value-type="float" office:value="33621" table:style-name="ce44">
            <text:p>33,621</text:p>
          </table:table-cell>
          <table:table-cell office:value-type="float" office:value="7348" table:style-name="ce44">
            <text:p>7,348</text:p>
          </table:table-cell>
          <table:table-cell office:value-type="float" office:value="7273" table:style-name="ce44">
            <text:p>7,273</text:p>
          </table:table-cell>
          <table:table-cell office:value-type="float" office:value="6586" table:style-name="ce44">
            <text:p>6,586</text:p>
          </table:table-cell>
          <table:table-cell office:value-type="float" office:value="6532" table:style-name="ce44">
            <text:p>6,532</text:p>
          </table:table-cell>
          <table:table-cell office:value-type="float" office:value="5882" table:style-name="ce45">
            <text:p>5,882</text:p>
          </table:table-cell>
          <table:table-cell office:value-type="float" office:value="26388" table:style-name="ce44">
            <text:p>26,388</text:p>
          </table:table-cell>
          <table:table-cell office:value-type="float" office:value="5973" table:style-name="ce44">
            <text:p>5,973</text:p>
          </table:table-cell>
          <table:table-cell office:value-type="float" office:value="5672" table:style-name="ce44">
            <text:p>5,672</text:p>
          </table:table-cell>
          <table:table-cell office:value-type="float" office:value="5197" table:style-name="ce44">
            <text:p>5,197</text:p>
          </table:table-cell>
          <table:table-cell office:value-type="float" office:value="4902" table:style-name="ce44">
            <text:p>4,902</text:p>
          </table:table-cell>
          <table:table-cell office:value-type="float" office:value="4644" table:style-name="ce45">
            <text:p>4,644</text:p>
          </table:table-cell>
          <table:table-cell office:value-type="float" office:value="18087" table:style-name="ce44">
            <text:p>18,087</text:p>
          </table:table-cell>
          <table:table-cell office:value-type="float" office:value="4717" table:style-name="ce44">
            <text:p>4,717</text:p>
          </table:table-cell>
          <table:table-cell office:value-type="float" office:value="3846" table:style-name="ce44">
            <text:p>3,846</text:p>
          </table:table-cell>
          <table:table-cell office:value-type="float" office:value="3754" table:style-name="ce44">
            <text:p>3,754</text:p>
          </table:table-cell>
          <table:table-cell office:value-type="float" office:value="3055" table:style-name="ce44">
            <text:p>3,055</text:p>
          </table:table-cell>
          <table:table-cell office:value-type="float" office:value="2715" table:style-name="ce45">
            <text:p>2,715</text:p>
          </table:table-cell>
          <table:table-cell office:value-type="float" office:value="11766" table:style-name="ce44">
            <text:p>11,766</text:p>
          </table:table-cell>
          <table:table-cell office:value-type="float" office:value="2373" table:style-name="ce44">
            <text:p>2,373</text:p>
          </table:table-cell>
          <table:table-cell office:value-type="float" office:value="1997" table:style-name="ce44">
            <text:p>1,997</text:p>
          </table:table-cell>
          <table:table-cell office:value-type="float" office:value="2466" table:style-name="ce44">
            <text:p>2,466</text:p>
          </table:table-cell>
          <table:table-cell office:value-type="float" office:value="2485" table:style-name="ce44">
            <text:p>2,485</text:p>
          </table:table-cell>
          <table:table-cell office:value-type="float" office:value="2445" table:style-name="ce45">
            <text:p>2,445</text:p>
          </table:table-cell>
          <table:table-cell office:value-type="float" office:value="10934" table:style-name="ce44">
            <text:p>10,934</text:p>
          </table:table-cell>
          <table:table-cell office:value-type="float" office:value="2589" table:style-name="ce44">
            <text:p>2,589</text:p>
          </table:table-cell>
          <table:table-cell office:value-type="float" office:value="2341" table:style-name="ce44">
            <text:p>2,341</text:p>
          </table:table-cell>
          <table:table-cell office:value-type="float" office:value="2169" table:style-name="ce44">
            <text:p>2,169</text:p>
          </table:table-cell>
          <table:table-cell office:value-type="float" office:value="1985" table:style-name="ce44">
            <text:p>1,985</text:p>
          </table:table-cell>
          <table:table-cell office:value-type="float" office:value="1850" table:style-name="ce45">
            <text:p>1,850</text:p>
          </table:table-cell>
          <table:table-cell office:value-type="float" office:value="6146" table:style-name="ce44">
            <text:p>6,146</text:p>
          </table:table-cell>
          <table:table-cell office:value-type="float" office:value="1567" table:style-name="ce44">
            <text:p>1,567</text:p>
          </table:table-cell>
          <table:table-cell office:value-type="float" office:value="1407" table:style-name="ce44">
            <text:p>1,407</text:p>
          </table:table-cell>
          <table:table-cell office:value-type="float" office:value="1226" table:style-name="ce44">
            <text:p>1,226</text:p>
          </table:table-cell>
          <table:table-cell office:value-type="float" office:value="1036" table:style-name="ce44">
            <text:p>1,036</text:p>
          </table:table-cell>
          <table:table-cell office:value-type="float" office:value="910" table:style-name="ce45">
            <text:p>910</text:p>
          </table:table-cell>
          <table:table-cell office:value-type="float" office:value="2814" table:style-name="ce44">
            <text:p>2,814</text:p>
          </table:table-cell>
          <table:table-cell office:value-type="float" office:value="815" table:style-name="ce44">
            <text:p>815</text:p>
          </table:table-cell>
          <table:table-cell office:value-type="float" office:value="670" table:style-name="ce44">
            <text:p>670</text:p>
          </table:table-cell>
          <table:table-cell office:value-type="float" office:value="539" table:style-name="ce44">
            <text:p>539</text:p>
          </table:table-cell>
          <table:table-cell office:value-type="float" office:value="470" table:style-name="ce44">
            <text:p>470</text:p>
          </table:table-cell>
          <table:table-cell office:value-type="float" office:value="320" table:style-name="ce45">
            <text:p>320</text:p>
          </table:table-cell>
          <table:table-cell office:value-type="float" office:value="708" table:style-name="ce44">
            <text:p>708</text:p>
          </table:table-cell>
          <table:table-cell office:value-type="float" office:value="269" table:style-name="ce44">
            <text:p>269</text:p>
          </table:table-cell>
          <table:table-cell office:value-type="float" office:value="179" table:style-name="ce44">
            <text:p>179</text:p>
          </table:table-cell>
          <table:table-cell office:value-type="float" office:value="118" table:style-name="ce44">
            <text:p>118</text:p>
          </table:table-cell>
          <table:table-cell office:value-type="float" office:value="91" table:style-name="ce44">
            <text:p>91</text:p>
          </table:table-cell>
          <table:table-cell office:value-type="float" office:value="51" table:style-name="ce45">
            <text:p>51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869" table:style-name="ce44">
            <text:p>293,869</text:p>
          </table:table-cell>
          <table:table-cell office:value-type="float" office:value="13953" table:style-name="ce44">
            <text:p>13,953</text:p>
          </table:table-cell>
          <table:table-cell office:value-type="float" office:value="2211" table:style-name="ce44">
            <text:p>2,211</text:p>
          </table:table-cell>
          <table:table-cell office:value-type="float" office:value="2607" table:style-name="ce44">
            <text:p>2,607</text:p>
          </table:table-cell>
          <table:table-cell office:value-type="float" office:value="2843" table:style-name="ce44">
            <text:p>2,843</text:p>
          </table:table-cell>
          <table:table-cell office:value-type="float" office:value="3061" table:style-name="ce44">
            <text:p>3,061</text:p>
          </table:table-cell>
          <table:table-cell office:value-type="float" office:value="3231" table:style-name="ce44">
            <text:p>3,231</text:p>
          </table:table-cell>
          <table:table-cell office:value-type="float" office:value="17845" table:style-name="ce44">
            <text:p>17,845</text:p>
          </table:table-cell>
          <table:table-cell office:value-type="float" office:value="3517" table:style-name="ce44">
            <text:p>3,517</text:p>
          </table:table-cell>
          <table:table-cell office:value-type="float" office:value="3637" table:style-name="ce44">
            <text:p>3,637</text:p>
          </table:table-cell>
          <table:table-cell office:value-type="float" office:value="3627" table:style-name="ce44">
            <text:p>3,627</text:p>
          </table:table-cell>
          <table:table-cell office:value-type="float" office:value="3191" table:style-name="ce44">
            <text:p>3,191</text:p>
          </table:table-cell>
          <table:table-cell office:value-type="float" office:value="3873" table:style-name="ce45">
            <text:p>3,873</text:p>
          </table:table-cell>
          <table:table-cell office:value-type="float" office:value="15747" table:style-name="ce44">
            <text:p>15,747</text:p>
          </table:table-cell>
          <table:table-cell office:value-type="float" office:value="3353" table:style-name="ce44">
            <text:p>3,353</text:p>
          </table:table-cell>
          <table:table-cell office:value-type="float" office:value="2727" table:style-name="ce44">
            <text:p>2,727</text:p>
          </table:table-cell>
          <table:table-cell office:value-type="float" office:value="3195" table:style-name="ce44">
            <text:p>3,195</text:p>
          </table:table-cell>
          <table:table-cell office:value-type="float" office:value="3209" table:style-name="ce44">
            <text:p>3,209</text:p>
          </table:table-cell>
          <table:table-cell office:value-type="float" office:value="3263" table:style-name="ce45">
            <text:p>3,263</text:p>
          </table:table-cell>
          <table:table-cell office:value-type="float" office:value="16266" table:style-name="ce44">
            <text:p>16,266</text:p>
          </table:table-cell>
          <table:table-cell office:value-type="float" office:value="3110" table:style-name="ce44">
            <text:p>3,110</text:p>
          </table:table-cell>
          <table:table-cell office:value-type="float" office:value="3186" table:style-name="ce44">
            <text:p>3,186</text:p>
          </table:table-cell>
          <table:table-cell office:value-type="float" office:value="3223" table:style-name="ce44">
            <text:p>3,223</text:p>
          </table:table-cell>
          <table:table-cell office:value-type="float" office:value="3241" table:style-name="ce44">
            <text:p>3,241</text:p>
          </table:table-cell>
          <table:table-cell office:value-type="float" office:value="3506" table:style-name="ce45">
            <text:p>3,506</text:p>
          </table:table-cell>
          <table:table-cell office:value-type="float" office:value="19085" table:style-name="ce44">
            <text:p>19,085</text:p>
          </table:table-cell>
          <table:table-cell office:value-type="float" office:value="3670" table:style-name="ce44">
            <text:p>3,670</text:p>
          </table:table-cell>
          <table:table-cell office:value-type="float" office:value="4081" table:style-name="ce44">
            <text:p>4,081</text:p>
          </table:table-cell>
          <table:table-cell office:value-type="float" office:value="3753" table:style-name="ce44">
            <text:p>3,753</text:p>
          </table:table-cell>
          <table:table-cell office:value-type="float" office:value="3460" table:style-name="ce44">
            <text:p>3,460</text:p>
          </table:table-cell>
          <table:table-cell office:value-type="float" office:value="4121" table:style-name="ce45">
            <text:p>4,121</text:p>
          </table:table-cell>
          <table:table-cell office:value-type="float" office:value="20381" table:style-name="ce44">
            <text:p>20,381</text:p>
          </table:table-cell>
          <table:table-cell office:value-type="float" office:value="4136" table:style-name="ce44">
            <text:p>4,136</text:p>
          </table:table-cell>
          <table:table-cell office:value-type="float" office:value="3977" table:style-name="ce44">
            <text:p>3,977</text:p>
          </table:table-cell>
          <table:table-cell office:value-type="float" office:value="4054" table:style-name="ce44">
            <text:p>4,054</text:p>
          </table:table-cell>
          <table:table-cell office:value-type="float" office:value="4112" table:style-name="ce44">
            <text:p>4,112</text:p>
          </table:table-cell>
          <table:table-cell office:value-type="float" office:value="4102" table:style-name="ce45">
            <text:p>4,102</text:p>
          </table:table-cell>
          <table:table-cell office:value-type="float" office:value="20906" table:style-name="ce44">
            <text:p>20,906</text:p>
          </table:table-cell>
          <table:table-cell office:value-type="float" office:value="4143" table:style-name="ce44">
            <text:p>4,143</text:p>
          </table:table-cell>
          <table:table-cell office:value-type="float" office:value="4427" table:style-name="ce44">
            <text:p>4,427</text:p>
          </table:table-cell>
          <table:table-cell office:value-type="float" office:value="4025" table:style-name="ce44">
            <text:p>4,025</text:p>
          </table:table-cell>
          <table:table-cell office:value-type="float" office:value="4358" table:style-name="ce44">
            <text:p>4,358</text:p>
          </table:table-cell>
          <table:table-cell office:value-type="float" office:value="3953" table:style-name="ce45">
            <text:p>3,953</text:p>
          </table:table-cell>
          <table:table-cell office:value-type="float" office:value="23051" table:style-name="ce44">
            <text:p>23,051</text:p>
          </table:table-cell>
          <table:table-cell office:value-type="float" office:value="3904" table:style-name="ce44">
            <text:p>3,904</text:p>
          </table:table-cell>
          <table:table-cell office:value-type="float" office:value="4372" table:style-name="ce44">
            <text:p>4,372</text:p>
          </table:table-cell>
          <table:table-cell office:value-type="float" office:value="4714" table:style-name="ce44">
            <text:p>4,714</text:p>
          </table:table-cell>
          <table:table-cell office:value-type="float" office:value="4819" table:style-name="ce44">
            <text:p>4,819</text:p>
          </table:table-cell>
          <table:table-cell office:value-type="float" office:value="5242" table:style-name="ce45">
            <text:p>5,242</text:p>
          </table:table-cell>
          <table:table-cell office:value-type="float" office:value="26286" table:style-name="ce44">
            <text:p>26,286</text:p>
          </table:table-cell>
          <table:table-cell office:value-type="float" office:value="5427" table:style-name="ce44">
            <text:p>5,427</text:p>
          </table:table-cell>
          <table:table-cell office:value-type="float" office:value="5367" table:style-name="ce44">
            <text:p>5,367</text:p>
          </table:table-cell>
          <table:table-cell office:value-type="float" office:value="5382" table:style-name="ce44">
            <text:p>5,382</text:p>
          </table:table-cell>
          <table:table-cell office:value-type="float" office:value="5243" table:style-name="ce44">
            <text:p>5,243</text:p>
          </table:table-cell>
          <table:table-cell office:value-type="float" office:value="4867" table:style-name="ce45">
            <text:p>4,867</text:p>
          </table:table-cell>
          <table:table-cell office:value-type="float" office:value="23847" table:style-name="ce44">
            <text:p>23,847</text:p>
          </table:table-cell>
          <table:table-cell office:value-type="float" office:value="5478" table:style-name="ce44">
            <text:p>5,478</text:p>
          </table:table-cell>
          <table:table-cell office:value-type="float" office:value="4608" table:style-name="ce44">
            <text:p>4,608</text:p>
          </table:table-cell>
          <table:table-cell office:value-type="float" office:value="4659" table:style-name="ce44">
            <text:p>4,659</text:p>
          </table:table-cell>
          <table:table-cell office:value-type="float" office:value="4661" table:style-name="ce44">
            <text:p>4,661</text:p>
          </table:table-cell>
          <table:table-cell office:value-type="float" office:value="4441" table:style-name="ce45">
            <text:p>4,441</text:p>
          </table:table-cell>
          <table:table-cell office:value-type="float" office:value="21829" table:style-name="ce44">
            <text:p>21,829</text:p>
          </table:table-cell>
          <table:table-cell office:value-type="float" office:value="4491" table:style-name="ce44">
            <text:p>4,491</text:p>
          </table:table-cell>
          <table:table-cell office:value-type="float" office:value="4598" table:style-name="ce44">
            <text:p>4,598</text:p>
          </table:table-cell>
          <table:table-cell office:value-type="float" office:value="4470" table:style-name="ce44">
            <text:p>4,470</text:p>
          </table:table-cell>
          <table:table-cell office:value-type="float" office:value="4282" table:style-name="ce44">
            <text:p>4,282</text:p>
          </table:table-cell>
          <table:table-cell office:value-type="float" office:value="3988" table:style-name="ce45">
            <text:p>3,988</text:p>
          </table:table-cell>
          <table:table-cell office:value-type="float" office:value="20465" table:style-name="ce44">
            <text:p>20,465</text:p>
          </table:table-cell>
          <table:table-cell office:value-type="float" office:value="4185" table:style-name="ce44">
            <text:p>4,185</text:p>
          </table:table-cell>
          <table:table-cell office:value-type="float" office:value="4188" table:style-name="ce44">
            <text:p>4,188</text:p>
          </table:table-cell>
          <table:table-cell office:value-type="float" office:value="4010" table:style-name="ce44">
            <text:p>4,010</text:p>
          </table:table-cell>
          <table:table-cell office:value-type="float" office:value="4123" table:style-name="ce44">
            <text:p>4,123</text:p>
          </table:table-cell>
          <table:table-cell office:value-type="float" office:value="3959" table:style-name="ce45">
            <text:p>3,959</text:p>
          </table:table-cell>
          <table:table-cell office:value-type="float" office:value="17535" table:style-name="ce44">
            <text:p>17,535</text:p>
          </table:table-cell>
          <table:table-cell office:value-type="float" office:value="3807" table:style-name="ce44">
            <text:p>3,807</text:p>
          </table:table-cell>
          <table:table-cell office:value-type="float" office:value="3817" table:style-name="ce44">
            <text:p>3,817</text:p>
          </table:table-cell>
          <table:table-cell office:value-type="float" office:value="3444" table:style-name="ce44">
            <text:p>3,444</text:p>
          </table:table-cell>
          <table:table-cell office:value-type="float" office:value="3437" table:style-name="ce44">
            <text:p>3,437</text:p>
          </table:table-cell>
          <table:table-cell office:value-type="float" office:value="3030" table:style-name="ce45">
            <text:p>3,030</text:p>
          </table:table-cell>
          <table:table-cell office:value-type="float" office:value="13243" table:style-name="ce44">
            <text:p>13,243</text:p>
          </table:table-cell>
          <table:table-cell office:value-type="float" office:value="3046" table:style-name="ce44">
            <text:p>3,046</text:p>
          </table:table-cell>
          <table:table-cell office:value-type="float" office:value="2885" table:style-name="ce44">
            <text:p>2,885</text:p>
          </table:table-cell>
          <table:table-cell office:value-type="float" office:value="2601" table:style-name="ce44">
            <text:p>2,601</text:p>
          </table:table-cell>
          <table:table-cell office:value-type="float" office:value="2439" table:style-name="ce44">
            <text:p>2,439</text:p>
          </table:table-cell>
          <table:table-cell office:value-type="float" office:value="2272" table:style-name="ce45">
            <text:p>2,272</text:p>
          </table:table-cell>
          <table:table-cell office:value-type="float" office:value="8770" table:style-name="ce44">
            <text:p>8,770</text:p>
          </table:table-cell>
          <table:table-cell office:value-type="float" office:value="2283" table:style-name="ce44">
            <text:p>2,283</text:p>
          </table:table-cell>
          <table:table-cell office:value-type="float" office:value="1885" table:style-name="ce44">
            <text:p>1,885</text:p>
          </table:table-cell>
          <table:table-cell office:value-type="float" office:value="1832" table:style-name="ce44">
            <text:p>1,832</text:p>
          </table:table-cell>
          <table:table-cell office:value-type="float" office:value="1496" table:style-name="ce44">
            <text:p>1,496</text:p>
          </table:table-cell>
          <table:table-cell office:value-type="float" office:value="1274" table:style-name="ce45">
            <text:p>1,274</text:p>
          </table:table-cell>
          <table:table-cell office:value-type="float" office:value="5515" table:style-name="ce44">
            <text:p>5,515</text:p>
          </table:table-cell>
          <table:table-cell office:value-type="float" office:value="1145" table:style-name="ce44">
            <text:p>1,145</text:p>
          </table:table-cell>
          <table:table-cell office:value-type="float" office:value="941" table:style-name="ce44">
            <text:p>941</text:p>
          </table:table-cell>
          <table:table-cell office:value-type="float" office:value="1148" table:style-name="ce44">
            <text:p>1,148</text:p>
          </table:table-cell>
          <table:table-cell office:value-type="float" office:value="1150" table:style-name="ce44">
            <text:p>1,150</text:p>
          </table:table-cell>
          <table:table-cell office:value-type="float" office:value="1131" table:style-name="ce45">
            <text:p>1,131</text:p>
          </table:table-cell>
          <table:table-cell office:value-type="float" office:value="4953" table:style-name="ce44">
            <text:p>4,953</text:p>
          </table:table-cell>
          <table:table-cell office:value-type="float" office:value="1186" table:style-name="ce44">
            <text:p>1,186</text:p>
          </table:table-cell>
          <table:table-cell office:value-type="float" office:value="1085" table:style-name="ce44">
            <text:p>1,085</text:p>
          </table:table-cell>
          <table:table-cell office:value-type="float" office:value="968" table:style-name="ce44">
            <text:p>968</text:p>
          </table:table-cell>
          <table:table-cell office:value-type="float" office:value="893" table:style-name="ce44">
            <text:p>893</text:p>
          </table:table-cell>
          <table:table-cell office:value-type="float" office:value="821" table:style-name="ce45">
            <text:p>821</text:p>
          </table:table-cell>
          <table:table-cell office:value-type="float" office:value="2624" table:style-name="ce44">
            <text:p>2,624</text:p>
          </table:table-cell>
          <table:table-cell office:value-type="float" office:value="686" table:style-name="ce44">
            <text:p>686</text:p>
          </table:table-cell>
          <table:table-cell office:value-type="float" office:value="582" table:style-name="ce44">
            <text:p>582</text:p>
          </table:table-cell>
          <table:table-cell office:value-type="float" office:value="518" table:style-name="ce44">
            <text:p>518</text:p>
          </table:table-cell>
          <table:table-cell office:value-type="float" office:value="442" table:style-name="ce44">
            <text:p>442</text:p>
          </table:table-cell>
          <table:table-cell office:value-type="float" office:value="396" table:style-name="ce45">
            <text:p>396</text:p>
          </table:table-cell>
          <table:table-cell office:value-type="float" office:value="1247" table:style-name="ce44">
            <text:p>1,247</text:p>
          </table:table-cell>
          <table:table-cell office:value-type="float" office:value="374" table:style-name="ce44">
            <text:p>374</text:p>
          </table:table-cell>
          <table:table-cell office:value-type="float" office:value="305" table:style-name="ce44">
            <text:p>305</text:p>
          </table:table-cell>
          <table:table-cell office:value-type="float" office:value="239" table:style-name="ce44">
            <text:p>239</text:p>
          </table:table-cell>
          <table:table-cell office:value-type="float" office:value="193" table:style-name="ce44">
            <text:p>193</text:p>
          </table:table-cell>
          <table:table-cell office:value-type="float" office:value="136" table:style-name="ce45">
            <text:p>136</text:p>
          </table:table-cell>
          <table:table-cell office:value-type="float" office:value="288" table:style-name="ce44">
            <text:p>288</text:p>
          </table:table-cell>
          <table:table-cell office:value-type="float" office:value="120" table:style-name="ce44">
            <text:p>120</text:p>
          </table:table-cell>
          <table:table-cell office:value-type="float" office:value="62" table:style-name="ce44">
            <text:p>62</text:p>
          </table:table-cell>
          <table:table-cell office:value-type="float" office:value="48" table:style-name="ce44">
            <text:p>48</text:p>
          </table:table-cell>
          <table:table-cell office:value-type="float" office:value="38" table:style-name="ce44">
            <text:p>38</text:p>
          </table:table-cell>
          <table:table-cell office:value-type="float" office:value="20" table:style-name="ce45">
            <text:p>20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885" table:style-name="ce48">
            <text:p>281,885</text:p>
          </table:table-cell>
          <table:table-cell office:value-type="float" office:value="13015" table:style-name="ce49">
            <text:p>13,015</text:p>
          </table:table-cell>
          <table:table-cell office:value-type="float" office:value="2242" table:style-name="ce48">
            <text:p>2,242</text:p>
          </table:table-cell>
          <table:table-cell office:value-type="float" office:value="2497" table:style-name="ce48">
            <text:p>2,497</text:p>
          </table:table-cell>
          <table:table-cell office:value-type="float" office:value="2561" table:style-name="ce48">
            <text:p>2,561</text:p>
          </table:table-cell>
          <table:table-cell office:value-type="float" office:value="2764" table:style-name="ce48">
            <text:p>2,764</text:p>
          </table:table-cell>
          <table:table-cell office:value-type="float" office:value="2951" table:style-name="ce48">
            <text:p>2,951</text:p>
          </table:table-cell>
          <table:table-cell office:value-type="float" office:value="16842" table:style-name="ce48">
            <text:p>16,842</text:p>
          </table:table-cell>
          <table:table-cell office:value-type="float" office:value="3251" table:style-name="ce48">
            <text:p>3,251</text:p>
          </table:table-cell>
          <table:table-cell office:value-type="float" office:value="3279" table:style-name="ce48">
            <text:p>3,279</text:p>
          </table:table-cell>
          <table:table-cell office:value-type="float" office:value="3443" table:style-name="ce48">
            <text:p>3,443</text:p>
          </table:table-cell>
          <table:table-cell office:value-type="float" office:value="3089" table:style-name="ce48">
            <text:p>3,089</text:p>
          </table:table-cell>
          <table:table-cell office:value-type="float" office:value="3780" table:style-name="ce49">
            <text:p>3,780</text:p>
          </table:table-cell>
          <table:table-cell office:value-type="float" office:value="14384" table:style-name="ce48">
            <text:p>14,384</text:p>
          </table:table-cell>
          <table:table-cell office:value-type="float" office:value="3099" table:style-name="ce48">
            <text:p>3,099</text:p>
          </table:table-cell>
          <table:table-cell office:value-type="float" office:value="2526" table:style-name="ce48">
            <text:p>2,526</text:p>
          </table:table-cell>
          <table:table-cell office:value-type="float" office:value="2890" table:style-name="ce48">
            <text:p>2,890</text:p>
          </table:table-cell>
          <table:table-cell office:value-type="float" office:value="2799" table:style-name="ce48">
            <text:p>2,799</text:p>
          </table:table-cell>
          <table:table-cell office:value-type="float" office:value="3070" table:style-name="ce49">
            <text:p>3,070</text:p>
          </table:table-cell>
          <table:table-cell office:value-type="float" office:value="14717" table:style-name="ce48">
            <text:p>14,717</text:p>
          </table:table-cell>
          <table:table-cell office:value-type="float" office:value="2854" table:style-name="ce48">
            <text:p>2,854</text:p>
          </table:table-cell>
          <table:table-cell office:value-type="float" office:value="2791" table:style-name="ce48">
            <text:p>2,791</text:p>
          </table:table-cell>
          <table:table-cell office:value-type="float" office:value="2912" table:style-name="ce48">
            <text:p>2,912</text:p>
          </table:table-cell>
          <table:table-cell office:value-type="float" office:value="3031" table:style-name="ce48">
            <text:p>3,031</text:p>
          </table:table-cell>
          <table:table-cell office:value-type="float" office:value="3129" table:style-name="ce49">
            <text:p>3,129</text:p>
          </table:table-cell>
          <table:table-cell office:value-type="float" office:value="17026" table:style-name="ce48">
            <text:p>17,026</text:p>
          </table:table-cell>
          <table:table-cell office:value-type="float" office:value="3190" table:style-name="ce48">
            <text:p>3,190</text:p>
          </table:table-cell>
          <table:table-cell office:value-type="float" office:value="3673" table:style-name="ce48">
            <text:p>3,673</text:p>
          </table:table-cell>
          <table:table-cell office:value-type="float" office:value="3380" table:style-name="ce48">
            <text:p>3,380</text:p>
          </table:table-cell>
          <table:table-cell office:value-type="float" office:value="3112" table:style-name="ce48">
            <text:p>3,112</text:p>
          </table:table-cell>
          <table:table-cell office:value-type="float" office:value="3671" table:style-name="ce49">
            <text:p>3,671</text:p>
          </table:table-cell>
          <table:table-cell office:value-type="float" office:value="18266" table:style-name="ce48">
            <text:p>18,266</text:p>
          </table:table-cell>
          <table:table-cell office:value-type="float" office:value="3700" table:style-name="ce48">
            <text:p>3,700</text:p>
          </table:table-cell>
          <table:table-cell office:value-type="float" office:value="3637" table:style-name="ce48">
            <text:p>3,637</text:p>
          </table:table-cell>
          <table:table-cell office:value-type="float" office:value="3837" table:style-name="ce48">
            <text:p>3,837</text:p>
          </table:table-cell>
          <table:table-cell office:value-type="float" office:value="3585" table:style-name="ce48">
            <text:p>3,585</text:p>
          </table:table-cell>
          <table:table-cell office:value-type="float" office:value="3507" table:style-name="ce49">
            <text:p>3,507</text:p>
          </table:table-cell>
          <table:table-cell office:value-type="float" office:value="18329" table:style-name="ce48">
            <text:p>18,329</text:p>
          </table:table-cell>
          <table:table-cell office:value-type="float" office:value="3519" table:style-name="ce48">
            <text:p>3,519</text:p>
          </table:table-cell>
          <table:table-cell office:value-type="float" office:value="3723" table:style-name="ce48">
            <text:p>3,723</text:p>
          </table:table-cell>
          <table:table-cell office:value-type="float" office:value="3587" table:style-name="ce48">
            <text:p>3,587</text:p>
          </table:table-cell>
          <table:table-cell office:value-type="float" office:value="3968" table:style-name="ce48">
            <text:p>3,968</text:p>
          </table:table-cell>
          <table:table-cell office:value-type="float" office:value="3532" table:style-name="ce49">
            <text:p>3,532</text:p>
          </table:table-cell>
          <table:table-cell office:value-type="float" office:value="22664" table:style-name="ce48">
            <text:p>22,664</text:p>
          </table:table-cell>
          <table:table-cell office:value-type="float" office:value="3635" table:style-name="ce48">
            <text:p>3,635</text:p>
          </table:table-cell>
          <table:table-cell office:value-type="float" office:value="4144" table:style-name="ce48">
            <text:p>4,144</text:p>
          </table:table-cell>
          <table:table-cell office:value-type="float" office:value="4628" table:style-name="ce48">
            <text:p>4,628</text:p>
          </table:table-cell>
          <table:table-cell office:value-type="float" office:value="4879" table:style-name="ce48">
            <text:p>4,879</text:p>
          </table:table-cell>
          <table:table-cell office:value-type="float" office:value="5378" table:style-name="ce49">
            <text:p>5,378</text:p>
          </table:table-cell>
          <table:table-cell office:value-type="float" office:value="27142" table:style-name="ce48">
            <text:p>27,142</text:p>
          </table:table-cell>
          <table:table-cell office:value-type="float" office:value="5486" table:style-name="ce48">
            <text:p>5,486</text:p>
          </table:table-cell>
          <table:table-cell office:value-type="float" office:value="5447" table:style-name="ce48">
            <text:p>5,447</text:p>
          </table:table-cell>
          <table:table-cell office:value-type="float" office:value="5606" table:style-name="ce48">
            <text:p>5,606</text:p>
          </table:table-cell>
          <table:table-cell office:value-type="float" office:value="5461" table:style-name="ce48">
            <text:p>5,461</text:p>
          </table:table-cell>
          <table:table-cell office:value-type="float" office:value="5142" table:style-name="ce49">
            <text:p>5,142</text:p>
          </table:table-cell>
          <table:table-cell office:value-type="float" office:value="23511" table:style-name="ce48">
            <text:p>23,511</text:p>
          </table:table-cell>
          <table:table-cell office:value-type="float" office:value="5590" table:style-name="ce48">
            <text:p>5,590</text:p>
          </table:table-cell>
          <table:table-cell office:value-type="float" office:value="4544" table:style-name="ce48">
            <text:p>4,544</text:p>
          </table:table-cell>
          <table:table-cell office:value-type="float" office:value="4588" table:style-name="ce48">
            <text:p>4,588</text:p>
          </table:table-cell>
          <table:table-cell office:value-type="float" office:value="4543" table:style-name="ce48">
            <text:p>4,543</text:p>
          </table:table-cell>
          <table:table-cell office:value-type="float" office:value="4246" table:style-name="ce49">
            <text:p>4,246</text:p>
          </table:table-cell>
          <table:table-cell office:value-type="float" office:value="20676" table:style-name="ce48">
            <text:p>20,676</text:p>
          </table:table-cell>
          <table:table-cell office:value-type="float" office:value="4328" table:style-name="ce48">
            <text:p>4,328</text:p>
          </table:table-cell>
          <table:table-cell office:value-type="float" office:value="4343" table:style-name="ce48">
            <text:p>4,343</text:p>
          </table:table-cell>
          <table:table-cell office:value-type="float" office:value="4146" table:style-name="ce48">
            <text:p>4,146</text:p>
          </table:table-cell>
          <table:table-cell office:value-type="float" office:value="4086" table:style-name="ce48">
            <text:p>4,086</text:p>
          </table:table-cell>
          <table:table-cell office:value-type="float" office:value="3773" table:style-name="ce49">
            <text:p>3,773</text:p>
          </table:table-cell>
          <table:table-cell office:value-type="float" office:value="18969" table:style-name="ce48">
            <text:p>18,969</text:p>
          </table:table-cell>
          <table:table-cell office:value-type="float" office:value="3867" table:style-name="ce48">
            <text:p>3,867</text:p>
          </table:table-cell>
          <table:table-cell office:value-type="float" office:value="3826" table:style-name="ce48">
            <text:p>3,826</text:p>
          </table:table-cell>
          <table:table-cell office:value-type="float" office:value="3697" table:style-name="ce48">
            <text:p>3,697</text:p>
          </table:table-cell>
          <table:table-cell office:value-type="float" office:value="3902" table:style-name="ce48">
            <text:p>3,902</text:p>
          </table:table-cell>
          <table:table-cell office:value-type="float" office:value="3677" table:style-name="ce49">
            <text:p>3,677</text:p>
          </table:table-cell>
          <table:table-cell office:value-type="float" office:value="16086" table:style-name="ce48">
            <text:p>16,086</text:p>
          </table:table-cell>
          <table:table-cell office:value-type="float" office:value="3541" table:style-name="ce48">
            <text:p>3,541</text:p>
          </table:table-cell>
          <table:table-cell office:value-type="float" office:value="3456" table:style-name="ce48">
            <text:p>3,456</text:p>
          </table:table-cell>
          <table:table-cell office:value-type="float" office:value="3142" table:style-name="ce48">
            <text:p>3,142</text:p>
          </table:table-cell>
          <table:table-cell office:value-type="float" office:value="3095" table:style-name="ce48">
            <text:p>3,095</text:p>
          </table:table-cell>
          <table:table-cell office:value-type="float" office:value="2852" table:style-name="ce49">
            <text:p>2,852</text:p>
          </table:table-cell>
          <table:table-cell office:value-type="float" office:value="13145" table:style-name="ce48">
            <text:p>13,145</text:p>
          </table:table-cell>
          <table:table-cell office:value-type="float" office:value="2927" table:style-name="ce48">
            <text:p>2,927</text:p>
          </table:table-cell>
          <table:table-cell office:value-type="float" office:value="2787" table:style-name="ce48">
            <text:p>2,787</text:p>
          </table:table-cell>
          <table:table-cell office:value-type="float" office:value="2596" table:style-name="ce48">
            <text:p>2,596</text:p>
          </table:table-cell>
          <table:table-cell office:value-type="float" office:value="2463" table:style-name="ce48">
            <text:p>2,463</text:p>
          </table:table-cell>
          <table:table-cell office:value-type="float" office:value="2372" table:style-name="ce49">
            <text:p>2,372</text:p>
          </table:table-cell>
          <table:table-cell office:value-type="float" office:value="9317" table:style-name="ce48">
            <text:p>9,317</text:p>
          </table:table-cell>
          <table:table-cell office:value-type="float" office:value="2434" table:style-name="ce48">
            <text:p>2,434</text:p>
          </table:table-cell>
          <table:table-cell office:value-type="float" office:value="1961" table:style-name="ce48">
            <text:p>1,961</text:p>
          </table:table-cell>
          <table:table-cell office:value-type="float" office:value="1922" table:style-name="ce48">
            <text:p>1,922</text:p>
          </table:table-cell>
          <table:table-cell office:value-type="float" office:value="1559" table:style-name="ce48">
            <text:p>1,559</text:p>
          </table:table-cell>
          <table:table-cell office:value-type="float" office:value="1441" table:style-name="ce49">
            <text:p>1,441</text:p>
          </table:table-cell>
          <table:table-cell office:value-type="float" office:value="6251" table:style-name="ce48">
            <text:p>6,251</text:p>
          </table:table-cell>
          <table:table-cell office:value-type="float" office:value="1228" table:style-name="ce48">
            <text:p>1,228</text:p>
          </table:table-cell>
          <table:table-cell office:value-type="float" office:value="1056" table:style-name="ce48">
            <text:p>1,056</text:p>
          </table:table-cell>
          <table:table-cell office:value-type="float" office:value="1318" table:style-name="ce48">
            <text:p>1,318</text:p>
          </table:table-cell>
          <table:table-cell office:value-type="float" office:value="1335" table:style-name="ce48">
            <text:p>1,335</text:p>
          </table:table-cell>
          <table:table-cell office:value-type="float" office:value="1314" table:style-name="ce49">
            <text:p>1,314</text:p>
          </table:table-cell>
          <table:table-cell office:value-type="float" office:value="5981" table:style-name="ce48">
            <text:p>5,981</text:p>
          </table:table-cell>
          <table:table-cell office:value-type="float" office:value="1403" table:style-name="ce48">
            <text:p>1,403</text:p>
          </table:table-cell>
          <table:table-cell office:value-type="float" office:value="1256" table:style-name="ce48">
            <text:p>1,256</text:p>
          </table:table-cell>
          <table:table-cell office:value-type="float" office:value="1201" table:style-name="ce48">
            <text:p>1,201</text:p>
          </table:table-cell>
          <table:table-cell office:value-type="float" office:value="1092" table:style-name="ce48">
            <text:p>1,092</text:p>
          </table:table-cell>
          <table:table-cell office:value-type="float" office:value="1029" table:style-name="ce49">
            <text:p>1,029</text:p>
          </table:table-cell>
          <table:table-cell office:value-type="float" office:value="3522" table:style-name="ce48">
            <text:p>3,522</text:p>
          </table:table-cell>
          <table:table-cell office:value-type="float" office:value="881" table:style-name="ce48">
            <text:p>881</text:p>
          </table:table-cell>
          <table:table-cell office:value-type="float" office:value="825" table:style-name="ce48">
            <text:p>825</text:p>
          </table:table-cell>
          <table:table-cell office:value-type="float" office:value="708" table:style-name="ce48">
            <text:p>708</text:p>
          </table:table-cell>
          <table:table-cell office:value-type="float" office:value="594" table:style-name="ce48">
            <text:p>594</text:p>
          </table:table-cell>
          <table:table-cell office:value-type="float" office:value="514" table:style-name="ce49">
            <text:p>514</text:p>
          </table:table-cell>
          <table:table-cell office:value-type="float" office:value="1567" table:style-name="ce48">
            <text:p>1,567</text:p>
          </table:table-cell>
          <table:table-cell office:value-type="float" office:value="441" table:style-name="ce48">
            <text:p>441</text:p>
          </table:table-cell>
          <table:table-cell office:value-type="float" office:value="365" table:style-name="ce48">
            <text:p>365</text:p>
          </table:table-cell>
          <table:table-cell office:value-type="float" office:value="300" table:style-name="ce48">
            <text:p>300</text:p>
          </table:table-cell>
          <table:table-cell office:value-type="float" office:value="277" table:style-name="ce48">
            <text:p>277</text:p>
          </table:table-cell>
          <table:table-cell office:value-type="float" office:value="184" table:style-name="ce49">
            <text:p>184</text:p>
          </table:table-cell>
          <table:table-cell office:value-type="float" office:value="420" table:style-name="ce48">
            <text:p>420</text:p>
          </table:table-cell>
          <table:table-cell office:value-type="float" office:value="149" table:style-name="ce48">
            <text:p>149</text:p>
          </table:table-cell>
          <table:table-cell office:value-type="float" office:value="117" table:style-name="ce48">
            <text:p>117</text:p>
          </table:table-cell>
          <table:table-cell office:value-type="float" office:value="70" table:style-name="ce48">
            <text:p>70</text:p>
          </table:table-cell>
          <table:table-cell office:value-type="float" office:value="53" table:style-name="ce48">
            <text:p>53</text:p>
          </table:table-cell>
          <table:table-cell office:value-type="float" office:value="31" table:style-name="ce49">
            <text:p>31</text:p>
          </table:table-cell>
          <table:table-cell office:value-type="float" office:value="55" table:style-name="ce48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7817" table:style-name="ce44">
            <text:p>537,817</text:p>
          </table:table-cell>
          <table:table-cell office:value-type="float" office:value="16476" table:style-name="ce44">
            <text:p>16,476</text:p>
          </table:table-cell>
          <table:table-cell office:value-type="float" office:value="2597" table:style-name="ce44">
            <text:p>2,597</text:p>
          </table:table-cell>
          <table:table-cell office:value-type="float" office:value="2965" table:style-name="ce44">
            <text:p>2,965</text:p>
          </table:table-cell>
          <table:table-cell office:value-type="float" office:value="3230" table:style-name="ce44">
            <text:p>3,230</text:p>
          </table:table-cell>
          <table:table-cell office:value-type="float" office:value="3623" table:style-name="ce44">
            <text:p>3,623</text:p>
          </table:table-cell>
          <table:table-cell office:value-type="float" office:value="4061" table:style-name="ce44">
            <text:p>4,061</text:p>
          </table:table-cell>
          <table:table-cell office:value-type="float" office:value="24707" table:style-name="ce44">
            <text:p>24,707</text:p>
          </table:table-cell>
          <table:table-cell office:value-type="float" office:value="4558" table:style-name="ce44">
            <text:p>4,558</text:p>
          </table:table-cell>
          <table:table-cell office:value-type="float" office:value="5017" table:style-name="ce44">
            <text:p>5,017</text:p>
          </table:table-cell>
          <table:table-cell office:value-type="float" office:value="5022" table:style-name="ce44">
            <text:p>5,022</text:p>
          </table:table-cell>
          <table:table-cell office:value-type="float" office:value="4564" table:style-name="ce44">
            <text:p>4,564</text:p>
          </table:table-cell>
          <table:table-cell office:value-type="float" office:value="5546" table:style-name="ce45">
            <text:p>5,546</text:p>
          </table:table-cell>
          <table:table-cell office:value-type="float" office:value="22556" table:style-name="ce44">
            <text:p>22,556</text:p>
          </table:table-cell>
          <table:table-cell office:value-type="float" office:value="4734" table:style-name="ce44">
            <text:p>4,734</text:p>
          </table:table-cell>
          <table:table-cell office:value-type="float" office:value="3865" table:style-name="ce44">
            <text:p>3,865</text:p>
          </table:table-cell>
          <table:table-cell office:value-type="float" office:value="4472" table:style-name="ce44">
            <text:p>4,472</text:p>
          </table:table-cell>
          <table:table-cell office:value-type="float" office:value="4610" table:style-name="ce44">
            <text:p>4,610</text:p>
          </table:table-cell>
          <table:table-cell office:value-type="float" office:value="4875" table:style-name="ce45">
            <text:p>4,875</text:p>
          </table:table-cell>
          <table:table-cell office:value-type="float" office:value="26922" table:style-name="ce44">
            <text:p>26,922</text:p>
          </table:table-cell>
          <table:table-cell office:value-type="float" office:value="4936" table:style-name="ce44">
            <text:p>4,936</text:p>
          </table:table-cell>
          <table:table-cell office:value-type="float" office:value="4887" table:style-name="ce44">
            <text:p>4,887</text:p>
          </table:table-cell>
          <table:table-cell office:value-type="float" office:value="5404" table:style-name="ce44">
            <text:p>5,404</text:p>
          </table:table-cell>
          <table:table-cell office:value-type="float" office:value="5476" table:style-name="ce44">
            <text:p>5,476</text:p>
          </table:table-cell>
          <table:table-cell office:value-type="float" office:value="6219" table:style-name="ce45">
            <text:p>6,219</text:p>
          </table:table-cell>
          <table:table-cell office:value-type="float" office:value="33631" table:style-name="ce44">
            <text:p>33,631</text:p>
          </table:table-cell>
          <table:table-cell office:value-type="float" office:value="6229" table:style-name="ce44">
            <text:p>6,229</text:p>
          </table:table-cell>
          <table:table-cell office:value-type="float" office:value="7099" table:style-name="ce44">
            <text:p>7,099</text:p>
          </table:table-cell>
          <table:table-cell office:value-type="float" office:value="6794" table:style-name="ce44">
            <text:p>6,794</text:p>
          </table:table-cell>
          <table:table-cell office:value-type="float" office:value="6068" table:style-name="ce44">
            <text:p>6,068</text:p>
          </table:table-cell>
          <table:table-cell office:value-type="float" office:value="7441" table:style-name="ce45">
            <text:p>7,441</text:p>
          </table:table-cell>
          <table:table-cell office:value-type="float" office:value="37873" table:style-name="ce44">
            <text:p>37,873</text:p>
          </table:table-cell>
          <table:table-cell office:value-type="float" office:value="7677" table:style-name="ce44">
            <text:p>7,677</text:p>
          </table:table-cell>
          <table:table-cell office:value-type="float" office:value="7529" table:style-name="ce44">
            <text:p>7,529</text:p>
          </table:table-cell>
          <table:table-cell office:value-type="float" office:value="7561" table:style-name="ce44">
            <text:p>7,561</text:p>
          </table:table-cell>
          <table:table-cell office:value-type="float" office:value="7621" table:style-name="ce44">
            <text:p>7,621</text:p>
          </table:table-cell>
          <table:table-cell office:value-type="float" office:value="7485" table:style-name="ce45">
            <text:p>7,485</text:p>
          </table:table-cell>
          <table:table-cell office:value-type="float" office:value="36155" table:style-name="ce44">
            <text:p>36,155</text:p>
          </table:table-cell>
          <table:table-cell office:value-type="float" office:value="7204" table:style-name="ce44">
            <text:p>7,204</text:p>
          </table:table-cell>
          <table:table-cell office:value-type="float" office:value="7417" table:style-name="ce44">
            <text:p>7,417</text:p>
          </table:table-cell>
          <table:table-cell office:value-type="float" office:value="7147" table:style-name="ce44">
            <text:p>7,147</text:p>
          </table:table-cell>
          <table:table-cell office:value-type="float" office:value="7515" table:style-name="ce44">
            <text:p>7,515</text:p>
          </table:table-cell>
          <table:table-cell office:value-type="float" office:value="6872" table:style-name="ce45">
            <text:p>6,872</text:p>
          </table:table-cell>
          <table:table-cell office:value-type="float" office:value="40003" table:style-name="ce44">
            <text:p>40,003</text:p>
          </table:table-cell>
          <table:table-cell office:value-type="float" office:value="6632" table:style-name="ce44">
            <text:p>6,632</text:p>
          </table:table-cell>
          <table:table-cell office:value-type="float" office:value="7485" table:style-name="ce44">
            <text:p>7,485</text:p>
          </table:table-cell>
          <table:table-cell office:value-type="float" office:value="8176" table:style-name="ce44">
            <text:p>8,176</text:p>
          </table:table-cell>
          <table:table-cell office:value-type="float" office:value="8591" table:style-name="ce44">
            <text:p>8,591</text:p>
          </table:table-cell>
          <table:table-cell office:value-type="float" office:value="9119" table:style-name="ce45">
            <text:p>9,119</text:p>
          </table:table-cell>
          <table:table-cell office:value-type="float" office:value="44086" table:style-name="ce44">
            <text:p>44,086</text:p>
          </table:table-cell>
          <table:table-cell office:value-type="float" office:value="9182" table:style-name="ce44">
            <text:p>9,182</text:p>
          </table:table-cell>
          <table:table-cell office:value-type="float" office:value="8890" table:style-name="ce44">
            <text:p>8,890</text:p>
          </table:table-cell>
          <table:table-cell office:value-type="float" office:value="9115" table:style-name="ce44">
            <text:p>9,115</text:p>
          </table:table-cell>
          <table:table-cell office:value-type="float" office:value="8754" table:style-name="ce44">
            <text:p>8,754</text:p>
          </table:table-cell>
          <table:table-cell office:value-type="float" office:value="8145" table:style-name="ce45">
            <text:p>8,145</text:p>
          </table:table-cell>
          <table:table-cell office:value-type="float" office:value="38886" table:style-name="ce44">
            <text:p>38,886</text:p>
          </table:table-cell>
          <table:table-cell office:value-type="float" office:value="8616" table:style-name="ce44">
            <text:p>8,616</text:p>
          </table:table-cell>
          <table:table-cell office:value-type="float" office:value="7641" table:style-name="ce44">
            <text:p>7,641</text:p>
          </table:table-cell>
          <table:table-cell office:value-type="float" office:value="7466" table:style-name="ce44">
            <text:p>7,466</text:p>
          </table:table-cell>
          <table:table-cell office:value-type="float" office:value="7512" table:style-name="ce44">
            <text:p>7,512</text:p>
          </table:table-cell>
          <table:table-cell office:value-type="float" office:value="7651" table:style-name="ce45">
            <text:p>7,651</text:p>
          </table:table-cell>
          <table:table-cell office:value-type="float" office:value="39776" table:style-name="ce44">
            <text:p>39,776</text:p>
          </table:table-cell>
          <table:table-cell office:value-type="float" office:value="7859" table:style-name="ce44">
            <text:p>7,859</text:p>
          </table:table-cell>
          <table:table-cell office:value-type="float" office:value="8055" table:style-name="ce44">
            <text:p>8,055</text:p>
          </table:table-cell>
          <table:table-cell office:value-type="float" office:value="8097" table:style-name="ce44">
            <text:p>8,097</text:p>
          </table:table-cell>
          <table:table-cell office:value-type="float" office:value="8226" table:style-name="ce44">
            <text:p>8,226</text:p>
          </table:table-cell>
          <table:table-cell office:value-type="float" office:value="7539" table:style-name="ce45">
            <text:p>7,539</text:p>
          </table:table-cell>
          <table:table-cell office:value-type="float" office:value="41422" table:style-name="ce44">
            <text:p>41,422</text:p>
          </table:table-cell>
          <table:table-cell office:value-type="float" office:value="8068" table:style-name="ce44">
            <text:p>8,068</text:p>
          </table:table-cell>
          <table:table-cell office:value-type="float" office:value="7980" table:style-name="ce44">
            <text:p>7,980</text:p>
          </table:table-cell>
          <table:table-cell office:value-type="float" office:value="8246" table:style-name="ce44">
            <text:p>8,246</text:p>
          </table:table-cell>
          <table:table-cell office:value-type="float" office:value="8663" table:style-name="ce44">
            <text:p>8,663</text:p>
          </table:table-cell>
          <table:table-cell office:value-type="float" office:value="8465" table:style-name="ce45">
            <text:p>8,465</text:p>
          </table:table-cell>
          <table:table-cell office:value-type="float" office:value="39288" table:style-name="ce44">
            <text:p>39,288</text:p>
          </table:table-cell>
          <table:table-cell office:value-type="float" office:value="8328" table:style-name="ce44">
            <text:p>8,328</text:p>
          </table:table-cell>
          <table:table-cell office:value-type="float" office:value="8127" table:style-name="ce44">
            <text:p>8,127</text:p>
          </table:table-cell>
          <table:table-cell office:value-type="float" office:value="8326" table:style-name="ce44">
            <text:p>8,326</text:p>
          </table:table-cell>
          <table:table-cell office:value-type="float" office:value="7454" table:style-name="ce44">
            <text:p>7,454</text:p>
          </table:table-cell>
          <table:table-cell office:value-type="float" office:value="7053" table:style-name="ce45">
            <text:p>7,053</text:p>
          </table:table-cell>
          <table:table-cell office:value-type="float" office:value="32194" table:style-name="ce44">
            <text:p>32,194</text:p>
          </table:table-cell>
          <table:table-cell office:value-type="float" office:value="7145" table:style-name="ce44">
            <text:p>7,145</text:p>
          </table:table-cell>
          <table:table-cell office:value-type="float" office:value="6654" table:style-name="ce44">
            <text:p>6,654</text:p>
          </table:table-cell>
          <table:table-cell office:value-type="float" office:value="6575" table:style-name="ce44">
            <text:p>6,575</text:p>
          </table:table-cell>
          <table:table-cell office:value-type="float" office:value="5894" table:style-name="ce44">
            <text:p>5,894</text:p>
          </table:table-cell>
          <table:table-cell office:value-type="float" office:value="5926" table:style-name="ce45">
            <text:p>5,926</text:p>
          </table:table-cell>
          <table:table-cell office:value-type="float" office:value="22549" table:style-name="ce44">
            <text:p>22,549</text:p>
          </table:table-cell>
          <table:table-cell office:value-type="float" office:value="5639" table:style-name="ce44">
            <text:p>5,639</text:p>
          </table:table-cell>
          <table:table-cell office:value-type="float" office:value="4969" table:style-name="ce44">
            <text:p>4,969</text:p>
          </table:table-cell>
          <table:table-cell office:value-type="float" office:value="4481" table:style-name="ce44">
            <text:p>4,481</text:p>
          </table:table-cell>
          <table:table-cell office:value-type="float" office:value="3868" table:style-name="ce44">
            <text:p>3,868</text:p>
          </table:table-cell>
          <table:table-cell office:value-type="float" office:value="3592" table:style-name="ce45">
            <text:p>3,592</text:p>
          </table:table-cell>
          <table:table-cell office:value-type="float" office:value="14731" table:style-name="ce44">
            <text:p>14,731</text:p>
          </table:table-cell>
          <table:table-cell office:value-type="float" office:value="2921" table:style-name="ce44">
            <text:p>2,921</text:p>
          </table:table-cell>
          <table:table-cell office:value-type="float" office:value="2658" table:style-name="ce44">
            <text:p>2,658</text:p>
          </table:table-cell>
          <table:table-cell office:value-type="float" office:value="3026" table:style-name="ce44">
            <text:p>3,026</text:p>
          </table:table-cell>
          <table:table-cell office:value-type="float" office:value="3065" table:style-name="ce44">
            <text:p>3,065</text:p>
          </table:table-cell>
          <table:table-cell office:value-type="float" office:value="3061" table:style-name="ce45">
            <text:p>3,061</text:p>
          </table:table-cell>
          <table:table-cell office:value-type="float" office:value="13778" table:style-name="ce44">
            <text:p>13,778</text:p>
          </table:table-cell>
          <table:table-cell office:value-type="float" office:value="3012" table:style-name="ce44">
            <text:p>3,012</text:p>
          </table:table-cell>
          <table:table-cell office:value-type="float" office:value="3067" table:style-name="ce44">
            <text:p>3,067</text:p>
          </table:table-cell>
          <table:table-cell office:value-type="float" office:value="2791" table:style-name="ce44">
            <text:p>2,791</text:p>
          </table:table-cell>
          <table:table-cell office:value-type="float" office:value="2459" table:style-name="ce44">
            <text:p>2,459</text:p>
          </table:table-cell>
          <table:table-cell office:value-type="float" office:value="2449" table:style-name="ce45">
            <text:p>2,449</text:p>
          </table:table-cell>
          <table:table-cell office:value-type="float" office:value="8121" table:style-name="ce44">
            <text:p>8,121</text:p>
          </table:table-cell>
          <table:table-cell office:value-type="float" office:value="1895" table:style-name="ce44">
            <text:p>1,895</text:p>
          </table:table-cell>
          <table:table-cell office:value-type="float" office:value="1810" table:style-name="ce44">
            <text:p>1,810</text:p>
          </table:table-cell>
          <table:table-cell office:value-type="float" office:value="1730" table:style-name="ce44">
            <text:p>1,730</text:p>
          </table:table-cell>
          <table:table-cell office:value-type="float" office:value="1380" table:style-name="ce44">
            <text:p>1,380</text:p>
          </table:table-cell>
          <table:table-cell office:value-type="float" office:value="1306" table:style-name="ce45">
            <text:p>1,306</text:p>
          </table:table-cell>
          <table:table-cell office:value-type="float" office:value="3690" table:style-name="ce44">
            <text:p>3,690</text:p>
          </table:table-cell>
          <table:table-cell office:value-type="float" office:value="1080" table:style-name="ce44">
            <text:p>1,080</text:p>
          </table:table-cell>
          <table:table-cell office:value-type="float" office:value="872" table:style-name="ce44">
            <text:p>872</text:p>
          </table:table-cell>
          <table:table-cell office:value-type="float" office:value="726" table:style-name="ce44">
            <text:p>726</text:p>
          </table:table-cell>
          <table:table-cell office:value-type="float" office:value="590" table:style-name="ce44">
            <text:p>590</text:p>
          </table:table-cell>
          <table:table-cell office:value-type="float" office:value="422" table:style-name="ce45">
            <text:p>422</text:p>
          </table:table-cell>
          <table:table-cell office:value-type="float" office:value="859" table:style-name="ce44">
            <text:p>859</text:p>
          </table:table-cell>
          <table:table-cell office:value-type="float" office:value="334" table:style-name="ce44">
            <text:p>334</text:p>
          </table:table-cell>
          <table:table-cell office:value-type="float" office:value="206" table:style-name="ce44">
            <text:p>206</text:p>
          </table:table-cell>
          <table:table-cell office:value-type="float" office:value="149" table:style-name="ce44">
            <text:p>149</text:p>
          </table:table-cell>
          <table:table-cell office:value-type="float" office:value="104" table:style-name="ce44">
            <text:p>104</text:p>
          </table:table-cell>
          <table:table-cell office:value-type="float" office:value="66" table:style-name="ce45">
            <text:p>66</text:p>
          </table:table-cell>
          <table:table-cell office:value-type="float" office:value="114" table:style-name="ce44">
            <text:p>11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7261" table:style-name="ce44">
            <text:p>277,261</text:p>
          </table:table-cell>
          <table:table-cell office:value-type="float" office:value="8497" table:style-name="ce44">
            <text:p>8,497</text:p>
          </table:table-cell>
          <table:table-cell office:value-type="float" office:value="1308" table:style-name="ce44">
            <text:p>1,308</text:p>
          </table:table-cell>
          <table:table-cell office:value-type="float" office:value="1538" table:style-name="ce44">
            <text:p>1,538</text:p>
          </table:table-cell>
          <table:table-cell office:value-type="float" office:value="1730" table:style-name="ce44">
            <text:p>1,730</text:p>
          </table:table-cell>
          <table:table-cell office:value-type="float" office:value="1817" table:style-name="ce44">
            <text:p>1,817</text:p>
          </table:table-cell>
          <table:table-cell office:value-type="float" office:value="2104" table:style-name="ce44">
            <text:p>2,104</text:p>
          </table:table-cell>
          <table:table-cell office:value-type="float" office:value="12704" table:style-name="ce44">
            <text:p>12,704</text:p>
          </table:table-cell>
          <table:table-cell office:value-type="float" office:value="2361" table:style-name="ce44">
            <text:p>2,361</text:p>
          </table:table-cell>
          <table:table-cell office:value-type="float" office:value="2572" table:style-name="ce44">
            <text:p>2,572</text:p>
          </table:table-cell>
          <table:table-cell office:value-type="float" office:value="2591" table:style-name="ce44">
            <text:p>2,591</text:p>
          </table:table-cell>
          <table:table-cell office:value-type="float" office:value="2364" table:style-name="ce44">
            <text:p>2,364</text:p>
          </table:table-cell>
          <table:table-cell office:value-type="float" office:value="2816" table:style-name="ce45">
            <text:p>2,816</text:p>
          </table:table-cell>
          <table:table-cell office:value-type="float" office:value="11760" table:style-name="ce44">
            <text:p>11,760</text:p>
          </table:table-cell>
          <table:table-cell office:value-type="float" office:value="2430" table:style-name="ce44">
            <text:p>2,430</text:p>
          </table:table-cell>
          <table:table-cell office:value-type="float" office:value="2043" table:style-name="ce44">
            <text:p>2,043</text:p>
          </table:table-cell>
          <table:table-cell office:value-type="float" office:value="2314" table:style-name="ce44">
            <text:p>2,314</text:p>
          </table:table-cell>
          <table:table-cell office:value-type="float" office:value="2415" table:style-name="ce44">
            <text:p>2,415</text:p>
          </table:table-cell>
          <table:table-cell office:value-type="float" office:value="2558" table:style-name="ce45">
            <text:p>2,558</text:p>
          </table:table-cell>
          <table:table-cell office:value-type="float" office:value="14417" table:style-name="ce44">
            <text:p>14,417</text:p>
          </table:table-cell>
          <table:table-cell office:value-type="float" office:value="2596" table:style-name="ce44">
            <text:p>2,596</text:p>
          </table:table-cell>
          <table:table-cell office:value-type="float" office:value="2597" table:style-name="ce44">
            <text:p>2,597</text:p>
          </table:table-cell>
          <table:table-cell office:value-type="float" office:value="2913" table:style-name="ce44">
            <text:p>2,913</text:p>
          </table:table-cell>
          <table:table-cell office:value-type="float" office:value="2954" table:style-name="ce44">
            <text:p>2,954</text:p>
          </table:table-cell>
          <table:table-cell office:value-type="float" office:value="3357" table:style-name="ce45">
            <text:p>3,357</text:p>
          </table:table-cell>
          <table:table-cell office:value-type="float" office:value="17724" table:style-name="ce44">
            <text:p>17,724</text:p>
          </table:table-cell>
          <table:table-cell office:value-type="float" office:value="3275" table:style-name="ce44">
            <text:p>3,275</text:p>
          </table:table-cell>
          <table:table-cell office:value-type="float" office:value="3696" table:style-name="ce44">
            <text:p>3,696</text:p>
          </table:table-cell>
          <table:table-cell office:value-type="float" office:value="3581" table:style-name="ce44">
            <text:p>3,581</text:p>
          </table:table-cell>
          <table:table-cell office:value-type="float" office:value="3213" table:style-name="ce44">
            <text:p>3,213</text:p>
          </table:table-cell>
          <table:table-cell office:value-type="float" office:value="3959" table:style-name="ce45">
            <text:p>3,959</text:p>
          </table:table-cell>
          <table:table-cell office:value-type="float" office:value="20227" table:style-name="ce44">
            <text:p>20,227</text:p>
          </table:table-cell>
          <table:table-cell office:value-type="float" office:value="3956" table:style-name="ce44">
            <text:p>3,956</text:p>
          </table:table-cell>
          <table:table-cell office:value-type="float" office:value="4015" table:style-name="ce44">
            <text:p>4,015</text:p>
          </table:table-cell>
          <table:table-cell office:value-type="float" office:value="4105" table:style-name="ce44">
            <text:p>4,105</text:p>
          </table:table-cell>
          <table:table-cell office:value-type="float" office:value="4128" table:style-name="ce44">
            <text:p>4,128</text:p>
          </table:table-cell>
          <table:table-cell office:value-type="float" office:value="4023" table:style-name="ce45">
            <text:p>4,023</text:p>
          </table:table-cell>
          <table:table-cell office:value-type="float" office:value="19732" table:style-name="ce44">
            <text:p>19,732</text:p>
          </table:table-cell>
          <table:table-cell office:value-type="float" office:value="3964" table:style-name="ce44">
            <text:p>3,964</text:p>
          </table:table-cell>
          <table:table-cell office:value-type="float" office:value="4041" table:style-name="ce44">
            <text:p>4,041</text:p>
          </table:table-cell>
          <table:table-cell office:value-type="float" office:value="3915" table:style-name="ce44">
            <text:p>3,915</text:p>
          </table:table-cell>
          <table:table-cell office:value-type="float" office:value="4067" table:style-name="ce44">
            <text:p>4,067</text:p>
          </table:table-cell>
          <table:table-cell office:value-type="float" office:value="3745" table:style-name="ce45">
            <text:p>3,745</text:p>
          </table:table-cell>
          <table:table-cell office:value-type="float" office:value="20888" table:style-name="ce44">
            <text:p>20,888</text:p>
          </table:table-cell>
          <table:table-cell office:value-type="float" office:value="3510" table:style-name="ce44">
            <text:p>3,510</text:p>
          </table:table-cell>
          <table:table-cell office:value-type="float" office:value="3949" table:style-name="ce44">
            <text:p>3,949</text:p>
          </table:table-cell>
          <table:table-cell office:value-type="float" office:value="4312" table:style-name="ce44">
            <text:p>4,312</text:p>
          </table:table-cell>
          <table:table-cell office:value-type="float" office:value="4453" table:style-name="ce44">
            <text:p>4,453</text:p>
          </table:table-cell>
          <table:table-cell office:value-type="float" office:value="4664" table:style-name="ce45">
            <text:p>4,664</text:p>
          </table:table-cell>
          <table:table-cell office:value-type="float" office:value="22573" table:style-name="ce44">
            <text:p>22,573</text:p>
          </table:table-cell>
          <table:table-cell office:value-type="float" office:value="4755" table:style-name="ce44">
            <text:p>4,755</text:p>
          </table:table-cell>
          <table:table-cell office:value-type="float" office:value="4577" table:style-name="ce44">
            <text:p>4,577</text:p>
          </table:table-cell>
          <table:table-cell office:value-type="float" office:value="4615" table:style-name="ce44">
            <text:p>4,615</text:p>
          </table:table-cell>
          <table:table-cell office:value-type="float" office:value="4471" table:style-name="ce44">
            <text:p>4,471</text:p>
          </table:table-cell>
          <table:table-cell office:value-type="float" office:value="4155" table:style-name="ce45">
            <text:p>4,155</text:p>
          </table:table-cell>
          <table:table-cell office:value-type="float" office:value="20083" table:style-name="ce44">
            <text:p>20,083</text:p>
          </table:table-cell>
          <table:table-cell office:value-type="float" office:value="4400" table:style-name="ce44">
            <text:p>4,400</text:p>
          </table:table-cell>
          <table:table-cell office:value-type="float" office:value="3930" table:style-name="ce44">
            <text:p>3,930</text:p>
          </table:table-cell>
          <table:table-cell office:value-type="float" office:value="3892" table:style-name="ce44">
            <text:p>3,892</text:p>
          </table:table-cell>
          <table:table-cell office:value-type="float" office:value="3918" table:style-name="ce44">
            <text:p>3,918</text:p>
          </table:table-cell>
          <table:table-cell office:value-type="float" office:value="3943" table:style-name="ce45">
            <text:p>3,943</text:p>
          </table:table-cell>
          <table:table-cell office:value-type="float" office:value="20977" table:style-name="ce44">
            <text:p>20,977</text:p>
          </table:table-cell>
          <table:table-cell office:value-type="float" office:value="4162" table:style-name="ce44">
            <text:p>4,162</text:p>
          </table:table-cell>
          <table:table-cell office:value-type="float" office:value="4234" table:style-name="ce44">
            <text:p>4,234</text:p>
          </table:table-cell>
          <table:table-cell office:value-type="float" office:value="4232" table:style-name="ce44">
            <text:p>4,232</text:p>
          </table:table-cell>
          <table:table-cell office:value-type="float" office:value="4364" table:style-name="ce44">
            <text:p>4,364</text:p>
          </table:table-cell>
          <table:table-cell office:value-type="float" office:value="3985" table:style-name="ce45">
            <text:p>3,985</text:p>
          </table:table-cell>
          <table:table-cell office:value-type="float" office:value="21666" table:style-name="ce44">
            <text:p>21,666</text:p>
          </table:table-cell>
          <table:table-cell office:value-type="float" office:value="4219" table:style-name="ce44">
            <text:p>4,219</text:p>
          </table:table-cell>
          <table:table-cell office:value-type="float" office:value="4194" table:style-name="ce44">
            <text:p>4,194</text:p>
          </table:table-cell>
          <table:table-cell office:value-type="float" office:value="4325" table:style-name="ce44">
            <text:p>4,325</text:p>
          </table:table-cell>
          <table:table-cell office:value-type="float" office:value="4506" table:style-name="ce44">
            <text:p>4,506</text:p>
          </table:table-cell>
          <table:table-cell office:value-type="float" office:value="4422" table:style-name="ce45">
            <text:p>4,422</text:p>
          </table:table-cell>
          <table:table-cell office:value-type="float" office:value="20405" table:style-name="ce44">
            <text:p>20,405</text:p>
          </table:table-cell>
          <table:table-cell office:value-type="float" office:value="4272" table:style-name="ce44">
            <text:p>4,272</text:p>
          </table:table-cell>
          <table:table-cell office:value-type="float" office:value="4281" table:style-name="ce44">
            <text:p>4,281</text:p>
          </table:table-cell>
          <table:table-cell office:value-type="float" office:value="4340" table:style-name="ce44">
            <text:p>4,340</text:p>
          </table:table-cell>
          <table:table-cell office:value-type="float" office:value="3887" table:style-name="ce44">
            <text:p>3,887</text:p>
          </table:table-cell>
          <table:table-cell office:value-type="float" office:value="3625" table:style-name="ce45">
            <text:p>3,625</text:p>
          </table:table-cell>
          <table:table-cell office:value-type="float" office:value="16400" table:style-name="ce44">
            <text:p>16,400</text:p>
          </table:table-cell>
          <table:table-cell office:value-type="float" office:value="3693" table:style-name="ce44">
            <text:p>3,693</text:p>
          </table:table-cell>
          <table:table-cell office:value-type="float" office:value="3470" table:style-name="ce44">
            <text:p>3,470</text:p>
          </table:table-cell>
          <table:table-cell office:value-type="float" office:value="3320" table:style-name="ce44">
            <text:p>3,320</text:p>
          </table:table-cell>
          <table:table-cell office:value-type="float" office:value="2986" table:style-name="ce44">
            <text:p>2,986</text:p>
          </table:table-cell>
          <table:table-cell office:value-type="float" office:value="2931" table:style-name="ce45">
            <text:p>2,931</text:p>
          </table:table-cell>
          <table:table-cell office:value-type="float" office:value="10847" table:style-name="ce44">
            <text:p>10,847</text:p>
          </table:table-cell>
          <table:table-cell office:value-type="float" office:value="2695" table:style-name="ce44">
            <text:p>2,695</text:p>
          </table:table-cell>
          <table:table-cell office:value-type="float" office:value="2459" table:style-name="ce44">
            <text:p>2,459</text:p>
          </table:table-cell>
          <table:table-cell office:value-type="float" office:value="2170" table:style-name="ce44">
            <text:p>2,170</text:p>
          </table:table-cell>
          <table:table-cell office:value-type="float" office:value="1832" table:style-name="ce44">
            <text:p>1,832</text:p>
          </table:table-cell>
          <table:table-cell office:value-type="float" office:value="1691" table:style-name="ce45">
            <text:p>1,691</text:p>
          </table:table-cell>
          <table:table-cell office:value-type="float" office:value="6900" table:style-name="ce44">
            <text:p>6,900</text:p>
          </table:table-cell>
          <table:table-cell office:value-type="float" office:value="1423" table:style-name="ce44">
            <text:p>1,423</text:p>
          </table:table-cell>
          <table:table-cell office:value-type="float" office:value="1251" table:style-name="ce44">
            <text:p>1,251</text:p>
          </table:table-cell>
          <table:table-cell office:value-type="float" office:value="1438" table:style-name="ce44">
            <text:p>1,438</text:p>
          </table:table-cell>
          <table:table-cell office:value-type="float" office:value="1395" table:style-name="ce44">
            <text:p>1,395</text:p>
          </table:table-cell>
          <table:table-cell office:value-type="float" office:value="1393" table:style-name="ce45">
            <text:p>1,393</text:p>
          </table:table-cell>
          <table:table-cell office:value-type="float" office:value="6226" table:style-name="ce44">
            <text:p>6,226</text:p>
          </table:table-cell>
          <table:table-cell office:value-type="float" office:value="1400" table:style-name="ce44">
            <text:p>1,400</text:p>
          </table:table-cell>
          <table:table-cell office:value-type="float" office:value="1383" table:style-name="ce44">
            <text:p>1,383</text:p>
          </table:table-cell>
          <table:table-cell office:value-type="float" office:value="1282" table:style-name="ce44">
            <text:p>1,282</text:p>
          </table:table-cell>
          <table:table-cell office:value-type="float" office:value="1071" table:style-name="ce44">
            <text:p>1,071</text:p>
          </table:table-cell>
          <table:table-cell office:value-type="float" office:value="1090" table:style-name="ce45">
            <text:p>1,090</text:p>
          </table:table-cell>
          <table:table-cell office:value-type="float" office:value="3413" table:style-name="ce44">
            <text:p>3,413</text:p>
          </table:table-cell>
          <table:table-cell office:value-type="float" office:value="816" table:style-name="ce44">
            <text:p>816</text:p>
          </table:table-cell>
          <table:table-cell office:value-type="float" office:value="806" table:style-name="ce44">
            <text:p>806</text:p>
          </table:table-cell>
          <table:table-cell office:value-type="float" office:value="717" table:style-name="ce44">
            <text:p>717</text:p>
          </table:table-cell>
          <table:table-cell office:value-type="float" office:value="562" table:style-name="ce44">
            <text:p>562</text:p>
          </table:table-cell>
          <table:table-cell office:value-type="float" office:value="512" table:style-name="ce45">
            <text:p>512</text:p>
          </table:table-cell>
          <table:table-cell office:value-type="float" office:value="1483" table:style-name="ce44">
            <text:p>1,483</text:p>
          </table:table-cell>
          <table:table-cell office:value-type="float" office:value="422" table:style-name="ce44">
            <text:p>422</text:p>
          </table:table-cell>
          <table:table-cell office:value-type="float" office:value="380" table:style-name="ce44">
            <text:p>380</text:p>
          </table:table-cell>
          <table:table-cell office:value-type="float" office:value="278" table:style-name="ce44">
            <text:p>278</text:p>
          </table:table-cell>
          <table:table-cell office:value-type="float" office:value="235" table:style-name="ce44">
            <text:p>235</text:p>
          </table:table-cell>
          <table:table-cell office:value-type="float" office:value="168" table:style-name="ce45">
            <text:p>168</text:p>
          </table:table-cell>
          <table:table-cell office:value-type="float" office:value="298" table:style-name="ce44">
            <text:p>298</text:p>
          </table:table-cell>
          <table:table-cell office:value-type="float" office:value="121" table:style-name="ce44">
            <text:p>121</text:p>
          </table:table-cell>
          <table:table-cell office:value-type="float" office:value="73" table:style-name="ce44">
            <text:p>73</text:p>
          </table:table-cell>
          <table:table-cell office:value-type="float" office:value="52" table:style-name="ce44">
            <text:p>52</text:p>
          </table:table-cell>
          <table:table-cell office:value-type="float" office:value="30" table:style-name="ce44">
            <text:p>30</text:p>
          </table:table-cell>
          <table:table-cell office:value-type="float" office:value="22" table:style-name="ce45">
            <text:p>22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0556" table:style-name="ce48">
            <text:p>260,556</text:p>
          </table:table-cell>
          <table:table-cell office:value-type="float" office:value="7979" table:style-name="ce49">
            <text:p>7,979</text:p>
          </table:table-cell>
          <table:table-cell office:value-type="float" office:value="1289" table:style-name="ce48">
            <text:p>1,289</text:p>
          </table:table-cell>
          <table:table-cell office:value-type="float" office:value="1427" table:style-name="ce48">
            <text:p>1,427</text:p>
          </table:table-cell>
          <table:table-cell office:value-type="float" office:value="1500" table:style-name="ce48">
            <text:p>1,500</text:p>
          </table:table-cell>
          <table:table-cell office:value-type="float" office:value="1806" table:style-name="ce48">
            <text:p>1,806</text:p>
          </table:table-cell>
          <table:table-cell office:value-type="float" office:value="1957" table:style-name="ce48">
            <text:p>1,957</text:p>
          </table:table-cell>
          <table:table-cell office:value-type="float" office:value="12003" table:style-name="ce48">
            <text:p>12,003</text:p>
          </table:table-cell>
          <table:table-cell office:value-type="float" office:value="2197" table:style-name="ce48">
            <text:p>2,197</text:p>
          </table:table-cell>
          <table:table-cell office:value-type="float" office:value="2445" table:style-name="ce48">
            <text:p>2,445</text:p>
          </table:table-cell>
          <table:table-cell office:value-type="float" office:value="2431" table:style-name="ce48">
            <text:p>2,431</text:p>
          </table:table-cell>
          <table:table-cell office:value-type="float" office:value="2200" table:style-name="ce48">
            <text:p>2,200</text:p>
          </table:table-cell>
          <table:table-cell office:value-type="float" office:value="2730" table:style-name="ce49">
            <text:p>2,730</text:p>
          </table:table-cell>
          <table:table-cell office:value-type="float" office:value="10796" table:style-name="ce48">
            <text:p>10,796</text:p>
          </table:table-cell>
          <table:table-cell office:value-type="float" office:value="2304" table:style-name="ce48">
            <text:p>2,304</text:p>
          </table:table-cell>
          <table:table-cell office:value-type="float" office:value="1822" table:style-name="ce48">
            <text:p>1,822</text:p>
          </table:table-cell>
          <table:table-cell office:value-type="float" office:value="2158" table:style-name="ce48">
            <text:p>2,158</text:p>
          </table:table-cell>
          <table:table-cell office:value-type="float" office:value="2195" table:style-name="ce48">
            <text:p>2,195</text:p>
          </table:table-cell>
          <table:table-cell office:value-type="float" office:value="2317" table:style-name="ce49">
            <text:p>2,317</text:p>
          </table:table-cell>
          <table:table-cell office:value-type="float" office:value="12505" table:style-name="ce48">
            <text:p>12,505</text:p>
          </table:table-cell>
          <table:table-cell office:value-type="float" office:value="2340" table:style-name="ce48">
            <text:p>2,340</text:p>
          </table:table-cell>
          <table:table-cell office:value-type="float" office:value="2290" table:style-name="ce48">
            <text:p>2,290</text:p>
          </table:table-cell>
          <table:table-cell office:value-type="float" office:value="2491" table:style-name="ce48">
            <text:p>2,491</text:p>
          </table:table-cell>
          <table:table-cell office:value-type="float" office:value="2522" table:style-name="ce48">
            <text:p>2,522</text:p>
          </table:table-cell>
          <table:table-cell office:value-type="float" office:value="2862" table:style-name="ce49">
            <text:p>2,862</text:p>
          </table:table-cell>
          <table:table-cell office:value-type="float" office:value="15907" table:style-name="ce48">
            <text:p>15,907</text:p>
          </table:table-cell>
          <table:table-cell office:value-type="float" office:value="2954" table:style-name="ce48">
            <text:p>2,954</text:p>
          </table:table-cell>
          <table:table-cell office:value-type="float" office:value="3403" table:style-name="ce48">
            <text:p>3,403</text:p>
          </table:table-cell>
          <table:table-cell office:value-type="float" office:value="3213" table:style-name="ce48">
            <text:p>3,213</text:p>
          </table:table-cell>
          <table:table-cell office:value-type="float" office:value="2855" table:style-name="ce48">
            <text:p>2,855</text:p>
          </table:table-cell>
          <table:table-cell office:value-type="float" office:value="3482" table:style-name="ce49">
            <text:p>3,482</text:p>
          </table:table-cell>
          <table:table-cell office:value-type="float" office:value="17646" table:style-name="ce48">
            <text:p>17,646</text:p>
          </table:table-cell>
          <table:table-cell office:value-type="float" office:value="3721" table:style-name="ce48">
            <text:p>3,721</text:p>
          </table:table-cell>
          <table:table-cell office:value-type="float" office:value="3514" table:style-name="ce48">
            <text:p>3,514</text:p>
          </table:table-cell>
          <table:table-cell office:value-type="float" office:value="3456" table:style-name="ce48">
            <text:p>3,456</text:p>
          </table:table-cell>
          <table:table-cell office:value-type="float" office:value="3493" table:style-name="ce48">
            <text:p>3,493</text:p>
          </table:table-cell>
          <table:table-cell office:value-type="float" office:value="3462" table:style-name="ce49">
            <text:p>3,462</text:p>
          </table:table-cell>
          <table:table-cell office:value-type="float" office:value="16423" table:style-name="ce48">
            <text:p>16,423</text:p>
          </table:table-cell>
          <table:table-cell office:value-type="float" office:value="3240" table:style-name="ce48">
            <text:p>3,240</text:p>
          </table:table-cell>
          <table:table-cell office:value-type="float" office:value="3376" table:style-name="ce48">
            <text:p>3,376</text:p>
          </table:table-cell>
          <table:table-cell office:value-type="float" office:value="3232" table:style-name="ce48">
            <text:p>3,232</text:p>
          </table:table-cell>
          <table:table-cell office:value-type="float" office:value="3448" table:style-name="ce48">
            <text:p>3,448</text:p>
          </table:table-cell>
          <table:table-cell office:value-type="float" office:value="3127" table:style-name="ce49">
            <text:p>3,127</text:p>
          </table:table-cell>
          <table:table-cell office:value-type="float" office:value="19115" table:style-name="ce48">
            <text:p>19,115</text:p>
          </table:table-cell>
          <table:table-cell office:value-type="float" office:value="3122" table:style-name="ce48">
            <text:p>3,122</text:p>
          </table:table-cell>
          <table:table-cell office:value-type="float" office:value="3536" table:style-name="ce48">
            <text:p>3,536</text:p>
          </table:table-cell>
          <table:table-cell office:value-type="float" office:value="3864" table:style-name="ce48">
            <text:p>3,864</text:p>
          </table:table-cell>
          <table:table-cell office:value-type="float" office:value="4138" table:style-name="ce48">
            <text:p>4,138</text:p>
          </table:table-cell>
          <table:table-cell office:value-type="float" office:value="4455" table:style-name="ce49">
            <text:p>4,455</text:p>
          </table:table-cell>
          <table:table-cell office:value-type="float" office:value="21513" table:style-name="ce48">
            <text:p>21,513</text:p>
          </table:table-cell>
          <table:table-cell office:value-type="float" office:value="4427" table:style-name="ce48">
            <text:p>4,427</text:p>
          </table:table-cell>
          <table:table-cell office:value-type="float" office:value="4313" table:style-name="ce48">
            <text:p>4,313</text:p>
          </table:table-cell>
          <table:table-cell office:value-type="float" office:value="4500" table:style-name="ce48">
            <text:p>4,500</text:p>
          </table:table-cell>
          <table:table-cell office:value-type="float" office:value="4283" table:style-name="ce48">
            <text:p>4,283</text:p>
          </table:table-cell>
          <table:table-cell office:value-type="float" office:value="3990" table:style-name="ce49">
            <text:p>3,990</text:p>
          </table:table-cell>
          <table:table-cell office:value-type="float" office:value="18803" table:style-name="ce48">
            <text:p>18,803</text:p>
          </table:table-cell>
          <table:table-cell office:value-type="float" office:value="4216" table:style-name="ce48">
            <text:p>4,216</text:p>
          </table:table-cell>
          <table:table-cell office:value-type="float" office:value="3711" table:style-name="ce48">
            <text:p>3,711</text:p>
          </table:table-cell>
          <table:table-cell office:value-type="float" office:value="3574" table:style-name="ce48">
            <text:p>3,574</text:p>
          </table:table-cell>
          <table:table-cell office:value-type="float" office:value="3594" table:style-name="ce48">
            <text:p>3,594</text:p>
          </table:table-cell>
          <table:table-cell office:value-type="float" office:value="3708" table:style-name="ce49">
            <text:p>3,708</text:p>
          </table:table-cell>
          <table:table-cell office:value-type="float" office:value="18799" table:style-name="ce48">
            <text:p>18,799</text:p>
          </table:table-cell>
          <table:table-cell office:value-type="float" office:value="3697" table:style-name="ce48">
            <text:p>3,697</text:p>
          </table:table-cell>
          <table:table-cell office:value-type="float" office:value="3821" table:style-name="ce48">
            <text:p>3,821</text:p>
          </table:table-cell>
          <table:table-cell office:value-type="float" office:value="3865" table:style-name="ce48">
            <text:p>3,865</text:p>
          </table:table-cell>
          <table:table-cell office:value-type="float" office:value="3862" table:style-name="ce48">
            <text:p>3,862</text:p>
          </table:table-cell>
          <table:table-cell office:value-type="float" office:value="3554" table:style-name="ce49">
            <text:p>3,554</text:p>
          </table:table-cell>
          <table:table-cell office:value-type="float" office:value="19756" table:style-name="ce48">
            <text:p>19,756</text:p>
          </table:table-cell>
          <table:table-cell office:value-type="float" office:value="3849" table:style-name="ce48">
            <text:p>3,849</text:p>
          </table:table-cell>
          <table:table-cell office:value-type="float" office:value="3786" table:style-name="ce48">
            <text:p>3,786</text:p>
          </table:table-cell>
          <table:table-cell office:value-type="float" office:value="3921" table:style-name="ce48">
            <text:p>3,921</text:p>
          </table:table-cell>
          <table:table-cell office:value-type="float" office:value="4157" table:style-name="ce48">
            <text:p>4,157</text:p>
          </table:table-cell>
          <table:table-cell office:value-type="float" office:value="4043" table:style-name="ce49">
            <text:p>4,043</text:p>
          </table:table-cell>
          <table:table-cell office:value-type="float" office:value="18883" table:style-name="ce48">
            <text:p>18,883</text:p>
          </table:table-cell>
          <table:table-cell office:value-type="float" office:value="4056" table:style-name="ce48">
            <text:p>4,056</text:p>
          </table:table-cell>
          <table:table-cell office:value-type="float" office:value="3846" table:style-name="ce48">
            <text:p>3,846</text:p>
          </table:table-cell>
          <table:table-cell office:value-type="float" office:value="3986" table:style-name="ce48">
            <text:p>3,986</text:p>
          </table:table-cell>
          <table:table-cell office:value-type="float" office:value="3567" table:style-name="ce48">
            <text:p>3,567</text:p>
          </table:table-cell>
          <table:table-cell office:value-type="float" office:value="3428" table:style-name="ce49">
            <text:p>3,428</text:p>
          </table:table-cell>
          <table:table-cell office:value-type="float" office:value="15794" table:style-name="ce48">
            <text:p>15,794</text:p>
          </table:table-cell>
          <table:table-cell office:value-type="float" office:value="3452" table:style-name="ce48">
            <text:p>3,452</text:p>
          </table:table-cell>
          <table:table-cell office:value-type="float" office:value="3184" table:style-name="ce48">
            <text:p>3,184</text:p>
          </table:table-cell>
          <table:table-cell office:value-type="float" office:value="3255" table:style-name="ce48">
            <text:p>3,255</text:p>
          </table:table-cell>
          <table:table-cell office:value-type="float" office:value="2908" table:style-name="ce48">
            <text:p>2,908</text:p>
          </table:table-cell>
          <table:table-cell office:value-type="float" office:value="2995" table:style-name="ce49">
            <text:p>2,995</text:p>
          </table:table-cell>
          <table:table-cell office:value-type="float" office:value="11702" table:style-name="ce48">
            <text:p>11,702</text:p>
          </table:table-cell>
          <table:table-cell office:value-type="float" office:value="2944" table:style-name="ce48">
            <text:p>2,944</text:p>
          </table:table-cell>
          <table:table-cell office:value-type="float" office:value="2510" table:style-name="ce48">
            <text:p>2,510</text:p>
          </table:table-cell>
          <table:table-cell office:value-type="float" office:value="2311" table:style-name="ce48">
            <text:p>2,311</text:p>
          </table:table-cell>
          <table:table-cell office:value-type="float" office:value="2036" table:style-name="ce48">
            <text:p>2,036</text:p>
          </table:table-cell>
          <table:table-cell office:value-type="float" office:value="1901" table:style-name="ce49">
            <text:p>1,901</text:p>
          </table:table-cell>
          <table:table-cell office:value-type="float" office:value="7831" table:style-name="ce48">
            <text:p>7,831</text:p>
          </table:table-cell>
          <table:table-cell office:value-type="float" office:value="1498" table:style-name="ce48">
            <text:p>1,498</text:p>
          </table:table-cell>
          <table:table-cell office:value-type="float" office:value="1407" table:style-name="ce48">
            <text:p>1,407</text:p>
          </table:table-cell>
          <table:table-cell office:value-type="float" office:value="1588" table:style-name="ce48">
            <text:p>1,588</text:p>
          </table:table-cell>
          <table:table-cell office:value-type="float" office:value="1670" table:style-name="ce48">
            <text:p>1,670</text:p>
          </table:table-cell>
          <table:table-cell office:value-type="float" office:value="1668" table:style-name="ce49">
            <text:p>1,668</text:p>
          </table:table-cell>
          <table:table-cell office:value-type="float" office:value="7552" table:style-name="ce48">
            <text:p>7,552</text:p>
          </table:table-cell>
          <table:table-cell office:value-type="float" office:value="1612" table:style-name="ce48">
            <text:p>1,612</text:p>
          </table:table-cell>
          <table:table-cell office:value-type="float" office:value="1684" table:style-name="ce48">
            <text:p>1,684</text:p>
          </table:table-cell>
          <table:table-cell office:value-type="float" office:value="1509" table:style-name="ce48">
            <text:p>1,509</text:p>
          </table:table-cell>
          <table:table-cell office:value-type="float" office:value="1388" table:style-name="ce48">
            <text:p>1,388</text:p>
          </table:table-cell>
          <table:table-cell office:value-type="float" office:value="1359" table:style-name="ce49">
            <text:p>1,359</text:p>
          </table:table-cell>
          <table:table-cell office:value-type="float" office:value="4708" table:style-name="ce48">
            <text:p>4,708</text:p>
          </table:table-cell>
          <table:table-cell office:value-type="float" office:value="1079" table:style-name="ce48">
            <text:p>1,079</text:p>
          </table:table-cell>
          <table:table-cell office:value-type="float" office:value="1004" table:style-name="ce48">
            <text:p>1,004</text:p>
          </table:table-cell>
          <table:table-cell office:value-type="float" office:value="1013" table:style-name="ce48">
            <text:p>1,013</text:p>
          </table:table-cell>
          <table:table-cell office:value-type="float" office:value="818" table:style-name="ce48">
            <text:p>818</text:p>
          </table:table-cell>
          <table:table-cell office:value-type="float" office:value="794" table:style-name="ce49">
            <text:p>794</text:p>
          </table:table-cell>
          <table:table-cell office:value-type="float" office:value="2207" table:style-name="ce48">
            <text:p>2,207</text:p>
          </table:table-cell>
          <table:table-cell office:value-type="float" office:value="658" table:style-name="ce48">
            <text:p>658</text:p>
          </table:table-cell>
          <table:table-cell office:value-type="float" office:value="492" table:style-name="ce48">
            <text:p>492</text:p>
          </table:table-cell>
          <table:table-cell office:value-type="float" office:value="448" table:style-name="ce48">
            <text:p>448</text:p>
          </table:table-cell>
          <table:table-cell office:value-type="float" office:value="355" table:style-name="ce48">
            <text:p>355</text:p>
          </table:table-cell>
          <table:table-cell office:value-type="float" office:value="254" table:style-name="ce49">
            <text:p>254</text:p>
          </table:table-cell>
          <table:table-cell office:value-type="float" office:value="561" table:style-name="ce48">
            <text:p>561</text:p>
          </table:table-cell>
          <table:table-cell office:value-type="float" office:value="213" table:style-name="ce48">
            <text:p>213</text:p>
          </table:table-cell>
          <table:table-cell office:value-type="float" office:value="133" table:style-name="ce48">
            <text:p>133</text:p>
          </table:table-cell>
          <table:table-cell office:value-type="float" office:value="97" table:style-name="ce48">
            <text:p>97</text:p>
          </table:table-cell>
          <table:table-cell office:value-type="float" office:value="74" table:style-name="ce48">
            <text:p>74</text:p>
          </table:table-cell>
          <table:table-cell office:value-type="float" office:value="44" table:style-name="ce49">
            <text:p>44</text:p>
          </table:table-cell>
          <table:table-cell office:value-type="float" office:value="73" table:style-name="ce48">
            <text:p>7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4308" table:style-name="ce44">
            <text:p>1,254,308</text:p>
          </table:table-cell>
          <table:table-cell office:value-type="float" office:value="50419" table:style-name="ce44">
            <text:p>50,419</text:p>
          </table:table-cell>
          <table:table-cell office:value-type="float" office:value="10336" table:style-name="ce44">
            <text:p>10,336</text:p>
          </table:table-cell>
          <table:table-cell office:value-type="float" office:value="10159" table:style-name="ce44">
            <text:p>10,159</text:p>
          </table:table-cell>
          <table:table-cell office:value-type="float" office:value="10024" table:style-name="ce44">
            <text:p>10,024</text:p>
          </table:table-cell>
          <table:table-cell office:value-type="float" office:value="9720" table:style-name="ce44">
            <text:p>9,720</text:p>
          </table:table-cell>
          <table:table-cell office:value-type="float" office:value="10180" table:style-name="ce44">
            <text:p>10,180</text:p>
          </table:table-cell>
          <table:table-cell office:value-type="float" office:value="53956" table:style-name="ce44">
            <text:p>53,956</text:p>
          </table:table-cell>
          <table:table-cell office:value-type="float" office:value="10596" table:style-name="ce44">
            <text:p>10,596</text:p>
          </table:table-cell>
          <table:table-cell office:value-type="float" office:value="10692" table:style-name="ce44">
            <text:p>10,692</text:p>
          </table:table-cell>
          <table:table-cell office:value-type="float" office:value="10796" table:style-name="ce44">
            <text:p>10,796</text:p>
          </table:table-cell>
          <table:table-cell office:value-type="float" office:value="9620" table:style-name="ce44">
            <text:p>9,620</text:p>
          </table:table-cell>
          <table:table-cell office:value-type="float" office:value="12252" table:style-name="ce45">
            <text:p>12,252</text:p>
          </table:table-cell>
          <table:table-cell office:value-type="float" office:value="51070" table:style-name="ce44">
            <text:p>51,070</text:p>
          </table:table-cell>
          <table:table-cell office:value-type="float" office:value="10542" table:style-name="ce44">
            <text:p>10,542</text:p>
          </table:table-cell>
          <table:table-cell office:value-type="float" office:value="8652" table:style-name="ce44">
            <text:p>8,652</text:p>
          </table:table-cell>
          <table:table-cell office:value-type="float" office:value="10329" table:style-name="ce44">
            <text:p>10,329</text:p>
          </table:table-cell>
          <table:table-cell office:value-type="float" office:value="10669" table:style-name="ce44">
            <text:p>10,669</text:p>
          </table:table-cell>
          <table:table-cell office:value-type="float" office:value="10878" table:style-name="ce45">
            <text:p>10,878</text:p>
          </table:table-cell>
          <table:table-cell office:value-type="float" office:value="63702" table:style-name="ce44">
            <text:p>63,702</text:p>
          </table:table-cell>
          <table:table-cell office:value-type="float" office:value="11461" table:style-name="ce44">
            <text:p>11,461</text:p>
          </table:table-cell>
          <table:table-cell office:value-type="float" office:value="11608" table:style-name="ce44">
            <text:p>11,608</text:p>
          </table:table-cell>
          <table:table-cell office:value-type="float" office:value="12863" table:style-name="ce44">
            <text:p>12,863</text:p>
          </table:table-cell>
          <table:table-cell office:value-type="float" office:value="13295" table:style-name="ce44">
            <text:p>13,295</text:p>
          </table:table-cell>
          <table:table-cell office:value-type="float" office:value="14475" table:style-name="ce45">
            <text:p>14,475</text:p>
          </table:table-cell>
          <table:table-cell office:value-type="float" office:value="81768" table:style-name="ce44">
            <text:p>81,768</text:p>
          </table:table-cell>
          <table:table-cell office:value-type="float" office:value="14747" table:style-name="ce44">
            <text:p>14,747</text:p>
          </table:table-cell>
          <table:table-cell office:value-type="float" office:value="17385" table:style-name="ce44">
            <text:p>17,385</text:p>
          </table:table-cell>
          <table:table-cell office:value-type="float" office:value="16305" table:style-name="ce44">
            <text:p>16,305</text:p>
          </table:table-cell>
          <table:table-cell office:value-type="float" office:value="15428" table:style-name="ce44">
            <text:p>15,428</text:p>
          </table:table-cell>
          <table:table-cell office:value-type="float" office:value="17903" table:style-name="ce45">
            <text:p>17,903</text:p>
          </table:table-cell>
          <table:table-cell office:value-type="float" office:value="89347" table:style-name="ce44">
            <text:p>89,347</text:p>
          </table:table-cell>
          <table:table-cell office:value-type="float" office:value="18124" table:style-name="ce44">
            <text:p>18,124</text:p>
          </table:table-cell>
          <table:table-cell office:value-type="float" office:value="17709" table:style-name="ce44">
            <text:p>17,709</text:p>
          </table:table-cell>
          <table:table-cell office:value-type="float" office:value="17556" table:style-name="ce44">
            <text:p>17,556</text:p>
          </table:table-cell>
          <table:table-cell office:value-type="float" office:value="18182" table:style-name="ce44">
            <text:p>18,182</text:p>
          </table:table-cell>
          <table:table-cell office:value-type="float" office:value="17776" table:style-name="ce45">
            <text:p>17,776</text:p>
          </table:table-cell>
          <table:table-cell office:value-type="float" office:value="88016" table:style-name="ce44">
            <text:p>88,016</text:p>
          </table:table-cell>
          <table:table-cell office:value-type="float" office:value="17450" table:style-name="ce44">
            <text:p>17,450</text:p>
          </table:table-cell>
          <table:table-cell office:value-type="float" office:value="18113" table:style-name="ce44">
            <text:p>18,113</text:p>
          </table:table-cell>
          <table:table-cell office:value-type="float" office:value="16948" table:style-name="ce44">
            <text:p>16,948</text:p>
          </table:table-cell>
          <table:table-cell office:value-type="float" office:value="18511" table:style-name="ce44">
            <text:p>18,511</text:p>
          </table:table-cell>
          <table:table-cell office:value-type="float" office:value="16994" table:style-name="ce45">
            <text:p>16,994</text:p>
          </table:table-cell>
          <table:table-cell office:value-type="float" office:value="95310" table:style-name="ce44">
            <text:p>95,310</text:p>
          </table:table-cell>
          <table:table-cell office:value-type="float" office:value="16547" table:style-name="ce44">
            <text:p>16,547</text:p>
          </table:table-cell>
          <table:table-cell office:value-type="float" office:value="18424" table:style-name="ce44">
            <text:p>18,424</text:p>
          </table:table-cell>
          <table:table-cell office:value-type="float" office:value="19710" table:style-name="ce44">
            <text:p>19,710</text:p>
          </table:table-cell>
          <table:table-cell office:value-type="float" office:value="19922" table:style-name="ce44">
            <text:p>19,922</text:p>
          </table:table-cell>
          <table:table-cell office:value-type="float" office:value="20707" table:style-name="ce45">
            <text:p>20,707</text:p>
          </table:table-cell>
          <table:table-cell office:value-type="float" office:value="103521" table:style-name="ce44">
            <text:p>103,521</text:p>
          </table:table-cell>
          <table:table-cell office:value-type="float" office:value="21383" table:style-name="ce44">
            <text:p>21,383</text:p>
          </table:table-cell>
          <table:table-cell office:value-type="float" office:value="20832" table:style-name="ce44">
            <text:p>20,832</text:p>
          </table:table-cell>
          <table:table-cell office:value-type="float" office:value="21122" table:style-name="ce44">
            <text:p>21,122</text:p>
          </table:table-cell>
          <table:table-cell office:value-type="float" office:value="20609" table:style-name="ce44">
            <text:p>20,609</text:p>
          </table:table-cell>
          <table:table-cell office:value-type="float" office:value="19575" table:style-name="ce45">
            <text:p>19,575</text:p>
          </table:table-cell>
          <table:table-cell office:value-type="float" office:value="89869" table:style-name="ce44">
            <text:p>89,869</text:p>
          </table:table-cell>
          <table:table-cell office:value-type="float" office:value="20288" table:style-name="ce44">
            <text:p>20,288</text:p>
          </table:table-cell>
          <table:table-cell office:value-type="float" office:value="18159" table:style-name="ce44">
            <text:p>18,159</text:p>
          </table:table-cell>
          <table:table-cell office:value-type="float" office:value="17472" table:style-name="ce44">
            <text:p>17,472</text:p>
          </table:table-cell>
          <table:table-cell office:value-type="float" office:value="17064" table:style-name="ce44">
            <text:p>17,064</text:p>
          </table:table-cell>
          <table:table-cell office:value-type="float" office:value="16886" table:style-name="ce45">
            <text:p>16,886</text:p>
          </table:table-cell>
          <table:table-cell office:value-type="float" office:value="87274" table:style-name="ce44">
            <text:p>87,274</text:p>
          </table:table-cell>
          <table:table-cell office:value-type="float" office:value="17352" table:style-name="ce44">
            <text:p>17,352</text:p>
          </table:table-cell>
          <table:table-cell office:value-type="float" office:value="17343" table:style-name="ce44">
            <text:p>17,343</text:p>
          </table:table-cell>
          <table:table-cell office:value-type="float" office:value="17625" table:style-name="ce44">
            <text:p>17,625</text:p>
          </table:table-cell>
          <table:table-cell office:value-type="float" office:value="17851" table:style-name="ce44">
            <text:p>17,851</text:p>
          </table:table-cell>
          <table:table-cell office:value-type="float" office:value="17103" table:style-name="ce45">
            <text:p>17,103</text:p>
          </table:table-cell>
          <table:table-cell office:value-type="float" office:value="93142" table:style-name="ce44">
            <text:p>93,142</text:p>
          </table:table-cell>
          <table:table-cell office:value-type="float" office:value="18397" table:style-name="ce44">
            <text:p>18,397</text:p>
          </table:table-cell>
          <table:table-cell office:value-type="float" office:value="18133" table:style-name="ce44">
            <text:p>18,133</text:p>
          </table:table-cell>
          <table:table-cell office:value-type="float" office:value="18681" table:style-name="ce44">
            <text:p>18,681</text:p>
          </table:table-cell>
          <table:table-cell office:value-type="float" office:value="19160" table:style-name="ce44">
            <text:p>19,160</text:p>
          </table:table-cell>
          <table:table-cell office:value-type="float" office:value="18771" table:style-name="ce45">
            <text:p>18,771</text:p>
          </table:table-cell>
          <table:table-cell office:value-type="float" office:value="87820" table:style-name="ce44">
            <text:p>87,820</text:p>
          </table:table-cell>
          <table:table-cell office:value-type="float" office:value="18456" table:style-name="ce44">
            <text:p>18,456</text:p>
          </table:table-cell>
          <table:table-cell office:value-type="float" office:value="18248" table:style-name="ce44">
            <text:p>18,248</text:p>
          </table:table-cell>
          <table:table-cell office:value-type="float" office:value="17585" table:style-name="ce44">
            <text:p>17,585</text:p>
          </table:table-cell>
          <table:table-cell office:value-type="float" office:value="17708" table:style-name="ce44">
            <text:p>17,708</text:p>
          </table:table-cell>
          <table:table-cell office:value-type="float" office:value="15823" table:style-name="ce45">
            <text:p>15,823</text:p>
          </table:table-cell>
          <table:table-cell office:value-type="float" office:value="74630" table:style-name="ce44">
            <text:p>74,630</text:p>
          </table:table-cell>
          <table:table-cell office:value-type="float" office:value="16374" table:style-name="ce44">
            <text:p>16,374</text:p>
          </table:table-cell>
          <table:table-cell office:value-type="float" office:value="15943" table:style-name="ce44">
            <text:p>15,943</text:p>
          </table:table-cell>
          <table:table-cell office:value-type="float" office:value="14924" table:style-name="ce44">
            <text:p>14,924</text:p>
          </table:table-cell>
          <table:table-cell office:value-type="float" office:value="13808" table:style-name="ce44">
            <text:p>13,808</text:p>
          </table:table-cell>
          <table:table-cell office:value-type="float" office:value="13581" table:style-name="ce45">
            <text:p>13,581</text:p>
          </table:table-cell>
          <table:table-cell office:value-type="float" office:value="54509" table:style-name="ce44">
            <text:p>54,509</text:p>
          </table:table-cell>
          <table:table-cell office:value-type="float" office:value="13993" table:style-name="ce44">
            <text:p>13,993</text:p>
          </table:table-cell>
          <table:table-cell office:value-type="float" office:value="11731" table:style-name="ce44">
            <text:p>11,731</text:p>
          </table:table-cell>
          <table:table-cell office:value-type="float" office:value="10799" table:style-name="ce44">
            <text:p>10,799</text:p>
          </table:table-cell>
          <table:table-cell office:value-type="float" office:value="9401" table:style-name="ce44">
            <text:p>9,401</text:p>
          </table:table-cell>
          <table:table-cell office:value-type="float" office:value="8585" table:style-name="ce45">
            <text:p>8,585</text:p>
          </table:table-cell>
          <table:table-cell office:value-type="float" office:value="32551" table:style-name="ce44">
            <text:p>32,551</text:p>
          </table:table-cell>
          <table:table-cell office:value-type="float" office:value="6560" table:style-name="ce44">
            <text:p>6,560</text:p>
          </table:table-cell>
          <table:table-cell office:value-type="float" office:value="5699" table:style-name="ce44">
            <text:p>5,699</text:p>
          </table:table-cell>
          <table:table-cell office:value-type="float" office:value="6617" table:style-name="ce44">
            <text:p>6,617</text:p>
          </table:table-cell>
          <table:table-cell office:value-type="float" office:value="6929" table:style-name="ce44">
            <text:p>6,929</text:p>
          </table:table-cell>
          <table:table-cell office:value-type="float" office:value="6746" table:style-name="ce45">
            <text:p>6,746</text:p>
          </table:table-cell>
          <table:table-cell office:value-type="float" office:value="29687" table:style-name="ce44">
            <text:p>29,687</text:p>
          </table:table-cell>
          <table:table-cell office:value-type="float" office:value="6640" table:style-name="ce44">
            <text:p>6,640</text:p>
          </table:table-cell>
          <table:table-cell office:value-type="float" office:value="6551" table:style-name="ce44">
            <text:p>6,551</text:p>
          </table:table-cell>
          <table:table-cell office:value-type="float" office:value="6188" table:style-name="ce44">
            <text:p>6,188</text:p>
          </table:table-cell>
          <table:table-cell office:value-type="float" office:value="5342" table:style-name="ce44">
            <text:p>5,342</text:p>
          </table:table-cell>
          <table:table-cell office:value-type="float" office:value="4966" table:style-name="ce45">
            <text:p>4,966</text:p>
          </table:table-cell>
          <table:table-cell office:value-type="float" office:value="18262" table:style-name="ce44">
            <text:p>18,262</text:p>
          </table:table-cell>
          <table:table-cell office:value-type="float" office:value="4650" table:style-name="ce44">
            <text:p>4,650</text:p>
          </table:table-cell>
          <table:table-cell office:value-type="float" office:value="4152" table:style-name="ce44">
            <text:p>4,152</text:p>
          </table:table-cell>
          <table:table-cell office:value-type="float" office:value="3633" table:style-name="ce44">
            <text:p>3,633</text:p>
          </table:table-cell>
          <table:table-cell office:value-type="float" office:value="3131" table:style-name="ce44">
            <text:p>3,131</text:p>
          </table:table-cell>
          <table:table-cell office:value-type="float" office:value="2696" table:style-name="ce45">
            <text:p>2,696</text:p>
          </table:table-cell>
          <table:table-cell office:value-type="float" office:value="7489" table:style-name="ce44">
            <text:p>7,489</text:p>
          </table:table-cell>
          <table:table-cell office:value-type="float" office:value="2313" table:style-name="ce44">
            <text:p>2,313</text:p>
          </table:table-cell>
          <table:table-cell office:value-type="float" office:value="1844" table:style-name="ce44">
            <text:p>1,844</text:p>
          </table:table-cell>
          <table:table-cell office:value-type="float" office:value="1422" table:style-name="ce44">
            <text:p>1,422</text:p>
          </table:table-cell>
          <table:table-cell office:value-type="float" office:value="1069" table:style-name="ce44">
            <text:p>1,069</text:p>
          </table:table-cell>
          <table:table-cell office:value-type="float" office:value="841" table:style-name="ce45">
            <text:p>841</text:p>
          </table:table-cell>
          <table:table-cell office:value-type="float" office:value="1737" table:style-name="ce44">
            <text:p>1,737</text:p>
          </table:table-cell>
          <table:table-cell office:value-type="float" office:value="658" table:style-name="ce44">
            <text:p>658</text:p>
          </table:table-cell>
          <table:table-cell office:value-type="float" office:value="461" table:style-name="ce44">
            <text:p>461</text:p>
          </table:table-cell>
          <table:table-cell office:value-type="float" office:value="264" table:style-name="ce44">
            <text:p>264</text:p>
          </table:table-cell>
          <table:table-cell office:value-type="float" office:value="213" table:style-name="ce44">
            <text:p>213</text:p>
          </table:table-cell>
          <table:table-cell office:value-type="float" office:value="141" table:style-name="ce45">
            <text:p>141</text:p>
          </table:table-cell>
          <table:table-cell office:value-type="float" office:value="229" table:style-name="ce44">
            <text:p>22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7083" table:style-name="ce44">
            <text:p>637,083</text:p>
          </table:table-cell>
          <table:table-cell office:value-type="float" office:value="26157" table:style-name="ce44">
            <text:p>26,157</text:p>
          </table:table-cell>
          <table:table-cell office:value-type="float" office:value="5300" table:style-name="ce46">
            <text:p>5,300</text:p>
          </table:table-cell>
          <table:table-cell office:value-type="float" office:value="5315" table:style-name="ce46">
            <text:p>5,315</text:p>
          </table:table-cell>
          <table:table-cell office:value-type="float" office:value="5226" table:style-name="ce46">
            <text:p>5,226</text:p>
          </table:table-cell>
          <table:table-cell office:value-type="float" office:value="5033" table:style-name="ce46">
            <text:p>5,033</text:p>
          </table:table-cell>
          <table:table-cell office:value-type="float" office:value="5283" table:style-name="ce46">
            <text:p>5,283</text:p>
          </table:table-cell>
          <table:table-cell office:value-type="float" office:value="28136" table:style-name="ce46">
            <text:p>28,136</text:p>
          </table:table-cell>
          <table:table-cell office:value-type="float" office:value="5536" table:style-name="ce46">
            <text:p>5,536</text:p>
          </table:table-cell>
          <table:table-cell office:value-type="float" office:value="5544" table:style-name="ce46">
            <text:p>5,544</text:p>
          </table:table-cell>
          <table:table-cell office:value-type="float" office:value="5627" table:style-name="ce46">
            <text:p>5,627</text:p>
          </table:table-cell>
          <table:table-cell office:value-type="float" office:value="5062" table:style-name="ce46">
            <text:p>5,062</text:p>
          </table:table-cell>
          <table:table-cell office:value-type="float" office:value="6367" table:style-name="ce47">
            <text:p>6,367</text:p>
          </table:table-cell>
          <table:table-cell office:value-type="float" office:value="26741" table:style-name="ce46">
            <text:p>26,741</text:p>
          </table:table-cell>
          <table:table-cell office:value-type="float" office:value="5448" table:style-name="ce46">
            <text:p>5,448</text:p>
          </table:table-cell>
          <table:table-cell office:value-type="float" office:value="4495" table:style-name="ce46">
            <text:p>4,495</text:p>
          </table:table-cell>
          <table:table-cell office:value-type="float" office:value="5449" table:style-name="ce46">
            <text:p>5,449</text:p>
          </table:table-cell>
          <table:table-cell office:value-type="float" office:value="5526" table:style-name="ce46">
            <text:p>5,526</text:p>
          </table:table-cell>
          <table:table-cell office:value-type="float" office:value="5823" table:style-name="ce47">
            <text:p>5,823</text:p>
          </table:table-cell>
          <table:table-cell office:value-type="float" office:value="33573" table:style-name="ce46">
            <text:p>33,573</text:p>
          </table:table-cell>
          <table:table-cell office:value-type="float" office:value="6122" table:style-name="ce46">
            <text:p>6,122</text:p>
          </table:table-cell>
          <table:table-cell office:value-type="float" office:value="6037" table:style-name="ce46">
            <text:p>6,037</text:p>
          </table:table-cell>
          <table:table-cell office:value-type="float" office:value="6767" table:style-name="ce46">
            <text:p>6,767</text:p>
          </table:table-cell>
          <table:table-cell office:value-type="float" office:value="7037" table:style-name="ce46">
            <text:p>7,037</text:p>
          </table:table-cell>
          <table:table-cell office:value-type="float" office:value="7610" table:style-name="ce47">
            <text:p>7,610</text:p>
          </table:table-cell>
          <table:table-cell office:value-type="float" office:value="42554" table:style-name="ce46">
            <text:p>42,554</text:p>
          </table:table-cell>
          <table:table-cell office:value-type="float" office:value="7660" table:style-name="ce46">
            <text:p>7,660</text:p>
          </table:table-cell>
          <table:table-cell office:value-type="float" office:value="9137" table:style-name="ce46">
            <text:p>9,137</text:p>
          </table:table-cell>
          <table:table-cell office:value-type="float" office:value="8533" table:style-name="ce46">
            <text:p>8,533</text:p>
          </table:table-cell>
          <table:table-cell office:value-type="float" office:value="7950" table:style-name="ce46">
            <text:p>7,950</text:p>
          </table:table-cell>
          <table:table-cell office:value-type="float" office:value="9274" table:style-name="ce47">
            <text:p>9,274</text:p>
          </table:table-cell>
          <table:table-cell office:value-type="float" office:value="46482" table:style-name="ce46">
            <text:p>46,482</text:p>
          </table:table-cell>
          <table:table-cell office:value-type="float" office:value="9539" table:style-name="ce46">
            <text:p>9,539</text:p>
          </table:table-cell>
          <table:table-cell office:value-type="float" office:value="9207" table:style-name="ce46">
            <text:p>9,207</text:p>
          </table:table-cell>
          <table:table-cell office:value-type="float" office:value="9116" table:style-name="ce46">
            <text:p>9,116</text:p>
          </table:table-cell>
          <table:table-cell office:value-type="float" office:value="9326" table:style-name="ce46">
            <text:p>9,326</text:p>
          </table:table-cell>
          <table:table-cell office:value-type="float" office:value="9294" table:style-name="ce47">
            <text:p>9,294</text:p>
          </table:table-cell>
          <table:table-cell office:value-type="float" office:value="46227" table:style-name="ce46">
            <text:p>46,227</text:p>
          </table:table-cell>
          <table:table-cell office:value-type="float" office:value="9147" table:style-name="ce46">
            <text:p>9,147</text:p>
          </table:table-cell>
          <table:table-cell office:value-type="float" office:value="9551" table:style-name="ce46">
            <text:p>9,551</text:p>
          </table:table-cell>
          <table:table-cell office:value-type="float" office:value="8929" table:style-name="ce46">
            <text:p>8,929</text:p>
          </table:table-cell>
          <table:table-cell office:value-type="float" office:value="9662" table:style-name="ce46">
            <text:p>9,662</text:p>
          </table:table-cell>
          <table:table-cell office:value-type="float" office:value="8938" table:style-name="ce47">
            <text:p>8,938</text:p>
          </table:table-cell>
          <table:table-cell office:value-type="float" office:value="48904" table:style-name="ce46">
            <text:p>48,904</text:p>
          </table:table-cell>
          <table:table-cell office:value-type="float" office:value="8567" table:style-name="ce46">
            <text:p>8,567</text:p>
          </table:table-cell>
          <table:table-cell office:value-type="float" office:value="9499" table:style-name="ce46">
            <text:p>9,499</text:p>
          </table:table-cell>
          <table:table-cell office:value-type="float" office:value="10264" table:style-name="ce46">
            <text:p>10,264</text:p>
          </table:table-cell>
          <table:table-cell office:value-type="float" office:value="10095" table:style-name="ce46">
            <text:p>10,095</text:p>
          </table:table-cell>
          <table:table-cell office:value-type="float" office:value="10479" table:style-name="ce47">
            <text:p>10,479</text:p>
          </table:table-cell>
          <table:table-cell office:value-type="float" office:value="53059" table:style-name="ce46">
            <text:p>53,059</text:p>
          </table:table-cell>
          <table:table-cell office:value-type="float" office:value="11000" table:style-name="ce46">
            <text:p>11,000</text:p>
          </table:table-cell>
          <table:table-cell office:value-type="float" office:value="10579" table:style-name="ce46">
            <text:p>10,579</text:p>
          </table:table-cell>
          <table:table-cell office:value-type="float" office:value="10887" table:style-name="ce46">
            <text:p>10,887</text:p>
          </table:table-cell>
          <table:table-cell office:value-type="float" office:value="10579" table:style-name="ce46">
            <text:p>10,579</text:p>
          </table:table-cell>
          <table:table-cell office:value-type="float" office:value="10014" table:style-name="ce47">
            <text:p>10,014</text:p>
          </table:table-cell>
          <table:table-cell office:value-type="float" office:value="46097" table:style-name="ce46">
            <text:p>46,097</text:p>
          </table:table-cell>
          <table:table-cell office:value-type="float" office:value="10323" table:style-name="ce46">
            <text:p>10,323</text:p>
          </table:table-cell>
          <table:table-cell office:value-type="float" office:value="9466" table:style-name="ce46">
            <text:p>9,466</text:p>
          </table:table-cell>
          <table:table-cell office:value-type="float" office:value="8899" table:style-name="ce46">
            <text:p>8,899</text:p>
          </table:table-cell>
          <table:table-cell office:value-type="float" office:value="8735" table:style-name="ce46">
            <text:p>8,735</text:p>
          </table:table-cell>
          <table:table-cell office:value-type="float" office:value="8674" table:style-name="ce47">
            <text:p>8,674</text:p>
          </table:table-cell>
          <table:table-cell office:value-type="float" office:value="45116" table:style-name="ce46">
            <text:p>45,116</text:p>
          </table:table-cell>
          <table:table-cell office:value-type="float" office:value="8953" table:style-name="ce46">
            <text:p>8,953</text:p>
          </table:table-cell>
          <table:table-cell office:value-type="float" office:value="8942" table:style-name="ce46">
            <text:p>8,942</text:p>
          </table:table-cell>
          <table:table-cell office:value-type="float" office:value="9141" table:style-name="ce46">
            <text:p>9,141</text:p>
          </table:table-cell>
          <table:table-cell office:value-type="float" office:value="9308" table:style-name="ce46">
            <text:p>9,308</text:p>
          </table:table-cell>
          <table:table-cell office:value-type="float" office:value="8772" table:style-name="ce47">
            <text:p>8,772</text:p>
          </table:table-cell>
          <table:table-cell office:value-type="float" office:value="47939" table:style-name="ce46">
            <text:p>47,939</text:p>
          </table:table-cell>
          <table:table-cell office:value-type="float" office:value="9503" table:style-name="ce46">
            <text:p>9,503</text:p>
          </table:table-cell>
          <table:table-cell office:value-type="float" office:value="9374" table:style-name="ce46">
            <text:p>9,374</text:p>
          </table:table-cell>
          <table:table-cell office:value-type="float" office:value="9577" table:style-name="ce46">
            <text:p>9,577</text:p>
          </table:table-cell>
          <table:table-cell office:value-type="float" office:value="9825" table:style-name="ce46">
            <text:p>9,825</text:p>
          </table:table-cell>
          <table:table-cell office:value-type="float" office:value="9660" table:style-name="ce47">
            <text:p>9,660</text:p>
          </table:table-cell>
          <table:table-cell office:value-type="float" office:value="44801" table:style-name="ce46">
            <text:p>44,801</text:p>
          </table:table-cell>
          <table:table-cell office:value-type="float" office:value="9549" table:style-name="ce46">
            <text:p>9,549</text:p>
          </table:table-cell>
          <table:table-cell office:value-type="float" office:value="9225" table:style-name="ce46">
            <text:p>9,225</text:p>
          </table:table-cell>
          <table:table-cell office:value-type="float" office:value="8940" table:style-name="ce46">
            <text:p>8,940</text:p>
          </table:table-cell>
          <table:table-cell office:value-type="float" office:value="9104" table:style-name="ce46">
            <text:p>9,104</text:p>
          </table:table-cell>
          <table:table-cell office:value-type="float" office:value="7983" table:style-name="ce47">
            <text:p>7,983</text:p>
          </table:table-cell>
          <table:table-cell office:value-type="float" office:value="37122" table:style-name="ce46">
            <text:p>37,122</text:p>
          </table:table-cell>
          <table:table-cell office:value-type="float" office:value="8299" table:style-name="ce46">
            <text:p>8,299</text:p>
          </table:table-cell>
          <table:table-cell office:value-type="float" office:value="8003" table:style-name="ce46">
            <text:p>8,003</text:p>
          </table:table-cell>
          <table:table-cell office:value-type="float" office:value="7322" table:style-name="ce46">
            <text:p>7,322</text:p>
          </table:table-cell>
          <table:table-cell office:value-type="float" office:value="6859" table:style-name="ce46">
            <text:p>6,859</text:p>
          </table:table-cell>
          <table:table-cell office:value-type="float" office:value="6639" table:style-name="ce47">
            <text:p>6,639</text:p>
          </table:table-cell>
          <table:table-cell office:value-type="float" office:value="26378" table:style-name="ce46">
            <text:p>26,378</text:p>
          </table:table-cell>
          <table:table-cell office:value-type="float" office:value="6910" table:style-name="ce46">
            <text:p>6,910</text:p>
          </table:table-cell>
          <table:table-cell office:value-type="float" office:value="5752" table:style-name="ce46">
            <text:p>5,752</text:p>
          </table:table-cell>
          <table:table-cell office:value-type="float" office:value="5113" table:style-name="ce46">
            <text:p>5,113</text:p>
          </table:table-cell>
          <table:table-cell office:value-type="float" office:value="4451" table:style-name="ce46">
            <text:p>4,451</text:p>
          </table:table-cell>
          <table:table-cell office:value-type="float" office:value="4152" table:style-name="ce47">
            <text:p>4,152</text:p>
          </table:table-cell>
          <table:table-cell office:value-type="float" office:value="14888" table:style-name="ce46">
            <text:p>14,888</text:p>
          </table:table-cell>
          <table:table-cell office:value-type="float" office:value="3019" table:style-name="ce46">
            <text:p>3,019</text:p>
          </table:table-cell>
          <table:table-cell office:value-type="float" office:value="2628" table:style-name="ce46">
            <text:p>2,628</text:p>
          </table:table-cell>
          <table:table-cell office:value-type="float" office:value="3048" table:style-name="ce46">
            <text:p>3,048</text:p>
          </table:table-cell>
          <table:table-cell office:value-type="float" office:value="3178" table:style-name="ce46">
            <text:p>3,178</text:p>
          </table:table-cell>
          <table:table-cell office:value-type="float" office:value="3015" table:style-name="ce47">
            <text:p>3,015</text:p>
          </table:table-cell>
          <table:table-cell office:value-type="float" office:value="12806" table:style-name="ce46">
            <text:p>12,806</text:p>
          </table:table-cell>
          <table:table-cell office:value-type="float" office:value="2990" table:style-name="ce46">
            <text:p>2,990</text:p>
          </table:table-cell>
          <table:table-cell office:value-type="float" office:value="2898" table:style-name="ce46">
            <text:p>2,898</text:p>
          </table:table-cell>
          <table:table-cell office:value-type="float" office:value="2630" table:style-name="ce46">
            <text:p>2,630</text:p>
          </table:table-cell>
          <table:table-cell office:value-type="float" office:value="2267" table:style-name="ce46">
            <text:p>2,267</text:p>
          </table:table-cell>
          <table:table-cell office:value-type="float" office:value="2021" table:style-name="ce47">
            <text:p>2,021</text:p>
          </table:table-cell>
          <table:table-cell office:value-type="float" office:value="7000" table:style-name="ce46">
            <text:p>7,000</text:p>
          </table:table-cell>
          <table:table-cell office:value-type="float" office:value="1869" table:style-name="ce46">
            <text:p>1,869</text:p>
          </table:table-cell>
          <table:table-cell office:value-type="float" office:value="1582" table:style-name="ce46">
            <text:p>1,582</text:p>
          </table:table-cell>
          <table:table-cell office:value-type="float" office:value="1386" table:style-name="ce46">
            <text:p>1,386</text:p>
          </table:table-cell>
          <table:table-cell office:value-type="float" office:value="1160" table:style-name="ce46">
            <text:p>1,160</text:p>
          </table:table-cell>
          <table:table-cell office:value-type="float" office:value="1003" table:style-name="ce47">
            <text:p>1,003</text:p>
          </table:table-cell>
          <table:table-cell office:value-type="float" office:value="2533" table:style-name="ce46">
            <text:p>2,533</text:p>
          </table:table-cell>
          <table:table-cell office:value-type="float" office:value="819" table:style-name="ce46">
            <text:p>819</text:p>
          </table:table-cell>
          <table:table-cell office:value-type="float" office:value="637" table:style-name="ce46">
            <text:p>637</text:p>
          </table:table-cell>
          <table:table-cell office:value-type="float" office:value="457" table:style-name="ce46">
            <text:p>457</text:p>
          </table:table-cell>
          <table:table-cell office:value-type="float" office:value="354" table:style-name="ce46">
            <text:p>354</text:p>
          </table:table-cell>
          <table:table-cell office:value-type="float" office:value="266" table:style-name="ce47">
            <text:p>266</text:p>
          </table:table-cell>
          <table:table-cell office:value-type="float" office:value="508" table:style-name="ce46">
            <text:p>508</text:p>
          </table:table-cell>
          <table:table-cell office:value-type="float" office:value="204" table:style-name="ce46">
            <text:p>204</text:p>
          </table:table-cell>
          <table:table-cell office:value-type="float" office:value="138" table:style-name="ce46">
            <text:p>138</text:p>
          </table:table-cell>
          <table:table-cell office:value-type="float" office:value="73" table:style-name="ce46">
            <text:p>73</text:p>
          </table:table-cell>
          <table:table-cell office:value-type="float" office:value="51" table:style-name="ce46">
            <text:p>51</text:p>
          </table:table-cell>
          <table:table-cell office:value-type="float" office:value="42" table:style-name="ce47">
            <text:p>42</text:p>
          </table:table-cell>
          <table:table-cell office:value-type="float" office:value="62" table:style-name="ce46">
            <text:p>6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7225" table:style-name="ce48">
            <text:p>617,225</text:p>
          </table:table-cell>
          <table:table-cell office:value-type="float" office:value="24262" table:style-name="ce49">
            <text:p>24,262</text:p>
          </table:table-cell>
          <table:table-cell office:value-type="float" office:value="5036" table:style-name="ce50">
            <text:p>5,036</text:p>
          </table:table-cell>
          <table:table-cell office:value-type="float" office:value="4844" table:style-name="ce50">
            <text:p>4,844</text:p>
          </table:table-cell>
          <table:table-cell office:value-type="float" office:value="4798" table:style-name="ce50">
            <text:p>4,798</text:p>
          </table:table-cell>
          <table:table-cell office:value-type="float" office:value="4687" table:style-name="ce50">
            <text:p>4,687</text:p>
          </table:table-cell>
          <table:table-cell office:value-type="float" office:value="4897" table:style-name="ce50">
            <text:p>4,897</text:p>
          </table:table-cell>
          <table:table-cell office:value-type="float" office:value="25820" table:style-name="ce50">
            <text:p>25,820</text:p>
          </table:table-cell>
          <table:table-cell office:value-type="float" office:value="5060" table:style-name="ce50">
            <text:p>5,060</text:p>
          </table:table-cell>
          <table:table-cell office:value-type="float" office:value="5148" table:style-name="ce50">
            <text:p>5,148</text:p>
          </table:table-cell>
          <table:table-cell office:value-type="float" office:value="5169" table:style-name="ce50">
            <text:p>5,169</text:p>
          </table:table-cell>
          <table:table-cell office:value-type="float" office:value="4558" table:style-name="ce50">
            <text:p>4,558</text:p>
          </table:table-cell>
          <table:table-cell office:value-type="float" office:value="5885" table:style-name="ce51">
            <text:p>5,885</text:p>
          </table:table-cell>
          <table:table-cell office:value-type="float" office:value="24329" table:style-name="ce50">
            <text:p>24,329</text:p>
          </table:table-cell>
          <table:table-cell office:value-type="float" office:value="5094" table:style-name="ce50">
            <text:p>5,094</text:p>
          </table:table-cell>
          <table:table-cell office:value-type="float" office:value="4157" table:style-name="ce50">
            <text:p>4,157</text:p>
          </table:table-cell>
          <table:table-cell office:value-type="float" office:value="4880" table:style-name="ce50">
            <text:p>4,880</text:p>
          </table:table-cell>
          <table:table-cell office:value-type="float" office:value="5143" table:style-name="ce50">
            <text:p>5,143</text:p>
          </table:table-cell>
          <table:table-cell office:value-type="float" office:value="5055" table:style-name="ce51">
            <text:p>5,055</text:p>
          </table:table-cell>
          <table:table-cell office:value-type="float" office:value="30129" table:style-name="ce50">
            <text:p>30,129</text:p>
          </table:table-cell>
          <table:table-cell office:value-type="float" office:value="5339" table:style-name="ce50">
            <text:p>5,339</text:p>
          </table:table-cell>
          <table:table-cell office:value-type="float" office:value="5571" table:style-name="ce50">
            <text:p>5,571</text:p>
          </table:table-cell>
          <table:table-cell office:value-type="float" office:value="6096" table:style-name="ce50">
            <text:p>6,096</text:p>
          </table:table-cell>
          <table:table-cell office:value-type="float" office:value="6258" table:style-name="ce50">
            <text:p>6,258</text:p>
          </table:table-cell>
          <table:table-cell office:value-type="float" office:value="6865" table:style-name="ce51">
            <text:p>6,865</text:p>
          </table:table-cell>
          <table:table-cell office:value-type="float" office:value="39214" table:style-name="ce50">
            <text:p>39,214</text:p>
          </table:table-cell>
          <table:table-cell office:value-type="float" office:value="7087" table:style-name="ce50">
            <text:p>7,087</text:p>
          </table:table-cell>
          <table:table-cell office:value-type="float" office:value="8248" table:style-name="ce50">
            <text:p>8,248</text:p>
          </table:table-cell>
          <table:table-cell office:value-type="float" office:value="7772" table:style-name="ce50">
            <text:p>7,772</text:p>
          </table:table-cell>
          <table:table-cell office:value-type="float" office:value="7478" table:style-name="ce50">
            <text:p>7,478</text:p>
          </table:table-cell>
          <table:table-cell office:value-type="float" office:value="8629" table:style-name="ce51">
            <text:p>8,629</text:p>
          </table:table-cell>
          <table:table-cell office:value-type="float" office:value="42865" table:style-name="ce50">
            <text:p>42,865</text:p>
          </table:table-cell>
          <table:table-cell office:value-type="float" office:value="8585" table:style-name="ce50">
            <text:p>8,585</text:p>
          </table:table-cell>
          <table:table-cell office:value-type="float" office:value="8502" table:style-name="ce50">
            <text:p>8,502</text:p>
          </table:table-cell>
          <table:table-cell office:value-type="float" office:value="8440" table:style-name="ce50">
            <text:p>8,440</text:p>
          </table:table-cell>
          <table:table-cell office:value-type="float" office:value="8856" table:style-name="ce50">
            <text:p>8,856</text:p>
          </table:table-cell>
          <table:table-cell office:value-type="float" office:value="8482" table:style-name="ce51">
            <text:p>8,482</text:p>
          </table:table-cell>
          <table:table-cell office:value-type="float" office:value="41789" table:style-name="ce50">
            <text:p>41,789</text:p>
          </table:table-cell>
          <table:table-cell office:value-type="float" office:value="8303" table:style-name="ce50">
            <text:p>8,303</text:p>
          </table:table-cell>
          <table:table-cell office:value-type="float" office:value="8562" table:style-name="ce50">
            <text:p>8,562</text:p>
          </table:table-cell>
          <table:table-cell office:value-type="float" office:value="8019" table:style-name="ce50">
            <text:p>8,019</text:p>
          </table:table-cell>
          <table:table-cell office:value-type="float" office:value="8849" table:style-name="ce50">
            <text:p>8,849</text:p>
          </table:table-cell>
          <table:table-cell office:value-type="float" office:value="8056" table:style-name="ce51">
            <text:p>8,056</text:p>
          </table:table-cell>
          <table:table-cell office:value-type="float" office:value="46406" table:style-name="ce50">
            <text:p>46,406</text:p>
          </table:table-cell>
          <table:table-cell office:value-type="float" office:value="7980" table:style-name="ce50">
            <text:p>7,980</text:p>
          </table:table-cell>
          <table:table-cell office:value-type="float" office:value="8925" table:style-name="ce50">
            <text:p>8,925</text:p>
          </table:table-cell>
          <table:table-cell office:value-type="float" office:value="9446" table:style-name="ce50">
            <text:p>9,446</text:p>
          </table:table-cell>
          <table:table-cell office:value-type="float" office:value="9827" table:style-name="ce50">
            <text:p>9,827</text:p>
          </table:table-cell>
          <table:table-cell office:value-type="float" office:value="10228" table:style-name="ce51">
            <text:p>10,228</text:p>
          </table:table-cell>
          <table:table-cell office:value-type="float" office:value="50462" table:style-name="ce50">
            <text:p>50,462</text:p>
          </table:table-cell>
          <table:table-cell office:value-type="float" office:value="10383" table:style-name="ce50">
            <text:p>10,383</text:p>
          </table:table-cell>
          <table:table-cell office:value-type="float" office:value="10253" table:style-name="ce50">
            <text:p>10,253</text:p>
          </table:table-cell>
          <table:table-cell office:value-type="float" office:value="10235" table:style-name="ce50">
            <text:p>10,235</text:p>
          </table:table-cell>
          <table:table-cell office:value-type="float" office:value="10030" table:style-name="ce50">
            <text:p>10,030</text:p>
          </table:table-cell>
          <table:table-cell office:value-type="float" office:value="9561" table:style-name="ce51">
            <text:p>9,561</text:p>
          </table:table-cell>
          <table:table-cell office:value-type="float" office:value="43772" table:style-name="ce50">
            <text:p>43,772</text:p>
          </table:table-cell>
          <table:table-cell office:value-type="float" office:value="9965" table:style-name="ce50">
            <text:p>9,965</text:p>
          </table:table-cell>
          <table:table-cell office:value-type="float" office:value="8693" table:style-name="ce50">
            <text:p>8,693</text:p>
          </table:table-cell>
          <table:table-cell office:value-type="float" office:value="8573" table:style-name="ce50">
            <text:p>8,573</text:p>
          </table:table-cell>
          <table:table-cell office:value-type="float" office:value="8329" table:style-name="ce50">
            <text:p>8,329</text:p>
          </table:table-cell>
          <table:table-cell office:value-type="float" office:value="8212" table:style-name="ce51">
            <text:p>8,212</text:p>
          </table:table-cell>
          <table:table-cell office:value-type="float" office:value="42158" table:style-name="ce50">
            <text:p>42,158</text:p>
          </table:table-cell>
          <table:table-cell office:value-type="float" office:value="8399" table:style-name="ce50">
            <text:p>8,399</text:p>
          </table:table-cell>
          <table:table-cell office:value-type="float" office:value="8401" table:style-name="ce50">
            <text:p>8,401</text:p>
          </table:table-cell>
          <table:table-cell office:value-type="float" office:value="8484" table:style-name="ce50">
            <text:p>8,484</text:p>
          </table:table-cell>
          <table:table-cell office:value-type="float" office:value="8543" table:style-name="ce50">
            <text:p>8,543</text:p>
          </table:table-cell>
          <table:table-cell office:value-type="float" office:value="8331" table:style-name="ce51">
            <text:p>8,331</text:p>
          </table:table-cell>
          <table:table-cell office:value-type="float" office:value="45203" table:style-name="ce50">
            <text:p>45,203</text:p>
          </table:table-cell>
          <table:table-cell office:value-type="float" office:value="8894" table:style-name="ce50">
            <text:p>8,894</text:p>
          </table:table-cell>
          <table:table-cell office:value-type="float" office:value="8759" table:style-name="ce50">
            <text:p>8,759</text:p>
          </table:table-cell>
          <table:table-cell office:value-type="float" office:value="9104" table:style-name="ce50">
            <text:p>9,104</text:p>
          </table:table-cell>
          <table:table-cell office:value-type="float" office:value="9335" table:style-name="ce50">
            <text:p>9,335</text:p>
          </table:table-cell>
          <table:table-cell office:value-type="float" office:value="9111" table:style-name="ce51">
            <text:p>9,111</text:p>
          </table:table-cell>
          <table:table-cell office:value-type="float" office:value="43019" table:style-name="ce50">
            <text:p>43,019</text:p>
          </table:table-cell>
          <table:table-cell office:value-type="float" office:value="8907" table:style-name="ce50">
            <text:p>8,907</text:p>
          </table:table-cell>
          <table:table-cell office:value-type="float" office:value="9023" table:style-name="ce50">
            <text:p>9,023</text:p>
          </table:table-cell>
          <table:table-cell office:value-type="float" office:value="8645" table:style-name="ce50">
            <text:p>8,645</text:p>
          </table:table-cell>
          <table:table-cell office:value-type="float" office:value="8604" table:style-name="ce50">
            <text:p>8,604</text:p>
          </table:table-cell>
          <table:table-cell office:value-type="float" office:value="7840" table:style-name="ce51">
            <text:p>7,840</text:p>
          </table:table-cell>
          <table:table-cell office:value-type="float" office:value="37508" table:style-name="ce50">
            <text:p>37,508</text:p>
          </table:table-cell>
          <table:table-cell office:value-type="float" office:value="8075" table:style-name="ce50">
            <text:p>8,075</text:p>
          </table:table-cell>
          <table:table-cell office:value-type="float" office:value="7940" table:style-name="ce50">
            <text:p>7,940</text:p>
          </table:table-cell>
          <table:table-cell office:value-type="float" office:value="7602" table:style-name="ce50">
            <text:p>7,602</text:p>
          </table:table-cell>
          <table:table-cell office:value-type="float" office:value="6949" table:style-name="ce50">
            <text:p>6,949</text:p>
          </table:table-cell>
          <table:table-cell office:value-type="float" office:value="6942" table:style-name="ce51">
            <text:p>6,942</text:p>
          </table:table-cell>
          <table:table-cell office:value-type="float" office:value="28131" table:style-name="ce50">
            <text:p>28,131</text:p>
          </table:table-cell>
          <table:table-cell office:value-type="float" office:value="7083" table:style-name="ce50">
            <text:p>7,083</text:p>
          </table:table-cell>
          <table:table-cell office:value-type="float" office:value="5979" table:style-name="ce50">
            <text:p>5,979</text:p>
          </table:table-cell>
          <table:table-cell office:value-type="float" office:value="5686" table:style-name="ce50">
            <text:p>5,686</text:p>
          </table:table-cell>
          <table:table-cell office:value-type="float" office:value="4950" table:style-name="ce50">
            <text:p>4,950</text:p>
          </table:table-cell>
          <table:table-cell office:value-type="float" office:value="4433" table:style-name="ce51">
            <text:p>4,433</text:p>
          </table:table-cell>
          <table:table-cell office:value-type="float" office:value="17663" table:style-name="ce50">
            <text:p>17,663</text:p>
          </table:table-cell>
          <table:table-cell office:value-type="float" office:value="3541" table:style-name="ce50">
            <text:p>3,541</text:p>
          </table:table-cell>
          <table:table-cell office:value-type="float" office:value="3071" table:style-name="ce50">
            <text:p>3,071</text:p>
          </table:table-cell>
          <table:table-cell office:value-type="float" office:value="3569" table:style-name="ce50">
            <text:p>3,569</text:p>
          </table:table-cell>
          <table:table-cell office:value-type="float" office:value="3751" table:style-name="ce50">
            <text:p>3,751</text:p>
          </table:table-cell>
          <table:table-cell office:value-type="float" office:value="3731" table:style-name="ce51">
            <text:p>3,731</text:p>
          </table:table-cell>
          <table:table-cell office:value-type="float" office:value="16881" table:style-name="ce50">
            <text:p>16,881</text:p>
          </table:table-cell>
          <table:table-cell office:value-type="float" office:value="3650" table:style-name="ce50">
            <text:p>3,650</text:p>
          </table:table-cell>
          <table:table-cell office:value-type="float" office:value="3653" table:style-name="ce50">
            <text:p>3,653</text:p>
          </table:table-cell>
          <table:table-cell office:value-type="float" office:value="3558" table:style-name="ce50">
            <text:p>3,558</text:p>
          </table:table-cell>
          <table:table-cell office:value-type="float" office:value="3075" table:style-name="ce50">
            <text:p>3,075</text:p>
          </table:table-cell>
          <table:table-cell office:value-type="float" office:value="2945" table:style-name="ce51">
            <text:p>2,945</text:p>
          </table:table-cell>
          <table:table-cell office:value-type="float" office:value="11262" table:style-name="ce50">
            <text:p>11,262</text:p>
          </table:table-cell>
          <table:table-cell office:value-type="float" office:value="2781" table:style-name="ce50">
            <text:p>2,781</text:p>
          </table:table-cell>
          <table:table-cell office:value-type="float" office:value="2570" table:style-name="ce50">
            <text:p>2,570</text:p>
          </table:table-cell>
          <table:table-cell office:value-type="float" office:value="2247" table:style-name="ce50">
            <text:p>2,247</text:p>
          </table:table-cell>
          <table:table-cell office:value-type="float" office:value="1971" table:style-name="ce50">
            <text:p>1,971</text:p>
          </table:table-cell>
          <table:table-cell office:value-type="float" office:value="1693" table:style-name="ce51">
            <text:p>1,693</text:p>
          </table:table-cell>
          <table:table-cell office:value-type="float" office:value="4956" table:style-name="ce50">
            <text:p>4,956</text:p>
          </table:table-cell>
          <table:table-cell office:value-type="float" office:value="1494" table:style-name="ce50">
            <text:p>1,494</text:p>
          </table:table-cell>
          <table:table-cell office:value-type="float" office:value="1207" table:style-name="ce50">
            <text:p>1,207</text:p>
          </table:table-cell>
          <table:table-cell office:value-type="float" office:value="965" table:style-name="ce50">
            <text:p>965</text:p>
          </table:table-cell>
          <table:table-cell office:value-type="float" office:value="715" table:style-name="ce50">
            <text:p>715</text:p>
          </table:table-cell>
          <table:table-cell office:value-type="float" office:value="575" table:style-name="ce51">
            <text:p>575</text:p>
          </table:table-cell>
          <table:table-cell office:value-type="float" office:value="1229" table:style-name="ce50">
            <text:p>1,229</text:p>
          </table:table-cell>
          <table:table-cell office:value-type="float" office:value="454" table:style-name="ce50">
            <text:p>454</text:p>
          </table:table-cell>
          <table:table-cell office:value-type="float" office:value="323" table:style-name="ce50">
            <text:p>323</text:p>
          </table:table-cell>
          <table:table-cell office:value-type="float" office:value="191" table:style-name="ce50">
            <text:p>191</text:p>
          </table:table-cell>
          <table:table-cell office:value-type="float" office:value="162" table:style-name="ce50">
            <text:p>162</text:p>
          </table:table-cell>
          <table:table-cell office:value-type="float" office:value="99" table:style-name="ce51">
            <text:p>99</text:p>
          </table:table-cell>
          <table:table-cell office:value-type="float" office:value="167" table:style-name="ce50">
            <text:p>16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4422" table:style-name="ce44">
            <text:p>484,422</text:p>
          </table:table-cell>
          <table:table-cell office:value-type="float" office:value="14736" table:style-name="ce44">
            <text:p>14,736</text:p>
          </table:table-cell>
          <table:table-cell office:value-type="float" office:value="2639" table:style-name="ce44">
            <text:p>2,639</text:p>
          </table:table-cell>
          <table:table-cell office:value-type="float" office:value="2942" table:style-name="ce44">
            <text:p>2,942</text:p>
          </table:table-cell>
          <table:table-cell office:value-type="float" office:value="3034" table:style-name="ce44">
            <text:p>3,034</text:p>
          </table:table-cell>
          <table:table-cell office:value-type="float" office:value="2998" table:style-name="ce44">
            <text:p>2,998</text:p>
          </table:table-cell>
          <table:table-cell office:value-type="float" office:value="3123" table:style-name="ce44">
            <text:p>3,123</text:p>
          </table:table-cell>
          <table:table-cell office:value-type="float" office:value="18167" table:style-name="ce44">
            <text:p>18,167</text:p>
          </table:table-cell>
          <table:table-cell office:value-type="float" office:value="3441" table:style-name="ce44">
            <text:p>3,441</text:p>
          </table:table-cell>
          <table:table-cell office:value-type="float" office:value="3547" table:style-name="ce44">
            <text:p>3,547</text:p>
          </table:table-cell>
          <table:table-cell office:value-type="float" office:value="3731" table:style-name="ce44">
            <text:p>3,731</text:p>
          </table:table-cell>
          <table:table-cell office:value-type="float" office:value="3298" table:style-name="ce44">
            <text:p>3,298</text:p>
          </table:table-cell>
          <table:table-cell office:value-type="float" office:value="4150" table:style-name="ce45">
            <text:p>4,150</text:p>
          </table:table-cell>
          <table:table-cell office:value-type="float" office:value="17936" table:style-name="ce44">
            <text:p>17,936</text:p>
          </table:table-cell>
          <table:table-cell office:value-type="float" office:value="3644" table:style-name="ce44">
            <text:p>3,644</text:p>
          </table:table-cell>
          <table:table-cell office:value-type="float" office:value="3168" table:style-name="ce44">
            <text:p>3,168</text:p>
          </table:table-cell>
          <table:table-cell office:value-type="float" office:value="3499" table:style-name="ce44">
            <text:p>3,499</text:p>
          </table:table-cell>
          <table:table-cell office:value-type="float" office:value="3631" table:style-name="ce44">
            <text:p>3,631</text:p>
          </table:table-cell>
          <table:table-cell office:value-type="float" office:value="3994" table:style-name="ce45">
            <text:p>3,994</text:p>
          </table:table-cell>
          <table:table-cell office:value-type="float" office:value="23111" table:style-name="ce44">
            <text:p>23,111</text:p>
          </table:table-cell>
          <table:table-cell office:value-type="float" office:value="4144" table:style-name="ce44">
            <text:p>4,144</text:p>
          </table:table-cell>
          <table:table-cell office:value-type="float" office:value="4232" table:style-name="ce44">
            <text:p>4,232</text:p>
          </table:table-cell>
          <table:table-cell office:value-type="float" office:value="4661" table:style-name="ce44">
            <text:p>4,661</text:p>
          </table:table-cell>
          <table:table-cell office:value-type="float" office:value="4697" table:style-name="ce44">
            <text:p>4,697</text:p>
          </table:table-cell>
          <table:table-cell office:value-type="float" office:value="5377" table:style-name="ce45">
            <text:p>5,377</text:p>
          </table:table-cell>
          <table:table-cell office:value-type="float" office:value="30791" table:style-name="ce44">
            <text:p>30,791</text:p>
          </table:table-cell>
          <table:table-cell office:value-type="float" office:value="5624" table:style-name="ce44">
            <text:p>5,624</text:p>
          </table:table-cell>
          <table:table-cell office:value-type="float" office:value="6427" table:style-name="ce44">
            <text:p>6,427</text:p>
          </table:table-cell>
          <table:table-cell office:value-type="float" office:value="6087" table:style-name="ce44">
            <text:p>6,087</text:p>
          </table:table-cell>
          <table:table-cell office:value-type="float" office:value="5906" table:style-name="ce44">
            <text:p>5,906</text:p>
          </table:table-cell>
          <table:table-cell office:value-type="float" office:value="6747" table:style-name="ce45">
            <text:p>6,747</text:p>
          </table:table-cell>
          <table:table-cell office:value-type="float" office:value="34694" table:style-name="ce44">
            <text:p>34,694</text:p>
          </table:table-cell>
          <table:table-cell office:value-type="float" office:value="6998" table:style-name="ce44">
            <text:p>6,998</text:p>
          </table:table-cell>
          <table:table-cell office:value-type="float" office:value="6898" table:style-name="ce44">
            <text:p>6,898</text:p>
          </table:table-cell>
          <table:table-cell office:value-type="float" office:value="7110" table:style-name="ce44">
            <text:p>7,110</text:p>
          </table:table-cell>
          <table:table-cell office:value-type="float" office:value="6949" table:style-name="ce44">
            <text:p>6,949</text:p>
          </table:table-cell>
          <table:table-cell office:value-type="float" office:value="6739" table:style-name="ce45">
            <text:p>6,739</text:p>
          </table:table-cell>
          <table:table-cell office:value-type="float" office:value="31589" table:style-name="ce44">
            <text:p>31,589</text:p>
          </table:table-cell>
          <table:table-cell office:value-type="float" office:value="6486" table:style-name="ce44">
            <text:p>6,486</text:p>
          </table:table-cell>
          <table:table-cell office:value-type="float" office:value="6572" table:style-name="ce44">
            <text:p>6,572</text:p>
          </table:table-cell>
          <table:table-cell office:value-type="float" office:value="6037" table:style-name="ce44">
            <text:p>6,037</text:p>
          </table:table-cell>
          <table:table-cell office:value-type="float" office:value="6587" table:style-name="ce44">
            <text:p>6,587</text:p>
          </table:table-cell>
          <table:table-cell office:value-type="float" office:value="5907" table:style-name="ce45">
            <text:p>5,907</text:p>
          </table:table-cell>
          <table:table-cell office:value-type="float" office:value="32775" table:style-name="ce44">
            <text:p>32,775</text:p>
          </table:table-cell>
          <table:table-cell office:value-type="float" office:value="5658" table:style-name="ce44">
            <text:p>5,658</text:p>
          </table:table-cell>
          <table:table-cell office:value-type="float" office:value="6382" table:style-name="ce44">
            <text:p>6,382</text:p>
          </table:table-cell>
          <table:table-cell office:value-type="float" office:value="6630" table:style-name="ce44">
            <text:p>6,630</text:p>
          </table:table-cell>
          <table:table-cell office:value-type="float" office:value="6929" table:style-name="ce44">
            <text:p>6,929</text:p>
          </table:table-cell>
          <table:table-cell office:value-type="float" office:value="7176" table:style-name="ce45">
            <text:p>7,176</text:p>
          </table:table-cell>
          <table:table-cell office:value-type="float" office:value="36274" table:style-name="ce44">
            <text:p>36,274</text:p>
          </table:table-cell>
          <table:table-cell office:value-type="float" office:value="7408" table:style-name="ce44">
            <text:p>7,408</text:p>
          </table:table-cell>
          <table:table-cell office:value-type="float" office:value="7372" table:style-name="ce44">
            <text:p>7,372</text:p>
          </table:table-cell>
          <table:table-cell office:value-type="float" office:value="7498" table:style-name="ce44">
            <text:p>7,498</text:p>
          </table:table-cell>
          <table:table-cell office:value-type="float" office:value="7084" table:style-name="ce44">
            <text:p>7,084</text:p>
          </table:table-cell>
          <table:table-cell office:value-type="float" office:value="6912" table:style-name="ce45">
            <text:p>6,912</text:p>
          </table:table-cell>
          <table:table-cell office:value-type="float" office:value="33636" table:style-name="ce44">
            <text:p>33,636</text:p>
          </table:table-cell>
          <table:table-cell office:value-type="float" office:value="7495" table:style-name="ce44">
            <text:p>7,495</text:p>
          </table:table-cell>
          <table:table-cell office:value-type="float" office:value="6585" table:style-name="ce44">
            <text:p>6,585</text:p>
          </table:table-cell>
          <table:table-cell office:value-type="float" office:value="6369" table:style-name="ce44">
            <text:p>6,369</text:p>
          </table:table-cell>
          <table:table-cell office:value-type="float" office:value="6459" table:style-name="ce44">
            <text:p>6,459</text:p>
          </table:table-cell>
          <table:table-cell office:value-type="float" office:value="6728" table:style-name="ce45">
            <text:p>6,728</text:p>
          </table:table-cell>
          <table:table-cell office:value-type="float" office:value="37089" table:style-name="ce44">
            <text:p>37,089</text:p>
          </table:table-cell>
          <table:table-cell office:value-type="float" office:value="7059" table:style-name="ce44">
            <text:p>7,059</text:p>
          </table:table-cell>
          <table:table-cell office:value-type="float" office:value="7368" table:style-name="ce44">
            <text:p>7,368</text:p>
          </table:table-cell>
          <table:table-cell office:value-type="float" office:value="7569" table:style-name="ce44">
            <text:p>7,569</text:p>
          </table:table-cell>
          <table:table-cell office:value-type="float" office:value="7825" table:style-name="ce44">
            <text:p>7,825</text:p>
          </table:table-cell>
          <table:table-cell office:value-type="float" office:value="7268" table:style-name="ce45">
            <text:p>7,268</text:p>
          </table:table-cell>
          <table:table-cell office:value-type="float" office:value="40559" table:style-name="ce44">
            <text:p>40,559</text:p>
          </table:table-cell>
          <table:table-cell office:value-type="float" office:value="7997" table:style-name="ce44">
            <text:p>7,997</text:p>
          </table:table-cell>
          <table:table-cell office:value-type="float" office:value="7864" table:style-name="ce44">
            <text:p>7,864</text:p>
          </table:table-cell>
          <table:table-cell office:value-type="float" office:value="8028" table:style-name="ce44">
            <text:p>8,028</text:p>
          </table:table-cell>
          <table:table-cell office:value-type="float" office:value="8408" table:style-name="ce44">
            <text:p>8,408</text:p>
          </table:table-cell>
          <table:table-cell office:value-type="float" office:value="8262" table:style-name="ce45">
            <text:p>8,262</text:p>
          </table:table-cell>
          <table:table-cell office:value-type="float" office:value="38540" table:style-name="ce44">
            <text:p>38,540</text:p>
          </table:table-cell>
          <table:table-cell office:value-type="float" office:value="8094" table:style-name="ce44">
            <text:p>8,094</text:p>
          </table:table-cell>
          <table:table-cell office:value-type="float" office:value="8054" table:style-name="ce44">
            <text:p>8,054</text:p>
          </table:table-cell>
          <table:table-cell office:value-type="float" office:value="7862" table:style-name="ce44">
            <text:p>7,862</text:p>
          </table:table-cell>
          <table:table-cell office:value-type="float" office:value="7408" table:style-name="ce44">
            <text:p>7,408</text:p>
          </table:table-cell>
          <table:table-cell office:value-type="float" office:value="7122" table:style-name="ce45">
            <text:p>7,122</text:p>
          </table:table-cell>
          <table:table-cell office:value-type="float" office:value="32161" table:style-name="ce44">
            <text:p>32,161</text:p>
          </table:table-cell>
          <table:table-cell office:value-type="float" office:value="6928" table:style-name="ce44">
            <text:p>6,928</text:p>
          </table:table-cell>
          <table:table-cell office:value-type="float" office:value="6878" table:style-name="ce44">
            <text:p>6,878</text:p>
          </table:table-cell>
          <table:table-cell office:value-type="float" office:value="6418" table:style-name="ce44">
            <text:p>6,418</text:p>
          </table:table-cell>
          <table:table-cell office:value-type="float" office:value="6014" table:style-name="ce44">
            <text:p>6,014</text:p>
          </table:table-cell>
          <table:table-cell office:value-type="float" office:value="5923" table:style-name="ce45">
            <text:p>5,923</text:p>
          </table:table-cell>
          <table:table-cell office:value-type="float" office:value="23025" table:style-name="ce44">
            <text:p>23,025</text:p>
          </table:table-cell>
          <table:table-cell office:value-type="float" office:value="5830" table:style-name="ce44">
            <text:p>5,830</text:p>
          </table:table-cell>
          <table:table-cell office:value-type="float" office:value="5011" table:style-name="ce44">
            <text:p>5,011</text:p>
          </table:table-cell>
          <table:table-cell office:value-type="float" office:value="4570" table:style-name="ce44">
            <text:p>4,570</text:p>
          </table:table-cell>
          <table:table-cell office:value-type="float" office:value="4131" table:style-name="ce44">
            <text:p>4,131</text:p>
          </table:table-cell>
          <table:table-cell office:value-type="float" office:value="3483" table:style-name="ce45">
            <text:p>3,483</text:p>
          </table:table-cell>
          <table:table-cell office:value-type="float" office:value="14223" table:style-name="ce44">
            <text:p>14,223</text:p>
          </table:table-cell>
          <table:table-cell office:value-type="float" office:value="2885" table:style-name="ce44">
            <text:p>2,885</text:p>
          </table:table-cell>
          <table:table-cell office:value-type="float" office:value="2615" table:style-name="ce44">
            <text:p>2,615</text:p>
          </table:table-cell>
          <table:table-cell office:value-type="float" office:value="2879" table:style-name="ce44">
            <text:p>2,879</text:p>
          </table:table-cell>
          <table:table-cell office:value-type="float" office:value="2803" table:style-name="ce44">
            <text:p>2,803</text:p>
          </table:table-cell>
          <table:table-cell office:value-type="float" office:value="3041" table:style-name="ce45">
            <text:p>3,041</text:p>
          </table:table-cell>
          <table:table-cell office:value-type="float" office:value="13149" table:style-name="ce44">
            <text:p>13,149</text:p>
          </table:table-cell>
          <table:table-cell office:value-type="float" office:value="2976" table:style-name="ce44">
            <text:p>2,976</text:p>
          </table:table-cell>
          <table:table-cell office:value-type="float" office:value="2905" table:style-name="ce44">
            <text:p>2,905</text:p>
          </table:table-cell>
          <table:table-cell office:value-type="float" office:value="2722" table:style-name="ce44">
            <text:p>2,722</text:p>
          </table:table-cell>
          <table:table-cell office:value-type="float" office:value="2304" table:style-name="ce44">
            <text:p>2,304</text:p>
          </table:table-cell>
          <table:table-cell office:value-type="float" office:value="2242" table:style-name="ce45">
            <text:p>2,242</text:p>
          </table:table-cell>
          <table:table-cell office:value-type="float" office:value="7707" table:style-name="ce44">
            <text:p>7,707</text:p>
          </table:table-cell>
          <table:table-cell office:value-type="float" office:value="1907" table:style-name="ce44">
            <text:p>1,907</text:p>
          </table:table-cell>
          <table:table-cell office:value-type="float" office:value="1774" table:style-name="ce44">
            <text:p>1,774</text:p>
          </table:table-cell>
          <table:table-cell office:value-type="float" office:value="1507" table:style-name="ce44">
            <text:p>1,507</text:p>
          </table:table-cell>
          <table:table-cell office:value-type="float" office:value="1349" table:style-name="ce44">
            <text:p>1,349</text:p>
          </table:table-cell>
          <table:table-cell office:value-type="float" office:value="1170" table:style-name="ce45">
            <text:p>1,170</text:p>
          </table:table-cell>
          <table:table-cell office:value-type="float" office:value="3380" table:style-name="ce44">
            <text:p>3,380</text:p>
          </table:table-cell>
          <table:table-cell office:value-type="float" office:value="1019" table:style-name="ce44">
            <text:p>1,019</text:p>
          </table:table-cell>
          <table:table-cell office:value-type="float" office:value="853" table:style-name="ce44">
            <text:p>853</text:p>
          </table:table-cell>
          <table:table-cell office:value-type="float" office:value="647" table:style-name="ce44">
            <text:p>647</text:p>
          </table:table-cell>
          <table:table-cell office:value-type="float" office:value="500" table:style-name="ce44">
            <text:p>500</text:p>
          </table:table-cell>
          <table:table-cell office:value-type="float" office:value="361" table:style-name="ce45">
            <text:p>361</text:p>
          </table:table-cell>
          <table:table-cell office:value-type="float" office:value="770" table:style-name="ce44">
            <text:p>770</text:p>
          </table:table-cell>
          <table:table-cell office:value-type="float" office:value="303" table:style-name="ce44">
            <text:p>303</text:p>
          </table:table-cell>
          <table:table-cell office:value-type="float" office:value="186" table:style-name="ce44">
            <text:p>186</text:p>
          </table:table-cell>
          <table:table-cell office:value-type="float" office:value="127" table:style-name="ce44">
            <text:p>127</text:p>
          </table:table-cell>
          <table:table-cell office:value-type="float" office:value="94" table:style-name="ce44">
            <text:p>94</text:p>
          </table:table-cell>
          <table:table-cell office:value-type="float" office:value="60" table:style-name="ce45">
            <text:p>60</text:p>
          </table:table-cell>
          <table:table-cell office:value-type="float" office:value="110" table:style-name="ce44">
            <text:p>11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7404" table:style-name="ce44">
            <text:p>247,404</text:p>
          </table:table-cell>
          <table:table-cell office:value-type="float" office:value="7749" table:style-name="ce44">
            <text:p>7,749</text:p>
          </table:table-cell>
          <table:table-cell office:value-type="float" office:value="1406" table:style-name="ce44">
            <text:p>1,406</text:p>
          </table:table-cell>
          <table:table-cell office:value-type="float" office:value="1544" table:style-name="ce44">
            <text:p>1,544</text:p>
          </table:table-cell>
          <table:table-cell office:value-type="float" office:value="1597" table:style-name="ce44">
            <text:p>1,597</text:p>
          </table:table-cell>
          <table:table-cell office:value-type="float" office:value="1583" table:style-name="ce44">
            <text:p>1,583</text:p>
          </table:table-cell>
          <table:table-cell office:value-type="float" office:value="1619" table:style-name="ce44">
            <text:p>1,619</text:p>
          </table:table-cell>
          <table:table-cell office:value-type="float" office:value="9448" table:style-name="ce44">
            <text:p>9,448</text:p>
          </table:table-cell>
          <table:table-cell office:value-type="float" office:value="1794" table:style-name="ce44">
            <text:p>1,794</text:p>
          </table:table-cell>
          <table:table-cell office:value-type="float" office:value="1807" table:style-name="ce44">
            <text:p>1,807</text:p>
          </table:table-cell>
          <table:table-cell office:value-type="float" office:value="1957" table:style-name="ce44">
            <text:p>1,957</text:p>
          </table:table-cell>
          <table:table-cell office:value-type="float" office:value="1732" table:style-name="ce44">
            <text:p>1,732</text:p>
          </table:table-cell>
          <table:table-cell office:value-type="float" office:value="2158" table:style-name="ce45">
            <text:p>2,158</text:p>
          </table:table-cell>
          <table:table-cell office:value-type="float" office:value="9303" table:style-name="ce44">
            <text:p>9,303</text:p>
          </table:table-cell>
          <table:table-cell office:value-type="float" office:value="1877" table:style-name="ce44">
            <text:p>1,877</text:p>
          </table:table-cell>
          <table:table-cell office:value-type="float" office:value="1652" table:style-name="ce44">
            <text:p>1,652</text:p>
          </table:table-cell>
          <table:table-cell office:value-type="float" office:value="1806" table:style-name="ce44">
            <text:p>1,806</text:p>
          </table:table-cell>
          <table:table-cell office:value-type="float" office:value="1894" table:style-name="ce44">
            <text:p>1,894</text:p>
          </table:table-cell>
          <table:table-cell office:value-type="float" office:value="2074" table:style-name="ce45">
            <text:p>2,074</text:p>
          </table:table-cell>
          <table:table-cell office:value-type="float" office:value="11966" table:style-name="ce44">
            <text:p>11,966</text:p>
          </table:table-cell>
          <table:table-cell office:value-type="float" office:value="2159" table:style-name="ce44">
            <text:p>2,159</text:p>
          </table:table-cell>
          <table:table-cell office:value-type="float" office:value="2196" table:style-name="ce44">
            <text:p>2,196</text:p>
          </table:table-cell>
          <table:table-cell office:value-type="float" office:value="2385" table:style-name="ce44">
            <text:p>2,385</text:p>
          </table:table-cell>
          <table:table-cell office:value-type="float" office:value="2456" table:style-name="ce44">
            <text:p>2,456</text:p>
          </table:table-cell>
          <table:table-cell office:value-type="float" office:value="2770" table:style-name="ce45">
            <text:p>2,770</text:p>
          </table:table-cell>
          <table:table-cell office:value-type="float" office:value="16104" table:style-name="ce44">
            <text:p>16,104</text:p>
          </table:table-cell>
          <table:table-cell office:value-type="float" office:value="2986" table:style-name="ce44">
            <text:p>2,986</text:p>
          </table:table-cell>
          <table:table-cell office:value-type="float" office:value="3314" table:style-name="ce44">
            <text:p>3,314</text:p>
          </table:table-cell>
          <table:table-cell office:value-type="float" office:value="3220" table:style-name="ce44">
            <text:p>3,220</text:p>
          </table:table-cell>
          <table:table-cell office:value-type="float" office:value="3094" table:style-name="ce44">
            <text:p>3,094</text:p>
          </table:table-cell>
          <table:table-cell office:value-type="float" office:value="3490" table:style-name="ce45">
            <text:p>3,490</text:p>
          </table:table-cell>
          <table:table-cell office:value-type="float" office:value="18182" table:style-name="ce44">
            <text:p>18,182</text:p>
          </table:table-cell>
          <table:table-cell office:value-type="float" office:value="3592" table:style-name="ce44">
            <text:p>3,592</text:p>
          </table:table-cell>
          <table:table-cell office:value-type="float" office:value="3587" table:style-name="ce44">
            <text:p>3,587</text:p>
          </table:table-cell>
          <table:table-cell office:value-type="float" office:value="3704" table:style-name="ce44">
            <text:p>3,704</text:p>
          </table:table-cell>
          <table:table-cell office:value-type="float" office:value="3709" table:style-name="ce44">
            <text:p>3,709</text:p>
          </table:table-cell>
          <table:table-cell office:value-type="float" office:value="3590" table:style-name="ce45">
            <text:p>3,590</text:p>
          </table:table-cell>
          <table:table-cell office:value-type="float" office:value="17303" table:style-name="ce44">
            <text:p>17,303</text:p>
          </table:table-cell>
          <table:table-cell office:value-type="float" office:value="3552" table:style-name="ce44">
            <text:p>3,552</text:p>
          </table:table-cell>
          <table:table-cell office:value-type="float" office:value="3589" table:style-name="ce44">
            <text:p>3,589</text:p>
          </table:table-cell>
          <table:table-cell office:value-type="float" office:value="3297" table:style-name="ce44">
            <text:p>3,297</text:p>
          </table:table-cell>
          <table:table-cell office:value-type="float" office:value="3598" table:style-name="ce44">
            <text:p>3,598</text:p>
          </table:table-cell>
          <table:table-cell office:value-type="float" office:value="3267" table:style-name="ce45">
            <text:p>3,267</text:p>
          </table:table-cell>
          <table:table-cell office:value-type="float" office:value="17457" table:style-name="ce44">
            <text:p>17,457</text:p>
          </table:table-cell>
          <table:table-cell office:value-type="float" office:value="3039" table:style-name="ce44">
            <text:p>3,039</text:p>
          </table:table-cell>
          <table:table-cell office:value-type="float" office:value="3401" table:style-name="ce44">
            <text:p>3,401</text:p>
          </table:table-cell>
          <table:table-cell office:value-type="float" office:value="3504" table:style-name="ce44">
            <text:p>3,504</text:p>
          </table:table-cell>
          <table:table-cell office:value-type="float" office:value="3751" table:style-name="ce44">
            <text:p>3,751</text:p>
          </table:table-cell>
          <table:table-cell office:value-type="float" office:value="3762" table:style-name="ce45">
            <text:p>3,762</text:p>
          </table:table-cell>
          <table:table-cell office:value-type="float" office:value="18656" table:style-name="ce44">
            <text:p>18,656</text:p>
          </table:table-cell>
          <table:table-cell office:value-type="float" office:value="3766" table:style-name="ce44">
            <text:p>3,766</text:p>
          </table:table-cell>
          <table:table-cell office:value-type="float" office:value="3832" table:style-name="ce44">
            <text:p>3,832</text:p>
          </table:table-cell>
          <table:table-cell office:value-type="float" office:value="3867" table:style-name="ce44">
            <text:p>3,867</text:p>
          </table:table-cell>
          <table:table-cell office:value-type="float" office:value="3693" table:style-name="ce44">
            <text:p>3,693</text:p>
          </table:table-cell>
          <table:table-cell office:value-type="float" office:value="3498" table:style-name="ce45">
            <text:p>3,498</text:p>
          </table:table-cell>
          <table:table-cell office:value-type="float" office:value="17052" table:style-name="ce44">
            <text:p>17,052</text:p>
          </table:table-cell>
          <table:table-cell office:value-type="float" office:value="3860" table:style-name="ce44">
            <text:p>3,860</text:p>
          </table:table-cell>
          <table:table-cell office:value-type="float" office:value="3401" table:style-name="ce44">
            <text:p>3,401</text:p>
          </table:table-cell>
          <table:table-cell office:value-type="float" office:value="3166" table:style-name="ce44">
            <text:p>3,166</text:p>
          </table:table-cell>
          <table:table-cell office:value-type="float" office:value="3203" table:style-name="ce44">
            <text:p>3,203</text:p>
          </table:table-cell>
          <table:table-cell office:value-type="float" office:value="3422" table:style-name="ce45">
            <text:p>3,422</text:p>
          </table:table-cell>
          <table:table-cell office:value-type="float" office:value="19098" table:style-name="ce44">
            <text:p>19,098</text:p>
          </table:table-cell>
          <table:table-cell office:value-type="float" office:value="3643" table:style-name="ce44">
            <text:p>3,643</text:p>
          </table:table-cell>
          <table:table-cell office:value-type="float" office:value="3749" table:style-name="ce44">
            <text:p>3,749</text:p>
          </table:table-cell>
          <table:table-cell office:value-type="float" office:value="3863" table:style-name="ce44">
            <text:p>3,863</text:p>
          </table:table-cell>
          <table:table-cell office:value-type="float" office:value="4131" table:style-name="ce44">
            <text:p>4,131</text:p>
          </table:table-cell>
          <table:table-cell office:value-type="float" office:value="3712" table:style-name="ce45">
            <text:p>3,712</text:p>
          </table:table-cell>
          <table:table-cell office:value-type="float" office:value="20926" table:style-name="ce44">
            <text:p>20,926</text:p>
          </table:table-cell>
          <table:table-cell office:value-type="float" office:value="4182" table:style-name="ce44">
            <text:p>4,182</text:p>
          </table:table-cell>
          <table:table-cell office:value-type="float" office:value="4098" table:style-name="ce44">
            <text:p>4,098</text:p>
          </table:table-cell>
          <table:table-cell office:value-type="float" office:value="4146" table:style-name="ce44">
            <text:p>4,146</text:p>
          </table:table-cell>
          <table:table-cell office:value-type="float" office:value="4306" table:style-name="ce44">
            <text:p>4,306</text:p>
          </table:table-cell>
          <table:table-cell office:value-type="float" office:value="4194" table:style-name="ce45">
            <text:p>4,194</text:p>
          </table:table-cell>
          <table:table-cell office:value-type="float" office:value="19721" table:style-name="ce44">
            <text:p>19,721</text:p>
          </table:table-cell>
          <table:table-cell office:value-type="float" office:value="4113" table:style-name="ce44">
            <text:p>4,113</text:p>
          </table:table-cell>
          <table:table-cell office:value-type="float" office:value="4153" table:style-name="ce44">
            <text:p>4,153</text:p>
          </table:table-cell>
          <table:table-cell office:value-type="float" office:value="4057" table:style-name="ce44">
            <text:p>4,057</text:p>
          </table:table-cell>
          <table:table-cell office:value-type="float" office:value="3772" table:style-name="ce44">
            <text:p>3,772</text:p>
          </table:table-cell>
          <table:table-cell office:value-type="float" office:value="3626" table:style-name="ce45">
            <text:p>3,626</text:p>
          </table:table-cell>
          <table:table-cell office:value-type="float" office:value="16223" table:style-name="ce44">
            <text:p>16,223</text:p>
          </table:table-cell>
          <table:table-cell office:value-type="float" office:value="3495" table:style-name="ce44">
            <text:p>3,495</text:p>
          </table:table-cell>
          <table:table-cell office:value-type="float" office:value="3446" table:style-name="ce44">
            <text:p>3,446</text:p>
          </table:table-cell>
          <table:table-cell office:value-type="float" office:value="3273" table:style-name="ce44">
            <text:p>3,273</text:p>
          </table:table-cell>
          <table:table-cell office:value-type="float" office:value="3069" table:style-name="ce44">
            <text:p>3,069</text:p>
          </table:table-cell>
          <table:table-cell office:value-type="float" office:value="2940" table:style-name="ce45">
            <text:p>2,940</text:p>
          </table:table-cell>
          <table:table-cell office:value-type="float" office:value="11220" table:style-name="ce44">
            <text:p>11,220</text:p>
          </table:table-cell>
          <table:table-cell office:value-type="float" office:value="2856" table:style-name="ce44">
            <text:p>2,856</text:p>
          </table:table-cell>
          <table:table-cell office:value-type="float" office:value="2502" table:style-name="ce44">
            <text:p>2,502</text:p>
          </table:table-cell>
          <table:table-cell office:value-type="float" office:value="2211" table:style-name="ce44">
            <text:p>2,211</text:p>
          </table:table-cell>
          <table:table-cell office:value-type="float" office:value="2013" table:style-name="ce44">
            <text:p>2,013</text:p>
          </table:table-cell>
          <table:table-cell office:value-type="float" office:value="1638" table:style-name="ce45">
            <text:p>1,638</text:p>
          </table:table-cell>
          <table:table-cell office:value-type="float" office:value="6538" table:style-name="ce44">
            <text:p>6,538</text:p>
          </table:table-cell>
          <table:table-cell office:value-type="float" office:value="1342" table:style-name="ce44">
            <text:p>1,342</text:p>
          </table:table-cell>
          <table:table-cell office:value-type="float" office:value="1199" table:style-name="ce44">
            <text:p>1,199</text:p>
          </table:table-cell>
          <table:table-cell office:value-type="float" office:value="1327" table:style-name="ce44">
            <text:p>1,327</text:p>
          </table:table-cell>
          <table:table-cell office:value-type="float" office:value="1296" table:style-name="ce44">
            <text:p>1,296</text:p>
          </table:table-cell>
          <table:table-cell office:value-type="float" office:value="1374" table:style-name="ce45">
            <text:p>1,374</text:p>
          </table:table-cell>
          <table:table-cell office:value-type="float" office:value="5739" table:style-name="ce44">
            <text:p>5,739</text:p>
          </table:table-cell>
          <table:table-cell office:value-type="float" office:value="1326" table:style-name="ce44">
            <text:p>1,326</text:p>
          </table:table-cell>
          <table:table-cell office:value-type="float" office:value="1257" table:style-name="ce44">
            <text:p>1,257</text:p>
          </table:table-cell>
          <table:table-cell office:value-type="float" office:value="1177" table:style-name="ce44">
            <text:p>1,177</text:p>
          </table:table-cell>
          <table:table-cell office:value-type="float" office:value="1039" table:style-name="ce44">
            <text:p>1,039</text:p>
          </table:table-cell>
          <table:table-cell office:value-type="float" office:value="940" table:style-name="ce45">
            <text:p>940</text:p>
          </table:table-cell>
          <table:table-cell office:value-type="float" office:value="3084" table:style-name="ce44">
            <text:p>3,084</text:p>
          </table:table-cell>
          <table:table-cell office:value-type="float" office:value="779" table:style-name="ce44">
            <text:p>779</text:p>
          </table:table-cell>
          <table:table-cell office:value-type="float" office:value="690" table:style-name="ce44">
            <text:p>690</text:p>
          </table:table-cell>
          <table:table-cell office:value-type="float" office:value="626" table:style-name="ce44">
            <text:p>626</text:p>
          </table:table-cell>
          <table:table-cell office:value-type="float" office:value="521" table:style-name="ce44">
            <text:p>521</text:p>
          </table:table-cell>
          <table:table-cell office:value-type="float" office:value="468" table:style-name="ce45">
            <text:p>468</text:p>
          </table:table-cell>
          <table:table-cell office:value-type="float" office:value="1326" table:style-name="ce44">
            <text:p>1,326</text:p>
          </table:table-cell>
          <table:table-cell office:value-type="float" office:value="418" table:style-name="ce44">
            <text:p>418</text:p>
          </table:table-cell>
          <table:table-cell office:value-type="float" office:value="319" table:style-name="ce44">
            <text:p>319</text:p>
          </table:table-cell>
          <table:table-cell office:value-type="float" office:value="239" table:style-name="ce44">
            <text:p>239</text:p>
          </table:table-cell>
          <table:table-cell office:value-type="float" office:value="189" table:style-name="ce44">
            <text:p>189</text:p>
          </table:table-cell>
          <table:table-cell office:value-type="float" office:value="161" table:style-name="ce45">
            <text:p>161</text:p>
          </table:table-cell>
          <table:table-cell office:value-type="float" office:value="271" table:style-name="ce44">
            <text:p>271</text:p>
          </table:table-cell>
          <table:table-cell office:value-type="float" office:value="116" table:style-name="ce44">
            <text:p>116</text:p>
          </table:table-cell>
          <table:table-cell office:value-type="float" office:value="67" table:style-name="ce44">
            <text:p>67</text:p>
          </table:table-cell>
          <table:table-cell office:value-type="float" office:value="40" table:style-name="ce44">
            <text:p>40</text:p>
          </table:table-cell>
          <table:table-cell office:value-type="float" office:value="25" table:style-name="ce44">
            <text:p>25</text:p>
          </table:table-cell>
          <table:table-cell office:value-type="float" office:value="23" table:style-name="ce45">
            <text:p>23</text:p>
          </table:table-cell>
          <table:table-cell office:value-type="float" office:value="38" table:style-name="ce44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018" table:style-name="ce48">
            <text:p>237,018</text:p>
          </table:table-cell>
          <table:table-cell office:value-type="float" office:value="6987" table:style-name="ce49">
            <text:p>6,987</text:p>
          </table:table-cell>
          <table:table-cell office:value-type="float" office:value="1233" table:style-name="ce48">
            <text:p>1,233</text:p>
          </table:table-cell>
          <table:table-cell office:value-type="float" office:value="1398" table:style-name="ce48">
            <text:p>1,398</text:p>
          </table:table-cell>
          <table:table-cell office:value-type="float" office:value="1437" table:style-name="ce48">
            <text:p>1,437</text:p>
          </table:table-cell>
          <table:table-cell office:value-type="float" office:value="1415" table:style-name="ce48">
            <text:p>1,415</text:p>
          </table:table-cell>
          <table:table-cell office:value-type="float" office:value="1504" table:style-name="ce48">
            <text:p>1,504</text:p>
          </table:table-cell>
          <table:table-cell office:value-type="float" office:value="8719" table:style-name="ce48">
            <text:p>8,719</text:p>
          </table:table-cell>
          <table:table-cell office:value-type="float" office:value="1647" table:style-name="ce48">
            <text:p>1,647</text:p>
          </table:table-cell>
          <table:table-cell office:value-type="float" office:value="1740" table:style-name="ce48">
            <text:p>1,740</text:p>
          </table:table-cell>
          <table:table-cell office:value-type="float" office:value="1774" table:style-name="ce48">
            <text:p>1,774</text:p>
          </table:table-cell>
          <table:table-cell office:value-type="float" office:value="1566" table:style-name="ce48">
            <text:p>1,566</text:p>
          </table:table-cell>
          <table:table-cell office:value-type="float" office:value="1992" table:style-name="ce49">
            <text:p>1,992</text:p>
          </table:table-cell>
          <table:table-cell office:value-type="float" office:value="8633" table:style-name="ce48">
            <text:p>8,633</text:p>
          </table:table-cell>
          <table:table-cell office:value-type="float" office:value="1767" table:style-name="ce48">
            <text:p>1,767</text:p>
          </table:table-cell>
          <table:table-cell office:value-type="float" office:value="1516" table:style-name="ce48">
            <text:p>1,516</text:p>
          </table:table-cell>
          <table:table-cell office:value-type="float" office:value="1693" table:style-name="ce48">
            <text:p>1,693</text:p>
          </table:table-cell>
          <table:table-cell office:value-type="float" office:value="1737" table:style-name="ce48">
            <text:p>1,737</text:p>
          </table:table-cell>
          <table:table-cell office:value-type="float" office:value="1920" table:style-name="ce49">
            <text:p>1,920</text:p>
          </table:table-cell>
          <table:table-cell office:value-type="float" office:value="11145" table:style-name="ce48">
            <text:p>11,145</text:p>
          </table:table-cell>
          <table:table-cell office:value-type="float" office:value="1985" table:style-name="ce48">
            <text:p>1,985</text:p>
          </table:table-cell>
          <table:table-cell office:value-type="float" office:value="2036" table:style-name="ce48">
            <text:p>2,036</text:p>
          </table:table-cell>
          <table:table-cell office:value-type="float" office:value="2276" table:style-name="ce48">
            <text:p>2,276</text:p>
          </table:table-cell>
          <table:table-cell office:value-type="float" office:value="2241" table:style-name="ce48">
            <text:p>2,241</text:p>
          </table:table-cell>
          <table:table-cell office:value-type="float" office:value="2607" table:style-name="ce49">
            <text:p>2,607</text:p>
          </table:table-cell>
          <table:table-cell office:value-type="float" office:value="14687" table:style-name="ce48">
            <text:p>14,687</text:p>
          </table:table-cell>
          <table:table-cell office:value-type="float" office:value="2638" table:style-name="ce48">
            <text:p>2,638</text:p>
          </table:table-cell>
          <table:table-cell office:value-type="float" office:value="3113" table:style-name="ce48">
            <text:p>3,113</text:p>
          </table:table-cell>
          <table:table-cell office:value-type="float" office:value="2867" table:style-name="ce48">
            <text:p>2,867</text:p>
          </table:table-cell>
          <table:table-cell office:value-type="float" office:value="2812" table:style-name="ce48">
            <text:p>2,812</text:p>
          </table:table-cell>
          <table:table-cell office:value-type="float" office:value="3257" table:style-name="ce49">
            <text:p>3,257</text:p>
          </table:table-cell>
          <table:table-cell office:value-type="float" office:value="16512" table:style-name="ce48">
            <text:p>16,512</text:p>
          </table:table-cell>
          <table:table-cell office:value-type="float" office:value="3406" table:style-name="ce48">
            <text:p>3,406</text:p>
          </table:table-cell>
          <table:table-cell office:value-type="float" office:value="3311" table:style-name="ce48">
            <text:p>3,311</text:p>
          </table:table-cell>
          <table:table-cell office:value-type="float" office:value="3406" table:style-name="ce48">
            <text:p>3,406</text:p>
          </table:table-cell>
          <table:table-cell office:value-type="float" office:value="3240" table:style-name="ce48">
            <text:p>3,240</text:p>
          </table:table-cell>
          <table:table-cell office:value-type="float" office:value="3149" table:style-name="ce49">
            <text:p>3,149</text:p>
          </table:table-cell>
          <table:table-cell office:value-type="float" office:value="14286" table:style-name="ce48">
            <text:p>14,286</text:p>
          </table:table-cell>
          <table:table-cell office:value-type="float" office:value="2934" table:style-name="ce48">
            <text:p>2,934</text:p>
          </table:table-cell>
          <table:table-cell office:value-type="float" office:value="2983" table:style-name="ce48">
            <text:p>2,983</text:p>
          </table:table-cell>
          <table:table-cell office:value-type="float" office:value="2740" table:style-name="ce48">
            <text:p>2,740</text:p>
          </table:table-cell>
          <table:table-cell office:value-type="float" office:value="2989" table:style-name="ce48">
            <text:p>2,989</text:p>
          </table:table-cell>
          <table:table-cell office:value-type="float" office:value="2640" table:style-name="ce49">
            <text:p>2,640</text:p>
          </table:table-cell>
          <table:table-cell office:value-type="float" office:value="15318" table:style-name="ce48">
            <text:p>15,318</text:p>
          </table:table-cell>
          <table:table-cell office:value-type="float" office:value="2619" table:style-name="ce48">
            <text:p>2,619</text:p>
          </table:table-cell>
          <table:table-cell office:value-type="float" office:value="2981" table:style-name="ce48">
            <text:p>2,981</text:p>
          </table:table-cell>
          <table:table-cell office:value-type="float" office:value="3126" table:style-name="ce48">
            <text:p>3,126</text:p>
          </table:table-cell>
          <table:table-cell office:value-type="float" office:value="3178" table:style-name="ce48">
            <text:p>3,178</text:p>
          </table:table-cell>
          <table:table-cell office:value-type="float" office:value="3414" table:style-name="ce49">
            <text:p>3,414</text:p>
          </table:table-cell>
          <table:table-cell office:value-type="float" office:value="17618" table:style-name="ce48">
            <text:p>17,618</text:p>
          </table:table-cell>
          <table:table-cell office:value-type="float" office:value="3642" table:style-name="ce48">
            <text:p>3,642</text:p>
          </table:table-cell>
          <table:table-cell office:value-type="float" office:value="3540" table:style-name="ce48">
            <text:p>3,540</text:p>
          </table:table-cell>
          <table:table-cell office:value-type="float" office:value="3631" table:style-name="ce48">
            <text:p>3,631</text:p>
          </table:table-cell>
          <table:table-cell office:value-type="float" office:value="3391" table:style-name="ce48">
            <text:p>3,391</text:p>
          </table:table-cell>
          <table:table-cell office:value-type="float" office:value="3414" table:style-name="ce49">
            <text:p>3,414</text:p>
          </table:table-cell>
          <table:table-cell office:value-type="float" office:value="16584" table:style-name="ce48">
            <text:p>16,584</text:p>
          </table:table-cell>
          <table:table-cell office:value-type="float" office:value="3635" table:style-name="ce48">
            <text:p>3,635</text:p>
          </table:table-cell>
          <table:table-cell office:value-type="float" office:value="3184" table:style-name="ce48">
            <text:p>3,184</text:p>
          </table:table-cell>
          <table:table-cell office:value-type="float" office:value="3203" table:style-name="ce48">
            <text:p>3,203</text:p>
          </table:table-cell>
          <table:table-cell office:value-type="float" office:value="3256" table:style-name="ce48">
            <text:p>3,256</text:p>
          </table:table-cell>
          <table:table-cell office:value-type="float" office:value="3306" table:style-name="ce49">
            <text:p>3,306</text:p>
          </table:table-cell>
          <table:table-cell office:value-type="float" office:value="17991" table:style-name="ce48">
            <text:p>17,991</text:p>
          </table:table-cell>
          <table:table-cell office:value-type="float" office:value="3416" table:style-name="ce48">
            <text:p>3,416</text:p>
          </table:table-cell>
          <table:table-cell office:value-type="float" office:value="3619" table:style-name="ce48">
            <text:p>3,619</text:p>
          </table:table-cell>
          <table:table-cell office:value-type="float" office:value="3706" table:style-name="ce48">
            <text:p>3,706</text:p>
          </table:table-cell>
          <table:table-cell office:value-type="float" office:value="3694" table:style-name="ce48">
            <text:p>3,694</text:p>
          </table:table-cell>
          <table:table-cell office:value-type="float" office:value="3556" table:style-name="ce49">
            <text:p>3,556</text:p>
          </table:table-cell>
          <table:table-cell office:value-type="float" office:value="19633" table:style-name="ce48">
            <text:p>19,633</text:p>
          </table:table-cell>
          <table:table-cell office:value-type="float" office:value="3815" table:style-name="ce48">
            <text:p>3,815</text:p>
          </table:table-cell>
          <table:table-cell office:value-type="float" office:value="3766" table:style-name="ce48">
            <text:p>3,766</text:p>
          </table:table-cell>
          <table:table-cell office:value-type="float" office:value="3882" table:style-name="ce48">
            <text:p>3,882</text:p>
          </table:table-cell>
          <table:table-cell office:value-type="float" office:value="4102" table:style-name="ce48">
            <text:p>4,102</text:p>
          </table:table-cell>
          <table:table-cell office:value-type="float" office:value="4068" table:style-name="ce49">
            <text:p>4,068</text:p>
          </table:table-cell>
          <table:table-cell office:value-type="float" office:value="18819" table:style-name="ce48">
            <text:p>18,819</text:p>
          </table:table-cell>
          <table:table-cell office:value-type="float" office:value="3981" table:style-name="ce48">
            <text:p>3,981</text:p>
          </table:table-cell>
          <table:table-cell office:value-type="float" office:value="3901" table:style-name="ce48">
            <text:p>3,901</text:p>
          </table:table-cell>
          <table:table-cell office:value-type="float" office:value="3805" table:style-name="ce48">
            <text:p>3,805</text:p>
          </table:table-cell>
          <table:table-cell office:value-type="float" office:value="3636" table:style-name="ce48">
            <text:p>3,636</text:p>
          </table:table-cell>
          <table:table-cell office:value-type="float" office:value="3496" table:style-name="ce49">
            <text:p>3,496</text:p>
          </table:table-cell>
          <table:table-cell office:value-type="float" office:value="15938" table:style-name="ce48">
            <text:p>15,938</text:p>
          </table:table-cell>
          <table:table-cell office:value-type="float" office:value="3433" table:style-name="ce48">
            <text:p>3,433</text:p>
          </table:table-cell>
          <table:table-cell office:value-type="float" office:value="3432" table:style-name="ce48">
            <text:p>3,432</text:p>
          </table:table-cell>
          <table:table-cell office:value-type="float" office:value="3145" table:style-name="ce48">
            <text:p>3,145</text:p>
          </table:table-cell>
          <table:table-cell office:value-type="float" office:value="2945" table:style-name="ce48">
            <text:p>2,945</text:p>
          </table:table-cell>
          <table:table-cell office:value-type="float" office:value="2983" table:style-name="ce49">
            <text:p>2,983</text:p>
          </table:table-cell>
          <table:table-cell office:value-type="float" office:value="11805" table:style-name="ce48">
            <text:p>11,805</text:p>
          </table:table-cell>
          <table:table-cell office:value-type="float" office:value="2974" table:style-name="ce48">
            <text:p>2,974</text:p>
          </table:table-cell>
          <table:table-cell office:value-type="float" office:value="2509" table:style-name="ce48">
            <text:p>2,509</text:p>
          </table:table-cell>
          <table:table-cell office:value-type="float" office:value="2359" table:style-name="ce48">
            <text:p>2,359</text:p>
          </table:table-cell>
          <table:table-cell office:value-type="float" office:value="2118" table:style-name="ce48">
            <text:p>2,118</text:p>
          </table:table-cell>
          <table:table-cell office:value-type="float" office:value="1845" table:style-name="ce49">
            <text:p>1,845</text:p>
          </table:table-cell>
          <table:table-cell office:value-type="float" office:value="7685" table:style-name="ce48">
            <text:p>7,685</text:p>
          </table:table-cell>
          <table:table-cell office:value-type="float" office:value="1543" table:style-name="ce48">
            <text:p>1,543</text:p>
          </table:table-cell>
          <table:table-cell office:value-type="float" office:value="1416" table:style-name="ce48">
            <text:p>1,416</text:p>
          </table:table-cell>
          <table:table-cell office:value-type="float" office:value="1552" table:style-name="ce48">
            <text:p>1,552</text:p>
          </table:table-cell>
          <table:table-cell office:value-type="float" office:value="1507" table:style-name="ce48">
            <text:p>1,507</text:p>
          </table:table-cell>
          <table:table-cell office:value-type="float" office:value="1667" table:style-name="ce49">
            <text:p>1,667</text:p>
          </table:table-cell>
          <table:table-cell office:value-type="float" office:value="7410" table:style-name="ce48">
            <text:p>7,410</text:p>
          </table:table-cell>
          <table:table-cell office:value-type="float" office:value="1650" table:style-name="ce48">
            <text:p>1,650</text:p>
          </table:table-cell>
          <table:table-cell office:value-type="float" office:value="1648" table:style-name="ce48">
            <text:p>1,648</text:p>
          </table:table-cell>
          <table:table-cell office:value-type="float" office:value="1545" table:style-name="ce48">
            <text:p>1,545</text:p>
          </table:table-cell>
          <table:table-cell office:value-type="float" office:value="1265" table:style-name="ce48">
            <text:p>1,265</text:p>
          </table:table-cell>
          <table:table-cell office:value-type="float" office:value="1302" table:style-name="ce49">
            <text:p>1,302</text:p>
          </table:table-cell>
          <table:table-cell office:value-type="float" office:value="4623" table:style-name="ce48">
            <text:p>4,623</text:p>
          </table:table-cell>
          <table:table-cell office:value-type="float" office:value="1128" table:style-name="ce48">
            <text:p>1,128</text:p>
          </table:table-cell>
          <table:table-cell office:value-type="float" office:value="1084" table:style-name="ce48">
            <text:p>1,084</text:p>
          </table:table-cell>
          <table:table-cell office:value-type="float" office:value="881" table:style-name="ce48">
            <text:p>881</text:p>
          </table:table-cell>
          <table:table-cell office:value-type="float" office:value="828" table:style-name="ce48">
            <text:p>828</text:p>
          </table:table-cell>
          <table:table-cell office:value-type="float" office:value="702" table:style-name="ce49">
            <text:p>702</text:p>
          </table:table-cell>
          <table:table-cell office:value-type="float" office:value="2054" table:style-name="ce48">
            <text:p>2,054</text:p>
          </table:table-cell>
          <table:table-cell office:value-type="float" office:value="601" table:style-name="ce48">
            <text:p>601</text:p>
          </table:table-cell>
          <table:table-cell office:value-type="float" office:value="534" table:style-name="ce48">
            <text:p>534</text:p>
          </table:table-cell>
          <table:table-cell office:value-type="float" office:value="408" table:style-name="ce48">
            <text:p>408</text:p>
          </table:table-cell>
          <table:table-cell office:value-type="float" office:value="311" table:style-name="ce48">
            <text:p>311</text:p>
          </table:table-cell>
          <table:table-cell office:value-type="float" office:value="200" table:style-name="ce49">
            <text:p>200</text:p>
          </table:table-cell>
          <table:table-cell office:value-type="float" office:value="499" table:style-name="ce48">
            <text:p>499</text:p>
          </table:table-cell>
          <table:table-cell office:value-type="float" office:value="187" table:style-name="ce48">
            <text:p>187</text:p>
          </table:table-cell>
          <table:table-cell office:value-type="float" office:value="119" table:style-name="ce48">
            <text:p>119</text:p>
          </table:table-cell>
          <table:table-cell office:value-type="float" office:value="87" table:style-name="ce48">
            <text:p>87</text:p>
          </table:table-cell>
          <table:table-cell office:value-type="float" office:value="69" table:style-name="ce48">
            <text:p>69</text:p>
          </table:table-cell>
          <table:table-cell office:value-type="float" office:value="37" table:style-name="ce49">
            <text:p>37</text:p>
          </table:table-cell>
          <table:table-cell office:value-type="float" office:value="72" table:style-name="ce48">
            <text:p>72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9354" table:style-name="ce44">
            <text:p>669,354</text:p>
          </table:table-cell>
          <table:table-cell office:value-type="float" office:value="20643" table:style-name="ce44">
            <text:p>20,643</text:p>
          </table:table-cell>
          <table:table-cell office:value-type="float" office:value="3673" table:style-name="ce44">
            <text:p>3,673</text:p>
          </table:table-cell>
          <table:table-cell office:value-type="float" office:value="4021" table:style-name="ce44">
            <text:p>4,021</text:p>
          </table:table-cell>
          <table:table-cell office:value-type="float" office:value="4254" table:style-name="ce44">
            <text:p>4,254</text:p>
          </table:table-cell>
          <table:table-cell office:value-type="float" office:value="4201" table:style-name="ce44">
            <text:p>4,201</text:p>
          </table:table-cell>
          <table:table-cell office:value-type="float" office:value="4494" table:style-name="ce44">
            <text:p>4,494</text:p>
          </table:table-cell>
          <table:table-cell office:value-type="float" office:value="25447" table:style-name="ce44">
            <text:p>25,447</text:p>
          </table:table-cell>
          <table:table-cell office:value-type="float" office:value="4749" table:style-name="ce44">
            <text:p>4,749</text:p>
          </table:table-cell>
          <table:table-cell office:value-type="float" office:value="4971" table:style-name="ce44">
            <text:p>4,971</text:p>
          </table:table-cell>
          <table:table-cell office:value-type="float" office:value="5168" table:style-name="ce44">
            <text:p>5,168</text:p>
          </table:table-cell>
          <table:table-cell office:value-type="float" office:value="4662" table:style-name="ce44">
            <text:p>4,662</text:p>
          </table:table-cell>
          <table:table-cell office:value-type="float" office:value="5897" table:style-name="ce45">
            <text:p>5,897</text:p>
          </table:table-cell>
          <table:table-cell office:value-type="float" office:value="26162" table:style-name="ce44">
            <text:p>26,162</text:p>
          </table:table-cell>
          <table:table-cell office:value-type="float" office:value="5115" table:style-name="ce44">
            <text:p>5,115</text:p>
          </table:table-cell>
          <table:table-cell office:value-type="float" office:value="4383" table:style-name="ce44">
            <text:p>4,383</text:p>
          </table:table-cell>
          <table:table-cell office:value-type="float" office:value="5269" table:style-name="ce44">
            <text:p>5,269</text:p>
          </table:table-cell>
          <table:table-cell office:value-type="float" office:value="5596" table:style-name="ce44">
            <text:p>5,596</text:p>
          </table:table-cell>
          <table:table-cell office:value-type="float" office:value="5799" table:style-name="ce45">
            <text:p>5,799</text:p>
          </table:table-cell>
          <table:table-cell office:value-type="float" office:value="33361" table:style-name="ce44">
            <text:p>33,361</text:p>
          </table:table-cell>
          <table:table-cell office:value-type="float" office:value="5907" table:style-name="ce44">
            <text:p>5,907</text:p>
          </table:table-cell>
          <table:table-cell office:value-type="float" office:value="6245" table:style-name="ce44">
            <text:p>6,245</text:p>
          </table:table-cell>
          <table:table-cell office:value-type="float" office:value="6562" table:style-name="ce44">
            <text:p>6,562</text:p>
          </table:table-cell>
          <table:table-cell office:value-type="float" office:value="7007" table:style-name="ce44">
            <text:p>7,007</text:p>
          </table:table-cell>
          <table:table-cell office:value-type="float" office:value="7640" table:style-name="ce45">
            <text:p>7,640</text:p>
          </table:table-cell>
          <table:table-cell office:value-type="float" office:value="43427" table:style-name="ce44">
            <text:p>43,427</text:p>
          </table:table-cell>
          <table:table-cell office:value-type="float" office:value="7901" table:style-name="ce44">
            <text:p>7,901</text:p>
          </table:table-cell>
          <table:table-cell office:value-type="float" office:value="9392" table:style-name="ce44">
            <text:p>9,392</text:p>
          </table:table-cell>
          <table:table-cell office:value-type="float" office:value="8639" table:style-name="ce44">
            <text:p>8,639</text:p>
          </table:table-cell>
          <table:table-cell office:value-type="float" office:value="8089" table:style-name="ce44">
            <text:p>8,089</text:p>
          </table:table-cell>
          <table:table-cell office:value-type="float" office:value="9406" table:style-name="ce45">
            <text:p>9,406</text:p>
          </table:table-cell>
          <table:table-cell office:value-type="float" office:value="44185" table:style-name="ce44">
            <text:p>44,185</text:p>
          </table:table-cell>
          <table:table-cell office:value-type="float" office:value="9240" table:style-name="ce44">
            <text:p>9,240</text:p>
          </table:table-cell>
          <table:table-cell office:value-type="float" office:value="9165" table:style-name="ce44">
            <text:p>9,165</text:p>
          </table:table-cell>
          <table:table-cell office:value-type="float" office:value="8917" table:style-name="ce44">
            <text:p>8,917</text:p>
          </table:table-cell>
          <table:table-cell office:value-type="float" office:value="8559" table:style-name="ce44">
            <text:p>8,559</text:p>
          </table:table-cell>
          <table:table-cell office:value-type="float" office:value="8304" table:style-name="ce45">
            <text:p>8,304</text:p>
          </table:table-cell>
          <table:table-cell office:value-type="float" office:value="40674" table:style-name="ce44">
            <text:p>40,674</text:p>
          </table:table-cell>
          <table:table-cell office:value-type="float" office:value="8001" table:style-name="ce44">
            <text:p>8,001</text:p>
          </table:table-cell>
          <table:table-cell office:value-type="float" office:value="8280" table:style-name="ce44">
            <text:p>8,280</text:p>
          </table:table-cell>
          <table:table-cell office:value-type="float" office:value="7777" table:style-name="ce44">
            <text:p>7,777</text:p>
          </table:table-cell>
          <table:table-cell office:value-type="float" office:value="8554" table:style-name="ce44">
            <text:p>8,554</text:p>
          </table:table-cell>
          <table:table-cell office:value-type="float" office:value="8062" table:style-name="ce45">
            <text:p>8,062</text:p>
          </table:table-cell>
          <table:table-cell office:value-type="float" office:value="46884" table:style-name="ce44">
            <text:p>46,884</text:p>
          </table:table-cell>
          <table:table-cell office:value-type="float" office:value="7926" table:style-name="ce44">
            <text:p>7,926</text:p>
          </table:table-cell>
          <table:table-cell office:value-type="float" office:value="8938" table:style-name="ce44">
            <text:p>8,938</text:p>
          </table:table-cell>
          <table:table-cell office:value-type="float" office:value="9506" table:style-name="ce44">
            <text:p>9,506</text:p>
          </table:table-cell>
          <table:table-cell office:value-type="float" office:value="10028" table:style-name="ce44">
            <text:p>10,028</text:p>
          </table:table-cell>
          <table:table-cell office:value-type="float" office:value="10486" table:style-name="ce45">
            <text:p>10,486</text:p>
          </table:table-cell>
          <table:table-cell office:value-type="float" office:value="54529" table:style-name="ce44">
            <text:p>54,529</text:p>
          </table:table-cell>
          <table:table-cell office:value-type="float" office:value="10637" table:style-name="ce44">
            <text:p>10,637</text:p>
          </table:table-cell>
          <table:table-cell office:value-type="float" office:value="10896" table:style-name="ce44">
            <text:p>10,896</text:p>
          </table:table-cell>
          <table:table-cell office:value-type="float" office:value="11223" table:style-name="ce44">
            <text:p>11,223</text:p>
          </table:table-cell>
          <table:table-cell office:value-type="float" office:value="11015" table:style-name="ce44">
            <text:p>11,015</text:p>
          </table:table-cell>
          <table:table-cell office:value-type="float" office:value="10758" table:style-name="ce45">
            <text:p>10,758</text:p>
          </table:table-cell>
          <table:table-cell office:value-type="float" office:value="50255" table:style-name="ce44">
            <text:p>50,255</text:p>
          </table:table-cell>
          <table:table-cell office:value-type="float" office:value="11383" table:style-name="ce44">
            <text:p>11,383</text:p>
          </table:table-cell>
          <table:table-cell office:value-type="float" office:value="10129" table:style-name="ce44">
            <text:p>10,129</text:p>
          </table:table-cell>
          <table:table-cell office:value-type="float" office:value="9618" table:style-name="ce44">
            <text:p>9,618</text:p>
          </table:table-cell>
          <table:table-cell office:value-type="float" office:value="9592" table:style-name="ce44">
            <text:p>9,592</text:p>
          </table:table-cell>
          <table:table-cell office:value-type="float" office:value="9533" table:style-name="ce45">
            <text:p>9,533</text:p>
          </table:table-cell>
          <table:table-cell office:value-type="float" office:value="50386" table:style-name="ce44">
            <text:p>50,386</text:p>
          </table:table-cell>
          <table:table-cell office:value-type="float" office:value="9932" table:style-name="ce44">
            <text:p>9,932</text:p>
          </table:table-cell>
          <table:table-cell office:value-type="float" office:value="10033" table:style-name="ce44">
            <text:p>10,033</text:p>
          </table:table-cell>
          <table:table-cell office:value-type="float" office:value="10306" table:style-name="ce44">
            <text:p>10,306</text:p>
          </table:table-cell>
          <table:table-cell office:value-type="float" office:value="10538" table:style-name="ce44">
            <text:p>10,538</text:p>
          </table:table-cell>
          <table:table-cell office:value-type="float" office:value="9577" table:style-name="ce45">
            <text:p>9,577</text:p>
          </table:table-cell>
          <table:table-cell office:value-type="float" office:value="53240" table:style-name="ce44">
            <text:p>53,240</text:p>
          </table:table-cell>
          <table:table-cell office:value-type="float" office:value="11015" table:style-name="ce44">
            <text:p>11,015</text:p>
          </table:table-cell>
          <table:table-cell office:value-type="float" office:value="10453" table:style-name="ce44">
            <text:p>10,453</text:p>
          </table:table-cell>
          <table:table-cell office:value-type="float" office:value="10338" table:style-name="ce44">
            <text:p>10,338</text:p>
          </table:table-cell>
          <table:table-cell office:value-type="float" office:value="10862" table:style-name="ce44">
            <text:p>10,862</text:p>
          </table:table-cell>
          <table:table-cell office:value-type="float" office:value="10572" table:style-name="ce45">
            <text:p>10,572</text:p>
          </table:table-cell>
          <table:table-cell office:value-type="float" office:value="47986" table:style-name="ce44">
            <text:p>47,986</text:p>
          </table:table-cell>
          <table:table-cell office:value-type="float" office:value="10233" table:style-name="ce44">
            <text:p>10,233</text:p>
          </table:table-cell>
          <table:table-cell office:value-type="float" office:value="9842" table:style-name="ce44">
            <text:p>9,842</text:p>
          </table:table-cell>
          <table:table-cell office:value-type="float" office:value="9831" table:style-name="ce44">
            <text:p>9,831</text:p>
          </table:table-cell>
          <table:table-cell office:value-type="float" office:value="9359" table:style-name="ce44">
            <text:p>9,359</text:p>
          </table:table-cell>
          <table:table-cell office:value-type="float" office:value="8721" table:style-name="ce45">
            <text:p>8,721</text:p>
          </table:table-cell>
          <table:table-cell office:value-type="float" office:value="40630" table:style-name="ce44">
            <text:p>40,630</text:p>
          </table:table-cell>
          <table:table-cell office:value-type="float" office:value="8804" table:style-name="ce44">
            <text:p>8,804</text:p>
          </table:table-cell>
          <table:table-cell office:value-type="float" office:value="8528" table:style-name="ce44">
            <text:p>8,528</text:p>
          </table:table-cell>
          <table:table-cell office:value-type="float" office:value="8151" table:style-name="ce44">
            <text:p>8,151</text:p>
          </table:table-cell>
          <table:table-cell office:value-type="float" office:value="7576" table:style-name="ce44">
            <text:p>7,576</text:p>
          </table:table-cell>
          <table:table-cell office:value-type="float" office:value="7571" table:style-name="ce45">
            <text:p>7,571</text:p>
          </table:table-cell>
          <table:table-cell office:value-type="float" office:value="31650" table:style-name="ce44">
            <text:p>31,650</text:p>
          </table:table-cell>
          <table:table-cell office:value-type="float" office:value="8305" table:style-name="ce44">
            <text:p>8,305</text:p>
          </table:table-cell>
          <table:table-cell office:value-type="float" office:value="6310" table:style-name="ce44">
            <text:p>6,310</text:p>
          </table:table-cell>
          <table:table-cell office:value-type="float" office:value="6354" table:style-name="ce44">
            <text:p>6,354</text:p>
          </table:table-cell>
          <table:table-cell office:value-type="float" office:value="5554" table:style-name="ce44">
            <text:p>5,554</text:p>
          </table:table-cell>
          <table:table-cell office:value-type="float" office:value="5127" table:style-name="ce45">
            <text:p>5,127</text:p>
          </table:table-cell>
          <table:table-cell office:value-type="float" office:value="21701" table:style-name="ce44">
            <text:p>21,701</text:p>
          </table:table-cell>
          <table:table-cell office:value-type="float" office:value="4624" table:style-name="ce44">
            <text:p>4,624</text:p>
          </table:table-cell>
          <table:table-cell office:value-type="float" office:value="3572" table:style-name="ce44">
            <text:p>3,572</text:p>
          </table:table-cell>
          <table:table-cell office:value-type="float" office:value="4447" table:style-name="ce44">
            <text:p>4,447</text:p>
          </table:table-cell>
          <table:table-cell office:value-type="float" office:value="4653" table:style-name="ce44">
            <text:p>4,653</text:p>
          </table:table-cell>
          <table:table-cell office:value-type="float" office:value="4405" table:style-name="ce45">
            <text:p>4,405</text:p>
          </table:table-cell>
          <table:table-cell office:value-type="float" office:value="20198" table:style-name="ce44">
            <text:p>20,198</text:p>
          </table:table-cell>
          <table:table-cell office:value-type="float" office:value="4491" table:style-name="ce44">
            <text:p>4,491</text:p>
          </table:table-cell>
          <table:table-cell office:value-type="float" office:value="4511" table:style-name="ce44">
            <text:p>4,511</text:p>
          </table:table-cell>
          <table:table-cell office:value-type="float" office:value="4089" table:style-name="ce44">
            <text:p>4,089</text:p>
          </table:table-cell>
          <table:table-cell office:value-type="float" office:value="3737" table:style-name="ce44">
            <text:p>3,737</text:p>
          </table:table-cell>
          <table:table-cell office:value-type="float" office:value="3370" table:style-name="ce45">
            <text:p>3,370</text:p>
          </table:table-cell>
          <table:table-cell office:value-type="float" office:value="11959" table:style-name="ce44">
            <text:p>11,959</text:p>
          </table:table-cell>
          <table:table-cell office:value-type="float" office:value="3017" table:style-name="ce44">
            <text:p>3,017</text:p>
          </table:table-cell>
          <table:table-cell office:value-type="float" office:value="2696" table:style-name="ce44">
            <text:p>2,696</text:p>
          </table:table-cell>
          <table:table-cell office:value-type="float" office:value="2430" table:style-name="ce44">
            <text:p>2,430</text:p>
          </table:table-cell>
          <table:table-cell office:value-type="float" office:value="2078" table:style-name="ce44">
            <text:p>2,078</text:p>
          </table:table-cell>
          <table:table-cell office:value-type="float" office:value="1738" table:style-name="ce45">
            <text:p>1,738</text:p>
          </table:table-cell>
          <table:table-cell office:value-type="float" office:value="4855" table:style-name="ce44">
            <text:p>4,855</text:p>
          </table:table-cell>
          <table:table-cell office:value-type="float" office:value="1542" table:style-name="ce44">
            <text:p>1,542</text:p>
          </table:table-cell>
          <table:table-cell office:value-type="float" office:value="1149" table:style-name="ce44">
            <text:p>1,149</text:p>
          </table:table-cell>
          <table:table-cell office:value-type="float" office:value="926" table:style-name="ce44">
            <text:p>926</text:p>
          </table:table-cell>
          <table:table-cell office:value-type="float" office:value="703" table:style-name="ce44">
            <text:p>703</text:p>
          </table:table-cell>
          <table:table-cell office:value-type="float" office:value="535" table:style-name="ce45">
            <text:p>535</text:p>
          </table:table-cell>
          <table:table-cell office:value-type="float" office:value="1063" table:style-name="ce44">
            <text:p>1,063</text:p>
          </table:table-cell>
          <table:table-cell office:value-type="float" office:value="396" table:style-name="ce44">
            <text:p>396</text:p>
          </table:table-cell>
          <table:table-cell office:value-type="float" office:value="291" table:style-name="ce44">
            <text:p>291</text:p>
          </table:table-cell>
          <table:table-cell office:value-type="float" office:value="189" table:style-name="ce44">
            <text:p>189</text:p>
          </table:table-cell>
          <table:table-cell office:value-type="float" office:value="105" table:style-name="ce44">
            <text:p>105</text:p>
          </table:table-cell>
          <table:table-cell office:value-type="float" office:value="82" table:style-name="ce45">
            <text:p>82</text:p>
          </table:table-cell>
          <table:table-cell office:value-type="float" office:value="119" table:style-name="ce44">
            <text:p>11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5903" table:style-name="ce44">
            <text:p>345,903</text:p>
          </table:table-cell>
          <table:table-cell office:value-type="float" office:value="10691" table:style-name="ce44">
            <text:p>10,691</text:p>
          </table:table-cell>
          <table:table-cell office:value-type="float" office:value="1909" table:style-name="ce44">
            <text:p>1,909</text:p>
          </table:table-cell>
          <table:table-cell office:value-type="float" office:value="2049" table:style-name="ce44">
            <text:p>2,049</text:p>
          </table:table-cell>
          <table:table-cell office:value-type="float" office:value="2222" table:style-name="ce44">
            <text:p>2,222</text:p>
          </table:table-cell>
          <table:table-cell office:value-type="float" office:value="2206" table:style-name="ce44">
            <text:p>2,206</text:p>
          </table:table-cell>
          <table:table-cell office:value-type="float" office:value="2305" table:style-name="ce44">
            <text:p>2,305</text:p>
          </table:table-cell>
          <table:table-cell office:value-type="float" office:value="13143" table:style-name="ce44">
            <text:p>13,143</text:p>
          </table:table-cell>
          <table:table-cell office:value-type="float" office:value="2420" table:style-name="ce44">
            <text:p>2,420</text:p>
          </table:table-cell>
          <table:table-cell office:value-type="float" office:value="2561" table:style-name="ce44">
            <text:p>2,561</text:p>
          </table:table-cell>
          <table:table-cell office:value-type="float" office:value="2636" table:style-name="ce44">
            <text:p>2,636</text:p>
          </table:table-cell>
          <table:table-cell office:value-type="float" office:value="2414" table:style-name="ce44">
            <text:p>2,414</text:p>
          </table:table-cell>
          <table:table-cell office:value-type="float" office:value="3112" table:style-name="ce45">
            <text:p>3,112</text:p>
          </table:table-cell>
          <table:table-cell office:value-type="float" office:value="13629" table:style-name="ce44">
            <text:p>13,629</text:p>
          </table:table-cell>
          <table:table-cell office:value-type="float" office:value="2629" table:style-name="ce44">
            <text:p>2,629</text:p>
          </table:table-cell>
          <table:table-cell office:value-type="float" office:value="2302" table:style-name="ce44">
            <text:p>2,302</text:p>
          </table:table-cell>
          <table:table-cell office:value-type="float" office:value="2736" table:style-name="ce44">
            <text:p>2,736</text:p>
          </table:table-cell>
          <table:table-cell office:value-type="float" office:value="2939" table:style-name="ce44">
            <text:p>2,939</text:p>
          </table:table-cell>
          <table:table-cell office:value-type="float" office:value="3023" table:style-name="ce45">
            <text:p>3,023</text:p>
          </table:table-cell>
          <table:table-cell office:value-type="float" office:value="17529" table:style-name="ce44">
            <text:p>17,529</text:p>
          </table:table-cell>
          <table:table-cell office:value-type="float" office:value="3111" table:style-name="ce44">
            <text:p>3,111</text:p>
          </table:table-cell>
          <table:table-cell office:value-type="float" office:value="3275" table:style-name="ce44">
            <text:p>3,275</text:p>
          </table:table-cell>
          <table:table-cell office:value-type="float" office:value="3464" table:style-name="ce44">
            <text:p>3,464</text:p>
          </table:table-cell>
          <table:table-cell office:value-type="float" office:value="3762" table:style-name="ce44">
            <text:p>3,762</text:p>
          </table:table-cell>
          <table:table-cell office:value-type="float" office:value="3917" table:style-name="ce45">
            <text:p>3,917</text:p>
          </table:table-cell>
          <table:table-cell office:value-type="float" office:value="22918" table:style-name="ce44">
            <text:p>22,918</text:p>
          </table:table-cell>
          <table:table-cell office:value-type="float" office:value="4122" table:style-name="ce44">
            <text:p>4,122</text:p>
          </table:table-cell>
          <table:table-cell office:value-type="float" office:value="4993" table:style-name="ce44">
            <text:p>4,993</text:p>
          </table:table-cell>
          <table:table-cell office:value-type="float" office:value="4544" table:style-name="ce44">
            <text:p>4,544</text:p>
          </table:table-cell>
          <table:table-cell office:value-type="float" office:value="4236" table:style-name="ce44">
            <text:p>4,236</text:p>
          </table:table-cell>
          <table:table-cell office:value-type="float" office:value="5023" table:style-name="ce45">
            <text:p>5,023</text:p>
          </table:table-cell>
          <table:table-cell office:value-type="float" office:value="23344" table:style-name="ce44">
            <text:p>23,344</text:p>
          </table:table-cell>
          <table:table-cell office:value-type="float" office:value="4887" table:style-name="ce44">
            <text:p>4,887</text:p>
          </table:table-cell>
          <table:table-cell office:value-type="float" office:value="4829" table:style-name="ce44">
            <text:p>4,829</text:p>
          </table:table-cell>
          <table:table-cell office:value-type="float" office:value="4736" table:style-name="ce44">
            <text:p>4,736</text:p>
          </table:table-cell>
          <table:table-cell office:value-type="float" office:value="4468" table:style-name="ce44">
            <text:p>4,468</text:p>
          </table:table-cell>
          <table:table-cell office:value-type="float" office:value="4424" table:style-name="ce45">
            <text:p>4,424</text:p>
          </table:table-cell>
          <table:table-cell office:value-type="float" office:value="21951" table:style-name="ce44">
            <text:p>21,951</text:p>
          </table:table-cell>
          <table:table-cell office:value-type="float" office:value="4259" table:style-name="ce44">
            <text:p>4,259</text:p>
          </table:table-cell>
          <table:table-cell office:value-type="float" office:value="4642" table:style-name="ce44">
            <text:p>4,642</text:p>
          </table:table-cell>
          <table:table-cell office:value-type="float" office:value="4166" table:style-name="ce44">
            <text:p>4,166</text:p>
          </table:table-cell>
          <table:table-cell office:value-type="float" office:value="4551" table:style-name="ce44">
            <text:p>4,551</text:p>
          </table:table-cell>
          <table:table-cell office:value-type="float" office:value="4333" table:style-name="ce45">
            <text:p>4,333</text:p>
          </table:table-cell>
          <table:table-cell office:value-type="float" office:value="24429" table:style-name="ce44">
            <text:p>24,429</text:p>
          </table:table-cell>
          <table:table-cell office:value-type="float" office:value="4215" table:style-name="ce44">
            <text:p>4,215</text:p>
          </table:table-cell>
          <table:table-cell office:value-type="float" office:value="4677" table:style-name="ce44">
            <text:p>4,677</text:p>
          </table:table-cell>
          <table:table-cell office:value-type="float" office:value="4990" table:style-name="ce44">
            <text:p>4,990</text:p>
          </table:table-cell>
          <table:table-cell office:value-type="float" office:value="5148" table:style-name="ce44">
            <text:p>5,148</text:p>
          </table:table-cell>
          <table:table-cell office:value-type="float" office:value="5399" table:style-name="ce45">
            <text:p>5,399</text:p>
          </table:table-cell>
          <table:table-cell office:value-type="float" office:value="27936" table:style-name="ce44">
            <text:p>27,936</text:p>
          </table:table-cell>
          <table:table-cell office:value-type="float" office:value="5441" table:style-name="ce44">
            <text:p>5,441</text:p>
          </table:table-cell>
          <table:table-cell office:value-type="float" office:value="5541" table:style-name="ce44">
            <text:p>5,541</text:p>
          </table:table-cell>
          <table:table-cell office:value-type="float" office:value="5755" table:style-name="ce44">
            <text:p>5,755</text:p>
          </table:table-cell>
          <table:table-cell office:value-type="float" office:value="5598" table:style-name="ce44">
            <text:p>5,598</text:p>
          </table:table-cell>
          <table:table-cell office:value-type="float" office:value="5601" table:style-name="ce45">
            <text:p>5,601</text:p>
          </table:table-cell>
          <table:table-cell office:value-type="float" office:value="26195" table:style-name="ce44">
            <text:p>26,195</text:p>
          </table:table-cell>
          <table:table-cell office:value-type="float" office:value="5850" table:style-name="ce44">
            <text:p>5,850</text:p>
          </table:table-cell>
          <table:table-cell office:value-type="float" office:value="5367" table:style-name="ce44">
            <text:p>5,367</text:p>
          </table:table-cell>
          <table:table-cell office:value-type="float" office:value="5025" table:style-name="ce44">
            <text:p>5,025</text:p>
          </table:table-cell>
          <table:table-cell office:value-type="float" office:value="4994" table:style-name="ce44">
            <text:p>4,994</text:p>
          </table:table-cell>
          <table:table-cell office:value-type="float" office:value="4959" table:style-name="ce45">
            <text:p>4,959</text:p>
          </table:table-cell>
          <table:table-cell office:value-type="float" office:value="27797" table:style-name="ce44">
            <text:p>27,797</text:p>
          </table:table-cell>
          <table:table-cell office:value-type="float" office:value="5361" table:style-name="ce44">
            <text:p>5,361</text:p>
          </table:table-cell>
          <table:table-cell office:value-type="float" office:value="5476" table:style-name="ce44">
            <text:p>5,476</text:p>
          </table:table-cell>
          <table:table-cell office:value-type="float" office:value="5705" table:style-name="ce44">
            <text:p>5,705</text:p>
          </table:table-cell>
          <table:table-cell office:value-type="float" office:value="5842" table:style-name="ce44">
            <text:p>5,842</text:p>
          </table:table-cell>
          <table:table-cell office:value-type="float" office:value="5413" table:style-name="ce45">
            <text:p>5,413</text:p>
          </table:table-cell>
          <table:table-cell office:value-type="float" office:value="29597" table:style-name="ce44">
            <text:p>29,597</text:p>
          </table:table-cell>
          <table:table-cell office:value-type="float" office:value="6157" table:style-name="ce44">
            <text:p>6,157</text:p>
          </table:table-cell>
          <table:table-cell office:value-type="float" office:value="5760" table:style-name="ce44">
            <text:p>5,760</text:p>
          </table:table-cell>
          <table:table-cell office:value-type="float" office:value="5838" table:style-name="ce44">
            <text:p>5,838</text:p>
          </table:table-cell>
          <table:table-cell office:value-type="float" office:value="6029" table:style-name="ce44">
            <text:p>6,029</text:p>
          </table:table-cell>
          <table:table-cell office:value-type="float" office:value="5813" table:style-name="ce45">
            <text:p>5,813</text:p>
          </table:table-cell>
          <table:table-cell office:value-type="float" office:value="25889" table:style-name="ce44">
            <text:p>25,889</text:p>
          </table:table-cell>
          <table:table-cell office:value-type="float" office:value="5591" table:style-name="ce44">
            <text:p>5,591</text:p>
          </table:table-cell>
          <table:table-cell office:value-type="float" office:value="5339" table:style-name="ce44">
            <text:p>5,339</text:p>
          </table:table-cell>
          <table:table-cell office:value-type="float" office:value="5301" table:style-name="ce44">
            <text:p>5,301</text:p>
          </table:table-cell>
          <table:table-cell office:value-type="float" office:value="5048" table:style-name="ce44">
            <text:p>5,048</text:p>
          </table:table-cell>
          <table:table-cell office:value-type="float" office:value="4610" table:style-name="ce45">
            <text:p>4,610</text:p>
          </table:table-cell>
          <table:table-cell office:value-type="float" office:value="20875" table:style-name="ce44">
            <text:p>20,875</text:p>
          </table:table-cell>
          <table:table-cell office:value-type="float" office:value="4620" table:style-name="ce44">
            <text:p>4,620</text:p>
          </table:table-cell>
          <table:table-cell office:value-type="float" office:value="4371" table:style-name="ce44">
            <text:p>4,371</text:p>
          </table:table-cell>
          <table:table-cell office:value-type="float" office:value="4145" table:style-name="ce44">
            <text:p>4,145</text:p>
          </table:table-cell>
          <table:table-cell office:value-type="float" office:value="3882" table:style-name="ce44">
            <text:p>3,882</text:p>
          </table:table-cell>
          <table:table-cell office:value-type="float" office:value="3857" table:style-name="ce45">
            <text:p>3,857</text:p>
          </table:table-cell>
          <table:table-cell office:value-type="float" office:value="15500" table:style-name="ce44">
            <text:p>15,500</text:p>
          </table:table-cell>
          <table:table-cell office:value-type="float" office:value="4120" table:style-name="ce44">
            <text:p>4,120</text:p>
          </table:table-cell>
          <table:table-cell office:value-type="float" office:value="3191" table:style-name="ce44">
            <text:p>3,191</text:p>
          </table:table-cell>
          <table:table-cell office:value-type="float" office:value="3125" table:style-name="ce44">
            <text:p>3,125</text:p>
          </table:table-cell>
          <table:table-cell office:value-type="float" office:value="2657" table:style-name="ce44">
            <text:p>2,657</text:p>
          </table:table-cell>
          <table:table-cell office:value-type="float" office:value="2407" table:style-name="ce45">
            <text:p>2,407</text:p>
          </table:table-cell>
          <table:table-cell office:value-type="float" office:value="9637" table:style-name="ce44">
            <text:p>9,637</text:p>
          </table:table-cell>
          <table:table-cell office:value-type="float" office:value="2095" table:style-name="ce44">
            <text:p>2,095</text:p>
          </table:table-cell>
          <table:table-cell office:value-type="float" office:value="1625" table:style-name="ce44">
            <text:p>1,625</text:p>
          </table:table-cell>
          <table:table-cell office:value-type="float" office:value="1947" table:style-name="ce44">
            <text:p>1,947</text:p>
          </table:table-cell>
          <table:table-cell office:value-type="float" office:value="2049" table:style-name="ce44">
            <text:p>2,049</text:p>
          </table:table-cell>
          <table:table-cell office:value-type="float" office:value="1921" table:style-name="ce45">
            <text:p>1,921</text:p>
          </table:table-cell>
          <table:table-cell office:value-type="float" office:value="8486" table:style-name="ce44">
            <text:p>8,486</text:p>
          </table:table-cell>
          <table:table-cell office:value-type="float" office:value="1987" table:style-name="ce44">
            <text:p>1,987</text:p>
          </table:table-cell>
          <table:table-cell office:value-type="float" office:value="1906" table:style-name="ce44">
            <text:p>1,906</text:p>
          </table:table-cell>
          <table:table-cell office:value-type="float" office:value="1754" table:style-name="ce44">
            <text:p>1,754</text:p>
          </table:table-cell>
          <table:table-cell office:value-type="float" office:value="1526" table:style-name="ce44">
            <text:p>1,526</text:p>
          </table:table-cell>
          <table:table-cell office:value-type="float" office:value="1313" table:style-name="ce45">
            <text:p>1,313</text:p>
          </table:table-cell>
          <table:table-cell office:value-type="float" office:value="4466" table:style-name="ce44">
            <text:p>4,466</text:p>
          </table:table-cell>
          <table:table-cell office:value-type="float" office:value="1229" table:style-name="ce44">
            <text:p>1,229</text:p>
          </table:table-cell>
          <table:table-cell office:value-type="float" office:value="980" table:style-name="ce44">
            <text:p>980</text:p>
          </table:table-cell>
          <table:table-cell office:value-type="float" office:value="891" table:style-name="ce44">
            <text:p>891</text:p>
          </table:table-cell>
          <table:table-cell office:value-type="float" office:value="760" table:style-name="ce44">
            <text:p>760</text:p>
          </table:table-cell>
          <table:table-cell office:value-type="float" office:value="606" table:style-name="ce45">
            <text:p>606</text:p>
          </table:table-cell>
          <table:table-cell office:value-type="float" office:value="1551" table:style-name="ce44">
            <text:p>1,551</text:p>
          </table:table-cell>
          <table:table-cell office:value-type="float" office:value="511" table:style-name="ce44">
            <text:p>511</text:p>
          </table:table-cell>
          <table:table-cell office:value-type="float" office:value="375" table:style-name="ce44">
            <text:p>375</text:p>
          </table:table-cell>
          <table:table-cell office:value-type="float" office:value="291" table:style-name="ce44">
            <text:p>291</text:p>
          </table:table-cell>
          <table:table-cell office:value-type="float" office:value="218" table:style-name="ce44">
            <text:p>218</text:p>
          </table:table-cell>
          <table:table-cell office:value-type="float" office:value="156" table:style-name="ce45">
            <text:p>156</text:p>
          </table:table-cell>
          <table:table-cell office:value-type="float" office:value="310" table:style-name="ce44">
            <text:p>310</text:p>
          </table:table-cell>
          <table:table-cell office:value-type="float" office:value="132" table:style-name="ce44">
            <text:p>132</text:p>
          </table:table-cell>
          <table:table-cell office:value-type="float" office:value="82" table:style-name="ce44">
            <text:p>82</text:p>
          </table:table-cell>
          <table:table-cell office:value-type="float" office:value="51" table:style-name="ce44">
            <text:p>51</text:p>
          </table:table-cell>
          <table:table-cell office:value-type="float" office:value="27" table:style-name="ce44">
            <text:p>27</text:p>
          </table:table-cell>
          <table:table-cell office:value-type="float" office:value="18" table:style-name="ce45">
            <text:p>18</text:p>
          </table:table-cell>
          <table:table-cell office:value-type="float" office:value="30" table:style-name="ce44">
            <text:p>3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3451" table:style-name="ce48">
            <text:p>323,451</text:p>
          </table:table-cell>
          <table:table-cell office:value-type="float" office:value="9952" table:style-name="ce49">
            <text:p>9,952</text:p>
          </table:table-cell>
          <table:table-cell office:value-type="float" office:value="1764" table:style-name="ce48">
            <text:p>1,764</text:p>
          </table:table-cell>
          <table:table-cell office:value-type="float" office:value="1972" table:style-name="ce48">
            <text:p>1,972</text:p>
          </table:table-cell>
          <table:table-cell office:value-type="float" office:value="2032" table:style-name="ce48">
            <text:p>2,032</text:p>
          </table:table-cell>
          <table:table-cell office:value-type="float" office:value="1995" table:style-name="ce48">
            <text:p>1,995</text:p>
          </table:table-cell>
          <table:table-cell office:value-type="float" office:value="2189" table:style-name="ce48">
            <text:p>2,189</text:p>
          </table:table-cell>
          <table:table-cell office:value-type="float" office:value="12304" table:style-name="ce48">
            <text:p>12,304</text:p>
          </table:table-cell>
          <table:table-cell office:value-type="float" office:value="2329" table:style-name="ce48">
            <text:p>2,329</text:p>
          </table:table-cell>
          <table:table-cell office:value-type="float" office:value="2410" table:style-name="ce48">
            <text:p>2,410</text:p>
          </table:table-cell>
          <table:table-cell office:value-type="float" office:value="2532" table:style-name="ce48">
            <text:p>2,532</text:p>
          </table:table-cell>
          <table:table-cell office:value-type="float" office:value="2248" table:style-name="ce48">
            <text:p>2,248</text:p>
          </table:table-cell>
          <table:table-cell office:value-type="float" office:value="2785" table:style-name="ce49">
            <text:p>2,785</text:p>
          </table:table-cell>
          <table:table-cell office:value-type="float" office:value="12533" table:style-name="ce48">
            <text:p>12,533</text:p>
          </table:table-cell>
          <table:table-cell office:value-type="float" office:value="2486" table:style-name="ce48">
            <text:p>2,486</text:p>
          </table:table-cell>
          <table:table-cell office:value-type="float" office:value="2081" table:style-name="ce48">
            <text:p>2,081</text:p>
          </table:table-cell>
          <table:table-cell office:value-type="float" office:value="2533" table:style-name="ce48">
            <text:p>2,533</text:p>
          </table:table-cell>
          <table:table-cell office:value-type="float" office:value="2657" table:style-name="ce48">
            <text:p>2,657</text:p>
          </table:table-cell>
          <table:table-cell office:value-type="float" office:value="2776" table:style-name="ce49">
            <text:p>2,776</text:p>
          </table:table-cell>
          <table:table-cell office:value-type="float" office:value="15832" table:style-name="ce48">
            <text:p>15,832</text:p>
          </table:table-cell>
          <table:table-cell office:value-type="float" office:value="2796" table:style-name="ce48">
            <text:p>2,796</text:p>
          </table:table-cell>
          <table:table-cell office:value-type="float" office:value="2970" table:style-name="ce48">
            <text:p>2,970</text:p>
          </table:table-cell>
          <table:table-cell office:value-type="float" office:value="3098" table:style-name="ce48">
            <text:p>3,098</text:p>
          </table:table-cell>
          <table:table-cell office:value-type="float" office:value="3245" table:style-name="ce48">
            <text:p>3,245</text:p>
          </table:table-cell>
          <table:table-cell office:value-type="float" office:value="3723" table:style-name="ce49">
            <text:p>3,723</text:p>
          </table:table-cell>
          <table:table-cell office:value-type="float" office:value="20509" table:style-name="ce48">
            <text:p>20,509</text:p>
          </table:table-cell>
          <table:table-cell office:value-type="float" office:value="3779" table:style-name="ce48">
            <text:p>3,779</text:p>
          </table:table-cell>
          <table:table-cell office:value-type="float" office:value="4399" table:style-name="ce48">
            <text:p>4,399</text:p>
          </table:table-cell>
          <table:table-cell office:value-type="float" office:value="4095" table:style-name="ce48">
            <text:p>4,095</text:p>
          </table:table-cell>
          <table:table-cell office:value-type="float" office:value="3853" table:style-name="ce48">
            <text:p>3,853</text:p>
          </table:table-cell>
          <table:table-cell office:value-type="float" office:value="4383" table:style-name="ce49">
            <text:p>4,383</text:p>
          </table:table-cell>
          <table:table-cell office:value-type="float" office:value="20841" table:style-name="ce48">
            <text:p>20,841</text:p>
          </table:table-cell>
          <table:table-cell office:value-type="float" office:value="4353" table:style-name="ce48">
            <text:p>4,353</text:p>
          </table:table-cell>
          <table:table-cell office:value-type="float" office:value="4336" table:style-name="ce48">
            <text:p>4,336</text:p>
          </table:table-cell>
          <table:table-cell office:value-type="float" office:value="4181" table:style-name="ce48">
            <text:p>4,181</text:p>
          </table:table-cell>
          <table:table-cell office:value-type="float" office:value="4091" table:style-name="ce48">
            <text:p>4,091</text:p>
          </table:table-cell>
          <table:table-cell office:value-type="float" office:value="3880" table:style-name="ce49">
            <text:p>3,880</text:p>
          </table:table-cell>
          <table:table-cell office:value-type="float" office:value="18723" table:style-name="ce48">
            <text:p>18,723</text:p>
          </table:table-cell>
          <table:table-cell office:value-type="float" office:value="3742" table:style-name="ce48">
            <text:p>3,742</text:p>
          </table:table-cell>
          <table:table-cell office:value-type="float" office:value="3638" table:style-name="ce48">
            <text:p>3,638</text:p>
          </table:table-cell>
          <table:table-cell office:value-type="float" office:value="3611" table:style-name="ce48">
            <text:p>3,611</text:p>
          </table:table-cell>
          <table:table-cell office:value-type="float" office:value="4003" table:style-name="ce48">
            <text:p>4,003</text:p>
          </table:table-cell>
          <table:table-cell office:value-type="float" office:value="3729" table:style-name="ce49">
            <text:p>3,729</text:p>
          </table:table-cell>
          <table:table-cell office:value-type="float" office:value="22455" table:style-name="ce48">
            <text:p>22,455</text:p>
          </table:table-cell>
          <table:table-cell office:value-type="float" office:value="3711" table:style-name="ce48">
            <text:p>3,711</text:p>
          </table:table-cell>
          <table:table-cell office:value-type="float" office:value="4261" table:style-name="ce48">
            <text:p>4,261</text:p>
          </table:table-cell>
          <table:table-cell office:value-type="float" office:value="4516" table:style-name="ce48">
            <text:p>4,516</text:p>
          </table:table-cell>
          <table:table-cell office:value-type="float" office:value="4880" table:style-name="ce48">
            <text:p>4,880</text:p>
          </table:table-cell>
          <table:table-cell office:value-type="float" office:value="5087" table:style-name="ce49">
            <text:p>5,087</text:p>
          </table:table-cell>
          <table:table-cell office:value-type="float" office:value="26593" table:style-name="ce48">
            <text:p>26,593</text:p>
          </table:table-cell>
          <table:table-cell office:value-type="float" office:value="5196" table:style-name="ce48">
            <text:p>5,196</text:p>
          </table:table-cell>
          <table:table-cell office:value-type="float" office:value="5355" table:style-name="ce48">
            <text:p>5,355</text:p>
          </table:table-cell>
          <table:table-cell office:value-type="float" office:value="5468" table:style-name="ce48">
            <text:p>5,468</text:p>
          </table:table-cell>
          <table:table-cell office:value-type="float" office:value="5417" table:style-name="ce48">
            <text:p>5,417</text:p>
          </table:table-cell>
          <table:table-cell office:value-type="float" office:value="5157" table:style-name="ce49">
            <text:p>5,157</text:p>
          </table:table-cell>
          <table:table-cell office:value-type="float" office:value="24060" table:style-name="ce48">
            <text:p>24,060</text:p>
          </table:table-cell>
          <table:table-cell office:value-type="float" office:value="5533" table:style-name="ce48">
            <text:p>5,533</text:p>
          </table:table-cell>
          <table:table-cell office:value-type="float" office:value="4762" table:style-name="ce48">
            <text:p>4,762</text:p>
          </table:table-cell>
          <table:table-cell office:value-type="float" office:value="4593" table:style-name="ce48">
            <text:p>4,593</text:p>
          </table:table-cell>
          <table:table-cell office:value-type="float" office:value="4598" table:style-name="ce48">
            <text:p>4,598</text:p>
          </table:table-cell>
          <table:table-cell office:value-type="float" office:value="4574" table:style-name="ce49">
            <text:p>4,574</text:p>
          </table:table-cell>
          <table:table-cell office:value-type="float" office:value="22589" table:style-name="ce48">
            <text:p>22,589</text:p>
          </table:table-cell>
          <table:table-cell office:value-type="float" office:value="4571" table:style-name="ce48">
            <text:p>4,571</text:p>
          </table:table-cell>
          <table:table-cell office:value-type="float" office:value="4557" table:style-name="ce48">
            <text:p>4,557</text:p>
          </table:table-cell>
          <table:table-cell office:value-type="float" office:value="4601" table:style-name="ce48">
            <text:p>4,601</text:p>
          </table:table-cell>
          <table:table-cell office:value-type="float" office:value="4696" table:style-name="ce48">
            <text:p>4,696</text:p>
          </table:table-cell>
          <table:table-cell office:value-type="float" office:value="4164" table:style-name="ce49">
            <text:p>4,164</text:p>
          </table:table-cell>
          <table:table-cell office:value-type="float" office:value="23643" table:style-name="ce48">
            <text:p>23,643</text:p>
          </table:table-cell>
          <table:table-cell office:value-type="float" office:value="4858" table:style-name="ce48">
            <text:p>4,858</text:p>
          </table:table-cell>
          <table:table-cell office:value-type="float" office:value="4693" table:style-name="ce48">
            <text:p>4,693</text:p>
          </table:table-cell>
          <table:table-cell office:value-type="float" office:value="4500" table:style-name="ce48">
            <text:p>4,500</text:p>
          </table:table-cell>
          <table:table-cell office:value-type="float" office:value="4833" table:style-name="ce48">
            <text:p>4,833</text:p>
          </table:table-cell>
          <table:table-cell office:value-type="float" office:value="4759" table:style-name="ce49">
            <text:p>4,759</text:p>
          </table:table-cell>
          <table:table-cell office:value-type="float" office:value="22097" table:style-name="ce48">
            <text:p>22,097</text:p>
          </table:table-cell>
          <table:table-cell office:value-type="float" office:value="4642" table:style-name="ce48">
            <text:p>4,642</text:p>
          </table:table-cell>
          <table:table-cell office:value-type="float" office:value="4503" table:style-name="ce48">
            <text:p>4,503</text:p>
          </table:table-cell>
          <table:table-cell office:value-type="float" office:value="4530" table:style-name="ce48">
            <text:p>4,530</text:p>
          </table:table-cell>
          <table:table-cell office:value-type="float" office:value="4311" table:style-name="ce48">
            <text:p>4,311</text:p>
          </table:table-cell>
          <table:table-cell office:value-type="float" office:value="4111" table:style-name="ce49">
            <text:p>4,111</text:p>
          </table:table-cell>
          <table:table-cell office:value-type="float" office:value="19755" table:style-name="ce48">
            <text:p>19,755</text:p>
          </table:table-cell>
          <table:table-cell office:value-type="float" office:value="4184" table:style-name="ce48">
            <text:p>4,184</text:p>
          </table:table-cell>
          <table:table-cell office:value-type="float" office:value="4157" table:style-name="ce48">
            <text:p>4,157</text:p>
          </table:table-cell>
          <table:table-cell office:value-type="float" office:value="4006" table:style-name="ce48">
            <text:p>4,006</text:p>
          </table:table-cell>
          <table:table-cell office:value-type="float" office:value="3694" table:style-name="ce48">
            <text:p>3,694</text:p>
          </table:table-cell>
          <table:table-cell office:value-type="float" office:value="3714" table:style-name="ce49">
            <text:p>3,714</text:p>
          </table:table-cell>
          <table:table-cell office:value-type="float" office:value="16150" table:style-name="ce48">
            <text:p>16,150</text:p>
          </table:table-cell>
          <table:table-cell office:value-type="float" office:value="4185" table:style-name="ce48">
            <text:p>4,185</text:p>
          </table:table-cell>
          <table:table-cell office:value-type="float" office:value="3119" table:style-name="ce48">
            <text:p>3,119</text:p>
          </table:table-cell>
          <table:table-cell office:value-type="float" office:value="3229" table:style-name="ce48">
            <text:p>3,229</text:p>
          </table:table-cell>
          <table:table-cell office:value-type="float" office:value="2897" table:style-name="ce48">
            <text:p>2,897</text:p>
          </table:table-cell>
          <table:table-cell office:value-type="float" office:value="2720" table:style-name="ce49">
            <text:p>2,720</text:p>
          </table:table-cell>
          <table:table-cell office:value-type="float" office:value="12064" table:style-name="ce48">
            <text:p>12,064</text:p>
          </table:table-cell>
          <table:table-cell office:value-type="float" office:value="2529" table:style-name="ce48">
            <text:p>2,529</text:p>
          </table:table-cell>
          <table:table-cell office:value-type="float" office:value="1947" table:style-name="ce48">
            <text:p>1,947</text:p>
          </table:table-cell>
          <table:table-cell office:value-type="float" office:value="2500" table:style-name="ce48">
            <text:p>2,500</text:p>
          </table:table-cell>
          <table:table-cell office:value-type="float" office:value="2604" table:style-name="ce48">
            <text:p>2,604</text:p>
          </table:table-cell>
          <table:table-cell office:value-type="float" office:value="2484" table:style-name="ce49">
            <text:p>2,484</text:p>
          </table:table-cell>
          <table:table-cell office:value-type="float" office:value="11712" table:style-name="ce48">
            <text:p>11,712</text:p>
          </table:table-cell>
          <table:table-cell office:value-type="float" office:value="2504" table:style-name="ce48">
            <text:p>2,504</text:p>
          </table:table-cell>
          <table:table-cell office:value-type="float" office:value="2605" table:style-name="ce48">
            <text:p>2,605</text:p>
          </table:table-cell>
          <table:table-cell office:value-type="float" office:value="2335" table:style-name="ce48">
            <text:p>2,335</text:p>
          </table:table-cell>
          <table:table-cell office:value-type="float" office:value="2211" table:style-name="ce48">
            <text:p>2,211</text:p>
          </table:table-cell>
          <table:table-cell office:value-type="float" office:value="2057" table:style-name="ce49">
            <text:p>2,057</text:p>
          </table:table-cell>
          <table:table-cell office:value-type="float" office:value="7493" table:style-name="ce48">
            <text:p>7,493</text:p>
          </table:table-cell>
          <table:table-cell office:value-type="float" office:value="1788" table:style-name="ce48">
            <text:p>1,788</text:p>
          </table:table-cell>
          <table:table-cell office:value-type="float" office:value="1716" table:style-name="ce48">
            <text:p>1,716</text:p>
          </table:table-cell>
          <table:table-cell office:value-type="float" office:value="1539" table:style-name="ce48">
            <text:p>1,539</text:p>
          </table:table-cell>
          <table:table-cell office:value-type="float" office:value="1318" table:style-name="ce48">
            <text:p>1,318</text:p>
          </table:table-cell>
          <table:table-cell office:value-type="float" office:value="1132" table:style-name="ce49">
            <text:p>1,132</text:p>
          </table:table-cell>
          <table:table-cell office:value-type="float" office:value="3304" table:style-name="ce48">
            <text:p>3,304</text:p>
          </table:table-cell>
          <table:table-cell office:value-type="float" office:value="1031" table:style-name="ce48">
            <text:p>1,031</text:p>
          </table:table-cell>
          <table:table-cell office:value-type="float" office:value="774" table:style-name="ce48">
            <text:p>774</text:p>
          </table:table-cell>
          <table:table-cell office:value-type="float" office:value="635" table:style-name="ce48">
            <text:p>635</text:p>
          </table:table-cell>
          <table:table-cell office:value-type="float" office:value="485" table:style-name="ce48">
            <text:p>485</text:p>
          </table:table-cell>
          <table:table-cell office:value-type="float" office:value="379" table:style-name="ce49">
            <text:p>379</text:p>
          </table:table-cell>
          <table:table-cell office:value-type="float" office:value="753" table:style-name="ce48">
            <text:p>753</text:p>
          </table:table-cell>
          <table:table-cell office:value-type="float" office:value="264" table:style-name="ce48">
            <text:p>264</text:p>
          </table:table-cell>
          <table:table-cell office:value-type="float" office:value="209" table:style-name="ce48">
            <text:p>209</text:p>
          </table:table-cell>
          <table:table-cell office:value-type="float" office:value="138" table:style-name="ce48">
            <text:p>138</text:p>
          </table:table-cell>
          <table:table-cell office:value-type="float" office:value="78" table:style-name="ce48">
            <text:p>78</text:p>
          </table:table-cell>
          <table:table-cell office:value-type="float" office:value="64" table:style-name="ce49">
            <text:p>64</text:p>
          </table:table-cell>
          <table:table-cell office:value-type="float" office:value="89" table:style-name="ce48">
            <text:p>8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2676" table:style-name="ce44">
            <text:p>492,676</text:p>
          </table:table-cell>
          <table:table-cell office:value-type="float" office:value="13016" table:style-name="ce44">
            <text:p>13,016</text:p>
          </table:table-cell>
          <table:table-cell office:value-type="float" office:value="2505" table:style-name="ce44">
            <text:p>2,505</text:p>
          </table:table-cell>
          <table:table-cell office:value-type="float" office:value="2693" table:style-name="ce44">
            <text:p>2,693</text:p>
          </table:table-cell>
          <table:table-cell office:value-type="float" office:value="2647" table:style-name="ce44">
            <text:p>2,647</text:p>
          </table:table-cell>
          <table:table-cell office:value-type="float" office:value="2449" table:style-name="ce44">
            <text:p>2,449</text:p>
          </table:table-cell>
          <table:table-cell office:value-type="float" office:value="2722" table:style-name="ce44">
            <text:p>2,722</text:p>
          </table:table-cell>
          <table:table-cell office:value-type="float" office:value="14758" table:style-name="ce44">
            <text:p>14,758</text:p>
          </table:table-cell>
          <table:table-cell office:value-type="float" office:value="2709" table:style-name="ce44">
            <text:p>2,709</text:p>
          </table:table-cell>
          <table:table-cell office:value-type="float" office:value="2931" table:style-name="ce44">
            <text:p>2,931</text:p>
          </table:table-cell>
          <table:table-cell office:value-type="float" office:value="2928" table:style-name="ce44">
            <text:p>2,928</text:p>
          </table:table-cell>
          <table:table-cell office:value-type="float" office:value="2713" table:style-name="ce44">
            <text:p>2,713</text:p>
          </table:table-cell>
          <table:table-cell office:value-type="float" office:value="3477" table:style-name="ce45">
            <text:p>3,477</text:p>
          </table:table-cell>
          <table:table-cell office:value-type="float" office:value="15328" table:style-name="ce44">
            <text:p>15,328</text:p>
          </table:table-cell>
          <table:table-cell office:value-type="float" office:value="2948" table:style-name="ce44">
            <text:p>2,948</text:p>
          </table:table-cell>
          <table:table-cell office:value-type="float" office:value="2606" table:style-name="ce44">
            <text:p>2,606</text:p>
          </table:table-cell>
          <table:table-cell office:value-type="float" office:value="3016" table:style-name="ce44">
            <text:p>3,016</text:p>
          </table:table-cell>
          <table:table-cell office:value-type="float" office:value="3225" table:style-name="ce44">
            <text:p>3,225</text:p>
          </table:table-cell>
          <table:table-cell office:value-type="float" office:value="3533" table:style-name="ce45">
            <text:p>3,533</text:p>
          </table:table-cell>
          <table:table-cell office:value-type="float" office:value="23057" table:style-name="ce44">
            <text:p>23,057</text:p>
          </table:table-cell>
          <table:table-cell office:value-type="float" office:value="3832" table:style-name="ce44">
            <text:p>3,832</text:p>
          </table:table-cell>
          <table:table-cell office:value-type="float" office:value="4247" table:style-name="ce44">
            <text:p>4,247</text:p>
          </table:table-cell>
          <table:table-cell office:value-type="float" office:value="4484" table:style-name="ce44">
            <text:p>4,484</text:p>
          </table:table-cell>
          <table:table-cell office:value-type="float" office:value="4983" table:style-name="ce44">
            <text:p>4,983</text:p>
          </table:table-cell>
          <table:table-cell office:value-type="float" office:value="5511" table:style-name="ce45">
            <text:p>5,511</text:p>
          </table:table-cell>
          <table:table-cell office:value-type="float" office:value="31995" table:style-name="ce44">
            <text:p>31,995</text:p>
          </table:table-cell>
          <table:table-cell office:value-type="float" office:value="5720" table:style-name="ce44">
            <text:p>5,720</text:p>
          </table:table-cell>
          <table:table-cell office:value-type="float" office:value="6944" table:style-name="ce44">
            <text:p>6,944</text:p>
          </table:table-cell>
          <table:table-cell office:value-type="float" office:value="6089" table:style-name="ce44">
            <text:p>6,089</text:p>
          </table:table-cell>
          <table:table-cell office:value-type="float" office:value="6111" table:style-name="ce44">
            <text:p>6,111</text:p>
          </table:table-cell>
          <table:table-cell office:value-type="float" office:value="7131" table:style-name="ce45">
            <text:p>7,131</text:p>
          </table:table-cell>
          <table:table-cell office:value-type="float" office:value="33793" table:style-name="ce44">
            <text:p>33,793</text:p>
          </table:table-cell>
          <table:table-cell office:value-type="float" office:value="6947" table:style-name="ce44">
            <text:p>6,947</text:p>
          </table:table-cell>
          <table:table-cell office:value-type="float" office:value="6893" table:style-name="ce44">
            <text:p>6,893</text:p>
          </table:table-cell>
          <table:table-cell office:value-type="float" office:value="6812" table:style-name="ce44">
            <text:p>6,812</text:p>
          </table:table-cell>
          <table:table-cell office:value-type="float" office:value="6798" table:style-name="ce44">
            <text:p>6,798</text:p>
          </table:table-cell>
          <table:table-cell office:value-type="float" office:value="6343" table:style-name="ce45">
            <text:p>6,343</text:p>
          </table:table-cell>
          <table:table-cell office:value-type="float" office:value="30512" table:style-name="ce44">
            <text:p>30,512</text:p>
          </table:table-cell>
          <table:table-cell office:value-type="float" office:value="6357" table:style-name="ce44">
            <text:p>6,357</text:p>
          </table:table-cell>
          <table:table-cell office:value-type="float" office:value="6367" table:style-name="ce44">
            <text:p>6,367</text:p>
          </table:table-cell>
          <table:table-cell office:value-type="float" office:value="5741" table:style-name="ce44">
            <text:p>5,741</text:p>
          </table:table-cell>
          <table:table-cell office:value-type="float" office:value="6302" table:style-name="ce44">
            <text:p>6,302</text:p>
          </table:table-cell>
          <table:table-cell office:value-type="float" office:value="5745" table:style-name="ce45">
            <text:p>5,745</text:p>
          </table:table-cell>
          <table:table-cell office:value-type="float" office:value="32386" table:style-name="ce44">
            <text:p>32,386</text:p>
          </table:table-cell>
          <table:table-cell office:value-type="float" office:value="5535" table:style-name="ce44">
            <text:p>5,535</text:p>
          </table:table-cell>
          <table:table-cell office:value-type="float" office:value="6150" table:style-name="ce44">
            <text:p>6,150</text:p>
          </table:table-cell>
          <table:table-cell office:value-type="float" office:value="6674" table:style-name="ce44">
            <text:p>6,674</text:p>
          </table:table-cell>
          <table:table-cell office:value-type="float" office:value="6927" table:style-name="ce44">
            <text:p>6,927</text:p>
          </table:table-cell>
          <table:table-cell office:value-type="float" office:value="7100" table:style-name="ce45">
            <text:p>7,100</text:p>
          </table:table-cell>
          <table:table-cell office:value-type="float" office:value="36965" table:style-name="ce44">
            <text:p>36,965</text:p>
          </table:table-cell>
          <table:table-cell office:value-type="float" office:value="7284" table:style-name="ce44">
            <text:p>7,284</text:p>
          </table:table-cell>
          <table:table-cell office:value-type="float" office:value="7551" table:style-name="ce44">
            <text:p>7,551</text:p>
          </table:table-cell>
          <table:table-cell office:value-type="float" office:value="7341" table:style-name="ce44">
            <text:p>7,341</text:p>
          </table:table-cell>
          <table:table-cell office:value-type="float" office:value="7456" table:style-name="ce44">
            <text:p>7,456</text:p>
          </table:table-cell>
          <table:table-cell office:value-type="float" office:value="7333" table:style-name="ce45">
            <text:p>7,333</text:p>
          </table:table-cell>
          <table:table-cell office:value-type="float" office:value="35634" table:style-name="ce44">
            <text:p>35,634</text:p>
          </table:table-cell>
          <table:table-cell office:value-type="float" office:value="7714" table:style-name="ce44">
            <text:p>7,714</text:p>
          </table:table-cell>
          <table:table-cell office:value-type="float" office:value="6878" table:style-name="ce44">
            <text:p>6,878</text:p>
          </table:table-cell>
          <table:table-cell office:value-type="float" office:value="6783" table:style-name="ce44">
            <text:p>6,783</text:p>
          </table:table-cell>
          <table:table-cell office:value-type="float" office:value="7126" table:style-name="ce44">
            <text:p>7,126</text:p>
          </table:table-cell>
          <table:table-cell office:value-type="float" office:value="7133" table:style-name="ce45">
            <text:p>7,133</text:p>
          </table:table-cell>
          <table:table-cell office:value-type="float" office:value="38943" table:style-name="ce44">
            <text:p>38,943</text:p>
          </table:table-cell>
          <table:table-cell office:value-type="float" office:value="7520" table:style-name="ce44">
            <text:p>7,520</text:p>
          </table:table-cell>
          <table:table-cell office:value-type="float" office:value="7753" table:style-name="ce44">
            <text:p>7,753</text:p>
          </table:table-cell>
          <table:table-cell office:value-type="float" office:value="7795" table:style-name="ce44">
            <text:p>7,795</text:p>
          </table:table-cell>
          <table:table-cell office:value-type="float" office:value="8025" table:style-name="ce44">
            <text:p>8,025</text:p>
          </table:table-cell>
          <table:table-cell office:value-type="float" office:value="7850" table:style-name="ce45">
            <text:p>7,850</text:p>
          </table:table-cell>
          <table:table-cell office:value-type="float" office:value="42350" table:style-name="ce44">
            <text:p>42,350</text:p>
          </table:table-cell>
          <table:table-cell office:value-type="float" office:value="8415" table:style-name="ce44">
            <text:p>8,415</text:p>
          </table:table-cell>
          <table:table-cell office:value-type="float" office:value="8412" table:style-name="ce44">
            <text:p>8,412</text:p>
          </table:table-cell>
          <table:table-cell office:value-type="float" office:value="8346" table:style-name="ce44">
            <text:p>8,346</text:p>
          </table:table-cell>
          <table:table-cell office:value-type="float" office:value="8601" table:style-name="ce44">
            <text:p>8,601</text:p>
          </table:table-cell>
          <table:table-cell office:value-type="float" office:value="8576" table:style-name="ce45">
            <text:p>8,576</text:p>
          </table:table-cell>
          <table:table-cell office:value-type="float" office:value="39572" table:style-name="ce44">
            <text:p>39,572</text:p>
          </table:table-cell>
          <table:table-cell office:value-type="float" office:value="8409" table:style-name="ce44">
            <text:p>8,409</text:p>
          </table:table-cell>
          <table:table-cell office:value-type="float" office:value="8430" table:style-name="ce44">
            <text:p>8,430</text:p>
          </table:table-cell>
          <table:table-cell office:value-type="float" office:value="8027" table:style-name="ce44">
            <text:p>8,027</text:p>
          </table:table-cell>
          <table:table-cell office:value-type="float" office:value="7687" table:style-name="ce44">
            <text:p>7,687</text:p>
          </table:table-cell>
          <table:table-cell office:value-type="float" office:value="7019" table:style-name="ce45">
            <text:p>7,019</text:p>
          </table:table-cell>
          <table:table-cell office:value-type="float" office:value="32896" table:style-name="ce44">
            <text:p>32,896</text:p>
          </table:table-cell>
          <table:table-cell office:value-type="float" office:value="7165" table:style-name="ce44">
            <text:p>7,165</text:p>
          </table:table-cell>
          <table:table-cell office:value-type="float" office:value="6817" table:style-name="ce44">
            <text:p>6,817</text:p>
          </table:table-cell>
          <table:table-cell office:value-type="float" office:value="6637" table:style-name="ce44">
            <text:p>6,637</text:p>
          </table:table-cell>
          <table:table-cell office:value-type="float" office:value="6238" table:style-name="ce44">
            <text:p>6,238</text:p>
          </table:table-cell>
          <table:table-cell office:value-type="float" office:value="6039" table:style-name="ce45">
            <text:p>6,039</text:p>
          </table:table-cell>
          <table:table-cell office:value-type="float" office:value="24842" table:style-name="ce44">
            <text:p>24,842</text:p>
          </table:table-cell>
          <table:table-cell office:value-type="float" office:value="6330" table:style-name="ce44">
            <text:p>6,330</text:p>
          </table:table-cell>
          <table:table-cell office:value-type="float" office:value="5190" table:style-name="ce44">
            <text:p>5,190</text:p>
          </table:table-cell>
          <table:table-cell office:value-type="float" office:value="4948" table:style-name="ce44">
            <text:p>4,948</text:p>
          </table:table-cell>
          <table:table-cell office:value-type="float" office:value="4511" table:style-name="ce44">
            <text:p>4,511</text:p>
          </table:table-cell>
          <table:table-cell office:value-type="float" office:value="3863" table:style-name="ce45">
            <text:p>3,863</text:p>
          </table:table-cell>
          <table:table-cell office:value-type="float" office:value="15789" table:style-name="ce44">
            <text:p>15,789</text:p>
          </table:table-cell>
          <table:table-cell office:value-type="float" office:value="2916" table:style-name="ce44">
            <text:p>2,916</text:p>
          </table:table-cell>
          <table:table-cell office:value-type="float" office:value="2764" table:style-name="ce44">
            <text:p>2,764</text:p>
          </table:table-cell>
          <table:table-cell office:value-type="float" office:value="3375" table:style-name="ce44">
            <text:p>3,375</text:p>
          </table:table-cell>
          <table:table-cell office:value-type="float" office:value="3439" table:style-name="ce44">
            <text:p>3,439</text:p>
          </table:table-cell>
          <table:table-cell office:value-type="float" office:value="3295" table:style-name="ce45">
            <text:p>3,295</text:p>
          </table:table-cell>
          <table:table-cell office:value-type="float" office:value="15685" table:style-name="ce44">
            <text:p>15,685</text:p>
          </table:table-cell>
          <table:table-cell office:value-type="float" office:value="3543" table:style-name="ce44">
            <text:p>3,543</text:p>
          </table:table-cell>
          <table:table-cell office:value-type="float" office:value="3403" table:style-name="ce44">
            <text:p>3,403</text:p>
          </table:table-cell>
          <table:table-cell office:value-type="float" office:value="3178" table:style-name="ce44">
            <text:p>3,178</text:p>
          </table:table-cell>
          <table:table-cell office:value-type="float" office:value="2970" table:style-name="ce44">
            <text:p>2,970</text:p>
          </table:table-cell>
          <table:table-cell office:value-type="float" office:value="2591" table:style-name="ce45">
            <text:p>2,591</text:p>
          </table:table-cell>
          <table:table-cell office:value-type="float" office:value="9846" table:style-name="ce44">
            <text:p>9,846</text:p>
          </table:table-cell>
          <table:table-cell office:value-type="float" office:value="2478" table:style-name="ce44">
            <text:p>2,478</text:p>
          </table:table-cell>
          <table:table-cell office:value-type="float" office:value="2150" table:style-name="ce44">
            <text:p>2,150</text:p>
          </table:table-cell>
          <table:table-cell office:value-type="float" office:value="2016" table:style-name="ce44">
            <text:p>2,016</text:p>
          </table:table-cell>
          <table:table-cell office:value-type="float" office:value="1751" table:style-name="ce44">
            <text:p>1,751</text:p>
          </table:table-cell>
          <table:table-cell office:value-type="float" office:value="1451" table:style-name="ce45">
            <text:p>1,451</text:p>
          </table:table-cell>
          <table:table-cell office:value-type="float" office:value="4302" table:style-name="ce44">
            <text:p>4,302</text:p>
          </table:table-cell>
          <table:table-cell office:value-type="float" office:value="1333" table:style-name="ce44">
            <text:p>1,333</text:p>
          </table:table-cell>
          <table:table-cell office:value-type="float" office:value="1086" table:style-name="ce44">
            <text:p>1,086</text:p>
          </table:table-cell>
          <table:table-cell office:value-type="float" office:value="803" table:style-name="ce44">
            <text:p>803</text:p>
          </table:table-cell>
          <table:table-cell office:value-type="float" office:value="606" table:style-name="ce44">
            <text:p>606</text:p>
          </table:table-cell>
          <table:table-cell office:value-type="float" office:value="474" table:style-name="ce45">
            <text:p>474</text:p>
          </table:table-cell>
          <table:table-cell office:value-type="float" office:value="879" table:style-name="ce44">
            <text:p>879</text:p>
          </table:table-cell>
          <table:table-cell office:value-type="float" office:value="353" table:style-name="ce44">
            <text:p>353</text:p>
          </table:table-cell>
          <table:table-cell office:value-type="float" office:value="212" table:style-name="ce44">
            <text:p>212</text:p>
          </table:table-cell>
          <table:table-cell office:value-type="float" office:value="138" table:style-name="ce44">
            <text:p>138</text:p>
          </table:table-cell>
          <table:table-cell office:value-type="float" office:value="115" table:style-name="ce44">
            <text:p>115</text:p>
          </table:table-cell>
          <table:table-cell office:value-type="float" office:value="61" table:style-name="ce45">
            <text:p>61</text:p>
          </table:table-cell>
          <table:table-cell office:value-type="float" office:value="128" table:style-name="ce44">
            <text:p>12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5545" table:style-name="ce44">
            <text:p>255,545</text:p>
          </table:table-cell>
          <table:table-cell office:value-type="float" office:value="6632" table:style-name="ce44">
            <text:p>6,632</text:p>
          </table:table-cell>
          <table:table-cell office:value-type="float" office:value="1287" table:style-name="ce46">
            <text:p>1,287</text:p>
          </table:table-cell>
          <table:table-cell office:value-type="float" office:value="1404" table:style-name="ce46">
            <text:p>1,404</text:p>
          </table:table-cell>
          <table:table-cell office:value-type="float" office:value="1357" table:style-name="ce46">
            <text:p>1,357</text:p>
          </table:table-cell>
          <table:table-cell office:value-type="float" office:value="1228" table:style-name="ce46">
            <text:p>1,228</text:p>
          </table:table-cell>
          <table:table-cell office:value-type="float" office:value="1356" table:style-name="ce46">
            <text:p>1,356</text:p>
          </table:table-cell>
          <table:table-cell office:value-type="float" office:value="7699" table:style-name="ce46">
            <text:p>7,699</text:p>
          </table:table-cell>
          <table:table-cell office:value-type="float" office:value="1411" table:style-name="ce46">
            <text:p>1,411</text:p>
          </table:table-cell>
          <table:table-cell office:value-type="float" office:value="1566" table:style-name="ce46">
            <text:p>1,566</text:p>
          </table:table-cell>
          <table:table-cell office:value-type="float" office:value="1500" table:style-name="ce46">
            <text:p>1,500</text:p>
          </table:table-cell>
          <table:table-cell office:value-type="float" office:value="1406" table:style-name="ce46">
            <text:p>1,406</text:p>
          </table:table-cell>
          <table:table-cell office:value-type="float" office:value="1816" table:style-name="ce47">
            <text:p>1,816</text:p>
          </table:table-cell>
          <table:table-cell office:value-type="float" office:value="8066" table:style-name="ce46">
            <text:p>8,066</text:p>
          </table:table-cell>
          <table:table-cell office:value-type="float" office:value="1498" table:style-name="ce46">
            <text:p>1,498</text:p>
          </table:table-cell>
          <table:table-cell office:value-type="float" office:value="1377" table:style-name="ce46">
            <text:p>1,377</text:p>
          </table:table-cell>
          <table:table-cell office:value-type="float" office:value="1620" table:style-name="ce46">
            <text:p>1,620</text:p>
          </table:table-cell>
          <table:table-cell office:value-type="float" office:value="1715" table:style-name="ce46">
            <text:p>1,715</text:p>
          </table:table-cell>
          <table:table-cell office:value-type="float" office:value="1856" table:style-name="ce47">
            <text:p>1,856</text:p>
          </table:table-cell>
          <table:table-cell office:value-type="float" office:value="12115" table:style-name="ce46">
            <text:p>12,115</text:p>
          </table:table-cell>
          <table:table-cell office:value-type="float" office:value="2006" table:style-name="ce46">
            <text:p>2,006</text:p>
          </table:table-cell>
          <table:table-cell office:value-type="float" office:value="2218" table:style-name="ce46">
            <text:p>2,218</text:p>
          </table:table-cell>
          <table:table-cell office:value-type="float" office:value="2363" table:style-name="ce46">
            <text:p>2,363</text:p>
          </table:table-cell>
          <table:table-cell office:value-type="float" office:value="2622" table:style-name="ce46">
            <text:p>2,622</text:p>
          </table:table-cell>
          <table:table-cell office:value-type="float" office:value="2906" table:style-name="ce47">
            <text:p>2,906</text:p>
          </table:table-cell>
          <table:table-cell office:value-type="float" office:value="16813" table:style-name="ce46">
            <text:p>16,813</text:p>
          </table:table-cell>
          <table:table-cell office:value-type="float" office:value="3009" table:style-name="ce46">
            <text:p>3,009</text:p>
          </table:table-cell>
          <table:table-cell office:value-type="float" office:value="3687" table:style-name="ce46">
            <text:p>3,687</text:p>
          </table:table-cell>
          <table:table-cell office:value-type="float" office:value="3185" table:style-name="ce46">
            <text:p>3,185</text:p>
          </table:table-cell>
          <table:table-cell office:value-type="float" office:value="3175" table:style-name="ce46">
            <text:p>3,175</text:p>
          </table:table-cell>
          <table:table-cell office:value-type="float" office:value="3757" table:style-name="ce47">
            <text:p>3,757</text:p>
          </table:table-cell>
          <table:table-cell office:value-type="float" office:value="17859" table:style-name="ce46">
            <text:p>17,859</text:p>
          </table:table-cell>
          <table:table-cell office:value-type="float" office:value="3680" table:style-name="ce46">
            <text:p>3,680</text:p>
          </table:table-cell>
          <table:table-cell office:value-type="float" office:value="3617" table:style-name="ce46">
            <text:p>3,617</text:p>
          </table:table-cell>
          <table:table-cell office:value-type="float" office:value="3582" table:style-name="ce46">
            <text:p>3,582</text:p>
          </table:table-cell>
          <table:table-cell office:value-type="float" office:value="3643" table:style-name="ce46">
            <text:p>3,643</text:p>
          </table:table-cell>
          <table:table-cell office:value-type="float" office:value="3337" table:style-name="ce47">
            <text:p>3,337</text:p>
          </table:table-cell>
          <table:table-cell office:value-type="float" office:value="16725" table:style-name="ce46">
            <text:p>16,725</text:p>
          </table:table-cell>
          <table:table-cell office:value-type="float" office:value="3448" table:style-name="ce46">
            <text:p>3,448</text:p>
          </table:table-cell>
          <table:table-cell office:value-type="float" office:value="3487" table:style-name="ce46">
            <text:p>3,487</text:p>
          </table:table-cell>
          <table:table-cell office:value-type="float" office:value="3163" table:style-name="ce46">
            <text:p>3,163</text:p>
          </table:table-cell>
          <table:table-cell office:value-type="float" office:value="3482" table:style-name="ce46">
            <text:p>3,482</text:p>
          </table:table-cell>
          <table:table-cell office:value-type="float" office:value="3145" table:style-name="ce47">
            <text:p>3,145</text:p>
          </table:table-cell>
          <table:table-cell office:value-type="float" office:value="17489" table:style-name="ce46">
            <text:p>17,489</text:p>
          </table:table-cell>
          <table:table-cell office:value-type="float" office:value="3054" table:style-name="ce46">
            <text:p>3,054</text:p>
          </table:table-cell>
          <table:table-cell office:value-type="float" office:value="3358" table:style-name="ce46">
            <text:p>3,358</text:p>
          </table:table-cell>
          <table:table-cell office:value-type="float" office:value="3589" table:style-name="ce46">
            <text:p>3,589</text:p>
          </table:table-cell>
          <table:table-cell office:value-type="float" office:value="3700" table:style-name="ce46">
            <text:p>3,700</text:p>
          </table:table-cell>
          <table:table-cell office:value-type="float" office:value="3788" table:style-name="ce47">
            <text:p>3,788</text:p>
          </table:table-cell>
          <table:table-cell office:value-type="float" office:value="19015" table:style-name="ce46">
            <text:p>19,015</text:p>
          </table:table-cell>
          <table:table-cell office:value-type="float" office:value="3707" table:style-name="ce46">
            <text:p>3,707</text:p>
          </table:table-cell>
          <table:table-cell office:value-type="float" office:value="3873" table:style-name="ce46">
            <text:p>3,873</text:p>
          </table:table-cell>
          <table:table-cell office:value-type="float" office:value="3842" table:style-name="ce46">
            <text:p>3,842</text:p>
          </table:table-cell>
          <table:table-cell office:value-type="float" office:value="3869" table:style-name="ce46">
            <text:p>3,869</text:p>
          </table:table-cell>
          <table:table-cell office:value-type="float" office:value="3724" table:style-name="ce47">
            <text:p>3,724</text:p>
          </table:table-cell>
          <table:table-cell office:value-type="float" office:value="18391" table:style-name="ce46">
            <text:p>18,391</text:p>
          </table:table-cell>
          <table:table-cell office:value-type="float" office:value="3933" table:style-name="ce46">
            <text:p>3,933</text:p>
          </table:table-cell>
          <table:table-cell office:value-type="float" office:value="3600" table:style-name="ce46">
            <text:p>3,600</text:p>
          </table:table-cell>
          <table:table-cell office:value-type="float" office:value="3426" table:style-name="ce46">
            <text:p>3,426</text:p>
          </table:table-cell>
          <table:table-cell office:value-type="float" office:value="3688" table:style-name="ce46">
            <text:p>3,688</text:p>
          </table:table-cell>
          <table:table-cell office:value-type="float" office:value="3744" table:style-name="ce47">
            <text:p>3,744</text:p>
          </table:table-cell>
          <table:table-cell office:value-type="float" office:value="21057" table:style-name="ce46">
            <text:p>21,057</text:p>
          </table:table-cell>
          <table:table-cell office:value-type="float" office:value="3942" table:style-name="ce46">
            <text:p>3,942</text:p>
          </table:table-cell>
          <table:table-cell office:value-type="float" office:value="4217" table:style-name="ce46">
            <text:p>4,217</text:p>
          </table:table-cell>
          <table:table-cell office:value-type="float" office:value="4181" table:style-name="ce46">
            <text:p>4,181</text:p>
          </table:table-cell>
          <table:table-cell office:value-type="float" office:value="4400" table:style-name="ce46">
            <text:p>4,400</text:p>
          </table:table-cell>
          <table:table-cell office:value-type="float" office:value="4317" table:style-name="ce47">
            <text:p>4,317</text:p>
          </table:table-cell>
          <table:table-cell office:value-type="float" office:value="23405" table:style-name="ce46">
            <text:p>23,405</text:p>
          </table:table-cell>
          <table:table-cell office:value-type="float" office:value="4600" table:style-name="ce46">
            <text:p>4,600</text:p>
          </table:table-cell>
          <table:table-cell office:value-type="float" office:value="4684" table:style-name="ce46">
            <text:p>4,684</text:p>
          </table:table-cell>
          <table:table-cell office:value-type="float" office:value="4672" table:style-name="ce46">
            <text:p>4,672</text:p>
          </table:table-cell>
          <table:table-cell office:value-type="float" office:value="4716" table:style-name="ce46">
            <text:p>4,716</text:p>
          </table:table-cell>
          <table:table-cell office:value-type="float" office:value="4733" table:style-name="ce47">
            <text:p>4,733</text:p>
          </table:table-cell>
          <table:table-cell office:value-type="float" office:value="21582" table:style-name="ce46">
            <text:p>21,582</text:p>
          </table:table-cell>
          <table:table-cell office:value-type="float" office:value="4651" table:style-name="ce46">
            <text:p>4,651</text:p>
          </table:table-cell>
          <table:table-cell office:value-type="float" office:value="4617" table:style-name="ce46">
            <text:p>4,617</text:p>
          </table:table-cell>
          <table:table-cell office:value-type="float" office:value="4326" table:style-name="ce46">
            <text:p>4,326</text:p>
          </table:table-cell>
          <table:table-cell office:value-type="float" office:value="4143" table:style-name="ce46">
            <text:p>4,143</text:p>
          </table:table-cell>
          <table:table-cell office:value-type="float" office:value="3845" table:style-name="ce47">
            <text:p>3,845</text:p>
          </table:table-cell>
          <table:table-cell office:value-type="float" office:value="17195" table:style-name="ce46">
            <text:p>17,195</text:p>
          </table:table-cell>
          <table:table-cell office:value-type="float" office:value="3831" table:style-name="ce46">
            <text:p>3,831</text:p>
          </table:table-cell>
          <table:table-cell office:value-type="float" office:value="3556" table:style-name="ce46">
            <text:p>3,556</text:p>
          </table:table-cell>
          <table:table-cell office:value-type="float" office:value="3511" table:style-name="ce46">
            <text:p>3,511</text:p>
          </table:table-cell>
          <table:table-cell office:value-type="float" office:value="3182" table:style-name="ce46">
            <text:p>3,182</text:p>
          </table:table-cell>
          <table:table-cell office:value-type="float" office:value="3115" table:style-name="ce47">
            <text:p>3,115</text:p>
          </table:table-cell>
          <table:table-cell office:value-type="float" office:value="12186" table:style-name="ce46">
            <text:p>12,186</text:p>
          </table:table-cell>
          <table:table-cell office:value-type="float" office:value="3201" table:style-name="ce46">
            <text:p>3,201</text:p>
          </table:table-cell>
          <table:table-cell office:value-type="float" office:value="2596" table:style-name="ce46">
            <text:p>2,596</text:p>
          </table:table-cell>
          <table:table-cell office:value-type="float" office:value="2443" table:style-name="ce46">
            <text:p>2,443</text:p>
          </table:table-cell>
          <table:table-cell office:value-type="float" office:value="2158" table:style-name="ce46">
            <text:p>2,158</text:p>
          </table:table-cell>
          <table:table-cell office:value-type="float" office:value="1788" table:style-name="ce47">
            <text:p>1,788</text:p>
          </table:table-cell>
          <table:table-cell office:value-type="float" office:value="7097" table:style-name="ce46">
            <text:p>7,097</text:p>
          </table:table-cell>
          <table:table-cell office:value-type="float" office:value="1356" table:style-name="ce46">
            <text:p>1,356</text:p>
          </table:table-cell>
          <table:table-cell office:value-type="float" office:value="1248" table:style-name="ce46">
            <text:p>1,248</text:p>
          </table:table-cell>
          <table:table-cell office:value-type="float" office:value="1506" table:style-name="ce46">
            <text:p>1,506</text:p>
          </table:table-cell>
          <table:table-cell office:value-type="float" office:value="1543" table:style-name="ce46">
            <text:p>1,543</text:p>
          </table:table-cell>
          <table:table-cell office:value-type="float" office:value="1444" table:style-name="ce47">
            <text:p>1,444</text:p>
          </table:table-cell>
          <table:table-cell office:value-type="float" office:value="6637" table:style-name="ce46">
            <text:p>6,637</text:p>
          </table:table-cell>
          <table:table-cell office:value-type="float" office:value="1547" table:style-name="ce46">
            <text:p>1,547</text:p>
          </table:table-cell>
          <table:table-cell office:value-type="float" office:value="1429" table:style-name="ce46">
            <text:p>1,429</text:p>
          </table:table-cell>
          <table:table-cell office:value-type="float" office:value="1353" table:style-name="ce46">
            <text:p>1,353</text:p>
          </table:table-cell>
          <table:table-cell office:value-type="float" office:value="1251" table:style-name="ce46">
            <text:p>1,251</text:p>
          </table:table-cell>
          <table:table-cell office:value-type="float" office:value="1057" table:style-name="ce47">
            <text:p>1,057</text:p>
          </table:table-cell>
          <table:table-cell office:value-type="float" office:value="3736" table:style-name="ce46">
            <text:p>3,736</text:p>
          </table:table-cell>
          <table:table-cell office:value-type="float" office:value="989" table:style-name="ce46">
            <text:p>989</text:p>
          </table:table-cell>
          <table:table-cell office:value-type="float" office:value="869" table:style-name="ce46">
            <text:p>869</text:p>
          </table:table-cell>
          <table:table-cell office:value-type="float" office:value="733" table:style-name="ce46">
            <text:p>733</text:p>
          </table:table-cell>
          <table:table-cell office:value-type="float" office:value="620" table:style-name="ce46">
            <text:p>620</text:p>
          </table:table-cell>
          <table:table-cell office:value-type="float" office:value="525" table:style-name="ce47">
            <text:p>525</text:p>
          </table:table-cell>
          <table:table-cell office:value-type="float" office:value="1510" table:style-name="ce46">
            <text:p>1,510</text:p>
          </table:table-cell>
          <table:table-cell office:value-type="float" office:value="479" table:style-name="ce46">
            <text:p>479</text:p>
          </table:table-cell>
          <table:table-cell office:value-type="float" office:value="392" table:style-name="ce46">
            <text:p>392</text:p>
          </table:table-cell>
          <table:table-cell office:value-type="float" office:value="288" table:style-name="ce46">
            <text:p>288</text:p>
          </table:table-cell>
          <table:table-cell office:value-type="float" office:value="199" table:style-name="ce46">
            <text:p>199</text:p>
          </table:table-cell>
          <table:table-cell office:value-type="float" office:value="152" table:style-name="ce47">
            <text:p>152</text:p>
          </table:table-cell>
          <table:table-cell office:value-type="float" office:value="298" table:style-name="ce46">
            <text:p>298</text:p>
          </table:table-cell>
          <table:table-cell office:value-type="float" office:value="116" table:style-name="ce46">
            <text:p>116</text:p>
          </table:table-cell>
          <table:table-cell office:value-type="float" office:value="73" table:style-name="ce46">
            <text:p>73</text:p>
          </table:table-cell>
          <table:table-cell office:value-type="float" office:value="49" table:style-name="ce46">
            <text:p>49</text:p>
          </table:table-cell>
          <table:table-cell office:value-type="float" office:value="44" table:style-name="ce46">
            <text:p>44</text:p>
          </table:table-cell>
          <table:table-cell office:value-type="float" office:value="16" table:style-name="ce47">
            <text:p>16</text:p>
          </table:table-cell>
          <table:table-cell office:value-type="float" office:value="38" table:style-name="ce46">
            <text:p>3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131" table:style-name="ce48">
            <text:p>237,131</text:p>
          </table:table-cell>
          <table:table-cell office:value-type="float" office:value="6384" table:style-name="ce49">
            <text:p>6,384</text:p>
          </table:table-cell>
          <table:table-cell office:value-type="float" office:value="1218" table:style-name="ce50">
            <text:p>1,218</text:p>
          </table:table-cell>
          <table:table-cell office:value-type="float" office:value="1289" table:style-name="ce50">
            <text:p>1,289</text:p>
          </table:table-cell>
          <table:table-cell office:value-type="float" office:value="1290" table:style-name="ce50">
            <text:p>1,290</text:p>
          </table:table-cell>
          <table:table-cell office:value-type="float" office:value="1221" table:style-name="ce50">
            <text:p>1,221</text:p>
          </table:table-cell>
          <table:table-cell office:value-type="float" office:value="1366" table:style-name="ce50">
            <text:p>1,366</text:p>
          </table:table-cell>
          <table:table-cell office:value-type="float" office:value="7059" table:style-name="ce50">
            <text:p>7,059</text:p>
          </table:table-cell>
          <table:table-cell office:value-type="float" office:value="1298" table:style-name="ce50">
            <text:p>1,298</text:p>
          </table:table-cell>
          <table:table-cell office:value-type="float" office:value="1365" table:style-name="ce50">
            <text:p>1,365</text:p>
          </table:table-cell>
          <table:table-cell office:value-type="float" office:value="1428" table:style-name="ce50">
            <text:p>1,428</text:p>
          </table:table-cell>
          <table:table-cell office:value-type="float" office:value="1307" table:style-name="ce50">
            <text:p>1,307</text:p>
          </table:table-cell>
          <table:table-cell office:value-type="float" office:value="1661" table:style-name="ce51">
            <text:p>1,661</text:p>
          </table:table-cell>
          <table:table-cell office:value-type="float" office:value="7262" table:style-name="ce50">
            <text:p>7,262</text:p>
          </table:table-cell>
          <table:table-cell office:value-type="float" office:value="1450" table:style-name="ce50">
            <text:p>1,450</text:p>
          </table:table-cell>
          <table:table-cell office:value-type="float" office:value="1229" table:style-name="ce50">
            <text:p>1,229</text:p>
          </table:table-cell>
          <table:table-cell office:value-type="float" office:value="1396" table:style-name="ce50">
            <text:p>1,396</text:p>
          </table:table-cell>
          <table:table-cell office:value-type="float" office:value="1510" table:style-name="ce50">
            <text:p>1,510</text:p>
          </table:table-cell>
          <table:table-cell office:value-type="float" office:value="1677" table:style-name="ce51">
            <text:p>1,677</text:p>
          </table:table-cell>
          <table:table-cell office:value-type="float" office:value="10942" table:style-name="ce50">
            <text:p>10,942</text:p>
          </table:table-cell>
          <table:table-cell office:value-type="float" office:value="1826" table:style-name="ce50">
            <text:p>1,826</text:p>
          </table:table-cell>
          <table:table-cell office:value-type="float" office:value="2029" table:style-name="ce50">
            <text:p>2,029</text:p>
          </table:table-cell>
          <table:table-cell office:value-type="float" office:value="2121" table:style-name="ce50">
            <text:p>2,121</text:p>
          </table:table-cell>
          <table:table-cell office:value-type="float" office:value="2361" table:style-name="ce50">
            <text:p>2,361</text:p>
          </table:table-cell>
          <table:table-cell office:value-type="float" office:value="2605" table:style-name="ce51">
            <text:p>2,605</text:p>
          </table:table-cell>
          <table:table-cell office:value-type="float" office:value="15182" table:style-name="ce50">
            <text:p>15,182</text:p>
          </table:table-cell>
          <table:table-cell office:value-type="float" office:value="2711" table:style-name="ce50">
            <text:p>2,711</text:p>
          </table:table-cell>
          <table:table-cell office:value-type="float" office:value="3257" table:style-name="ce50">
            <text:p>3,257</text:p>
          </table:table-cell>
          <table:table-cell office:value-type="float" office:value="2904" table:style-name="ce50">
            <text:p>2,904</text:p>
          </table:table-cell>
          <table:table-cell office:value-type="float" office:value="2936" table:style-name="ce50">
            <text:p>2,936</text:p>
          </table:table-cell>
          <table:table-cell office:value-type="float" office:value="3374" table:style-name="ce51">
            <text:p>3,374</text:p>
          </table:table-cell>
          <table:table-cell office:value-type="float" office:value="15934" table:style-name="ce50">
            <text:p>15,934</text:p>
          </table:table-cell>
          <table:table-cell office:value-type="float" office:value="3267" table:style-name="ce50">
            <text:p>3,267</text:p>
          </table:table-cell>
          <table:table-cell office:value-type="float" office:value="3276" table:style-name="ce50">
            <text:p>3,276</text:p>
          </table:table-cell>
          <table:table-cell office:value-type="float" office:value="3230" table:style-name="ce50">
            <text:p>3,230</text:p>
          </table:table-cell>
          <table:table-cell office:value-type="float" office:value="3155" table:style-name="ce50">
            <text:p>3,155</text:p>
          </table:table-cell>
          <table:table-cell office:value-type="float" office:value="3006" table:style-name="ce51">
            <text:p>3,006</text:p>
          </table:table-cell>
          <table:table-cell office:value-type="float" office:value="13787" table:style-name="ce50">
            <text:p>13,787</text:p>
          </table:table-cell>
          <table:table-cell office:value-type="float" office:value="2909" table:style-name="ce50">
            <text:p>2,909</text:p>
          </table:table-cell>
          <table:table-cell office:value-type="float" office:value="2880" table:style-name="ce50">
            <text:p>2,880</text:p>
          </table:table-cell>
          <table:table-cell office:value-type="float" office:value="2578" table:style-name="ce50">
            <text:p>2,578</text:p>
          </table:table-cell>
          <table:table-cell office:value-type="float" office:value="2820" table:style-name="ce50">
            <text:p>2,820</text:p>
          </table:table-cell>
          <table:table-cell office:value-type="float" office:value="2600" table:style-name="ce51">
            <text:p>2,600</text:p>
          </table:table-cell>
          <table:table-cell office:value-type="float" office:value="14897" table:style-name="ce50">
            <text:p>14,897</text:p>
          </table:table-cell>
          <table:table-cell office:value-type="float" office:value="2481" table:style-name="ce50">
            <text:p>2,481</text:p>
          </table:table-cell>
          <table:table-cell office:value-type="float" office:value="2792" table:style-name="ce50">
            <text:p>2,792</text:p>
          </table:table-cell>
          <table:table-cell office:value-type="float" office:value="3085" table:style-name="ce50">
            <text:p>3,085</text:p>
          </table:table-cell>
          <table:table-cell office:value-type="float" office:value="3227" table:style-name="ce50">
            <text:p>3,227</text:p>
          </table:table-cell>
          <table:table-cell office:value-type="float" office:value="3312" table:style-name="ce51">
            <text:p>3,312</text:p>
          </table:table-cell>
          <table:table-cell office:value-type="float" office:value="17950" table:style-name="ce50">
            <text:p>17,950</text:p>
          </table:table-cell>
          <table:table-cell office:value-type="float" office:value="3577" table:style-name="ce50">
            <text:p>3,577</text:p>
          </table:table-cell>
          <table:table-cell office:value-type="float" office:value="3678" table:style-name="ce50">
            <text:p>3,678</text:p>
          </table:table-cell>
          <table:table-cell office:value-type="float" office:value="3499" table:style-name="ce50">
            <text:p>3,499</text:p>
          </table:table-cell>
          <table:table-cell office:value-type="float" office:value="3587" table:style-name="ce50">
            <text:p>3,587</text:p>
          </table:table-cell>
          <table:table-cell office:value-type="float" office:value="3609" table:style-name="ce51">
            <text:p>3,609</text:p>
          </table:table-cell>
          <table:table-cell office:value-type="float" office:value="17243" table:style-name="ce50">
            <text:p>17,243</text:p>
          </table:table-cell>
          <table:table-cell office:value-type="float" office:value="3781" table:style-name="ce50">
            <text:p>3,781</text:p>
          </table:table-cell>
          <table:table-cell office:value-type="float" office:value="3278" table:style-name="ce50">
            <text:p>3,278</text:p>
          </table:table-cell>
          <table:table-cell office:value-type="float" office:value="3357" table:style-name="ce50">
            <text:p>3,357</text:p>
          </table:table-cell>
          <table:table-cell office:value-type="float" office:value="3438" table:style-name="ce50">
            <text:p>3,438</text:p>
          </table:table-cell>
          <table:table-cell office:value-type="float" office:value="3389" table:style-name="ce51">
            <text:p>3,389</text:p>
          </table:table-cell>
          <table:table-cell office:value-type="float" office:value="17886" table:style-name="ce50">
            <text:p>17,886</text:p>
          </table:table-cell>
          <table:table-cell office:value-type="float" office:value="3578" table:style-name="ce50">
            <text:p>3,578</text:p>
          </table:table-cell>
          <table:table-cell office:value-type="float" office:value="3536" table:style-name="ce50">
            <text:p>3,536</text:p>
          </table:table-cell>
          <table:table-cell office:value-type="float" office:value="3614" table:style-name="ce50">
            <text:p>3,614</text:p>
          </table:table-cell>
          <table:table-cell office:value-type="float" office:value="3625" table:style-name="ce50">
            <text:p>3,625</text:p>
          </table:table-cell>
          <table:table-cell office:value-type="float" office:value="3533" table:style-name="ce51">
            <text:p>3,533</text:p>
          </table:table-cell>
          <table:table-cell office:value-type="float" office:value="18945" table:style-name="ce50">
            <text:p>18,945</text:p>
          </table:table-cell>
          <table:table-cell office:value-type="float" office:value="3815" table:style-name="ce50">
            <text:p>3,815</text:p>
          </table:table-cell>
          <table:table-cell office:value-type="float" office:value="3728" table:style-name="ce50">
            <text:p>3,728</text:p>
          </table:table-cell>
          <table:table-cell office:value-type="float" office:value="3674" table:style-name="ce50">
            <text:p>3,674</text:p>
          </table:table-cell>
          <table:table-cell office:value-type="float" office:value="3885" table:style-name="ce50">
            <text:p>3,885</text:p>
          </table:table-cell>
          <table:table-cell office:value-type="float" office:value="3843" table:style-name="ce51">
            <text:p>3,843</text:p>
          </table:table-cell>
          <table:table-cell office:value-type="float" office:value="17990" table:style-name="ce50">
            <text:p>17,990</text:p>
          </table:table-cell>
          <table:table-cell office:value-type="float" office:value="3758" table:style-name="ce50">
            <text:p>3,758</text:p>
          </table:table-cell>
          <table:table-cell office:value-type="float" office:value="3813" table:style-name="ce50">
            <text:p>3,813</text:p>
          </table:table-cell>
          <table:table-cell office:value-type="float" office:value="3701" table:style-name="ce50">
            <text:p>3,701</text:p>
          </table:table-cell>
          <table:table-cell office:value-type="float" office:value="3544" table:style-name="ce50">
            <text:p>3,544</text:p>
          </table:table-cell>
          <table:table-cell office:value-type="float" office:value="3174" table:style-name="ce51">
            <text:p>3,174</text:p>
          </table:table-cell>
          <table:table-cell office:value-type="float" office:value="15701" table:style-name="ce50">
            <text:p>15,701</text:p>
          </table:table-cell>
          <table:table-cell office:value-type="float" office:value="3334" table:style-name="ce50">
            <text:p>3,334</text:p>
          </table:table-cell>
          <table:table-cell office:value-type="float" office:value="3261" table:style-name="ce50">
            <text:p>3,261</text:p>
          </table:table-cell>
          <table:table-cell office:value-type="float" office:value="3126" table:style-name="ce50">
            <text:p>3,126</text:p>
          </table:table-cell>
          <table:table-cell office:value-type="float" office:value="3056" table:style-name="ce50">
            <text:p>3,056</text:p>
          </table:table-cell>
          <table:table-cell office:value-type="float" office:value="2924" table:style-name="ce51">
            <text:p>2,924</text:p>
          </table:table-cell>
          <table:table-cell office:value-type="float" office:value="12656" table:style-name="ce50">
            <text:p>12,656</text:p>
          </table:table-cell>
          <table:table-cell office:value-type="float" office:value="3129" table:style-name="ce50">
            <text:p>3,129</text:p>
          </table:table-cell>
          <table:table-cell office:value-type="float" office:value="2594" table:style-name="ce50">
            <text:p>2,594</text:p>
          </table:table-cell>
          <table:table-cell office:value-type="float" office:value="2505" table:style-name="ce50">
            <text:p>2,505</text:p>
          </table:table-cell>
          <table:table-cell office:value-type="float" office:value="2353" table:style-name="ce50">
            <text:p>2,353</text:p>
          </table:table-cell>
          <table:table-cell office:value-type="float" office:value="2075" table:style-name="ce51">
            <text:p>2,075</text:p>
          </table:table-cell>
          <table:table-cell office:value-type="float" office:value="8692" table:style-name="ce50">
            <text:p>8,692</text:p>
          </table:table-cell>
          <table:table-cell office:value-type="float" office:value="1560" table:style-name="ce50">
            <text:p>1,560</text:p>
          </table:table-cell>
          <table:table-cell office:value-type="float" office:value="1516" table:style-name="ce50">
            <text:p>1,516</text:p>
          </table:table-cell>
          <table:table-cell office:value-type="float" office:value="1869" table:style-name="ce50">
            <text:p>1,869</text:p>
          </table:table-cell>
          <table:table-cell office:value-type="float" office:value="1896" table:style-name="ce50">
            <text:p>1,896</text:p>
          </table:table-cell>
          <table:table-cell office:value-type="float" office:value="1851" table:style-name="ce51">
            <text:p>1,851</text:p>
          </table:table-cell>
          <table:table-cell office:value-type="float" office:value="9048" table:style-name="ce50">
            <text:p>9,048</text:p>
          </table:table-cell>
          <table:table-cell office:value-type="float" office:value="1996" table:style-name="ce50">
            <text:p>1,996</text:p>
          </table:table-cell>
          <table:table-cell office:value-type="float" office:value="1974" table:style-name="ce50">
            <text:p>1,974</text:p>
          </table:table-cell>
          <table:table-cell office:value-type="float" office:value="1825" table:style-name="ce50">
            <text:p>1,825</text:p>
          </table:table-cell>
          <table:table-cell office:value-type="float" office:value="1719" table:style-name="ce50">
            <text:p>1,719</text:p>
          </table:table-cell>
          <table:table-cell office:value-type="float" office:value="1534" table:style-name="ce51">
            <text:p>1,534</text:p>
          </table:table-cell>
          <table:table-cell office:value-type="float" office:value="6110" table:style-name="ce50">
            <text:p>6,110</text:p>
          </table:table-cell>
          <table:table-cell office:value-type="float" office:value="1489" table:style-name="ce50">
            <text:p>1,489</text:p>
          </table:table-cell>
          <table:table-cell office:value-type="float" office:value="1281" table:style-name="ce50">
            <text:p>1,281</text:p>
          </table:table-cell>
          <table:table-cell office:value-type="float" office:value="1283" table:style-name="ce50">
            <text:p>1,283</text:p>
          </table:table-cell>
          <table:table-cell office:value-type="float" office:value="1131" table:style-name="ce50">
            <text:p>1,131</text:p>
          </table:table-cell>
          <table:table-cell office:value-type="float" office:value="926" table:style-name="ce51">
            <text:p>926</text:p>
          </table:table-cell>
          <table:table-cell office:value-type="float" office:value="2792" table:style-name="ce50">
            <text:p>2,792</text:p>
          </table:table-cell>
          <table:table-cell office:value-type="float" office:value="854" table:style-name="ce50">
            <text:p>854</text:p>
          </table:table-cell>
          <table:table-cell office:value-type="float" office:value="694" table:style-name="ce50">
            <text:p>694</text:p>
          </table:table-cell>
          <table:table-cell office:value-type="float" office:value="515" table:style-name="ce50">
            <text:p>515</text:p>
          </table:table-cell>
          <table:table-cell office:value-type="float" office:value="407" table:style-name="ce50">
            <text:p>407</text:p>
          </table:table-cell>
          <table:table-cell office:value-type="float" office:value="322" table:style-name="ce51">
            <text:p>322</text:p>
          </table:table-cell>
          <table:table-cell office:value-type="float" office:value="581" table:style-name="ce50">
            <text:p>581</text:p>
          </table:table-cell>
          <table:table-cell office:value-type="float" office:value="237" table:style-name="ce50">
            <text:p>237</text:p>
          </table:table-cell>
          <table:table-cell office:value-type="float" office:value="139" table:style-name="ce50">
            <text:p>139</text:p>
          </table:table-cell>
          <table:table-cell office:value-type="float" office:value="89" table:style-name="ce50">
            <text:p>89</text:p>
          </table:table-cell>
          <table:table-cell office:value-type="float" office:value="71" table:style-name="ce50">
            <text:p>71</text:p>
          </table:table-cell>
          <table:table-cell office:value-type="float" office:value="45" table:style-name="ce51">
            <text:p>45</text:p>
          </table:table-cell>
          <table:table-cell office:value-type="float" office:value="90" table:style-name="ce50">
            <text:p>9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3787" table:style-name="ce44">
            <text:p>803,787</text:p>
          </table:table-cell>
          <table:table-cell office:value-type="float" office:value="23888" table:style-name="ce44">
            <text:p>23,888</text:p>
          </table:table-cell>
          <table:table-cell office:value-type="float" office:value="4072" table:style-name="ce44">
            <text:p>4,072</text:p>
          </table:table-cell>
          <table:table-cell office:value-type="float" office:value="4525" table:style-name="ce44">
            <text:p>4,525</text:p>
          </table:table-cell>
          <table:table-cell office:value-type="float" office:value="4880" table:style-name="ce44">
            <text:p>4,880</text:p>
          </table:table-cell>
          <table:table-cell office:value-type="float" office:value="4970" table:style-name="ce44">
            <text:p>4,970</text:p>
          </table:table-cell>
          <table:table-cell office:value-type="float" office:value="5441" table:style-name="ce44">
            <text:p>5,441</text:p>
          </table:table-cell>
          <table:table-cell office:value-type="float" office:value="29749" table:style-name="ce44">
            <text:p>29,749</text:p>
          </table:table-cell>
          <table:table-cell office:value-type="float" office:value="5641" table:style-name="ce44">
            <text:p>5,641</text:p>
          </table:table-cell>
          <table:table-cell office:value-type="float" office:value="5975" table:style-name="ce44">
            <text:p>5,975</text:p>
          </table:table-cell>
          <table:table-cell office:value-type="float" office:value="6037" table:style-name="ce44">
            <text:p>6,037</text:p>
          </table:table-cell>
          <table:table-cell office:value-type="float" office:value="5404" table:style-name="ce44">
            <text:p>5,404</text:p>
          </table:table-cell>
          <table:table-cell office:value-type="float" office:value="6692" table:style-name="ce45">
            <text:p>6,692</text:p>
          </table:table-cell>
          <table:table-cell office:value-type="float" office:value="28379" table:style-name="ce44">
            <text:p>28,379</text:p>
          </table:table-cell>
          <table:table-cell office:value-type="float" office:value="5619" table:style-name="ce44">
            <text:p>5,619</text:p>
          </table:table-cell>
          <table:table-cell office:value-type="float" office:value="4996" table:style-name="ce44">
            <text:p>4,996</text:p>
          </table:table-cell>
          <table:table-cell office:value-type="float" office:value="5668" table:style-name="ce44">
            <text:p>5,668</text:p>
          </table:table-cell>
          <table:table-cell office:value-type="float" office:value="5943" table:style-name="ce44">
            <text:p>5,943</text:p>
          </table:table-cell>
          <table:table-cell office:value-type="float" office:value="6153" table:style-name="ce45">
            <text:p>6,153</text:p>
          </table:table-cell>
          <table:table-cell office:value-type="float" office:value="36756" table:style-name="ce44">
            <text:p>36,756</text:p>
          </table:table-cell>
          <table:table-cell office:value-type="float" office:value="6500" table:style-name="ce44">
            <text:p>6,500</text:p>
          </table:table-cell>
          <table:table-cell office:value-type="float" office:value="6744" table:style-name="ce44">
            <text:p>6,744</text:p>
          </table:table-cell>
          <table:table-cell office:value-type="float" office:value="7205" table:style-name="ce44">
            <text:p>7,205</text:p>
          </table:table-cell>
          <table:table-cell office:value-type="float" office:value="7694" table:style-name="ce44">
            <text:p>7,694</text:p>
          </table:table-cell>
          <table:table-cell office:value-type="float" office:value="8613" table:style-name="ce45">
            <text:p>8,613</text:p>
          </table:table-cell>
          <table:table-cell office:value-type="float" office:value="50894" table:style-name="ce44">
            <text:p>50,894</text:p>
          </table:table-cell>
          <table:table-cell office:value-type="float" office:value="8987" table:style-name="ce44">
            <text:p>8,987</text:p>
          </table:table-cell>
          <table:table-cell office:value-type="float" office:value="10720" table:style-name="ce44">
            <text:p>10,720</text:p>
          </table:table-cell>
          <table:table-cell office:value-type="float" office:value="9922" table:style-name="ce44">
            <text:p>9,922</text:p>
          </table:table-cell>
          <table:table-cell office:value-type="float" office:value="9649" table:style-name="ce44">
            <text:p>9,649</text:p>
          </table:table-cell>
          <table:table-cell office:value-type="float" office:value="11616" table:style-name="ce45">
            <text:p>11,616</text:p>
          </table:table-cell>
          <table:table-cell office:value-type="float" office:value="57965" table:style-name="ce44">
            <text:p>57,965</text:p>
          </table:table-cell>
          <table:table-cell office:value-type="float" office:value="11939" table:style-name="ce44">
            <text:p>11,939</text:p>
          </table:table-cell>
          <table:table-cell office:value-type="float" office:value="11892" table:style-name="ce44">
            <text:p>11,892</text:p>
          </table:table-cell>
          <table:table-cell office:value-type="float" office:value="11709" table:style-name="ce44">
            <text:p>11,709</text:p>
          </table:table-cell>
          <table:table-cell office:value-type="float" office:value="11369" table:style-name="ce44">
            <text:p>11,369</text:p>
          </table:table-cell>
          <table:table-cell office:value-type="float" office:value="11056" table:style-name="ce45">
            <text:p>11,056</text:p>
          </table:table-cell>
          <table:table-cell office:value-type="float" office:value="52378" table:style-name="ce44">
            <text:p>52,378</text:p>
          </table:table-cell>
          <table:table-cell office:value-type="float" office:value="10631" table:style-name="ce44">
            <text:p>10,631</text:p>
          </table:table-cell>
          <table:table-cell office:value-type="float" office:value="10890" table:style-name="ce44">
            <text:p>10,890</text:p>
          </table:table-cell>
          <table:table-cell office:value-type="float" office:value="10062" table:style-name="ce44">
            <text:p>10,062</text:p>
          </table:table-cell>
          <table:table-cell office:value-type="float" office:value="11105" table:style-name="ce44">
            <text:p>11,105</text:p>
          </table:table-cell>
          <table:table-cell office:value-type="float" office:value="9690" table:style-name="ce45">
            <text:p>9,690</text:p>
          </table:table-cell>
          <table:table-cell office:value-type="float" office:value="55273" table:style-name="ce44">
            <text:p>55,273</text:p>
          </table:table-cell>
          <table:table-cell office:value-type="float" office:value="9575" table:style-name="ce44">
            <text:p>9,575</text:p>
          </table:table-cell>
          <table:table-cell office:value-type="float" office:value="10471" table:style-name="ce44">
            <text:p>10,471</text:p>
          </table:table-cell>
          <table:table-cell office:value-type="float" office:value="11326" table:style-name="ce44">
            <text:p>11,326</text:p>
          </table:table-cell>
          <table:table-cell office:value-type="float" office:value="11677" table:style-name="ce44">
            <text:p>11,677</text:p>
          </table:table-cell>
          <table:table-cell office:value-type="float" office:value="12224" table:style-name="ce45">
            <text:p>12,224</text:p>
          </table:table-cell>
          <table:table-cell office:value-type="float" office:value="63536" table:style-name="ce44">
            <text:p>63,536</text:p>
          </table:table-cell>
          <table:table-cell office:value-type="float" office:value="12486" table:style-name="ce44">
            <text:p>12,486</text:p>
          </table:table-cell>
          <table:table-cell office:value-type="float" office:value="12724" table:style-name="ce44">
            <text:p>12,724</text:p>
          </table:table-cell>
          <table:table-cell office:value-type="float" office:value="13091" table:style-name="ce44">
            <text:p>13,091</text:p>
          </table:table-cell>
          <table:table-cell office:value-type="float" office:value="12764" table:style-name="ce44">
            <text:p>12,764</text:p>
          </table:table-cell>
          <table:table-cell office:value-type="float" office:value="12471" table:style-name="ce45">
            <text:p>12,471</text:p>
          </table:table-cell>
          <table:table-cell office:value-type="float" office:value="59405" table:style-name="ce44">
            <text:p>59,405</text:p>
          </table:table-cell>
          <table:table-cell office:value-type="float" office:value="13397" table:style-name="ce44">
            <text:p>13,397</text:p>
          </table:table-cell>
          <table:table-cell office:value-type="float" office:value="11681" table:style-name="ce44">
            <text:p>11,681</text:p>
          </table:table-cell>
          <table:table-cell office:value-type="float" office:value="11379" table:style-name="ce44">
            <text:p>11,379</text:p>
          </table:table-cell>
          <table:table-cell office:value-type="float" office:value="11492" table:style-name="ce44">
            <text:p>11,492</text:p>
          </table:table-cell>
          <table:table-cell office:value-type="float" office:value="11456" table:style-name="ce45">
            <text:p>11,456</text:p>
          </table:table-cell>
          <table:table-cell office:value-type="float" office:value="63594" table:style-name="ce44">
            <text:p>63,594</text:p>
          </table:table-cell>
          <table:table-cell office:value-type="float" office:value="12288" table:style-name="ce44">
            <text:p>12,288</text:p>
          </table:table-cell>
          <table:table-cell office:value-type="float" office:value="12752" table:style-name="ce44">
            <text:p>12,752</text:p>
          </table:table-cell>
          <table:table-cell office:value-type="float" office:value="12795" table:style-name="ce44">
            <text:p>12,795</text:p>
          </table:table-cell>
          <table:table-cell office:value-type="float" office:value="13028" table:style-name="ce44">
            <text:p>13,028</text:p>
          </table:table-cell>
          <table:table-cell office:value-type="float" office:value="12731" table:style-name="ce45">
            <text:p>12,731</text:p>
          </table:table-cell>
          <table:table-cell office:value-type="float" office:value="67082" table:style-name="ce44">
            <text:p>67,082</text:p>
          </table:table-cell>
          <table:table-cell office:value-type="float" office:value="13280" table:style-name="ce44">
            <text:p>13,280</text:p>
          </table:table-cell>
          <table:table-cell office:value-type="float" office:value="13240" table:style-name="ce44">
            <text:p>13,240</text:p>
          </table:table-cell>
          <table:table-cell office:value-type="float" office:value="13582" table:style-name="ce44">
            <text:p>13,582</text:p>
          </table:table-cell>
          <table:table-cell office:value-type="float" office:value="13384" table:style-name="ce44">
            <text:p>13,384</text:p>
          </table:table-cell>
          <table:table-cell office:value-type="float" office:value="13596" table:style-name="ce45">
            <text:p>13,596</text:p>
          </table:table-cell>
          <table:table-cell office:value-type="float" office:value="63202" table:style-name="ce44">
            <text:p>63,202</text:p>
          </table:table-cell>
          <table:table-cell office:value-type="float" office:value="13324" table:style-name="ce44">
            <text:p>13,324</text:p>
          </table:table-cell>
          <table:table-cell office:value-type="float" office:value="13019" table:style-name="ce44">
            <text:p>13,019</text:p>
          </table:table-cell>
          <table:table-cell office:value-type="float" office:value="12956" table:style-name="ce44">
            <text:p>12,956</text:p>
          </table:table-cell>
          <table:table-cell office:value-type="float" office:value="12018" table:style-name="ce44">
            <text:p>12,018</text:p>
          </table:table-cell>
          <table:table-cell office:value-type="float" office:value="11885" table:style-name="ce45">
            <text:p>11,885</text:p>
          </table:table-cell>
          <table:table-cell office:value-type="float" office:value="53659" table:style-name="ce44">
            <text:p>53,659</text:p>
          </table:table-cell>
          <table:table-cell office:value-type="float" office:value="11628" table:style-name="ce44">
            <text:p>11,628</text:p>
          </table:table-cell>
          <table:table-cell office:value-type="float" office:value="11304" table:style-name="ce44">
            <text:p>11,304</text:p>
          </table:table-cell>
          <table:table-cell office:value-type="float" office:value="10835" table:style-name="ce44">
            <text:p>10,835</text:p>
          </table:table-cell>
          <table:table-cell office:value-type="float" office:value="10141" table:style-name="ce44">
            <text:p>10,141</text:p>
          </table:table-cell>
          <table:table-cell office:value-type="float" office:value="9751" table:style-name="ce45">
            <text:p>9,751</text:p>
          </table:table-cell>
          <table:table-cell office:value-type="float" office:value="38986" table:style-name="ce44">
            <text:p>38,986</text:p>
          </table:table-cell>
          <table:table-cell office:value-type="float" office:value="10041" table:style-name="ce44">
            <text:p>10,041</text:p>
          </table:table-cell>
          <table:table-cell office:value-type="float" office:value="8461" table:style-name="ce44">
            <text:p>8,461</text:p>
          </table:table-cell>
          <table:table-cell office:value-type="float" office:value="7484" table:style-name="ce44">
            <text:p>7,484</text:p>
          </table:table-cell>
          <table:table-cell office:value-type="float" office:value="6987" table:style-name="ce44">
            <text:p>6,987</text:p>
          </table:table-cell>
          <table:table-cell office:value-type="float" office:value="6013" table:style-name="ce45">
            <text:p>6,013</text:p>
          </table:table-cell>
          <table:table-cell office:value-type="float" office:value="22979" table:style-name="ce44">
            <text:p>22,979</text:p>
          </table:table-cell>
          <table:table-cell office:value-type="float" office:value="4606" table:style-name="ce44">
            <text:p>4,606</text:p>
          </table:table-cell>
          <table:table-cell office:value-type="float" office:value="4057" table:style-name="ce44">
            <text:p>4,057</text:p>
          </table:table-cell>
          <table:table-cell office:value-type="float" office:value="4820" table:style-name="ce44">
            <text:p>4,820</text:p>
          </table:table-cell>
          <table:table-cell office:value-type="float" office:value="4736" table:style-name="ce44">
            <text:p>4,736</text:p>
          </table:table-cell>
          <table:table-cell office:value-type="float" office:value="4760" table:style-name="ce45">
            <text:p>4,760</text:p>
          </table:table-cell>
          <table:table-cell office:value-type="float" office:value="19782" table:style-name="ce44">
            <text:p>19,782</text:p>
          </table:table-cell>
          <table:table-cell office:value-type="float" office:value="4696" table:style-name="ce44">
            <text:p>4,696</text:p>
          </table:table-cell>
          <table:table-cell office:value-type="float" office:value="4312" table:style-name="ce44">
            <text:p>4,312</text:p>
          </table:table-cell>
          <table:table-cell office:value-type="float" office:value="3944" table:style-name="ce44">
            <text:p>3,944</text:p>
          </table:table-cell>
          <table:table-cell office:value-type="float" office:value="3593" table:style-name="ce44">
            <text:p>3,593</text:p>
          </table:table-cell>
          <table:table-cell office:value-type="float" office:value="3237" table:style-name="ce45">
            <text:p>3,237</text:p>
          </table:table-cell>
          <table:table-cell office:value-type="float" office:value="10959" table:style-name="ce44">
            <text:p>10,959</text:p>
          </table:table-cell>
          <table:table-cell office:value-type="float" office:value="2890" table:style-name="ce44">
            <text:p>2,890</text:p>
          </table:table-cell>
          <table:table-cell office:value-type="float" office:value="2538" table:style-name="ce44">
            <text:p>2,538</text:p>
          </table:table-cell>
          <table:table-cell office:value-type="float" office:value="2203" table:style-name="ce44">
            <text:p>2,203</text:p>
          </table:table-cell>
          <table:table-cell office:value-type="float" office:value="1831" table:style-name="ce44">
            <text:p>1,831</text:p>
          </table:table-cell>
          <table:table-cell office:value-type="float" office:value="1497" table:style-name="ce45">
            <text:p>1,497</text:p>
          </table:table-cell>
          <table:table-cell office:value-type="float" office:value="4349" table:style-name="ce44">
            <text:p>4,349</text:p>
          </table:table-cell>
          <table:table-cell office:value-type="float" office:value="1299" table:style-name="ce44">
            <text:p>1,299</text:p>
          </table:table-cell>
          <table:table-cell office:value-type="float" office:value="1078" table:style-name="ce44">
            <text:p>1,078</text:p>
          </table:table-cell>
          <table:table-cell office:value-type="float" office:value="878" table:style-name="ce44">
            <text:p>878</text:p>
          </table:table-cell>
          <table:table-cell office:value-type="float" office:value="633" table:style-name="ce44">
            <text:p>633</text:p>
          </table:table-cell>
          <table:table-cell office:value-type="float" office:value="461" table:style-name="ce45">
            <text:p>461</text:p>
          </table:table-cell>
          <table:table-cell office:value-type="float" office:value="871" table:style-name="ce44">
            <text:p>871</text:p>
          </table:table-cell>
          <table:table-cell office:value-type="float" office:value="350" table:style-name="ce44">
            <text:p>350</text:p>
          </table:table-cell>
          <table:table-cell office:value-type="float" office:value="233" table:style-name="ce44">
            <text:p>233</text:p>
          </table:table-cell>
          <table:table-cell office:value-type="float" office:value="131" table:style-name="ce44">
            <text:p>131</text:p>
          </table:table-cell>
          <table:table-cell office:value-type="float" office:value="101" table:style-name="ce44">
            <text:p>101</text:p>
          </table:table-cell>
          <table:table-cell office:value-type="float" office:value="56" table:style-name="ce45">
            <text:p>56</text:p>
          </table:table-cell>
          <table:table-cell office:value-type="float" office:value="101" table:style-name="ce44">
            <text:p>10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9144" table:style-name="ce44">
            <text:p>409,144</text:p>
          </table:table-cell>
          <table:table-cell office:value-type="float" office:value="12368" table:style-name="ce44">
            <text:p>12,368</text:p>
          </table:table-cell>
          <table:table-cell office:value-type="float" office:value="2109" table:style-name="ce44">
            <text:p>2,109</text:p>
          </table:table-cell>
          <table:table-cell office:value-type="float" office:value="2340" table:style-name="ce44">
            <text:p>2,340</text:p>
          </table:table-cell>
          <table:table-cell office:value-type="float" office:value="2576" table:style-name="ce44">
            <text:p>2,576</text:p>
          </table:table-cell>
          <table:table-cell office:value-type="float" office:value="2480" table:style-name="ce44">
            <text:p>2,480</text:p>
          </table:table-cell>
          <table:table-cell office:value-type="float" office:value="2863" table:style-name="ce44">
            <text:p>2,863</text:p>
          </table:table-cell>
          <table:table-cell office:value-type="float" office:value="15530" table:style-name="ce44">
            <text:p>15,530</text:p>
          </table:table-cell>
          <table:table-cell office:value-type="float" office:value="2981" table:style-name="ce44">
            <text:p>2,981</text:p>
          </table:table-cell>
          <table:table-cell office:value-type="float" office:value="3123" table:style-name="ce44">
            <text:p>3,123</text:p>
          </table:table-cell>
          <table:table-cell office:value-type="float" office:value="3104" table:style-name="ce44">
            <text:p>3,104</text:p>
          </table:table-cell>
          <table:table-cell office:value-type="float" office:value="2778" table:style-name="ce44">
            <text:p>2,778</text:p>
          </table:table-cell>
          <table:table-cell office:value-type="float" office:value="3544" table:style-name="ce45">
            <text:p>3,544</text:p>
          </table:table-cell>
          <table:table-cell office:value-type="float" office:value="14829" table:style-name="ce44">
            <text:p>14,829</text:p>
          </table:table-cell>
          <table:table-cell office:value-type="float" office:value="2886" table:style-name="ce44">
            <text:p>2,886</text:p>
          </table:table-cell>
          <table:table-cell office:value-type="float" office:value="2659" table:style-name="ce44">
            <text:p>2,659</text:p>
          </table:table-cell>
          <table:table-cell office:value-type="float" office:value="2937" table:style-name="ce44">
            <text:p>2,937</text:p>
          </table:table-cell>
          <table:table-cell office:value-type="float" office:value="3155" table:style-name="ce44">
            <text:p>3,155</text:p>
          </table:table-cell>
          <table:table-cell office:value-type="float" office:value="3192" table:style-name="ce45">
            <text:p>3,192</text:p>
          </table:table-cell>
          <table:table-cell office:value-type="float" office:value="19200" table:style-name="ce44">
            <text:p>19,200</text:p>
          </table:table-cell>
          <table:table-cell office:value-type="float" office:value="3397" table:style-name="ce44">
            <text:p>3,397</text:p>
          </table:table-cell>
          <table:table-cell office:value-type="float" office:value="3531" table:style-name="ce44">
            <text:p>3,531</text:p>
          </table:table-cell>
          <table:table-cell office:value-type="float" office:value="3815" table:style-name="ce44">
            <text:p>3,815</text:p>
          </table:table-cell>
          <table:table-cell office:value-type="float" office:value="3995" table:style-name="ce44">
            <text:p>3,995</text:p>
          </table:table-cell>
          <table:table-cell office:value-type="float" office:value="4462" table:style-name="ce45">
            <text:p>4,462</text:p>
          </table:table-cell>
          <table:table-cell office:value-type="float" office:value="26603" table:style-name="ce44">
            <text:p>26,603</text:p>
          </table:table-cell>
          <table:table-cell office:value-type="float" office:value="4584" table:style-name="ce44">
            <text:p>4,584</text:p>
          </table:table-cell>
          <table:table-cell office:value-type="float" office:value="5635" table:style-name="ce44">
            <text:p>5,635</text:p>
          </table:table-cell>
          <table:table-cell office:value-type="float" office:value="5251" table:style-name="ce44">
            <text:p>5,251</text:p>
          </table:table-cell>
          <table:table-cell office:value-type="float" office:value="5019" table:style-name="ce44">
            <text:p>5,019</text:p>
          </table:table-cell>
          <table:table-cell office:value-type="float" office:value="6114" table:style-name="ce45">
            <text:p>6,114</text:p>
          </table:table-cell>
          <table:table-cell office:value-type="float" office:value="30725" table:style-name="ce44">
            <text:p>30,725</text:p>
          </table:table-cell>
          <table:table-cell office:value-type="float" office:value="6335" table:style-name="ce44">
            <text:p>6,335</text:p>
          </table:table-cell>
          <table:table-cell office:value-type="float" office:value="6308" table:style-name="ce44">
            <text:p>6,308</text:p>
          </table:table-cell>
          <table:table-cell office:value-type="float" office:value="6167" table:style-name="ce44">
            <text:p>6,167</text:p>
          </table:table-cell>
          <table:table-cell office:value-type="float" office:value="6033" table:style-name="ce44">
            <text:p>6,033</text:p>
          </table:table-cell>
          <table:table-cell office:value-type="float" office:value="5882" table:style-name="ce45">
            <text:p>5,882</text:p>
          </table:table-cell>
          <table:table-cell office:value-type="float" office:value="27968" table:style-name="ce44">
            <text:p>27,968</text:p>
          </table:table-cell>
          <table:table-cell office:value-type="float" office:value="5643" table:style-name="ce44">
            <text:p>5,643</text:p>
          </table:table-cell>
          <table:table-cell office:value-type="float" office:value="5773" table:style-name="ce44">
            <text:p>5,773</text:p>
          </table:table-cell>
          <table:table-cell office:value-type="float" office:value="5349" table:style-name="ce44">
            <text:p>5,349</text:p>
          </table:table-cell>
          <table:table-cell office:value-type="float" office:value="5979" table:style-name="ce44">
            <text:p>5,979</text:p>
          </table:table-cell>
          <table:table-cell office:value-type="float" office:value="5224" table:style-name="ce45">
            <text:p>5,224</text:p>
          </table:table-cell>
          <table:table-cell office:value-type="float" office:value="29026" table:style-name="ce44">
            <text:p>29,026</text:p>
          </table:table-cell>
          <table:table-cell office:value-type="float" office:value="5177" table:style-name="ce44">
            <text:p>5,177</text:p>
          </table:table-cell>
          <table:table-cell office:value-type="float" office:value="5473" table:style-name="ce44">
            <text:p>5,473</text:p>
          </table:table-cell>
          <table:table-cell office:value-type="float" office:value="6001" table:style-name="ce44">
            <text:p>6,001</text:p>
          </table:table-cell>
          <table:table-cell office:value-type="float" office:value="6104" table:style-name="ce44">
            <text:p>6,104</text:p>
          </table:table-cell>
          <table:table-cell office:value-type="float" office:value="6271" table:style-name="ce45">
            <text:p>6,271</text:p>
          </table:table-cell>
          <table:table-cell office:value-type="float" office:value="32797" table:style-name="ce44">
            <text:p>32,797</text:p>
          </table:table-cell>
          <table:table-cell office:value-type="float" office:value="6481" table:style-name="ce44">
            <text:p>6,481</text:p>
          </table:table-cell>
          <table:table-cell office:value-type="float" office:value="6526" table:style-name="ce44">
            <text:p>6,526</text:p>
          </table:table-cell>
          <table:table-cell office:value-type="float" office:value="6819" table:style-name="ce44">
            <text:p>6,819</text:p>
          </table:table-cell>
          <table:table-cell office:value-type="float" office:value="6515" table:style-name="ce44">
            <text:p>6,515</text:p>
          </table:table-cell>
          <table:table-cell office:value-type="float" office:value="6456" table:style-name="ce45">
            <text:p>6,456</text:p>
          </table:table-cell>
          <table:table-cell office:value-type="float" office:value="30297" table:style-name="ce44">
            <text:p>30,297</text:p>
          </table:table-cell>
          <table:table-cell office:value-type="float" office:value="6894" table:style-name="ce44">
            <text:p>6,894</text:p>
          </table:table-cell>
          <table:table-cell office:value-type="float" office:value="6029" table:style-name="ce44">
            <text:p>6,029</text:p>
          </table:table-cell>
          <table:table-cell office:value-type="float" office:value="5723" table:style-name="ce44">
            <text:p>5,723</text:p>
          </table:table-cell>
          <table:table-cell office:value-type="float" office:value="5847" table:style-name="ce44">
            <text:p>5,847</text:p>
          </table:table-cell>
          <table:table-cell office:value-type="float" office:value="5804" table:style-name="ce45">
            <text:p>5,804</text:p>
          </table:table-cell>
          <table:table-cell office:value-type="float" office:value="32764" table:style-name="ce44">
            <text:p>32,764</text:p>
          </table:table-cell>
          <table:table-cell office:value-type="float" office:value="6241" table:style-name="ce44">
            <text:p>6,241</text:p>
          </table:table-cell>
          <table:table-cell office:value-type="float" office:value="6520" table:style-name="ce44">
            <text:p>6,520</text:p>
          </table:table-cell>
          <table:table-cell office:value-type="float" office:value="6484" table:style-name="ce44">
            <text:p>6,484</text:p>
          </table:table-cell>
          <table:table-cell office:value-type="float" office:value="6806" table:style-name="ce44">
            <text:p>6,806</text:p>
          </table:table-cell>
          <table:table-cell office:value-type="float" office:value="6713" table:style-name="ce45">
            <text:p>6,713</text:p>
          </table:table-cell>
          <table:table-cell office:value-type="float" office:value="34644" table:style-name="ce44">
            <text:p>34,644</text:p>
          </table:table-cell>
          <table:table-cell office:value-type="float" office:value="7006" table:style-name="ce44">
            <text:p>7,006</text:p>
          </table:table-cell>
          <table:table-cell office:value-type="float" office:value="6796" table:style-name="ce44">
            <text:p>6,796</text:p>
          </table:table-cell>
          <table:table-cell office:value-type="float" office:value="7007" table:style-name="ce44">
            <text:p>7,007</text:p>
          </table:table-cell>
          <table:table-cell office:value-type="float" office:value="6876" table:style-name="ce44">
            <text:p>6,876</text:p>
          </table:table-cell>
          <table:table-cell office:value-type="float" office:value="6959" table:style-name="ce45">
            <text:p>6,959</text:p>
          </table:table-cell>
          <table:table-cell office:value-type="float" office:value="31700" table:style-name="ce44">
            <text:p>31,700</text:p>
          </table:table-cell>
          <table:table-cell office:value-type="float" office:value="6799" table:style-name="ce44">
            <text:p>6,799</text:p>
          </table:table-cell>
          <table:table-cell office:value-type="float" office:value="6593" table:style-name="ce44">
            <text:p>6,593</text:p>
          </table:table-cell>
          <table:table-cell office:value-type="float" office:value="6539" table:style-name="ce44">
            <text:p>6,539</text:p>
          </table:table-cell>
          <table:table-cell office:value-type="float" office:value="6019" table:style-name="ce44">
            <text:p>6,019</text:p>
          </table:table-cell>
          <table:table-cell office:value-type="float" office:value="5750" table:style-name="ce45">
            <text:p>5,750</text:p>
          </table:table-cell>
          <table:table-cell office:value-type="float" office:value="26206" table:style-name="ce44">
            <text:p>26,206</text:p>
          </table:table-cell>
          <table:table-cell office:value-type="float" office:value="5684" table:style-name="ce44">
            <text:p>5,684</text:p>
          </table:table-cell>
          <table:table-cell office:value-type="float" office:value="5586" table:style-name="ce44">
            <text:p>5,586</text:p>
          </table:table-cell>
          <table:table-cell office:value-type="float" office:value="5250" table:style-name="ce44">
            <text:p>5,250</text:p>
          </table:table-cell>
          <table:table-cell office:value-type="float" office:value="4928" table:style-name="ce44">
            <text:p>4,928</text:p>
          </table:table-cell>
          <table:table-cell office:value-type="float" office:value="4758" table:style-name="ce45">
            <text:p>4,758</text:p>
          </table:table-cell>
          <table:table-cell office:value-type="float" office:value="18681" table:style-name="ce44">
            <text:p>18,681</text:p>
          </table:table-cell>
          <table:table-cell office:value-type="float" office:value="4933" table:style-name="ce44">
            <text:p>4,933</text:p>
          </table:table-cell>
          <table:table-cell office:value-type="float" office:value="4102" table:style-name="ce44">
            <text:p>4,102</text:p>
          </table:table-cell>
          <table:table-cell office:value-type="float" office:value="3532" table:style-name="ce44">
            <text:p>3,532</text:p>
          </table:table-cell>
          <table:table-cell office:value-type="float" office:value="3292" table:style-name="ce44">
            <text:p>3,292</text:p>
          </table:table-cell>
          <table:table-cell office:value-type="float" office:value="2822" table:style-name="ce45">
            <text:p>2,822</text:p>
          </table:table-cell>
          <table:table-cell office:value-type="float" office:value="10459" table:style-name="ce44">
            <text:p>10,459</text:p>
          </table:table-cell>
          <table:table-cell office:value-type="float" office:value="2130" table:style-name="ce44">
            <text:p>2,130</text:p>
          </table:table-cell>
          <table:table-cell office:value-type="float" office:value="1840" table:style-name="ce44">
            <text:p>1,840</text:p>
          </table:table-cell>
          <table:table-cell office:value-type="float" office:value="2189" table:style-name="ce44">
            <text:p>2,189</text:p>
          </table:table-cell>
          <table:table-cell office:value-type="float" office:value="2165" table:style-name="ce44">
            <text:p>2,165</text:p>
          </table:table-cell>
          <table:table-cell office:value-type="float" office:value="2135" table:style-name="ce45">
            <text:p>2,135</text:p>
          </table:table-cell>
          <table:table-cell office:value-type="float" office:value="8753" table:style-name="ce44">
            <text:p>8,753</text:p>
          </table:table-cell>
          <table:table-cell office:value-type="float" office:value="2117" table:style-name="ce44">
            <text:p>2,117</text:p>
          </table:table-cell>
          <table:table-cell office:value-type="float" office:value="1903" table:style-name="ce44">
            <text:p>1,903</text:p>
          </table:table-cell>
          <table:table-cell office:value-type="float" office:value="1759" table:style-name="ce44">
            <text:p>1,759</text:p>
          </table:table-cell>
          <table:table-cell office:value-type="float" office:value="1558" table:style-name="ce44">
            <text:p>1,558</text:p>
          </table:table-cell>
          <table:table-cell office:value-type="float" office:value="1416" table:style-name="ce45">
            <text:p>1,416</text:p>
          </table:table-cell>
          <table:table-cell office:value-type="float" office:value="4438" table:style-name="ce44">
            <text:p>4,438</text:p>
          </table:table-cell>
          <table:table-cell office:value-type="float" office:value="1191" table:style-name="ce44">
            <text:p>1,191</text:p>
          </table:table-cell>
          <table:table-cell office:value-type="float" office:value="1020" table:style-name="ce44">
            <text:p>1,020</text:p>
          </table:table-cell>
          <table:table-cell office:value-type="float" office:value="899" table:style-name="ce44">
            <text:p>899</text:p>
          </table:table-cell>
          <table:table-cell office:value-type="float" office:value="751" table:style-name="ce44">
            <text:p>751</text:p>
          </table:table-cell>
          <table:table-cell office:value-type="float" office:value="577" table:style-name="ce45">
            <text:p>577</text:p>
          </table:table-cell>
          <table:table-cell office:value-type="float" office:value="1761" table:style-name="ce44">
            <text:p>1,761</text:p>
          </table:table-cell>
          <table:table-cell office:value-type="float" office:value="512" table:style-name="ce44">
            <text:p>512</text:p>
          </table:table-cell>
          <table:table-cell office:value-type="float" office:value="435" table:style-name="ce44">
            <text:p>435</text:p>
          </table:table-cell>
          <table:table-cell office:value-type="float" office:value="337" table:style-name="ce44">
            <text:p>337</text:p>
          </table:table-cell>
          <table:table-cell office:value-type="float" office:value="286" table:style-name="ce44">
            <text:p>286</text:p>
          </table:table-cell>
          <table:table-cell office:value-type="float" office:value="191" table:style-name="ce45">
            <text:p>191</text:p>
          </table:table-cell>
          <table:table-cell office:value-type="float" office:value="352" table:style-name="ce44">
            <text:p>352</text:p>
          </table:table-cell>
          <table:table-cell office:value-type="float" office:value="148" table:style-name="ce44">
            <text:p>148</text:p>
          </table:table-cell>
          <table:table-cell office:value-type="float" office:value="96" table:style-name="ce44">
            <text:p>96</text:p>
          </table:table-cell>
          <table:table-cell office:value-type="float" office:value="49" table:style-name="ce44">
            <text:p>49</text:p>
          </table:table-cell>
          <table:table-cell office:value-type="float" office:value="37" table:style-name="ce44">
            <text:p>37</text:p>
          </table:table-cell>
          <table:table-cell office:value-type="float" office:value="22" table:style-name="ce45">
            <text:p>22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4643" table:style-name="ce48">
            <text:p>394,643</text:p>
          </table:table-cell>
          <table:table-cell office:value-type="float" office:value="11520" table:style-name="ce49">
            <text:p>11,520</text:p>
          </table:table-cell>
          <table:table-cell office:value-type="float" office:value="1963" table:style-name="ce48">
            <text:p>1,963</text:p>
          </table:table-cell>
          <table:table-cell office:value-type="float" office:value="2185" table:style-name="ce48">
            <text:p>2,185</text:p>
          </table:table-cell>
          <table:table-cell office:value-type="float" office:value="2304" table:style-name="ce48">
            <text:p>2,304</text:p>
          </table:table-cell>
          <table:table-cell office:value-type="float" office:value="2490" table:style-name="ce48">
            <text:p>2,490</text:p>
          </table:table-cell>
          <table:table-cell office:value-type="float" office:value="2578" table:style-name="ce48">
            <text:p>2,578</text:p>
          </table:table-cell>
          <table:table-cell office:value-type="float" office:value="14219" table:style-name="ce48">
            <text:p>14,219</text:p>
          </table:table-cell>
          <table:table-cell office:value-type="float" office:value="2660" table:style-name="ce48">
            <text:p>2,660</text:p>
          </table:table-cell>
          <table:table-cell office:value-type="float" office:value="2852" table:style-name="ce48">
            <text:p>2,852</text:p>
          </table:table-cell>
          <table:table-cell office:value-type="float" office:value="2933" table:style-name="ce48">
            <text:p>2,933</text:p>
          </table:table-cell>
          <table:table-cell office:value-type="float" office:value="2626" table:style-name="ce48">
            <text:p>2,626</text:p>
          </table:table-cell>
          <table:table-cell office:value-type="float" office:value="3148" table:style-name="ce49">
            <text:p>3,148</text:p>
          </table:table-cell>
          <table:table-cell office:value-type="float" office:value="13550" table:style-name="ce48">
            <text:p>13,550</text:p>
          </table:table-cell>
          <table:table-cell office:value-type="float" office:value="2733" table:style-name="ce48">
            <text:p>2,733</text:p>
          </table:table-cell>
          <table:table-cell office:value-type="float" office:value="2337" table:style-name="ce48">
            <text:p>2,337</text:p>
          </table:table-cell>
          <table:table-cell office:value-type="float" office:value="2731" table:style-name="ce48">
            <text:p>2,731</text:p>
          </table:table-cell>
          <table:table-cell office:value-type="float" office:value="2788" table:style-name="ce48">
            <text:p>2,788</text:p>
          </table:table-cell>
          <table:table-cell office:value-type="float" office:value="2961" table:style-name="ce49">
            <text:p>2,961</text:p>
          </table:table-cell>
          <table:table-cell office:value-type="float" office:value="17556" table:style-name="ce48">
            <text:p>17,556</text:p>
          </table:table-cell>
          <table:table-cell office:value-type="float" office:value="3103" table:style-name="ce48">
            <text:p>3,103</text:p>
          </table:table-cell>
          <table:table-cell office:value-type="float" office:value="3213" table:style-name="ce48">
            <text:p>3,213</text:p>
          </table:table-cell>
          <table:table-cell office:value-type="float" office:value="3390" table:style-name="ce48">
            <text:p>3,390</text:p>
          </table:table-cell>
          <table:table-cell office:value-type="float" office:value="3699" table:style-name="ce48">
            <text:p>3,699</text:p>
          </table:table-cell>
          <table:table-cell office:value-type="float" office:value="4151" table:style-name="ce49">
            <text:p>4,151</text:p>
          </table:table-cell>
          <table:table-cell office:value-type="float" office:value="24291" table:style-name="ce48">
            <text:p>24,291</text:p>
          </table:table-cell>
          <table:table-cell office:value-type="float" office:value="4403" table:style-name="ce48">
            <text:p>4,403</text:p>
          </table:table-cell>
          <table:table-cell office:value-type="float" office:value="5085" table:style-name="ce48">
            <text:p>5,085</text:p>
          </table:table-cell>
          <table:table-cell office:value-type="float" office:value="4671" table:style-name="ce48">
            <text:p>4,671</text:p>
          </table:table-cell>
          <table:table-cell office:value-type="float" office:value="4630" table:style-name="ce48">
            <text:p>4,630</text:p>
          </table:table-cell>
          <table:table-cell office:value-type="float" office:value="5502" table:style-name="ce49">
            <text:p>5,502</text:p>
          </table:table-cell>
          <table:table-cell office:value-type="float" office:value="27240" table:style-name="ce48">
            <text:p>27,240</text:p>
          </table:table-cell>
          <table:table-cell office:value-type="float" office:value="5604" table:style-name="ce48">
            <text:p>5,604</text:p>
          </table:table-cell>
          <table:table-cell office:value-type="float" office:value="5584" table:style-name="ce48">
            <text:p>5,584</text:p>
          </table:table-cell>
          <table:table-cell office:value-type="float" office:value="5542" table:style-name="ce48">
            <text:p>5,542</text:p>
          </table:table-cell>
          <table:table-cell office:value-type="float" office:value="5336" table:style-name="ce48">
            <text:p>5,336</text:p>
          </table:table-cell>
          <table:table-cell office:value-type="float" office:value="5174" table:style-name="ce49">
            <text:p>5,174</text:p>
          </table:table-cell>
          <table:table-cell office:value-type="float" office:value="24410" table:style-name="ce48">
            <text:p>24,410</text:p>
          </table:table-cell>
          <table:table-cell office:value-type="float" office:value="4988" table:style-name="ce48">
            <text:p>4,988</text:p>
          </table:table-cell>
          <table:table-cell office:value-type="float" office:value="5117" table:style-name="ce48">
            <text:p>5,117</text:p>
          </table:table-cell>
          <table:table-cell office:value-type="float" office:value="4713" table:style-name="ce48">
            <text:p>4,713</text:p>
          </table:table-cell>
          <table:table-cell office:value-type="float" office:value="5126" table:style-name="ce48">
            <text:p>5,126</text:p>
          </table:table-cell>
          <table:table-cell office:value-type="float" office:value="4466" table:style-name="ce49">
            <text:p>4,466</text:p>
          </table:table-cell>
          <table:table-cell office:value-type="float" office:value="26247" table:style-name="ce48">
            <text:p>26,247</text:p>
          </table:table-cell>
          <table:table-cell office:value-type="float" office:value="4398" table:style-name="ce48">
            <text:p>4,398</text:p>
          </table:table-cell>
          <table:table-cell office:value-type="float" office:value="4998" table:style-name="ce48">
            <text:p>4,998</text:p>
          </table:table-cell>
          <table:table-cell office:value-type="float" office:value="5325" table:style-name="ce48">
            <text:p>5,325</text:p>
          </table:table-cell>
          <table:table-cell office:value-type="float" office:value="5573" table:style-name="ce48">
            <text:p>5,573</text:p>
          </table:table-cell>
          <table:table-cell office:value-type="float" office:value="5953" table:style-name="ce49">
            <text:p>5,953</text:p>
          </table:table-cell>
          <table:table-cell office:value-type="float" office:value="30739" table:style-name="ce48">
            <text:p>30,739</text:p>
          </table:table-cell>
          <table:table-cell office:value-type="float" office:value="6005" table:style-name="ce48">
            <text:p>6,005</text:p>
          </table:table-cell>
          <table:table-cell office:value-type="float" office:value="6198" table:style-name="ce48">
            <text:p>6,198</text:p>
          </table:table-cell>
          <table:table-cell office:value-type="float" office:value="6272" table:style-name="ce48">
            <text:p>6,272</text:p>
          </table:table-cell>
          <table:table-cell office:value-type="float" office:value="6249" table:style-name="ce48">
            <text:p>6,249</text:p>
          </table:table-cell>
          <table:table-cell office:value-type="float" office:value="6015" table:style-name="ce49">
            <text:p>6,015</text:p>
          </table:table-cell>
          <table:table-cell office:value-type="float" office:value="29108" table:style-name="ce48">
            <text:p>29,108</text:p>
          </table:table-cell>
          <table:table-cell office:value-type="float" office:value="6503" table:style-name="ce48">
            <text:p>6,503</text:p>
          </table:table-cell>
          <table:table-cell office:value-type="float" office:value="5652" table:style-name="ce48">
            <text:p>5,652</text:p>
          </table:table-cell>
          <table:table-cell office:value-type="float" office:value="5656" table:style-name="ce48">
            <text:p>5,656</text:p>
          </table:table-cell>
          <table:table-cell office:value-type="float" office:value="5645" table:style-name="ce48">
            <text:p>5,645</text:p>
          </table:table-cell>
          <table:table-cell office:value-type="float" office:value="5652" table:style-name="ce49">
            <text:p>5,652</text:p>
          </table:table-cell>
          <table:table-cell office:value-type="float" office:value="30830" table:style-name="ce48">
            <text:p>30,830</text:p>
          </table:table-cell>
          <table:table-cell office:value-type="float" office:value="6047" table:style-name="ce48">
            <text:p>6,047</text:p>
          </table:table-cell>
          <table:table-cell office:value-type="float" office:value="6232" table:style-name="ce48">
            <text:p>6,232</text:p>
          </table:table-cell>
          <table:table-cell office:value-type="float" office:value="6311" table:style-name="ce48">
            <text:p>6,311</text:p>
          </table:table-cell>
          <table:table-cell office:value-type="float" office:value="6222" table:style-name="ce48">
            <text:p>6,222</text:p>
          </table:table-cell>
          <table:table-cell office:value-type="float" office:value="6018" table:style-name="ce49">
            <text:p>6,018</text:p>
          </table:table-cell>
          <table:table-cell office:value-type="float" office:value="32438" table:style-name="ce48">
            <text:p>32,438</text:p>
          </table:table-cell>
          <table:table-cell office:value-type="float" office:value="6274" table:style-name="ce48">
            <text:p>6,274</text:p>
          </table:table-cell>
          <table:table-cell office:value-type="float" office:value="6444" table:style-name="ce48">
            <text:p>6,444</text:p>
          </table:table-cell>
          <table:table-cell office:value-type="float" office:value="6575" table:style-name="ce48">
            <text:p>6,575</text:p>
          </table:table-cell>
          <table:table-cell office:value-type="float" office:value="6508" table:style-name="ce48">
            <text:p>6,508</text:p>
          </table:table-cell>
          <table:table-cell office:value-type="float" office:value="6637" table:style-name="ce49">
            <text:p>6,637</text:p>
          </table:table-cell>
          <table:table-cell office:value-type="float" office:value="31502" table:style-name="ce48">
            <text:p>31,502</text:p>
          </table:table-cell>
          <table:table-cell office:value-type="float" office:value="6525" table:style-name="ce48">
            <text:p>6,525</text:p>
          </table:table-cell>
          <table:table-cell office:value-type="float" office:value="6426" table:style-name="ce48">
            <text:p>6,426</text:p>
          </table:table-cell>
          <table:table-cell office:value-type="float" office:value="6417" table:style-name="ce48">
            <text:p>6,417</text:p>
          </table:table-cell>
          <table:table-cell office:value-type="float" office:value="5999" table:style-name="ce48">
            <text:p>5,999</text:p>
          </table:table-cell>
          <table:table-cell office:value-type="float" office:value="6135" table:style-name="ce49">
            <text:p>6,135</text:p>
          </table:table-cell>
          <table:table-cell office:value-type="float" office:value="27453" table:style-name="ce48">
            <text:p>27,453</text:p>
          </table:table-cell>
          <table:table-cell office:value-type="float" office:value="5944" table:style-name="ce48">
            <text:p>5,944</text:p>
          </table:table-cell>
          <table:table-cell office:value-type="float" office:value="5718" table:style-name="ce48">
            <text:p>5,718</text:p>
          </table:table-cell>
          <table:table-cell office:value-type="float" office:value="5585" table:style-name="ce48">
            <text:p>5,585</text:p>
          </table:table-cell>
          <table:table-cell office:value-type="float" office:value="5213" table:style-name="ce48">
            <text:p>5,213</text:p>
          </table:table-cell>
          <table:table-cell office:value-type="float" office:value="4993" table:style-name="ce49">
            <text:p>4,993</text:p>
          </table:table-cell>
          <table:table-cell office:value-type="float" office:value="20305" table:style-name="ce48">
            <text:p>20,305</text:p>
          </table:table-cell>
          <table:table-cell office:value-type="float" office:value="5108" table:style-name="ce48">
            <text:p>5,108</text:p>
          </table:table-cell>
          <table:table-cell office:value-type="float" office:value="4359" table:style-name="ce48">
            <text:p>4,359</text:p>
          </table:table-cell>
          <table:table-cell office:value-type="float" office:value="3952" table:style-name="ce48">
            <text:p>3,952</text:p>
          </table:table-cell>
          <table:table-cell office:value-type="float" office:value="3695" table:style-name="ce48">
            <text:p>3,695</text:p>
          </table:table-cell>
          <table:table-cell office:value-type="float" office:value="3191" table:style-name="ce49">
            <text:p>3,191</text:p>
          </table:table-cell>
          <table:table-cell office:value-type="float" office:value="12520" table:style-name="ce48">
            <text:p>12,520</text:p>
          </table:table-cell>
          <table:table-cell office:value-type="float" office:value="2476" table:style-name="ce48">
            <text:p>2,476</text:p>
          </table:table-cell>
          <table:table-cell office:value-type="float" office:value="2217" table:style-name="ce48">
            <text:p>2,217</text:p>
          </table:table-cell>
          <table:table-cell office:value-type="float" office:value="2631" table:style-name="ce48">
            <text:p>2,631</text:p>
          </table:table-cell>
          <table:table-cell office:value-type="float" office:value="2571" table:style-name="ce48">
            <text:p>2,571</text:p>
          </table:table-cell>
          <table:table-cell office:value-type="float" office:value="2625" table:style-name="ce49">
            <text:p>2,625</text:p>
          </table:table-cell>
          <table:table-cell office:value-type="float" office:value="11029" table:style-name="ce48">
            <text:p>11,029</text:p>
          </table:table-cell>
          <table:table-cell office:value-type="float" office:value="2579" table:style-name="ce48">
            <text:p>2,579</text:p>
          </table:table-cell>
          <table:table-cell office:value-type="float" office:value="2409" table:style-name="ce48">
            <text:p>2,409</text:p>
          </table:table-cell>
          <table:table-cell office:value-type="float" office:value="2185" table:style-name="ce48">
            <text:p>2,185</text:p>
          </table:table-cell>
          <table:table-cell office:value-type="float" office:value="2035" table:style-name="ce48">
            <text:p>2,035</text:p>
          </table:table-cell>
          <table:table-cell office:value-type="float" office:value="1821" table:style-name="ce49">
            <text:p>1,821</text:p>
          </table:table-cell>
          <table:table-cell office:value-type="float" office:value="6521" table:style-name="ce48">
            <text:p>6,521</text:p>
          </table:table-cell>
          <table:table-cell office:value-type="float" office:value="1699" table:style-name="ce48">
            <text:p>1,699</text:p>
          </table:table-cell>
          <table:table-cell office:value-type="float" office:value="1518" table:style-name="ce48">
            <text:p>1,518</text:p>
          </table:table-cell>
          <table:table-cell office:value-type="float" office:value="1304" table:style-name="ce48">
            <text:p>1,304</text:p>
          </table:table-cell>
          <table:table-cell office:value-type="float" office:value="1080" table:style-name="ce48">
            <text:p>1,080</text:p>
          </table:table-cell>
          <table:table-cell office:value-type="float" office:value="920" table:style-name="ce49">
            <text:p>920</text:p>
          </table:table-cell>
          <table:table-cell office:value-type="float" office:value="2588" table:style-name="ce48">
            <text:p>2,588</text:p>
          </table:table-cell>
          <table:table-cell office:value-type="float" office:value="787" table:style-name="ce48">
            <text:p>787</text:p>
          </table:table-cell>
          <table:table-cell office:value-type="float" office:value="643" table:style-name="ce48">
            <text:p>643</text:p>
          </table:table-cell>
          <table:table-cell office:value-type="float" office:value="541" table:style-name="ce48">
            <text:p>541</text:p>
          </table:table-cell>
          <table:table-cell office:value-type="float" office:value="347" table:style-name="ce48">
            <text:p>347</text:p>
          </table:table-cell>
          <table:table-cell office:value-type="float" office:value="270" table:style-name="ce49">
            <text:p>270</text:p>
          </table:table-cell>
          <table:table-cell office:value-type="float" office:value="519" table:style-name="ce48">
            <text:p>519</text:p>
          </table:table-cell>
          <table:table-cell office:value-type="float" office:value="202" table:style-name="ce48">
            <text:p>202</text:p>
          </table:table-cell>
          <table:table-cell office:value-type="float" office:value="137" table:style-name="ce48">
            <text:p>137</text:p>
          </table:table-cell>
          <table:table-cell office:value-type="float" office:value="82" table:style-name="ce48">
            <text:p>82</text:p>
          </table:table-cell>
          <table:table-cell office:value-type="float" office:value="64" table:style-name="ce48">
            <text:p>64</text:p>
          </table:table-cell>
          <table:table-cell office:value-type="float" office:value="34" table:style-name="ce49">
            <text:p>34</text:p>
          </table:table-cell>
          <table:table-cell office:value-type="float" office:value="58" table:style-name="ce48">
            <text:p>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296" table:style-name="ce44">
            <text:p>213,296</text:p>
          </table:table-cell>
          <table:table-cell office:value-type="float" office:value="7124" table:style-name="ce44">
            <text:p>7,124</text:p>
          </table:table-cell>
          <table:table-cell office:value-type="float" office:value="1255" table:style-name="ce44">
            <text:p>1,255</text:p>
          </table:table-cell>
          <table:table-cell office:value-type="float" office:value="1382" table:style-name="ce44">
            <text:p>1,382</text:p>
          </table:table-cell>
          <table:table-cell office:value-type="float" office:value="1398" table:style-name="ce44">
            <text:p>1,398</text:p>
          </table:table-cell>
          <table:table-cell office:value-type="float" office:value="1553" table:style-name="ce44">
            <text:p>1,553</text:p>
          </table:table-cell>
          <table:table-cell office:value-type="float" office:value="1536" table:style-name="ce44">
            <text:p>1,536</text:p>
          </table:table-cell>
          <table:table-cell office:value-type="float" office:value="8362" table:style-name="ce44">
            <text:p>8,362</text:p>
          </table:table-cell>
          <table:table-cell office:value-type="float" office:value="1625" table:style-name="ce44">
            <text:p>1,625</text:p>
          </table:table-cell>
          <table:table-cell office:value-type="float" office:value="1630" table:style-name="ce44">
            <text:p>1,630</text:p>
          </table:table-cell>
          <table:table-cell office:value-type="float" office:value="1738" table:style-name="ce44">
            <text:p>1,738</text:p>
          </table:table-cell>
          <table:table-cell office:value-type="float" office:value="1578" table:style-name="ce44">
            <text:p>1,578</text:p>
          </table:table-cell>
          <table:table-cell office:value-type="float" office:value="1791" table:style-name="ce45">
            <text:p>1,791</text:p>
          </table:table-cell>
          <table:table-cell office:value-type="float" office:value="8401" table:style-name="ce44">
            <text:p>8,401</text:p>
          </table:table-cell>
          <table:table-cell office:value-type="float" office:value="1682" table:style-name="ce44">
            <text:p>1,682</text:p>
          </table:table-cell>
          <table:table-cell office:value-type="float" office:value="1533" table:style-name="ce44">
            <text:p>1,533</text:p>
          </table:table-cell>
          <table:table-cell office:value-type="float" office:value="1608" table:style-name="ce44">
            <text:p>1,608</text:p>
          </table:table-cell>
          <table:table-cell office:value-type="float" office:value="1780" table:style-name="ce44">
            <text:p>1,780</text:p>
          </table:table-cell>
          <table:table-cell office:value-type="float" office:value="1798" table:style-name="ce45">
            <text:p>1,798</text:p>
          </table:table-cell>
          <table:table-cell office:value-type="float" office:value="10409" table:style-name="ce44">
            <text:p>10,409</text:p>
          </table:table-cell>
          <table:table-cell office:value-type="float" office:value="1949" table:style-name="ce44">
            <text:p>1,949</text:p>
          </table:table-cell>
          <table:table-cell office:value-type="float" office:value="1925" table:style-name="ce44">
            <text:p>1,925</text:p>
          </table:table-cell>
          <table:table-cell office:value-type="float" office:value="2017" table:style-name="ce44">
            <text:p>2,017</text:p>
          </table:table-cell>
          <table:table-cell office:value-type="float" office:value="2109" table:style-name="ce44">
            <text:p>2,109</text:p>
          </table:table-cell>
          <table:table-cell office:value-type="float" office:value="2409" table:style-name="ce45">
            <text:p>2,409</text:p>
          </table:table-cell>
          <table:table-cell office:value-type="float" office:value="13645" table:style-name="ce44">
            <text:p>13,645</text:p>
          </table:table-cell>
          <table:table-cell office:value-type="float" office:value="2489" table:style-name="ce44">
            <text:p>2,489</text:p>
          </table:table-cell>
          <table:table-cell office:value-type="float" office:value="2787" table:style-name="ce44">
            <text:p>2,787</text:p>
          </table:table-cell>
          <table:table-cell office:value-type="float" office:value="2739" table:style-name="ce44">
            <text:p>2,739</text:p>
          </table:table-cell>
          <table:table-cell office:value-type="float" office:value="2620" table:style-name="ce44">
            <text:p>2,620</text:p>
          </table:table-cell>
          <table:table-cell office:value-type="float" office:value="3010" table:style-name="ce45">
            <text:p>3,010</text:p>
          </table:table-cell>
          <table:table-cell office:value-type="float" office:value="14834" table:style-name="ce44">
            <text:p>14,834</text:p>
          </table:table-cell>
          <table:table-cell office:value-type="float" office:value="3109" table:style-name="ce44">
            <text:p>3,109</text:p>
          </table:table-cell>
          <table:table-cell office:value-type="float" office:value="2963" table:style-name="ce44">
            <text:p>2,963</text:p>
          </table:table-cell>
          <table:table-cell office:value-type="float" office:value="2934" table:style-name="ce44">
            <text:p>2,934</text:p>
          </table:table-cell>
          <table:table-cell office:value-type="float" office:value="2935" table:style-name="ce44">
            <text:p>2,935</text:p>
          </table:table-cell>
          <table:table-cell office:value-type="float" office:value="2893" table:style-name="ce45">
            <text:p>2,893</text:p>
          </table:table-cell>
          <table:table-cell office:value-type="float" office:value="13287" table:style-name="ce44">
            <text:p>13,287</text:p>
          </table:table-cell>
          <table:table-cell office:value-type="float" office:value="2848" table:style-name="ce44">
            <text:p>2,848</text:p>
          </table:table-cell>
          <table:table-cell office:value-type="float" office:value="2751" table:style-name="ce44">
            <text:p>2,751</text:p>
          </table:table-cell>
          <table:table-cell office:value-type="float" office:value="2532" table:style-name="ce44">
            <text:p>2,532</text:p>
          </table:table-cell>
          <table:table-cell office:value-type="float" office:value="2763" table:style-name="ce44">
            <text:p>2,763</text:p>
          </table:table-cell>
          <table:table-cell office:value-type="float" office:value="2393" table:style-name="ce45">
            <text:p>2,393</text:p>
          </table:table-cell>
          <table:table-cell office:value-type="float" office:value="14293" table:style-name="ce44">
            <text:p>14,293</text:p>
          </table:table-cell>
          <table:table-cell office:value-type="float" office:value="2474" table:style-name="ce44">
            <text:p>2,474</text:p>
          </table:table-cell>
          <table:table-cell office:value-type="float" office:value="2666" table:style-name="ce44">
            <text:p>2,666</text:p>
          </table:table-cell>
          <table:table-cell office:value-type="float" office:value="2817" table:style-name="ce44">
            <text:p>2,817</text:p>
          </table:table-cell>
          <table:table-cell office:value-type="float" office:value="3093" table:style-name="ce44">
            <text:p>3,093</text:p>
          </table:table-cell>
          <table:table-cell office:value-type="float" office:value="3243" table:style-name="ce45">
            <text:p>3,243</text:p>
          </table:table-cell>
          <table:table-cell office:value-type="float" office:value="16158" table:style-name="ce44">
            <text:p>16,158</text:p>
          </table:table-cell>
          <table:table-cell office:value-type="float" office:value="3236" table:style-name="ce44">
            <text:p>3,236</text:p>
          </table:table-cell>
          <table:table-cell office:value-type="float" office:value="3256" table:style-name="ce44">
            <text:p>3,256</text:p>
          </table:table-cell>
          <table:table-cell office:value-type="float" office:value="3200" table:style-name="ce44">
            <text:p>3,200</text:p>
          </table:table-cell>
          <table:table-cell office:value-type="float" office:value="3335" table:style-name="ce44">
            <text:p>3,335</text:p>
          </table:table-cell>
          <table:table-cell office:value-type="float" office:value="3131" table:style-name="ce45">
            <text:p>3,131</text:p>
          </table:table-cell>
          <table:table-cell office:value-type="float" office:value="16466" table:style-name="ce44">
            <text:p>16,466</text:p>
          </table:table-cell>
          <table:table-cell office:value-type="float" office:value="3489" table:style-name="ce44">
            <text:p>3,489</text:p>
          </table:table-cell>
          <table:table-cell office:value-type="float" office:value="3149" table:style-name="ce44">
            <text:p>3,149</text:p>
          </table:table-cell>
          <table:table-cell office:value-type="float" office:value="3099" table:style-name="ce44">
            <text:p>3,099</text:p>
          </table:table-cell>
          <table:table-cell office:value-type="float" office:value="3267" table:style-name="ce44">
            <text:p>3,267</text:p>
          </table:table-cell>
          <table:table-cell office:value-type="float" office:value="3462" table:style-name="ce45">
            <text:p>3,462</text:p>
          </table:table-cell>
          <table:table-cell office:value-type="float" office:value="17521" table:style-name="ce44">
            <text:p>17,521</text:p>
          </table:table-cell>
          <table:table-cell office:value-type="float" office:value="3457" table:style-name="ce44">
            <text:p>3,457</text:p>
          </table:table-cell>
          <table:table-cell office:value-type="float" office:value="3592" table:style-name="ce44">
            <text:p>3,592</text:p>
          </table:table-cell>
          <table:table-cell office:value-type="float" office:value="3516" table:style-name="ce44">
            <text:p>3,516</text:p>
          </table:table-cell>
          <table:table-cell office:value-type="float" office:value="3469" table:style-name="ce44">
            <text:p>3,469</text:p>
          </table:table-cell>
          <table:table-cell office:value-type="float" office:value="3487" table:style-name="ce45">
            <text:p>3,487</text:p>
          </table:table-cell>
          <table:table-cell office:value-type="float" office:value="17758" table:style-name="ce44">
            <text:p>17,758</text:p>
          </table:table-cell>
          <table:table-cell office:value-type="float" office:value="3507" table:style-name="ce44">
            <text:p>3,507</text:p>
          </table:table-cell>
          <table:table-cell office:value-type="float" office:value="3553" table:style-name="ce44">
            <text:p>3,553</text:p>
          </table:table-cell>
          <table:table-cell office:value-type="float" office:value="3568" table:style-name="ce44">
            <text:p>3,568</text:p>
          </table:table-cell>
          <table:table-cell office:value-type="float" office:value="3641" table:style-name="ce44">
            <text:p>3,641</text:p>
          </table:table-cell>
          <table:table-cell office:value-type="float" office:value="3489" table:style-name="ce45">
            <text:p>3,489</text:p>
          </table:table-cell>
          <table:table-cell office:value-type="float" office:value="16166" table:style-name="ce44">
            <text:p>16,166</text:p>
          </table:table-cell>
          <table:table-cell office:value-type="float" office:value="3350" table:style-name="ce44">
            <text:p>3,350</text:p>
          </table:table-cell>
          <table:table-cell office:value-type="float" office:value="3286" table:style-name="ce44">
            <text:p>3,286</text:p>
          </table:table-cell>
          <table:table-cell office:value-type="float" office:value="3316" table:style-name="ce44">
            <text:p>3,316</text:p>
          </table:table-cell>
          <table:table-cell office:value-type="float" office:value="3179" table:style-name="ce44">
            <text:p>3,179</text:p>
          </table:table-cell>
          <table:table-cell office:value-type="float" office:value="3035" table:style-name="ce45">
            <text:p>3,035</text:p>
          </table:table-cell>
          <table:table-cell office:value-type="float" office:value="13550" table:style-name="ce44">
            <text:p>13,550</text:p>
          </table:table-cell>
          <table:table-cell office:value-type="float" office:value="2934" table:style-name="ce44">
            <text:p>2,934</text:p>
          </table:table-cell>
          <table:table-cell office:value-type="float" office:value="2948" table:style-name="ce44">
            <text:p>2,948</text:p>
          </table:table-cell>
          <table:table-cell office:value-type="float" office:value="2646" table:style-name="ce44">
            <text:p>2,646</text:p>
          </table:table-cell>
          <table:table-cell office:value-type="float" office:value="2538" table:style-name="ce44">
            <text:p>2,538</text:p>
          </table:table-cell>
          <table:table-cell office:value-type="float" office:value="2484" table:style-name="ce45">
            <text:p>2,484</text:p>
          </table:table-cell>
          <table:table-cell office:value-type="float" office:value="9874" table:style-name="ce44">
            <text:p>9,874</text:p>
          </table:table-cell>
          <table:table-cell office:value-type="float" office:value="2519" table:style-name="ce44">
            <text:p>2,519</text:p>
          </table:table-cell>
          <table:table-cell office:value-type="float" office:value="2033" table:style-name="ce44">
            <text:p>2,033</text:p>
          </table:table-cell>
          <table:table-cell office:value-type="float" office:value="2017" table:style-name="ce44">
            <text:p>2,017</text:p>
          </table:table-cell>
          <table:table-cell office:value-type="float" office:value="1643" table:style-name="ce44">
            <text:p>1,643</text:p>
          </table:table-cell>
          <table:table-cell office:value-type="float" office:value="1662" table:style-name="ce45">
            <text:p>1,662</text:p>
          </table:table-cell>
          <table:table-cell office:value-type="float" office:value="6032" table:style-name="ce44">
            <text:p>6,032</text:p>
          </table:table-cell>
          <table:table-cell office:value-type="float" office:value="1269" table:style-name="ce44">
            <text:p>1,269</text:p>
          </table:table-cell>
          <table:table-cell office:value-type="float" office:value="1086" table:style-name="ce44">
            <text:p>1,086</text:p>
          </table:table-cell>
          <table:table-cell office:value-type="float" office:value="1190" table:style-name="ce44">
            <text:p>1,190</text:p>
          </table:table-cell>
          <table:table-cell office:value-type="float" office:value="1281" table:style-name="ce44">
            <text:p>1,281</text:p>
          </table:table-cell>
          <table:table-cell office:value-type="float" office:value="1206" table:style-name="ce45">
            <text:p>1,206</text:p>
          </table:table-cell>
          <table:table-cell office:value-type="float" office:value="4922" table:style-name="ce44">
            <text:p>4,922</text:p>
          </table:table-cell>
          <table:table-cell office:value-type="float" office:value="1152" table:style-name="ce44">
            <text:p>1,152</text:p>
          </table:table-cell>
          <table:table-cell office:value-type="float" office:value="1061" table:style-name="ce44">
            <text:p>1,061</text:p>
          </table:table-cell>
          <table:table-cell office:value-type="float" office:value="1005" table:style-name="ce44">
            <text:p>1,005</text:p>
          </table:table-cell>
          <table:table-cell office:value-type="float" office:value="878" table:style-name="ce44">
            <text:p>878</text:p>
          </table:table-cell>
          <table:table-cell office:value-type="float" office:value="826" table:style-name="ce45">
            <text:p>826</text:p>
          </table:table-cell>
          <table:table-cell office:value-type="float" office:value="2770" table:style-name="ce44">
            <text:p>2,770</text:p>
          </table:table-cell>
          <table:table-cell office:value-type="float" office:value="713" table:style-name="ce44">
            <text:p>713</text:p>
          </table:table-cell>
          <table:table-cell office:value-type="float" office:value="662" table:style-name="ce44">
            <text:p>662</text:p>
          </table:table-cell>
          <table:table-cell office:value-type="float" office:value="586" table:style-name="ce44">
            <text:p>586</text:p>
          </table:table-cell>
          <table:table-cell office:value-type="float" office:value="441" table:style-name="ce44">
            <text:p>441</text:p>
          </table:table-cell>
          <table:table-cell office:value-type="float" office:value="368" table:style-name="ce45">
            <text:p>368</text:p>
          </table:table-cell>
          <table:table-cell office:value-type="float" office:value="1310" table:style-name="ce44">
            <text:p>1,310</text:p>
          </table:table-cell>
          <table:table-cell office:value-type="float" office:value="372" table:style-name="ce44">
            <text:p>372</text:p>
          </table:table-cell>
          <table:table-cell office:value-type="float" office:value="308" table:style-name="ce44">
            <text:p>308</text:p>
          </table:table-cell>
          <table:table-cell office:value-type="float" office:value="294" table:style-name="ce44">
            <text:p>294</text:p>
          </table:table-cell>
          <table:table-cell office:value-type="float" office:value="191" table:style-name="ce44">
            <text:p>191</text:p>
          </table:table-cell>
          <table:table-cell office:value-type="float" office:value="145" table:style-name="ce45">
            <text:p>145</text:p>
          </table:table-cell>
          <table:table-cell office:value-type="float" office:value="359" table:style-name="ce44">
            <text:p>359</text:p>
          </table:table-cell>
          <table:table-cell office:value-type="float" office:value="132" table:style-name="ce44">
            <text:p>132</text:p>
          </table:table-cell>
          <table:table-cell office:value-type="float" office:value="83" table:style-name="ce44">
            <text:p>83</text:p>
          </table:table-cell>
          <table:table-cell office:value-type="float" office:value="53" table:style-name="ce44">
            <text:p>53</text:p>
          </table:table-cell>
          <table:table-cell office:value-type="float" office:value="53" table:style-name="ce44">
            <text:p>53</text:p>
          </table:table-cell>
          <table:table-cell office:value-type="float" office:value="38" table:style-name="ce45">
            <text:p>38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391" table:style-name="ce44">
            <text:p>109,391</text:p>
          </table:table-cell>
          <table:table-cell office:value-type="float" office:value="3751" table:style-name="ce44">
            <text:p>3,751</text:p>
          </table:table-cell>
          <table:table-cell office:value-type="float" office:value="680" table:style-name="ce44">
            <text:p>680</text:p>
          </table:table-cell>
          <table:table-cell office:value-type="float" office:value="694" table:style-name="ce44">
            <text:p>694</text:p>
          </table:table-cell>
          <table:table-cell office:value-type="float" office:value="760" table:style-name="ce44">
            <text:p>760</text:p>
          </table:table-cell>
          <table:table-cell office:value-type="float" office:value="811" table:style-name="ce44">
            <text:p>811</text:p>
          </table:table-cell>
          <table:table-cell office:value-type="float" office:value="806" table:style-name="ce44">
            <text:p>806</text:p>
          </table:table-cell>
          <table:table-cell office:value-type="float" office:value="4369" table:style-name="ce44">
            <text:p>4,369</text:p>
          </table:table-cell>
          <table:table-cell office:value-type="float" office:value="860" table:style-name="ce44">
            <text:p>860</text:p>
          </table:table-cell>
          <table:table-cell office:value-type="float" office:value="810" table:style-name="ce44">
            <text:p>810</text:p>
          </table:table-cell>
          <table:table-cell office:value-type="float" office:value="900" table:style-name="ce44">
            <text:p>900</text:p>
          </table:table-cell>
          <table:table-cell office:value-type="float" office:value="846" table:style-name="ce44">
            <text:p>846</text:p>
          </table:table-cell>
          <table:table-cell office:value-type="float" office:value="953" table:style-name="ce45">
            <text:p>953</text:p>
          </table:table-cell>
          <table:table-cell office:value-type="float" office:value="4393" table:style-name="ce44">
            <text:p>4,393</text:p>
          </table:table-cell>
          <table:table-cell office:value-type="float" office:value="882" table:style-name="ce44">
            <text:p>882</text:p>
          </table:table-cell>
          <table:table-cell office:value-type="float" office:value="773" table:style-name="ce44">
            <text:p>773</text:p>
          </table:table-cell>
          <table:table-cell office:value-type="float" office:value="836" table:style-name="ce44">
            <text:p>836</text:p>
          </table:table-cell>
          <table:table-cell office:value-type="float" office:value="971" table:style-name="ce44">
            <text:p>971</text:p>
          </table:table-cell>
          <table:table-cell office:value-type="float" office:value="931" table:style-name="ce45">
            <text:p>931</text:p>
          </table:table-cell>
          <table:table-cell office:value-type="float" office:value="5467" table:style-name="ce44">
            <text:p>5,467</text:p>
          </table:table-cell>
          <table:table-cell office:value-type="float" office:value="1040" table:style-name="ce44">
            <text:p>1,040</text:p>
          </table:table-cell>
          <table:table-cell office:value-type="float" office:value="1031" table:style-name="ce44">
            <text:p>1,031</text:p>
          </table:table-cell>
          <table:table-cell office:value-type="float" office:value="1049" table:style-name="ce44">
            <text:p>1,049</text:p>
          </table:table-cell>
          <table:table-cell office:value-type="float" office:value="1122" table:style-name="ce44">
            <text:p>1,122</text:p>
          </table:table-cell>
          <table:table-cell office:value-type="float" office:value="1225" table:style-name="ce45">
            <text:p>1,225</text:p>
          </table:table-cell>
          <table:table-cell office:value-type="float" office:value="7065" table:style-name="ce44">
            <text:p>7,065</text:p>
          </table:table-cell>
          <table:table-cell office:value-type="float" office:value="1290" table:style-name="ce44">
            <text:p>1,290</text:p>
          </table:table-cell>
          <table:table-cell office:value-type="float" office:value="1460" table:style-name="ce44">
            <text:p>1,460</text:p>
          </table:table-cell>
          <table:table-cell office:value-type="float" office:value="1424" table:style-name="ce44">
            <text:p>1,424</text:p>
          </table:table-cell>
          <table:table-cell office:value-type="float" office:value="1350" table:style-name="ce44">
            <text:p>1,350</text:p>
          </table:table-cell>
          <table:table-cell office:value-type="float" office:value="1541" table:style-name="ce45">
            <text:p>1,541</text:p>
          </table:table-cell>
          <table:table-cell office:value-type="float" office:value="7796" table:style-name="ce44">
            <text:p>7,796</text:p>
          </table:table-cell>
          <table:table-cell office:value-type="float" office:value="1594" table:style-name="ce44">
            <text:p>1,594</text:p>
          </table:table-cell>
          <table:table-cell office:value-type="float" office:value="1539" table:style-name="ce44">
            <text:p>1,539</text:p>
          </table:table-cell>
          <table:table-cell office:value-type="float" office:value="1583" table:style-name="ce44">
            <text:p>1,583</text:p>
          </table:table-cell>
          <table:table-cell office:value-type="float" office:value="1542" table:style-name="ce44">
            <text:p>1,542</text:p>
          </table:table-cell>
          <table:table-cell office:value-type="float" office:value="1538" table:style-name="ce45">
            <text:p>1,538</text:p>
          </table:table-cell>
          <table:table-cell office:value-type="float" office:value="7181" table:style-name="ce44">
            <text:p>7,181</text:p>
          </table:table-cell>
          <table:table-cell office:value-type="float" office:value="1500" table:style-name="ce44">
            <text:p>1,500</text:p>
          </table:table-cell>
          <table:table-cell office:value-type="float" office:value="1510" table:style-name="ce44">
            <text:p>1,510</text:p>
          </table:table-cell>
          <table:table-cell office:value-type="float" office:value="1388" table:style-name="ce44">
            <text:p>1,388</text:p>
          </table:table-cell>
          <table:table-cell office:value-type="float" office:value="1477" table:style-name="ce44">
            <text:p>1,477</text:p>
          </table:table-cell>
          <table:table-cell office:value-type="float" office:value="1306" table:style-name="ce45">
            <text:p>1,306</text:p>
          </table:table-cell>
          <table:table-cell office:value-type="float" office:value="7557" table:style-name="ce44">
            <text:p>7,557</text:p>
          </table:table-cell>
          <table:table-cell office:value-type="float" office:value="1308" table:style-name="ce44">
            <text:p>1,308</text:p>
          </table:table-cell>
          <table:table-cell office:value-type="float" office:value="1416" table:style-name="ce44">
            <text:p>1,416</text:p>
          </table:table-cell>
          <table:table-cell office:value-type="float" office:value="1509" table:style-name="ce44">
            <text:p>1,509</text:p>
          </table:table-cell>
          <table:table-cell office:value-type="float" office:value="1638" table:style-name="ce44">
            <text:p>1,638</text:p>
          </table:table-cell>
          <table:table-cell office:value-type="float" office:value="1686" table:style-name="ce45">
            <text:p>1,686</text:p>
          </table:table-cell>
          <table:table-cell office:value-type="float" office:value="8494" table:style-name="ce44">
            <text:p>8,494</text:p>
          </table:table-cell>
          <table:table-cell office:value-type="float" office:value="1733" table:style-name="ce44">
            <text:p>1,733</text:p>
          </table:table-cell>
          <table:table-cell office:value-type="float" office:value="1682" table:style-name="ce44">
            <text:p>1,682</text:p>
          </table:table-cell>
          <table:table-cell office:value-type="float" office:value="1681" table:style-name="ce44">
            <text:p>1,681</text:p>
          </table:table-cell>
          <table:table-cell office:value-type="float" office:value="1726" table:style-name="ce44">
            <text:p>1,726</text:p>
          </table:table-cell>
          <table:table-cell office:value-type="float" office:value="1672" table:style-name="ce45">
            <text:p>1,672</text:p>
          </table:table-cell>
          <table:table-cell office:value-type="float" office:value="8573" table:style-name="ce44">
            <text:p>8,573</text:p>
          </table:table-cell>
          <table:table-cell office:value-type="float" office:value="1763" table:style-name="ce44">
            <text:p>1,763</text:p>
          </table:table-cell>
          <table:table-cell office:value-type="float" office:value="1635" table:style-name="ce44">
            <text:p>1,635</text:p>
          </table:table-cell>
          <table:table-cell office:value-type="float" office:value="1656" table:style-name="ce44">
            <text:p>1,656</text:p>
          </table:table-cell>
          <table:table-cell office:value-type="float" office:value="1695" table:style-name="ce44">
            <text:p>1,695</text:p>
          </table:table-cell>
          <table:table-cell office:value-type="float" office:value="1824" table:style-name="ce45">
            <text:p>1,824</text:p>
          </table:table-cell>
          <table:table-cell office:value-type="float" office:value="9374" table:style-name="ce44">
            <text:p>9,374</text:p>
          </table:table-cell>
          <table:table-cell office:value-type="float" office:value="1764" table:style-name="ce44">
            <text:p>1,764</text:p>
          </table:table-cell>
          <table:table-cell office:value-type="float" office:value="1970" table:style-name="ce44">
            <text:p>1,970</text:p>
          </table:table-cell>
          <table:table-cell office:value-type="float" office:value="1916" table:style-name="ce44">
            <text:p>1,916</text:p>
          </table:table-cell>
          <table:table-cell office:value-type="float" office:value="1882" table:style-name="ce44">
            <text:p>1,882</text:p>
          </table:table-cell>
          <table:table-cell office:value-type="float" office:value="1842" table:style-name="ce45">
            <text:p>1,842</text:p>
          </table:table-cell>
          <table:table-cell office:value-type="float" office:value="9435" table:style-name="ce44">
            <text:p>9,435</text:p>
          </table:table-cell>
          <table:table-cell office:value-type="float" office:value="1937" table:style-name="ce44">
            <text:p>1,937</text:p>
          </table:table-cell>
          <table:table-cell office:value-type="float" office:value="1892" table:style-name="ce44">
            <text:p>1,892</text:p>
          </table:table-cell>
          <table:table-cell office:value-type="float" office:value="1902" table:style-name="ce44">
            <text:p>1,902</text:p>
          </table:table-cell>
          <table:table-cell office:value-type="float" office:value="1907" table:style-name="ce44">
            <text:p>1,907</text:p>
          </table:table-cell>
          <table:table-cell office:value-type="float" office:value="1797" table:style-name="ce45">
            <text:p>1,797</text:p>
          </table:table-cell>
          <table:table-cell office:value-type="float" office:value="8316" table:style-name="ce44">
            <text:p>8,316</text:p>
          </table:table-cell>
          <table:table-cell office:value-type="float" office:value="1794" table:style-name="ce44">
            <text:p>1,794</text:p>
          </table:table-cell>
          <table:table-cell office:value-type="float" office:value="1686" table:style-name="ce44">
            <text:p>1,686</text:p>
          </table:table-cell>
          <table:table-cell office:value-type="float" office:value="1670" table:style-name="ce44">
            <text:p>1,670</text:p>
          </table:table-cell>
          <table:table-cell office:value-type="float" office:value="1621" table:style-name="ce44">
            <text:p>1,621</text:p>
          </table:table-cell>
          <table:table-cell office:value-type="float" office:value="1545" table:style-name="ce45">
            <text:p>1,545</text:p>
          </table:table-cell>
          <table:table-cell office:value-type="float" office:value="6585" table:style-name="ce44">
            <text:p>6,585</text:p>
          </table:table-cell>
          <table:table-cell office:value-type="float" office:value="1499" table:style-name="ce44">
            <text:p>1,499</text:p>
          </table:table-cell>
          <table:table-cell office:value-type="float" office:value="1422" table:style-name="ce44">
            <text:p>1,422</text:p>
          </table:table-cell>
          <table:table-cell office:value-type="float" office:value="1278" table:style-name="ce44">
            <text:p>1,278</text:p>
          </table:table-cell>
          <table:table-cell office:value-type="float" office:value="1238" table:style-name="ce44">
            <text:p>1,238</text:p>
          </table:table-cell>
          <table:table-cell office:value-type="float" office:value="1148" table:style-name="ce45">
            <text:p>1,148</text:p>
          </table:table-cell>
          <table:table-cell office:value-type="float" office:value="4528" table:style-name="ce44">
            <text:p>4,528</text:p>
          </table:table-cell>
          <table:table-cell office:value-type="float" office:value="1142" table:style-name="ce44">
            <text:p>1,142</text:p>
          </table:table-cell>
          <table:table-cell office:value-type="float" office:value="936" table:style-name="ce44">
            <text:p>936</text:p>
          </table:table-cell>
          <table:table-cell office:value-type="float" office:value="923" table:style-name="ce44">
            <text:p>923</text:p>
          </table:table-cell>
          <table:table-cell office:value-type="float" office:value="783" table:style-name="ce44">
            <text:p>783</text:p>
          </table:table-cell>
          <table:table-cell office:value-type="float" office:value="744" table:style-name="ce45">
            <text:p>744</text:p>
          </table:table-cell>
          <table:table-cell office:value-type="float" office:value="2586" table:style-name="ce44">
            <text:p>2,586</text:p>
          </table:table-cell>
          <table:table-cell office:value-type="float" office:value="552" table:style-name="ce44">
            <text:p>552</text:p>
          </table:table-cell>
          <table:table-cell office:value-type="float" office:value="433" table:style-name="ce44">
            <text:p>433</text:p>
          </table:table-cell>
          <table:table-cell office:value-type="float" office:value="554" table:style-name="ce44">
            <text:p>554</text:p>
          </table:table-cell>
          <table:table-cell office:value-type="float" office:value="545" table:style-name="ce44">
            <text:p>545</text:p>
          </table:table-cell>
          <table:table-cell office:value-type="float" office:value="502" table:style-name="ce45">
            <text:p>502</text:p>
          </table:table-cell>
          <table:table-cell office:value-type="float" office:value="2016" table:style-name="ce44">
            <text:p>2,016</text:p>
          </table:table-cell>
          <table:table-cell office:value-type="float" office:value="476" table:style-name="ce44">
            <text:p>476</text:p>
          </table:table-cell>
          <table:table-cell office:value-type="float" office:value="435" table:style-name="ce44">
            <text:p>435</text:p>
          </table:table-cell>
          <table:table-cell office:value-type="float" office:value="412" table:style-name="ce44">
            <text:p>412</text:p>
          </table:table-cell>
          <table:table-cell office:value-type="float" office:value="362" table:style-name="ce44">
            <text:p>362</text:p>
          </table:table-cell>
          <table:table-cell office:value-type="float" office:value="331" table:style-name="ce45">
            <text:p>331</text:p>
          </table:table-cell>
          <table:table-cell office:value-type="float" office:value="1098" table:style-name="ce44">
            <text:p>1,098</text:p>
          </table:table-cell>
          <table:table-cell office:value-type="float" office:value="287" table:style-name="ce44">
            <text:p>287</text:p>
          </table:table-cell>
          <table:table-cell office:value-type="float" office:value="264" table:style-name="ce44">
            <text:p>264</text:p>
          </table:table-cell>
          <table:table-cell office:value-type="float" office:value="219" table:style-name="ce44">
            <text:p>219</text:p>
          </table:table-cell>
          <table:table-cell office:value-type="float" office:value="176" table:style-name="ce44">
            <text:p>176</text:p>
          </table:table-cell>
          <table:table-cell office:value-type="float" office:value="152" table:style-name="ce45">
            <text:p>152</text:p>
          </table:table-cell>
          <table:table-cell office:value-type="float" office:value="603" table:style-name="ce44">
            <text:p>603</text:p>
          </table:table-cell>
          <table:table-cell office:value-type="float" office:value="150" table:style-name="ce44">
            <text:p>150</text:p>
          </table:table-cell>
          <table:table-cell office:value-type="float" office:value="148" table:style-name="ce44">
            <text:p>148</text:p>
          </table:table-cell>
          <table:table-cell office:value-type="float" office:value="131" table:style-name="ce44">
            <text:p>131</text:p>
          </table:table-cell>
          <table:table-cell office:value-type="float" office:value="98" table:style-name="ce44">
            <text:p>98</text:p>
          </table:table-cell>
          <table:table-cell office:value-type="float" office:value="76" table:style-name="ce45">
            <text:p>76</text:p>
          </table:table-cell>
          <table:table-cell office:value-type="float" office:value="179" table:style-name="ce44">
            <text:p>179</text:p>
          </table:table-cell>
          <table:table-cell office:value-type="float" office:value="59" table:style-name="ce44">
            <text:p>59</text:p>
          </table:table-cell>
          <table:table-cell office:value-type="float" office:value="39" table:style-name="ce44">
            <text:p>39</text:p>
          </table:table-cell>
          <table:table-cell office:value-type="float" office:value="33" table:style-name="ce44">
            <text:p>33</text:p>
          </table:table-cell>
          <table:table-cell office:value-type="float" office:value="29" table:style-name="ce44">
            <text:p>29</text:p>
          </table:table-cell>
          <table:table-cell office:value-type="float" office:value="19" table:style-name="ce45">
            <text:p>19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905" table:style-name="ce48">
            <text:p>103,905</text:p>
          </table:table-cell>
          <table:table-cell office:value-type="float" office:value="3373" table:style-name="ce49">
            <text:p>3,373</text:p>
          </table:table-cell>
          <table:table-cell office:value-type="float" office:value="575" table:style-name="ce48">
            <text:p>575</text:p>
          </table:table-cell>
          <table:table-cell office:value-type="float" office:value="688" table:style-name="ce48">
            <text:p>688</text:p>
          </table:table-cell>
          <table:table-cell office:value-type="float" office:value="638" table:style-name="ce48">
            <text:p>638</text:p>
          </table:table-cell>
          <table:table-cell office:value-type="float" office:value="742" table:style-name="ce48">
            <text:p>742</text:p>
          </table:table-cell>
          <table:table-cell office:value-type="float" office:value="730" table:style-name="ce48">
            <text:p>730</text:p>
          </table:table-cell>
          <table:table-cell office:value-type="float" office:value="3993" table:style-name="ce48">
            <text:p>3,993</text:p>
          </table:table-cell>
          <table:table-cell office:value-type="float" office:value="765" table:style-name="ce48">
            <text:p>765</text:p>
          </table:table-cell>
          <table:table-cell office:value-type="float" office:value="820" table:style-name="ce48">
            <text:p>820</text:p>
          </table:table-cell>
          <table:table-cell office:value-type="float" office:value="838" table:style-name="ce48">
            <text:p>838</text:p>
          </table:table-cell>
          <table:table-cell office:value-type="float" office:value="732" table:style-name="ce48">
            <text:p>732</text:p>
          </table:table-cell>
          <table:table-cell office:value-type="float" office:value="838" table:style-name="ce49">
            <text:p>838</text:p>
          </table:table-cell>
          <table:table-cell office:value-type="float" office:value="4008" table:style-name="ce48">
            <text:p>4,008</text:p>
          </table:table-cell>
          <table:table-cell office:value-type="float" office:value="800" table:style-name="ce48">
            <text:p>800</text:p>
          </table:table-cell>
          <table:table-cell office:value-type="float" office:value="760" table:style-name="ce48">
            <text:p>760</text:p>
          </table:table-cell>
          <table:table-cell office:value-type="float" office:value="772" table:style-name="ce48">
            <text:p>772</text:p>
          </table:table-cell>
          <table:table-cell office:value-type="float" office:value="809" table:style-name="ce48">
            <text:p>809</text:p>
          </table:table-cell>
          <table:table-cell office:value-type="float" office:value="867" table:style-name="ce49">
            <text:p>867</text:p>
          </table:table-cell>
          <table:table-cell office:value-type="float" office:value="4942" table:style-name="ce48">
            <text:p>4,942</text:p>
          </table:table-cell>
          <table:table-cell office:value-type="float" office:value="909" table:style-name="ce48">
            <text:p>909</text:p>
          </table:table-cell>
          <table:table-cell office:value-type="float" office:value="894" table:style-name="ce48">
            <text:p>894</text:p>
          </table:table-cell>
          <table:table-cell office:value-type="float" office:value="968" table:style-name="ce48">
            <text:p>968</text:p>
          </table:table-cell>
          <table:table-cell office:value-type="float" office:value="987" table:style-name="ce48">
            <text:p>987</text:p>
          </table:table-cell>
          <table:table-cell office:value-type="float" office:value="1184" table:style-name="ce49">
            <text:p>1,184</text:p>
          </table:table-cell>
          <table:table-cell office:value-type="float" office:value="6580" table:style-name="ce48">
            <text:p>6,580</text:p>
          </table:table-cell>
          <table:table-cell office:value-type="float" office:value="1199" table:style-name="ce48">
            <text:p>1,199</text:p>
          </table:table-cell>
          <table:table-cell office:value-type="float" office:value="1327" table:style-name="ce48">
            <text:p>1,327</text:p>
          </table:table-cell>
          <table:table-cell office:value-type="float" office:value="1315" table:style-name="ce48">
            <text:p>1,315</text:p>
          </table:table-cell>
          <table:table-cell office:value-type="float" office:value="1270" table:style-name="ce48">
            <text:p>1,270</text:p>
          </table:table-cell>
          <table:table-cell office:value-type="float" office:value="1469" table:style-name="ce49">
            <text:p>1,469</text:p>
          </table:table-cell>
          <table:table-cell office:value-type="float" office:value="7038" table:style-name="ce48">
            <text:p>7,038</text:p>
          </table:table-cell>
          <table:table-cell office:value-type="float" office:value="1515" table:style-name="ce48">
            <text:p>1,515</text:p>
          </table:table-cell>
          <table:table-cell office:value-type="float" office:value="1424" table:style-name="ce48">
            <text:p>1,424</text:p>
          </table:table-cell>
          <table:table-cell office:value-type="float" office:value="1351" table:style-name="ce48">
            <text:p>1,351</text:p>
          </table:table-cell>
          <table:table-cell office:value-type="float" office:value="1393" table:style-name="ce48">
            <text:p>1,393</text:p>
          </table:table-cell>
          <table:table-cell office:value-type="float" office:value="1355" table:style-name="ce49">
            <text:p>1,355</text:p>
          </table:table-cell>
          <table:table-cell office:value-type="float" office:value="6106" table:style-name="ce48">
            <text:p>6,106</text:p>
          </table:table-cell>
          <table:table-cell office:value-type="float" office:value="1348" table:style-name="ce48">
            <text:p>1,348</text:p>
          </table:table-cell>
          <table:table-cell office:value-type="float" office:value="1241" table:style-name="ce48">
            <text:p>1,241</text:p>
          </table:table-cell>
          <table:table-cell office:value-type="float" office:value="1144" table:style-name="ce48">
            <text:p>1,144</text:p>
          </table:table-cell>
          <table:table-cell office:value-type="float" office:value="1286" table:style-name="ce48">
            <text:p>1,286</text:p>
          </table:table-cell>
          <table:table-cell office:value-type="float" office:value="1087" table:style-name="ce49">
            <text:p>1,087</text:p>
          </table:table-cell>
          <table:table-cell office:value-type="float" office:value="6736" table:style-name="ce48">
            <text:p>6,736</text:p>
          </table:table-cell>
          <table:table-cell office:value-type="float" office:value="1166" table:style-name="ce48">
            <text:p>1,166</text:p>
          </table:table-cell>
          <table:table-cell office:value-type="float" office:value="1250" table:style-name="ce48">
            <text:p>1,250</text:p>
          </table:table-cell>
          <table:table-cell office:value-type="float" office:value="1308" table:style-name="ce48">
            <text:p>1,308</text:p>
          </table:table-cell>
          <table:table-cell office:value-type="float" office:value="1455" table:style-name="ce48">
            <text:p>1,455</text:p>
          </table:table-cell>
          <table:table-cell office:value-type="float" office:value="1557" table:style-name="ce49">
            <text:p>1,557</text:p>
          </table:table-cell>
          <table:table-cell office:value-type="float" office:value="7664" table:style-name="ce48">
            <text:p>7,664</text:p>
          </table:table-cell>
          <table:table-cell office:value-type="float" office:value="1503" table:style-name="ce48">
            <text:p>1,503</text:p>
          </table:table-cell>
          <table:table-cell office:value-type="float" office:value="1574" table:style-name="ce48">
            <text:p>1,574</text:p>
          </table:table-cell>
          <table:table-cell office:value-type="float" office:value="1519" table:style-name="ce48">
            <text:p>1,519</text:p>
          </table:table-cell>
          <table:table-cell office:value-type="float" office:value="1609" table:style-name="ce48">
            <text:p>1,609</text:p>
          </table:table-cell>
          <table:table-cell office:value-type="float" office:value="1459" table:style-name="ce49">
            <text:p>1,459</text:p>
          </table:table-cell>
          <table:table-cell office:value-type="float" office:value="7893" table:style-name="ce48">
            <text:p>7,893</text:p>
          </table:table-cell>
          <table:table-cell office:value-type="float" office:value="1726" table:style-name="ce48">
            <text:p>1,726</text:p>
          </table:table-cell>
          <table:table-cell office:value-type="float" office:value="1514" table:style-name="ce48">
            <text:p>1,514</text:p>
          </table:table-cell>
          <table:table-cell office:value-type="float" office:value="1443" table:style-name="ce48">
            <text:p>1,443</text:p>
          </table:table-cell>
          <table:table-cell office:value-type="float" office:value="1572" table:style-name="ce48">
            <text:p>1,572</text:p>
          </table:table-cell>
          <table:table-cell office:value-type="float" office:value="1638" table:style-name="ce49">
            <text:p>1,638</text:p>
          </table:table-cell>
          <table:table-cell office:value-type="float" office:value="8147" table:style-name="ce48">
            <text:p>8,147</text:p>
          </table:table-cell>
          <table:table-cell office:value-type="float" office:value="1693" table:style-name="ce48">
            <text:p>1,693</text:p>
          </table:table-cell>
          <table:table-cell office:value-type="float" office:value="1622" table:style-name="ce48">
            <text:p>1,622</text:p>
          </table:table-cell>
          <table:table-cell office:value-type="float" office:value="1600" table:style-name="ce48">
            <text:p>1,600</text:p>
          </table:table-cell>
          <table:table-cell office:value-type="float" office:value="1587" table:style-name="ce48">
            <text:p>1,587</text:p>
          </table:table-cell>
          <table:table-cell office:value-type="float" office:value="1645" table:style-name="ce49">
            <text:p>1,645</text:p>
          </table:table-cell>
          <table:table-cell office:value-type="float" office:value="8323" table:style-name="ce48">
            <text:p>8,323</text:p>
          </table:table-cell>
          <table:table-cell office:value-type="float" office:value="1570" table:style-name="ce48">
            <text:p>1,570</text:p>
          </table:table-cell>
          <table:table-cell office:value-type="float" office:value="1661" table:style-name="ce48">
            <text:p>1,661</text:p>
          </table:table-cell>
          <table:table-cell office:value-type="float" office:value="1666" table:style-name="ce48">
            <text:p>1,666</text:p>
          </table:table-cell>
          <table:table-cell office:value-type="float" office:value="1734" table:style-name="ce48">
            <text:p>1,734</text:p>
          </table:table-cell>
          <table:table-cell office:value-type="float" office:value="1692" table:style-name="ce49">
            <text:p>1,692</text:p>
          </table:table-cell>
          <table:table-cell office:value-type="float" office:value="7850" table:style-name="ce48">
            <text:p>7,850</text:p>
          </table:table-cell>
          <table:table-cell office:value-type="float" office:value="1556" table:style-name="ce48">
            <text:p>1,556</text:p>
          </table:table-cell>
          <table:table-cell office:value-type="float" office:value="1600" table:style-name="ce48">
            <text:p>1,600</text:p>
          </table:table-cell>
          <table:table-cell office:value-type="float" office:value="1646" table:style-name="ce48">
            <text:p>1,646</text:p>
          </table:table-cell>
          <table:table-cell office:value-type="float" office:value="1558" table:style-name="ce48">
            <text:p>1,558</text:p>
          </table:table-cell>
          <table:table-cell office:value-type="float" office:value="1490" table:style-name="ce49">
            <text:p>1,490</text:p>
          </table:table-cell>
          <table:table-cell office:value-type="float" office:value="6965" table:style-name="ce48">
            <text:p>6,965</text:p>
          </table:table-cell>
          <table:table-cell office:value-type="float" office:value="1435" table:style-name="ce48">
            <text:p>1,435</text:p>
          </table:table-cell>
          <table:table-cell office:value-type="float" office:value="1526" table:style-name="ce48">
            <text:p>1,526</text:p>
          </table:table-cell>
          <table:table-cell office:value-type="float" office:value="1368" table:style-name="ce48">
            <text:p>1,368</text:p>
          </table:table-cell>
          <table:table-cell office:value-type="float" office:value="1300" table:style-name="ce48">
            <text:p>1,300</text:p>
          </table:table-cell>
          <table:table-cell office:value-type="float" office:value="1336" table:style-name="ce49">
            <text:p>1,336</text:p>
          </table:table-cell>
          <table:table-cell office:value-type="float" office:value="5346" table:style-name="ce48">
            <text:p>5,346</text:p>
          </table:table-cell>
          <table:table-cell office:value-type="float" office:value="1377" table:style-name="ce48">
            <text:p>1,377</text:p>
          </table:table-cell>
          <table:table-cell office:value-type="float" office:value="1097" table:style-name="ce48">
            <text:p>1,097</text:p>
          </table:table-cell>
          <table:table-cell office:value-type="float" office:value="1094" table:style-name="ce48">
            <text:p>1,094</text:p>
          </table:table-cell>
          <table:table-cell office:value-type="float" office:value="860" table:style-name="ce48">
            <text:p>860</text:p>
          </table:table-cell>
          <table:table-cell office:value-type="float" office:value="918" table:style-name="ce49">
            <text:p>918</text:p>
          </table:table-cell>
          <table:table-cell office:value-type="float" office:value="3446" table:style-name="ce48">
            <text:p>3,446</text:p>
          </table:table-cell>
          <table:table-cell office:value-type="float" office:value="717" table:style-name="ce48">
            <text:p>717</text:p>
          </table:table-cell>
          <table:table-cell office:value-type="float" office:value="653" table:style-name="ce48">
            <text:p>653</text:p>
          </table:table-cell>
          <table:table-cell office:value-type="float" office:value="636" table:style-name="ce48">
            <text:p>636</text:p>
          </table:table-cell>
          <table:table-cell office:value-type="float" office:value="736" table:style-name="ce48">
            <text:p>736</text:p>
          </table:table-cell>
          <table:table-cell office:value-type="float" office:value="704" table:style-name="ce49">
            <text:p>704</text:p>
          </table:table-cell>
          <table:table-cell office:value-type="float" office:value="2906" table:style-name="ce48">
            <text:p>2,906</text:p>
          </table:table-cell>
          <table:table-cell office:value-type="float" office:value="676" table:style-name="ce48">
            <text:p>676</text:p>
          </table:table-cell>
          <table:table-cell office:value-type="float" office:value="626" table:style-name="ce48">
            <text:p>626</text:p>
          </table:table-cell>
          <table:table-cell office:value-type="float" office:value="593" table:style-name="ce48">
            <text:p>593</text:p>
          </table:table-cell>
          <table:table-cell office:value-type="float" office:value="516" table:style-name="ce48">
            <text:p>516</text:p>
          </table:table-cell>
          <table:table-cell office:value-type="float" office:value="495" table:style-name="ce49">
            <text:p>495</text:p>
          </table:table-cell>
          <table:table-cell office:value-type="float" office:value="1672" table:style-name="ce48">
            <text:p>1,672</text:p>
          </table:table-cell>
          <table:table-cell office:value-type="float" office:value="426" table:style-name="ce48">
            <text:p>426</text:p>
          </table:table-cell>
          <table:table-cell office:value-type="float" office:value="398" table:style-name="ce48">
            <text:p>398</text:p>
          </table:table-cell>
          <table:table-cell office:value-type="float" office:value="367" table:style-name="ce48">
            <text:p>367</text:p>
          </table:table-cell>
          <table:table-cell office:value-type="float" office:value="265" table:style-name="ce48">
            <text:p>265</text:p>
          </table:table-cell>
          <table:table-cell office:value-type="float" office:value="216" table:style-name="ce49">
            <text:p>216</text:p>
          </table:table-cell>
          <table:table-cell office:value-type="float" office:value="707" table:style-name="ce48">
            <text:p>707</text:p>
          </table:table-cell>
          <table:table-cell office:value-type="float" office:value="222" table:style-name="ce48">
            <text:p>222</text:p>
          </table:table-cell>
          <table:table-cell office:value-type="float" office:value="160" table:style-name="ce48">
            <text:p>160</text:p>
          </table:table-cell>
          <table:table-cell office:value-type="float" office:value="163" table:style-name="ce48">
            <text:p>163</text:p>
          </table:table-cell>
          <table:table-cell office:value-type="float" office:value="93" table:style-name="ce48">
            <text:p>93</text:p>
          </table:table-cell>
          <table:table-cell office:value-type="float" office:value="69" table:style-name="ce49">
            <text:p>69</text:p>
          </table:table-cell>
          <table:table-cell office:value-type="float" office:value="180" table:style-name="ce48">
            <text:p>180</text:p>
          </table:table-cell>
          <table:table-cell office:value-type="float" office:value="73" table:style-name="ce48">
            <text:p>73</text:p>
          </table:table-cell>
          <table:table-cell office:value-type="float" office:value="44" table:style-name="ce48">
            <text:p>44</text:p>
          </table:table-cell>
          <table:table-cell office:value-type="float" office:value="20" table:style-name="ce48">
            <text:p>20</text:p>
          </table:table-cell>
          <table:table-cell office:value-type="float" office:value="24" table:style-name="ce48">
            <text:p>24</text:p>
          </table:table-cell>
          <table:table-cell office:value-type="float" office:value="19" table:style-name="ce49">
            <text:p>19</text:p>
          </table:table-cell>
          <table:table-cell office:value-type="float" office:value="30" table:style-name="ce48">
            <text:p>3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1063" table:style-name="ce44">
            <text:p>321,063</text:p>
          </table:table-cell>
          <table:table-cell office:value-type="float" office:value="11199" table:style-name="ce44">
            <text:p>11,199</text:p>
          </table:table-cell>
          <table:table-cell office:value-type="float" office:value="1972" table:style-name="ce44">
            <text:p>1,972</text:p>
          </table:table-cell>
          <table:table-cell office:value-type="float" office:value="2117" table:style-name="ce44">
            <text:p>2,117</text:p>
          </table:table-cell>
          <table:table-cell office:value-type="float" office:value="2291" table:style-name="ce44">
            <text:p>2,291</text:p>
          </table:table-cell>
          <table:table-cell office:value-type="float" office:value="2377" table:style-name="ce44">
            <text:p>2,377</text:p>
          </table:table-cell>
          <table:table-cell office:value-type="float" office:value="2442" table:style-name="ce44">
            <text:p>2,442</text:p>
          </table:table-cell>
          <table:table-cell office:value-type="float" office:value="13278" table:style-name="ce44">
            <text:p>13,278</text:p>
          </table:table-cell>
          <table:table-cell office:value-type="float" office:value="2648" table:style-name="ce44">
            <text:p>2,648</text:p>
          </table:table-cell>
          <table:table-cell office:value-type="float" office:value="2706" table:style-name="ce44">
            <text:p>2,706</text:p>
          </table:table-cell>
          <table:table-cell office:value-type="float" office:value="2621" table:style-name="ce44">
            <text:p>2,621</text:p>
          </table:table-cell>
          <table:table-cell office:value-type="float" office:value="2525" table:style-name="ce44">
            <text:p>2,525</text:p>
          </table:table-cell>
          <table:table-cell office:value-type="float" office:value="2778" table:style-name="ce45">
            <text:p>2,778</text:p>
          </table:table-cell>
          <table:table-cell office:value-type="float" office:value="12553" table:style-name="ce44">
            <text:p>12,553</text:p>
          </table:table-cell>
          <table:table-cell office:value-type="float" office:value="2551" table:style-name="ce44">
            <text:p>2,551</text:p>
          </table:table-cell>
          <table:table-cell office:value-type="float" office:value="2268" table:style-name="ce44">
            <text:p>2,268</text:p>
          </table:table-cell>
          <table:table-cell office:value-type="float" office:value="2514" table:style-name="ce44">
            <text:p>2,514</text:p>
          </table:table-cell>
          <table:table-cell office:value-type="float" office:value="2547" table:style-name="ce44">
            <text:p>2,547</text:p>
          </table:table-cell>
          <table:table-cell office:value-type="float" office:value="2673" table:style-name="ce45">
            <text:p>2,673</text:p>
          </table:table-cell>
          <table:table-cell office:value-type="float" office:value="15061" table:style-name="ce44">
            <text:p>15,061</text:p>
          </table:table-cell>
          <table:table-cell office:value-type="float" office:value="2737" table:style-name="ce44">
            <text:p>2,737</text:p>
          </table:table-cell>
          <table:table-cell office:value-type="float" office:value="2790" table:style-name="ce44">
            <text:p>2,790</text:p>
          </table:table-cell>
          <table:table-cell office:value-type="float" office:value="3017" table:style-name="ce44">
            <text:p>3,017</text:p>
          </table:table-cell>
          <table:table-cell office:value-type="float" office:value="3109" table:style-name="ce44">
            <text:p>3,109</text:p>
          </table:table-cell>
          <table:table-cell office:value-type="float" office:value="3408" table:style-name="ce45">
            <text:p>3,408</text:p>
          </table:table-cell>
          <table:table-cell office:value-type="float" office:value="20190" table:style-name="ce44">
            <text:p>20,190</text:p>
          </table:table-cell>
          <table:table-cell office:value-type="float" office:value="3598" table:style-name="ce44">
            <text:p>3,598</text:p>
          </table:table-cell>
          <table:table-cell office:value-type="float" office:value="4157" table:style-name="ce44">
            <text:p>4,157</text:p>
          </table:table-cell>
          <table:table-cell office:value-type="float" office:value="4023" table:style-name="ce44">
            <text:p>4,023</text:p>
          </table:table-cell>
          <table:table-cell office:value-type="float" office:value="3866" table:style-name="ce44">
            <text:p>3,866</text:p>
          </table:table-cell>
          <table:table-cell office:value-type="float" office:value="4546" table:style-name="ce45">
            <text:p>4,546</text:p>
          </table:table-cell>
          <table:table-cell office:value-type="float" office:value="22922" table:style-name="ce44">
            <text:p>22,922</text:p>
          </table:table-cell>
          <table:table-cell office:value-type="float" office:value="4675" table:style-name="ce44">
            <text:p>4,675</text:p>
          </table:table-cell>
          <table:table-cell office:value-type="float" office:value="4586" table:style-name="ce44">
            <text:p>4,586</text:p>
          </table:table-cell>
          <table:table-cell office:value-type="float" office:value="4606" table:style-name="ce44">
            <text:p>4,606</text:p>
          </table:table-cell>
          <table:table-cell office:value-type="float" office:value="4648" table:style-name="ce44">
            <text:p>4,648</text:p>
          </table:table-cell>
          <table:table-cell office:value-type="float" office:value="4407" table:style-name="ce45">
            <text:p>4,407</text:p>
          </table:table-cell>
          <table:table-cell office:value-type="float" office:value="20506" table:style-name="ce44">
            <text:p>20,506</text:p>
          </table:table-cell>
          <table:table-cell office:value-type="float" office:value="4322" table:style-name="ce44">
            <text:p>4,322</text:p>
          </table:table-cell>
          <table:table-cell office:value-type="float" office:value="4309" table:style-name="ce44">
            <text:p>4,309</text:p>
          </table:table-cell>
          <table:table-cell office:value-type="float" office:value="3925" table:style-name="ce44">
            <text:p>3,925</text:p>
          </table:table-cell>
          <table:table-cell office:value-type="float" office:value="4148" table:style-name="ce44">
            <text:p>4,148</text:p>
          </table:table-cell>
          <table:table-cell office:value-type="float" office:value="3802" table:style-name="ce45">
            <text:p>3,802</text:p>
          </table:table-cell>
          <table:table-cell office:value-type="float" office:value="21813" table:style-name="ce44">
            <text:p>21,813</text:p>
          </table:table-cell>
          <table:table-cell office:value-type="float" office:value="3738" table:style-name="ce44">
            <text:p>3,738</text:p>
          </table:table-cell>
          <table:table-cell office:value-type="float" office:value="4113" table:style-name="ce44">
            <text:p>4,113</text:p>
          </table:table-cell>
          <table:table-cell office:value-type="float" office:value="4507" table:style-name="ce44">
            <text:p>4,507</text:p>
          </table:table-cell>
          <table:table-cell office:value-type="float" office:value="4614" table:style-name="ce44">
            <text:p>4,614</text:p>
          </table:table-cell>
          <table:table-cell office:value-type="float" office:value="4841" table:style-name="ce45">
            <text:p>4,841</text:p>
          </table:table-cell>
          <table:table-cell office:value-type="float" office:value="24671" table:style-name="ce44">
            <text:p>24,671</text:p>
          </table:table-cell>
          <table:table-cell office:value-type="float" office:value="5019" table:style-name="ce44">
            <text:p>5,019</text:p>
          </table:table-cell>
          <table:table-cell office:value-type="float" office:value="4968" table:style-name="ce44">
            <text:p>4,968</text:p>
          </table:table-cell>
          <table:table-cell office:value-type="float" office:value="4918" table:style-name="ce44">
            <text:p>4,918</text:p>
          </table:table-cell>
          <table:table-cell office:value-type="float" office:value="4988" table:style-name="ce44">
            <text:p>4,988</text:p>
          </table:table-cell>
          <table:table-cell office:value-type="float" office:value="4778" table:style-name="ce45">
            <text:p>4,778</text:p>
          </table:table-cell>
          <table:table-cell office:value-type="float" office:value="24139" table:style-name="ce44">
            <text:p>24,139</text:p>
          </table:table-cell>
          <table:table-cell office:value-type="float" office:value="5235" table:style-name="ce44">
            <text:p>5,235</text:p>
          </table:table-cell>
          <table:table-cell office:value-type="float" office:value="4620" table:style-name="ce44">
            <text:p>4,620</text:p>
          </table:table-cell>
          <table:table-cell office:value-type="float" office:value="4730" table:style-name="ce44">
            <text:p>4,730</text:p>
          </table:table-cell>
          <table:table-cell office:value-type="float" office:value="4788" table:style-name="ce44">
            <text:p>4,788</text:p>
          </table:table-cell>
          <table:table-cell office:value-type="float" office:value="4766" table:style-name="ce45">
            <text:p>4,766</text:p>
          </table:table-cell>
          <table:table-cell office:value-type="float" office:value="25456" table:style-name="ce44">
            <text:p>25,456</text:p>
          </table:table-cell>
          <table:table-cell office:value-type="float" office:value="5045" table:style-name="ce44">
            <text:p>5,045</text:p>
          </table:table-cell>
          <table:table-cell office:value-type="float" office:value="5164" table:style-name="ce44">
            <text:p>5,164</text:p>
          </table:table-cell>
          <table:table-cell office:value-type="float" office:value="5138" table:style-name="ce44">
            <text:p>5,138</text:p>
          </table:table-cell>
          <table:table-cell office:value-type="float" office:value="5069" table:style-name="ce44">
            <text:p>5,069</text:p>
          </table:table-cell>
          <table:table-cell office:value-type="float" office:value="5040" table:style-name="ce45">
            <text:p>5,040</text:p>
          </table:table-cell>
          <table:table-cell office:value-type="float" office:value="25461" table:style-name="ce44">
            <text:p>25,461</text:p>
          </table:table-cell>
          <table:table-cell office:value-type="float" office:value="4936" table:style-name="ce44">
            <text:p>4,936</text:p>
          </table:table-cell>
          <table:table-cell office:value-type="float" office:value="5087" table:style-name="ce44">
            <text:p>5,087</text:p>
          </table:table-cell>
          <table:table-cell office:value-type="float" office:value="5179" table:style-name="ce44">
            <text:p>5,179</text:p>
          </table:table-cell>
          <table:table-cell office:value-type="float" office:value="5159" table:style-name="ce44">
            <text:p>5,159</text:p>
          </table:table-cell>
          <table:table-cell office:value-type="float" office:value="5100" table:style-name="ce45">
            <text:p>5,100</text:p>
          </table:table-cell>
          <table:table-cell office:value-type="float" office:value="24780" table:style-name="ce44">
            <text:p>24,780</text:p>
          </table:table-cell>
          <table:table-cell office:value-type="float" office:value="5261" table:style-name="ce44">
            <text:p>5,261</text:p>
          </table:table-cell>
          <table:table-cell office:value-type="float" office:value="4924" table:style-name="ce44">
            <text:p>4,924</text:p>
          </table:table-cell>
          <table:table-cell office:value-type="float" office:value="5070" table:style-name="ce44">
            <text:p>5,070</text:p>
          </table:table-cell>
          <table:table-cell office:value-type="float" office:value="4813" table:style-name="ce44">
            <text:p>4,813</text:p>
          </table:table-cell>
          <table:table-cell office:value-type="float" office:value="4712" table:style-name="ce45">
            <text:p>4,712</text:p>
          </table:table-cell>
          <table:table-cell office:value-type="float" office:value="21265" table:style-name="ce44">
            <text:p>21,265</text:p>
          </table:table-cell>
          <table:table-cell office:value-type="float" office:value="4599" table:style-name="ce44">
            <text:p>4,599</text:p>
          </table:table-cell>
          <table:table-cell office:value-type="float" office:value="4617" table:style-name="ce44">
            <text:p>4,617</text:p>
          </table:table-cell>
          <table:table-cell office:value-type="float" office:value="4298" table:style-name="ce44">
            <text:p>4,298</text:p>
          </table:table-cell>
          <table:table-cell office:value-type="float" office:value="3917" table:style-name="ce44">
            <text:p>3,917</text:p>
          </table:table-cell>
          <table:table-cell office:value-type="float" office:value="3834" table:style-name="ce45">
            <text:p>3,834</text:p>
          </table:table-cell>
          <table:table-cell office:value-type="float" office:value="14917" table:style-name="ce44">
            <text:p>14,917</text:p>
          </table:table-cell>
          <table:table-cell office:value-type="float" office:value="3838" table:style-name="ce44">
            <text:p>3,838</text:p>
          </table:table-cell>
          <table:table-cell office:value-type="float" office:value="3242" table:style-name="ce44">
            <text:p>3,242</text:p>
          </table:table-cell>
          <table:table-cell office:value-type="float" office:value="3063" table:style-name="ce44">
            <text:p>3,063</text:p>
          </table:table-cell>
          <table:table-cell office:value-type="float" office:value="2452" table:style-name="ce44">
            <text:p>2,452</text:p>
          </table:table-cell>
          <table:table-cell office:value-type="float" office:value="2322" table:style-name="ce45">
            <text:p>2,322</text:p>
          </table:table-cell>
          <table:table-cell office:value-type="float" office:value="9020" table:style-name="ce44">
            <text:p>9,020</text:p>
          </table:table-cell>
          <table:table-cell office:value-type="float" office:value="1932" table:style-name="ce44">
            <text:p>1,932</text:p>
          </table:table-cell>
          <table:table-cell office:value-type="float" office:value="1577" table:style-name="ce44">
            <text:p>1,577</text:p>
          </table:table-cell>
          <table:table-cell office:value-type="float" office:value="1853" table:style-name="ce44">
            <text:p>1,853</text:p>
          </table:table-cell>
          <table:table-cell office:value-type="float" office:value="1784" table:style-name="ce44">
            <text:p>1,784</text:p>
          </table:table-cell>
          <table:table-cell office:value-type="float" office:value="1874" table:style-name="ce45">
            <text:p>1,874</text:p>
          </table:table-cell>
          <table:table-cell office:value-type="float" office:value="7133" table:style-name="ce44">
            <text:p>7,133</text:p>
          </table:table-cell>
          <table:table-cell office:value-type="float" office:value="1673" table:style-name="ce44">
            <text:p>1,673</text:p>
          </table:table-cell>
          <table:table-cell office:value-type="float" office:value="1599" table:style-name="ce44">
            <text:p>1,599</text:p>
          </table:table-cell>
          <table:table-cell office:value-type="float" office:value="1421" table:style-name="ce44">
            <text:p>1,421</text:p>
          </table:table-cell>
          <table:table-cell office:value-type="float" office:value="1246" table:style-name="ce44">
            <text:p>1,246</text:p>
          </table:table-cell>
          <table:table-cell office:value-type="float" office:value="1194" table:style-name="ce45">
            <text:p>1,194</text:p>
          </table:table-cell>
          <table:table-cell office:value-type="float" office:value="4137" table:style-name="ce44">
            <text:p>4,137</text:p>
          </table:table-cell>
          <table:table-cell office:value-type="float" office:value="1009" table:style-name="ce44">
            <text:p>1,009</text:p>
          </table:table-cell>
          <table:table-cell office:value-type="float" office:value="950" table:style-name="ce44">
            <text:p>950</text:p>
          </table:table-cell>
          <table:table-cell office:value-type="float" office:value="823" table:style-name="ce44">
            <text:p>823</text:p>
          </table:table-cell>
          <table:table-cell office:value-type="float" office:value="737" table:style-name="ce44">
            <text:p>737</text:p>
          </table:table-cell>
          <table:table-cell office:value-type="float" office:value="618" table:style-name="ce45">
            <text:p>618</text:p>
          </table:table-cell>
          <table:table-cell office:value-type="float" office:value="1923" table:style-name="ce44">
            <text:p>1,923</text:p>
          </table:table-cell>
          <table:table-cell office:value-type="float" office:value="507" table:style-name="ce44">
            <text:p>507</text:p>
          </table:table-cell>
          <table:table-cell office:value-type="float" office:value="500" table:style-name="ce44">
            <text:p>500</text:p>
          </table:table-cell>
          <table:table-cell office:value-type="float" office:value="375" table:style-name="ce44">
            <text:p>375</text:p>
          </table:table-cell>
          <table:table-cell office:value-type="float" office:value="275" table:style-name="ce44">
            <text:p>275</text:p>
          </table:table-cell>
          <table:table-cell office:value-type="float" office:value="266" table:style-name="ce45">
            <text:p>266</text:p>
          </table:table-cell>
          <table:table-cell office:value-type="float" office:value="553" table:style-name="ce44">
            <text:p>553</text:p>
          </table:table-cell>
          <table:table-cell office:value-type="float" office:value="225" table:style-name="ce44">
            <text:p>225</text:p>
          </table:table-cell>
          <table:table-cell office:value-type="float" office:value="126" table:style-name="ce44">
            <text:p>126</text:p>
          </table:table-cell>
          <table:table-cell office:value-type="float" office:value="78" table:style-name="ce44">
            <text:p>78</text:p>
          </table:table-cell>
          <table:table-cell office:value-type="float" office:value="65" table:style-name="ce44">
            <text:p>65</text:p>
          </table:table-cell>
          <table:table-cell office:value-type="float" office:value="59" table:style-name="ce45">
            <text:p>59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2262" table:style-name="ce44">
            <text:p>162,262</text:p>
          </table:table-cell>
          <table:table-cell office:value-type="float" office:value="5858" table:style-name="ce44">
            <text:p>5,858</text:p>
          </table:table-cell>
          <table:table-cell office:value-type="float" office:value="1009" table:style-name="ce46">
            <text:p>1,009</text:p>
          </table:table-cell>
          <table:table-cell office:value-type="float" office:value="1104" table:style-name="ce46">
            <text:p>1,104</text:p>
          </table:table-cell>
          <table:table-cell office:value-type="float" office:value="1215" table:style-name="ce46">
            <text:p>1,215</text:p>
          </table:table-cell>
          <table:table-cell office:value-type="float" office:value="1239" table:style-name="ce46">
            <text:p>1,239</text:p>
          </table:table-cell>
          <table:table-cell office:value-type="float" office:value="1291" table:style-name="ce46">
            <text:p>1,291</text:p>
          </table:table-cell>
          <table:table-cell office:value-type="float" office:value="6911" table:style-name="ce46">
            <text:p>6,911</text:p>
          </table:table-cell>
          <table:table-cell office:value-type="float" office:value="1350" table:style-name="ce46">
            <text:p>1,350</text:p>
          </table:table-cell>
          <table:table-cell office:value-type="float" office:value="1414" table:style-name="ce46">
            <text:p>1,414</text:p>
          </table:table-cell>
          <table:table-cell office:value-type="float" office:value="1380" table:style-name="ce46">
            <text:p>1,380</text:p>
          </table:table-cell>
          <table:table-cell office:value-type="float" office:value="1326" table:style-name="ce46">
            <text:p>1,326</text:p>
          </table:table-cell>
          <table:table-cell office:value-type="float" office:value="1441" table:style-name="ce47">
            <text:p>1,441</text:p>
          </table:table-cell>
          <table:table-cell office:value-type="float" office:value="6650" table:style-name="ce46">
            <text:p>6,650</text:p>
          </table:table-cell>
          <table:table-cell office:value-type="float" office:value="1374" table:style-name="ce46">
            <text:p>1,374</text:p>
          </table:table-cell>
          <table:table-cell office:value-type="float" office:value="1216" table:style-name="ce46">
            <text:p>1,216</text:p>
          </table:table-cell>
          <table:table-cell office:value-type="float" office:value="1316" table:style-name="ce46">
            <text:p>1,316</text:p>
          </table:table-cell>
          <table:table-cell office:value-type="float" office:value="1336" table:style-name="ce46">
            <text:p>1,336</text:p>
          </table:table-cell>
          <table:table-cell office:value-type="float" office:value="1408" table:style-name="ce47">
            <text:p>1,408</text:p>
          </table:table-cell>
          <table:table-cell office:value-type="float" office:value="7909" table:style-name="ce46">
            <text:p>7,909</text:p>
          </table:table-cell>
          <table:table-cell office:value-type="float" office:value="1474" table:style-name="ce46">
            <text:p>1,474</text:p>
          </table:table-cell>
          <table:table-cell office:value-type="float" office:value="1434" table:style-name="ce46">
            <text:p>1,434</text:p>
          </table:table-cell>
          <table:table-cell office:value-type="float" office:value="1573" table:style-name="ce46">
            <text:p>1,573</text:p>
          </table:table-cell>
          <table:table-cell office:value-type="float" office:value="1655" table:style-name="ce46">
            <text:p>1,655</text:p>
          </table:table-cell>
          <table:table-cell office:value-type="float" office:value="1773" table:style-name="ce47">
            <text:p>1,773</text:p>
          </table:table-cell>
          <table:table-cell office:value-type="float" office:value="10562" table:style-name="ce46">
            <text:p>10,562</text:p>
          </table:table-cell>
          <table:table-cell office:value-type="float" office:value="1852" table:style-name="ce46">
            <text:p>1,852</text:p>
          </table:table-cell>
          <table:table-cell office:value-type="float" office:value="2149" table:style-name="ce46">
            <text:p>2,149</text:p>
          </table:table-cell>
          <table:table-cell office:value-type="float" office:value="2083" table:style-name="ce46">
            <text:p>2,083</text:p>
          </table:table-cell>
          <table:table-cell office:value-type="float" office:value="2093" table:style-name="ce46">
            <text:p>2,093</text:p>
          </table:table-cell>
          <table:table-cell office:value-type="float" office:value="2385" table:style-name="ce47">
            <text:p>2,385</text:p>
          </table:table-cell>
          <table:table-cell office:value-type="float" office:value="11987" table:style-name="ce46">
            <text:p>11,987</text:p>
          </table:table-cell>
          <table:table-cell office:value-type="float" office:value="2417" table:style-name="ce46">
            <text:p>2,417</text:p>
          </table:table-cell>
          <table:table-cell office:value-type="float" office:value="2359" table:style-name="ce46">
            <text:p>2,359</text:p>
          </table:table-cell>
          <table:table-cell office:value-type="float" office:value="2392" table:style-name="ce46">
            <text:p>2,392</text:p>
          </table:table-cell>
          <table:table-cell office:value-type="float" office:value="2429" table:style-name="ce46">
            <text:p>2,429</text:p>
          </table:table-cell>
          <table:table-cell office:value-type="float" office:value="2390" table:style-name="ce47">
            <text:p>2,390</text:p>
          </table:table-cell>
          <table:table-cell office:value-type="float" office:value="10764" table:style-name="ce46">
            <text:p>10,764</text:p>
          </table:table-cell>
          <table:table-cell office:value-type="float" office:value="2218" table:style-name="ce46">
            <text:p>2,218</text:p>
          </table:table-cell>
          <table:table-cell office:value-type="float" office:value="2270" table:style-name="ce46">
            <text:p>2,270</text:p>
          </table:table-cell>
          <table:table-cell office:value-type="float" office:value="2035" table:style-name="ce46">
            <text:p>2,035</text:p>
          </table:table-cell>
          <table:table-cell office:value-type="float" office:value="2213" table:style-name="ce46">
            <text:p>2,213</text:p>
          </table:table-cell>
          <table:table-cell office:value-type="float" office:value="2028" table:style-name="ce47">
            <text:p>2,028</text:p>
          </table:table-cell>
          <table:table-cell office:value-type="float" office:value="11353" table:style-name="ce46">
            <text:p>11,353</text:p>
          </table:table-cell>
          <table:table-cell office:value-type="float" office:value="1996" table:style-name="ce46">
            <text:p>1,996</text:p>
          </table:table-cell>
          <table:table-cell office:value-type="float" office:value="2172" table:style-name="ce46">
            <text:p>2,172</text:p>
          </table:table-cell>
          <table:table-cell office:value-type="float" office:value="2330" table:style-name="ce46">
            <text:p>2,330</text:p>
          </table:table-cell>
          <table:table-cell office:value-type="float" office:value="2371" table:style-name="ce46">
            <text:p>2,371</text:p>
          </table:table-cell>
          <table:table-cell office:value-type="float" office:value="2484" table:style-name="ce47">
            <text:p>2,484</text:p>
          </table:table-cell>
          <table:table-cell office:value-type="float" office:value="12714" table:style-name="ce46">
            <text:p>12,714</text:p>
          </table:table-cell>
          <table:table-cell office:value-type="float" office:value="2608" table:style-name="ce46">
            <text:p>2,608</text:p>
          </table:table-cell>
          <table:table-cell office:value-type="float" office:value="2542" table:style-name="ce46">
            <text:p>2,542</text:p>
          </table:table-cell>
          <table:table-cell office:value-type="float" office:value="2541" table:style-name="ce46">
            <text:p>2,541</text:p>
          </table:table-cell>
          <table:table-cell office:value-type="float" office:value="2588" table:style-name="ce46">
            <text:p>2,588</text:p>
          </table:table-cell>
          <table:table-cell office:value-type="float" office:value="2435" table:style-name="ce47">
            <text:p>2,435</text:p>
          </table:table-cell>
          <table:table-cell office:value-type="float" office:value="12090" table:style-name="ce46">
            <text:p>12,090</text:p>
          </table:table-cell>
          <table:table-cell office:value-type="float" office:value="2617" table:style-name="ce46">
            <text:p>2,617</text:p>
          </table:table-cell>
          <table:table-cell office:value-type="float" office:value="2317" table:style-name="ce46">
            <text:p>2,317</text:p>
          </table:table-cell>
          <table:table-cell office:value-type="float" office:value="2379" table:style-name="ce46">
            <text:p>2,379</text:p>
          </table:table-cell>
          <table:table-cell office:value-type="float" office:value="2388" table:style-name="ce46">
            <text:p>2,388</text:p>
          </table:table-cell>
          <table:table-cell office:value-type="float" office:value="2389" table:style-name="ce47">
            <text:p>2,389</text:p>
          </table:table-cell>
          <table:table-cell office:value-type="float" office:value="13026" table:style-name="ce46">
            <text:p>13,026</text:p>
          </table:table-cell>
          <table:table-cell office:value-type="float" office:value="2499" table:style-name="ce46">
            <text:p>2,499</text:p>
          </table:table-cell>
          <table:table-cell office:value-type="float" office:value="2576" table:style-name="ce46">
            <text:p>2,576</text:p>
          </table:table-cell>
          <table:table-cell office:value-type="float" office:value="2685" table:style-name="ce46">
            <text:p>2,685</text:p>
          </table:table-cell>
          <table:table-cell office:value-type="float" office:value="2614" table:style-name="ce46">
            <text:p>2,614</text:p>
          </table:table-cell>
          <table:table-cell office:value-type="float" office:value="2652" table:style-name="ce47">
            <text:p>2,652</text:p>
          </table:table-cell>
          <table:table-cell office:value-type="float" office:value="13091" table:style-name="ce46">
            <text:p>13,091</text:p>
          </table:table-cell>
          <table:table-cell office:value-type="float" office:value="2648" table:style-name="ce46">
            <text:p>2,648</text:p>
          </table:table-cell>
          <table:table-cell office:value-type="float" office:value="2650" table:style-name="ce46">
            <text:p>2,650</text:p>
          </table:table-cell>
          <table:table-cell office:value-type="float" office:value="2600" table:style-name="ce46">
            <text:p>2,600</text:p>
          </table:table-cell>
          <table:table-cell office:value-type="float" office:value="2612" table:style-name="ce46">
            <text:p>2,612</text:p>
          </table:table-cell>
          <table:table-cell office:value-type="float" office:value="2581" table:style-name="ce47">
            <text:p>2,581</text:p>
          </table:table-cell>
          <table:table-cell office:value-type="float" office:value="12228" table:style-name="ce46">
            <text:p>12,228</text:p>
          </table:table-cell>
          <table:table-cell office:value-type="float" office:value="2620" table:style-name="ce46">
            <text:p>2,620</text:p>
          </table:table-cell>
          <table:table-cell office:value-type="float" office:value="2455" table:style-name="ce46">
            <text:p>2,455</text:p>
          </table:table-cell>
          <table:table-cell office:value-type="float" office:value="2504" table:style-name="ce46">
            <text:p>2,504</text:p>
          </table:table-cell>
          <table:table-cell office:value-type="float" office:value="2320" table:style-name="ce46">
            <text:p>2,320</text:p>
          </table:table-cell>
          <table:table-cell office:value-type="float" office:value="2329" table:style-name="ce47">
            <text:p>2,329</text:p>
          </table:table-cell>
          <table:table-cell office:value-type="float" office:value="10419" table:style-name="ce46">
            <text:p>10,419</text:p>
          </table:table-cell>
          <table:table-cell office:value-type="float" office:value="2293" table:style-name="ce46">
            <text:p>2,293</text:p>
          </table:table-cell>
          <table:table-cell office:value-type="float" office:value="2226" table:style-name="ce46">
            <text:p>2,226</text:p>
          </table:table-cell>
          <table:table-cell office:value-type="float" office:value="2143" table:style-name="ce46">
            <text:p>2,143</text:p>
          </table:table-cell>
          <table:table-cell office:value-type="float" office:value="1947" table:style-name="ce46">
            <text:p>1,947</text:p>
          </table:table-cell>
          <table:table-cell office:value-type="float" office:value="1810" table:style-name="ce47">
            <text:p>1,810</text:p>
          </table:table-cell>
          <table:table-cell office:value-type="float" office:value="6970" table:style-name="ce46">
            <text:p>6,970</text:p>
          </table:table-cell>
          <table:table-cell office:value-type="float" office:value="1840" table:style-name="ce46">
            <text:p>1,840</text:p>
          </table:table-cell>
          <table:table-cell office:value-type="float" office:value="1552" table:style-name="ce46">
            <text:p>1,552</text:p>
          </table:table-cell>
          <table:table-cell office:value-type="float" office:value="1397" table:style-name="ce46">
            <text:p>1,397</text:p>
          </table:table-cell>
          <table:table-cell office:value-type="float" office:value="1097" table:style-name="ce46">
            <text:p>1,097</text:p>
          </table:table-cell>
          <table:table-cell office:value-type="float" office:value="1084" table:style-name="ce47">
            <text:p>1,084</text:p>
          </table:table-cell>
          <table:table-cell office:value-type="float" office:value="3914" table:style-name="ce46">
            <text:p>3,914</text:p>
          </table:table-cell>
          <table:table-cell office:value-type="float" office:value="869" table:style-name="ce46">
            <text:p>869</text:p>
          </table:table-cell>
          <table:table-cell office:value-type="float" office:value="695" table:style-name="ce46">
            <text:p>695</text:p>
          </table:table-cell>
          <table:table-cell office:value-type="float" office:value="793" table:style-name="ce46">
            <text:p>793</text:p>
          </table:table-cell>
          <table:table-cell office:value-type="float" office:value="773" table:style-name="ce46">
            <text:p>773</text:p>
          </table:table-cell>
          <table:table-cell office:value-type="float" office:value="784" table:style-name="ce47">
            <text:p>784</text:p>
          </table:table-cell>
          <table:table-cell office:value-type="float" office:value="2986" table:style-name="ce46">
            <text:p>2,986</text:p>
          </table:table-cell>
          <table:table-cell office:value-type="float" office:value="712" table:style-name="ce46">
            <text:p>712</text:p>
          </table:table-cell>
          <table:table-cell office:value-type="float" office:value="684" table:style-name="ce46">
            <text:p>684</text:p>
          </table:table-cell>
          <table:table-cell office:value-type="float" office:value="572" table:style-name="ce46">
            <text:p>572</text:p>
          </table:table-cell>
          <table:table-cell office:value-type="float" office:value="527" table:style-name="ce46">
            <text:p>527</text:p>
          </table:table-cell>
          <table:table-cell office:value-type="float" office:value="491" table:style-name="ce47">
            <text:p>491</text:p>
          </table:table-cell>
          <table:table-cell office:value-type="float" office:value="1668" table:style-name="ce46">
            <text:p>1,668</text:p>
          </table:table-cell>
          <table:table-cell office:value-type="float" office:value="403" table:style-name="ce46">
            <text:p>403</text:p>
          </table:table-cell>
          <table:table-cell office:value-type="float" office:value="387" table:style-name="ce46">
            <text:p>387</text:p>
          </table:table-cell>
          <table:table-cell office:value-type="float" office:value="316" table:style-name="ce46">
            <text:p>316</text:p>
          </table:table-cell>
          <table:table-cell office:value-type="float" office:value="289" table:style-name="ce46">
            <text:p>289</text:p>
          </table:table-cell>
          <table:table-cell office:value-type="float" office:value="273" table:style-name="ce47">
            <text:p>273</text:p>
          </table:table-cell>
          <table:table-cell office:value-type="float" office:value="840" table:style-name="ce46">
            <text:p>840</text:p>
          </table:table-cell>
          <table:table-cell office:value-type="float" office:value="206" table:style-name="ce46">
            <text:p>206</text:p>
          </table:table-cell>
          <table:table-cell office:value-type="float" office:value="207" table:style-name="ce46">
            <text:p>207</text:p>
          </table:table-cell>
          <table:table-cell office:value-type="float" office:value="157" table:style-name="ce46">
            <text:p>157</text:p>
          </table:table-cell>
          <table:table-cell office:value-type="float" office:value="136" table:style-name="ce46">
            <text:p>136</text:p>
          </table:table-cell>
          <table:table-cell office:value-type="float" office:value="134" table:style-name="ce47">
            <text:p>134</text:p>
          </table:table-cell>
          <table:table-cell office:value-type="float" office:value="274" table:style-name="ce46">
            <text:p>274</text:p>
          </table:table-cell>
          <table:table-cell office:value-type="float" office:value="109" table:style-name="ce46">
            <text:p>109</text:p>
          </table:table-cell>
          <table:table-cell office:value-type="float" office:value="67" table:style-name="ce46">
            <text:p>67</text:p>
          </table:table-cell>
          <table:table-cell office:value-type="float" office:value="40" table:style-name="ce46">
            <text:p>40</text:p>
          </table:table-cell>
          <table:table-cell office:value-type="float" office:value="32" table:style-name="ce46">
            <text:p>32</text:p>
          </table:table-cell>
          <table:table-cell office:value-type="float" office:value="26" table:style-name="ce47">
            <text:p>26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8801" table:style-name="ce48">
            <text:p>158,801</text:p>
          </table:table-cell>
          <table:table-cell office:value-type="float" office:value="5341" table:style-name="ce49">
            <text:p>5,341</text:p>
          </table:table-cell>
          <table:table-cell office:value-type="float" office:value="963" table:style-name="ce50">
            <text:p>963</text:p>
          </table:table-cell>
          <table:table-cell office:value-type="float" office:value="1013" table:style-name="ce50">
            <text:p>1,013</text:p>
          </table:table-cell>
          <table:table-cell office:value-type="float" office:value="1076" table:style-name="ce50">
            <text:p>1,076</text:p>
          </table:table-cell>
          <table:table-cell office:value-type="float" office:value="1138" table:style-name="ce50">
            <text:p>1,138</text:p>
          </table:table-cell>
          <table:table-cell office:value-type="float" office:value="1151" table:style-name="ce50">
            <text:p>1,151</text:p>
          </table:table-cell>
          <table:table-cell office:value-type="float" office:value="6367" table:style-name="ce50">
            <text:p>6,367</text:p>
          </table:table-cell>
          <table:table-cell office:value-type="float" office:value="1298" table:style-name="ce50">
            <text:p>1,298</text:p>
          </table:table-cell>
          <table:table-cell office:value-type="float" office:value="1292" table:style-name="ce50">
            <text:p>1,292</text:p>
          </table:table-cell>
          <table:table-cell office:value-type="float" office:value="1241" table:style-name="ce50">
            <text:p>1,241</text:p>
          </table:table-cell>
          <table:table-cell office:value-type="float" office:value="1199" table:style-name="ce50">
            <text:p>1,199</text:p>
          </table:table-cell>
          <table:table-cell office:value-type="float" office:value="1337" table:style-name="ce51">
            <text:p>1,337</text:p>
          </table:table-cell>
          <table:table-cell office:value-type="float" office:value="5903" table:style-name="ce50">
            <text:p>5,903</text:p>
          </table:table-cell>
          <table:table-cell office:value-type="float" office:value="1177" table:style-name="ce50">
            <text:p>1,177</text:p>
          </table:table-cell>
          <table:table-cell office:value-type="float" office:value="1052" table:style-name="ce50">
            <text:p>1,052</text:p>
          </table:table-cell>
          <table:table-cell office:value-type="float" office:value="1198" table:style-name="ce50">
            <text:p>1,198</text:p>
          </table:table-cell>
          <table:table-cell office:value-type="float" office:value="1211" table:style-name="ce50">
            <text:p>1,211</text:p>
          </table:table-cell>
          <table:table-cell office:value-type="float" office:value="1265" table:style-name="ce51">
            <text:p>1,265</text:p>
          </table:table-cell>
          <table:table-cell office:value-type="float" office:value="7152" table:style-name="ce50">
            <text:p>7,152</text:p>
          </table:table-cell>
          <table:table-cell office:value-type="float" office:value="1263" table:style-name="ce50">
            <text:p>1,263</text:p>
          </table:table-cell>
          <table:table-cell office:value-type="float" office:value="1356" table:style-name="ce50">
            <text:p>1,356</text:p>
          </table:table-cell>
          <table:table-cell office:value-type="float" office:value="1444" table:style-name="ce50">
            <text:p>1,444</text:p>
          </table:table-cell>
          <table:table-cell office:value-type="float" office:value="1454" table:style-name="ce50">
            <text:p>1,454</text:p>
          </table:table-cell>
          <table:table-cell office:value-type="float" office:value="1635" table:style-name="ce51">
            <text:p>1,635</text:p>
          </table:table-cell>
          <table:table-cell office:value-type="float" office:value="9628" table:style-name="ce50">
            <text:p>9,628</text:p>
          </table:table-cell>
          <table:table-cell office:value-type="float" office:value="1746" table:style-name="ce50">
            <text:p>1,746</text:p>
          </table:table-cell>
          <table:table-cell office:value-type="float" office:value="2008" table:style-name="ce50">
            <text:p>2,008</text:p>
          </table:table-cell>
          <table:table-cell office:value-type="float" office:value="1940" table:style-name="ce50">
            <text:p>1,940</text:p>
          </table:table-cell>
          <table:table-cell office:value-type="float" office:value="1773" table:style-name="ce50">
            <text:p>1,773</text:p>
          </table:table-cell>
          <table:table-cell office:value-type="float" office:value="2161" table:style-name="ce51">
            <text:p>2,161</text:p>
          </table:table-cell>
          <table:table-cell office:value-type="float" office:value="10935" table:style-name="ce50">
            <text:p>10,935</text:p>
          </table:table-cell>
          <table:table-cell office:value-type="float" office:value="2258" table:style-name="ce50">
            <text:p>2,258</text:p>
          </table:table-cell>
          <table:table-cell office:value-type="float" office:value="2227" table:style-name="ce50">
            <text:p>2,227</text:p>
          </table:table-cell>
          <table:table-cell office:value-type="float" office:value="2214" table:style-name="ce50">
            <text:p>2,214</text:p>
          </table:table-cell>
          <table:table-cell office:value-type="float" office:value="2219" table:style-name="ce50">
            <text:p>2,219</text:p>
          </table:table-cell>
          <table:table-cell office:value-type="float" office:value="2017" table:style-name="ce51">
            <text:p>2,017</text:p>
          </table:table-cell>
          <table:table-cell office:value-type="float" office:value="9742" table:style-name="ce50">
            <text:p>9,742</text:p>
          </table:table-cell>
          <table:table-cell office:value-type="float" office:value="2104" table:style-name="ce50">
            <text:p>2,104</text:p>
          </table:table-cell>
          <table:table-cell office:value-type="float" office:value="2039" table:style-name="ce50">
            <text:p>2,039</text:p>
          </table:table-cell>
          <table:table-cell office:value-type="float" office:value="1890" table:style-name="ce50">
            <text:p>1,890</text:p>
          </table:table-cell>
          <table:table-cell office:value-type="float" office:value="1935" table:style-name="ce50">
            <text:p>1,935</text:p>
          </table:table-cell>
          <table:table-cell office:value-type="float" office:value="1774" table:style-name="ce51">
            <text:p>1,774</text:p>
          </table:table-cell>
          <table:table-cell office:value-type="float" office:value="10460" table:style-name="ce50">
            <text:p>10,460</text:p>
          </table:table-cell>
          <table:table-cell office:value-type="float" office:value="1742" table:style-name="ce50">
            <text:p>1,742</text:p>
          </table:table-cell>
          <table:table-cell office:value-type="float" office:value="1941" table:style-name="ce50">
            <text:p>1,941</text:p>
          </table:table-cell>
          <table:table-cell office:value-type="float" office:value="2177" table:style-name="ce50">
            <text:p>2,177</text:p>
          </table:table-cell>
          <table:table-cell office:value-type="float" office:value="2243" table:style-name="ce50">
            <text:p>2,243</text:p>
          </table:table-cell>
          <table:table-cell office:value-type="float" office:value="2357" table:style-name="ce51">
            <text:p>2,357</text:p>
          </table:table-cell>
          <table:table-cell office:value-type="float" office:value="11957" table:style-name="ce50">
            <text:p>11,957</text:p>
          </table:table-cell>
          <table:table-cell office:value-type="float" office:value="2411" table:style-name="ce50">
            <text:p>2,411</text:p>
          </table:table-cell>
          <table:table-cell office:value-type="float" office:value="2426" table:style-name="ce50">
            <text:p>2,426</text:p>
          </table:table-cell>
          <table:table-cell office:value-type="float" office:value="2377" table:style-name="ce50">
            <text:p>2,377</text:p>
          </table:table-cell>
          <table:table-cell office:value-type="float" office:value="2400" table:style-name="ce50">
            <text:p>2,400</text:p>
          </table:table-cell>
          <table:table-cell office:value-type="float" office:value="2343" table:style-name="ce51">
            <text:p>2,343</text:p>
          </table:table-cell>
          <table:table-cell office:value-type="float" office:value="12049" table:style-name="ce50">
            <text:p>12,049</text:p>
          </table:table-cell>
          <table:table-cell office:value-type="float" office:value="2618" table:style-name="ce50">
            <text:p>2,618</text:p>
          </table:table-cell>
          <table:table-cell office:value-type="float" office:value="2303" table:style-name="ce50">
            <text:p>2,303</text:p>
          </table:table-cell>
          <table:table-cell office:value-type="float" office:value="2351" table:style-name="ce50">
            <text:p>2,351</text:p>
          </table:table-cell>
          <table:table-cell office:value-type="float" office:value="2400" table:style-name="ce50">
            <text:p>2,400</text:p>
          </table:table-cell>
          <table:table-cell office:value-type="float" office:value="2377" table:style-name="ce51">
            <text:p>2,377</text:p>
          </table:table-cell>
          <table:table-cell office:value-type="float" office:value="12430" table:style-name="ce50">
            <text:p>12,430</text:p>
          </table:table-cell>
          <table:table-cell office:value-type="float" office:value="2546" table:style-name="ce50">
            <text:p>2,546</text:p>
          </table:table-cell>
          <table:table-cell office:value-type="float" office:value="2588" table:style-name="ce50">
            <text:p>2,588</text:p>
          </table:table-cell>
          <table:table-cell office:value-type="float" office:value="2453" table:style-name="ce50">
            <text:p>2,453</text:p>
          </table:table-cell>
          <table:table-cell office:value-type="float" office:value="2455" table:style-name="ce50">
            <text:p>2,455</text:p>
          </table:table-cell>
          <table:table-cell office:value-type="float" office:value="2388" table:style-name="ce51">
            <text:p>2,388</text:p>
          </table:table-cell>
          <table:table-cell office:value-type="float" office:value="12370" table:style-name="ce50">
            <text:p>12,370</text:p>
          </table:table-cell>
          <table:table-cell office:value-type="float" office:value="2288" table:style-name="ce50">
            <text:p>2,288</text:p>
          </table:table-cell>
          <table:table-cell office:value-type="float" office:value="2437" table:style-name="ce50">
            <text:p>2,437</text:p>
          </table:table-cell>
          <table:table-cell office:value-type="float" office:value="2579" table:style-name="ce50">
            <text:p>2,579</text:p>
          </table:table-cell>
          <table:table-cell office:value-type="float" office:value="2547" table:style-name="ce50">
            <text:p>2,547</text:p>
          </table:table-cell>
          <table:table-cell office:value-type="float" office:value="2519" table:style-name="ce51">
            <text:p>2,519</text:p>
          </table:table-cell>
          <table:table-cell office:value-type="float" office:value="12552" table:style-name="ce50">
            <text:p>12,552</text:p>
          </table:table-cell>
          <table:table-cell office:value-type="float" office:value="2641" table:style-name="ce50">
            <text:p>2,641</text:p>
          </table:table-cell>
          <table:table-cell office:value-type="float" office:value="2469" table:style-name="ce50">
            <text:p>2,469</text:p>
          </table:table-cell>
          <table:table-cell office:value-type="float" office:value="2566" table:style-name="ce50">
            <text:p>2,566</text:p>
          </table:table-cell>
          <table:table-cell office:value-type="float" office:value="2493" table:style-name="ce50">
            <text:p>2,493</text:p>
          </table:table-cell>
          <table:table-cell office:value-type="float" office:value="2383" table:style-name="ce51">
            <text:p>2,383</text:p>
          </table:table-cell>
          <table:table-cell office:value-type="float" office:value="10846" table:style-name="ce50">
            <text:p>10,846</text:p>
          </table:table-cell>
          <table:table-cell office:value-type="float" office:value="2306" table:style-name="ce50">
            <text:p>2,306</text:p>
          </table:table-cell>
          <table:table-cell office:value-type="float" office:value="2391" table:style-name="ce50">
            <text:p>2,391</text:p>
          </table:table-cell>
          <table:table-cell office:value-type="float" office:value="2155" table:style-name="ce50">
            <text:p>2,155</text:p>
          </table:table-cell>
          <table:table-cell office:value-type="float" office:value="1970" table:style-name="ce50">
            <text:p>1,970</text:p>
          </table:table-cell>
          <table:table-cell office:value-type="float" office:value="2024" table:style-name="ce51">
            <text:p>2,024</text:p>
          </table:table-cell>
          <table:table-cell office:value-type="float" office:value="7947" table:style-name="ce50">
            <text:p>7,947</text:p>
          </table:table-cell>
          <table:table-cell office:value-type="float" office:value="1998" table:style-name="ce50">
            <text:p>1,998</text:p>
          </table:table-cell>
          <table:table-cell office:value-type="float" office:value="1690" table:style-name="ce50">
            <text:p>1,690</text:p>
          </table:table-cell>
          <table:table-cell office:value-type="float" office:value="1666" table:style-name="ce50">
            <text:p>1,666</text:p>
          </table:table-cell>
          <table:table-cell office:value-type="float" office:value="1355" table:style-name="ce50">
            <text:p>1,355</text:p>
          </table:table-cell>
          <table:table-cell office:value-type="float" office:value="1238" table:style-name="ce51">
            <text:p>1,238</text:p>
          </table:table-cell>
          <table:table-cell office:value-type="float" office:value="5106" table:style-name="ce50">
            <text:p>5,106</text:p>
          </table:table-cell>
          <table:table-cell office:value-type="float" office:value="1063" table:style-name="ce50">
            <text:p>1,063</text:p>
          </table:table-cell>
          <table:table-cell office:value-type="float" office:value="882" table:style-name="ce50">
            <text:p>882</text:p>
          </table:table-cell>
          <table:table-cell office:value-type="float" office:value="1060" table:style-name="ce50">
            <text:p>1,060</text:p>
          </table:table-cell>
          <table:table-cell office:value-type="float" office:value="1011" table:style-name="ce50">
            <text:p>1,011</text:p>
          </table:table-cell>
          <table:table-cell office:value-type="float" office:value="1090" table:style-name="ce51">
            <text:p>1,090</text:p>
          </table:table-cell>
          <table:table-cell office:value-type="float" office:value="4147" table:style-name="ce50">
            <text:p>4,147</text:p>
          </table:table-cell>
          <table:table-cell office:value-type="float" office:value="961" table:style-name="ce50">
            <text:p>961</text:p>
          </table:table-cell>
          <table:table-cell office:value-type="float" office:value="915" table:style-name="ce50">
            <text:p>915</text:p>
          </table:table-cell>
          <table:table-cell office:value-type="float" office:value="849" table:style-name="ce50">
            <text:p>849</text:p>
          </table:table-cell>
          <table:table-cell office:value-type="float" office:value="719" table:style-name="ce50">
            <text:p>719</text:p>
          </table:table-cell>
          <table:table-cell office:value-type="float" office:value="703" table:style-name="ce51">
            <text:p>703</text:p>
          </table:table-cell>
          <table:table-cell office:value-type="float" office:value="2469" table:style-name="ce50">
            <text:p>2,469</text:p>
          </table:table-cell>
          <table:table-cell office:value-type="float" office:value="606" table:style-name="ce50">
            <text:p>606</text:p>
          </table:table-cell>
          <table:table-cell office:value-type="float" office:value="563" table:style-name="ce50">
            <text:p>563</text:p>
          </table:table-cell>
          <table:table-cell office:value-type="float" office:value="507" table:style-name="ce50">
            <text:p>507</text:p>
          </table:table-cell>
          <table:table-cell office:value-type="float" office:value="448" table:style-name="ce50">
            <text:p>448</text:p>
          </table:table-cell>
          <table:table-cell office:value-type="float" office:value="345" table:style-name="ce51">
            <text:p>345</text:p>
          </table:table-cell>
          <table:table-cell office:value-type="float" office:value="1083" table:style-name="ce50">
            <text:p>1,083</text:p>
          </table:table-cell>
          <table:table-cell office:value-type="float" office:value="301" table:style-name="ce50">
            <text:p>301</text:p>
          </table:table-cell>
          <table:table-cell office:value-type="float" office:value="293" table:style-name="ce50">
            <text:p>293</text:p>
          </table:table-cell>
          <table:table-cell office:value-type="float" office:value="218" table:style-name="ce50">
            <text:p>218</text:p>
          </table:table-cell>
          <table:table-cell office:value-type="float" office:value="139" table:style-name="ce50">
            <text:p>139</text:p>
          </table:table-cell>
          <table:table-cell office:value-type="float" office:value="132" table:style-name="ce51">
            <text:p>132</text:p>
          </table:table-cell>
          <table:table-cell office:value-type="float" office:value="279" table:style-name="ce50">
            <text:p>279</text:p>
          </table:table-cell>
          <table:table-cell office:value-type="float" office:value="116" table:style-name="ce50">
            <text:p>116</text:p>
          </table:table-cell>
          <table:table-cell office:value-type="float" office:value="59" table:style-name="ce50">
            <text:p>59</text:p>
          </table:table-cell>
          <table:table-cell office:value-type="float" office:value="38" table:style-name="ce50">
            <text:p>38</text:p>
          </table:table-cell>
          <table:table-cell office:value-type="float" office:value="33" table:style-name="ce50">
            <text:p>33</text:p>
          </table:table-cell>
          <table:table-cell office:value-type="float" office:value="33" table:style-name="ce51">
            <text:p>33</text:p>
          </table:table-cell>
          <table:table-cell office:value-type="float" office:value="38" table:style-name="ce50">
            <text:p>3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296" table:style-name="ce44">
            <text:p>106,296</text:p>
          </table:table-cell>
          <table:table-cell office:value-type="float" office:value="4233" table:style-name="ce44">
            <text:p>4,233</text:p>
          </table:table-cell>
          <table:table-cell office:value-type="float" office:value="869" table:style-name="ce44">
            <text:p>869</text:p>
          </table:table-cell>
          <table:table-cell office:value-type="float" office:value="876" table:style-name="ce44">
            <text:p>876</text:p>
          </table:table-cell>
          <table:table-cell office:value-type="float" office:value="905" table:style-name="ce44">
            <text:p>905</text:p>
          </table:table-cell>
          <table:table-cell office:value-type="float" office:value="760" table:style-name="ce44">
            <text:p>760</text:p>
          </table:table-cell>
          <table:table-cell office:value-type="float" office:value="823" table:style-name="ce44">
            <text:p>823</text:p>
          </table:table-cell>
          <table:table-cell office:value-type="float" office:value="3457" table:style-name="ce44">
            <text:p>3,457</text:p>
          </table:table-cell>
          <table:table-cell office:value-type="float" office:value="768" table:style-name="ce44">
            <text:p>768</text:p>
          </table:table-cell>
          <table:table-cell office:value-type="float" office:value="651" table:style-name="ce44">
            <text:p>651</text:p>
          </table:table-cell>
          <table:table-cell office:value-type="float" office:value="682" table:style-name="ce44">
            <text:p>682</text:p>
          </table:table-cell>
          <table:table-cell office:value-type="float" office:value="618" table:style-name="ce44">
            <text:p>618</text:p>
          </table:table-cell>
          <table:table-cell office:value-type="float" office:value="738" table:style-name="ce45">
            <text:p>738</text:p>
          </table:table-cell>
          <table:table-cell office:value-type="float" office:value="3064" table:style-name="ce44">
            <text:p>3,064</text:p>
          </table:table-cell>
          <table:table-cell office:value-type="float" office:value="624" table:style-name="ce44">
            <text:p>624</text:p>
          </table:table-cell>
          <table:table-cell office:value-type="float" office:value="549" table:style-name="ce44">
            <text:p>549</text:p>
          </table:table-cell>
          <table:table-cell office:value-type="float" office:value="606" table:style-name="ce44">
            <text:p>606</text:p>
          </table:table-cell>
          <table:table-cell office:value-type="float" office:value="617" table:style-name="ce44">
            <text:p>617</text:p>
          </table:table-cell>
          <table:table-cell office:value-type="float" office:value="668" table:style-name="ce45">
            <text:p>668</text:p>
          </table:table-cell>
          <table:table-cell office:value-type="float" office:value="5004" table:style-name="ce44">
            <text:p>5,004</text:p>
          </table:table-cell>
          <table:table-cell office:value-type="float" office:value="749" table:style-name="ce44">
            <text:p>749</text:p>
          </table:table-cell>
          <table:table-cell office:value-type="float" office:value="800" table:style-name="ce44">
            <text:p>800</text:p>
          </table:table-cell>
          <table:table-cell office:value-type="float" office:value="873" table:style-name="ce44">
            <text:p>873</text:p>
          </table:table-cell>
          <table:table-cell office:value-type="float" office:value="1163" table:style-name="ce44">
            <text:p>1,163</text:p>
          </table:table-cell>
          <table:table-cell office:value-type="float" office:value="1419" table:style-name="ce45">
            <text:p>1,419</text:p>
          </table:table-cell>
          <table:table-cell office:value-type="float" office:value="8117" table:style-name="ce44">
            <text:p>8,117</text:p>
          </table:table-cell>
          <table:table-cell office:value-type="float" office:value="1486" table:style-name="ce44">
            <text:p>1,486</text:p>
          </table:table-cell>
          <table:table-cell office:value-type="float" office:value="1934" table:style-name="ce44">
            <text:p>1,934</text:p>
          </table:table-cell>
          <table:table-cell office:value-type="float" office:value="1529" table:style-name="ce44">
            <text:p>1,529</text:p>
          </table:table-cell>
          <table:table-cell office:value-type="float" office:value="1414" table:style-name="ce44">
            <text:p>1,414</text:p>
          </table:table-cell>
          <table:table-cell office:value-type="float" office:value="1754" table:style-name="ce45">
            <text:p>1,754</text:p>
          </table:table-cell>
          <table:table-cell office:value-type="float" office:value="8209" table:style-name="ce44">
            <text:p>8,209</text:p>
          </table:table-cell>
          <table:table-cell office:value-type="float" office:value="1577" table:style-name="ce44">
            <text:p>1,577</text:p>
          </table:table-cell>
          <table:table-cell office:value-type="float" office:value="1713" table:style-name="ce44">
            <text:p>1,713</text:p>
          </table:table-cell>
          <table:table-cell office:value-type="float" office:value="1572" table:style-name="ce44">
            <text:p>1,572</text:p>
          </table:table-cell>
          <table:table-cell office:value-type="float" office:value="1696" table:style-name="ce44">
            <text:p>1,696</text:p>
          </table:table-cell>
          <table:table-cell office:value-type="float" office:value="1651" table:style-name="ce45">
            <text:p>1,651</text:p>
          </table:table-cell>
          <table:table-cell office:value-type="float" office:value="7621" table:style-name="ce44">
            <text:p>7,621</text:p>
          </table:table-cell>
          <table:table-cell office:value-type="float" office:value="1548" table:style-name="ce44">
            <text:p>1,548</text:p>
          </table:table-cell>
          <table:table-cell office:value-type="float" office:value="1556" table:style-name="ce44">
            <text:p>1,556</text:p>
          </table:table-cell>
          <table:table-cell office:value-type="float" office:value="1376" table:style-name="ce44">
            <text:p>1,376</text:p>
          </table:table-cell>
          <table:table-cell office:value-type="float" office:value="1676" table:style-name="ce44">
            <text:p>1,676</text:p>
          </table:table-cell>
          <table:table-cell office:value-type="float" office:value="1465" table:style-name="ce45">
            <text:p>1,465</text:p>
          </table:table-cell>
          <table:table-cell office:value-type="float" office:value="7802" table:style-name="ce44">
            <text:p>7,802</text:p>
          </table:table-cell>
          <table:table-cell office:value-type="float" office:value="1365" table:style-name="ce44">
            <text:p>1,365</text:p>
          </table:table-cell>
          <table:table-cell office:value-type="float" office:value="1517" table:style-name="ce44">
            <text:p>1,517</text:p>
          </table:table-cell>
          <table:table-cell office:value-type="float" office:value="1657" table:style-name="ce44">
            <text:p>1,657</text:p>
          </table:table-cell>
          <table:table-cell office:value-type="float" office:value="1613" table:style-name="ce44">
            <text:p>1,613</text:p>
          </table:table-cell>
          <table:table-cell office:value-type="float" office:value="1650" table:style-name="ce45">
            <text:p>1,650</text:p>
          </table:table-cell>
          <table:table-cell office:value-type="float" office:value="8307" table:style-name="ce44">
            <text:p>8,307</text:p>
          </table:table-cell>
          <table:table-cell office:value-type="float" office:value="1711" table:style-name="ce44">
            <text:p>1,711</text:p>
          </table:table-cell>
          <table:table-cell office:value-type="float" office:value="1698" table:style-name="ce44">
            <text:p>1,698</text:p>
          </table:table-cell>
          <table:table-cell office:value-type="float" office:value="1683" table:style-name="ce44">
            <text:p>1,683</text:p>
          </table:table-cell>
          <table:table-cell office:value-type="float" office:value="1687" table:style-name="ce44">
            <text:p>1,687</text:p>
          </table:table-cell>
          <table:table-cell office:value-type="float" office:value="1528" table:style-name="ce45">
            <text:p>1,528</text:p>
          </table:table-cell>
          <table:table-cell office:value-type="float" office:value="7882" table:style-name="ce44">
            <text:p>7,882</text:p>
          </table:table-cell>
          <table:table-cell office:value-type="float" office:value="1761" table:style-name="ce44">
            <text:p>1,761</text:p>
          </table:table-cell>
          <table:table-cell office:value-type="float" office:value="1496" table:style-name="ce44">
            <text:p>1,496</text:p>
          </table:table-cell>
          <table:table-cell office:value-type="float" office:value="1622" table:style-name="ce44">
            <text:p>1,622</text:p>
          </table:table-cell>
          <table:table-cell office:value-type="float" office:value="1477" table:style-name="ce44">
            <text:p>1,477</text:p>
          </table:table-cell>
          <table:table-cell office:value-type="float" office:value="1526" table:style-name="ce45">
            <text:p>1,526</text:p>
          </table:table-cell>
          <table:table-cell office:value-type="float" office:value="7925" table:style-name="ce44">
            <text:p>7,925</text:p>
          </table:table-cell>
          <table:table-cell office:value-type="float" office:value="1564" table:style-name="ce44">
            <text:p>1,564</text:p>
          </table:table-cell>
          <table:table-cell office:value-type="float" office:value="1605" table:style-name="ce44">
            <text:p>1,605</text:p>
          </table:table-cell>
          <table:table-cell office:value-type="float" office:value="1517" table:style-name="ce44">
            <text:p>1,517</text:p>
          </table:table-cell>
          <table:table-cell office:value-type="float" office:value="1648" table:style-name="ce44">
            <text:p>1,648</text:p>
          </table:table-cell>
          <table:table-cell office:value-type="float" office:value="1591" table:style-name="ce45">
            <text:p>1,591</text:p>
          </table:table-cell>
          <table:table-cell office:value-type="float" office:value="8139" table:style-name="ce44">
            <text:p>8,139</text:p>
          </table:table-cell>
          <table:table-cell office:value-type="float" office:value="1634" table:style-name="ce44">
            <text:p>1,634</text:p>
          </table:table-cell>
          <table:table-cell office:value-type="float" office:value="1618" table:style-name="ce44">
            <text:p>1,618</text:p>
          </table:table-cell>
          <table:table-cell office:value-type="float" office:value="1635" table:style-name="ce44">
            <text:p>1,635</text:p>
          </table:table-cell>
          <table:table-cell office:value-type="float" office:value="1580" table:style-name="ce44">
            <text:p>1,580</text:p>
          </table:table-cell>
          <table:table-cell office:value-type="float" office:value="1672" table:style-name="ce45">
            <text:p>1,672</text:p>
          </table:table-cell>
          <table:table-cell office:value-type="float" office:value="7645" table:style-name="ce44">
            <text:p>7,645</text:p>
          </table:table-cell>
          <table:table-cell office:value-type="float" office:value="1644" table:style-name="ce44">
            <text:p>1,644</text:p>
          </table:table-cell>
          <table:table-cell office:value-type="float" office:value="1517" table:style-name="ce44">
            <text:p>1,517</text:p>
          </table:table-cell>
          <table:table-cell office:value-type="float" office:value="1551" table:style-name="ce44">
            <text:p>1,551</text:p>
          </table:table-cell>
          <table:table-cell office:value-type="float" office:value="1483" table:style-name="ce44">
            <text:p>1,483</text:p>
          </table:table-cell>
          <table:table-cell office:value-type="float" office:value="1450" table:style-name="ce45">
            <text:p>1,450</text:p>
          </table:table-cell>
          <table:table-cell office:value-type="float" office:value="6347" table:style-name="ce44">
            <text:p>6,347</text:p>
          </table:table-cell>
          <table:table-cell office:value-type="float" office:value="1420" table:style-name="ce44">
            <text:p>1,420</text:p>
          </table:table-cell>
          <table:table-cell office:value-type="float" office:value="1297" table:style-name="ce44">
            <text:p>1,297</text:p>
          </table:table-cell>
          <table:table-cell office:value-type="float" office:value="1232" table:style-name="ce44">
            <text:p>1,232</text:p>
          </table:table-cell>
          <table:table-cell office:value-type="float" office:value="1216" table:style-name="ce44">
            <text:p>1,216</text:p>
          </table:table-cell>
          <table:table-cell office:value-type="float" office:value="1182" table:style-name="ce45">
            <text:p>1,182</text:p>
          </table:table-cell>
          <table:table-cell office:value-type="float" office:value="4553" table:style-name="ce44">
            <text:p>4,553</text:p>
          </table:table-cell>
          <table:table-cell office:value-type="float" office:value="1176" table:style-name="ce44">
            <text:p>1,176</text:p>
          </table:table-cell>
          <table:table-cell office:value-type="float" office:value="1053" table:style-name="ce44">
            <text:p>1,053</text:p>
          </table:table-cell>
          <table:table-cell office:value-type="float" office:value="947" table:style-name="ce44">
            <text:p>947</text:p>
          </table:table-cell>
          <table:table-cell office:value-type="float" office:value="773" table:style-name="ce44">
            <text:p>773</text:p>
          </table:table-cell>
          <table:table-cell office:value-type="float" office:value="604" table:style-name="ce45">
            <text:p>604</text:p>
          </table:table-cell>
          <table:table-cell office:value-type="float" office:value="2852" table:style-name="ce44">
            <text:p>2,852</text:p>
          </table:table-cell>
          <table:table-cell office:value-type="float" office:value="705" table:style-name="ce44">
            <text:p>705</text:p>
          </table:table-cell>
          <table:table-cell office:value-type="float" office:value="545" table:style-name="ce44">
            <text:p>545</text:p>
          </table:table-cell>
          <table:table-cell office:value-type="float" office:value="572" table:style-name="ce44">
            <text:p>572</text:p>
          </table:table-cell>
          <table:table-cell office:value-type="float" office:value="519" table:style-name="ce44">
            <text:p>519</text:p>
          </table:table-cell>
          <table:table-cell office:value-type="float" office:value="511" table:style-name="ce45">
            <text:p>511</text:p>
          </table:table-cell>
          <table:table-cell office:value-type="float" office:value="2365" table:style-name="ce44">
            <text:p>2,365</text:p>
          </table:table-cell>
          <table:table-cell office:value-type="float" office:value="488" table:style-name="ce44">
            <text:p>488</text:p>
          </table:table-cell>
          <table:table-cell office:value-type="float" office:value="557" table:style-name="ce44">
            <text:p>557</text:p>
          </table:table-cell>
          <table:table-cell office:value-type="float" office:value="459" table:style-name="ce44">
            <text:p>459</text:p>
          </table:table-cell>
          <table:table-cell office:value-type="float" office:value="441" table:style-name="ce44">
            <text:p>441</text:p>
          </table:table-cell>
          <table:table-cell office:value-type="float" office:value="420" table:style-name="ce45">
            <text:p>420</text:p>
          </table:table-cell>
          <table:table-cell office:value-type="float" office:value="1755" table:style-name="ce44">
            <text:p>1,755</text:p>
          </table:table-cell>
          <table:table-cell office:value-type="float" office:value="432" table:style-name="ce44">
            <text:p>432</text:p>
          </table:table-cell>
          <table:table-cell office:value-type="float" office:value="416" table:style-name="ce44">
            <text:p>416</text:p>
          </table:table-cell>
          <table:table-cell office:value-type="float" office:value="336" table:style-name="ce44">
            <text:p>336</text:p>
          </table:table-cell>
          <table:table-cell office:value-type="float" office:value="290" table:style-name="ce44">
            <text:p>290</text:p>
          </table:table-cell>
          <table:table-cell office:value-type="float" office:value="281" table:style-name="ce45">
            <text:p>281</text:p>
          </table:table-cell>
          <table:table-cell office:value-type="float" office:value="797" table:style-name="ce44">
            <text:p>797</text:p>
          </table:table-cell>
          <table:table-cell office:value-type="float" office:value="239" table:style-name="ce44">
            <text:p>239</text:p>
          </table:table-cell>
          <table:table-cell office:value-type="float" office:value="206" table:style-name="ce44">
            <text:p>206</text:p>
          </table:table-cell>
          <table:table-cell office:value-type="float" office:value="142" table:style-name="ce44">
            <text:p>142</text:p>
          </table:table-cell>
          <table:table-cell office:value-type="float" office:value="108" table:style-name="ce44">
            <text:p>108</text:p>
          </table:table-cell>
          <table:table-cell office:value-type="float" office:value="102" table:style-name="ce45">
            <text:p>102</text:p>
          </table:table-cell>
          <table:table-cell office:value-type="float" office:value="198" table:style-name="ce44">
            <text:p>198</text:p>
          </table:table-cell>
          <table:table-cell office:value-type="float" office:value="67" table:style-name="ce44">
            <text:p>67</text:p>
          </table:table-cell>
          <table:table-cell office:value-type="float" office:value="50" table:style-name="ce44">
            <text:p>50</text:p>
          </table:table-cell>
          <table:table-cell office:value-type="float" office:value="36" table:style-name="ce44">
            <text:p>36</text:p>
          </table:table-cell>
          <table:table-cell office:value-type="float" office:value="27" table:style-name="ce44">
            <text:p>27</text:p>
          </table:table-cell>
          <table:table-cell office:value-type="float" office:value="18" table:style-name="ce45">
            <text:p>18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674" table:style-name="ce44">
            <text:p>54,674</text:p>
          </table:table-cell>
          <table:table-cell office:value-type="float" office:value="2218" table:style-name="ce44">
            <text:p>2,218</text:p>
          </table:table-cell>
          <table:table-cell office:value-type="float" office:value="445" table:style-name="ce44">
            <text:p>445</text:p>
          </table:table-cell>
          <table:table-cell office:value-type="float" office:value="475" table:style-name="ce44">
            <text:p>475</text:p>
          </table:table-cell>
          <table:table-cell office:value-type="float" office:value="448" table:style-name="ce44">
            <text:p>448</text:p>
          </table:table-cell>
          <table:table-cell office:value-type="float" office:value="413" table:style-name="ce44">
            <text:p>413</text:p>
          </table:table-cell>
          <table:table-cell office:value-type="float" office:value="437" table:style-name="ce44">
            <text:p>437</text:p>
          </table:table-cell>
          <table:table-cell office:value-type="float" office:value="1835" table:style-name="ce44">
            <text:p>1,835</text:p>
          </table:table-cell>
          <table:table-cell office:value-type="float" office:value="403" table:style-name="ce44">
            <text:p>403</text:p>
          </table:table-cell>
          <table:table-cell office:value-type="float" office:value="345" table:style-name="ce44">
            <text:p>345</text:p>
          </table:table-cell>
          <table:table-cell office:value-type="float" office:value="368" table:style-name="ce44">
            <text:p>368</text:p>
          </table:table-cell>
          <table:table-cell office:value-type="float" office:value="335" table:style-name="ce44">
            <text:p>335</text:p>
          </table:table-cell>
          <table:table-cell office:value-type="float" office:value="384" table:style-name="ce45">
            <text:p>384</text:p>
          </table:table-cell>
          <table:table-cell office:value-type="float" office:value="1579" table:style-name="ce44">
            <text:p>1,579</text:p>
          </table:table-cell>
          <table:table-cell office:value-type="float" office:value="327" table:style-name="ce44">
            <text:p>327</text:p>
          </table:table-cell>
          <table:table-cell office:value-type="float" office:value="278" table:style-name="ce44">
            <text:p>278</text:p>
          </table:table-cell>
          <table:table-cell office:value-type="float" office:value="312" table:style-name="ce44">
            <text:p>312</text:p>
          </table:table-cell>
          <table:table-cell office:value-type="float" office:value="320" table:style-name="ce44">
            <text:p>320</text:p>
          </table:table-cell>
          <table:table-cell office:value-type="float" office:value="342" table:style-name="ce45">
            <text:p>342</text:p>
          </table:table-cell>
          <table:table-cell office:value-type="float" office:value="2660" table:style-name="ce44">
            <text:p>2,660</text:p>
          </table:table-cell>
          <table:table-cell office:value-type="float" office:value="398" table:style-name="ce44">
            <text:p>398</text:p>
          </table:table-cell>
          <table:table-cell office:value-type="float" office:value="407" table:style-name="ce44">
            <text:p>407</text:p>
          </table:table-cell>
          <table:table-cell office:value-type="float" office:value="451" table:style-name="ce44">
            <text:p>451</text:p>
          </table:table-cell>
          <table:table-cell office:value-type="float" office:value="649" table:style-name="ce44">
            <text:p>649</text:p>
          </table:table-cell>
          <table:table-cell office:value-type="float" office:value="755" table:style-name="ce45">
            <text:p>755</text:p>
          </table:table-cell>
          <table:table-cell office:value-type="float" office:value="4462" table:style-name="ce44">
            <text:p>4,462</text:p>
          </table:table-cell>
          <table:table-cell office:value-type="float" office:value="820" table:style-name="ce44">
            <text:p>820</text:p>
          </table:table-cell>
          <table:table-cell office:value-type="float" office:value="1074" table:style-name="ce44">
            <text:p>1,074</text:p>
          </table:table-cell>
          <table:table-cell office:value-type="float" office:value="848" table:style-name="ce44">
            <text:p>848</text:p>
          </table:table-cell>
          <table:table-cell office:value-type="float" office:value="758" table:style-name="ce44">
            <text:p>758</text:p>
          </table:table-cell>
          <table:table-cell office:value-type="float" office:value="962" table:style-name="ce45">
            <text:p>962</text:p>
          </table:table-cell>
          <table:table-cell office:value-type="float" office:value="4445" table:style-name="ce44">
            <text:p>4,445</text:p>
          </table:table-cell>
          <table:table-cell office:value-type="float" office:value="860" table:style-name="ce44">
            <text:p>860</text:p>
          </table:table-cell>
          <table:table-cell office:value-type="float" office:value="907" table:style-name="ce44">
            <text:p>907</text:p>
          </table:table-cell>
          <table:table-cell office:value-type="float" office:value="841" table:style-name="ce44">
            <text:p>841</text:p>
          </table:table-cell>
          <table:table-cell office:value-type="float" office:value="945" table:style-name="ce44">
            <text:p>945</text:p>
          </table:table-cell>
          <table:table-cell office:value-type="float" office:value="892" table:style-name="ce45">
            <text:p>892</text:p>
          </table:table-cell>
          <table:table-cell office:value-type="float" office:value="3993" table:style-name="ce44">
            <text:p>3,993</text:p>
          </table:table-cell>
          <table:table-cell office:value-type="float" office:value="829" table:style-name="ce44">
            <text:p>829</text:p>
          </table:table-cell>
          <table:table-cell office:value-type="float" office:value="826" table:style-name="ce44">
            <text:p>826</text:p>
          </table:table-cell>
          <table:table-cell office:value-type="float" office:value="706" table:style-name="ce44">
            <text:p>706</text:p>
          </table:table-cell>
          <table:table-cell office:value-type="float" office:value="879" table:style-name="ce44">
            <text:p>879</text:p>
          </table:table-cell>
          <table:table-cell office:value-type="float" office:value="753" table:style-name="ce45">
            <text:p>753</text:p>
          </table:table-cell>
          <table:table-cell office:value-type="float" office:value="4015" table:style-name="ce44">
            <text:p>4,015</text:p>
          </table:table-cell>
          <table:table-cell office:value-type="float" office:value="734" table:style-name="ce44">
            <text:p>734</text:p>
          </table:table-cell>
          <table:table-cell office:value-type="float" office:value="769" table:style-name="ce44">
            <text:p>769</text:p>
          </table:table-cell>
          <table:table-cell office:value-type="float" office:value="860" table:style-name="ce44">
            <text:p>860</text:p>
          </table:table-cell>
          <table:table-cell office:value-type="float" office:value="818" table:style-name="ce44">
            <text:p>818</text:p>
          </table:table-cell>
          <table:table-cell office:value-type="float" office:value="834" table:style-name="ce45">
            <text:p>834</text:p>
          </table:table-cell>
          <table:table-cell office:value-type="float" office:value="4148" table:style-name="ce44">
            <text:p>4,148</text:p>
          </table:table-cell>
          <table:table-cell office:value-type="float" office:value="843" table:style-name="ce44">
            <text:p>843</text:p>
          </table:table-cell>
          <table:table-cell office:value-type="float" office:value="843" table:style-name="ce44">
            <text:p>843</text:p>
          </table:table-cell>
          <table:table-cell office:value-type="float" office:value="815" table:style-name="ce44">
            <text:p>815</text:p>
          </table:table-cell>
          <table:table-cell office:value-type="float" office:value="899" table:style-name="ce44">
            <text:p>899</text:p>
          </table:table-cell>
          <table:table-cell office:value-type="float" office:value="748" table:style-name="ce45">
            <text:p>748</text:p>
          </table:table-cell>
          <table:table-cell office:value-type="float" office:value="3969" table:style-name="ce44">
            <text:p>3,969</text:p>
          </table:table-cell>
          <table:table-cell office:value-type="float" office:value="866" table:style-name="ce44">
            <text:p>866</text:p>
          </table:table-cell>
          <table:table-cell office:value-type="float" office:value="738" table:style-name="ce44">
            <text:p>738</text:p>
          </table:table-cell>
          <table:table-cell office:value-type="float" office:value="808" table:style-name="ce44">
            <text:p>808</text:p>
          </table:table-cell>
          <table:table-cell office:value-type="float" office:value="774" table:style-name="ce44">
            <text:p>774</text:p>
          </table:table-cell>
          <table:table-cell office:value-type="float" office:value="783" table:style-name="ce45">
            <text:p>783</text:p>
          </table:table-cell>
          <table:table-cell office:value-type="float" office:value="4187" table:style-name="ce44">
            <text:p>4,187</text:p>
          </table:table-cell>
          <table:table-cell office:value-type="float" office:value="829" table:style-name="ce44">
            <text:p>829</text:p>
          </table:table-cell>
          <table:table-cell office:value-type="float" office:value="835" table:style-name="ce44">
            <text:p>835</text:p>
          </table:table-cell>
          <table:table-cell office:value-type="float" office:value="809" table:style-name="ce44">
            <text:p>809</text:p>
          </table:table-cell>
          <table:table-cell office:value-type="float" office:value="859" table:style-name="ce44">
            <text:p>859</text:p>
          </table:table-cell>
          <table:table-cell office:value-type="float" office:value="855" table:style-name="ce45">
            <text:p>855</text:p>
          </table:table-cell>
          <table:table-cell office:value-type="float" office:value="4348" table:style-name="ce44">
            <text:p>4,348</text:p>
          </table:table-cell>
          <table:table-cell office:value-type="float" office:value="867" table:style-name="ce44">
            <text:p>867</text:p>
          </table:table-cell>
          <table:table-cell office:value-type="float" office:value="845" table:style-name="ce44">
            <text:p>845</text:p>
          </table:table-cell>
          <table:table-cell office:value-type="float" office:value="883" table:style-name="ce44">
            <text:p>883</text:p>
          </table:table-cell>
          <table:table-cell office:value-type="float" office:value="856" table:style-name="ce44">
            <text:p>856</text:p>
          </table:table-cell>
          <table:table-cell office:value-type="float" office:value="897" table:style-name="ce45">
            <text:p>897</text:p>
          </table:table-cell>
          <table:table-cell office:value-type="float" office:value="3977" table:style-name="ce44">
            <text:p>3,977</text:p>
          </table:table-cell>
          <table:table-cell office:value-type="float" office:value="869" table:style-name="ce44">
            <text:p>869</text:p>
          </table:table-cell>
          <table:table-cell office:value-type="float" office:value="767" table:style-name="ce44">
            <text:p>767</text:p>
          </table:table-cell>
          <table:table-cell office:value-type="float" office:value="810" table:style-name="ce44">
            <text:p>810</text:p>
          </table:table-cell>
          <table:table-cell office:value-type="float" office:value="769" table:style-name="ce44">
            <text:p>769</text:p>
          </table:table-cell>
          <table:table-cell office:value-type="float" office:value="762" table:style-name="ce45">
            <text:p>762</text:p>
          </table:table-cell>
          <table:table-cell office:value-type="float" office:value="3213" table:style-name="ce44">
            <text:p>3,213</text:p>
          </table:table-cell>
          <table:table-cell office:value-type="float" office:value="760" table:style-name="ce44">
            <text:p>760</text:p>
          </table:table-cell>
          <table:table-cell office:value-type="float" office:value="682" table:style-name="ce44">
            <text:p>682</text:p>
          </table:table-cell>
          <table:table-cell office:value-type="float" office:value="611" table:style-name="ce44">
            <text:p>611</text:p>
          </table:table-cell>
          <table:table-cell office:value-type="float" office:value="587" table:style-name="ce44">
            <text:p>587</text:p>
          </table:table-cell>
          <table:table-cell office:value-type="float" office:value="573" table:style-name="ce45">
            <text:p>573</text:p>
          </table:table-cell>
          <table:table-cell office:value-type="float" office:value="2183" table:style-name="ce44">
            <text:p>2,183</text:p>
          </table:table-cell>
          <table:table-cell office:value-type="float" office:value="577" table:style-name="ce44">
            <text:p>577</text:p>
          </table:table-cell>
          <table:table-cell office:value-type="float" office:value="502" table:style-name="ce44">
            <text:p>502</text:p>
          </table:table-cell>
          <table:table-cell office:value-type="float" office:value="468" table:style-name="ce44">
            <text:p>468</text:p>
          </table:table-cell>
          <table:table-cell office:value-type="float" office:value="367" table:style-name="ce44">
            <text:p>367</text:p>
          </table:table-cell>
          <table:table-cell office:value-type="float" office:value="269" table:style-name="ce45">
            <text:p>269</text:p>
          </table:table-cell>
          <table:table-cell office:value-type="float" office:value="1315" table:style-name="ce44">
            <text:p>1,315</text:p>
          </table:table-cell>
          <table:table-cell office:value-type="float" office:value="326" table:style-name="ce44">
            <text:p>326</text:p>
          </table:table-cell>
          <table:table-cell office:value-type="float" office:value="251" table:style-name="ce44">
            <text:p>251</text:p>
          </table:table-cell>
          <table:table-cell office:value-type="float" office:value="266" table:style-name="ce44">
            <text:p>266</text:p>
          </table:table-cell>
          <table:table-cell office:value-type="float" office:value="255" table:style-name="ce44">
            <text:p>255</text:p>
          </table:table-cell>
          <table:table-cell office:value-type="float" office:value="217" table:style-name="ce45">
            <text:p>217</text:p>
          </table:table-cell>
          <table:table-cell office:value-type="float" office:value="1036" table:style-name="ce44">
            <text:p>1,036</text:p>
          </table:table-cell>
          <table:table-cell office:value-type="float" office:value="233" table:style-name="ce44">
            <text:p>233</text:p>
          </table:table-cell>
          <table:table-cell office:value-type="float" office:value="229" table:style-name="ce44">
            <text:p>229</text:p>
          </table:table-cell>
          <table:table-cell office:value-type="float" office:value="194" table:style-name="ce44">
            <text:p>194</text:p>
          </table:table-cell>
          <table:table-cell office:value-type="float" office:value="188" table:style-name="ce44">
            <text:p>188</text:p>
          </table:table-cell>
          <table:table-cell office:value-type="float" office:value="192" table:style-name="ce45">
            <text:p>192</text:p>
          </table:table-cell>
          <table:table-cell office:value-type="float" office:value="695" table:style-name="ce44">
            <text:p>695</text:p>
          </table:table-cell>
          <table:table-cell office:value-type="float" office:value="185" table:style-name="ce44">
            <text:p>185</text:p>
          </table:table-cell>
          <table:table-cell office:value-type="float" office:value="168" table:style-name="ce44">
            <text:p>168</text:p>
          </table:table-cell>
          <table:table-cell office:value-type="float" office:value="134" table:style-name="ce44">
            <text:p>134</text:p>
          </table:table-cell>
          <table:table-cell office:value-type="float" office:value="103" table:style-name="ce44">
            <text:p>103</text:p>
          </table:table-cell>
          <table:table-cell office:value-type="float" office:value="105" table:style-name="ce45">
            <text:p>105</text:p>
          </table:table-cell>
          <table:table-cell office:value-type="float" office:value="317" table:style-name="ce44">
            <text:p>317</text:p>
          </table:table-cell>
          <table:table-cell office:value-type="float" office:value="101" table:style-name="ce44">
            <text:p>101</text:p>
          </table:table-cell>
          <table:table-cell office:value-type="float" office:value="78" table:style-name="ce44">
            <text:p>78</text:p>
          </table:table-cell>
          <table:table-cell office:value-type="float" office:value="54" table:style-name="ce44">
            <text:p>54</text:p>
          </table:table-cell>
          <table:table-cell office:value-type="float" office:value="45" table:style-name="ce44">
            <text:p>45</text:p>
          </table:table-cell>
          <table:table-cell office:value-type="float" office:value="39" table:style-name="ce45">
            <text:p>39</text:p>
          </table:table-cell>
          <table:table-cell office:value-type="float" office:value="70" table:style-name="ce44">
            <text:p>70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622" table:style-name="ce48">
            <text:p>51,622</text:p>
          </table:table-cell>
          <table:table-cell office:value-type="float" office:value="2015" table:style-name="ce49">
            <text:p>2,015</text:p>
          </table:table-cell>
          <table:table-cell office:value-type="float" office:value="424" table:style-name="ce48">
            <text:p>424</text:p>
          </table:table-cell>
          <table:table-cell office:value-type="float" office:value="401" table:style-name="ce48">
            <text:p>401</text:p>
          </table:table-cell>
          <table:table-cell office:value-type="float" office:value="457" table:style-name="ce48">
            <text:p>457</text:p>
          </table:table-cell>
          <table:table-cell office:value-type="float" office:value="347" table:style-name="ce48">
            <text:p>347</text:p>
          </table:table-cell>
          <table:table-cell office:value-type="float" office:value="386" table:style-name="ce48">
            <text:p>386</text:p>
          </table:table-cell>
          <table:table-cell office:value-type="float" office:value="1622" table:style-name="ce48">
            <text:p>1,622</text:p>
          </table:table-cell>
          <table:table-cell office:value-type="float" office:value="365" table:style-name="ce48">
            <text:p>365</text:p>
          </table:table-cell>
          <table:table-cell office:value-type="float" office:value="306" table:style-name="ce48">
            <text:p>306</text:p>
          </table:table-cell>
          <table:table-cell office:value-type="float" office:value="314" table:style-name="ce48">
            <text:p>314</text:p>
          </table:table-cell>
          <table:table-cell office:value-type="float" office:value="283" table:style-name="ce48">
            <text:p>283</text:p>
          </table:table-cell>
          <table:table-cell office:value-type="float" office:value="354" table:style-name="ce49">
            <text:p>354</text:p>
          </table:table-cell>
          <table:table-cell office:value-type="float" office:value="1485" table:style-name="ce48">
            <text:p>1,485</text:p>
          </table:table-cell>
          <table:table-cell office:value-type="float" office:value="297" table:style-name="ce48">
            <text:p>297</text:p>
          </table:table-cell>
          <table:table-cell office:value-type="float" office:value="271" table:style-name="ce48">
            <text:p>271</text:p>
          </table:table-cell>
          <table:table-cell office:value-type="float" office:value="294" table:style-name="ce48">
            <text:p>294</text:p>
          </table:table-cell>
          <table:table-cell office:value-type="float" office:value="297" table:style-name="ce48">
            <text:p>297</text:p>
          </table:table-cell>
          <table:table-cell office:value-type="float" office:value="326" table:style-name="ce49">
            <text:p>326</text:p>
          </table:table-cell>
          <table:table-cell office:value-type="float" office:value="2344" table:style-name="ce48">
            <text:p>2,344</text:p>
          </table:table-cell>
          <table:table-cell office:value-type="float" office:value="351" table:style-name="ce48">
            <text:p>351</text:p>
          </table:table-cell>
          <table:table-cell office:value-type="float" office:value="393" table:style-name="ce48">
            <text:p>393</text:p>
          </table:table-cell>
          <table:table-cell office:value-type="float" office:value="422" table:style-name="ce48">
            <text:p>422</text:p>
          </table:table-cell>
          <table:table-cell office:value-type="float" office:value="514" table:style-name="ce48">
            <text:p>514</text:p>
          </table:table-cell>
          <table:table-cell office:value-type="float" office:value="664" table:style-name="ce49">
            <text:p>664</text:p>
          </table:table-cell>
          <table:table-cell office:value-type="float" office:value="3655" table:style-name="ce48">
            <text:p>3,655</text:p>
          </table:table-cell>
          <table:table-cell office:value-type="float" office:value="666" table:style-name="ce48">
            <text:p>666</text:p>
          </table:table-cell>
          <table:table-cell office:value-type="float" office:value="860" table:style-name="ce48">
            <text:p>860</text:p>
          </table:table-cell>
          <table:table-cell office:value-type="float" office:value="681" table:style-name="ce48">
            <text:p>681</text:p>
          </table:table-cell>
          <table:table-cell office:value-type="float" office:value="656" table:style-name="ce48">
            <text:p>656</text:p>
          </table:table-cell>
          <table:table-cell office:value-type="float" office:value="792" table:style-name="ce49">
            <text:p>792</text:p>
          </table:table-cell>
          <table:table-cell office:value-type="float" office:value="3764" table:style-name="ce48">
            <text:p>3,764</text:p>
          </table:table-cell>
          <table:table-cell office:value-type="float" office:value="717" table:style-name="ce48">
            <text:p>717</text:p>
          </table:table-cell>
          <table:table-cell office:value-type="float" office:value="806" table:style-name="ce48">
            <text:p>806</text:p>
          </table:table-cell>
          <table:table-cell office:value-type="float" office:value="731" table:style-name="ce48">
            <text:p>731</text:p>
          </table:table-cell>
          <table:table-cell office:value-type="float" office:value="751" table:style-name="ce48">
            <text:p>751</text:p>
          </table:table-cell>
          <table:table-cell office:value-type="float" office:value="759" table:style-name="ce49">
            <text:p>759</text:p>
          </table:table-cell>
          <table:table-cell office:value-type="float" office:value="3628" table:style-name="ce48">
            <text:p>3,628</text:p>
          </table:table-cell>
          <table:table-cell office:value-type="float" office:value="719" table:style-name="ce48">
            <text:p>719</text:p>
          </table:table-cell>
          <table:table-cell office:value-type="float" office:value="730" table:style-name="ce48">
            <text:p>730</text:p>
          </table:table-cell>
          <table:table-cell office:value-type="float" office:value="670" table:style-name="ce48">
            <text:p>670</text:p>
          </table:table-cell>
          <table:table-cell office:value-type="float" office:value="797" table:style-name="ce48">
            <text:p>797</text:p>
          </table:table-cell>
          <table:table-cell office:value-type="float" office:value="712" table:style-name="ce49">
            <text:p>712</text:p>
          </table:table-cell>
          <table:table-cell office:value-type="float" office:value="3787" table:style-name="ce48">
            <text:p>3,787</text:p>
          </table:table-cell>
          <table:table-cell office:value-type="float" office:value="631" table:style-name="ce48">
            <text:p>631</text:p>
          </table:table-cell>
          <table:table-cell office:value-type="float" office:value="748" table:style-name="ce48">
            <text:p>748</text:p>
          </table:table-cell>
          <table:table-cell office:value-type="float" office:value="797" table:style-name="ce48">
            <text:p>797</text:p>
          </table:table-cell>
          <table:table-cell office:value-type="float" office:value="795" table:style-name="ce48">
            <text:p>795</text:p>
          </table:table-cell>
          <table:table-cell office:value-type="float" office:value="816" table:style-name="ce49">
            <text:p>816</text:p>
          </table:table-cell>
          <table:table-cell office:value-type="float" office:value="4159" table:style-name="ce48">
            <text:p>4,159</text:p>
          </table:table-cell>
          <table:table-cell office:value-type="float" office:value="868" table:style-name="ce48">
            <text:p>868</text:p>
          </table:table-cell>
          <table:table-cell office:value-type="float" office:value="855" table:style-name="ce48">
            <text:p>855</text:p>
          </table:table-cell>
          <table:table-cell office:value-type="float" office:value="868" table:style-name="ce48">
            <text:p>868</text:p>
          </table:table-cell>
          <table:table-cell office:value-type="float" office:value="788" table:style-name="ce48">
            <text:p>788</text:p>
          </table:table-cell>
          <table:table-cell office:value-type="float" office:value="780" table:style-name="ce49">
            <text:p>780</text:p>
          </table:table-cell>
          <table:table-cell office:value-type="float" office:value="3913" table:style-name="ce48">
            <text:p>3,913</text:p>
          </table:table-cell>
          <table:table-cell office:value-type="float" office:value="895" table:style-name="ce48">
            <text:p>895</text:p>
          </table:table-cell>
          <table:table-cell office:value-type="float" office:value="758" table:style-name="ce48">
            <text:p>758</text:p>
          </table:table-cell>
          <table:table-cell office:value-type="float" office:value="814" table:style-name="ce48">
            <text:p>814</text:p>
          </table:table-cell>
          <table:table-cell office:value-type="float" office:value="703" table:style-name="ce48">
            <text:p>703</text:p>
          </table:table-cell>
          <table:table-cell office:value-type="float" office:value="743" table:style-name="ce49">
            <text:p>743</text:p>
          </table:table-cell>
          <table:table-cell office:value-type="float" office:value="3738" table:style-name="ce48">
            <text:p>3,738</text:p>
          </table:table-cell>
          <table:table-cell office:value-type="float" office:value="735" table:style-name="ce48">
            <text:p>735</text:p>
          </table:table-cell>
          <table:table-cell office:value-type="float" office:value="770" table:style-name="ce48">
            <text:p>770</text:p>
          </table:table-cell>
          <table:table-cell office:value-type="float" office:value="708" table:style-name="ce48">
            <text:p>708</text:p>
          </table:table-cell>
          <table:table-cell office:value-type="float" office:value="789" table:style-name="ce48">
            <text:p>789</text:p>
          </table:table-cell>
          <table:table-cell office:value-type="float" office:value="736" table:style-name="ce49">
            <text:p>736</text:p>
          </table:table-cell>
          <table:table-cell office:value-type="float" office:value="3791" table:style-name="ce48">
            <text:p>3,791</text:p>
          </table:table-cell>
          <table:table-cell office:value-type="float" office:value="767" table:style-name="ce48">
            <text:p>767</text:p>
          </table:table-cell>
          <table:table-cell office:value-type="float" office:value="773" table:style-name="ce48">
            <text:p>773</text:p>
          </table:table-cell>
          <table:table-cell office:value-type="float" office:value="752" table:style-name="ce48">
            <text:p>752</text:p>
          </table:table-cell>
          <table:table-cell office:value-type="float" office:value="724" table:style-name="ce48">
            <text:p>724</text:p>
          </table:table-cell>
          <table:table-cell office:value-type="float" office:value="775" table:style-name="ce49">
            <text:p>775</text:p>
          </table:table-cell>
          <table:table-cell office:value-type="float" office:value="3668" table:style-name="ce48">
            <text:p>3,668</text:p>
          </table:table-cell>
          <table:table-cell office:value-type="float" office:value="775" table:style-name="ce48">
            <text:p>775</text:p>
          </table:table-cell>
          <table:table-cell office:value-type="float" office:value="750" table:style-name="ce48">
            <text:p>750</text:p>
          </table:table-cell>
          <table:table-cell office:value-type="float" office:value="741" table:style-name="ce48">
            <text:p>741</text:p>
          </table:table-cell>
          <table:table-cell office:value-type="float" office:value="714" table:style-name="ce48">
            <text:p>714</text:p>
          </table:table-cell>
          <table:table-cell office:value-type="float" office:value="688" table:style-name="ce49">
            <text:p>688</text:p>
          </table:table-cell>
          <table:table-cell office:value-type="float" office:value="3134" table:style-name="ce48">
            <text:p>3,134</text:p>
          </table:table-cell>
          <table:table-cell office:value-type="float" office:value="660" table:style-name="ce48">
            <text:p>660</text:p>
          </table:table-cell>
          <table:table-cell office:value-type="float" office:value="615" table:style-name="ce48">
            <text:p>615</text:p>
          </table:table-cell>
          <table:table-cell office:value-type="float" office:value="621" table:style-name="ce48">
            <text:p>621</text:p>
          </table:table-cell>
          <table:table-cell office:value-type="float" office:value="629" table:style-name="ce48">
            <text:p>629</text:p>
          </table:table-cell>
          <table:table-cell office:value-type="float" office:value="609" table:style-name="ce49">
            <text:p>609</text:p>
          </table:table-cell>
          <table:table-cell office:value-type="float" office:value="2370" table:style-name="ce48">
            <text:p>2,370</text:p>
          </table:table-cell>
          <table:table-cell office:value-type="float" office:value="599" table:style-name="ce48">
            <text:p>599</text:p>
          </table:table-cell>
          <table:table-cell office:value-type="float" office:value="551" table:style-name="ce48">
            <text:p>551</text:p>
          </table:table-cell>
          <table:table-cell office:value-type="float" office:value="479" table:style-name="ce48">
            <text:p>479</text:p>
          </table:table-cell>
          <table:table-cell office:value-type="float" office:value="406" table:style-name="ce48">
            <text:p>406</text:p>
          </table:table-cell>
          <table:table-cell office:value-type="float" office:value="335" table:style-name="ce49">
            <text:p>335</text:p>
          </table:table-cell>
          <table:table-cell office:value-type="float" office:value="1537" table:style-name="ce48">
            <text:p>1,537</text:p>
          </table:table-cell>
          <table:table-cell office:value-type="float" office:value="379" table:style-name="ce48">
            <text:p>379</text:p>
          </table:table-cell>
          <table:table-cell office:value-type="float" office:value="294" table:style-name="ce48">
            <text:p>294</text:p>
          </table:table-cell>
          <table:table-cell office:value-type="float" office:value="306" table:style-name="ce48">
            <text:p>306</text:p>
          </table:table-cell>
          <table:table-cell office:value-type="float" office:value="264" table:style-name="ce48">
            <text:p>264</text:p>
          </table:table-cell>
          <table:table-cell office:value-type="float" office:value="294" table:style-name="ce49">
            <text:p>294</text:p>
          </table:table-cell>
          <table:table-cell office:value-type="float" office:value="1329" table:style-name="ce48">
            <text:p>1,329</text:p>
          </table:table-cell>
          <table:table-cell office:value-type="float" office:value="255" table:style-name="ce48">
            <text:p>255</text:p>
          </table:table-cell>
          <table:table-cell office:value-type="float" office:value="328" table:style-name="ce48">
            <text:p>328</text:p>
          </table:table-cell>
          <table:table-cell office:value-type="float" office:value="265" table:style-name="ce48">
            <text:p>265</text:p>
          </table:table-cell>
          <table:table-cell office:value-type="float" office:value="253" table:style-name="ce48">
            <text:p>253</text:p>
          </table:table-cell>
          <table:table-cell office:value-type="float" office:value="228" table:style-name="ce49">
            <text:p>228</text:p>
          </table:table-cell>
          <table:table-cell office:value-type="float" office:value="1060" table:style-name="ce48">
            <text:p>1,060</text:p>
          </table:table-cell>
          <table:table-cell office:value-type="float" office:value="247" table:style-name="ce48">
            <text:p>247</text:p>
          </table:table-cell>
          <table:table-cell office:value-type="float" office:value="248" table:style-name="ce48">
            <text:p>248</text:p>
          </table:table-cell>
          <table:table-cell office:value-type="float" office:value="202" table:style-name="ce48">
            <text:p>202</text:p>
          </table:table-cell>
          <table:table-cell office:value-type="float" office:value="187" table:style-name="ce48">
            <text:p>187</text:p>
          </table:table-cell>
          <table:table-cell office:value-type="float" office:value="176" table:style-name="ce49">
            <text:p>176</text:p>
          </table:table-cell>
          <table:table-cell office:value-type="float" office:value="480" table:style-name="ce48">
            <text:p>480</text:p>
          </table:table-cell>
          <table:table-cell office:value-type="float" office:value="138" table:style-name="ce48">
            <text:p>138</text:p>
          </table:table-cell>
          <table:table-cell office:value-type="float" office:value="128" table:style-name="ce48">
            <text:p>128</text:p>
          </table:table-cell>
          <table:table-cell office:value-type="float" office:value="88" table:style-name="ce48">
            <text:p>88</text:p>
          </table:table-cell>
          <table:table-cell office:value-type="float" office:value="63" table:style-name="ce48">
            <text:p>63</text:p>
          </table:table-cell>
          <table:table-cell office:value-type="float" office:value="63" table:style-name="ce49">
            <text:p>63</text:p>
          </table:table-cell>
          <table:table-cell office:value-type="float" office:value="128" table:style-name="ce48">
            <text:p>128</text:p>
          </table:table-cell>
          <table:table-cell office:value-type="float" office:value="45" table:style-name="ce48">
            <text:p>45</text:p>
          </table:table-cell>
          <table:table-cell office:value-type="float" office:value="34" table:style-name="ce48">
            <text:p>34</text:p>
          </table:table-cell>
          <table:table-cell office:value-type="float" office:value="20" table:style-name="ce48">
            <text:p>20</text:p>
          </table:table-cell>
          <table:table-cell office:value-type="float" office:value="17" table:style-name="ce48">
            <text:p>17</text:p>
          </table:table-cell>
          <table:table-cell office:value-type="float" office:value="12" table:style-name="ce49">
            <text:p>12</text:p>
          </table:table-cell>
          <table:table-cell office:value-type="float" office:value="15" table:style-name="ce48">
            <text:p>1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3594" table:style-name="ce44">
            <text:p>363,594</text:p>
          </table:table-cell>
          <table:table-cell office:value-type="float" office:value="10137" table:style-name="ce44">
            <text:p>10,137</text:p>
          </table:table-cell>
          <table:table-cell office:value-type="float" office:value="1737" table:style-name="ce44">
            <text:p>1,737</text:p>
          </table:table-cell>
          <table:table-cell office:value-type="float" office:value="1912" table:style-name="ce44">
            <text:p>1,912</text:p>
          </table:table-cell>
          <table:table-cell office:value-type="float" office:value="2019" table:style-name="ce44">
            <text:p>2,019</text:p>
          </table:table-cell>
          <table:table-cell office:value-type="float" office:value="2229" table:style-name="ce44">
            <text:p>2,229</text:p>
          </table:table-cell>
          <table:table-cell office:value-type="float" office:value="2240" table:style-name="ce44">
            <text:p>2,240</text:p>
          </table:table-cell>
          <table:table-cell office:value-type="float" office:value="13529" table:style-name="ce44">
            <text:p>13,529</text:p>
          </table:table-cell>
          <table:table-cell office:value-type="float" office:value="2609" table:style-name="ce44">
            <text:p>2,609</text:p>
          </table:table-cell>
          <table:table-cell office:value-type="float" office:value="2770" table:style-name="ce44">
            <text:p>2,770</text:p>
          </table:table-cell>
          <table:table-cell office:value-type="float" office:value="2619" table:style-name="ce44">
            <text:p>2,619</text:p>
          </table:table-cell>
          <table:table-cell office:value-type="float" office:value="2507" table:style-name="ce44">
            <text:p>2,507</text:p>
          </table:table-cell>
          <table:table-cell office:value-type="float" office:value="3024" table:style-name="ce45">
            <text:p>3,024</text:p>
          </table:table-cell>
          <table:table-cell office:value-type="float" office:value="12803" table:style-name="ce44">
            <text:p>12,803</text:p>
          </table:table-cell>
          <table:table-cell office:value-type="float" office:value="2518" table:style-name="ce44">
            <text:p>2,518</text:p>
          </table:table-cell>
          <table:table-cell office:value-type="float" office:value="2241" table:style-name="ce44">
            <text:p>2,241</text:p>
          </table:table-cell>
          <table:table-cell office:value-type="float" office:value="2548" table:style-name="ce44">
            <text:p>2,548</text:p>
          </table:table-cell>
          <table:table-cell office:value-type="float" office:value="2650" table:style-name="ce44">
            <text:p>2,650</text:p>
          </table:table-cell>
          <table:table-cell office:value-type="float" office:value="2846" table:style-name="ce45">
            <text:p>2,846</text:p>
          </table:table-cell>
          <table:table-cell office:value-type="float" office:value="15601" table:style-name="ce44">
            <text:p>15,601</text:p>
          </table:table-cell>
          <table:table-cell office:value-type="float" office:value="2892" table:style-name="ce44">
            <text:p>2,892</text:p>
          </table:table-cell>
          <table:table-cell office:value-type="float" office:value="2887" table:style-name="ce44">
            <text:p>2,887</text:p>
          </table:table-cell>
          <table:table-cell office:value-type="float" office:value="3050" table:style-name="ce44">
            <text:p>3,050</text:p>
          </table:table-cell>
          <table:table-cell office:value-type="float" office:value="3179" table:style-name="ce44">
            <text:p>3,179</text:p>
          </table:table-cell>
          <table:table-cell office:value-type="float" office:value="3593" table:style-name="ce45">
            <text:p>3,593</text:p>
          </table:table-cell>
          <table:table-cell office:value-type="float" office:value="22276" table:style-name="ce44">
            <text:p>22,276</text:p>
          </table:table-cell>
          <table:table-cell office:value-type="float" office:value="3739" table:style-name="ce44">
            <text:p>3,739</text:p>
          </table:table-cell>
          <table:table-cell office:value-type="float" office:value="4785" table:style-name="ce44">
            <text:p>4,785</text:p>
          </table:table-cell>
          <table:table-cell office:value-type="float" office:value="4442" table:style-name="ce44">
            <text:p>4,442</text:p>
          </table:table-cell>
          <table:table-cell office:value-type="float" office:value="4250" table:style-name="ce44">
            <text:p>4,250</text:p>
          </table:table-cell>
          <table:table-cell office:value-type="float" office:value="5060" table:style-name="ce45">
            <text:p>5,060</text:p>
          </table:table-cell>
          <table:table-cell office:value-type="float" office:value="25869" table:style-name="ce44">
            <text:p>25,869</text:p>
          </table:table-cell>
          <table:table-cell office:value-type="float" office:value="5248" table:style-name="ce44">
            <text:p>5,248</text:p>
          </table:table-cell>
          <table:table-cell office:value-type="float" office:value="5337" table:style-name="ce44">
            <text:p>5,337</text:p>
          </table:table-cell>
          <table:table-cell office:value-type="float" office:value="5100" table:style-name="ce44">
            <text:p>5,100</text:p>
          </table:table-cell>
          <table:table-cell office:value-type="float" office:value="5184" table:style-name="ce44">
            <text:p>5,184</text:p>
          </table:table-cell>
          <table:table-cell office:value-type="float" office:value="5000" table:style-name="ce45">
            <text:p>5,000</text:p>
          </table:table-cell>
          <table:table-cell office:value-type="float" office:value="24291" table:style-name="ce44">
            <text:p>24,291</text:p>
          </table:table-cell>
          <table:table-cell office:value-type="float" office:value="4959" table:style-name="ce44">
            <text:p>4,959</text:p>
          </table:table-cell>
          <table:table-cell office:value-type="float" office:value="5328" table:style-name="ce44">
            <text:p>5,328</text:p>
          </table:table-cell>
          <table:table-cell office:value-type="float" office:value="4540" table:style-name="ce44">
            <text:p>4,540</text:p>
          </table:table-cell>
          <table:table-cell office:value-type="float" office:value="5121" table:style-name="ce44">
            <text:p>5,121</text:p>
          </table:table-cell>
          <table:table-cell office:value-type="float" office:value="4343" table:style-name="ce45">
            <text:p>4,343</text:p>
          </table:table-cell>
          <table:table-cell office:value-type="float" office:value="24040" table:style-name="ce44">
            <text:p>24,040</text:p>
          </table:table-cell>
          <table:table-cell office:value-type="float" office:value="4174" table:style-name="ce44">
            <text:p>4,174</text:p>
          </table:table-cell>
          <table:table-cell office:value-type="float" office:value="4504" table:style-name="ce44">
            <text:p>4,504</text:p>
          </table:table-cell>
          <table:table-cell office:value-type="float" office:value="4826" table:style-name="ce44">
            <text:p>4,826</text:p>
          </table:table-cell>
          <table:table-cell office:value-type="float" office:value="5005" table:style-name="ce44">
            <text:p>5,005</text:p>
          </table:table-cell>
          <table:table-cell office:value-type="float" office:value="5531" table:style-name="ce45">
            <text:p>5,531</text:p>
          </table:table-cell>
          <table:table-cell office:value-type="float" office:value="28284" table:style-name="ce44">
            <text:p>28,284</text:p>
          </table:table-cell>
          <table:table-cell office:value-type="float" office:value="5761" table:style-name="ce44">
            <text:p>5,761</text:p>
          </table:table-cell>
          <table:table-cell office:value-type="float" office:value="5537" table:style-name="ce44">
            <text:p>5,537</text:p>
          </table:table-cell>
          <table:table-cell office:value-type="float" office:value="5758" table:style-name="ce44">
            <text:p>5,758</text:p>
          </table:table-cell>
          <table:table-cell office:value-type="float" office:value="5679" table:style-name="ce44">
            <text:p>5,679</text:p>
          </table:table-cell>
          <table:table-cell office:value-type="float" office:value="5549" table:style-name="ce45">
            <text:p>5,549</text:p>
          </table:table-cell>
          <table:table-cell office:value-type="float" office:value="27879" table:style-name="ce44">
            <text:p>27,879</text:p>
          </table:table-cell>
          <table:table-cell office:value-type="float" office:value="6060" table:style-name="ce44">
            <text:p>6,060</text:p>
          </table:table-cell>
          <table:table-cell office:value-type="float" office:value="5298" table:style-name="ce44">
            <text:p>5,298</text:p>
          </table:table-cell>
          <table:table-cell office:value-type="float" office:value="5527" table:style-name="ce44">
            <text:p>5,527</text:p>
          </table:table-cell>
          <table:table-cell office:value-type="float" office:value="5427" table:style-name="ce44">
            <text:p>5,427</text:p>
          </table:table-cell>
          <table:table-cell office:value-type="float" office:value="5567" table:style-name="ce45">
            <text:p>5,567</text:p>
          </table:table-cell>
          <table:table-cell office:value-type="float" office:value="29922" table:style-name="ce44">
            <text:p>29,922</text:p>
          </table:table-cell>
          <table:table-cell office:value-type="float" office:value="5813" table:style-name="ce44">
            <text:p>5,813</text:p>
          </table:table-cell>
          <table:table-cell office:value-type="float" office:value="5979" table:style-name="ce44">
            <text:p>5,979</text:p>
          </table:table-cell>
          <table:table-cell office:value-type="float" office:value="6049" table:style-name="ce44">
            <text:p>6,049</text:p>
          </table:table-cell>
          <table:table-cell office:value-type="float" office:value="6118" table:style-name="ce44">
            <text:p>6,118</text:p>
          </table:table-cell>
          <table:table-cell office:value-type="float" office:value="5963" table:style-name="ce45">
            <text:p>5,963</text:p>
          </table:table-cell>
          <table:table-cell office:value-type="float" office:value="31253" table:style-name="ce44">
            <text:p>31,253</text:p>
          </table:table-cell>
          <table:table-cell office:value-type="float" office:value="6050" table:style-name="ce44">
            <text:p>6,050</text:p>
          </table:table-cell>
          <table:table-cell office:value-type="float" office:value="6262" table:style-name="ce44">
            <text:p>6,262</text:p>
          </table:table-cell>
          <table:table-cell office:value-type="float" office:value="6223" table:style-name="ce44">
            <text:p>6,223</text:p>
          </table:table-cell>
          <table:table-cell office:value-type="float" office:value="6383" table:style-name="ce44">
            <text:p>6,383</text:p>
          </table:table-cell>
          <table:table-cell office:value-type="float" office:value="6335" table:style-name="ce45">
            <text:p>6,335</text:p>
          </table:table-cell>
          <table:table-cell office:value-type="float" office:value="30260" table:style-name="ce44">
            <text:p>30,260</text:p>
          </table:table-cell>
          <table:table-cell office:value-type="float" office:value="6295" table:style-name="ce44">
            <text:p>6,295</text:p>
          </table:table-cell>
          <table:table-cell office:value-type="float" office:value="6138" table:style-name="ce44">
            <text:p>6,138</text:p>
          </table:table-cell>
          <table:table-cell office:value-type="float" office:value="6200" table:style-name="ce44">
            <text:p>6,200</text:p>
          </table:table-cell>
          <table:table-cell office:value-type="float" office:value="6026" table:style-name="ce44">
            <text:p>6,026</text:p>
          </table:table-cell>
          <table:table-cell office:value-type="float" office:value="5601" table:style-name="ce45">
            <text:p>5,601</text:p>
          </table:table-cell>
          <table:table-cell office:value-type="float" office:value="26196" table:style-name="ce44">
            <text:p>26,196</text:p>
          </table:table-cell>
          <table:table-cell office:value-type="float" office:value="5599" table:style-name="ce44">
            <text:p>5,599</text:p>
          </table:table-cell>
          <table:table-cell office:value-type="float" office:value="5575" table:style-name="ce44">
            <text:p>5,575</text:p>
          </table:table-cell>
          <table:table-cell office:value-type="float" office:value="5158" table:style-name="ce44">
            <text:p>5,158</text:p>
          </table:table-cell>
          <table:table-cell office:value-type="float" office:value="4896" table:style-name="ce44">
            <text:p>4,896</text:p>
          </table:table-cell>
          <table:table-cell office:value-type="float" office:value="4968" table:style-name="ce45">
            <text:p>4,968</text:p>
          </table:table-cell>
          <table:table-cell office:value-type="float" office:value="17661" table:style-name="ce44">
            <text:p>17,661</text:p>
          </table:table-cell>
          <table:table-cell office:value-type="float" office:value="4531" table:style-name="ce44">
            <text:p>4,531</text:p>
          </table:table-cell>
          <table:table-cell office:value-type="float" office:value="3888" table:style-name="ce44">
            <text:p>3,888</text:p>
          </table:table-cell>
          <table:table-cell office:value-type="float" office:value="3667" table:style-name="ce44">
            <text:p>3,667</text:p>
          </table:table-cell>
          <table:table-cell office:value-type="float" office:value="2981" table:style-name="ce44">
            <text:p>2,981</text:p>
          </table:table-cell>
          <table:table-cell office:value-type="float" office:value="2594" table:style-name="ce45">
            <text:p>2,594</text:p>
          </table:table-cell>
          <table:table-cell office:value-type="float" office:value="8952" table:style-name="ce44">
            <text:p>8,952</text:p>
          </table:table-cell>
          <table:table-cell office:value-type="float" office:value="1758" table:style-name="ce44">
            <text:p>1,758</text:p>
          </table:table-cell>
          <table:table-cell office:value-type="float" office:value="1422" table:style-name="ce44">
            <text:p>1,422</text:p>
          </table:table-cell>
          <table:table-cell office:value-type="float" office:value="1925" table:style-name="ce44">
            <text:p>1,925</text:p>
          </table:table-cell>
          <table:table-cell office:value-type="float" office:value="1992" table:style-name="ce44">
            <text:p>1,992</text:p>
          </table:table-cell>
          <table:table-cell office:value-type="float" office:value="1855" table:style-name="ce45">
            <text:p>1,855</text:p>
          </table:table-cell>
          <table:table-cell office:value-type="float" office:value="7943" table:style-name="ce44">
            <text:p>7,943</text:p>
          </table:table-cell>
          <table:table-cell office:value-type="float" office:value="1776" table:style-name="ce44">
            <text:p>1,776</text:p>
          </table:table-cell>
          <table:table-cell office:value-type="float" office:value="1864" table:style-name="ce44">
            <text:p>1,864</text:p>
          </table:table-cell>
          <table:table-cell office:value-type="float" office:value="1661" table:style-name="ce44">
            <text:p>1,661</text:p>
          </table:table-cell>
          <table:table-cell office:value-type="float" office:value="1382" table:style-name="ce44">
            <text:p>1,382</text:p>
          </table:table-cell>
          <table:table-cell office:value-type="float" office:value="1260" table:style-name="ce45">
            <text:p>1,260</text:p>
          </table:table-cell>
          <table:table-cell office:value-type="float" office:value="4138" table:style-name="ce44">
            <text:p>4,138</text:p>
          </table:table-cell>
          <table:table-cell office:value-type="float" office:value="1047" table:style-name="ce44">
            <text:p>1,047</text:p>
          </table:table-cell>
          <table:table-cell office:value-type="float" office:value="934" table:style-name="ce44">
            <text:p>934</text:p>
          </table:table-cell>
          <table:table-cell office:value-type="float" office:value="817" table:style-name="ce44">
            <text:p>817</text:p>
          </table:table-cell>
          <table:table-cell office:value-type="float" office:value="737" table:style-name="ce44">
            <text:p>737</text:p>
          </table:table-cell>
          <table:table-cell office:value-type="float" office:value="603" table:style-name="ce45">
            <text:p>603</text:p>
          </table:table-cell>
          <table:table-cell office:value-type="float" office:value="1892" table:style-name="ce44">
            <text:p>1,892</text:p>
          </table:table-cell>
          <table:table-cell office:value-type="float" office:value="530" table:style-name="ce44">
            <text:p>530</text:p>
          </table:table-cell>
          <table:table-cell office:value-type="float" office:value="438" table:style-name="ce44">
            <text:p>438</text:p>
          </table:table-cell>
          <table:table-cell office:value-type="float" office:value="355" table:style-name="ce44">
            <text:p>355</text:p>
          </table:table-cell>
          <table:table-cell office:value-type="float" office:value="308" table:style-name="ce44">
            <text:p>308</text:p>
          </table:table-cell>
          <table:table-cell office:value-type="float" office:value="261" table:style-name="ce45">
            <text:p>261</text:p>
          </table:table-cell>
          <table:table-cell office:value-type="float" office:value="551" table:style-name="ce44">
            <text:p>551</text:p>
          </table:table-cell>
          <table:table-cell office:value-type="float" office:value="182" table:style-name="ce44">
            <text:p>182</text:p>
          </table:table-cell>
          <table:table-cell office:value-type="float" office:value="156" table:style-name="ce44">
            <text:p>156</text:p>
          </table:table-cell>
          <table:table-cell office:value-type="float" office:value="90" table:style-name="ce44">
            <text:p>90</text:p>
          </table:table-cell>
          <table:table-cell office:value-type="float" office:value="73" table:style-name="ce44">
            <text:p>73</text:p>
          </table:table-cell>
          <table:table-cell office:value-type="float" office:value="50" table:style-name="ce45">
            <text:p>50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1296" table:style-name="ce44">
            <text:p>181,296</text:p>
          </table:table-cell>
          <table:table-cell office:value-type="float" office:value="5279" table:style-name="ce44">
            <text:p>5,279</text:p>
          </table:table-cell>
          <table:table-cell office:value-type="float" office:value="917" table:style-name="ce44">
            <text:p>917</text:p>
          </table:table-cell>
          <table:table-cell office:value-type="float" office:value="993" table:style-name="ce44">
            <text:p>993</text:p>
          </table:table-cell>
          <table:table-cell office:value-type="float" office:value="1044" table:style-name="ce44">
            <text:p>1,044</text:p>
          </table:table-cell>
          <table:table-cell office:value-type="float" office:value="1166" table:style-name="ce44">
            <text:p>1,166</text:p>
          </table:table-cell>
          <table:table-cell office:value-type="float" office:value="1159" table:style-name="ce44">
            <text:p>1,159</text:p>
          </table:table-cell>
          <table:table-cell office:value-type="float" office:value="6967" table:style-name="ce44">
            <text:p>6,967</text:p>
          </table:table-cell>
          <table:table-cell office:value-type="float" office:value="1322" table:style-name="ce44">
            <text:p>1,322</text:p>
          </table:table-cell>
          <table:table-cell office:value-type="float" office:value="1460" table:style-name="ce44">
            <text:p>1,460</text:p>
          </table:table-cell>
          <table:table-cell office:value-type="float" office:value="1321" table:style-name="ce44">
            <text:p>1,321</text:p>
          </table:table-cell>
          <table:table-cell office:value-type="float" office:value="1318" table:style-name="ce44">
            <text:p>1,318</text:p>
          </table:table-cell>
          <table:table-cell office:value-type="float" office:value="1546" table:style-name="ce45">
            <text:p>1,546</text:p>
          </table:table-cell>
          <table:table-cell office:value-type="float" office:value="6648" table:style-name="ce44">
            <text:p>6,648</text:p>
          </table:table-cell>
          <table:table-cell office:value-type="float" office:value="1287" table:style-name="ce44">
            <text:p>1,287</text:p>
          </table:table-cell>
          <table:table-cell office:value-type="float" office:value="1173" table:style-name="ce44">
            <text:p>1,173</text:p>
          </table:table-cell>
          <table:table-cell office:value-type="float" office:value="1281" table:style-name="ce44">
            <text:p>1,281</text:p>
          </table:table-cell>
          <table:table-cell office:value-type="float" office:value="1421" table:style-name="ce44">
            <text:p>1,421</text:p>
          </table:table-cell>
          <table:table-cell office:value-type="float" office:value="1486" table:style-name="ce45">
            <text:p>1,486</text:p>
          </table:table-cell>
          <table:table-cell office:value-type="float" office:value="8178" table:style-name="ce44">
            <text:p>8,178</text:p>
          </table:table-cell>
          <table:table-cell office:value-type="float" office:value="1488" table:style-name="ce44">
            <text:p>1,488</text:p>
          </table:table-cell>
          <table:table-cell office:value-type="float" office:value="1493" table:style-name="ce44">
            <text:p>1,493</text:p>
          </table:table-cell>
          <table:table-cell office:value-type="float" office:value="1596" table:style-name="ce44">
            <text:p>1,596</text:p>
          </table:table-cell>
          <table:table-cell office:value-type="float" office:value="1695" table:style-name="ce44">
            <text:p>1,695</text:p>
          </table:table-cell>
          <table:table-cell office:value-type="float" office:value="1906" table:style-name="ce45">
            <text:p>1,906</text:p>
          </table:table-cell>
          <table:table-cell office:value-type="float" office:value="11546" table:style-name="ce44">
            <text:p>11,546</text:p>
          </table:table-cell>
          <table:table-cell office:value-type="float" office:value="1986" table:style-name="ce44">
            <text:p>1,986</text:p>
          </table:table-cell>
          <table:table-cell office:value-type="float" office:value="2448" table:style-name="ce44">
            <text:p>2,448</text:p>
          </table:table-cell>
          <table:table-cell office:value-type="float" office:value="2304" table:style-name="ce44">
            <text:p>2,304</text:p>
          </table:table-cell>
          <table:table-cell office:value-type="float" office:value="2162" table:style-name="ce44">
            <text:p>2,162</text:p>
          </table:table-cell>
          <table:table-cell office:value-type="float" office:value="2646" table:style-name="ce45">
            <text:p>2,646</text:p>
          </table:table-cell>
          <table:table-cell office:value-type="float" office:value="13602" table:style-name="ce44">
            <text:p>13,602</text:p>
          </table:table-cell>
          <table:table-cell office:value-type="float" office:value="2817" table:style-name="ce44">
            <text:p>2,817</text:p>
          </table:table-cell>
          <table:table-cell office:value-type="float" office:value="2767" table:style-name="ce44">
            <text:p>2,767</text:p>
          </table:table-cell>
          <table:table-cell office:value-type="float" office:value="2605" table:style-name="ce44">
            <text:p>2,605</text:p>
          </table:table-cell>
          <table:table-cell office:value-type="float" office:value="2756" table:style-name="ce44">
            <text:p>2,756</text:p>
          </table:table-cell>
          <table:table-cell office:value-type="float" office:value="2657" table:style-name="ce45">
            <text:p>2,657</text:p>
          </table:table-cell>
          <table:table-cell office:value-type="float" office:value="13018" table:style-name="ce44">
            <text:p>13,018</text:p>
          </table:table-cell>
          <table:table-cell office:value-type="float" office:value="2676" table:style-name="ce44">
            <text:p>2,676</text:p>
          </table:table-cell>
          <table:table-cell office:value-type="float" office:value="2843" table:style-name="ce44">
            <text:p>2,843</text:p>
          </table:table-cell>
          <table:table-cell office:value-type="float" office:value="2441" table:style-name="ce44">
            <text:p>2,441</text:p>
          </table:table-cell>
          <table:table-cell office:value-type="float" office:value="2730" table:style-name="ce44">
            <text:p>2,730</text:p>
          </table:table-cell>
          <table:table-cell office:value-type="float" office:value="2328" table:style-name="ce45">
            <text:p>2,328</text:p>
          </table:table-cell>
          <table:table-cell office:value-type="float" office:value="12427" table:style-name="ce44">
            <text:p>12,427</text:p>
          </table:table-cell>
          <table:table-cell office:value-type="float" office:value="2158" table:style-name="ce44">
            <text:p>2,158</text:p>
          </table:table-cell>
          <table:table-cell office:value-type="float" office:value="2316" table:style-name="ce44">
            <text:p>2,316</text:p>
          </table:table-cell>
          <table:table-cell office:value-type="float" office:value="2567" table:style-name="ce44">
            <text:p>2,567</text:p>
          </table:table-cell>
          <table:table-cell office:value-type="float" office:value="2599" table:style-name="ce44">
            <text:p>2,599</text:p>
          </table:table-cell>
          <table:table-cell office:value-type="float" office:value="2787" table:style-name="ce45">
            <text:p>2,787</text:p>
          </table:table-cell>
          <table:table-cell office:value-type="float" office:value="14023" table:style-name="ce44">
            <text:p>14,023</text:p>
          </table:table-cell>
          <table:table-cell office:value-type="float" office:value="2925" table:style-name="ce44">
            <text:p>2,925</text:p>
          </table:table-cell>
          <table:table-cell office:value-type="float" office:value="2779" table:style-name="ce44">
            <text:p>2,779</text:p>
          </table:table-cell>
          <table:table-cell office:value-type="float" office:value="2887" table:style-name="ce44">
            <text:p>2,887</text:p>
          </table:table-cell>
          <table:table-cell office:value-type="float" office:value="2752" table:style-name="ce44">
            <text:p>2,752</text:p>
          </table:table-cell>
          <table:table-cell office:value-type="float" office:value="2680" table:style-name="ce45">
            <text:p>2,680</text:p>
          </table:table-cell>
          <table:table-cell office:value-type="float" office:value="13918" table:style-name="ce44">
            <text:p>13,918</text:p>
          </table:table-cell>
          <table:table-cell office:value-type="float" office:value="3098" table:style-name="ce44">
            <text:p>3,098</text:p>
          </table:table-cell>
          <table:table-cell office:value-type="float" office:value="2615" table:style-name="ce44">
            <text:p>2,615</text:p>
          </table:table-cell>
          <table:table-cell office:value-type="float" office:value="2765" table:style-name="ce44">
            <text:p>2,765</text:p>
          </table:table-cell>
          <table:table-cell office:value-type="float" office:value="2665" table:style-name="ce44">
            <text:p>2,665</text:p>
          </table:table-cell>
          <table:table-cell office:value-type="float" office:value="2775" table:style-name="ce45">
            <text:p>2,775</text:p>
          </table:table-cell>
          <table:table-cell office:value-type="float" office:value="14914" table:style-name="ce44">
            <text:p>14,914</text:p>
          </table:table-cell>
          <table:table-cell office:value-type="float" office:value="2952" table:style-name="ce44">
            <text:p>2,952</text:p>
          </table:table-cell>
          <table:table-cell office:value-type="float" office:value="2916" table:style-name="ce44">
            <text:p>2,916</text:p>
          </table:table-cell>
          <table:table-cell office:value-type="float" office:value="3001" table:style-name="ce44">
            <text:p>3,001</text:p>
          </table:table-cell>
          <table:table-cell office:value-type="float" office:value="3039" table:style-name="ce44">
            <text:p>3,039</text:p>
          </table:table-cell>
          <table:table-cell office:value-type="float" office:value="3006" table:style-name="ce45">
            <text:p>3,006</text:p>
          </table:table-cell>
          <table:table-cell office:value-type="float" office:value="15549" table:style-name="ce44">
            <text:p>15,549</text:p>
          </table:table-cell>
          <table:table-cell office:value-type="float" office:value="2983" table:style-name="ce44">
            <text:p>2,983</text:p>
          </table:table-cell>
          <table:table-cell office:value-type="float" office:value="3108" table:style-name="ce44">
            <text:p>3,108</text:p>
          </table:table-cell>
          <table:table-cell office:value-type="float" office:value="3099" table:style-name="ce44">
            <text:p>3,099</text:p>
          </table:table-cell>
          <table:table-cell office:value-type="float" office:value="3192" table:style-name="ce44">
            <text:p>3,192</text:p>
          </table:table-cell>
          <table:table-cell office:value-type="float" office:value="3167" table:style-name="ce45">
            <text:p>3,167</text:p>
          </table:table-cell>
          <table:table-cell office:value-type="float" office:value="14831" table:style-name="ce44">
            <text:p>14,831</text:p>
          </table:table-cell>
          <table:table-cell office:value-type="float" office:value="3146" table:style-name="ce44">
            <text:p>3,146</text:p>
          </table:table-cell>
          <table:table-cell office:value-type="float" office:value="2999" table:style-name="ce44">
            <text:p>2,999</text:p>
          </table:table-cell>
          <table:table-cell office:value-type="float" office:value="3067" table:style-name="ce44">
            <text:p>3,067</text:p>
          </table:table-cell>
          <table:table-cell office:value-type="float" office:value="2933" table:style-name="ce44">
            <text:p>2,933</text:p>
          </table:table-cell>
          <table:table-cell office:value-type="float" office:value="2686" table:style-name="ce45">
            <text:p>2,686</text:p>
          </table:table-cell>
          <table:table-cell office:value-type="float" office:value="12443" table:style-name="ce44">
            <text:p>12,443</text:p>
          </table:table-cell>
          <table:table-cell office:value-type="float" office:value="2665" table:style-name="ce44">
            <text:p>2,665</text:p>
          </table:table-cell>
          <table:table-cell office:value-type="float" office:value="2670" table:style-name="ce44">
            <text:p>2,670</text:p>
          </table:table-cell>
          <table:table-cell office:value-type="float" office:value="2462" table:style-name="ce44">
            <text:p>2,462</text:p>
          </table:table-cell>
          <table:table-cell office:value-type="float" office:value="2290" table:style-name="ce44">
            <text:p>2,290</text:p>
          </table:table-cell>
          <table:table-cell office:value-type="float" office:value="2356" table:style-name="ce45">
            <text:p>2,356</text:p>
          </table:table-cell>
          <table:table-cell office:value-type="float" office:value="8217" table:style-name="ce44">
            <text:p>8,217</text:p>
          </table:table-cell>
          <table:table-cell office:value-type="float" office:value="2090" table:style-name="ce44">
            <text:p>2,090</text:p>
          </table:table-cell>
          <table:table-cell office:value-type="float" office:value="1824" table:style-name="ce44">
            <text:p>1,824</text:p>
          </table:table-cell>
          <table:table-cell office:value-type="float" office:value="1677" table:style-name="ce44">
            <text:p>1,677</text:p>
          </table:table-cell>
          <table:table-cell office:value-type="float" office:value="1393" table:style-name="ce44">
            <text:p>1,393</text:p>
          </table:table-cell>
          <table:table-cell office:value-type="float" office:value="1233" table:style-name="ce45">
            <text:p>1,233</text:p>
          </table:table-cell>
          <table:table-cell office:value-type="float" office:value="3937" table:style-name="ce44">
            <text:p>3,937</text:p>
          </table:table-cell>
          <table:table-cell office:value-type="float" office:value="791" table:style-name="ce44">
            <text:p>791</text:p>
          </table:table-cell>
          <table:table-cell office:value-type="float" office:value="621" table:style-name="ce44">
            <text:p>621</text:p>
          </table:table-cell>
          <table:table-cell office:value-type="float" office:value="823" table:style-name="ce44">
            <text:p>823</text:p>
          </table:table-cell>
          <table:table-cell office:value-type="float" office:value="896" table:style-name="ce44">
            <text:p>896</text:p>
          </table:table-cell>
          <table:table-cell office:value-type="float" office:value="806" table:style-name="ce45">
            <text:p>806</text:p>
          </table:table-cell>
          <table:table-cell office:value-type="float" office:value="3143" table:style-name="ce44">
            <text:p>3,143</text:p>
          </table:table-cell>
          <table:table-cell office:value-type="float" office:value="742" table:style-name="ce44">
            <text:p>742</text:p>
          </table:table-cell>
          <table:table-cell office:value-type="float" office:value="787" table:style-name="ce44">
            <text:p>787</text:p>
          </table:table-cell>
          <table:table-cell office:value-type="float" office:value="625" table:style-name="ce44">
            <text:p>625</text:p>
          </table:table-cell>
          <table:table-cell office:value-type="float" office:value="544" table:style-name="ce44">
            <text:p>544</text:p>
          </table:table-cell>
          <table:table-cell office:value-type="float" office:value="445" table:style-name="ce45">
            <text:p>445</text:p>
          </table:table-cell>
          <table:table-cell office:value-type="float" office:value="1571" table:style-name="ce44">
            <text:p>1,571</text:p>
          </table:table-cell>
          <table:table-cell office:value-type="float" office:value="423" table:style-name="ce44">
            <text:p>423</text:p>
          </table:table-cell>
          <table:table-cell office:value-type="float" office:value="332" table:style-name="ce44">
            <text:p>332</text:p>
          </table:table-cell>
          <table:table-cell office:value-type="float" office:value="307" table:style-name="ce44">
            <text:p>307</text:p>
          </table:table-cell>
          <table:table-cell office:value-type="float" office:value="277" table:style-name="ce44">
            <text:p>277</text:p>
          </table:table-cell>
          <table:table-cell office:value-type="float" office:value="232" table:style-name="ce45">
            <text:p>232</text:p>
          </table:table-cell>
          <table:table-cell office:value-type="float" office:value="770" table:style-name="ce44">
            <text:p>770</text:p>
          </table:table-cell>
          <table:table-cell office:value-type="float" office:value="215" table:style-name="ce44">
            <text:p>215</text:p>
          </table:table-cell>
          <table:table-cell office:value-type="float" office:value="171" table:style-name="ce44">
            <text:p>171</text:p>
          </table:table-cell>
          <table:table-cell office:value-type="float" office:value="162" table:style-name="ce44">
            <text:p>162</text:p>
          </table:table-cell>
          <table:table-cell office:value-type="float" office:value="125" table:style-name="ce44">
            <text:p>125</text:p>
          </table:table-cell>
          <table:table-cell office:value-type="float" office:value="97" table:style-name="ce45">
            <text:p>97</text:p>
          </table:table-cell>
          <table:table-cell office:value-type="float" office:value="251" table:style-name="ce44">
            <text:p>251</text:p>
          </table:table-cell>
          <table:table-cell office:value-type="float" office:value="82" table:style-name="ce44">
            <text:p>82</text:p>
          </table:table-cell>
          <table:table-cell office:value-type="float" office:value="70" table:style-name="ce44">
            <text:p>70</text:p>
          </table:table-cell>
          <table:table-cell office:value-type="float" office:value="47" table:style-name="ce44">
            <text:p>47</text:p>
          </table:table-cell>
          <table:table-cell office:value-type="float" office:value="28" table:style-name="ce44">
            <text:p>28</text:p>
          </table:table-cell>
          <table:table-cell office:value-type="float" office:value="24" table:style-name="ce45">
            <text:p>24</text:p>
          </table:table-cell>
          <table:table-cell office:value-type="float" office:value="64" table:style-name="ce44">
            <text:p>6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2298" table:style-name="ce48">
            <text:p>182,298</text:p>
          </table:table-cell>
          <table:table-cell office:value-type="float" office:value="4858" table:style-name="ce49">
            <text:p>4,858</text:p>
          </table:table-cell>
          <table:table-cell office:value-type="float" office:value="820" table:style-name="ce48">
            <text:p>820</text:p>
          </table:table-cell>
          <table:table-cell office:value-type="float" office:value="919" table:style-name="ce48">
            <text:p>919</text:p>
          </table:table-cell>
          <table:table-cell office:value-type="float" office:value="975" table:style-name="ce48">
            <text:p>975</text:p>
          </table:table-cell>
          <table:table-cell office:value-type="float" office:value="1063" table:style-name="ce48">
            <text:p>1,063</text:p>
          </table:table-cell>
          <table:table-cell office:value-type="float" office:value="1081" table:style-name="ce48">
            <text:p>1,081</text:p>
          </table:table-cell>
          <table:table-cell office:value-type="float" office:value="6562" table:style-name="ce48">
            <text:p>6,562</text:p>
          </table:table-cell>
          <table:table-cell office:value-type="float" office:value="1287" table:style-name="ce48">
            <text:p>1,287</text:p>
          </table:table-cell>
          <table:table-cell office:value-type="float" office:value="1310" table:style-name="ce48">
            <text:p>1,310</text:p>
          </table:table-cell>
          <table:table-cell office:value-type="float" office:value="1298" table:style-name="ce48">
            <text:p>1,298</text:p>
          </table:table-cell>
          <table:table-cell office:value-type="float" office:value="1189" table:style-name="ce48">
            <text:p>1,189</text:p>
          </table:table-cell>
          <table:table-cell office:value-type="float" office:value="1478" table:style-name="ce49">
            <text:p>1,478</text:p>
          </table:table-cell>
          <table:table-cell office:value-type="float" office:value="6155" table:style-name="ce48">
            <text:p>6,155</text:p>
          </table:table-cell>
          <table:table-cell office:value-type="float" office:value="1231" table:style-name="ce48">
            <text:p>1,231</text:p>
          </table:table-cell>
          <table:table-cell office:value-type="float" office:value="1068" table:style-name="ce48">
            <text:p>1,068</text:p>
          </table:table-cell>
          <table:table-cell office:value-type="float" office:value="1267" table:style-name="ce48">
            <text:p>1,267</text:p>
          </table:table-cell>
          <table:table-cell office:value-type="float" office:value="1229" table:style-name="ce48">
            <text:p>1,229</text:p>
          </table:table-cell>
          <table:table-cell office:value-type="float" office:value="1360" table:style-name="ce49">
            <text:p>1,360</text:p>
          </table:table-cell>
          <table:table-cell office:value-type="float" office:value="7423" table:style-name="ce48">
            <text:p>7,423</text:p>
          </table:table-cell>
          <table:table-cell office:value-type="float" office:value="1404" table:style-name="ce48">
            <text:p>1,404</text:p>
          </table:table-cell>
          <table:table-cell office:value-type="float" office:value="1394" table:style-name="ce48">
            <text:p>1,394</text:p>
          </table:table-cell>
          <table:table-cell office:value-type="float" office:value="1454" table:style-name="ce48">
            <text:p>1,454</text:p>
          </table:table-cell>
          <table:table-cell office:value-type="float" office:value="1484" table:style-name="ce48">
            <text:p>1,484</text:p>
          </table:table-cell>
          <table:table-cell office:value-type="float" office:value="1687" table:style-name="ce49">
            <text:p>1,687</text:p>
          </table:table-cell>
          <table:table-cell office:value-type="float" office:value="10730" table:style-name="ce48">
            <text:p>10,730</text:p>
          </table:table-cell>
          <table:table-cell office:value-type="float" office:value="1753" table:style-name="ce48">
            <text:p>1,753</text:p>
          </table:table-cell>
          <table:table-cell office:value-type="float" office:value="2337" table:style-name="ce48">
            <text:p>2,337</text:p>
          </table:table-cell>
          <table:table-cell office:value-type="float" office:value="2138" table:style-name="ce48">
            <text:p>2,138</text:p>
          </table:table-cell>
          <table:table-cell office:value-type="float" office:value="2088" table:style-name="ce48">
            <text:p>2,088</text:p>
          </table:table-cell>
          <table:table-cell office:value-type="float" office:value="2414" table:style-name="ce49">
            <text:p>2,414</text:p>
          </table:table-cell>
          <table:table-cell office:value-type="float" office:value="12267" table:style-name="ce48">
            <text:p>12,267</text:p>
          </table:table-cell>
          <table:table-cell office:value-type="float" office:value="2431" table:style-name="ce48">
            <text:p>2,431</text:p>
          </table:table-cell>
          <table:table-cell office:value-type="float" office:value="2570" table:style-name="ce48">
            <text:p>2,570</text:p>
          </table:table-cell>
          <table:table-cell office:value-type="float" office:value="2495" table:style-name="ce48">
            <text:p>2,495</text:p>
          </table:table-cell>
          <table:table-cell office:value-type="float" office:value="2428" table:style-name="ce48">
            <text:p>2,428</text:p>
          </table:table-cell>
          <table:table-cell office:value-type="float" office:value="2343" table:style-name="ce49">
            <text:p>2,343</text:p>
          </table:table-cell>
          <table:table-cell office:value-type="float" office:value="11273" table:style-name="ce48">
            <text:p>11,273</text:p>
          </table:table-cell>
          <table:table-cell office:value-type="float" office:value="2283" table:style-name="ce48">
            <text:p>2,283</text:p>
          </table:table-cell>
          <table:table-cell office:value-type="float" office:value="2485" table:style-name="ce48">
            <text:p>2,485</text:p>
          </table:table-cell>
          <table:table-cell office:value-type="float" office:value="2099" table:style-name="ce48">
            <text:p>2,099</text:p>
          </table:table-cell>
          <table:table-cell office:value-type="float" office:value="2391" table:style-name="ce48">
            <text:p>2,391</text:p>
          </table:table-cell>
          <table:table-cell office:value-type="float" office:value="2015" table:style-name="ce49">
            <text:p>2,015</text:p>
          </table:table-cell>
          <table:table-cell office:value-type="float" office:value="11613" table:style-name="ce48">
            <text:p>11,613</text:p>
          </table:table-cell>
          <table:table-cell office:value-type="float" office:value="2016" table:style-name="ce48">
            <text:p>2,016</text:p>
          </table:table-cell>
          <table:table-cell office:value-type="float" office:value="2188" table:style-name="ce48">
            <text:p>2,188</text:p>
          </table:table-cell>
          <table:table-cell office:value-type="float" office:value="2259" table:style-name="ce48">
            <text:p>2,259</text:p>
          </table:table-cell>
          <table:table-cell office:value-type="float" office:value="2406" table:style-name="ce48">
            <text:p>2,406</text:p>
          </table:table-cell>
          <table:table-cell office:value-type="float" office:value="2744" table:style-name="ce49">
            <text:p>2,744</text:p>
          </table:table-cell>
          <table:table-cell office:value-type="float" office:value="14261" table:style-name="ce48">
            <text:p>14,261</text:p>
          </table:table-cell>
          <table:table-cell office:value-type="float" office:value="2836" table:style-name="ce48">
            <text:p>2,836</text:p>
          </table:table-cell>
          <table:table-cell office:value-type="float" office:value="2758" table:style-name="ce48">
            <text:p>2,758</text:p>
          </table:table-cell>
          <table:table-cell office:value-type="float" office:value="2871" table:style-name="ce48">
            <text:p>2,871</text:p>
          </table:table-cell>
          <table:table-cell office:value-type="float" office:value="2927" table:style-name="ce48">
            <text:p>2,927</text:p>
          </table:table-cell>
          <table:table-cell office:value-type="float" office:value="2869" table:style-name="ce49">
            <text:p>2,869</text:p>
          </table:table-cell>
          <table:table-cell office:value-type="float" office:value="13961" table:style-name="ce48">
            <text:p>13,961</text:p>
          </table:table-cell>
          <table:table-cell office:value-type="float" office:value="2962" table:style-name="ce48">
            <text:p>2,962</text:p>
          </table:table-cell>
          <table:table-cell office:value-type="float" office:value="2683" table:style-name="ce48">
            <text:p>2,683</text:p>
          </table:table-cell>
          <table:table-cell office:value-type="float" office:value="2762" table:style-name="ce48">
            <text:p>2,762</text:p>
          </table:table-cell>
          <table:table-cell office:value-type="float" office:value="2762" table:style-name="ce48">
            <text:p>2,762</text:p>
          </table:table-cell>
          <table:table-cell office:value-type="float" office:value="2792" table:style-name="ce49">
            <text:p>2,792</text:p>
          </table:table-cell>
          <table:table-cell office:value-type="float" office:value="15008" table:style-name="ce48">
            <text:p>15,008</text:p>
          </table:table-cell>
          <table:table-cell office:value-type="float" office:value="2861" table:style-name="ce48">
            <text:p>2,861</text:p>
          </table:table-cell>
          <table:table-cell office:value-type="float" office:value="3063" table:style-name="ce48">
            <text:p>3,063</text:p>
          </table:table-cell>
          <table:table-cell office:value-type="float" office:value="3048" table:style-name="ce48">
            <text:p>3,048</text:p>
          </table:table-cell>
          <table:table-cell office:value-type="float" office:value="3079" table:style-name="ce48">
            <text:p>3,079</text:p>
          </table:table-cell>
          <table:table-cell office:value-type="float" office:value="2957" table:style-name="ce49">
            <text:p>2,957</text:p>
          </table:table-cell>
          <table:table-cell office:value-type="float" office:value="15704" table:style-name="ce48">
            <text:p>15,704</text:p>
          </table:table-cell>
          <table:table-cell office:value-type="float" office:value="3067" table:style-name="ce48">
            <text:p>3,067</text:p>
          </table:table-cell>
          <table:table-cell office:value-type="float" office:value="3154" table:style-name="ce48">
            <text:p>3,154</text:p>
          </table:table-cell>
          <table:table-cell office:value-type="float" office:value="3124" table:style-name="ce48">
            <text:p>3,124</text:p>
          </table:table-cell>
          <table:table-cell office:value-type="float" office:value="3191" table:style-name="ce48">
            <text:p>3,191</text:p>
          </table:table-cell>
          <table:table-cell office:value-type="float" office:value="3168" table:style-name="ce49">
            <text:p>3,168</text:p>
          </table:table-cell>
          <table:table-cell office:value-type="float" office:value="15429" table:style-name="ce48">
            <text:p>15,429</text:p>
          </table:table-cell>
          <table:table-cell office:value-type="float" office:value="3149" table:style-name="ce48">
            <text:p>3,149</text:p>
          </table:table-cell>
          <table:table-cell office:value-type="float" office:value="3139" table:style-name="ce48">
            <text:p>3,139</text:p>
          </table:table-cell>
          <table:table-cell office:value-type="float" office:value="3133" table:style-name="ce48">
            <text:p>3,133</text:p>
          </table:table-cell>
          <table:table-cell office:value-type="float" office:value="3093" table:style-name="ce48">
            <text:p>3,093</text:p>
          </table:table-cell>
          <table:table-cell office:value-type="float" office:value="2915" table:style-name="ce49">
            <text:p>2,915</text:p>
          </table:table-cell>
          <table:table-cell office:value-type="float" office:value="13753" table:style-name="ce48">
            <text:p>13,753</text:p>
          </table:table-cell>
          <table:table-cell office:value-type="float" office:value="2934" table:style-name="ce48">
            <text:p>2,934</text:p>
          </table:table-cell>
          <table:table-cell office:value-type="float" office:value="2905" table:style-name="ce48">
            <text:p>2,905</text:p>
          </table:table-cell>
          <table:table-cell office:value-type="float" office:value="2696" table:style-name="ce48">
            <text:p>2,696</text:p>
          </table:table-cell>
          <table:table-cell office:value-type="float" office:value="2606" table:style-name="ce48">
            <text:p>2,606</text:p>
          </table:table-cell>
          <table:table-cell office:value-type="float" office:value="2612" table:style-name="ce49">
            <text:p>2,612</text:p>
          </table:table-cell>
          <table:table-cell office:value-type="float" office:value="9444" table:style-name="ce48">
            <text:p>9,444</text:p>
          </table:table-cell>
          <table:table-cell office:value-type="float" office:value="2441" table:style-name="ce48">
            <text:p>2,441</text:p>
          </table:table-cell>
          <table:table-cell office:value-type="float" office:value="2064" table:style-name="ce48">
            <text:p>2,064</text:p>
          </table:table-cell>
          <table:table-cell office:value-type="float" office:value="1990" table:style-name="ce48">
            <text:p>1,990</text:p>
          </table:table-cell>
          <table:table-cell office:value-type="float" office:value="1588" table:style-name="ce48">
            <text:p>1,588</text:p>
          </table:table-cell>
          <table:table-cell office:value-type="float" office:value="1361" table:style-name="ce49">
            <text:p>1,361</text:p>
          </table:table-cell>
          <table:table-cell office:value-type="float" office:value="5015" table:style-name="ce48">
            <text:p>5,015</text:p>
          </table:table-cell>
          <table:table-cell office:value-type="float" office:value="967" table:style-name="ce48">
            <text:p>967</text:p>
          </table:table-cell>
          <table:table-cell office:value-type="float" office:value="801" table:style-name="ce48">
            <text:p>801</text:p>
          </table:table-cell>
          <table:table-cell office:value-type="float" office:value="1102" table:style-name="ce48">
            <text:p>1,102</text:p>
          </table:table-cell>
          <table:table-cell office:value-type="float" office:value="1096" table:style-name="ce48">
            <text:p>1,096</text:p>
          </table:table-cell>
          <table:table-cell office:value-type="float" office:value="1049" table:style-name="ce49">
            <text:p>1,049</text:p>
          </table:table-cell>
          <table:table-cell office:value-type="float" office:value="4800" table:style-name="ce48">
            <text:p>4,800</text:p>
          </table:table-cell>
          <table:table-cell office:value-type="float" office:value="1034" table:style-name="ce48">
            <text:p>1,034</text:p>
          </table:table-cell>
          <table:table-cell office:value-type="float" office:value="1077" table:style-name="ce48">
            <text:p>1,077</text:p>
          </table:table-cell>
          <table:table-cell office:value-type="float" office:value="1036" table:style-name="ce48">
            <text:p>1,036</text:p>
          </table:table-cell>
          <table:table-cell office:value-type="float" office:value="838" table:style-name="ce48">
            <text:p>838</text:p>
          </table:table-cell>
          <table:table-cell office:value-type="float" office:value="815" table:style-name="ce49">
            <text:p>815</text:p>
          </table:table-cell>
          <table:table-cell office:value-type="float" office:value="2567" table:style-name="ce48">
            <text:p>2,567</text:p>
          </table:table-cell>
          <table:table-cell office:value-type="float" office:value="624" table:style-name="ce48">
            <text:p>624</text:p>
          </table:table-cell>
          <table:table-cell office:value-type="float" office:value="602" table:style-name="ce48">
            <text:p>602</text:p>
          </table:table-cell>
          <table:table-cell office:value-type="float" office:value="510" table:style-name="ce48">
            <text:p>510</text:p>
          </table:table-cell>
          <table:table-cell office:value-type="float" office:value="460" table:style-name="ce48">
            <text:p>460</text:p>
          </table:table-cell>
          <table:table-cell office:value-type="float" office:value="371" table:style-name="ce49">
            <text:p>371</text:p>
          </table:table-cell>
          <table:table-cell office:value-type="float" office:value="1122" table:style-name="ce48">
            <text:p>1,122</text:p>
          </table:table-cell>
          <table:table-cell office:value-type="float" office:value="315" table:style-name="ce48">
            <text:p>315</text:p>
          </table:table-cell>
          <table:table-cell office:value-type="float" office:value="267" table:style-name="ce48">
            <text:p>267</text:p>
          </table:table-cell>
          <table:table-cell office:value-type="float" office:value="193" table:style-name="ce48">
            <text:p>193</text:p>
          </table:table-cell>
          <table:table-cell office:value-type="float" office:value="183" table:style-name="ce48">
            <text:p>183</text:p>
          </table:table-cell>
          <table:table-cell office:value-type="float" office:value="164" table:style-name="ce49">
            <text:p>164</text:p>
          </table:table-cell>
          <table:table-cell office:value-type="float" office:value="300" table:style-name="ce48">
            <text:p>300</text:p>
          </table:table-cell>
          <table:table-cell office:value-type="float" office:value="100" table:style-name="ce48">
            <text:p>100</text:p>
          </table:table-cell>
          <table:table-cell office:value-type="float" office:value="86" table:style-name="ce48">
            <text:p>86</text:p>
          </table:table-cell>
          <table:table-cell office:value-type="float" office:value="43" table:style-name="ce48">
            <text:p>43</text:p>
          </table:table-cell>
          <table:table-cell office:value-type="float" office:value="45" table:style-name="ce48">
            <text:p>45</text:p>
          </table:table-cell>
          <table:table-cell office:value-type="float" office:value="26" table:style-name="ce49">
            <text:p>26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586" table:style-name="ce44">
            <text:p>452,586</text:p>
          </table:table-cell>
          <table:table-cell office:value-type="float" office:value="21251" table:style-name="ce44">
            <text:p>21,251</text:p>
          </table:table-cell>
          <table:table-cell office:value-type="float" office:value="3508" table:style-name="ce44">
            <text:p>3,508</text:p>
          </table:table-cell>
          <table:table-cell office:value-type="float" office:value="3891" table:style-name="ce44">
            <text:p>3,891</text:p>
          </table:table-cell>
          <table:table-cell office:value-type="float" office:value="4383" table:style-name="ce44">
            <text:p>4,383</text:p>
          </table:table-cell>
          <table:table-cell office:value-type="float" office:value="4548" table:style-name="ce44">
            <text:p>4,548</text:p>
          </table:table-cell>
          <table:table-cell office:value-type="float" office:value="4921" table:style-name="ce44">
            <text:p>4,921</text:p>
          </table:table-cell>
          <table:table-cell office:value-type="float" office:value="28824" table:style-name="ce44">
            <text:p>28,824</text:p>
          </table:table-cell>
          <table:table-cell office:value-type="float" office:value="5364" table:style-name="ce44">
            <text:p>5,364</text:p>
          </table:table-cell>
          <table:table-cell office:value-type="float" office:value="5774" table:style-name="ce44">
            <text:p>5,774</text:p>
          </table:table-cell>
          <table:table-cell office:value-type="float" office:value="5940" table:style-name="ce44">
            <text:p>5,940</text:p>
          </table:table-cell>
          <table:table-cell office:value-type="float" office:value="5282" table:style-name="ce44">
            <text:p>5,282</text:p>
          </table:table-cell>
          <table:table-cell office:value-type="float" office:value="6464" table:style-name="ce45">
            <text:p>6,464</text:p>
          </table:table-cell>
          <table:table-cell office:value-type="float" office:value="25156" table:style-name="ce44">
            <text:p>25,156</text:p>
          </table:table-cell>
          <table:table-cell office:value-type="float" office:value="5486" table:style-name="ce44">
            <text:p>5,486</text:p>
          </table:table-cell>
          <table:table-cell office:value-type="float" office:value="4434" table:style-name="ce44">
            <text:p>4,434</text:p>
          </table:table-cell>
          <table:table-cell office:value-type="float" office:value="5158" table:style-name="ce44">
            <text:p>5,158</text:p>
          </table:table-cell>
          <table:table-cell office:value-type="float" office:value="5014" table:style-name="ce44">
            <text:p>5,014</text:p>
          </table:table-cell>
          <table:table-cell office:value-type="float" office:value="5064" table:style-name="ce45">
            <text:p>5,064</text:p>
          </table:table-cell>
          <table:table-cell office:value-type="float" office:value="24014" table:style-name="ce44">
            <text:p>24,014</text:p>
          </table:table-cell>
          <table:table-cell office:value-type="float" office:value="4910" table:style-name="ce44">
            <text:p>4,910</text:p>
          </table:table-cell>
          <table:table-cell office:value-type="float" office:value="4566" table:style-name="ce44">
            <text:p>4,566</text:p>
          </table:table-cell>
          <table:table-cell office:value-type="float" office:value="4786" table:style-name="ce44">
            <text:p>4,786</text:p>
          </table:table-cell>
          <table:table-cell office:value-type="float" office:value="4678" table:style-name="ce44">
            <text:p>4,678</text:p>
          </table:table-cell>
          <table:table-cell office:value-type="float" office:value="5074" table:style-name="ce45">
            <text:p>5,074</text:p>
          </table:table-cell>
          <table:table-cell office:value-type="float" office:value="26722" table:style-name="ce44">
            <text:p>26,722</text:p>
          </table:table-cell>
          <table:table-cell office:value-type="float" office:value="5157" table:style-name="ce44">
            <text:p>5,157</text:p>
          </table:table-cell>
          <table:table-cell office:value-type="float" office:value="5819" table:style-name="ce44">
            <text:p>5,819</text:p>
          </table:table-cell>
          <table:table-cell office:value-type="float" office:value="5293" table:style-name="ce44">
            <text:p>5,293</text:p>
          </table:table-cell>
          <table:table-cell office:value-type="float" office:value="4750" table:style-name="ce44">
            <text:p>4,750</text:p>
          </table:table-cell>
          <table:table-cell office:value-type="float" office:value="5703" table:style-name="ce45">
            <text:p>5,703</text:p>
          </table:table-cell>
          <table:table-cell office:value-type="float" office:value="28240" table:style-name="ce44">
            <text:p>28,240</text:p>
          </table:table-cell>
          <table:table-cell office:value-type="float" office:value="5695" table:style-name="ce44">
            <text:p>5,695</text:p>
          </table:table-cell>
          <table:table-cell office:value-type="float" office:value="5730" table:style-name="ce44">
            <text:p>5,730</text:p>
          </table:table-cell>
          <table:table-cell office:value-type="float" office:value="5480" table:style-name="ce44">
            <text:p>5,480</text:p>
          </table:table-cell>
          <table:table-cell office:value-type="float" office:value="5682" table:style-name="ce44">
            <text:p>5,682</text:p>
          </table:table-cell>
          <table:table-cell office:value-type="float" office:value="5653" table:style-name="ce45">
            <text:p>5,653</text:p>
          </table:table-cell>
          <table:table-cell office:value-type="float" office:value="29907" table:style-name="ce44">
            <text:p>29,907</text:p>
          </table:table-cell>
          <table:table-cell office:value-type="float" office:value="5768" table:style-name="ce44">
            <text:p>5,768</text:p>
          </table:table-cell>
          <table:table-cell office:value-type="float" office:value="6040" table:style-name="ce44">
            <text:p>6,040</text:p>
          </table:table-cell>
          <table:table-cell office:value-type="float" office:value="5753" table:style-name="ce44">
            <text:p>5,753</text:p>
          </table:table-cell>
          <table:table-cell office:value-type="float" office:value="6351" table:style-name="ce44">
            <text:p>6,351</text:p>
          </table:table-cell>
          <table:table-cell office:value-type="float" office:value="5995" table:style-name="ce45">
            <text:p>5,995</text:p>
          </table:table-cell>
          <table:table-cell office:value-type="float" office:value="36089" table:style-name="ce44">
            <text:p>36,089</text:p>
          </table:table-cell>
          <table:table-cell office:value-type="float" office:value="5814" table:style-name="ce44">
            <text:p>5,814</text:p>
          </table:table-cell>
          <table:table-cell office:value-type="float" office:value="6584" table:style-name="ce44">
            <text:p>6,584</text:p>
          </table:table-cell>
          <table:table-cell office:value-type="float" office:value="7448" table:style-name="ce44">
            <text:p>7,448</text:p>
          </table:table-cell>
          <table:table-cell office:value-type="float" office:value="7801" table:style-name="ce44">
            <text:p>7,801</text:p>
          </table:table-cell>
          <table:table-cell office:value-type="float" office:value="8442" table:style-name="ce45">
            <text:p>8,442</text:p>
          </table:table-cell>
          <table:table-cell office:value-type="float" office:value="43618" table:style-name="ce44">
            <text:p>43,618</text:p>
          </table:table-cell>
          <table:table-cell office:value-type="float" office:value="8968" table:style-name="ce44">
            <text:p>8,968</text:p>
          </table:table-cell>
          <table:table-cell office:value-type="float" office:value="8959" table:style-name="ce44">
            <text:p>8,959</text:p>
          </table:table-cell>
          <table:table-cell office:value-type="float" office:value="8957" table:style-name="ce44">
            <text:p>8,957</text:p>
          </table:table-cell>
          <table:table-cell office:value-type="float" office:value="8682" table:style-name="ce44">
            <text:p>8,682</text:p>
          </table:table-cell>
          <table:table-cell office:value-type="float" office:value="8052" table:style-name="ce45">
            <text:p>8,052</text:p>
          </table:table-cell>
          <table:table-cell office:value-type="float" office:value="37107" table:style-name="ce44">
            <text:p>37,107</text:p>
          </table:table-cell>
          <table:table-cell office:value-type="float" office:value="8886" table:style-name="ce44">
            <text:p>8,886</text:p>
          </table:table-cell>
          <table:table-cell office:value-type="float" office:value="7507" table:style-name="ce44">
            <text:p>7,507</text:p>
          </table:table-cell>
          <table:table-cell office:value-type="float" office:value="7137" table:style-name="ce44">
            <text:p>7,137</text:p>
          </table:table-cell>
          <table:table-cell office:value-type="float" office:value="6679" table:style-name="ce44">
            <text:p>6,679</text:p>
          </table:table-cell>
          <table:table-cell office:value-type="float" office:value="6898" table:style-name="ce45">
            <text:p>6,898</text:p>
          </table:table-cell>
          <table:table-cell office:value-type="float" office:value="33227" table:style-name="ce44">
            <text:p>33,227</text:p>
          </table:table-cell>
          <table:table-cell office:value-type="float" office:value="6897" table:style-name="ce44">
            <text:p>6,897</text:p>
          </table:table-cell>
          <table:table-cell office:value-type="float" office:value="6876" table:style-name="ce44">
            <text:p>6,876</text:p>
          </table:table-cell>
          <table:table-cell office:value-type="float" office:value="6818" table:style-name="ce44">
            <text:p>6,818</text:p>
          </table:table-cell>
          <table:table-cell office:value-type="float" office:value="6556" table:style-name="ce44">
            <text:p>6,556</text:p>
          </table:table-cell>
          <table:table-cell office:value-type="float" office:value="6080" table:style-name="ce45">
            <text:p>6,080</text:p>
          </table:table-cell>
          <table:table-cell office:value-type="float" office:value="30170" table:style-name="ce44">
            <text:p>30,170</text:p>
          </table:table-cell>
          <table:table-cell office:value-type="float" office:value="6123" table:style-name="ce44">
            <text:p>6,123</text:p>
          </table:table-cell>
          <table:table-cell office:value-type="float" office:value="6143" table:style-name="ce44">
            <text:p>6,143</text:p>
          </table:table-cell>
          <table:table-cell office:value-type="float" office:value="5948" table:style-name="ce44">
            <text:p>5,948</text:p>
          </table:table-cell>
          <table:table-cell office:value-type="float" office:value="5991" table:style-name="ce44">
            <text:p>5,991</text:p>
          </table:table-cell>
          <table:table-cell office:value-type="float" office:value="5965" table:style-name="ce45">
            <text:p>5,965</text:p>
          </table:table-cell>
          <table:table-cell office:value-type="float" office:value="26513" table:style-name="ce44">
            <text:p>26,513</text:p>
          </table:table-cell>
          <table:table-cell office:value-type="float" office:value="5489" table:style-name="ce44">
            <text:p>5,489</text:p>
          </table:table-cell>
          <table:table-cell office:value-type="float" office:value="5590" table:style-name="ce44">
            <text:p>5,590</text:p>
          </table:table-cell>
          <table:table-cell office:value-type="float" office:value="5273" table:style-name="ce44">
            <text:p>5,273</text:p>
          </table:table-cell>
          <table:table-cell office:value-type="float" office:value="5271" table:style-name="ce44">
            <text:p>5,271</text:p>
          </table:table-cell>
          <table:table-cell office:value-type="float" office:value="4890" table:style-name="ce45">
            <text:p>4,890</text:p>
          </table:table-cell>
          <table:table-cell office:value-type="float" office:value="22714" table:style-name="ce44">
            <text:p>22,714</text:p>
          </table:table-cell>
          <table:table-cell office:value-type="float" office:value="4829" table:style-name="ce44">
            <text:p>4,829</text:p>
          </table:table-cell>
          <table:table-cell office:value-type="float" office:value="4713" table:style-name="ce44">
            <text:p>4,713</text:p>
          </table:table-cell>
          <table:table-cell office:value-type="float" office:value="4631" table:style-name="ce44">
            <text:p>4,631</text:p>
          </table:table-cell>
          <table:table-cell office:value-type="float" office:value="4364" table:style-name="ce44">
            <text:p>4,364</text:p>
          </table:table-cell>
          <table:table-cell office:value-type="float" office:value="4177" table:style-name="ce45">
            <text:p>4,177</text:p>
          </table:table-cell>
          <table:table-cell office:value-type="float" office:value="15835" table:style-name="ce44">
            <text:p>15,835</text:p>
          </table:table-cell>
          <table:table-cell office:value-type="float" office:value="4164" table:style-name="ce44">
            <text:p>4,164</text:p>
          </table:table-cell>
          <table:table-cell office:value-type="float" office:value="3346" table:style-name="ce44">
            <text:p>3,346</text:p>
          </table:table-cell>
          <table:table-cell office:value-type="float" office:value="3175" table:style-name="ce44">
            <text:p>3,175</text:p>
          </table:table-cell>
          <table:table-cell office:value-type="float" office:value="2719" table:style-name="ce44">
            <text:p>2,719</text:p>
          </table:table-cell>
          <table:table-cell office:value-type="float" office:value="2431" table:style-name="ce45">
            <text:p>2,431</text:p>
          </table:table-cell>
          <table:table-cell office:value-type="float" office:value="9222" table:style-name="ce44">
            <text:p>9,222</text:p>
          </table:table-cell>
          <table:table-cell office:value-type="float" office:value="2045" table:style-name="ce44">
            <text:p>2,045</text:p>
          </table:table-cell>
          <table:table-cell office:value-type="float" office:value="1578" table:style-name="ce44">
            <text:p>1,578</text:p>
          </table:table-cell>
          <table:table-cell office:value-type="float" office:value="1880" table:style-name="ce44">
            <text:p>1,880</text:p>
          </table:table-cell>
          <table:table-cell office:value-type="float" office:value="1870" table:style-name="ce44">
            <text:p>1,870</text:p>
          </table:table-cell>
          <table:table-cell office:value-type="float" office:value="1849" table:style-name="ce45">
            <text:p>1,849</text:p>
          </table:table-cell>
          <table:table-cell office:value-type="float" office:value="7202" table:style-name="ce44">
            <text:p>7,202</text:p>
          </table:table-cell>
          <table:table-cell office:value-type="float" office:value="1685" table:style-name="ce44">
            <text:p>1,685</text:p>
          </table:table-cell>
          <table:table-cell office:value-type="float" office:value="1630" table:style-name="ce44">
            <text:p>1,630</text:p>
          </table:table-cell>
          <table:table-cell office:value-type="float" office:value="1436" table:style-name="ce44">
            <text:p>1,436</text:p>
          </table:table-cell>
          <table:table-cell office:value-type="float" office:value="1266" table:style-name="ce44">
            <text:p>1,266</text:p>
          </table:table-cell>
          <table:table-cell office:value-type="float" office:value="1185" table:style-name="ce45">
            <text:p>1,185</text:p>
          </table:table-cell>
          <table:table-cell office:value-type="float" office:value="4037" table:style-name="ce44">
            <text:p>4,037</text:p>
          </table:table-cell>
          <table:table-cell office:value-type="float" office:value="1011" table:style-name="ce44">
            <text:p>1,011</text:p>
          </table:table-cell>
          <table:table-cell office:value-type="float" office:value="916" table:style-name="ce44">
            <text:p>916</text:p>
          </table:table-cell>
          <table:table-cell office:value-type="float" office:value="795" table:style-name="ce44">
            <text:p>795</text:p>
          </table:table-cell>
          <table:table-cell office:value-type="float" office:value="674" table:style-name="ce44">
            <text:p>674</text:p>
          </table:table-cell>
          <table:table-cell office:value-type="float" office:value="641" table:style-name="ce45">
            <text:p>641</text:p>
          </table:table-cell>
          <table:table-cell office:value-type="float" office:value="2037" table:style-name="ce44">
            <text:p>2,037</text:p>
          </table:table-cell>
          <table:table-cell office:value-type="float" office:value="536" table:style-name="ce44">
            <text:p>536</text:p>
          </table:table-cell>
          <table:table-cell office:value-type="float" office:value="466" table:style-name="ce44">
            <text:p>466</text:p>
          </table:table-cell>
          <table:table-cell office:value-type="float" office:value="418" table:style-name="ce44">
            <text:p>418</text:p>
          </table:table-cell>
          <table:table-cell office:value-type="float" office:value="329" table:style-name="ce44">
            <text:p>329</text:p>
          </table:table-cell>
          <table:table-cell office:value-type="float" office:value="288" table:style-name="ce45">
            <text:p>288</text:p>
          </table:table-cell>
          <table:table-cell office:value-type="float" office:value="608" table:style-name="ce44">
            <text:p>608</text:p>
          </table:table-cell>
          <table:table-cell office:value-type="float" office:value="211" table:style-name="ce44">
            <text:p>211</text:p>
          </table:table-cell>
          <table:table-cell office:value-type="float" office:value="160" table:style-name="ce44">
            <text:p>160</text:p>
          </table:table-cell>
          <table:table-cell office:value-type="float" office:value="110" table:style-name="ce44">
            <text:p>110</text:p>
          </table:table-cell>
          <table:table-cell office:value-type="float" office:value="81" table:style-name="ce44">
            <text:p>81</text:p>
          </table:table-cell>
          <table:table-cell office:value-type="float" office:value="46" table:style-name="ce45">
            <text:p>46</text:p>
          </table:table-cell>
          <table:table-cell office:value-type="float" office:value="93" table:style-name="ce44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622" table:style-name="ce44">
            <text:p>223,622</text:p>
          </table:table-cell>
          <table:table-cell office:value-type="float" office:value="11019" table:style-name="ce44">
            <text:p>11,019</text:p>
          </table:table-cell>
          <table:table-cell office:value-type="float" office:value="1785" table:style-name="ce46">
            <text:p>1,785</text:p>
          </table:table-cell>
          <table:table-cell office:value-type="float" office:value="2032" table:style-name="ce46">
            <text:p>2,032</text:p>
          </table:table-cell>
          <table:table-cell office:value-type="float" office:value="2299" table:style-name="ce46">
            <text:p>2,299</text:p>
          </table:table-cell>
          <table:table-cell office:value-type="float" office:value="2361" table:style-name="ce46">
            <text:p>2,361</text:p>
          </table:table-cell>
          <table:table-cell office:value-type="float" office:value="2542" table:style-name="ce46">
            <text:p>2,542</text:p>
          </table:table-cell>
          <table:table-cell office:value-type="float" office:value="14887" table:style-name="ce46">
            <text:p>14,887</text:p>
          </table:table-cell>
          <table:table-cell office:value-type="float" office:value="2751" table:style-name="ce46">
            <text:p>2,751</text:p>
          </table:table-cell>
          <table:table-cell office:value-type="float" office:value="2977" table:style-name="ce46">
            <text:p>2,977</text:p>
          </table:table-cell>
          <table:table-cell office:value-type="float" office:value="3109" table:style-name="ce46">
            <text:p>3,109</text:p>
          </table:table-cell>
          <table:table-cell office:value-type="float" office:value="2744" table:style-name="ce46">
            <text:p>2,744</text:p>
          </table:table-cell>
          <table:table-cell office:value-type="float" office:value="3306" table:style-name="ce47">
            <text:p>3,306</text:p>
          </table:table-cell>
          <table:table-cell office:value-type="float" office:value="13301" table:style-name="ce46">
            <text:p>13,301</text:p>
          </table:table-cell>
          <table:table-cell office:value-type="float" office:value="2883" table:style-name="ce46">
            <text:p>2,883</text:p>
          </table:table-cell>
          <table:table-cell office:value-type="float" office:value="2336" table:style-name="ce46">
            <text:p>2,336</text:p>
          </table:table-cell>
          <table:table-cell office:value-type="float" office:value="2679" table:style-name="ce46">
            <text:p>2,679</text:p>
          </table:table-cell>
          <table:table-cell office:value-type="float" office:value="2729" table:style-name="ce46">
            <text:p>2,729</text:p>
          </table:table-cell>
          <table:table-cell office:value-type="float" office:value="2674" table:style-name="ce47">
            <text:p>2,674</text:p>
          </table:table-cell>
          <table:table-cell office:value-type="float" office:value="12489" table:style-name="ce46">
            <text:p>12,489</text:p>
          </table:table-cell>
          <table:table-cell office:value-type="float" office:value="2555" table:style-name="ce46">
            <text:p>2,555</text:p>
          </table:table-cell>
          <table:table-cell office:value-type="float" office:value="2350" table:style-name="ce46">
            <text:p>2,350</text:p>
          </table:table-cell>
          <table:table-cell office:value-type="float" office:value="2481" table:style-name="ce46">
            <text:p>2,481</text:p>
          </table:table-cell>
          <table:table-cell office:value-type="float" office:value="2422" table:style-name="ce46">
            <text:p>2,422</text:p>
          </table:table-cell>
          <table:table-cell office:value-type="float" office:value="2681" table:style-name="ce47">
            <text:p>2,681</text:p>
          </table:table-cell>
          <table:table-cell office:value-type="float" office:value="13869" table:style-name="ce46">
            <text:p>13,869</text:p>
          </table:table-cell>
          <table:table-cell office:value-type="float" office:value="2699" table:style-name="ce46">
            <text:p>2,699</text:p>
          </table:table-cell>
          <table:table-cell office:value-type="float" office:value="2985" table:style-name="ce46">
            <text:p>2,985</text:p>
          </table:table-cell>
          <table:table-cell office:value-type="float" office:value="2753" table:style-name="ce46">
            <text:p>2,753</text:p>
          </table:table-cell>
          <table:table-cell office:value-type="float" office:value="2461" table:style-name="ce46">
            <text:p>2,461</text:p>
          </table:table-cell>
          <table:table-cell office:value-type="float" office:value="2971" table:style-name="ce47">
            <text:p>2,971</text:p>
          </table:table-cell>
          <table:table-cell office:value-type="float" office:value="14588" table:style-name="ce46">
            <text:p>14,588</text:p>
          </table:table-cell>
          <table:table-cell office:value-type="float" office:value="2971" table:style-name="ce46">
            <text:p>2,971</text:p>
          </table:table-cell>
          <table:table-cell office:value-type="float" office:value="2955" table:style-name="ce46">
            <text:p>2,955</text:p>
          </table:table-cell>
          <table:table-cell office:value-type="float" office:value="2845" table:style-name="ce46">
            <text:p>2,845</text:p>
          </table:table-cell>
          <table:table-cell office:value-type="float" office:value="2870" table:style-name="ce46">
            <text:p>2,870</text:p>
          </table:table-cell>
          <table:table-cell office:value-type="float" office:value="2947" table:style-name="ce47">
            <text:p>2,947</text:p>
          </table:table-cell>
          <table:table-cell office:value-type="float" office:value="15340" table:style-name="ce46">
            <text:p>15,340</text:p>
          </table:table-cell>
          <table:table-cell office:value-type="float" office:value="2994" table:style-name="ce46">
            <text:p>2,994</text:p>
          </table:table-cell>
          <table:table-cell office:value-type="float" office:value="3177" table:style-name="ce46">
            <text:p>3,177</text:p>
          </table:table-cell>
          <table:table-cell office:value-type="float" office:value="2929" table:style-name="ce46">
            <text:p>2,929</text:p>
          </table:table-cell>
          <table:table-cell office:value-type="float" office:value="3202" table:style-name="ce46">
            <text:p>3,202</text:p>
          </table:table-cell>
          <table:table-cell office:value-type="float" office:value="3038" table:style-name="ce47">
            <text:p>3,038</text:p>
          </table:table-cell>
          <table:table-cell office:value-type="float" office:value="17559" table:style-name="ce46">
            <text:p>17,559</text:p>
          </table:table-cell>
          <table:table-cell office:value-type="float" office:value="2889" table:style-name="ce46">
            <text:p>2,889</text:p>
          </table:table-cell>
          <table:table-cell office:value-type="float" office:value="3231" table:style-name="ce46">
            <text:p>3,231</text:p>
          </table:table-cell>
          <table:table-cell office:value-type="float" office:value="3547" table:style-name="ce46">
            <text:p>3,547</text:p>
          </table:table-cell>
          <table:table-cell office:value-type="float" office:value="3759" table:style-name="ce46">
            <text:p>3,759</text:p>
          </table:table-cell>
          <table:table-cell office:value-type="float" office:value="4133" table:style-name="ce47">
            <text:p>4,133</text:p>
          </table:table-cell>
          <table:table-cell office:value-type="float" office:value="20999" table:style-name="ce46">
            <text:p>20,999</text:p>
          </table:table-cell>
          <table:table-cell office:value-type="float" office:value="4314" table:style-name="ce46">
            <text:p>4,314</text:p>
          </table:table-cell>
          <table:table-cell office:value-type="float" office:value="4283" table:style-name="ce46">
            <text:p>4,283</text:p>
          </table:table-cell>
          <table:table-cell office:value-type="float" office:value="4267" table:style-name="ce46">
            <text:p>4,267</text:p>
          </table:table-cell>
          <table:table-cell office:value-type="float" office:value="4216" table:style-name="ce46">
            <text:p>4,216</text:p>
          </table:table-cell>
          <table:table-cell office:value-type="float" office:value="3919" table:style-name="ce47">
            <text:p>3,919</text:p>
          </table:table-cell>
          <table:table-cell office:value-type="float" office:value="18310" table:style-name="ce46">
            <text:p>18,310</text:p>
          </table:table-cell>
          <table:table-cell office:value-type="float" office:value="4385" table:style-name="ce46">
            <text:p>4,385</text:p>
          </table:table-cell>
          <table:table-cell office:value-type="float" office:value="3664" table:style-name="ce46">
            <text:p>3,664</text:p>
          </table:table-cell>
          <table:table-cell office:value-type="float" office:value="3552" table:style-name="ce46">
            <text:p>3,552</text:p>
          </table:table-cell>
          <table:table-cell office:value-type="float" office:value="3322" table:style-name="ce46">
            <text:p>3,322</text:p>
          </table:table-cell>
          <table:table-cell office:value-type="float" office:value="3387" table:style-name="ce47">
            <text:p>3,387</text:p>
          </table:table-cell>
          <table:table-cell office:value-type="float" office:value="16335" table:style-name="ce46">
            <text:p>16,335</text:p>
          </table:table-cell>
          <table:table-cell office:value-type="float" office:value="3361" table:style-name="ce46">
            <text:p>3,361</text:p>
          </table:table-cell>
          <table:table-cell office:value-type="float" office:value="3408" table:style-name="ce46">
            <text:p>3,408</text:p>
          </table:table-cell>
          <table:table-cell office:value-type="float" office:value="3263" table:style-name="ce46">
            <text:p>3,263</text:p>
          </table:table-cell>
          <table:table-cell office:value-type="float" office:value="3233" table:style-name="ce46">
            <text:p>3,233</text:p>
          </table:table-cell>
          <table:table-cell office:value-type="float" office:value="3070" table:style-name="ce47">
            <text:p>3,070</text:p>
          </table:table-cell>
          <table:table-cell office:value-type="float" office:value="14882" table:style-name="ce46">
            <text:p>14,882</text:p>
          </table:table-cell>
          <table:table-cell office:value-type="float" office:value="3019" table:style-name="ce46">
            <text:p>3,019</text:p>
          </table:table-cell>
          <table:table-cell office:value-type="float" office:value="3018" table:style-name="ce46">
            <text:p>3,018</text:p>
          </table:table-cell>
          <table:table-cell office:value-type="float" office:value="2976" table:style-name="ce46">
            <text:p>2,976</text:p>
          </table:table-cell>
          <table:table-cell office:value-type="float" office:value="2950" table:style-name="ce46">
            <text:p>2,950</text:p>
          </table:table-cell>
          <table:table-cell office:value-type="float" office:value="2919" table:style-name="ce47">
            <text:p>2,919</text:p>
          </table:table-cell>
          <table:table-cell office:value-type="float" office:value="12736" table:style-name="ce46">
            <text:p>12,736</text:p>
          </table:table-cell>
          <table:table-cell office:value-type="float" office:value="2680" table:style-name="ce46">
            <text:p>2,680</text:p>
          </table:table-cell>
          <table:table-cell office:value-type="float" office:value="2708" table:style-name="ce46">
            <text:p>2,708</text:p>
          </table:table-cell>
          <table:table-cell office:value-type="float" office:value="2504" table:style-name="ce46">
            <text:p>2,504</text:p>
          </table:table-cell>
          <table:table-cell office:value-type="float" office:value="2535" table:style-name="ce46">
            <text:p>2,535</text:p>
          </table:table-cell>
          <table:table-cell office:value-type="float" office:value="2309" table:style-name="ce47">
            <text:p>2,309</text:p>
          </table:table-cell>
          <table:table-cell office:value-type="float" office:value="10567" table:style-name="ce46">
            <text:p>10,567</text:p>
          </table:table-cell>
          <table:table-cell office:value-type="float" office:value="2211" table:style-name="ce46">
            <text:p>2,211</text:p>
          </table:table-cell>
          <table:table-cell office:value-type="float" office:value="2199" table:style-name="ce46">
            <text:p>2,199</text:p>
          </table:table-cell>
          <table:table-cell office:value-type="float" office:value="2177" table:style-name="ce46">
            <text:p>2,177</text:p>
          </table:table-cell>
          <table:table-cell office:value-type="float" office:value="2046" table:style-name="ce46">
            <text:p>2,046</text:p>
          </table:table-cell>
          <table:table-cell office:value-type="float" office:value="1934" table:style-name="ce47">
            <text:p>1,934</text:p>
          </table:table-cell>
          <table:table-cell office:value-type="float" office:value="7201" table:style-name="ce46">
            <text:p>7,201</text:p>
          </table:table-cell>
          <table:table-cell office:value-type="float" office:value="1887" table:style-name="ce46">
            <text:p>1,887</text:p>
          </table:table-cell>
          <table:table-cell office:value-type="float" office:value="1555" table:style-name="ce46">
            <text:p>1,555</text:p>
          </table:table-cell>
          <table:table-cell office:value-type="float" office:value="1437" table:style-name="ce46">
            <text:p>1,437</text:p>
          </table:table-cell>
          <table:table-cell office:value-type="float" office:value="1209" table:style-name="ce46">
            <text:p>1,209</text:p>
          </table:table-cell>
          <table:table-cell office:value-type="float" office:value="1113" table:style-name="ce47">
            <text:p>1,113</text:p>
          </table:table-cell>
          <table:table-cell office:value-type="float" office:value="3902" table:style-name="ce46">
            <text:p>3,902</text:p>
          </table:table-cell>
          <table:table-cell office:value-type="float" office:value="916" table:style-name="ce46">
            <text:p>916</text:p>
          </table:table-cell>
          <table:table-cell office:value-type="float" office:value="655" table:style-name="ce46">
            <text:p>655</text:p>
          </table:table-cell>
          <table:table-cell office:value-type="float" office:value="793" table:style-name="ce46">
            <text:p>793</text:p>
          </table:table-cell>
          <table:table-cell office:value-type="float" office:value="776" table:style-name="ce46">
            <text:p>776</text:p>
          </table:table-cell>
          <table:table-cell office:value-type="float" office:value="762" table:style-name="ce47">
            <text:p>762</text:p>
          </table:table-cell>
          <table:table-cell office:value-type="float" office:value="2814" table:style-name="ce46">
            <text:p>2,814</text:p>
          </table:table-cell>
          <table:table-cell office:value-type="float" office:value="694" table:style-name="ce46">
            <text:p>694</text:p>
          </table:table-cell>
          <table:table-cell office:value-type="float" office:value="639" table:style-name="ce46">
            <text:p>639</text:p>
          </table:table-cell>
          <table:table-cell office:value-type="float" office:value="556" table:style-name="ce46">
            <text:p>556</text:p>
          </table:table-cell>
          <table:table-cell office:value-type="float" office:value="478" table:style-name="ce46">
            <text:p>478</text:p>
          </table:table-cell>
          <table:table-cell office:value-type="float" office:value="447" table:style-name="ce47">
            <text:p>447</text:p>
          </table:table-cell>
          <table:table-cell office:value-type="float" office:value="1592" table:style-name="ce46">
            <text:p>1,592</text:p>
          </table:table-cell>
          <table:table-cell office:value-type="float" office:value="390" table:style-name="ce46">
            <text:p>390</text:p>
          </table:table-cell>
          <table:table-cell office:value-type="float" office:value="353" table:style-name="ce46">
            <text:p>353</text:p>
          </table:table-cell>
          <table:table-cell office:value-type="float" office:value="318" table:style-name="ce46">
            <text:p>318</text:p>
          </table:table-cell>
          <table:table-cell office:value-type="float" office:value="264" table:style-name="ce46">
            <text:p>264</text:p>
          </table:table-cell>
          <table:table-cell office:value-type="float" office:value="267" table:style-name="ce47">
            <text:p>267</text:p>
          </table:table-cell>
          <table:table-cell office:value-type="float" office:value="879" table:style-name="ce46">
            <text:p>879</text:p>
          </table:table-cell>
          <table:table-cell office:value-type="float" office:value="231" table:style-name="ce46">
            <text:p>231</text:p>
          </table:table-cell>
          <table:table-cell office:value-type="float" office:value="204" table:style-name="ce46">
            <text:p>204</text:p>
          </table:table-cell>
          <table:table-cell office:value-type="float" office:value="162" table:style-name="ce46">
            <text:p>162</text:p>
          </table:table-cell>
          <table:table-cell office:value-type="float" office:value="143" table:style-name="ce46">
            <text:p>143</text:p>
          </table:table-cell>
          <table:table-cell office:value-type="float" office:value="139" table:style-name="ce47">
            <text:p>139</text:p>
          </table:table-cell>
          <table:table-cell office:value-type="float" office:value="309" table:style-name="ce46">
            <text:p>309</text:p>
          </table:table-cell>
          <table:table-cell office:value-type="float" office:value="114" table:style-name="ce46">
            <text:p>114</text:p>
          </table:table-cell>
          <table:table-cell office:value-type="float" office:value="79" table:style-name="ce46">
            <text:p>79</text:p>
          </table:table-cell>
          <table:table-cell office:value-type="float" office:value="51" table:style-name="ce46">
            <text:p>51</text:p>
          </table:table-cell>
          <table:table-cell office:value-type="float" office:value="39" table:style-name="ce46">
            <text:p>39</text:p>
          </table:table-cell>
          <table:table-cell office:value-type="float" office:value="26" table:style-name="ce47">
            <text:p>26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964" table:style-name="ce48">
            <text:p>228,964</text:p>
          </table:table-cell>
          <table:table-cell office:value-type="float" office:value="10232" table:style-name="ce49">
            <text:p>10,232</text:p>
          </table:table-cell>
          <table:table-cell office:value-type="float" office:value="1723" table:style-name="ce50">
            <text:p>1,723</text:p>
          </table:table-cell>
          <table:table-cell office:value-type="float" office:value="1859" table:style-name="ce50">
            <text:p>1,859</text:p>
          </table:table-cell>
          <table:table-cell office:value-type="float" office:value="2084" table:style-name="ce50">
            <text:p>2,084</text:p>
          </table:table-cell>
          <table:table-cell office:value-type="float" office:value="2187" table:style-name="ce50">
            <text:p>2,187</text:p>
          </table:table-cell>
          <table:table-cell office:value-type="float" office:value="2379" table:style-name="ce50">
            <text:p>2,379</text:p>
          </table:table-cell>
          <table:table-cell office:value-type="float" office:value="13937" table:style-name="ce50">
            <text:p>13,937</text:p>
          </table:table-cell>
          <table:table-cell office:value-type="float" office:value="2613" table:style-name="ce50">
            <text:p>2,613</text:p>
          </table:table-cell>
          <table:table-cell office:value-type="float" office:value="2797" table:style-name="ce50">
            <text:p>2,797</text:p>
          </table:table-cell>
          <table:table-cell office:value-type="float" office:value="2831" table:style-name="ce50">
            <text:p>2,831</text:p>
          </table:table-cell>
          <table:table-cell office:value-type="float" office:value="2538" table:style-name="ce50">
            <text:p>2,538</text:p>
          </table:table-cell>
          <table:table-cell office:value-type="float" office:value="3158" table:style-name="ce51">
            <text:p>3,158</text:p>
          </table:table-cell>
          <table:table-cell office:value-type="float" office:value="11855" table:style-name="ce50">
            <text:p>11,855</text:p>
          </table:table-cell>
          <table:table-cell office:value-type="float" office:value="2603" table:style-name="ce50">
            <text:p>2,603</text:p>
          </table:table-cell>
          <table:table-cell office:value-type="float" office:value="2098" table:style-name="ce50">
            <text:p>2,098</text:p>
          </table:table-cell>
          <table:table-cell office:value-type="float" office:value="2479" table:style-name="ce50">
            <text:p>2,479</text:p>
          </table:table-cell>
          <table:table-cell office:value-type="float" office:value="2285" table:style-name="ce50">
            <text:p>2,285</text:p>
          </table:table-cell>
          <table:table-cell office:value-type="float" office:value="2390" table:style-name="ce51">
            <text:p>2,390</text:p>
          </table:table-cell>
          <table:table-cell office:value-type="float" office:value="11525" table:style-name="ce50">
            <text:p>11,525</text:p>
          </table:table-cell>
          <table:table-cell office:value-type="float" office:value="2355" table:style-name="ce50">
            <text:p>2,355</text:p>
          </table:table-cell>
          <table:table-cell office:value-type="float" office:value="2216" table:style-name="ce50">
            <text:p>2,216</text:p>
          </table:table-cell>
          <table:table-cell office:value-type="float" office:value="2305" table:style-name="ce50">
            <text:p>2,305</text:p>
          </table:table-cell>
          <table:table-cell office:value-type="float" office:value="2256" table:style-name="ce50">
            <text:p>2,256</text:p>
          </table:table-cell>
          <table:table-cell office:value-type="float" office:value="2393" table:style-name="ce51">
            <text:p>2,393</text:p>
          </table:table-cell>
          <table:table-cell office:value-type="float" office:value="12853" table:style-name="ce50">
            <text:p>12,853</text:p>
          </table:table-cell>
          <table:table-cell office:value-type="float" office:value="2458" table:style-name="ce50">
            <text:p>2,458</text:p>
          </table:table-cell>
          <table:table-cell office:value-type="float" office:value="2834" table:style-name="ce50">
            <text:p>2,834</text:p>
          </table:table-cell>
          <table:table-cell office:value-type="float" office:value="2540" table:style-name="ce50">
            <text:p>2,540</text:p>
          </table:table-cell>
          <table:table-cell office:value-type="float" office:value="2289" table:style-name="ce50">
            <text:p>2,289</text:p>
          </table:table-cell>
          <table:table-cell office:value-type="float" office:value="2732" table:style-name="ce51">
            <text:p>2,732</text:p>
          </table:table-cell>
          <table:table-cell office:value-type="float" office:value="13652" table:style-name="ce50">
            <text:p>13,652</text:p>
          </table:table-cell>
          <table:table-cell office:value-type="float" office:value="2724" table:style-name="ce50">
            <text:p>2,724</text:p>
          </table:table-cell>
          <table:table-cell office:value-type="float" office:value="2775" table:style-name="ce50">
            <text:p>2,775</text:p>
          </table:table-cell>
          <table:table-cell office:value-type="float" office:value="2635" table:style-name="ce50">
            <text:p>2,635</text:p>
          </table:table-cell>
          <table:table-cell office:value-type="float" office:value="2812" table:style-name="ce50">
            <text:p>2,812</text:p>
          </table:table-cell>
          <table:table-cell office:value-type="float" office:value="2706" table:style-name="ce51">
            <text:p>2,706</text:p>
          </table:table-cell>
          <table:table-cell office:value-type="float" office:value="14567" table:style-name="ce50">
            <text:p>14,567</text:p>
          </table:table-cell>
          <table:table-cell office:value-type="float" office:value="2774" table:style-name="ce50">
            <text:p>2,774</text:p>
          </table:table-cell>
          <table:table-cell office:value-type="float" office:value="2863" table:style-name="ce50">
            <text:p>2,863</text:p>
          </table:table-cell>
          <table:table-cell office:value-type="float" office:value="2824" table:style-name="ce50">
            <text:p>2,824</text:p>
          </table:table-cell>
          <table:table-cell office:value-type="float" office:value="3149" table:style-name="ce50">
            <text:p>3,149</text:p>
          </table:table-cell>
          <table:table-cell office:value-type="float" office:value="2957" table:style-name="ce51">
            <text:p>2,957</text:p>
          </table:table-cell>
          <table:table-cell office:value-type="float" office:value="18530" table:style-name="ce50">
            <text:p>18,530</text:p>
          </table:table-cell>
          <table:table-cell office:value-type="float" office:value="2925" table:style-name="ce50">
            <text:p>2,925</text:p>
          </table:table-cell>
          <table:table-cell office:value-type="float" office:value="3353" table:style-name="ce50">
            <text:p>3,353</text:p>
          </table:table-cell>
          <table:table-cell office:value-type="float" office:value="3901" table:style-name="ce50">
            <text:p>3,901</text:p>
          </table:table-cell>
          <table:table-cell office:value-type="float" office:value="4042" table:style-name="ce50">
            <text:p>4,042</text:p>
          </table:table-cell>
          <table:table-cell office:value-type="float" office:value="4309" table:style-name="ce51">
            <text:p>4,309</text:p>
          </table:table-cell>
          <table:table-cell office:value-type="float" office:value="22619" table:style-name="ce50">
            <text:p>22,619</text:p>
          </table:table-cell>
          <table:table-cell office:value-type="float" office:value="4654" table:style-name="ce50">
            <text:p>4,654</text:p>
          </table:table-cell>
          <table:table-cell office:value-type="float" office:value="4676" table:style-name="ce50">
            <text:p>4,676</text:p>
          </table:table-cell>
          <table:table-cell office:value-type="float" office:value="4690" table:style-name="ce50">
            <text:p>4,690</text:p>
          </table:table-cell>
          <table:table-cell office:value-type="float" office:value="4466" table:style-name="ce50">
            <text:p>4,466</text:p>
          </table:table-cell>
          <table:table-cell office:value-type="float" office:value="4133" table:style-name="ce51">
            <text:p>4,133</text:p>
          </table:table-cell>
          <table:table-cell office:value-type="float" office:value="18797" table:style-name="ce50">
            <text:p>18,797</text:p>
          </table:table-cell>
          <table:table-cell office:value-type="float" office:value="4501" table:style-name="ce50">
            <text:p>4,501</text:p>
          </table:table-cell>
          <table:table-cell office:value-type="float" office:value="3843" table:style-name="ce50">
            <text:p>3,843</text:p>
          </table:table-cell>
          <table:table-cell office:value-type="float" office:value="3585" table:style-name="ce50">
            <text:p>3,585</text:p>
          </table:table-cell>
          <table:table-cell office:value-type="float" office:value="3357" table:style-name="ce50">
            <text:p>3,357</text:p>
          </table:table-cell>
          <table:table-cell office:value-type="float" office:value="3511" table:style-name="ce51">
            <text:p>3,511</text:p>
          </table:table-cell>
          <table:table-cell office:value-type="float" office:value="16892" table:style-name="ce50">
            <text:p>16,892</text:p>
          </table:table-cell>
          <table:table-cell office:value-type="float" office:value="3536" table:style-name="ce50">
            <text:p>3,536</text:p>
          </table:table-cell>
          <table:table-cell office:value-type="float" office:value="3468" table:style-name="ce50">
            <text:p>3,468</text:p>
          </table:table-cell>
          <table:table-cell office:value-type="float" office:value="3555" table:style-name="ce50">
            <text:p>3,555</text:p>
          </table:table-cell>
          <table:table-cell office:value-type="float" office:value="3323" table:style-name="ce50">
            <text:p>3,323</text:p>
          </table:table-cell>
          <table:table-cell office:value-type="float" office:value="3010" table:style-name="ce51">
            <text:p>3,010</text:p>
          </table:table-cell>
          <table:table-cell office:value-type="float" office:value="15288" table:style-name="ce50">
            <text:p>15,288</text:p>
          </table:table-cell>
          <table:table-cell office:value-type="float" office:value="3104" table:style-name="ce50">
            <text:p>3,104</text:p>
          </table:table-cell>
          <table:table-cell office:value-type="float" office:value="3125" table:style-name="ce50">
            <text:p>3,125</text:p>
          </table:table-cell>
          <table:table-cell office:value-type="float" office:value="2972" table:style-name="ce50">
            <text:p>2,972</text:p>
          </table:table-cell>
          <table:table-cell office:value-type="float" office:value="3041" table:style-name="ce50">
            <text:p>3,041</text:p>
          </table:table-cell>
          <table:table-cell office:value-type="float" office:value="3046" table:style-name="ce51">
            <text:p>3,046</text:p>
          </table:table-cell>
          <table:table-cell office:value-type="float" office:value="13777" table:style-name="ce50">
            <text:p>13,777</text:p>
          </table:table-cell>
          <table:table-cell office:value-type="float" office:value="2809" table:style-name="ce50">
            <text:p>2,809</text:p>
          </table:table-cell>
          <table:table-cell office:value-type="float" office:value="2882" table:style-name="ce50">
            <text:p>2,882</text:p>
          </table:table-cell>
          <table:table-cell office:value-type="float" office:value="2769" table:style-name="ce50">
            <text:p>2,769</text:p>
          </table:table-cell>
          <table:table-cell office:value-type="float" office:value="2736" table:style-name="ce50">
            <text:p>2,736</text:p>
          </table:table-cell>
          <table:table-cell office:value-type="float" office:value="2581" table:style-name="ce51">
            <text:p>2,581</text:p>
          </table:table-cell>
          <table:table-cell office:value-type="float" office:value="12147" table:style-name="ce50">
            <text:p>12,147</text:p>
          </table:table-cell>
          <table:table-cell office:value-type="float" office:value="2618" table:style-name="ce50">
            <text:p>2,618</text:p>
          </table:table-cell>
          <table:table-cell office:value-type="float" office:value="2514" table:style-name="ce50">
            <text:p>2,514</text:p>
          </table:table-cell>
          <table:table-cell office:value-type="float" office:value="2454" table:style-name="ce50">
            <text:p>2,454</text:p>
          </table:table-cell>
          <table:table-cell office:value-type="float" office:value="2318" table:style-name="ce50">
            <text:p>2,318</text:p>
          </table:table-cell>
          <table:table-cell office:value-type="float" office:value="2243" table:style-name="ce51">
            <text:p>2,243</text:p>
          </table:table-cell>
          <table:table-cell office:value-type="float" office:value="8634" table:style-name="ce50">
            <text:p>8,634</text:p>
          </table:table-cell>
          <table:table-cell office:value-type="float" office:value="2277" table:style-name="ce50">
            <text:p>2,277</text:p>
          </table:table-cell>
          <table:table-cell office:value-type="float" office:value="1791" table:style-name="ce50">
            <text:p>1,791</text:p>
          </table:table-cell>
          <table:table-cell office:value-type="float" office:value="1738" table:style-name="ce50">
            <text:p>1,738</text:p>
          </table:table-cell>
          <table:table-cell office:value-type="float" office:value="1510" table:style-name="ce50">
            <text:p>1,510</text:p>
          </table:table-cell>
          <table:table-cell office:value-type="float" office:value="1318" table:style-name="ce51">
            <text:p>1,318</text:p>
          </table:table-cell>
          <table:table-cell office:value-type="float" office:value="5320" table:style-name="ce50">
            <text:p>5,320</text:p>
          </table:table-cell>
          <table:table-cell office:value-type="float" office:value="1129" table:style-name="ce50">
            <text:p>1,129</text:p>
          </table:table-cell>
          <table:table-cell office:value-type="float" office:value="923" table:style-name="ce50">
            <text:p>923</text:p>
          </table:table-cell>
          <table:table-cell office:value-type="float" office:value="1087" table:style-name="ce50">
            <text:p>1,087</text:p>
          </table:table-cell>
          <table:table-cell office:value-type="float" office:value="1094" table:style-name="ce50">
            <text:p>1,094</text:p>
          </table:table-cell>
          <table:table-cell office:value-type="float" office:value="1087" table:style-name="ce51">
            <text:p>1,087</text:p>
          </table:table-cell>
          <table:table-cell office:value-type="float" office:value="4388" table:style-name="ce50">
            <text:p>4,388</text:p>
          </table:table-cell>
          <table:table-cell office:value-type="float" office:value="991" table:style-name="ce50">
            <text:p>991</text:p>
          </table:table-cell>
          <table:table-cell office:value-type="float" office:value="991" table:style-name="ce50">
            <text:p>991</text:p>
          </table:table-cell>
          <table:table-cell office:value-type="float" office:value="880" table:style-name="ce50">
            <text:p>880</text:p>
          </table:table-cell>
          <table:table-cell office:value-type="float" office:value="788" table:style-name="ce50">
            <text:p>788</text:p>
          </table:table-cell>
          <table:table-cell office:value-type="float" office:value="738" table:style-name="ce51">
            <text:p>738</text:p>
          </table:table-cell>
          <table:table-cell office:value-type="float" office:value="2445" table:style-name="ce50">
            <text:p>2,445</text:p>
          </table:table-cell>
          <table:table-cell office:value-type="float" office:value="621" table:style-name="ce50">
            <text:p>621</text:p>
          </table:table-cell>
          <table:table-cell office:value-type="float" office:value="563" table:style-name="ce50">
            <text:p>563</text:p>
          </table:table-cell>
          <table:table-cell office:value-type="float" office:value="477" table:style-name="ce50">
            <text:p>477</text:p>
          </table:table-cell>
          <table:table-cell office:value-type="float" office:value="410" table:style-name="ce50">
            <text:p>410</text:p>
          </table:table-cell>
          <table:table-cell office:value-type="float" office:value="374" table:style-name="ce51">
            <text:p>374</text:p>
          </table:table-cell>
          <table:table-cell office:value-type="float" office:value="1158" table:style-name="ce50">
            <text:p>1,158</text:p>
          </table:table-cell>
          <table:table-cell office:value-type="float" office:value="305" table:style-name="ce50">
            <text:p>305</text:p>
          </table:table-cell>
          <table:table-cell office:value-type="float" office:value="262" table:style-name="ce50">
            <text:p>262</text:p>
          </table:table-cell>
          <table:table-cell office:value-type="float" office:value="256" table:style-name="ce50">
            <text:p>256</text:p>
          </table:table-cell>
          <table:table-cell office:value-type="float" office:value="186" table:style-name="ce50">
            <text:p>186</text:p>
          </table:table-cell>
          <table:table-cell office:value-type="float" office:value="149" table:style-name="ce51">
            <text:p>149</text:p>
          </table:table-cell>
          <table:table-cell office:value-type="float" office:value="299" table:style-name="ce50">
            <text:p>299</text:p>
          </table:table-cell>
          <table:table-cell office:value-type="float" office:value="97" table:style-name="ce50">
            <text:p>97</text:p>
          </table:table-cell>
          <table:table-cell office:value-type="float" office:value="81" table:style-name="ce50">
            <text:p>81</text:p>
          </table:table-cell>
          <table:table-cell office:value-type="float" office:value="59" table:style-name="ce50">
            <text:p>59</text:p>
          </table:table-cell>
          <table:table-cell office:value-type="float" office:value="42" table:style-name="ce50">
            <text:p>42</text:p>
          </table:table-cell>
          <table:table-cell office:value-type="float" office:value="20" table:style-name="ce51">
            <text:p>20</text:p>
          </table:table-cell>
          <table:table-cell office:value-type="float" office:value="49" table:style-name="ce50">
            <text:p>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4544" table:style-name="ce44">
            <text:p>264,544</text:p>
          </table:table-cell>
          <table:table-cell office:value-type="float" office:value="8967" table:style-name="ce44">
            <text:p>8,967</text:p>
          </table:table-cell>
          <table:table-cell office:value-type="float" office:value="1368" table:style-name="ce44">
            <text:p>1,368</text:p>
          </table:table-cell>
          <table:table-cell office:value-type="float" office:value="1574" table:style-name="ce44">
            <text:p>1,574</text:p>
          </table:table-cell>
          <table:table-cell office:value-type="float" office:value="1824" table:style-name="ce44">
            <text:p>1,824</text:p>
          </table:table-cell>
          <table:table-cell office:value-type="float" office:value="2024" table:style-name="ce44">
            <text:p>2,024</text:p>
          </table:table-cell>
          <table:table-cell office:value-type="float" office:value="2177" table:style-name="ce44">
            <text:p>2,177</text:p>
          </table:table-cell>
          <table:table-cell office:value-type="float" office:value="12752" table:style-name="ce44">
            <text:p>12,752</text:p>
          </table:table-cell>
          <table:table-cell office:value-type="float" office:value="2477" table:style-name="ce44">
            <text:p>2,477</text:p>
          </table:table-cell>
          <table:table-cell office:value-type="float" office:value="2557" table:style-name="ce44">
            <text:p>2,557</text:p>
          </table:table-cell>
          <table:table-cell office:value-type="float" office:value="2468" table:style-name="ce44">
            <text:p>2,468</text:p>
          </table:table-cell>
          <table:table-cell office:value-type="float" office:value="2310" table:style-name="ce44">
            <text:p>2,310</text:p>
          </table:table-cell>
          <table:table-cell office:value-type="float" office:value="2940" table:style-name="ce45">
            <text:p>2,940</text:p>
          </table:table-cell>
          <table:table-cell office:value-type="float" office:value="12497" table:style-name="ce44">
            <text:p>12,497</text:p>
          </table:table-cell>
          <table:table-cell office:value-type="float" office:value="2542" table:style-name="ce44">
            <text:p>2,542</text:p>
          </table:table-cell>
          <table:table-cell office:value-type="float" office:value="2232" table:style-name="ce44">
            <text:p>2,232</text:p>
          </table:table-cell>
          <table:table-cell office:value-type="float" office:value="2538" table:style-name="ce44">
            <text:p>2,538</text:p>
          </table:table-cell>
          <table:table-cell office:value-type="float" office:value="2587" table:style-name="ce44">
            <text:p>2,587</text:p>
          </table:table-cell>
          <table:table-cell office:value-type="float" office:value="2598" table:style-name="ce45">
            <text:p>2,598</text:p>
          </table:table-cell>
          <table:table-cell office:value-type="float" office:value="13854" table:style-name="ce44">
            <text:p>13,854</text:p>
          </table:table-cell>
          <table:table-cell office:value-type="float" office:value="2623" table:style-name="ce44">
            <text:p>2,623</text:p>
          </table:table-cell>
          <table:table-cell office:value-type="float" office:value="2550" table:style-name="ce44">
            <text:p>2,550</text:p>
          </table:table-cell>
          <table:table-cell office:value-type="float" office:value="2792" table:style-name="ce44">
            <text:p>2,792</text:p>
          </table:table-cell>
          <table:table-cell office:value-type="float" office:value="2852" table:style-name="ce44">
            <text:p>2,852</text:p>
          </table:table-cell>
          <table:table-cell office:value-type="float" office:value="3037" table:style-name="ce45">
            <text:p>3,037</text:p>
          </table:table-cell>
          <table:table-cell office:value-type="float" office:value="17856" table:style-name="ce44">
            <text:p>17,856</text:p>
          </table:table-cell>
          <table:table-cell office:value-type="float" office:value="3114" table:style-name="ce44">
            <text:p>3,114</text:p>
          </table:table-cell>
          <table:table-cell office:value-type="float" office:value="3965" table:style-name="ce44">
            <text:p>3,965</text:p>
          </table:table-cell>
          <table:table-cell office:value-type="float" office:value="3632" table:style-name="ce44">
            <text:p>3,632</text:p>
          </table:table-cell>
          <table:table-cell office:value-type="float" office:value="3223" table:style-name="ce44">
            <text:p>3,223</text:p>
          </table:table-cell>
          <table:table-cell office:value-type="float" office:value="3922" table:style-name="ce45">
            <text:p>3,922</text:p>
          </table:table-cell>
          <table:table-cell office:value-type="float" office:value="18399" table:style-name="ce44">
            <text:p>18,399</text:p>
          </table:table-cell>
          <table:table-cell office:value-type="float" office:value="3857" table:style-name="ce44">
            <text:p>3,857</text:p>
          </table:table-cell>
          <table:table-cell office:value-type="float" office:value="3811" table:style-name="ce44">
            <text:p>3,811</text:p>
          </table:table-cell>
          <table:table-cell office:value-type="float" office:value="3625" table:style-name="ce44">
            <text:p>3,625</text:p>
          </table:table-cell>
          <table:table-cell office:value-type="float" office:value="3632" table:style-name="ce44">
            <text:p>3,632</text:p>
          </table:table-cell>
          <table:table-cell office:value-type="float" office:value="3474" table:style-name="ce45">
            <text:p>3,474</text:p>
          </table:table-cell>
          <table:table-cell office:value-type="float" office:value="16786" table:style-name="ce44">
            <text:p>16,786</text:p>
          </table:table-cell>
          <table:table-cell office:value-type="float" office:value="3417" table:style-name="ce44">
            <text:p>3,417</text:p>
          </table:table-cell>
          <table:table-cell office:value-type="float" office:value="3562" table:style-name="ce44">
            <text:p>3,562</text:p>
          </table:table-cell>
          <table:table-cell office:value-type="float" office:value="3139" table:style-name="ce44">
            <text:p>3,139</text:p>
          </table:table-cell>
          <table:table-cell office:value-type="float" office:value="3486" table:style-name="ce44">
            <text:p>3,486</text:p>
          </table:table-cell>
          <table:table-cell office:value-type="float" office:value="3182" table:style-name="ce45">
            <text:p>3,182</text:p>
          </table:table-cell>
          <table:table-cell office:value-type="float" office:value="18326" table:style-name="ce44">
            <text:p>18,326</text:p>
          </table:table-cell>
          <table:table-cell office:value-type="float" office:value="3019" table:style-name="ce44">
            <text:p>3,019</text:p>
          </table:table-cell>
          <table:table-cell office:value-type="float" office:value="3490" table:style-name="ce44">
            <text:p>3,490</text:p>
          </table:table-cell>
          <table:table-cell office:value-type="float" office:value="3794" table:style-name="ce44">
            <text:p>3,794</text:p>
          </table:table-cell>
          <table:table-cell office:value-type="float" office:value="3861" table:style-name="ce44">
            <text:p>3,861</text:p>
          </table:table-cell>
          <table:table-cell office:value-type="float" office:value="4162" table:style-name="ce45">
            <text:p>4,162</text:p>
          </table:table-cell>
          <table:table-cell office:value-type="float" office:value="21228" table:style-name="ce44">
            <text:p>21,228</text:p>
          </table:table-cell>
          <table:table-cell office:value-type="float" office:value="4291" table:style-name="ce44">
            <text:p>4,291</text:p>
          </table:table-cell>
          <table:table-cell office:value-type="float" office:value="4205" table:style-name="ce44">
            <text:p>4,205</text:p>
          </table:table-cell>
          <table:table-cell office:value-type="float" office:value="4321" table:style-name="ce44">
            <text:p>4,321</text:p>
          </table:table-cell>
          <table:table-cell office:value-type="float" office:value="4352" table:style-name="ce44">
            <text:p>4,352</text:p>
          </table:table-cell>
          <table:table-cell office:value-type="float" office:value="4059" table:style-name="ce45">
            <text:p>4,059</text:p>
          </table:table-cell>
          <table:table-cell office:value-type="float" office:value="19933" table:style-name="ce44">
            <text:p>19,933</text:p>
          </table:table-cell>
          <table:table-cell office:value-type="float" office:value="4582" table:style-name="ce44">
            <text:p>4,582</text:p>
          </table:table-cell>
          <table:table-cell office:value-type="float" office:value="3858" table:style-name="ce44">
            <text:p>3,858</text:p>
          </table:table-cell>
          <table:table-cell office:value-type="float" office:value="3841" table:style-name="ce44">
            <text:p>3,841</text:p>
          </table:table-cell>
          <table:table-cell office:value-type="float" office:value="3801" table:style-name="ce44">
            <text:p>3,801</text:p>
          </table:table-cell>
          <table:table-cell office:value-type="float" office:value="3851" table:style-name="ce45">
            <text:p>3,851</text:p>
          </table:table-cell>
          <table:table-cell office:value-type="float" office:value="20228" table:style-name="ce44">
            <text:p>20,228</text:p>
          </table:table-cell>
          <table:table-cell office:value-type="float" office:value="3963" table:style-name="ce44">
            <text:p>3,963</text:p>
          </table:table-cell>
          <table:table-cell office:value-type="float" office:value="4095" table:style-name="ce44">
            <text:p>4,095</text:p>
          </table:table-cell>
          <table:table-cell office:value-type="float" office:value="4145" table:style-name="ce44">
            <text:p>4,145</text:p>
          </table:table-cell>
          <table:table-cell office:value-type="float" office:value="4106" table:style-name="ce44">
            <text:p>4,106</text:p>
          </table:table-cell>
          <table:table-cell office:value-type="float" office:value="3919" table:style-name="ce45">
            <text:p>3,919</text:p>
          </table:table-cell>
          <table:table-cell office:value-type="float" office:value="20279" table:style-name="ce44">
            <text:p>20,279</text:p>
          </table:table-cell>
          <table:table-cell office:value-type="float" office:value="4217" table:style-name="ce44">
            <text:p>4,217</text:p>
          </table:table-cell>
          <table:table-cell office:value-type="float" office:value="3994" table:style-name="ce44">
            <text:p>3,994</text:p>
          </table:table-cell>
          <table:table-cell office:value-type="float" office:value="3961" table:style-name="ce44">
            <text:p>3,961</text:p>
          </table:table-cell>
          <table:table-cell office:value-type="float" office:value="4164" table:style-name="ce44">
            <text:p>4,164</text:p>
          </table:table-cell>
          <table:table-cell office:value-type="float" office:value="3943" table:style-name="ce45">
            <text:p>3,943</text:p>
          </table:table-cell>
          <table:table-cell office:value-type="float" office:value="18330" table:style-name="ce44">
            <text:p>18,330</text:p>
          </table:table-cell>
          <table:table-cell office:value-type="float" office:value="3923" table:style-name="ce44">
            <text:p>3,923</text:p>
          </table:table-cell>
          <table:table-cell office:value-type="float" office:value="3799" table:style-name="ce44">
            <text:p>3,799</text:p>
          </table:table-cell>
          <table:table-cell office:value-type="float" office:value="3634" table:style-name="ce44">
            <text:p>3,634</text:p>
          </table:table-cell>
          <table:table-cell office:value-type="float" office:value="3603" table:style-name="ce44">
            <text:p>3,603</text:p>
          </table:table-cell>
          <table:table-cell office:value-type="float" office:value="3371" table:style-name="ce45">
            <text:p>3,371</text:p>
          </table:table-cell>
          <table:table-cell office:value-type="float" office:value="15907" table:style-name="ce44">
            <text:p>15,907</text:p>
          </table:table-cell>
          <table:table-cell office:value-type="float" office:value="3391" table:style-name="ce44">
            <text:p>3,391</text:p>
          </table:table-cell>
          <table:table-cell office:value-type="float" office:value="3432" table:style-name="ce44">
            <text:p>3,432</text:p>
          </table:table-cell>
          <table:table-cell office:value-type="float" office:value="3088" table:style-name="ce44">
            <text:p>3,088</text:p>
          </table:table-cell>
          <table:table-cell office:value-type="float" office:value="2966" table:style-name="ce44">
            <text:p>2,966</text:p>
          </table:table-cell>
          <table:table-cell office:value-type="float" office:value="3030" table:style-name="ce45">
            <text:p>3,030</text:p>
          </table:table-cell>
          <table:table-cell office:value-type="float" office:value="11615" table:style-name="ce44">
            <text:p>11,615</text:p>
          </table:table-cell>
          <table:table-cell office:value-type="float" office:value="3016" table:style-name="ce44">
            <text:p>3,016</text:p>
          </table:table-cell>
          <table:table-cell office:value-type="float" office:value="2388" table:style-name="ce44">
            <text:p>2,388</text:p>
          </table:table-cell>
          <table:table-cell office:value-type="float" office:value="2272" table:style-name="ce44">
            <text:p>2,272</text:p>
          </table:table-cell>
          <table:table-cell office:value-type="float" office:value="2067" table:style-name="ce44">
            <text:p>2,067</text:p>
          </table:table-cell>
          <table:table-cell office:value-type="float" office:value="1872" table:style-name="ce45">
            <text:p>1,872</text:p>
          </table:table-cell>
          <table:table-cell office:value-type="float" office:value="6781" table:style-name="ce44">
            <text:p>6,781</text:p>
          </table:table-cell>
          <table:table-cell office:value-type="float" office:value="1426" table:style-name="ce44">
            <text:p>1,426</text:p>
          </table:table-cell>
          <table:table-cell office:value-type="float" office:value="1185" table:style-name="ce44">
            <text:p>1,185</text:p>
          </table:table-cell>
          <table:table-cell office:value-type="float" office:value="1397" table:style-name="ce44">
            <text:p>1,397</text:p>
          </table:table-cell>
          <table:table-cell office:value-type="float" office:value="1426" table:style-name="ce44">
            <text:p>1,426</text:p>
          </table:table-cell>
          <table:table-cell office:value-type="float" office:value="1347" table:style-name="ce45">
            <text:p>1,347</text:p>
          </table:table-cell>
          <table:table-cell office:value-type="float" office:value="5652" table:style-name="ce44">
            <text:p>5,652</text:p>
          </table:table-cell>
          <table:table-cell office:value-type="float" office:value="1301" table:style-name="ce44">
            <text:p>1,301</text:p>
          </table:table-cell>
          <table:table-cell office:value-type="float" office:value="1232" table:style-name="ce44">
            <text:p>1,232</text:p>
          </table:table-cell>
          <table:table-cell office:value-type="float" office:value="1138" table:style-name="ce44">
            <text:p>1,138</text:p>
          </table:table-cell>
          <table:table-cell office:value-type="float" office:value="1026" table:style-name="ce44">
            <text:p>1,026</text:p>
          </table:table-cell>
          <table:table-cell office:value-type="float" office:value="955" table:style-name="ce45">
            <text:p>955</text:p>
          </table:table-cell>
          <table:table-cell office:value-type="float" office:value="3315" table:style-name="ce44">
            <text:p>3,315</text:p>
          </table:table-cell>
          <table:table-cell office:value-type="float" office:value="826" table:style-name="ce44">
            <text:p>826</text:p>
          </table:table-cell>
          <table:table-cell office:value-type="float" office:value="800" table:style-name="ce44">
            <text:p>800</text:p>
          </table:table-cell>
          <table:table-cell office:value-type="float" office:value="632" table:style-name="ce44">
            <text:p>632</text:p>
          </table:table-cell>
          <table:table-cell office:value-type="float" office:value="580" table:style-name="ce44">
            <text:p>580</text:p>
          </table:table-cell>
          <table:table-cell office:value-type="float" office:value="477" table:style-name="ce45">
            <text:p>477</text:p>
          </table:table-cell>
          <table:table-cell office:value-type="float" office:value="1439" table:style-name="ce44">
            <text:p>1,439</text:p>
          </table:table-cell>
          <table:table-cell office:value-type="float" office:value="416" table:style-name="ce44">
            <text:p>416</text:p>
          </table:table-cell>
          <table:table-cell office:value-type="float" office:value="343" table:style-name="ce44">
            <text:p>343</text:p>
          </table:table-cell>
          <table:table-cell office:value-type="float" office:value="263" table:style-name="ce44">
            <text:p>263</text:p>
          </table:table-cell>
          <table:table-cell office:value-type="float" office:value="233" table:style-name="ce44">
            <text:p>233</text:p>
          </table:table-cell>
          <table:table-cell office:value-type="float" office:value="184" table:style-name="ce45">
            <text:p>184</text:p>
          </table:table-cell>
          <table:table-cell office:value-type="float" office:value="356" table:style-name="ce44">
            <text:p>356</text:p>
          </table:table-cell>
          <table:table-cell office:value-type="float" office:value="136" table:style-name="ce44">
            <text:p>136</text:p>
          </table:table-cell>
          <table:table-cell office:value-type="float" office:value="88" table:style-name="ce44">
            <text:p>88</text:p>
          </table:table-cell>
          <table:table-cell office:value-type="float" office:value="59" table:style-name="ce44">
            <text:p>59</text:p>
          </table:table-cell>
          <table:table-cell office:value-type="float" office:value="44" table:style-name="ce44">
            <text:p>44</text:p>
          </table:table-cell>
          <table:table-cell office:value-type="float" office:value="29" table:style-name="ce45">
            <text:p>29</text:p>
          </table:table-cell>
          <table:table-cell office:value-type="float" office:value="44" table:style-name="ce44">
            <text:p>4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707" table:style-name="ce44">
            <text:p>127,707</text:p>
          </table:table-cell>
          <table:table-cell office:value-type="float" office:value="4672" table:style-name="ce44">
            <text:p>4,672</text:p>
          </table:table-cell>
          <table:table-cell office:value-type="float" office:value="697" table:style-name="ce44">
            <text:p>697</text:p>
          </table:table-cell>
          <table:table-cell office:value-type="float" office:value="821" table:style-name="ce44">
            <text:p>821</text:p>
          </table:table-cell>
          <table:table-cell office:value-type="float" office:value="908" table:style-name="ce44">
            <text:p>908</text:p>
          </table:table-cell>
          <table:table-cell office:value-type="float" office:value="1073" table:style-name="ce44">
            <text:p>1,073</text:p>
          </table:table-cell>
          <table:table-cell office:value-type="float" office:value="1173" table:style-name="ce44">
            <text:p>1,173</text:p>
          </table:table-cell>
          <table:table-cell office:value-type="float" office:value="6574" table:style-name="ce44">
            <text:p>6,574</text:p>
          </table:table-cell>
          <table:table-cell office:value-type="float" office:value="1257" table:style-name="ce44">
            <text:p>1,257</text:p>
          </table:table-cell>
          <table:table-cell office:value-type="float" office:value="1272" table:style-name="ce44">
            <text:p>1,272</text:p>
          </table:table-cell>
          <table:table-cell office:value-type="float" office:value="1281" table:style-name="ce44">
            <text:p>1,281</text:p>
          </table:table-cell>
          <table:table-cell office:value-type="float" office:value="1245" table:style-name="ce44">
            <text:p>1,245</text:p>
          </table:table-cell>
          <table:table-cell office:value-type="float" office:value="1519" table:style-name="ce45">
            <text:p>1,519</text:p>
          </table:table-cell>
          <table:table-cell office:value-type="float" office:value="6599" table:style-name="ce44">
            <text:p>6,599</text:p>
          </table:table-cell>
          <table:table-cell office:value-type="float" office:value="1358" table:style-name="ce44">
            <text:p>1,358</text:p>
          </table:table-cell>
          <table:table-cell office:value-type="float" office:value="1165" table:style-name="ce44">
            <text:p>1,165</text:p>
          </table:table-cell>
          <table:table-cell office:value-type="float" office:value="1329" table:style-name="ce44">
            <text:p>1,329</text:p>
          </table:table-cell>
          <table:table-cell office:value-type="float" office:value="1395" table:style-name="ce44">
            <text:p>1,395</text:p>
          </table:table-cell>
          <table:table-cell office:value-type="float" office:value="1352" table:style-name="ce45">
            <text:p>1,352</text:p>
          </table:table-cell>
          <table:table-cell office:value-type="float" office:value="7212" table:style-name="ce44">
            <text:p>7,212</text:p>
          </table:table-cell>
          <table:table-cell office:value-type="float" office:value="1319" table:style-name="ce44">
            <text:p>1,319</text:p>
          </table:table-cell>
          <table:table-cell office:value-type="float" office:value="1308" table:style-name="ce44">
            <text:p>1,308</text:p>
          </table:table-cell>
          <table:table-cell office:value-type="float" office:value="1503" table:style-name="ce44">
            <text:p>1,503</text:p>
          </table:table-cell>
          <table:table-cell office:value-type="float" office:value="1500" table:style-name="ce44">
            <text:p>1,500</text:p>
          </table:table-cell>
          <table:table-cell office:value-type="float" office:value="1582" table:style-name="ce45">
            <text:p>1,582</text:p>
          </table:table-cell>
          <table:table-cell office:value-type="float" office:value="9295" table:style-name="ce44">
            <text:p>9,295</text:p>
          </table:table-cell>
          <table:table-cell office:value-type="float" office:value="1612" table:style-name="ce44">
            <text:p>1,612</text:p>
          </table:table-cell>
          <table:table-cell office:value-type="float" office:value="2082" table:style-name="ce44">
            <text:p>2,082</text:p>
          </table:table-cell>
          <table:table-cell office:value-type="float" office:value="1915" table:style-name="ce44">
            <text:p>1,915</text:p>
          </table:table-cell>
          <table:table-cell office:value-type="float" office:value="1683" table:style-name="ce44">
            <text:p>1,683</text:p>
          </table:table-cell>
          <table:table-cell office:value-type="float" office:value="2003" table:style-name="ce45">
            <text:p>2,003</text:p>
          </table:table-cell>
          <table:table-cell office:value-type="float" office:value="9434" table:style-name="ce44">
            <text:p>9,434</text:p>
          </table:table-cell>
          <table:table-cell office:value-type="float" office:value="1936" table:style-name="ce44">
            <text:p>1,936</text:p>
          </table:table-cell>
          <table:table-cell office:value-type="float" office:value="1926" table:style-name="ce44">
            <text:p>1,926</text:p>
          </table:table-cell>
          <table:table-cell office:value-type="float" office:value="1889" table:style-name="ce44">
            <text:p>1,889</text:p>
          </table:table-cell>
          <table:table-cell office:value-type="float" office:value="1901" table:style-name="ce44">
            <text:p>1,901</text:p>
          </table:table-cell>
          <table:table-cell office:value-type="float" office:value="1782" table:style-name="ce45">
            <text:p>1,782</text:p>
          </table:table-cell>
          <table:table-cell office:value-type="float" office:value="8535" table:style-name="ce44">
            <text:p>8,535</text:p>
          </table:table-cell>
          <table:table-cell office:value-type="float" office:value="1768" table:style-name="ce44">
            <text:p>1,768</text:p>
          </table:table-cell>
          <table:table-cell office:value-type="float" office:value="1804" table:style-name="ce44">
            <text:p>1,804</text:p>
          </table:table-cell>
          <table:table-cell office:value-type="float" office:value="1611" table:style-name="ce44">
            <text:p>1,611</text:p>
          </table:table-cell>
          <table:table-cell office:value-type="float" office:value="1732" table:style-name="ce44">
            <text:p>1,732</text:p>
          </table:table-cell>
          <table:table-cell office:value-type="float" office:value="1620" table:style-name="ce45">
            <text:p>1,620</text:p>
          </table:table-cell>
          <table:table-cell office:value-type="float" office:value="8779" table:style-name="ce44">
            <text:p>8,779</text:p>
          </table:table-cell>
          <table:table-cell office:value-type="float" office:value="1451" table:style-name="ce44">
            <text:p>1,451</text:p>
          </table:table-cell>
          <table:table-cell office:value-type="float" office:value="1656" table:style-name="ce44">
            <text:p>1,656</text:p>
          </table:table-cell>
          <table:table-cell office:value-type="float" office:value="1855" table:style-name="ce44">
            <text:p>1,855</text:p>
          </table:table-cell>
          <table:table-cell office:value-type="float" office:value="1850" table:style-name="ce44">
            <text:p>1,850</text:p>
          </table:table-cell>
          <table:table-cell office:value-type="float" office:value="1967" table:style-name="ce45">
            <text:p>1,967</text:p>
          </table:table-cell>
          <table:table-cell office:value-type="float" office:value="9962" table:style-name="ce44">
            <text:p>9,962</text:p>
          </table:table-cell>
          <table:table-cell office:value-type="float" office:value="1999" table:style-name="ce44">
            <text:p>1,999</text:p>
          </table:table-cell>
          <table:table-cell office:value-type="float" office:value="1986" table:style-name="ce44">
            <text:p>1,986</text:p>
          </table:table-cell>
          <table:table-cell office:value-type="float" office:value="2042" table:style-name="ce44">
            <text:p>2,042</text:p>
          </table:table-cell>
          <table:table-cell office:value-type="float" office:value="2060" table:style-name="ce44">
            <text:p>2,060</text:p>
          </table:table-cell>
          <table:table-cell office:value-type="float" office:value="1875" table:style-name="ce45">
            <text:p>1,875</text:p>
          </table:table-cell>
          <table:table-cell office:value-type="float" office:value="9080" table:style-name="ce44">
            <text:p>9,080</text:p>
          </table:table-cell>
          <table:table-cell office:value-type="float" office:value="2079" table:style-name="ce44">
            <text:p>2,079</text:p>
          </table:table-cell>
          <table:table-cell office:value-type="float" office:value="1768" table:style-name="ce44">
            <text:p>1,768</text:p>
          </table:table-cell>
          <table:table-cell office:value-type="float" office:value="1738" table:style-name="ce44">
            <text:p>1,738</text:p>
          </table:table-cell>
          <table:table-cell office:value-type="float" office:value="1720" table:style-name="ce44">
            <text:p>1,720</text:p>
          </table:table-cell>
          <table:table-cell office:value-type="float" office:value="1775" table:style-name="ce45">
            <text:p>1,775</text:p>
          </table:table-cell>
          <table:table-cell office:value-type="float" office:value="9379" table:style-name="ce44">
            <text:p>9,379</text:p>
          </table:table-cell>
          <table:table-cell office:value-type="float" office:value="1806" table:style-name="ce44">
            <text:p>1,806</text:p>
          </table:table-cell>
          <table:table-cell office:value-type="float" office:value="1869" table:style-name="ce44">
            <text:p>1,869</text:p>
          </table:table-cell>
          <table:table-cell office:value-type="float" office:value="1950" table:style-name="ce44">
            <text:p>1,950</text:p>
          </table:table-cell>
          <table:table-cell office:value-type="float" office:value="1912" table:style-name="ce44">
            <text:p>1,912</text:p>
          </table:table-cell>
          <table:table-cell office:value-type="float" office:value="1842" table:style-name="ce45">
            <text:p>1,842</text:p>
          </table:table-cell>
          <table:table-cell office:value-type="float" office:value="9667" table:style-name="ce44">
            <text:p>9,667</text:p>
          </table:table-cell>
          <table:table-cell office:value-type="float" office:value="2031" table:style-name="ce44">
            <text:p>2,031</text:p>
          </table:table-cell>
          <table:table-cell office:value-type="float" office:value="1884" table:style-name="ce44">
            <text:p>1,884</text:p>
          </table:table-cell>
          <table:table-cell office:value-type="float" office:value="1895" table:style-name="ce44">
            <text:p>1,895</text:p>
          </table:table-cell>
          <table:table-cell office:value-type="float" office:value="1986" table:style-name="ce44">
            <text:p>1,986</text:p>
          </table:table-cell>
          <table:table-cell office:value-type="float" office:value="1871" table:style-name="ce45">
            <text:p>1,871</text:p>
          </table:table-cell>
          <table:table-cell office:value-type="float" office:value="8675" table:style-name="ce44">
            <text:p>8,675</text:p>
          </table:table-cell>
          <table:table-cell office:value-type="float" office:value="1859" table:style-name="ce44">
            <text:p>1,859</text:p>
          </table:table-cell>
          <table:table-cell office:value-type="float" office:value="1807" table:style-name="ce44">
            <text:p>1,807</text:p>
          </table:table-cell>
          <table:table-cell office:value-type="float" office:value="1725" table:style-name="ce44">
            <text:p>1,725</text:p>
          </table:table-cell>
          <table:table-cell office:value-type="float" office:value="1719" table:style-name="ce44">
            <text:p>1,719</text:p>
          </table:table-cell>
          <table:table-cell office:value-type="float" office:value="1565" table:style-name="ce45">
            <text:p>1,565</text:p>
          </table:table-cell>
          <table:table-cell office:value-type="float" office:value="7527" table:style-name="ce44">
            <text:p>7,527</text:p>
          </table:table-cell>
          <table:table-cell office:value-type="float" office:value="1584" table:style-name="ce44">
            <text:p>1,584</text:p>
          </table:table-cell>
          <table:table-cell office:value-type="float" office:value="1663" table:style-name="ce44">
            <text:p>1,663</text:p>
          </table:table-cell>
          <table:table-cell office:value-type="float" office:value="1439" table:style-name="ce44">
            <text:p>1,439</text:p>
          </table:table-cell>
          <table:table-cell office:value-type="float" office:value="1417" table:style-name="ce44">
            <text:p>1,417</text:p>
          </table:table-cell>
          <table:table-cell office:value-type="float" office:value="1424" table:style-name="ce45">
            <text:p>1,424</text:p>
          </table:table-cell>
          <table:table-cell office:value-type="float" office:value="5202" table:style-name="ce44">
            <text:p>5,202</text:p>
          </table:table-cell>
          <table:table-cell office:value-type="float" office:value="1353" table:style-name="ce44">
            <text:p>1,353</text:p>
          </table:table-cell>
          <table:table-cell office:value-type="float" office:value="1058" table:style-name="ce44">
            <text:p>1,058</text:p>
          </table:table-cell>
          <table:table-cell office:value-type="float" office:value="1020" table:style-name="ce44">
            <text:p>1,020</text:p>
          </table:table-cell>
          <table:table-cell office:value-type="float" office:value="911" table:style-name="ce44">
            <text:p>911</text:p>
          </table:table-cell>
          <table:table-cell office:value-type="float" office:value="860" table:style-name="ce45">
            <text:p>860</text:p>
          </table:table-cell>
          <table:table-cell office:value-type="float" office:value="2849" table:style-name="ce44">
            <text:p>2,849</text:p>
          </table:table-cell>
          <table:table-cell office:value-type="float" office:value="603" table:style-name="ce44">
            <text:p>603</text:p>
          </table:table-cell>
          <table:table-cell office:value-type="float" office:value="514" table:style-name="ce44">
            <text:p>514</text:p>
          </table:table-cell>
          <table:table-cell office:value-type="float" office:value="587" table:style-name="ce44">
            <text:p>587</text:p>
          </table:table-cell>
          <table:table-cell office:value-type="float" office:value="600" table:style-name="ce44">
            <text:p>600</text:p>
          </table:table-cell>
          <table:table-cell office:value-type="float" office:value="545" table:style-name="ce45">
            <text:p>545</text:p>
          </table:table-cell>
          <table:table-cell office:value-type="float" office:value="2273" table:style-name="ce44">
            <text:p>2,273</text:p>
          </table:table-cell>
          <table:table-cell office:value-type="float" office:value="549" table:style-name="ce44">
            <text:p>549</text:p>
          </table:table-cell>
          <table:table-cell office:value-type="float" office:value="509" table:style-name="ce44">
            <text:p>509</text:p>
          </table:table-cell>
          <table:table-cell office:value-type="float" office:value="464" table:style-name="ce44">
            <text:p>464</text:p>
          </table:table-cell>
          <table:table-cell office:value-type="float" office:value="410" table:style-name="ce44">
            <text:p>410</text:p>
          </table:table-cell>
          <table:table-cell office:value-type="float" office:value="341" table:style-name="ce45">
            <text:p>341</text:p>
          </table:table-cell>
          <table:table-cell office:value-type="float" office:value="1253" table:style-name="ce44">
            <text:p>1,253</text:p>
          </table:table-cell>
          <table:table-cell office:value-type="float" office:value="308" table:style-name="ce44">
            <text:p>308</text:p>
          </table:table-cell>
          <table:table-cell office:value-type="float" office:value="322" table:style-name="ce44">
            <text:p>322</text:p>
          </table:table-cell>
          <table:table-cell office:value-type="float" office:value="225" table:style-name="ce44">
            <text:p>225</text:p>
          </table:table-cell>
          <table:table-cell office:value-type="float" office:value="216" table:style-name="ce44">
            <text:p>216</text:p>
          </table:table-cell>
          <table:table-cell office:value-type="float" office:value="182" table:style-name="ce45">
            <text:p>182</text:p>
          </table:table-cell>
          <table:table-cell office:value-type="float" office:value="566" table:style-name="ce44">
            <text:p>566</text:p>
          </table:table-cell>
          <table:table-cell office:value-type="float" office:value="167" table:style-name="ce44">
            <text:p>167</text:p>
          </table:table-cell>
          <table:table-cell office:value-type="float" office:value="132" table:style-name="ce44">
            <text:p>132</text:p>
          </table:table-cell>
          <table:table-cell office:value-type="float" office:value="96" table:style-name="ce44">
            <text:p>96</text:p>
          </table:table-cell>
          <table:table-cell office:value-type="float" office:value="94" table:style-name="ce44">
            <text:p>94</text:p>
          </table:table-cell>
          <table:table-cell office:value-type="float" office:value="77" table:style-name="ce45">
            <text:p>77</text:p>
          </table:table-cell>
          <table:table-cell office:value-type="float" office:value="155" table:style-name="ce44">
            <text:p>155</text:p>
          </table:table-cell>
          <table:table-cell office:value-type="float" office:value="60" table:style-name="ce44">
            <text:p>60</text:p>
          </table:table-cell>
          <table:table-cell office:value-type="float" office:value="44" table:style-name="ce44">
            <text:p>44</text:p>
          </table:table-cell>
          <table:table-cell office:value-type="float" office:value="20" table:style-name="ce44">
            <text:p>20</text:p>
          </table:table-cell>
          <table:table-cell office:value-type="float" office:value="19" table:style-name="ce44">
            <text:p>19</text:p>
          </table:table-cell>
          <table:table-cell office:value-type="float" office:value="12" table:style-name="ce45">
            <text:p>12</text:p>
          </table:table-cell>
          <table:table-cell office:value-type="float" office:value="19" table:style-name="ce44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837" table:style-name="ce48">
            <text:p>136,837</text:p>
          </table:table-cell>
          <table:table-cell office:value-type="float" office:value="4295" table:style-name="ce49">
            <text:p>4,295</text:p>
          </table:table-cell>
          <table:table-cell office:value-type="float" office:value="671" table:style-name="ce48">
            <text:p>671</text:p>
          </table:table-cell>
          <table:table-cell office:value-type="float" office:value="753" table:style-name="ce48">
            <text:p>753</text:p>
          </table:table-cell>
          <table:table-cell office:value-type="float" office:value="916" table:style-name="ce48">
            <text:p>916</text:p>
          </table:table-cell>
          <table:table-cell office:value-type="float" office:value="951" table:style-name="ce48">
            <text:p>951</text:p>
          </table:table-cell>
          <table:table-cell office:value-type="float" office:value="1004" table:style-name="ce48">
            <text:p>1,004</text:p>
          </table:table-cell>
          <table:table-cell office:value-type="float" office:value="6178" table:style-name="ce48">
            <text:p>6,178</text:p>
          </table:table-cell>
          <table:table-cell office:value-type="float" office:value="1220" table:style-name="ce48">
            <text:p>1,220</text:p>
          </table:table-cell>
          <table:table-cell office:value-type="float" office:value="1285" table:style-name="ce48">
            <text:p>1,285</text:p>
          </table:table-cell>
          <table:table-cell office:value-type="float" office:value="1187" table:style-name="ce48">
            <text:p>1,187</text:p>
          </table:table-cell>
          <table:table-cell office:value-type="float" office:value="1065" table:style-name="ce48">
            <text:p>1,065</text:p>
          </table:table-cell>
          <table:table-cell office:value-type="float" office:value="1421" table:style-name="ce49">
            <text:p>1,421</text:p>
          </table:table-cell>
          <table:table-cell office:value-type="float" office:value="5898" table:style-name="ce48">
            <text:p>5,898</text:p>
          </table:table-cell>
          <table:table-cell office:value-type="float" office:value="1184" table:style-name="ce48">
            <text:p>1,184</text:p>
          </table:table-cell>
          <table:table-cell office:value-type="float" office:value="1067" table:style-name="ce48">
            <text:p>1,067</text:p>
          </table:table-cell>
          <table:table-cell office:value-type="float" office:value="1209" table:style-name="ce48">
            <text:p>1,209</text:p>
          </table:table-cell>
          <table:table-cell office:value-type="float" office:value="1192" table:style-name="ce48">
            <text:p>1,192</text:p>
          </table:table-cell>
          <table:table-cell office:value-type="float" office:value="1246" table:style-name="ce49">
            <text:p>1,246</text:p>
          </table:table-cell>
          <table:table-cell office:value-type="float" office:value="6642" table:style-name="ce48">
            <text:p>6,642</text:p>
          </table:table-cell>
          <table:table-cell office:value-type="float" office:value="1304" table:style-name="ce48">
            <text:p>1,304</text:p>
          </table:table-cell>
          <table:table-cell office:value-type="float" office:value="1242" table:style-name="ce48">
            <text:p>1,242</text:p>
          </table:table-cell>
          <table:table-cell office:value-type="float" office:value="1289" table:style-name="ce48">
            <text:p>1,289</text:p>
          </table:table-cell>
          <table:table-cell office:value-type="float" office:value="1352" table:style-name="ce48">
            <text:p>1,352</text:p>
          </table:table-cell>
          <table:table-cell office:value-type="float" office:value="1455" table:style-name="ce49">
            <text:p>1,455</text:p>
          </table:table-cell>
          <table:table-cell office:value-type="float" office:value="8561" table:style-name="ce48">
            <text:p>8,561</text:p>
          </table:table-cell>
          <table:table-cell office:value-type="float" office:value="1502" table:style-name="ce48">
            <text:p>1,502</text:p>
          </table:table-cell>
          <table:table-cell office:value-type="float" office:value="1883" table:style-name="ce48">
            <text:p>1,883</text:p>
          </table:table-cell>
          <table:table-cell office:value-type="float" office:value="1717" table:style-name="ce48">
            <text:p>1,717</text:p>
          </table:table-cell>
          <table:table-cell office:value-type="float" office:value="1540" table:style-name="ce48">
            <text:p>1,540</text:p>
          </table:table-cell>
          <table:table-cell office:value-type="float" office:value="1919" table:style-name="ce49">
            <text:p>1,919</text:p>
          </table:table-cell>
          <table:table-cell office:value-type="float" office:value="8965" table:style-name="ce48">
            <text:p>8,965</text:p>
          </table:table-cell>
          <table:table-cell office:value-type="float" office:value="1921" table:style-name="ce48">
            <text:p>1,921</text:p>
          </table:table-cell>
          <table:table-cell office:value-type="float" office:value="1885" table:style-name="ce48">
            <text:p>1,885</text:p>
          </table:table-cell>
          <table:table-cell office:value-type="float" office:value="1736" table:style-name="ce48">
            <text:p>1,736</text:p>
          </table:table-cell>
          <table:table-cell office:value-type="float" office:value="1731" table:style-name="ce48">
            <text:p>1,731</text:p>
          </table:table-cell>
          <table:table-cell office:value-type="float" office:value="1692" table:style-name="ce49">
            <text:p>1,692</text:p>
          </table:table-cell>
          <table:table-cell office:value-type="float" office:value="8251" table:style-name="ce48">
            <text:p>8,251</text:p>
          </table:table-cell>
          <table:table-cell office:value-type="float" office:value="1649" table:style-name="ce48">
            <text:p>1,649</text:p>
          </table:table-cell>
          <table:table-cell office:value-type="float" office:value="1758" table:style-name="ce48">
            <text:p>1,758</text:p>
          </table:table-cell>
          <table:table-cell office:value-type="float" office:value="1528" table:style-name="ce48">
            <text:p>1,528</text:p>
          </table:table-cell>
          <table:table-cell office:value-type="float" office:value="1754" table:style-name="ce48">
            <text:p>1,754</text:p>
          </table:table-cell>
          <table:table-cell office:value-type="float" office:value="1562" table:style-name="ce49">
            <text:p>1,562</text:p>
          </table:table-cell>
          <table:table-cell office:value-type="float" office:value="9547" table:style-name="ce48">
            <text:p>9,547</text:p>
          </table:table-cell>
          <table:table-cell office:value-type="float" office:value="1568" table:style-name="ce48">
            <text:p>1,568</text:p>
          </table:table-cell>
          <table:table-cell office:value-type="float" office:value="1834" table:style-name="ce48">
            <text:p>1,834</text:p>
          </table:table-cell>
          <table:table-cell office:value-type="float" office:value="1939" table:style-name="ce48">
            <text:p>1,939</text:p>
          </table:table-cell>
          <table:table-cell office:value-type="float" office:value="2011" table:style-name="ce48">
            <text:p>2,011</text:p>
          </table:table-cell>
          <table:table-cell office:value-type="float" office:value="2195" table:style-name="ce49">
            <text:p>2,195</text:p>
          </table:table-cell>
          <table:table-cell office:value-type="float" office:value="11266" table:style-name="ce48">
            <text:p>11,266</text:p>
          </table:table-cell>
          <table:table-cell office:value-type="float" office:value="2292" table:style-name="ce48">
            <text:p>2,292</text:p>
          </table:table-cell>
          <table:table-cell office:value-type="float" office:value="2219" table:style-name="ce48">
            <text:p>2,219</text:p>
          </table:table-cell>
          <table:table-cell office:value-type="float" office:value="2279" table:style-name="ce48">
            <text:p>2,279</text:p>
          </table:table-cell>
          <table:table-cell office:value-type="float" office:value="2292" table:style-name="ce48">
            <text:p>2,292</text:p>
          </table:table-cell>
          <table:table-cell office:value-type="float" office:value="2184" table:style-name="ce49">
            <text:p>2,184</text:p>
          </table:table-cell>
          <table:table-cell office:value-type="float" office:value="10853" table:style-name="ce48">
            <text:p>10,853</text:p>
          </table:table-cell>
          <table:table-cell office:value-type="float" office:value="2503" table:style-name="ce48">
            <text:p>2,503</text:p>
          </table:table-cell>
          <table:table-cell office:value-type="float" office:value="2090" table:style-name="ce48">
            <text:p>2,090</text:p>
          </table:table-cell>
          <table:table-cell office:value-type="float" office:value="2103" table:style-name="ce48">
            <text:p>2,103</text:p>
          </table:table-cell>
          <table:table-cell office:value-type="float" office:value="2081" table:style-name="ce48">
            <text:p>2,081</text:p>
          </table:table-cell>
          <table:table-cell office:value-type="float" office:value="2076" table:style-name="ce49">
            <text:p>2,076</text:p>
          </table:table-cell>
          <table:table-cell office:value-type="float" office:value="10849" table:style-name="ce48">
            <text:p>10,849</text:p>
          </table:table-cell>
          <table:table-cell office:value-type="float" office:value="2157" table:style-name="ce48">
            <text:p>2,157</text:p>
          </table:table-cell>
          <table:table-cell office:value-type="float" office:value="2226" table:style-name="ce48">
            <text:p>2,226</text:p>
          </table:table-cell>
          <table:table-cell office:value-type="float" office:value="2195" table:style-name="ce48">
            <text:p>2,195</text:p>
          </table:table-cell>
          <table:table-cell office:value-type="float" office:value="2194" table:style-name="ce48">
            <text:p>2,194</text:p>
          </table:table-cell>
          <table:table-cell office:value-type="float" office:value="2077" table:style-name="ce49">
            <text:p>2,077</text:p>
          </table:table-cell>
          <table:table-cell office:value-type="float" office:value="10612" table:style-name="ce48">
            <text:p>10,612</text:p>
          </table:table-cell>
          <table:table-cell office:value-type="float" office:value="2186" table:style-name="ce48">
            <text:p>2,186</text:p>
          </table:table-cell>
          <table:table-cell office:value-type="float" office:value="2110" table:style-name="ce48">
            <text:p>2,110</text:p>
          </table:table-cell>
          <table:table-cell office:value-type="float" office:value="2066" table:style-name="ce48">
            <text:p>2,066</text:p>
          </table:table-cell>
          <table:table-cell office:value-type="float" office:value="2178" table:style-name="ce48">
            <text:p>2,178</text:p>
          </table:table-cell>
          <table:table-cell office:value-type="float" office:value="2072" table:style-name="ce49">
            <text:p>2,072</text:p>
          </table:table-cell>
          <table:table-cell office:value-type="float" office:value="9655" table:style-name="ce48">
            <text:p>9,655</text:p>
          </table:table-cell>
          <table:table-cell office:value-type="float" office:value="2064" table:style-name="ce48">
            <text:p>2,064</text:p>
          </table:table-cell>
          <table:table-cell office:value-type="float" office:value="1992" table:style-name="ce48">
            <text:p>1,992</text:p>
          </table:table-cell>
          <table:table-cell office:value-type="float" office:value="1909" table:style-name="ce48">
            <text:p>1,909</text:p>
          </table:table-cell>
          <table:table-cell office:value-type="float" office:value="1884" table:style-name="ce48">
            <text:p>1,884</text:p>
          </table:table-cell>
          <table:table-cell office:value-type="float" office:value="1806" table:style-name="ce49">
            <text:p>1,806</text:p>
          </table:table-cell>
          <table:table-cell office:value-type="float" office:value="8380" table:style-name="ce48">
            <text:p>8,380</text:p>
          </table:table-cell>
          <table:table-cell office:value-type="float" office:value="1807" table:style-name="ce48">
            <text:p>1,807</text:p>
          </table:table-cell>
          <table:table-cell office:value-type="float" office:value="1769" table:style-name="ce48">
            <text:p>1,769</text:p>
          </table:table-cell>
          <table:table-cell office:value-type="float" office:value="1649" table:style-name="ce48">
            <text:p>1,649</text:p>
          </table:table-cell>
          <table:table-cell office:value-type="float" office:value="1549" table:style-name="ce48">
            <text:p>1,549</text:p>
          </table:table-cell>
          <table:table-cell office:value-type="float" office:value="1606" table:style-name="ce49">
            <text:p>1,606</text:p>
          </table:table-cell>
          <table:table-cell office:value-type="float" office:value="6413" table:style-name="ce48">
            <text:p>6,413</text:p>
          </table:table-cell>
          <table:table-cell office:value-type="float" office:value="1663" table:style-name="ce48">
            <text:p>1,663</text:p>
          </table:table-cell>
          <table:table-cell office:value-type="float" office:value="1330" table:style-name="ce48">
            <text:p>1,330</text:p>
          </table:table-cell>
          <table:table-cell office:value-type="float" office:value="1252" table:style-name="ce48">
            <text:p>1,252</text:p>
          </table:table-cell>
          <table:table-cell office:value-type="float" office:value="1156" table:style-name="ce48">
            <text:p>1,156</text:p>
          </table:table-cell>
          <table:table-cell office:value-type="float" office:value="1012" table:style-name="ce49">
            <text:p>1,012</text:p>
          </table:table-cell>
          <table:table-cell office:value-type="float" office:value="3932" table:style-name="ce48">
            <text:p>3,932</text:p>
          </table:table-cell>
          <table:table-cell office:value-type="float" office:value="823" table:style-name="ce48">
            <text:p>823</text:p>
          </table:table-cell>
          <table:table-cell office:value-type="float" office:value="671" table:style-name="ce48">
            <text:p>671</text:p>
          </table:table-cell>
          <table:table-cell office:value-type="float" office:value="810" table:style-name="ce48">
            <text:p>810</text:p>
          </table:table-cell>
          <table:table-cell office:value-type="float" office:value="826" table:style-name="ce48">
            <text:p>826</text:p>
          </table:table-cell>
          <table:table-cell office:value-type="float" office:value="802" table:style-name="ce49">
            <text:p>802</text:p>
          </table:table-cell>
          <table:table-cell office:value-type="float" office:value="3379" table:style-name="ce48">
            <text:p>3,379</text:p>
          </table:table-cell>
          <table:table-cell office:value-type="float" office:value="752" table:style-name="ce48">
            <text:p>752</text:p>
          </table:table-cell>
          <table:table-cell office:value-type="float" office:value="723" table:style-name="ce48">
            <text:p>723</text:p>
          </table:table-cell>
          <table:table-cell office:value-type="float" office:value="674" table:style-name="ce48">
            <text:p>674</text:p>
          </table:table-cell>
          <table:table-cell office:value-type="float" office:value="616" table:style-name="ce48">
            <text:p>616</text:p>
          </table:table-cell>
          <table:table-cell office:value-type="float" office:value="614" table:style-name="ce49">
            <text:p>614</text:p>
          </table:table-cell>
          <table:table-cell office:value-type="float" office:value="2062" table:style-name="ce48">
            <text:p>2,062</text:p>
          </table:table-cell>
          <table:table-cell office:value-type="float" office:value="518" table:style-name="ce48">
            <text:p>518</text:p>
          </table:table-cell>
          <table:table-cell office:value-type="float" office:value="478" table:style-name="ce48">
            <text:p>478</text:p>
          </table:table-cell>
          <table:table-cell office:value-type="float" office:value="407" table:style-name="ce48">
            <text:p>407</text:p>
          </table:table-cell>
          <table:table-cell office:value-type="float" office:value="364" table:style-name="ce48">
            <text:p>364</text:p>
          </table:table-cell>
          <table:table-cell office:value-type="float" office:value="295" table:style-name="ce49">
            <text:p>295</text:p>
          </table:table-cell>
          <table:table-cell office:value-type="float" office:value="873" table:style-name="ce48">
            <text:p>873</text:p>
          </table:table-cell>
          <table:table-cell office:value-type="float" office:value="249" table:style-name="ce48">
            <text:p>249</text:p>
          </table:table-cell>
          <table:table-cell office:value-type="float" office:value="211" table:style-name="ce48">
            <text:p>211</text:p>
          </table:table-cell>
          <table:table-cell office:value-type="float" office:value="167" table:style-name="ce48">
            <text:p>167</text:p>
          </table:table-cell>
          <table:table-cell office:value-type="float" office:value="139" table:style-name="ce48">
            <text:p>139</text:p>
          </table:table-cell>
          <table:table-cell office:value-type="float" office:value="107" table:style-name="ce49">
            <text:p>107</text:p>
          </table:table-cell>
          <table:table-cell office:value-type="float" office:value="201" table:style-name="ce48">
            <text:p>201</text:p>
          </table:table-cell>
          <table:table-cell office:value-type="float" office:value="76" table:style-name="ce48">
            <text:p>76</text:p>
          </table:table-cell>
          <table:table-cell office:value-type="float" office:value="44" table:style-name="ce48">
            <text:p>44</text:p>
          </table:table-cell>
          <table:table-cell office:value-type="float" office:value="39" table:style-name="ce48">
            <text:p>39</text:p>
          </table:table-cell>
          <table:table-cell office:value-type="float" office:value="25" table:style-name="ce48">
            <text:p>25</text:p>
          </table:table-cell>
          <table:table-cell office:value-type="float" office:value="17" table:style-name="ce49">
            <text:p>17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5170" table:style-name="ce29">
            <text:p>155,170</text:p>
          </table:table-cell>
          <table:table-cell office:value-type="float" office:value="5126" table:style-name="ce29">
            <text:p>5,126</text:p>
          </table:table-cell>
          <table:table-cell office:value-type="float" office:value="1044" table:style-name="ce29">
            <text:p>1,044</text:p>
          </table:table-cell>
          <table:table-cell office:value-type="float" office:value="1001" table:style-name="ce29">
            <text:p>1,001</text:p>
          </table:table-cell>
          <table:table-cell office:value-type="float" office:value="1101" table:style-name="ce29">
            <text:p>1,101</text:p>
          </table:table-cell>
          <table:table-cell office:value-type="float" office:value="1007" table:style-name="ce29">
            <text:p>1,007</text:p>
          </table:table-cell>
          <table:table-cell office:value-type="float" office:value="973" table:style-name="ce29">
            <text:p>973</text:p>
          </table:table-cell>
          <table:table-cell office:value-type="float" office:value="4557" table:style-name="ce29">
            <text:p>4,557</text:p>
          </table:table-cell>
          <table:table-cell office:value-type="float" office:value="949" table:style-name="ce29">
            <text:p>949</text:p>
          </table:table-cell>
          <table:table-cell office:value-type="float" office:value="907" table:style-name="ce29">
            <text:p>907</text:p>
          </table:table-cell>
          <table:table-cell office:value-type="float" office:value="881" table:style-name="ce29">
            <text:p>881</text:p>
          </table:table-cell>
          <table:table-cell office:value-type="float" office:value="813" table:style-name="ce29">
            <text:p>813</text:p>
          </table:table-cell>
          <table:table-cell office:value-type="float" office:value="1007" table:style-name="ce25">
            <text:p>1,007</text:p>
          </table:table-cell>
          <table:table-cell office:value-type="float" office:value="4104" table:style-name="ce29">
            <text:p>4,104</text:p>
          </table:table-cell>
          <table:table-cell office:value-type="float" office:value="851" table:style-name="ce29">
            <text:p>851</text:p>
          </table:table-cell>
          <table:table-cell office:value-type="float" office:value="730" table:style-name="ce29">
            <text:p>730</text:p>
          </table:table-cell>
          <table:table-cell office:value-type="float" office:value="808" table:style-name="ce29">
            <text:p>808</text:p>
          </table:table-cell>
          <table:table-cell office:value-type="float" office:value="810" table:style-name="ce29">
            <text:p>810</text:p>
          </table:table-cell>
          <table:table-cell office:value-type="float" office:value="905" table:style-name="ce25">
            <text:p>905</text:p>
          </table:table-cell>
          <table:table-cell office:value-type="float" office:value="6320" table:style-name="ce29">
            <text:p>6,320</text:p>
          </table:table-cell>
          <table:table-cell office:value-type="float" office:value="892" table:style-name="ce29">
            <text:p>892</text:p>
          </table:table-cell>
          <table:table-cell office:value-type="float" office:value="972" table:style-name="ce29">
            <text:p>972</text:p>
          </table:table-cell>
          <table:table-cell office:value-type="float" office:value="1046" table:style-name="ce29">
            <text:p>1,046</text:p>
          </table:table-cell>
          <table:table-cell office:value-type="float" office:value="1465" table:style-name="ce29">
            <text:p>1,465</text:p>
          </table:table-cell>
          <table:table-cell office:value-type="float" office:value="1945" table:style-name="ce25">
            <text:p>1,945</text:p>
          </table:table-cell>
          <table:table-cell office:value-type="float" office:value="11568" table:style-name="ce29">
            <text:p>11,568</text:p>
          </table:table-cell>
          <table:table-cell office:value-type="float" office:value="2065" table:style-name="ce29">
            <text:p>2,065</text:p>
          </table:table-cell>
          <table:table-cell office:value-type="float" office:value="2607" table:style-name="ce29">
            <text:p>2,607</text:p>
          </table:table-cell>
          <table:table-cell office:value-type="float" office:value="2271" table:style-name="ce29">
            <text:p>2,271</text:p>
          </table:table-cell>
          <table:table-cell office:value-type="float" office:value="1968" table:style-name="ce29">
            <text:p>1,968</text:p>
          </table:table-cell>
          <table:table-cell office:value-type="float" office:value="2657" table:style-name="ce25">
            <text:p>2,657</text:p>
          </table:table-cell>
          <table:table-cell office:value-type="float" office:value="13422" table:style-name="ce29">
            <text:p>13,422</text:p>
          </table:table-cell>
          <table:table-cell office:value-type="float" office:value="2641" table:style-name="ce29">
            <text:p>2,641</text:p>
          </table:table-cell>
          <table:table-cell office:value-type="float" office:value="2700" table:style-name="ce29">
            <text:p>2,700</text:p>
          </table:table-cell>
          <table:table-cell office:value-type="float" office:value="2694" table:style-name="ce29">
            <text:p>2,694</text:p>
          </table:table-cell>
          <table:table-cell office:value-type="float" office:value="2706" table:style-name="ce29">
            <text:p>2,706</text:p>
          </table:table-cell>
          <table:table-cell office:value-type="float" office:value="2681" table:style-name="ce25">
            <text:p>2,681</text:p>
          </table:table-cell>
          <table:table-cell office:value-type="float" office:value="11811" table:style-name="ce29">
            <text:p>11,811</text:p>
          </table:table-cell>
          <table:table-cell office:value-type="float" office:value="2360" table:style-name="ce29">
            <text:p>2,360</text:p>
          </table:table-cell>
          <table:table-cell office:value-type="float" office:value="2526" table:style-name="ce29">
            <text:p>2,526</text:p>
          </table:table-cell>
          <table:table-cell office:value-type="float" office:value="2248" table:style-name="ce29">
            <text:p>2,248</text:p>
          </table:table-cell>
          <table:table-cell office:value-type="float" office:value="2473" table:style-name="ce29">
            <text:p>2,473</text:p>
          </table:table-cell>
          <table:table-cell office:value-type="float" office:value="2204" table:style-name="ce25">
            <text:p>2,204</text:p>
          </table:table-cell>
          <table:table-cell office:value-type="float" office:value="11174" table:style-name="ce29">
            <text:p>11,174</text:p>
          </table:table-cell>
          <table:table-cell office:value-type="float" office:value="2082" table:style-name="ce29">
            <text:p>2,082</text:p>
          </table:table-cell>
          <table:table-cell office:value-type="float" office:value="2220" table:style-name="ce29">
            <text:p>2,220</text:p>
          </table:table-cell>
          <table:table-cell office:value-type="float" office:value="2347" table:style-name="ce29">
            <text:p>2,347</text:p>
          </table:table-cell>
          <table:table-cell office:value-type="float" office:value="2193" table:style-name="ce29">
            <text:p>2,193</text:p>
          </table:table-cell>
          <table:table-cell office:value-type="float" office:value="2332" table:style-name="ce25">
            <text:p>2,332</text:p>
          </table:table-cell>
          <table:table-cell office:value-type="float" office:value="10989" table:style-name="ce29">
            <text:p>10,989</text:p>
          </table:table-cell>
          <table:table-cell office:value-type="float" office:value="2270" table:style-name="ce29">
            <text:p>2,270</text:p>
          </table:table-cell>
          <table:table-cell office:value-type="float" office:value="2107" table:style-name="ce29">
            <text:p>2,107</text:p>
          </table:table-cell>
          <table:table-cell office:value-type="float" office:value="2309" table:style-name="ce29">
            <text:p>2,309</text:p>
          </table:table-cell>
          <table:table-cell office:value-type="float" office:value="2191" table:style-name="ce29">
            <text:p>2,191</text:p>
          </table:table-cell>
          <table:table-cell office:value-type="float" office:value="2112" table:style-name="ce25">
            <text:p>2,112</text:p>
          </table:table-cell>
          <table:table-cell office:value-type="float" office:value="11114" table:style-name="ce29">
            <text:p>11,114</text:p>
          </table:table-cell>
          <table:table-cell office:value-type="float" office:value="2319" table:style-name="ce29">
            <text:p>2,319</text:p>
          </table:table-cell>
          <table:table-cell office:value-type="float" office:value="2102" table:style-name="ce29">
            <text:p>2,102</text:p>
          </table:table-cell>
          <table:table-cell office:value-type="float" office:value="2198" table:style-name="ce29">
            <text:p>2,198</text:p>
          </table:table-cell>
          <table:table-cell office:value-type="float" office:value="2207" table:style-name="ce29">
            <text:p>2,207</text:p>
          </table:table-cell>
          <table:table-cell office:value-type="float" office:value="2288" table:style-name="ce25">
            <text:p>2,288</text:p>
          </table:table-cell>
          <table:table-cell office:value-type="float" office:value="12796" table:style-name="ce29">
            <text:p>12,796</text:p>
          </table:table-cell>
          <table:table-cell office:value-type="float" office:value="2479" table:style-name="ce29">
            <text:p>2,479</text:p>
          </table:table-cell>
          <table:table-cell office:value-type="float" office:value="2594" table:style-name="ce29">
            <text:p>2,594</text:p>
          </table:table-cell>
          <table:table-cell office:value-type="float" office:value="2583" table:style-name="ce29">
            <text:p>2,583</text:p>
          </table:table-cell>
          <table:table-cell office:value-type="float" office:value="2611" table:style-name="ce29">
            <text:p>2,611</text:p>
          </table:table-cell>
          <table:table-cell office:value-type="float" office:value="2529" table:style-name="ce25">
            <text:p>2,529</text:p>
          </table:table-cell>
          <table:table-cell office:value-type="float" office:value="15108" table:style-name="ce29">
            <text:p>15,108</text:p>
          </table:table-cell>
          <table:table-cell office:value-type="float" office:value="3093" table:style-name="ce29">
            <text:p>3,093</text:p>
          </table:table-cell>
          <table:table-cell office:value-type="float" office:value="3036" table:style-name="ce29">
            <text:p>3,036</text:p>
          </table:table-cell>
          <table:table-cell office:value-type="float" office:value="2985" table:style-name="ce29">
            <text:p>2,985</text:p>
          </table:table-cell>
          <table:table-cell office:value-type="float" office:value="3081" table:style-name="ce29">
            <text:p>3,081</text:p>
          </table:table-cell>
          <table:table-cell office:value-type="float" office:value="2913" table:style-name="ce25">
            <text:p>2,913</text:p>
          </table:table-cell>
          <table:table-cell office:value-type="float" office:value="13359" table:style-name="ce29">
            <text:p>13,359</text:p>
          </table:table-cell>
          <table:table-cell office:value-type="float" office:value="2574" table:style-name="ce29">
            <text:p>2,574</text:p>
          </table:table-cell>
          <table:table-cell office:value-type="float" office:value="2874" table:style-name="ce29">
            <text:p>2,874</text:p>
          </table:table-cell>
          <table:table-cell office:value-type="float" office:value="2632" table:style-name="ce29">
            <text:p>2,632</text:p>
          </table:table-cell>
          <table:table-cell office:value-type="float" office:value="2601" table:style-name="ce29">
            <text:p>2,601</text:p>
          </table:table-cell>
          <table:table-cell office:value-type="float" office:value="2678" table:style-name="ce25">
            <text:p>2,678</text:p>
          </table:table-cell>
          <table:table-cell office:value-type="float" office:value="9939" table:style-name="ce29">
            <text:p>9,939</text:p>
          </table:table-cell>
          <table:table-cell office:value-type="float" office:value="2417" table:style-name="ce29">
            <text:p>2,417</text:p>
          </table:table-cell>
          <table:table-cell office:value-type="float" office:value="2115" table:style-name="ce29">
            <text:p>2,115</text:p>
          </table:table-cell>
          <table:table-cell office:value-type="float" office:value="2151" table:style-name="ce29">
            <text:p>2,151</text:p>
          </table:table-cell>
          <table:table-cell office:value-type="float" office:value="1584" table:style-name="ce29">
            <text:p>1,584</text:p>
          </table:table-cell>
          <table:table-cell office:value-type="float" office:value="1672" table:style-name="ce25">
            <text:p>1,672</text:p>
          </table:table-cell>
          <table:table-cell office:value-type="float" office:value="5292" table:style-name="ce29">
            <text:p>5,292</text:p>
          </table:table-cell>
          <table:table-cell office:value-type="float" office:value="1401" table:style-name="ce29">
            <text:p>1,401</text:p>
          </table:table-cell>
          <table:table-cell office:value-type="float" office:value="1109" table:style-name="ce29">
            <text:p>1,109</text:p>
          </table:table-cell>
          <table:table-cell office:value-type="float" office:value="1074" table:style-name="ce29">
            <text:p>1,074</text:p>
          </table:table-cell>
          <table:table-cell office:value-type="float" office:value="912" table:style-name="ce29">
            <text:p>912</text:p>
          </table:table-cell>
          <table:table-cell office:value-type="float" office:value="796" table:style-name="ce25">
            <text:p>796</text:p>
          </table:table-cell>
          <table:table-cell office:value-type="float" office:value="3196" table:style-name="ce29">
            <text:p>3,196</text:p>
          </table:table-cell>
          <table:table-cell office:value-type="float" office:value="651" table:style-name="ce29">
            <text:p>651</text:p>
          </table:table-cell>
          <table:table-cell office:value-type="float" office:value="618" table:style-name="ce29">
            <text:p>618</text:p>
          </table:table-cell>
          <table:table-cell office:value-type="float" office:value="713" table:style-name="ce29">
            <text:p>713</text:p>
          </table:table-cell>
          <table:table-cell office:value-type="float" office:value="633" table:style-name="ce29">
            <text:p>633</text:p>
          </table:table-cell>
          <table:table-cell office:value-type="float" office:value="581" table:style-name="ce25">
            <text:p>581</text:p>
          </table:table-cell>
          <table:table-cell office:value-type="float" office:value="2602" table:style-name="ce29">
            <text:p>2,602</text:p>
          </table:table-cell>
          <table:table-cell office:value-type="float" office:value="570" table:style-name="ce29">
            <text:p>570</text:p>
          </table:table-cell>
          <table:table-cell office:value-type="float" office:value="516" table:style-name="ce29">
            <text:p>516</text:p>
          </table:table-cell>
          <table:table-cell office:value-type="float" office:value="510" table:style-name="ce29">
            <text:p>510</text:p>
          </table:table-cell>
          <table:table-cell office:value-type="float" office:value="509" table:style-name="ce29">
            <text:p>509</text:p>
          </table:table-cell>
          <table:table-cell office:value-type="float" office:value="497" table:style-name="ce25">
            <text:p>497</text:p>
          </table:table-cell>
          <table:table-cell office:value-type="float" office:value="1662" table:style-name="ce29">
            <text:p>1,662</text:p>
          </table:table-cell>
          <table:table-cell office:value-type="float" office:value="388" table:style-name="ce29">
            <text:p>388</text:p>
          </table:table-cell>
          <table:table-cell office:value-type="float" office:value="371" table:style-name="ce29">
            <text:p>371</text:p>
          </table:table-cell>
          <table:table-cell office:value-type="float" office:value="321" table:style-name="ce29">
            <text:p>321</text:p>
          </table:table-cell>
          <table:table-cell office:value-type="float" office:value="313" table:style-name="ce29">
            <text:p>313</text:p>
          </table:table-cell>
          <table:table-cell office:value-type="float" office:value="269" table:style-name="ce25">
            <text:p>269</text:p>
          </table:table-cell>
          <table:table-cell office:value-type="float" office:value="712" table:style-name="ce29">
            <text:p>712</text:p>
          </table:table-cell>
          <table:table-cell office:value-type="float" office:value="206" table:style-name="ce29">
            <text:p>206</text:p>
          </table:table-cell>
          <table:table-cell office:value-type="float" office:value="166" table:style-name="ce29">
            <text:p>166</text:p>
          </table:table-cell>
          <table:table-cell office:value-type="float" office:value="147" table:style-name="ce29">
            <text:p>147</text:p>
          </table:table-cell>
          <table:table-cell office:value-type="float" office:value="117" table:style-name="ce29">
            <text:p>117</text:p>
          </table:table-cell>
          <table:table-cell office:value-type="float" office:value="76" table:style-name="ce25">
            <text:p>76</text:p>
          </table:table-cell>
          <table:table-cell office:value-type="float" office:value="249" table:style-name="ce29">
            <text:p>249</text:p>
          </table:table-cell>
          <table:table-cell office:value-type="float" office:value="83" table:style-name="ce29">
            <text:p>83</text:p>
          </table:table-cell>
          <table:table-cell office:value-type="float" office:value="53" table:style-name="ce29">
            <text:p>53</text:p>
          </table:table-cell>
          <table:table-cell office:value-type="float" office:value="51" table:style-name="ce29">
            <text:p>51</text:p>
          </table:table-cell>
          <table:table-cell office:value-type="float" office:value="34" table:style-name="ce29">
            <text:p>34</text:p>
          </table:table-cell>
          <table:table-cell office:value-type="float" office:value="28" table:style-name="ce25">
            <text:p>28</text:p>
          </table:table-cell>
          <table:table-cell office:value-type="float" office:value="70" table:style-name="ce29">
            <text:p>70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8405" table:style-name="ce29">
            <text:p>78,405</text:p>
          </table:table-cell>
          <table:table-cell office:value-type="float" office:value="2644" table:style-name="ce29">
            <text:p>2,644</text:p>
          </table:table-cell>
          <table:table-cell office:value-type="float" office:value="540" table:style-name="ce29">
            <text:p>540</text:p>
          </table:table-cell>
          <table:table-cell office:value-type="float" office:value="530" table:style-name="ce29">
            <text:p>530</text:p>
          </table:table-cell>
          <table:table-cell office:value-type="float" office:value="559" table:style-name="ce29">
            <text:p>559</text:p>
          </table:table-cell>
          <table:table-cell office:value-type="float" office:value="508" table:style-name="ce29">
            <text:p>508</text:p>
          </table:table-cell>
          <table:table-cell office:value-type="float" office:value="507" table:style-name="ce29">
            <text:p>507</text:p>
          </table:table-cell>
          <table:table-cell office:value-type="float" office:value="2382" table:style-name="ce29">
            <text:p>2,382</text:p>
          </table:table-cell>
          <table:table-cell office:value-type="float" office:value="490" table:style-name="ce29">
            <text:p>490</text:p>
          </table:table-cell>
          <table:table-cell office:value-type="float" office:value="480" table:style-name="ce29">
            <text:p>480</text:p>
          </table:table-cell>
          <table:table-cell office:value-type="float" office:value="452" table:style-name="ce29">
            <text:p>452</text:p>
          </table:table-cell>
          <table:table-cell office:value-type="float" office:value="433" table:style-name="ce29">
            <text:p>433</text:p>
          </table:table-cell>
          <table:table-cell office:value-type="float" office:value="527" table:style-name="ce25">
            <text:p>527</text:p>
          </table:table-cell>
          <table:table-cell office:value-type="float" office:value="2173" table:style-name="ce29">
            <text:p>2,173</text:p>
          </table:table-cell>
          <table:table-cell office:value-type="float" office:value="466" table:style-name="ce29">
            <text:p>466</text:p>
          </table:table-cell>
          <table:table-cell office:value-type="float" office:value="383" table:style-name="ce29">
            <text:p>383</text:p>
          </table:table-cell>
          <table:table-cell office:value-type="float" office:value="408" table:style-name="ce29">
            <text:p>408</text:p>
          </table:table-cell>
          <table:table-cell office:value-type="float" office:value="418" table:style-name="ce29">
            <text:p>418</text:p>
          </table:table-cell>
          <table:table-cell office:value-type="float" office:value="498" table:style-name="ce25">
            <text:p>498</text:p>
          </table:table-cell>
          <table:table-cell office:value-type="float" office:value="3322" table:style-name="ce29">
            <text:p>3,322</text:p>
          </table:table-cell>
          <table:table-cell office:value-type="float" office:value="472" table:style-name="ce29">
            <text:p>472</text:p>
          </table:table-cell>
          <table:table-cell office:value-type="float" office:value="509" table:style-name="ce29">
            <text:p>509</text:p>
          </table:table-cell>
          <table:table-cell office:value-type="float" office:value="536" table:style-name="ce29">
            <text:p>536</text:p>
          </table:table-cell>
          <table:table-cell office:value-type="float" office:value="781" table:style-name="ce29">
            <text:p>781</text:p>
          </table:table-cell>
          <table:table-cell office:value-type="float" office:value="1024" table:style-name="ce25">
            <text:p>1,024</text:p>
          </table:table-cell>
          <table:table-cell office:value-type="float" office:value="5994" table:style-name="ce29">
            <text:p>5,994</text:p>
          </table:table-cell>
          <table:table-cell office:value-type="float" office:value="1062" table:style-name="ce29">
            <text:p>1,062</text:p>
          </table:table-cell>
          <table:table-cell office:value-type="float" office:value="1368" table:style-name="ce29">
            <text:p>1,368</text:p>
          </table:table-cell>
          <table:table-cell office:value-type="float" office:value="1181" table:style-name="ce29">
            <text:p>1,181</text:p>
          </table:table-cell>
          <table:table-cell office:value-type="float" office:value="995" table:style-name="ce29">
            <text:p>995</text:p>
          </table:table-cell>
          <table:table-cell office:value-type="float" office:value="1388" table:style-name="ce25">
            <text:p>1,388</text:p>
          </table:table-cell>
          <table:table-cell office:value-type="float" office:value="6905" table:style-name="ce29">
            <text:p>6,905</text:p>
          </table:table-cell>
          <table:table-cell office:value-type="float" office:value="1370" table:style-name="ce29">
            <text:p>1,370</text:p>
          </table:table-cell>
          <table:table-cell office:value-type="float" office:value="1391" table:style-name="ce29">
            <text:p>1,391</text:p>
          </table:table-cell>
          <table:table-cell office:value-type="float" office:value="1313" table:style-name="ce29">
            <text:p>1,313</text:p>
          </table:table-cell>
          <table:table-cell office:value-type="float" office:value="1437" table:style-name="ce29">
            <text:p>1,437</text:p>
          </table:table-cell>
          <table:table-cell office:value-type="float" office:value="1394" table:style-name="ce25">
            <text:p>1,394</text:p>
          </table:table-cell>
          <table:table-cell office:value-type="float" office:value="6060" table:style-name="ce29">
            <text:p>6,060</text:p>
          </table:table-cell>
          <table:table-cell office:value-type="float" office:value="1200" table:style-name="ce29">
            <text:p>1,200</text:p>
          </table:table-cell>
          <table:table-cell office:value-type="float" office:value="1267" table:style-name="ce29">
            <text:p>1,267</text:p>
          </table:table-cell>
          <table:table-cell office:value-type="float" office:value="1177" table:style-name="ce29">
            <text:p>1,177</text:p>
          </table:table-cell>
          <table:table-cell office:value-type="float" office:value="1258" table:style-name="ce29">
            <text:p>1,258</text:p>
          </table:table-cell>
          <table:table-cell office:value-type="float" office:value="1158" table:style-name="ce25">
            <text:p>1,158</text:p>
          </table:table-cell>
          <table:table-cell office:value-type="float" office:value="5647" table:style-name="ce29">
            <text:p>5,647</text:p>
          </table:table-cell>
          <table:table-cell office:value-type="float" office:value="1070" table:style-name="ce29">
            <text:p>1,070</text:p>
          </table:table-cell>
          <table:table-cell office:value-type="float" office:value="1113" table:style-name="ce29">
            <text:p>1,113</text:p>
          </table:table-cell>
          <table:table-cell office:value-type="float" office:value="1163" table:style-name="ce29">
            <text:p>1,163</text:p>
          </table:table-cell>
          <table:table-cell office:value-type="float" office:value="1103" table:style-name="ce29">
            <text:p>1,103</text:p>
          </table:table-cell>
          <table:table-cell office:value-type="float" office:value="1198" table:style-name="ce25">
            <text:p>1,198</text:p>
          </table:table-cell>
          <table:table-cell office:value-type="float" office:value="5336" table:style-name="ce29">
            <text:p>5,336</text:p>
          </table:table-cell>
          <table:table-cell office:value-type="float" office:value="1121" table:style-name="ce29">
            <text:p>1,121</text:p>
          </table:table-cell>
          <table:table-cell office:value-type="float" office:value="1048" table:style-name="ce29">
            <text:p>1,048</text:p>
          </table:table-cell>
          <table:table-cell office:value-type="float" office:value="1141" table:style-name="ce29">
            <text:p>1,141</text:p>
          </table:table-cell>
          <table:table-cell office:value-type="float" office:value="1062" table:style-name="ce29">
            <text:p>1,062</text:p>
          </table:table-cell>
          <table:table-cell office:value-type="float" office:value="964" table:style-name="ce25">
            <text:p>964</text:p>
          </table:table-cell>
          <table:table-cell office:value-type="float" office:value="5511" table:style-name="ce29">
            <text:p>5,511</text:p>
          </table:table-cell>
          <table:table-cell office:value-type="float" office:value="1154" table:style-name="ce29">
            <text:p>1,154</text:p>
          </table:table-cell>
          <table:table-cell office:value-type="float" office:value="1012" table:style-name="ce29">
            <text:p>1,012</text:p>
          </table:table-cell>
          <table:table-cell office:value-type="float" office:value="1097" table:style-name="ce29">
            <text:p>1,097</text:p>
          </table:table-cell>
          <table:table-cell office:value-type="float" office:value="1106" table:style-name="ce29">
            <text:p>1,106</text:p>
          </table:table-cell>
          <table:table-cell office:value-type="float" office:value="1142" table:style-name="ce25">
            <text:p>1,142</text:p>
          </table:table-cell>
          <table:table-cell office:value-type="float" office:value="6526" table:style-name="ce29">
            <text:p>6,526</text:p>
          </table:table-cell>
          <table:table-cell office:value-type="float" office:value="1271" table:style-name="ce29">
            <text:p>1,271</text:p>
          </table:table-cell>
          <table:table-cell office:value-type="float" office:value="1339" table:style-name="ce29">
            <text:p>1,339</text:p>
          </table:table-cell>
          <table:table-cell office:value-type="float" office:value="1331" table:style-name="ce29">
            <text:p>1,331</text:p>
          </table:table-cell>
          <table:table-cell office:value-type="float" office:value="1325" table:style-name="ce29">
            <text:p>1,325</text:p>
          </table:table-cell>
          <table:table-cell office:value-type="float" office:value="1260" table:style-name="ce25">
            <text:p>1,260</text:p>
          </table:table-cell>
          <table:table-cell office:value-type="float" office:value="7479" table:style-name="ce29">
            <text:p>7,479</text:p>
          </table:table-cell>
          <table:table-cell office:value-type="float" office:value="1497" table:style-name="ce29">
            <text:p>1,497</text:p>
          </table:table-cell>
          <table:table-cell office:value-type="float" office:value="1541" table:style-name="ce29">
            <text:p>1,541</text:p>
          </table:table-cell>
          <table:table-cell office:value-type="float" office:value="1465" table:style-name="ce29">
            <text:p>1,465</text:p>
          </table:table-cell>
          <table:table-cell office:value-type="float" office:value="1529" table:style-name="ce29">
            <text:p>1,529</text:p>
          </table:table-cell>
          <table:table-cell office:value-type="float" office:value="1447" table:style-name="ce25">
            <text:p>1,447</text:p>
          </table:table-cell>
          <table:table-cell office:value-type="float" office:value="6911" table:style-name="ce29">
            <text:p>6,911</text:p>
          </table:table-cell>
          <table:table-cell office:value-type="float" office:value="1329" table:style-name="ce29">
            <text:p>1,329</text:p>
          </table:table-cell>
          <table:table-cell office:value-type="float" office:value="1501" table:style-name="ce29">
            <text:p>1,501</text:p>
          </table:table-cell>
          <table:table-cell office:value-type="float" office:value="1361" table:style-name="ce29">
            <text:p>1,361</text:p>
          </table:table-cell>
          <table:table-cell office:value-type="float" office:value="1354" table:style-name="ce29">
            <text:p>1,354</text:p>
          </table:table-cell>
          <table:table-cell office:value-type="float" office:value="1366" table:style-name="ce25">
            <text:p>1,366</text:p>
          </table:table-cell>
          <table:table-cell office:value-type="float" office:value="5064" table:style-name="ce29">
            <text:p>5,064</text:p>
          </table:table-cell>
          <table:table-cell office:value-type="float" office:value="1246" table:style-name="ce29">
            <text:p>1,246</text:p>
          </table:table-cell>
          <table:table-cell office:value-type="float" office:value="1069" table:style-name="ce29">
            <text:p>1,069</text:p>
          </table:table-cell>
          <table:table-cell office:value-type="float" office:value="1080" table:style-name="ce29">
            <text:p>1,080</text:p>
          </table:table-cell>
          <table:table-cell office:value-type="float" office:value="824" table:style-name="ce29">
            <text:p>824</text:p>
          </table:table-cell>
          <table:table-cell office:value-type="float" office:value="845" table:style-name="ce25">
            <text:p>845</text:p>
          </table:table-cell>
          <table:table-cell office:value-type="float" office:value="2653" table:style-name="ce29">
            <text:p>2,653</text:p>
          </table:table-cell>
          <table:table-cell office:value-type="float" office:value="703" table:style-name="ce29">
            <text:p>703</text:p>
          </table:table-cell>
          <table:table-cell office:value-type="float" office:value="558" table:style-name="ce29">
            <text:p>558</text:p>
          </table:table-cell>
          <table:table-cell office:value-type="float" office:value="530" table:style-name="ce29">
            <text:p>530</text:p>
          </table:table-cell>
          <table:table-cell office:value-type="float" office:value="460" table:style-name="ce29">
            <text:p>460</text:p>
          </table:table-cell>
          <table:table-cell office:value-type="float" office:value="402" table:style-name="ce25">
            <text:p>402</text:p>
          </table:table-cell>
          <table:table-cell office:value-type="float" office:value="1585" table:style-name="ce29">
            <text:p>1,585</text:p>
          </table:table-cell>
          <table:table-cell office:value-type="float" office:value="319" table:style-name="ce29">
            <text:p>319</text:p>
          </table:table-cell>
          <table:table-cell office:value-type="float" office:value="314" table:style-name="ce29">
            <text:p>314</text:p>
          </table:table-cell>
          <table:table-cell office:value-type="float" office:value="365" table:style-name="ce29">
            <text:p>365</text:p>
          </table:table-cell>
          <table:table-cell office:value-type="float" office:value="307" table:style-name="ce29">
            <text:p>307</text:p>
          </table:table-cell>
          <table:table-cell office:value-type="float" office:value="280" table:style-name="ce25">
            <text:p>280</text:p>
          </table:table-cell>
          <table:table-cell office:value-type="float" office:value="1220" table:style-name="ce29">
            <text:p>1,220</text:p>
          </table:table-cell>
          <table:table-cell office:value-type="float" office:value="274" table:style-name="ce29">
            <text:p>274</text:p>
          </table:table-cell>
          <table:table-cell office:value-type="float" office:value="228" table:style-name="ce29">
            <text:p>228</text:p>
          </table:table-cell>
          <table:table-cell office:value-type="float" office:value="246" table:style-name="ce29">
            <text:p>246</text:p>
          </table:table-cell>
          <table:table-cell office:value-type="float" office:value="240" table:style-name="ce29">
            <text:p>240</text:p>
          </table:table-cell>
          <table:table-cell office:value-type="float" office:value="232" table:style-name="ce25">
            <text:p>232</text:p>
          </table:table-cell>
          <table:table-cell office:value-type="float" office:value="701" table:style-name="ce29">
            <text:p>701</text:p>
          </table:table-cell>
          <table:table-cell office:value-type="float" office:value="180" table:style-name="ce29">
            <text:p>180</text:p>
          </table:table-cell>
          <table:table-cell office:value-type="float" office:value="146" table:style-name="ce29">
            <text:p>146</text:p>
          </table:table-cell>
          <table:table-cell office:value-type="float" office:value="141" table:style-name="ce29">
            <text:p>141</text:p>
          </table:table-cell>
          <table:table-cell office:value-type="float" office:value="119" table:style-name="ce29">
            <text:p>119</text:p>
          </table:table-cell>
          <table:table-cell office:value-type="float" office:value="115" table:style-name="ce25">
            <text:p>115</text:p>
          </table:table-cell>
          <table:table-cell office:value-type="float" office:value="215" table:style-name="ce29">
            <text:p>215</text:p>
          </table:table-cell>
          <table:table-cell office:value-type="float" office:value="72" table:style-name="ce29">
            <text:p>72</text:p>
          </table:table-cell>
          <table:table-cell office:value-type="float" office:value="51" table:style-name="ce29">
            <text:p>51</text:p>
          </table:table-cell>
          <table:table-cell office:value-type="float" office:value="42" table:style-name="ce29">
            <text:p>42</text:p>
          </table:table-cell>
          <table:table-cell office:value-type="float" office:value="26" table:style-name="ce29">
            <text:p>26</text:p>
          </table:table-cell>
          <table:table-cell office:value-type="float" office:value="24" table:style-name="ce25">
            <text:p>24</text:p>
          </table:table-cell>
          <table:table-cell office:value-type="float" office:value="55" table:style-name="ce29">
            <text:p>55</text:p>
          </table:table-cell>
          <table:table-cell office:value-type="float" office:value="21" table:style-name="ce29">
            <text:p>21</text:p>
          </table:table-cell>
          <table:table-cell office:value-type="float" office:value="16" table:style-name="ce29">
            <text:p>16</text:p>
          </table:table-cell>
          <table:table-cell office:value-type="float" office:value="9" table:style-name="ce29">
            <text:p>9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2" table:style-name="ce29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765" table:style-name="ce33">
            <text:p>76,765</text:p>
          </table:table-cell>
          <table:table-cell office:value-type="float" office:value="2482" table:style-name="ce32">
            <text:p>2,482</text:p>
          </table:table-cell>
          <table:table-cell office:value-type="float" office:value="504" table:style-name="ce33">
            <text:p>504</text:p>
          </table:table-cell>
          <table:table-cell office:value-type="float" office:value="471" table:style-name="ce33">
            <text:p>471</text:p>
          </table:table-cell>
          <table:table-cell office:value-type="float" office:value="542" table:style-name="ce33">
            <text:p>542</text:p>
          </table:table-cell>
          <table:table-cell office:value-type="float" office:value="499" table:style-name="ce33">
            <text:p>499</text:p>
          </table:table-cell>
          <table:table-cell office:value-type="float" office:value="466" table:style-name="ce33">
            <text:p>466</text:p>
          </table:table-cell>
          <table:table-cell office:value-type="float" office:value="2175" table:style-name="ce33">
            <text:p>2,175</text:p>
          </table:table-cell>
          <table:table-cell office:value-type="float" office:value="459" table:style-name="ce33">
            <text:p>459</text:p>
          </table:table-cell>
          <table:table-cell office:value-type="float" office:value="427" table:style-name="ce33">
            <text:p>427</text:p>
          </table:table-cell>
          <table:table-cell office:value-type="float" office:value="429" table:style-name="ce33">
            <text:p>429</text:p>
          </table:table-cell>
          <table:table-cell office:value-type="float" office:value="380" table:style-name="ce33">
            <text:p>380</text:p>
          </table:table-cell>
          <table:table-cell office:value-type="float" office:value="480" table:style-name="ce32">
            <text:p>480</text:p>
          </table:table-cell>
          <table:table-cell office:value-type="float" office:value="1931" table:style-name="ce33">
            <text:p>1,931</text:p>
          </table:table-cell>
          <table:table-cell office:value-type="float" office:value="385" table:style-name="ce33">
            <text:p>385</text:p>
          </table:table-cell>
          <table:table-cell office:value-type="float" office:value="347" table:style-name="ce33">
            <text:p>347</text:p>
          </table:table-cell>
          <table:table-cell office:value-type="float" office:value="400" table:style-name="ce33">
            <text:p>400</text:p>
          </table:table-cell>
          <table:table-cell office:value-type="float" office:value="392" table:style-name="ce33">
            <text:p>392</text:p>
          </table:table-cell>
          <table:table-cell office:value-type="float" office:value="407" table:style-name="ce32">
            <text:p>407</text:p>
          </table:table-cell>
          <table:table-cell office:value-type="float" office:value="2998" table:style-name="ce33">
            <text:p>2,998</text:p>
          </table:table-cell>
          <table:table-cell office:value-type="float" office:value="420" table:style-name="ce33">
            <text:p>420</text:p>
          </table:table-cell>
          <table:table-cell office:value-type="float" office:value="463" table:style-name="ce33">
            <text:p>463</text:p>
          </table:table-cell>
          <table:table-cell office:value-type="float" office:value="510" table:style-name="ce33">
            <text:p>510</text:p>
          </table:table-cell>
          <table:table-cell office:value-type="float" office:value="684" table:style-name="ce33">
            <text:p>684</text:p>
          </table:table-cell>
          <table:table-cell office:value-type="float" office:value="921" table:style-name="ce32">
            <text:p>921</text:p>
          </table:table-cell>
          <table:table-cell office:value-type="float" office:value="5574" table:style-name="ce33">
            <text:p>5,574</text:p>
          </table:table-cell>
          <table:table-cell office:value-type="float" office:value="1003" table:style-name="ce33">
            <text:p>1,003</text:p>
          </table:table-cell>
          <table:table-cell office:value-type="float" office:value="1239" table:style-name="ce33">
            <text:p>1,239</text:p>
          </table:table-cell>
          <table:table-cell office:value-type="float" office:value="1090" table:style-name="ce33">
            <text:p>1,090</text:p>
          </table:table-cell>
          <table:table-cell office:value-type="float" office:value="973" table:style-name="ce33">
            <text:p>973</text:p>
          </table:table-cell>
          <table:table-cell office:value-type="float" office:value="1269" table:style-name="ce32">
            <text:p>1,269</text:p>
          </table:table-cell>
          <table:table-cell office:value-type="float" office:value="6517" table:style-name="ce33">
            <text:p>6,517</text:p>
          </table:table-cell>
          <table:table-cell office:value-type="float" office:value="1271" table:style-name="ce33">
            <text:p>1,271</text:p>
          </table:table-cell>
          <table:table-cell office:value-type="float" office:value="1309" table:style-name="ce33">
            <text:p>1,309</text:p>
          </table:table-cell>
          <table:table-cell office:value-type="float" office:value="1381" table:style-name="ce33">
            <text:p>1,381</text:p>
          </table:table-cell>
          <table:table-cell office:value-type="float" office:value="1269" table:style-name="ce33">
            <text:p>1,269</text:p>
          </table:table-cell>
          <table:table-cell office:value-type="float" office:value="1287" table:style-name="ce32">
            <text:p>1,287</text:p>
          </table:table-cell>
          <table:table-cell office:value-type="float" office:value="5751" table:style-name="ce33">
            <text:p>5,751</text:p>
          </table:table-cell>
          <table:table-cell office:value-type="float" office:value="1160" table:style-name="ce33">
            <text:p>1,160</text:p>
          </table:table-cell>
          <table:table-cell office:value-type="float" office:value="1259" table:style-name="ce33">
            <text:p>1,259</text:p>
          </table:table-cell>
          <table:table-cell office:value-type="float" office:value="1071" table:style-name="ce33">
            <text:p>1,071</text:p>
          </table:table-cell>
          <table:table-cell office:value-type="float" office:value="1215" table:style-name="ce33">
            <text:p>1,215</text:p>
          </table:table-cell>
          <table:table-cell office:value-type="float" office:value="1046" table:style-name="ce32">
            <text:p>1,046</text:p>
          </table:table-cell>
          <table:table-cell office:value-type="float" office:value="5527" table:style-name="ce33">
            <text:p>5,527</text:p>
          </table:table-cell>
          <table:table-cell office:value-type="float" office:value="1012" table:style-name="ce33">
            <text:p>1,012</text:p>
          </table:table-cell>
          <table:table-cell office:value-type="float" office:value="1107" table:style-name="ce33">
            <text:p>1,107</text:p>
          </table:table-cell>
          <table:table-cell office:value-type="float" office:value="1184" table:style-name="ce33">
            <text:p>1,184</text:p>
          </table:table-cell>
          <table:table-cell office:value-type="float" office:value="1090" table:style-name="ce33">
            <text:p>1,090</text:p>
          </table:table-cell>
          <table:table-cell office:value-type="float" office:value="1134" table:style-name="ce32">
            <text:p>1,134</text:p>
          </table:table-cell>
          <table:table-cell office:value-type="float" office:value="5653" table:style-name="ce33">
            <text:p>5,653</text:p>
          </table:table-cell>
          <table:table-cell office:value-type="float" office:value="1149" table:style-name="ce33">
            <text:p>1,149</text:p>
          </table:table-cell>
          <table:table-cell office:value-type="float" office:value="1059" table:style-name="ce33">
            <text:p>1,059</text:p>
          </table:table-cell>
          <table:table-cell office:value-type="float" office:value="1168" table:style-name="ce33">
            <text:p>1,168</text:p>
          </table:table-cell>
          <table:table-cell office:value-type="float" office:value="1129" table:style-name="ce33">
            <text:p>1,129</text:p>
          </table:table-cell>
          <table:table-cell office:value-type="float" office:value="1148" table:style-name="ce32">
            <text:p>1,148</text:p>
          </table:table-cell>
          <table:table-cell office:value-type="float" office:value="5603" table:style-name="ce33">
            <text:p>5,603</text:p>
          </table:table-cell>
          <table:table-cell office:value-type="float" office:value="1165" table:style-name="ce33">
            <text:p>1,165</text:p>
          </table:table-cell>
          <table:table-cell office:value-type="float" office:value="1090" table:style-name="ce33">
            <text:p>1,090</text:p>
          </table:table-cell>
          <table:table-cell office:value-type="float" office:value="1101" table:style-name="ce33">
            <text:p>1,101</text:p>
          </table:table-cell>
          <table:table-cell office:value-type="float" office:value="1101" table:style-name="ce33">
            <text:p>1,101</text:p>
          </table:table-cell>
          <table:table-cell office:value-type="float" office:value="1146" table:style-name="ce32">
            <text:p>1,146</text:p>
          </table:table-cell>
          <table:table-cell office:value-type="float" office:value="6270" table:style-name="ce33">
            <text:p>6,270</text:p>
          </table:table-cell>
          <table:table-cell office:value-type="float" office:value="1208" table:style-name="ce33">
            <text:p>1,208</text:p>
          </table:table-cell>
          <table:table-cell office:value-type="float" office:value="1255" table:style-name="ce33">
            <text:p>1,255</text:p>
          </table:table-cell>
          <table:table-cell office:value-type="float" office:value="1252" table:style-name="ce33">
            <text:p>1,252</text:p>
          </table:table-cell>
          <table:table-cell office:value-type="float" office:value="1286" table:style-name="ce33">
            <text:p>1,286</text:p>
          </table:table-cell>
          <table:table-cell office:value-type="float" office:value="1269" table:style-name="ce32">
            <text:p>1,269</text:p>
          </table:table-cell>
          <table:table-cell office:value-type="float" office:value="7629" table:style-name="ce33">
            <text:p>7,629</text:p>
          </table:table-cell>
          <table:table-cell office:value-type="float" office:value="1596" table:style-name="ce33">
            <text:p>1,596</text:p>
          </table:table-cell>
          <table:table-cell office:value-type="float" office:value="1495" table:style-name="ce33">
            <text:p>1,495</text:p>
          </table:table-cell>
          <table:table-cell office:value-type="float" office:value="1520" table:style-name="ce33">
            <text:p>1,520</text:p>
          </table:table-cell>
          <table:table-cell office:value-type="float" office:value="1552" table:style-name="ce33">
            <text:p>1,552</text:p>
          </table:table-cell>
          <table:table-cell office:value-type="float" office:value="1466" table:style-name="ce32">
            <text:p>1,466</text:p>
          </table:table-cell>
          <table:table-cell office:value-type="float" office:value="6448" table:style-name="ce33">
            <text:p>6,448</text:p>
          </table:table-cell>
          <table:table-cell office:value-type="float" office:value="1245" table:style-name="ce33">
            <text:p>1,245</text:p>
          </table:table-cell>
          <table:table-cell office:value-type="float" office:value="1373" table:style-name="ce33">
            <text:p>1,373</text:p>
          </table:table-cell>
          <table:table-cell office:value-type="float" office:value="1271" table:style-name="ce33">
            <text:p>1,271</text:p>
          </table:table-cell>
          <table:table-cell office:value-type="float" office:value="1247" table:style-name="ce33">
            <text:p>1,247</text:p>
          </table:table-cell>
          <table:table-cell office:value-type="float" office:value="1312" table:style-name="ce32">
            <text:p>1,312</text:p>
          </table:table-cell>
          <table:table-cell office:value-type="float" office:value="4875" table:style-name="ce33">
            <text:p>4,875</text:p>
          </table:table-cell>
          <table:table-cell office:value-type="float" office:value="1171" table:style-name="ce33">
            <text:p>1,171</text:p>
          </table:table-cell>
          <table:table-cell office:value-type="float" office:value="1046" table:style-name="ce33">
            <text:p>1,046</text:p>
          </table:table-cell>
          <table:table-cell office:value-type="float" office:value="1071" table:style-name="ce33">
            <text:p>1,071</text:p>
          </table:table-cell>
          <table:table-cell office:value-type="float" office:value="760" table:style-name="ce33">
            <text:p>760</text:p>
          </table:table-cell>
          <table:table-cell office:value-type="float" office:value="827" table:style-name="ce32">
            <text:p>827</text:p>
          </table:table-cell>
          <table:table-cell office:value-type="float" office:value="2639" table:style-name="ce33">
            <text:p>2,639</text:p>
          </table:table-cell>
          <table:table-cell office:value-type="float" office:value="698" table:style-name="ce33">
            <text:p>698</text:p>
          </table:table-cell>
          <table:table-cell office:value-type="float" office:value="551" table:style-name="ce33">
            <text:p>551</text:p>
          </table:table-cell>
          <table:table-cell office:value-type="float" office:value="544" table:style-name="ce33">
            <text:p>544</text:p>
          </table:table-cell>
          <table:table-cell office:value-type="float" office:value="452" table:style-name="ce33">
            <text:p>452</text:p>
          </table:table-cell>
          <table:table-cell office:value-type="float" office:value="394" table:style-name="ce32">
            <text:p>394</text:p>
          </table:table-cell>
          <table:table-cell office:value-type="float" office:value="1611" table:style-name="ce33">
            <text:p>1,611</text:p>
          </table:table-cell>
          <table:table-cell office:value-type="float" office:value="332" table:style-name="ce33">
            <text:p>332</text:p>
          </table:table-cell>
          <table:table-cell office:value-type="float" office:value="304" table:style-name="ce33">
            <text:p>304</text:p>
          </table:table-cell>
          <table:table-cell office:value-type="float" office:value="348" table:style-name="ce33">
            <text:p>348</text:p>
          </table:table-cell>
          <table:table-cell office:value-type="float" office:value="326" table:style-name="ce33">
            <text:p>326</text:p>
          </table:table-cell>
          <table:table-cell office:value-type="float" office:value="301" table:style-name="ce32">
            <text:p>301</text:p>
          </table:table-cell>
          <table:table-cell office:value-type="float" office:value="1382" table:style-name="ce33">
            <text:p>1,382</text:p>
          </table:table-cell>
          <table:table-cell office:value-type="float" office:value="296" table:style-name="ce33">
            <text:p>296</text:p>
          </table:table-cell>
          <table:table-cell office:value-type="float" office:value="288" table:style-name="ce33">
            <text:p>288</text:p>
          </table:table-cell>
          <table:table-cell office:value-type="float" office:value="264" table:style-name="ce33">
            <text:p>264</text:p>
          </table:table-cell>
          <table:table-cell office:value-type="float" office:value="269" table:style-name="ce33">
            <text:p>269</text:p>
          </table:table-cell>
          <table:table-cell office:value-type="float" office:value="265" table:style-name="ce32">
            <text:p>265</text:p>
          </table:table-cell>
          <table:table-cell office:value-type="float" office:value="961" table:style-name="ce33">
            <text:p>961</text:p>
          </table:table-cell>
          <table:table-cell office:value-type="float" office:value="208" table:style-name="ce33">
            <text:p>208</text:p>
          </table:table-cell>
          <table:table-cell office:value-type="float" office:value="225" table:style-name="ce33">
            <text:p>225</text:p>
          </table:table-cell>
          <table:table-cell office:value-type="float" office:value="180" table:style-name="ce33">
            <text:p>180</text:p>
          </table:table-cell>
          <table:table-cell office:value-type="float" office:value="194" table:style-name="ce33">
            <text:p>194</text:p>
          </table:table-cell>
          <table:table-cell office:value-type="float" office:value="154" table:style-name="ce32">
            <text:p>154</text:p>
          </table:table-cell>
          <table:table-cell office:value-type="float" office:value="497" table:style-name="ce33">
            <text:p>497</text:p>
          </table:table-cell>
          <table:table-cell office:value-type="float" office:value="134" table:style-name="ce33">
            <text:p>134</text:p>
          </table:table-cell>
          <table:table-cell office:value-type="float" office:value="115" table:style-name="ce33">
            <text:p>115</text:p>
          </table:table-cell>
          <table:table-cell office:value-type="float" office:value="105" table:style-name="ce33">
            <text:p>105</text:p>
          </table:table-cell>
          <table:table-cell office:value-type="float" office:value="91" table:style-name="ce33">
            <text:p>91</text:p>
          </table:table-cell>
          <table:table-cell office:value-type="float" office:value="52" table:style-name="ce32">
            <text:p>52</text:p>
          </table:table-cell>
          <table:table-cell office:value-type="float" office:value="194" table:style-name="ce33">
            <text:p>194</text:p>
          </table:table-cell>
          <table:table-cell office:value-type="float" office:value="62" table:style-name="ce33">
            <text:p>62</text:p>
          </table:table-cell>
          <table:table-cell office:value-type="float" office:value="37" table:style-name="ce33">
            <text:p>37</text:p>
          </table:table-cell>
          <table:table-cell office:value-type="float" office:value="42" table:style-name="ce33">
            <text:p>42</text:p>
          </table:table-cell>
          <table:table-cell office:value-type="float" office:value="29" table:style-name="ce33">
            <text:p>29</text:p>
          </table:table-cell>
          <table:table-cell office:value-type="float" office:value="24" table:style-name="ce32">
            <text:p>24</text:p>
          </table:table-cell>
          <table:table-cell office:value-type="float" office:value="48" table:style-name="ce33">
            <text:p>4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1505" table:style-name="ce44">
            <text:p>141,505</text:p>
          </table:table-cell>
          <table:table-cell office:value-type="float" office:value="4570" table:style-name="ce44">
            <text:p>4,570</text:p>
          </table:table-cell>
          <table:table-cell office:value-type="float" office:value="936" table:style-name="ce44">
            <text:p>936</text:p>
          </table:table-cell>
          <table:table-cell office:value-type="float" office:value="887" table:style-name="ce44">
            <text:p>887</text:p>
          </table:table-cell>
          <table:table-cell office:value-type="float" office:value="971" table:style-name="ce44">
            <text:p>971</text:p>
          </table:table-cell>
          <table:table-cell office:value-type="float" office:value="905" table:style-name="ce44">
            <text:p>905</text:p>
          </table:table-cell>
          <table:table-cell office:value-type="float" office:value="871" table:style-name="ce44">
            <text:p>871</text:p>
          </table:table-cell>
          <table:table-cell office:value-type="float" office:value="4093" table:style-name="ce44">
            <text:p>4,093</text:p>
          </table:table-cell>
          <table:table-cell office:value-type="float" office:value="856" table:style-name="ce44">
            <text:p>856</text:p>
          </table:table-cell>
          <table:table-cell office:value-type="float" office:value="809" table:style-name="ce44">
            <text:p>809</text:p>
          </table:table-cell>
          <table:table-cell office:value-type="float" office:value="785" table:style-name="ce44">
            <text:p>785</text:p>
          </table:table-cell>
          <table:table-cell office:value-type="float" office:value="736" table:style-name="ce44">
            <text:p>736</text:p>
          </table:table-cell>
          <table:table-cell office:value-type="float" office:value="907" table:style-name="ce45">
            <text:p>907</text:p>
          </table:table-cell>
          <table:table-cell office:value-type="float" office:value="3664" table:style-name="ce44">
            <text:p>3,664</text:p>
          </table:table-cell>
          <table:table-cell office:value-type="float" office:value="749" table:style-name="ce44">
            <text:p>749</text:p>
          </table:table-cell>
          <table:table-cell office:value-type="float" office:value="651" table:style-name="ce44">
            <text:p>651</text:p>
          </table:table-cell>
          <table:table-cell office:value-type="float" office:value="726" table:style-name="ce44">
            <text:p>726</text:p>
          </table:table-cell>
          <table:table-cell office:value-type="float" office:value="725" table:style-name="ce44">
            <text:p>725</text:p>
          </table:table-cell>
          <table:table-cell office:value-type="float" office:value="813" table:style-name="ce45">
            <text:p>813</text:p>
          </table:table-cell>
          <table:table-cell office:value-type="float" office:value="5801" table:style-name="ce44">
            <text:p>5,801</text:p>
          </table:table-cell>
          <table:table-cell office:value-type="float" office:value="796" table:style-name="ce44">
            <text:p>796</text:p>
          </table:table-cell>
          <table:table-cell office:value-type="float" office:value="874" table:style-name="ce44">
            <text:p>874</text:p>
          </table:table-cell>
          <table:table-cell office:value-type="float" office:value="970" table:style-name="ce44">
            <text:p>970</text:p>
          </table:table-cell>
          <table:table-cell office:value-type="float" office:value="1362" table:style-name="ce44">
            <text:p>1,362</text:p>
          </table:table-cell>
          <table:table-cell office:value-type="float" office:value="1799" table:style-name="ce45">
            <text:p>1,799</text:p>
          </table:table-cell>
          <table:table-cell office:value-type="float" office:value="10538" table:style-name="ce44">
            <text:p>10,538</text:p>
          </table:table-cell>
          <table:table-cell office:value-type="float" office:value="1879" table:style-name="ce44">
            <text:p>1,879</text:p>
          </table:table-cell>
          <table:table-cell office:value-type="float" office:value="2404" table:style-name="ce44">
            <text:p>2,404</text:p>
          </table:table-cell>
          <table:table-cell office:value-type="float" office:value="2059" table:style-name="ce44">
            <text:p>2,059</text:p>
          </table:table-cell>
          <table:table-cell office:value-type="float" office:value="1775" table:style-name="ce44">
            <text:p>1,775</text:p>
          </table:table-cell>
          <table:table-cell office:value-type="float" office:value="2421" table:style-name="ce45">
            <text:p>2,421</text:p>
          </table:table-cell>
          <table:table-cell office:value-type="float" office:value="12162" table:style-name="ce44">
            <text:p>12,162</text:p>
          </table:table-cell>
          <table:table-cell office:value-type="float" office:value="2387" table:style-name="ce44">
            <text:p>2,387</text:p>
          </table:table-cell>
          <table:table-cell office:value-type="float" office:value="2475" table:style-name="ce44">
            <text:p>2,475</text:p>
          </table:table-cell>
          <table:table-cell office:value-type="float" office:value="2475" table:style-name="ce44">
            <text:p>2,475</text:p>
          </table:table-cell>
          <table:table-cell office:value-type="float" office:value="2421" table:style-name="ce44">
            <text:p>2,421</text:p>
          </table:table-cell>
          <table:table-cell office:value-type="float" office:value="2404" table:style-name="ce45">
            <text:p>2,404</text:p>
          </table:table-cell>
          <table:table-cell office:value-type="float" office:value="10667" table:style-name="ce44">
            <text:p>10,667</text:p>
          </table:table-cell>
          <table:table-cell office:value-type="float" office:value="2098" table:style-name="ce44">
            <text:p>2,098</text:p>
          </table:table-cell>
          <table:table-cell office:value-type="float" office:value="2281" table:style-name="ce44">
            <text:p>2,281</text:p>
          </table:table-cell>
          <table:table-cell office:value-type="float" office:value="2037" table:style-name="ce44">
            <text:p>2,037</text:p>
          </table:table-cell>
          <table:table-cell office:value-type="float" office:value="2228" table:style-name="ce44">
            <text:p>2,228</text:p>
          </table:table-cell>
          <table:table-cell office:value-type="float" office:value="2023" table:style-name="ce45">
            <text:p>2,023</text:p>
          </table:table-cell>
          <table:table-cell office:value-type="float" office:value="10169" table:style-name="ce44">
            <text:p>10,169</text:p>
          </table:table-cell>
          <table:table-cell office:value-type="float" office:value="1901" table:style-name="ce44">
            <text:p>1,901</text:p>
          </table:table-cell>
          <table:table-cell office:value-type="float" office:value="2026" table:style-name="ce44">
            <text:p>2,026</text:p>
          </table:table-cell>
          <table:table-cell office:value-type="float" office:value="2132" table:style-name="ce44">
            <text:p>2,132</text:p>
          </table:table-cell>
          <table:table-cell office:value-type="float" office:value="2011" table:style-name="ce44">
            <text:p>2,011</text:p>
          </table:table-cell>
          <table:table-cell office:value-type="float" office:value="2099" table:style-name="ce45">
            <text:p>2,099</text:p>
          </table:table-cell>
          <table:table-cell office:value-type="float" office:value="9962" table:style-name="ce44">
            <text:p>9,962</text:p>
          </table:table-cell>
          <table:table-cell office:value-type="float" office:value="2071" table:style-name="ce44">
            <text:p>2,071</text:p>
          </table:table-cell>
          <table:table-cell office:value-type="float" office:value="1889" table:style-name="ce44">
            <text:p>1,889</text:p>
          </table:table-cell>
          <table:table-cell office:value-type="float" office:value="2068" table:style-name="ce44">
            <text:p>2,068</text:p>
          </table:table-cell>
          <table:table-cell office:value-type="float" office:value="1988" table:style-name="ce44">
            <text:p>1,988</text:p>
          </table:table-cell>
          <table:table-cell office:value-type="float" office:value="1946" table:style-name="ce45">
            <text:p>1,946</text:p>
          </table:table-cell>
          <table:table-cell office:value-type="float" office:value="10077" table:style-name="ce44">
            <text:p>10,077</text:p>
          </table:table-cell>
          <table:table-cell office:value-type="float" office:value="2105" table:style-name="ce44">
            <text:p>2,105</text:p>
          </table:table-cell>
          <table:table-cell office:value-type="float" office:value="1890" table:style-name="ce44">
            <text:p>1,890</text:p>
          </table:table-cell>
          <table:table-cell office:value-type="float" office:value="1995" table:style-name="ce44">
            <text:p>1,995</text:p>
          </table:table-cell>
          <table:table-cell office:value-type="float" office:value="1990" table:style-name="ce44">
            <text:p>1,990</text:p>
          </table:table-cell>
          <table:table-cell office:value-type="float" office:value="2097" table:style-name="ce45">
            <text:p>2,097</text:p>
          </table:table-cell>
          <table:table-cell office:value-type="float" office:value="11722" table:style-name="ce44">
            <text:p>11,722</text:p>
          </table:table-cell>
          <table:table-cell office:value-type="float" office:value="2247" table:style-name="ce44">
            <text:p>2,247</text:p>
          </table:table-cell>
          <table:table-cell office:value-type="float" office:value="2358" table:style-name="ce44">
            <text:p>2,358</text:p>
          </table:table-cell>
          <table:table-cell office:value-type="float" office:value="2382" table:style-name="ce44">
            <text:p>2,382</text:p>
          </table:table-cell>
          <table:table-cell office:value-type="float" office:value="2433" table:style-name="ce44">
            <text:p>2,433</text:p>
          </table:table-cell>
          <table:table-cell office:value-type="float" office:value="2302" table:style-name="ce45">
            <text:p>2,302</text:p>
          </table:table-cell>
          <table:table-cell office:value-type="float" office:value="13905" table:style-name="ce44">
            <text:p>13,905</text:p>
          </table:table-cell>
          <table:table-cell office:value-type="float" office:value="2831" table:style-name="ce44">
            <text:p>2,831</text:p>
          </table:table-cell>
          <table:table-cell office:value-type="float" office:value="2783" table:style-name="ce44">
            <text:p>2,783</text:p>
          </table:table-cell>
          <table:table-cell office:value-type="float" office:value="2780" table:style-name="ce44">
            <text:p>2,780</text:p>
          </table:table-cell>
          <table:table-cell office:value-type="float" office:value="2824" table:style-name="ce44">
            <text:p>2,824</text:p>
          </table:table-cell>
          <table:table-cell office:value-type="float" office:value="2687" table:style-name="ce45">
            <text:p>2,687</text:p>
          </table:table-cell>
          <table:table-cell office:value-type="float" office:value="12288" table:style-name="ce44">
            <text:p>12,288</text:p>
          </table:table-cell>
          <table:table-cell office:value-type="float" office:value="2374" table:style-name="ce44">
            <text:p>2,374</text:p>
          </table:table-cell>
          <table:table-cell office:value-type="float" office:value="2663" table:style-name="ce44">
            <text:p>2,663</text:p>
          </table:table-cell>
          <table:table-cell office:value-type="float" office:value="2399" table:style-name="ce44">
            <text:p>2,399</text:p>
          </table:table-cell>
          <table:table-cell office:value-type="float" office:value="2373" table:style-name="ce44">
            <text:p>2,373</text:p>
          </table:table-cell>
          <table:table-cell office:value-type="float" office:value="2479" table:style-name="ce45">
            <text:p>2,479</text:p>
          </table:table-cell>
          <table:table-cell office:value-type="float" office:value="9136" table:style-name="ce44">
            <text:p>9,136</text:p>
          </table:table-cell>
          <table:table-cell office:value-type="float" office:value="2220" table:style-name="ce44">
            <text:p>2,220</text:p>
          </table:table-cell>
          <table:table-cell office:value-type="float" office:value="1932" table:style-name="ce44">
            <text:p>1,932</text:p>
          </table:table-cell>
          <table:table-cell office:value-type="float" office:value="1996" table:style-name="ce44">
            <text:p>1,996</text:p>
          </table:table-cell>
          <table:table-cell office:value-type="float" office:value="1444" table:style-name="ce44">
            <text:p>1,444</text:p>
          </table:table-cell>
          <table:table-cell office:value-type="float" office:value="1544" table:style-name="ce45">
            <text:p>1,544</text:p>
          </table:table-cell>
          <table:table-cell office:value-type="float" office:value="4845" table:style-name="ce44">
            <text:p>4,845</text:p>
          </table:table-cell>
          <table:table-cell office:value-type="float" office:value="1302" table:style-name="ce44">
            <text:p>1,302</text:p>
          </table:table-cell>
          <table:table-cell office:value-type="float" office:value="1026" table:style-name="ce44">
            <text:p>1,026</text:p>
          </table:table-cell>
          <table:table-cell office:value-type="float" office:value="986" table:style-name="ce44">
            <text:p>986</text:p>
          </table:table-cell>
          <table:table-cell office:value-type="float" office:value="818" table:style-name="ce44">
            <text:p>818</text:p>
          </table:table-cell>
          <table:table-cell office:value-type="float" office:value="713" table:style-name="ce45">
            <text:p>713</text:p>
          </table:table-cell>
          <table:table-cell office:value-type="float" office:value="2977" table:style-name="ce44">
            <text:p>2,977</text:p>
          </table:table-cell>
          <table:table-cell office:value-type="float" office:value="588" table:style-name="ce44">
            <text:p>588</text:p>
          </table:table-cell>
          <table:table-cell office:value-type="float" office:value="576" table:style-name="ce44">
            <text:p>576</text:p>
          </table:table-cell>
          <table:table-cell office:value-type="float" office:value="673" table:style-name="ce44">
            <text:p>673</text:p>
          </table:table-cell>
          <table:table-cell office:value-type="float" office:value="598" table:style-name="ce44">
            <text:p>598</text:p>
          </table:table-cell>
          <table:table-cell office:value-type="float" office:value="542" table:style-name="ce45">
            <text:p>542</text:p>
          </table:table-cell>
          <table:table-cell office:value-type="float" office:value="2435" table:style-name="ce44">
            <text:p>2,435</text:p>
          </table:table-cell>
          <table:table-cell office:value-type="float" office:value="537" table:style-name="ce44">
            <text:p>537</text:p>
          </table:table-cell>
          <table:table-cell office:value-type="float" office:value="487" table:style-name="ce44">
            <text:p>487</text:p>
          </table:table-cell>
          <table:table-cell office:value-type="float" office:value="475" table:style-name="ce44">
            <text:p>475</text:p>
          </table:table-cell>
          <table:table-cell office:value-type="float" office:value="474" table:style-name="ce44">
            <text:p>474</text:p>
          </table:table-cell>
          <table:table-cell office:value-type="float" office:value="462" table:style-name="ce45">
            <text:p>462</text:p>
          </table:table-cell>
          <table:table-cell office:value-type="float" office:value="1550" table:style-name="ce44">
            <text:p>1,550</text:p>
          </table:table-cell>
          <table:table-cell office:value-type="float" office:value="364" table:style-name="ce44">
            <text:p>364</text:p>
          </table:table-cell>
          <table:table-cell office:value-type="float" office:value="347" table:style-name="ce44">
            <text:p>347</text:p>
          </table:table-cell>
          <table:table-cell office:value-type="float" office:value="297" table:style-name="ce44">
            <text:p>297</text:p>
          </table:table-cell>
          <table:table-cell office:value-type="float" office:value="288" table:style-name="ce44">
            <text:p>288</text:p>
          </table:table-cell>
          <table:table-cell office:value-type="float" office:value="254" table:style-name="ce45">
            <text:p>254</text:p>
          </table:table-cell>
          <table:table-cell office:value-type="float" office:value="658" table:style-name="ce44">
            <text:p>658</text:p>
          </table:table-cell>
          <table:table-cell office:value-type="float" office:value="191" table:style-name="ce44">
            <text:p>191</text:p>
          </table:table-cell>
          <table:table-cell office:value-type="float" office:value="156" table:style-name="ce44">
            <text:p>156</text:p>
          </table:table-cell>
          <table:table-cell office:value-type="float" office:value="136" table:style-name="ce44">
            <text:p>136</text:p>
          </table:table-cell>
          <table:table-cell office:value-type="float" office:value="105" table:style-name="ce44">
            <text:p>105</text:p>
          </table:table-cell>
          <table:table-cell office:value-type="float" office:value="70" table:style-name="ce45">
            <text:p>70</text:p>
          </table:table-cell>
          <table:table-cell office:value-type="float" office:value="222" table:style-name="ce44">
            <text:p>222</text:p>
          </table:table-cell>
          <table:table-cell office:value-type="float" office:value="77" table:style-name="ce44">
            <text:p>77</text:p>
          </table:table-cell>
          <table:table-cell office:value-type="float" office:value="46" table:style-name="ce44">
            <text:p>46</text:p>
          </table:table-cell>
          <table:table-cell office:value-type="float" office:value="46" table:style-name="ce44">
            <text:p>46</text:p>
          </table:table-cell>
          <table:table-cell office:value-type="float" office:value="29" table:style-name="ce44">
            <text:p>29</text:p>
          </table:table-cell>
          <table:table-cell office:value-type="float" office:value="24" table:style-name="ce45">
            <text:p>24</text:p>
          </table:table-cell>
          <table:table-cell office:value-type="float" office:value="64" table:style-name="ce44">
            <text:p>6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469" table:style-name="ce44">
            <text:p>70,469</text:p>
          </table:table-cell>
          <table:table-cell office:value-type="float" office:value="2341" table:style-name="ce44">
            <text:p>2,341</text:p>
          </table:table-cell>
          <table:table-cell office:value-type="float" office:value="479" table:style-name="ce46">
            <text:p>479</text:p>
          </table:table-cell>
          <table:table-cell office:value-type="float" office:value="465" table:style-name="ce46">
            <text:p>465</text:p>
          </table:table-cell>
          <table:table-cell office:value-type="float" office:value="494" table:style-name="ce46">
            <text:p>494</text:p>
          </table:table-cell>
          <table:table-cell office:value-type="float" office:value="452" table:style-name="ce46">
            <text:p>452</text:p>
          </table:table-cell>
          <table:table-cell office:value-type="float" office:value="451" table:style-name="ce46">
            <text:p>451</text:p>
          </table:table-cell>
          <table:table-cell office:value-type="float" office:value="2134" table:style-name="ce46">
            <text:p>2,134</text:p>
          </table:table-cell>
          <table:table-cell office:value-type="float" office:value="433" table:style-name="ce46">
            <text:p>433</text:p>
          </table:table-cell>
          <table:table-cell office:value-type="float" office:value="425" table:style-name="ce46">
            <text:p>425</text:p>
          </table:table-cell>
          <table:table-cell office:value-type="float" office:value="412" table:style-name="ce46">
            <text:p>412</text:p>
          </table:table-cell>
          <table:table-cell office:value-type="float" office:value="391" table:style-name="ce46">
            <text:p>391</text:p>
          </table:table-cell>
          <table:table-cell office:value-type="float" office:value="473" table:style-name="ce47">
            <text:p>473</text:p>
          </table:table-cell>
          <table:table-cell office:value-type="float" office:value="1934" table:style-name="ce46">
            <text:p>1,934</text:p>
          </table:table-cell>
          <table:table-cell office:value-type="float" office:value="413" table:style-name="ce46">
            <text:p>413</text:p>
          </table:table-cell>
          <table:table-cell office:value-type="float" office:value="339" table:style-name="ce46">
            <text:p>339</text:p>
          </table:table-cell>
          <table:table-cell office:value-type="float" office:value="362" table:style-name="ce46">
            <text:p>362</text:p>
          </table:table-cell>
          <table:table-cell office:value-type="float" office:value="369" table:style-name="ce46">
            <text:p>369</text:p>
          </table:table-cell>
          <table:table-cell office:value-type="float" office:value="451" table:style-name="ce47">
            <text:p>451</text:p>
          </table:table-cell>
          <table:table-cell office:value-type="float" office:value="3036" table:style-name="ce46">
            <text:p>3,036</text:p>
          </table:table-cell>
          <table:table-cell office:value-type="float" office:value="420" table:style-name="ce46">
            <text:p>420</text:p>
          </table:table-cell>
          <table:table-cell office:value-type="float" office:value="457" table:style-name="ce46">
            <text:p>457</text:p>
          </table:table-cell>
          <table:table-cell office:value-type="float" office:value="496" table:style-name="ce46">
            <text:p>496</text:p>
          </table:table-cell>
          <table:table-cell office:value-type="float" office:value="722" table:style-name="ce46">
            <text:p>722</text:p>
          </table:table-cell>
          <table:table-cell office:value-type="float" office:value="941" table:style-name="ce47">
            <text:p>941</text:p>
          </table:table-cell>
          <table:table-cell office:value-type="float" office:value="5361" table:style-name="ce46">
            <text:p>5,361</text:p>
          </table:table-cell>
          <table:table-cell office:value-type="float" office:value="957" table:style-name="ce46">
            <text:p>957</text:p>
          </table:table-cell>
          <table:table-cell office:value-type="float" office:value="1239" table:style-name="ce46">
            <text:p>1,239</text:p>
          </table:table-cell>
          <table:table-cell office:value-type="float" office:value="1047" table:style-name="ce46">
            <text:p>1,047</text:p>
          </table:table-cell>
          <table:table-cell office:value-type="float" office:value="872" table:style-name="ce46">
            <text:p>872</text:p>
          </table:table-cell>
          <table:table-cell office:value-type="float" office:value="1246" table:style-name="ce47">
            <text:p>1,246</text:p>
          </table:table-cell>
          <table:table-cell office:value-type="float" office:value="6148" table:style-name="ce46">
            <text:p>6,148</text:p>
          </table:table-cell>
          <table:table-cell office:value-type="float" office:value="1213" table:style-name="ce46">
            <text:p>1,213</text:p>
          </table:table-cell>
          <table:table-cell office:value-type="float" office:value="1257" table:style-name="ce46">
            <text:p>1,257</text:p>
          </table:table-cell>
          <table:table-cell office:value-type="float" office:value="1197" table:style-name="ce46">
            <text:p>1,197</text:p>
          </table:table-cell>
          <table:table-cell office:value-type="float" office:value="1269" table:style-name="ce46">
            <text:p>1,269</text:p>
          </table:table-cell>
          <table:table-cell office:value-type="float" office:value="1212" table:style-name="ce47">
            <text:p>1,212</text:p>
          </table:table-cell>
          <table:table-cell office:value-type="float" office:value="5384" table:style-name="ce46">
            <text:p>5,384</text:p>
          </table:table-cell>
          <table:table-cell office:value-type="float" office:value="1037" table:style-name="ce46">
            <text:p>1,037</text:p>
          </table:table-cell>
          <table:table-cell office:value-type="float" office:value="1134" table:style-name="ce46">
            <text:p>1,134</text:p>
          </table:table-cell>
          <table:table-cell office:value-type="float" office:value="1044" table:style-name="ce46">
            <text:p>1,044</text:p>
          </table:table-cell>
          <table:table-cell office:value-type="float" office:value="1122" table:style-name="ce46">
            <text:p>1,122</text:p>
          </table:table-cell>
          <table:table-cell office:value-type="float" office:value="1047" table:style-name="ce47">
            <text:p>1,047</text:p>
          </table:table-cell>
          <table:table-cell office:value-type="float" office:value="5073" table:style-name="ce46">
            <text:p>5,073</text:p>
          </table:table-cell>
          <table:table-cell office:value-type="float" office:value="971" table:style-name="ce46">
            <text:p>971</text:p>
          </table:table-cell>
          <table:table-cell office:value-type="float" office:value="997" table:style-name="ce46">
            <text:p>997</text:p>
          </table:table-cell>
          <table:table-cell office:value-type="float" office:value="1040" table:style-name="ce46">
            <text:p>1,040</text:p>
          </table:table-cell>
          <table:table-cell office:value-type="float" office:value="998" table:style-name="ce46">
            <text:p>998</text:p>
          </table:table-cell>
          <table:table-cell office:value-type="float" office:value="1067" table:style-name="ce47">
            <text:p>1,067</text:p>
          </table:table-cell>
          <table:table-cell office:value-type="float" office:value="4748" table:style-name="ce46">
            <text:p>4,748</text:p>
          </table:table-cell>
          <table:table-cell office:value-type="float" office:value="994" table:style-name="ce46">
            <text:p>994</text:p>
          </table:table-cell>
          <table:table-cell office:value-type="float" office:value="935" table:style-name="ce46">
            <text:p>935</text:p>
          </table:table-cell>
          <table:table-cell office:value-type="float" office:value="994" table:style-name="ce46">
            <text:p>994</text:p>
          </table:table-cell>
          <table:table-cell office:value-type="float" office:value="941" table:style-name="ce46">
            <text:p>941</text:p>
          </table:table-cell>
          <table:table-cell office:value-type="float" office:value="884" table:style-name="ce47">
            <text:p>884</text:p>
          </table:table-cell>
          <table:table-cell office:value-type="float" office:value="4912" table:style-name="ce46">
            <text:p>4,912</text:p>
          </table:table-cell>
          <table:table-cell office:value-type="float" office:value="1035" table:style-name="ce46">
            <text:p>1,035</text:p>
          </table:table-cell>
          <table:table-cell office:value-type="float" office:value="888" table:style-name="ce46">
            <text:p>888</text:p>
          </table:table-cell>
          <table:table-cell office:value-type="float" office:value="973" table:style-name="ce46">
            <text:p>973</text:p>
          </table:table-cell>
          <table:table-cell office:value-type="float" office:value="979" table:style-name="ce46">
            <text:p>979</text:p>
          </table:table-cell>
          <table:table-cell office:value-type="float" office:value="1037" table:style-name="ce47">
            <text:p>1,037</text:p>
          </table:table-cell>
          <table:table-cell office:value-type="float" office:value="5864" table:style-name="ce46">
            <text:p>5,864</text:p>
          </table:table-cell>
          <table:table-cell office:value-type="float" office:value="1132" table:style-name="ce46">
            <text:p>1,132</text:p>
          </table:table-cell>
          <table:table-cell office:value-type="float" office:value="1187" table:style-name="ce46">
            <text:p>1,187</text:p>
          </table:table-cell>
          <table:table-cell office:value-type="float" office:value="1217" table:style-name="ce46">
            <text:p>1,217</text:p>
          </table:table-cell>
          <table:table-cell office:value-type="float" office:value="1205" table:style-name="ce46">
            <text:p>1,205</text:p>
          </table:table-cell>
          <table:table-cell office:value-type="float" office:value="1123" table:style-name="ce47">
            <text:p>1,123</text:p>
          </table:table-cell>
          <table:table-cell office:value-type="float" office:value="6750" table:style-name="ce46">
            <text:p>6,750</text:p>
          </table:table-cell>
          <table:table-cell office:value-type="float" office:value="1335" table:style-name="ce46">
            <text:p>1,335</text:p>
          </table:table-cell>
          <table:table-cell office:value-type="float" office:value="1389" table:style-name="ce46">
            <text:p>1,389</text:p>
          </table:table-cell>
          <table:table-cell office:value-type="float" office:value="1339" table:style-name="ce46">
            <text:p>1,339</text:p>
          </table:table-cell>
          <table:table-cell office:value-type="float" office:value="1371" table:style-name="ce46">
            <text:p>1,371</text:p>
          </table:table-cell>
          <table:table-cell office:value-type="float" office:value="1316" table:style-name="ce47">
            <text:p>1,316</text:p>
          </table:table-cell>
          <table:table-cell office:value-type="float" office:value="6271" table:style-name="ce46">
            <text:p>6,271</text:p>
          </table:table-cell>
          <table:table-cell office:value-type="float" office:value="1219" table:style-name="ce46">
            <text:p>1,219</text:p>
          </table:table-cell>
          <table:table-cell office:value-type="float" office:value="1367" table:style-name="ce46">
            <text:p>1,367</text:p>
          </table:table-cell>
          <table:table-cell office:value-type="float" office:value="1219" table:style-name="ce46">
            <text:p>1,219</text:p>
          </table:table-cell>
          <table:table-cell office:value-type="float" office:value="1219" table:style-name="ce46">
            <text:p>1,219</text:p>
          </table:table-cell>
          <table:table-cell office:value-type="float" office:value="1247" table:style-name="ce47">
            <text:p>1,247</text:p>
          </table:table-cell>
          <table:table-cell office:value-type="float" office:value="4589" table:style-name="ce46">
            <text:p>4,589</text:p>
          </table:table-cell>
          <table:table-cell office:value-type="float" office:value="1131" table:style-name="ce46">
            <text:p>1,131</text:p>
          </table:table-cell>
          <table:table-cell office:value-type="float" office:value="962" table:style-name="ce46">
            <text:p>962</text:p>
          </table:table-cell>
          <table:table-cell office:value-type="float" office:value="984" table:style-name="ce46">
            <text:p>984</text:p>
          </table:table-cell>
          <table:table-cell office:value-type="float" office:value="738" table:style-name="ce46">
            <text:p>738</text:p>
          </table:table-cell>
          <table:table-cell office:value-type="float" office:value="774" table:style-name="ce47">
            <text:p>774</text:p>
          </table:table-cell>
          <table:table-cell office:value-type="float" office:value="2410" table:style-name="ce46">
            <text:p>2,410</text:p>
          </table:table-cell>
          <table:table-cell office:value-type="float" office:value="646" table:style-name="ce46">
            <text:p>646</text:p>
          </table:table-cell>
          <table:table-cell office:value-type="float" office:value="503" table:style-name="ce46">
            <text:p>503</text:p>
          </table:table-cell>
          <table:table-cell office:value-type="float" office:value="485" table:style-name="ce46">
            <text:p>485</text:p>
          </table:table-cell>
          <table:table-cell office:value-type="float" office:value="415" table:style-name="ce46">
            <text:p>415</text:p>
          </table:table-cell>
          <table:table-cell office:value-type="float" office:value="361" table:style-name="ce47">
            <text:p>361</text:p>
          </table:table-cell>
          <table:table-cell office:value-type="float" office:value="1464" table:style-name="ce46">
            <text:p>1,464</text:p>
          </table:table-cell>
          <table:table-cell office:value-type="float" office:value="286" table:style-name="ce46">
            <text:p>286</text:p>
          </table:table-cell>
          <table:table-cell office:value-type="float" office:value="289" table:style-name="ce46">
            <text:p>289</text:p>
          </table:table-cell>
          <table:table-cell office:value-type="float" office:value="335" table:style-name="ce46">
            <text:p>335</text:p>
          </table:table-cell>
          <table:table-cell office:value-type="float" office:value="288" table:style-name="ce46">
            <text:p>288</text:p>
          </table:table-cell>
          <table:table-cell office:value-type="float" office:value="266" table:style-name="ce47">
            <text:p>266</text:p>
          </table:table-cell>
          <table:table-cell office:value-type="float" office:value="1130" table:style-name="ce46">
            <text:p>1,130</text:p>
          </table:table-cell>
          <table:table-cell office:value-type="float" office:value="253" table:style-name="ce46">
            <text:p>253</text:p>
          </table:table-cell>
          <table:table-cell office:value-type="float" office:value="216" table:style-name="ce46">
            <text:p>216</text:p>
          </table:table-cell>
          <table:table-cell office:value-type="float" office:value="222" table:style-name="ce46">
            <text:p>222</text:p>
          </table:table-cell>
          <table:table-cell office:value-type="float" office:value="223" table:style-name="ce46">
            <text:p>223</text:p>
          </table:table-cell>
          <table:table-cell office:value-type="float" office:value="216" table:style-name="ce47">
            <text:p>216</text:p>
          </table:table-cell>
          <table:table-cell office:value-type="float" office:value="658" table:style-name="ce46">
            <text:p>658</text:p>
          </table:table-cell>
          <table:table-cell office:value-type="float" office:value="168" table:style-name="ce46">
            <text:p>168</text:p>
          </table:table-cell>
          <table:table-cell office:value-type="float" office:value="136" table:style-name="ce46">
            <text:p>136</text:p>
          </table:table-cell>
          <table:table-cell office:value-type="float" office:value="132" table:style-name="ce46">
            <text:p>132</text:p>
          </table:table-cell>
          <table:table-cell office:value-type="float" office:value="113" table:style-name="ce46">
            <text:p>113</text:p>
          </table:table-cell>
          <table:table-cell office:value-type="float" office:value="109" table:style-name="ce47">
            <text:p>109</text:p>
          </table:table-cell>
          <table:table-cell office:value-type="float" office:value="196" table:style-name="ce46">
            <text:p>196</text:p>
          </table:table-cell>
          <table:table-cell office:value-type="float" office:value="68" table:style-name="ce46">
            <text:p>68</text:p>
          </table:table-cell>
          <table:table-cell office:value-type="float" office:value="48" table:style-name="ce46">
            <text:p>48</text:p>
          </table:table-cell>
          <table:table-cell office:value-type="float" office:value="38" table:style-name="ce46">
            <text:p>38</text:p>
          </table:table-cell>
          <table:table-cell office:value-type="float" office:value="20" table:style-name="ce46">
            <text:p>20</text:p>
          </table:table-cell>
          <table:table-cell office:value-type="float" office:value="22" table:style-name="ce47">
            <text:p>22</text:p>
          </table:table-cell>
          <table:table-cell office:value-type="float" office:value="47" table:style-name="ce46">
            <text:p>47</text:p>
          </table:table-cell>
          <table:table-cell office:value-type="float" office:value="20" table:style-name="ce46">
            <text:p>20</text:p>
          </table:table-cell>
          <table:table-cell office:value-type="float" office:value="11" table:style-name="ce46">
            <text:p>11</text:p>
          </table:table-cell>
          <table:table-cell office:value-type="float" office:value="8" table:style-name="ce46">
            <text:p>8</text:p>
          </table:table-cell>
          <table:table-cell office:value-type="float" office:value="5" table:style-name="ce46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1036" table:style-name="ce48">
            <text:p>71,036</text:p>
          </table:table-cell>
          <table:table-cell office:value-type="float" office:value="2229" table:style-name="ce49">
            <text:p>2,229</text:p>
          </table:table-cell>
          <table:table-cell office:value-type="float" office:value="457" table:style-name="ce50">
            <text:p>457</text:p>
          </table:table-cell>
          <table:table-cell office:value-type="float" office:value="422" table:style-name="ce50">
            <text:p>422</text:p>
          </table:table-cell>
          <table:table-cell office:value-type="float" office:value="477" table:style-name="ce50">
            <text:p>477</text:p>
          </table:table-cell>
          <table:table-cell office:value-type="float" office:value="453" table:style-name="ce50">
            <text:p>453</text:p>
          </table:table-cell>
          <table:table-cell office:value-type="float" office:value="420" table:style-name="ce50">
            <text:p>420</text:p>
          </table:table-cell>
          <table:table-cell office:value-type="float" office:value="1959" table:style-name="ce50">
            <text:p>1,959</text:p>
          </table:table-cell>
          <table:table-cell office:value-type="float" office:value="423" table:style-name="ce50">
            <text:p>423</text:p>
          </table:table-cell>
          <table:table-cell office:value-type="float" office:value="384" table:style-name="ce50">
            <text:p>384</text:p>
          </table:table-cell>
          <table:table-cell office:value-type="float" office:value="373" table:style-name="ce50">
            <text:p>373</text:p>
          </table:table-cell>
          <table:table-cell office:value-type="float" office:value="345" table:style-name="ce50">
            <text:p>345</text:p>
          </table:table-cell>
          <table:table-cell office:value-type="float" office:value="434" table:style-name="ce51">
            <text:p>434</text:p>
          </table:table-cell>
          <table:table-cell office:value-type="float" office:value="1730" table:style-name="ce50">
            <text:p>1,730</text:p>
          </table:table-cell>
          <table:table-cell office:value-type="float" office:value="336" table:style-name="ce50">
            <text:p>336</text:p>
          </table:table-cell>
          <table:table-cell office:value-type="float" office:value="312" table:style-name="ce50">
            <text:p>312</text:p>
          </table:table-cell>
          <table:table-cell office:value-type="float" office:value="364" table:style-name="ce50">
            <text:p>364</text:p>
          </table:table-cell>
          <table:table-cell office:value-type="float" office:value="356" table:style-name="ce50">
            <text:p>356</text:p>
          </table:table-cell>
          <table:table-cell office:value-type="float" office:value="362" table:style-name="ce51">
            <text:p>362</text:p>
          </table:table-cell>
          <table:table-cell office:value-type="float" office:value="2765" table:style-name="ce50">
            <text:p>2,765</text:p>
          </table:table-cell>
          <table:table-cell office:value-type="float" office:value="376" table:style-name="ce50">
            <text:p>376</text:p>
          </table:table-cell>
          <table:table-cell office:value-type="float" office:value="417" table:style-name="ce50">
            <text:p>417</text:p>
          </table:table-cell>
          <table:table-cell office:value-type="float" office:value="474" table:style-name="ce50">
            <text:p>474</text:p>
          </table:table-cell>
          <table:table-cell office:value-type="float" office:value="640" table:style-name="ce50">
            <text:p>640</text:p>
          </table:table-cell>
          <table:table-cell office:value-type="float" office:value="858" table:style-name="ce51">
            <text:p>858</text:p>
          </table:table-cell>
          <table:table-cell office:value-type="float" office:value="5177" table:style-name="ce50">
            <text:p>5,177</text:p>
          </table:table-cell>
          <table:table-cell office:value-type="float" office:value="922" table:style-name="ce50">
            <text:p>922</text:p>
          </table:table-cell>
          <table:table-cell office:value-type="float" office:value="1165" table:style-name="ce50">
            <text:p>1,165</text:p>
          </table:table-cell>
          <table:table-cell office:value-type="float" office:value="1012" table:style-name="ce50">
            <text:p>1,012</text:p>
          </table:table-cell>
          <table:table-cell office:value-type="float" office:value="903" table:style-name="ce50">
            <text:p>903</text:p>
          </table:table-cell>
          <table:table-cell office:value-type="float" office:value="1175" table:style-name="ce51">
            <text:p>1,175</text:p>
          </table:table-cell>
          <table:table-cell office:value-type="float" office:value="6014" table:style-name="ce50">
            <text:p>6,014</text:p>
          </table:table-cell>
          <table:table-cell office:value-type="float" office:value="1174" table:style-name="ce50">
            <text:p>1,174</text:p>
          </table:table-cell>
          <table:table-cell office:value-type="float" office:value="1218" table:style-name="ce50">
            <text:p>1,218</text:p>
          </table:table-cell>
          <table:table-cell office:value-type="float" office:value="1278" table:style-name="ce50">
            <text:p>1,278</text:p>
          </table:table-cell>
          <table:table-cell office:value-type="float" office:value="1152" table:style-name="ce50">
            <text:p>1,152</text:p>
          </table:table-cell>
          <table:table-cell office:value-type="float" office:value="1192" table:style-name="ce51">
            <text:p>1,192</text:p>
          </table:table-cell>
          <table:table-cell office:value-type="float" office:value="5283" table:style-name="ce50">
            <text:p>5,283</text:p>
          </table:table-cell>
          <table:table-cell office:value-type="float" office:value="1061" table:style-name="ce50">
            <text:p>1,061</text:p>
          </table:table-cell>
          <table:table-cell office:value-type="float" office:value="1147" table:style-name="ce50">
            <text:p>1,147</text:p>
          </table:table-cell>
          <table:table-cell office:value-type="float" office:value="993" table:style-name="ce50">
            <text:p>993</text:p>
          </table:table-cell>
          <table:table-cell office:value-type="float" office:value="1106" table:style-name="ce50">
            <text:p>1,106</text:p>
          </table:table-cell>
          <table:table-cell office:value-type="float" office:value="976" table:style-name="ce51">
            <text:p>976</text:p>
          </table:table-cell>
          <table:table-cell office:value-type="float" office:value="5096" table:style-name="ce50">
            <text:p>5,096</text:p>
          </table:table-cell>
          <table:table-cell office:value-type="float" office:value="930" table:style-name="ce50">
            <text:p>930</text:p>
          </table:table-cell>
          <table:table-cell office:value-type="float" office:value="1029" table:style-name="ce50">
            <text:p>1,029</text:p>
          </table:table-cell>
          <table:table-cell office:value-type="float" office:value="1092" table:style-name="ce50">
            <text:p>1,092</text:p>
          </table:table-cell>
          <table:table-cell office:value-type="float" office:value="1013" table:style-name="ce50">
            <text:p>1,013</text:p>
          </table:table-cell>
          <table:table-cell office:value-type="float" office:value="1032" table:style-name="ce51">
            <text:p>1,032</text:p>
          </table:table-cell>
          <table:table-cell office:value-type="float" office:value="5214" table:style-name="ce50">
            <text:p>5,214</text:p>
          </table:table-cell>
          <table:table-cell office:value-type="float" office:value="1077" table:style-name="ce50">
            <text:p>1,077</text:p>
          </table:table-cell>
          <table:table-cell office:value-type="float" office:value="954" table:style-name="ce50">
            <text:p>954</text:p>
          </table:table-cell>
          <table:table-cell office:value-type="float" office:value="1074" table:style-name="ce50">
            <text:p>1,074</text:p>
          </table:table-cell>
          <table:table-cell office:value-type="float" office:value="1047" table:style-name="ce50">
            <text:p>1,047</text:p>
          </table:table-cell>
          <table:table-cell office:value-type="float" office:value="1062" table:style-name="ce51">
            <text:p>1,062</text:p>
          </table:table-cell>
          <table:table-cell office:value-type="float" office:value="5165" table:style-name="ce50">
            <text:p>5,165</text:p>
          </table:table-cell>
          <table:table-cell office:value-type="float" office:value="1070" table:style-name="ce50">
            <text:p>1,070</text:p>
          </table:table-cell>
          <table:table-cell office:value-type="float" office:value="1002" table:style-name="ce50">
            <text:p>1,002</text:p>
          </table:table-cell>
          <table:table-cell office:value-type="float" office:value="1022" table:style-name="ce50">
            <text:p>1,022</text:p>
          </table:table-cell>
          <table:table-cell office:value-type="float" office:value="1011" table:style-name="ce50">
            <text:p>1,011</text:p>
          </table:table-cell>
          <table:table-cell office:value-type="float" office:value="1060" table:style-name="ce51">
            <text:p>1,060</text:p>
          </table:table-cell>
          <table:table-cell office:value-type="float" office:value="5858" table:style-name="ce50">
            <text:p>5,858</text:p>
          </table:table-cell>
          <table:table-cell office:value-type="float" office:value="1115" table:style-name="ce50">
            <text:p>1,115</text:p>
          </table:table-cell>
          <table:table-cell office:value-type="float" office:value="1171" table:style-name="ce50">
            <text:p>1,171</text:p>
          </table:table-cell>
          <table:table-cell office:value-type="float" office:value="1165" table:style-name="ce50">
            <text:p>1,165</text:p>
          </table:table-cell>
          <table:table-cell office:value-type="float" office:value="1228" table:style-name="ce50">
            <text:p>1,228</text:p>
          </table:table-cell>
          <table:table-cell office:value-type="float" office:value="1179" table:style-name="ce51">
            <text:p>1,179</text:p>
          </table:table-cell>
          <table:table-cell office:value-type="float" office:value="7155" table:style-name="ce50">
            <text:p>7,155</text:p>
          </table:table-cell>
          <table:table-cell office:value-type="float" office:value="1496" table:style-name="ce50">
            <text:p>1,496</text:p>
          </table:table-cell>
          <table:table-cell office:value-type="float" office:value="1394" table:style-name="ce50">
            <text:p>1,394</text:p>
          </table:table-cell>
          <table:table-cell office:value-type="float" office:value="1441" table:style-name="ce50">
            <text:p>1,441</text:p>
          </table:table-cell>
          <table:table-cell office:value-type="float" office:value="1453" table:style-name="ce50">
            <text:p>1,453</text:p>
          </table:table-cell>
          <table:table-cell office:value-type="float" office:value="1371" table:style-name="ce51">
            <text:p>1,371</text:p>
          </table:table-cell>
          <table:table-cell office:value-type="float" office:value="6017" table:style-name="ce50">
            <text:p>6,017</text:p>
          </table:table-cell>
          <table:table-cell office:value-type="float" office:value="1155" table:style-name="ce50">
            <text:p>1,155</text:p>
          </table:table-cell>
          <table:table-cell office:value-type="float" office:value="1296" table:style-name="ce50">
            <text:p>1,296</text:p>
          </table:table-cell>
          <table:table-cell office:value-type="float" office:value="1180" table:style-name="ce50">
            <text:p>1,180</text:p>
          </table:table-cell>
          <table:table-cell office:value-type="float" office:value="1154" table:style-name="ce50">
            <text:p>1,154</text:p>
          </table:table-cell>
          <table:table-cell office:value-type="float" office:value="1232" table:style-name="ce51">
            <text:p>1,232</text:p>
          </table:table-cell>
          <table:table-cell office:value-type="float" office:value="4547" table:style-name="ce50">
            <text:p>4,547</text:p>
          </table:table-cell>
          <table:table-cell office:value-type="float" office:value="1089" table:style-name="ce50">
            <text:p>1,089</text:p>
          </table:table-cell>
          <table:table-cell office:value-type="float" office:value="970" table:style-name="ce50">
            <text:p>970</text:p>
          </table:table-cell>
          <table:table-cell office:value-type="float" office:value="1012" table:style-name="ce50">
            <text:p>1,012</text:p>
          </table:table-cell>
          <table:table-cell office:value-type="float" office:value="706" table:style-name="ce50">
            <text:p>706</text:p>
          </table:table-cell>
          <table:table-cell office:value-type="float" office:value="770" table:style-name="ce51">
            <text:p>770</text:p>
          </table:table-cell>
          <table:table-cell office:value-type="float" office:value="2435" table:style-name="ce50">
            <text:p>2,435</text:p>
          </table:table-cell>
          <table:table-cell office:value-type="float" office:value="656" table:style-name="ce50">
            <text:p>656</text:p>
          </table:table-cell>
          <table:table-cell office:value-type="float" office:value="523" table:style-name="ce50">
            <text:p>523</text:p>
          </table:table-cell>
          <table:table-cell office:value-type="float" office:value="501" table:style-name="ce50">
            <text:p>501</text:p>
          </table:table-cell>
          <table:table-cell office:value-type="float" office:value="403" table:style-name="ce50">
            <text:p>403</text:p>
          </table:table-cell>
          <table:table-cell office:value-type="float" office:value="352" table:style-name="ce51">
            <text:p>352</text:p>
          </table:table-cell>
          <table:table-cell office:value-type="float" office:value="1513" table:style-name="ce50">
            <text:p>1,513</text:p>
          </table:table-cell>
          <table:table-cell office:value-type="float" office:value="302" table:style-name="ce50">
            <text:p>302</text:p>
          </table:table-cell>
          <table:table-cell office:value-type="float" office:value="287" table:style-name="ce50">
            <text:p>287</text:p>
          </table:table-cell>
          <table:table-cell office:value-type="float" office:value="338" table:style-name="ce50">
            <text:p>338</text:p>
          </table:table-cell>
          <table:table-cell office:value-type="float" office:value="310" table:style-name="ce50">
            <text:p>310</text:p>
          </table:table-cell>
          <table:table-cell office:value-type="float" office:value="276" table:style-name="ce51">
            <text:p>276</text:p>
          </table:table-cell>
          <table:table-cell office:value-type="float" office:value="1305" table:style-name="ce50">
            <text:p>1,305</text:p>
          </table:table-cell>
          <table:table-cell office:value-type="float" office:value="284" table:style-name="ce50">
            <text:p>284</text:p>
          </table:table-cell>
          <table:table-cell office:value-type="float" office:value="271" table:style-name="ce50">
            <text:p>271</text:p>
          </table:table-cell>
          <table:table-cell office:value-type="float" office:value="253" table:style-name="ce50">
            <text:p>253</text:p>
          </table:table-cell>
          <table:table-cell office:value-type="float" office:value="251" table:style-name="ce50">
            <text:p>251</text:p>
          </table:table-cell>
          <table:table-cell office:value-type="float" office:value="246" table:style-name="ce51">
            <text:p>246</text:p>
          </table:table-cell>
          <table:table-cell office:value-type="float" office:value="892" table:style-name="ce50">
            <text:p>892</text:p>
          </table:table-cell>
          <table:table-cell office:value-type="float" office:value="196" table:style-name="ce50">
            <text:p>196</text:p>
          </table:table-cell>
          <table:table-cell office:value-type="float" office:value="211" table:style-name="ce50">
            <text:p>211</text:p>
          </table:table-cell>
          <table:table-cell office:value-type="float" office:value="165" table:style-name="ce50">
            <text:p>165</text:p>
          </table:table-cell>
          <table:table-cell office:value-type="float" office:value="175" table:style-name="ce50">
            <text:p>175</text:p>
          </table:table-cell>
          <table:table-cell office:value-type="float" office:value="145" table:style-name="ce51">
            <text:p>145</text:p>
          </table:table-cell>
          <table:table-cell office:value-type="float" office:value="462" table:style-name="ce50">
            <text:p>462</text:p>
          </table:table-cell>
          <table:table-cell office:value-type="float" office:value="123" table:style-name="ce50">
            <text:p>123</text:p>
          </table:table-cell>
          <table:table-cell office:value-type="float" office:value="108" table:style-name="ce50">
            <text:p>108</text:p>
          </table:table-cell>
          <table:table-cell office:value-type="float" office:value="98" table:style-name="ce50">
            <text:p>98</text:p>
          </table:table-cell>
          <table:table-cell office:value-type="float" office:value="85" table:style-name="ce50">
            <text:p>85</text:p>
          </table:table-cell>
          <table:table-cell office:value-type="float" office:value="48" table:style-name="ce51">
            <text:p>48</text:p>
          </table:table-cell>
          <table:table-cell office:value-type="float" office:value="175" table:style-name="ce50">
            <text:p>175</text:p>
          </table:table-cell>
          <table:table-cell office:value-type="float" office:value="57" table:style-name="ce50">
            <text:p>57</text:p>
          </table:table-cell>
          <table:table-cell office:value-type="float" office:value="35" table:style-name="ce50">
            <text:p>35</text:p>
          </table:table-cell>
          <table:table-cell office:value-type="float" office:value="38" table:style-name="ce50">
            <text:p>38</text:p>
          </table:table-cell>
          <table:table-cell office:value-type="float" office:value="24" table:style-name="ce50">
            <text:p>24</text:p>
          </table:table-cell>
          <table:table-cell office:value-type="float" office:value="21" table:style-name="ce51">
            <text:p>21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665" table:style-name="ce44">
            <text:p>13,665</text:p>
          </table:table-cell>
          <table:table-cell office:value-type="float" office:value="556" table:style-name="ce44">
            <text:p>556</text:p>
          </table:table-cell>
          <table:table-cell office:value-type="float" office:value="108" table:style-name="ce44">
            <text:p>108</text:p>
          </table:table-cell>
          <table:table-cell office:value-type="float" office:value="114" table:style-name="ce44">
            <text:p>114</text:p>
          </table:table-cell>
          <table:table-cell office:value-type="float" office:value="130" table:style-name="ce44">
            <text:p>130</text:p>
          </table:table-cell>
          <table:table-cell office:value-type="float" office:value="102" table:style-name="ce44">
            <text:p>102</text:p>
          </table:table-cell>
          <table:table-cell office:value-type="float" office:value="102" table:style-name="ce44">
            <text:p>102</text:p>
          </table:table-cell>
          <table:table-cell office:value-type="float" office:value="464" table:style-name="ce44">
            <text:p>464</text:p>
          </table:table-cell>
          <table:table-cell office:value-type="float" office:value="93" table:style-name="ce44">
            <text:p>93</text:p>
          </table:table-cell>
          <table:table-cell office:value-type="float" office:value="98" table:style-name="ce44">
            <text:p>98</text:p>
          </table:table-cell>
          <table:table-cell office:value-type="float" office:value="96" table:style-name="ce44">
            <text:p>96</text:p>
          </table:table-cell>
          <table:table-cell office:value-type="float" office:value="77" table:style-name="ce44">
            <text:p>77</text:p>
          </table:table-cell>
          <table:table-cell office:value-type="float" office:value="100" table:style-name="ce45">
            <text:p>100</text:p>
          </table:table-cell>
          <table:table-cell office:value-type="float" office:value="440" table:style-name="ce44">
            <text:p>440</text:p>
          </table:table-cell>
          <table:table-cell office:value-type="float" office:value="102" table:style-name="ce44">
            <text:p>102</text:p>
          </table:table-cell>
          <table:table-cell office:value-type="float" office:value="79" table:style-name="ce44">
            <text:p>79</text:p>
          </table:table-cell>
          <table:table-cell office:value-type="float" office:value="82" table:style-name="ce44">
            <text:p>82</text:p>
          </table:table-cell>
          <table:table-cell office:value-type="float" office:value="85" table:style-name="ce44">
            <text:p>85</text:p>
          </table:table-cell>
          <table:table-cell office:value-type="float" office:value="92" table:style-name="ce45">
            <text:p>92</text:p>
          </table:table-cell>
          <table:table-cell office:value-type="float" office:value="519" table:style-name="ce44">
            <text:p>519</text:p>
          </table:table-cell>
          <table:table-cell office:value-type="float" office:value="96" table:style-name="ce44">
            <text:p>96</text:p>
          </table:table-cell>
          <table:table-cell office:value-type="float" office:value="98" table:style-name="ce44">
            <text:p>98</text:p>
          </table:table-cell>
          <table:table-cell office:value-type="float" office:value="76" table:style-name="ce44">
            <text:p>76</text:p>
          </table:table-cell>
          <table:table-cell office:value-type="float" office:value="103" table:style-name="ce44">
            <text:p>103</text:p>
          </table:table-cell>
          <table:table-cell office:value-type="float" office:value="146" table:style-name="ce45">
            <text:p>146</text:p>
          </table:table-cell>
          <table:table-cell office:value-type="float" office:value="1030" table:style-name="ce44">
            <text:p>1,030</text:p>
          </table:table-cell>
          <table:table-cell office:value-type="float" office:value="186" table:style-name="ce44">
            <text:p>186</text:p>
          </table:table-cell>
          <table:table-cell office:value-type="float" office:value="203" table:style-name="ce44">
            <text:p>203</text:p>
          </table:table-cell>
          <table:table-cell office:value-type="float" office:value="212" table:style-name="ce44">
            <text:p>212</text:p>
          </table:table-cell>
          <table:table-cell office:value-type="float" office:value="193" table:style-name="ce44">
            <text:p>193</text:p>
          </table:table-cell>
          <table:table-cell office:value-type="float" office:value="236" table:style-name="ce45">
            <text:p>236</text:p>
          </table:table-cell>
          <table:table-cell office:value-type="float" office:value="1260" table:style-name="ce44">
            <text:p>1,260</text:p>
          </table:table-cell>
          <table:table-cell office:value-type="float" office:value="254" table:style-name="ce44">
            <text:p>254</text:p>
          </table:table-cell>
          <table:table-cell office:value-type="float" office:value="225" table:style-name="ce44">
            <text:p>225</text:p>
          </table:table-cell>
          <table:table-cell office:value-type="float" office:value="219" table:style-name="ce44">
            <text:p>219</text:p>
          </table:table-cell>
          <table:table-cell office:value-type="float" office:value="285" table:style-name="ce44">
            <text:p>285</text:p>
          </table:table-cell>
          <table:table-cell office:value-type="float" office:value="277" table:style-name="ce45">
            <text:p>277</text:p>
          </table:table-cell>
          <table:table-cell office:value-type="float" office:value="1144" table:style-name="ce44">
            <text:p>1,144</text:p>
          </table:table-cell>
          <table:table-cell office:value-type="float" office:value="262" table:style-name="ce44">
            <text:p>262</text:p>
          </table:table-cell>
          <table:table-cell office:value-type="float" office:value="245" table:style-name="ce44">
            <text:p>245</text:p>
          </table:table-cell>
          <table:table-cell office:value-type="float" office:value="211" table:style-name="ce44">
            <text:p>211</text:p>
          </table:table-cell>
          <table:table-cell office:value-type="float" office:value="245" table:style-name="ce44">
            <text:p>245</text:p>
          </table:table-cell>
          <table:table-cell office:value-type="float" office:value="181" table:style-name="ce45">
            <text:p>181</text:p>
          </table:table-cell>
          <table:table-cell office:value-type="float" office:value="1005" table:style-name="ce44">
            <text:p>1,005</text:p>
          </table:table-cell>
          <table:table-cell office:value-type="float" office:value="181" table:style-name="ce44">
            <text:p>181</text:p>
          </table:table-cell>
          <table:table-cell office:value-type="float" office:value="194" table:style-name="ce44">
            <text:p>194</text:p>
          </table:table-cell>
          <table:table-cell office:value-type="float" office:value="215" table:style-name="ce44">
            <text:p>215</text:p>
          </table:table-cell>
          <table:table-cell office:value-type="float" office:value="182" table:style-name="ce44">
            <text:p>182</text:p>
          </table:table-cell>
          <table:table-cell office:value-type="float" office:value="233" table:style-name="ce45">
            <text:p>233</text:p>
          </table:table-cell>
          <table:table-cell office:value-type="float" office:value="1027" table:style-name="ce44">
            <text:p>1,027</text:p>
          </table:table-cell>
          <table:table-cell office:value-type="float" office:value="199" table:style-name="ce44">
            <text:p>199</text:p>
          </table:table-cell>
          <table:table-cell office:value-type="float" office:value="218" table:style-name="ce44">
            <text:p>218</text:p>
          </table:table-cell>
          <table:table-cell office:value-type="float" office:value="241" table:style-name="ce44">
            <text:p>241</text:p>
          </table:table-cell>
          <table:table-cell office:value-type="float" office:value="203" table:style-name="ce44">
            <text:p>203</text:p>
          </table:table-cell>
          <table:table-cell office:value-type="float" office:value="166" table:style-name="ce45">
            <text:p>166</text:p>
          </table:table-cell>
          <table:table-cell office:value-type="float" office:value="1037" table:style-name="ce44">
            <text:p>1,037</text:p>
          </table:table-cell>
          <table:table-cell office:value-type="float" office:value="214" table:style-name="ce44">
            <text:p>214</text:p>
          </table:table-cell>
          <table:table-cell office:value-type="float" office:value="212" table:style-name="ce44">
            <text:p>212</text:p>
          </table:table-cell>
          <table:table-cell office:value-type="float" office:value="203" table:style-name="ce44">
            <text:p>203</text:p>
          </table:table-cell>
          <table:table-cell office:value-type="float" office:value="217" table:style-name="ce44">
            <text:p>217</text:p>
          </table:table-cell>
          <table:table-cell office:value-type="float" office:value="191" table:style-name="ce45">
            <text:p>191</text:p>
          </table:table-cell>
          <table:table-cell office:value-type="float" office:value="1074" table:style-name="ce44">
            <text:p>1,074</text:p>
          </table:table-cell>
          <table:table-cell office:value-type="float" office:value="232" table:style-name="ce44">
            <text:p>232</text:p>
          </table:table-cell>
          <table:table-cell office:value-type="float" office:value="236" table:style-name="ce44">
            <text:p>236</text:p>
          </table:table-cell>
          <table:table-cell office:value-type="float" office:value="201" table:style-name="ce44">
            <text:p>201</text:p>
          </table:table-cell>
          <table:table-cell office:value-type="float" office:value="178" table:style-name="ce44">
            <text:p>178</text:p>
          </table:table-cell>
          <table:table-cell office:value-type="float" office:value="227" table:style-name="ce45">
            <text:p>227</text:p>
          </table:table-cell>
          <table:table-cell office:value-type="float" office:value="1203" table:style-name="ce44">
            <text:p>1,203</text:p>
          </table:table-cell>
          <table:table-cell office:value-type="float" office:value="262" table:style-name="ce44">
            <text:p>262</text:p>
          </table:table-cell>
          <table:table-cell office:value-type="float" office:value="253" table:style-name="ce44">
            <text:p>253</text:p>
          </table:table-cell>
          <table:table-cell office:value-type="float" office:value="205" table:style-name="ce44">
            <text:p>205</text:p>
          </table:table-cell>
          <table:table-cell office:value-type="float" office:value="257" table:style-name="ce44">
            <text:p>257</text:p>
          </table:table-cell>
          <table:table-cell office:value-type="float" office:value="226" table:style-name="ce45">
            <text:p>226</text:p>
          </table:table-cell>
          <table:table-cell office:value-type="float" office:value="1071" table:style-name="ce44">
            <text:p>1,071</text:p>
          </table:table-cell>
          <table:table-cell office:value-type="float" office:value="200" table:style-name="ce44">
            <text:p>200</text:p>
          </table:table-cell>
          <table:table-cell office:value-type="float" office:value="211" table:style-name="ce44">
            <text:p>211</text:p>
          </table:table-cell>
          <table:table-cell office:value-type="float" office:value="233" table:style-name="ce44">
            <text:p>233</text:p>
          </table:table-cell>
          <table:table-cell office:value-type="float" office:value="228" table:style-name="ce44">
            <text:p>228</text:p>
          </table:table-cell>
          <table:table-cell office:value-type="float" office:value="199" table:style-name="ce45">
            <text:p>199</text:p>
          </table:table-cell>
          <table:table-cell office:value-type="float" office:value="803" table:style-name="ce44">
            <text:p>803</text:p>
          </table:table-cell>
          <table:table-cell office:value-type="float" office:value="197" table:style-name="ce44">
            <text:p>197</text:p>
          </table:table-cell>
          <table:table-cell office:value-type="float" office:value="183" table:style-name="ce44">
            <text:p>183</text:p>
          </table:table-cell>
          <table:table-cell office:value-type="float" office:value="155" table:style-name="ce44">
            <text:p>155</text:p>
          </table:table-cell>
          <table:table-cell office:value-type="float" office:value="140" table:style-name="ce44">
            <text:p>140</text:p>
          </table:table-cell>
          <table:table-cell office:value-type="float" office:value="128" table:style-name="ce45">
            <text:p>128</text:p>
          </table:table-cell>
          <table:table-cell office:value-type="float" office:value="447" table:style-name="ce44">
            <text:p>447</text:p>
          </table:table-cell>
          <table:table-cell office:value-type="float" office:value="99" table:style-name="ce44">
            <text:p>99</text:p>
          </table:table-cell>
          <table:table-cell office:value-type="float" office:value="83" table:style-name="ce44">
            <text:p>83</text:p>
          </table:table-cell>
          <table:table-cell office:value-type="float" office:value="88" table:style-name="ce44">
            <text:p>88</text:p>
          </table:table-cell>
          <table:table-cell office:value-type="float" office:value="94" table:style-name="ce44">
            <text:p>94</text:p>
          </table:table-cell>
          <table:table-cell office:value-type="float" office:value="83" table:style-name="ce45">
            <text:p>83</text:p>
          </table:table-cell>
          <table:table-cell office:value-type="float" office:value="219" table:style-name="ce44">
            <text:p>219</text:p>
          </table:table-cell>
          <table:table-cell office:value-type="float" office:value="63" table:style-name="ce44">
            <text:p>63</text:p>
          </table:table-cell>
          <table:table-cell office:value-type="float" office:value="42" table:style-name="ce44">
            <text:p>42</text:p>
          </table:table-cell>
          <table:table-cell office:value-type="float" office:value="40" table:style-name="ce44">
            <text:p>40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5">
            <text:p>39</text:p>
          </table:table-cell>
          <table:table-cell office:value-type="float" office:value="167" table:style-name="ce44">
            <text:p>167</text:p>
          </table:table-cell>
          <table:table-cell office:value-type="float" office:value="33" table:style-name="ce44">
            <text:p>33</text:p>
          </table:table-cell>
          <table:table-cell office:value-type="float" office:value="29" table:style-name="ce44">
            <text:p>29</text:p>
          </table:table-cell>
          <table:table-cell office:value-type="float" office:value="35" table:style-name="ce44">
            <text:p>35</text:p>
          </table:table-cell>
          <table:table-cell office:value-type="float" office:value="35" table:style-name="ce44">
            <text:p>35</text:p>
          </table:table-cell>
          <table:table-cell office:value-type="float" office:value="35" table:style-name="ce45">
            <text:p>35</text:p>
          </table:table-cell>
          <table:table-cell office:value-type="float" office:value="112" table:style-name="ce44">
            <text:p>112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15" table:style-name="ce45">
            <text:p>15</text:p>
          </table:table-cell>
          <table:table-cell office:value-type="float" office:value="54" table:style-name="ce44">
            <text:p>54</text:p>
          </table:table-cell>
          <table:table-cell office:value-type="float" office:value="15" table:style-name="ce44">
            <text:p>15</text:p>
          </table:table-cell>
          <table:table-cell office:value-type="float" office:value="10" table:style-name="ce44">
            <text:p>10</text:p>
          </table:table-cell>
          <table:table-cell office:value-type="float" office:value="11" table:style-name="ce44">
            <text:p>11</text:p>
          </table:table-cell>
          <table:table-cell office:value-type="float" office:value="12" table:style-name="ce44">
            <text:p>12</text:p>
          </table:table-cell>
          <table:table-cell office:value-type="float" office:value="6" table:style-name="ce45">
            <text:p>6</text:p>
          </table:table-cell>
          <table:table-cell office:value-type="float" office:value="27" table:style-name="ce44">
            <text:p>27</text:p>
          </table:table-cell>
          <table:table-cell office:value-type="float" office:value="6" table:style-name="ce44">
            <text:p>6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5" table:style-name="ce44">
            <text:p>5</text:p>
          </table:table-cell>
          <table:table-cell office:value-type="float" office:value="4" table:style-name="ce45">
            <text:p>4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936" table:style-name="ce44">
            <text:p>7,936</text:p>
          </table:table-cell>
          <table:table-cell office:value-type="float" office:value="303" table:style-name="ce44">
            <text:p>303</text:p>
          </table:table-cell>
          <table:table-cell office:value-type="float" office:value="61" table:style-name="ce44">
            <text:p>61</text:p>
          </table:table-cell>
          <table:table-cell office:value-type="float" office:value="65" table:style-name="ce44">
            <text:p>65</text:p>
          </table:table-cell>
          <table:table-cell office:value-type="float" office:value="65" table:style-name="ce44">
            <text:p>65</text:p>
          </table:table-cell>
          <table:table-cell office:value-type="float" office:value="56" table:style-name="ce44">
            <text:p>56</text:p>
          </table:table-cell>
          <table:table-cell office:value-type="float" office:value="56" table:style-name="ce44">
            <text:p>56</text:p>
          </table:table-cell>
          <table:table-cell office:value-type="float" office:value="248" table:style-name="ce44">
            <text:p>248</text:p>
          </table:table-cell>
          <table:table-cell office:value-type="float" office:value="57" table:style-name="ce44">
            <text:p>57</text:p>
          </table:table-cell>
          <table:table-cell office:value-type="float" office:value="55" table:style-name="ce44">
            <text:p>55</text:p>
          </table:table-cell>
          <table:table-cell office:value-type="float" office:value="40" table:style-name="ce44">
            <text:p>40</text:p>
          </table:table-cell>
          <table:table-cell office:value-type="float" office:value="42" table:style-name="ce44">
            <text:p>42</text:p>
          </table:table-cell>
          <table:table-cell office:value-type="float" office:value="54" table:style-name="ce45">
            <text:p>54</text:p>
          </table:table-cell>
          <table:table-cell office:value-type="float" office:value="239" table:style-name="ce44">
            <text:p>239</text:p>
          </table:table-cell>
          <table:table-cell office:value-type="float" office:value="53" table:style-name="ce44">
            <text:p>53</text:p>
          </table:table-cell>
          <table:table-cell office:value-type="float" office:value="44" table:style-name="ce44">
            <text:p>44</text:p>
          </table:table-cell>
          <table:table-cell office:value-type="float" office:value="46" table:style-name="ce44">
            <text:p>46</text:p>
          </table:table-cell>
          <table:table-cell office:value-type="float" office:value="49" table:style-name="ce44">
            <text:p>49</text:p>
          </table:table-cell>
          <table:table-cell office:value-type="float" office:value="47" table:style-name="ce45">
            <text:p>47</text:p>
          </table:table-cell>
          <table:table-cell office:value-type="float" office:value="286" table:style-name="ce44">
            <text:p>286</text:p>
          </table:table-cell>
          <table:table-cell office:value-type="float" office:value="52" table:style-name="ce44">
            <text:p>52</text:p>
          </table:table-cell>
          <table:table-cell office:value-type="float" office:value="52" table:style-name="ce44">
            <text:p>52</text:p>
          </table:table-cell>
          <table:table-cell office:value-type="float" office:value="40" table:style-name="ce44">
            <text:p>40</text:p>
          </table:table-cell>
          <table:table-cell office:value-type="float" office:value="59" table:style-name="ce44">
            <text:p>59</text:p>
          </table:table-cell>
          <table:table-cell office:value-type="float" office:value="83" table:style-name="ce45">
            <text:p>83</text:p>
          </table:table-cell>
          <table:table-cell office:value-type="float" office:value="633" table:style-name="ce44">
            <text:p>633</text:p>
          </table:table-cell>
          <table:table-cell office:value-type="float" office:value="105" table:style-name="ce44">
            <text:p>105</text:p>
          </table:table-cell>
          <table:table-cell office:value-type="float" office:value="129" table:style-name="ce44">
            <text:p>129</text:p>
          </table:table-cell>
          <table:table-cell office:value-type="float" office:value="134" table:style-name="ce44">
            <text:p>134</text:p>
          </table:table-cell>
          <table:table-cell office:value-type="float" office:value="123" table:style-name="ce44">
            <text:p>123</text:p>
          </table:table-cell>
          <table:table-cell office:value-type="float" office:value="142" table:style-name="ce45">
            <text:p>142</text:p>
          </table:table-cell>
          <table:table-cell office:value-type="float" office:value="757" table:style-name="ce44">
            <text:p>757</text:p>
          </table:table-cell>
          <table:table-cell office:value-type="float" office:value="157" table:style-name="ce44">
            <text:p>157</text:p>
          </table:table-cell>
          <table:table-cell office:value-type="float" office:value="134" table:style-name="ce44">
            <text:p>134</text:p>
          </table:table-cell>
          <table:table-cell office:value-type="float" office:value="116" table:style-name="ce44">
            <text:p>116</text:p>
          </table:table-cell>
          <table:table-cell office:value-type="float" office:value="168" table:style-name="ce44">
            <text:p>168</text:p>
          </table:table-cell>
          <table:table-cell office:value-type="float" office:value="182" table:style-name="ce45">
            <text:p>182</text:p>
          </table:table-cell>
          <table:table-cell office:value-type="float" office:value="676" table:style-name="ce44">
            <text:p>676</text:p>
          </table:table-cell>
          <table:table-cell office:value-type="float" office:value="163" table:style-name="ce44">
            <text:p>163</text:p>
          </table:table-cell>
          <table:table-cell office:value-type="float" office:value="133" table:style-name="ce44">
            <text:p>133</text:p>
          </table:table-cell>
          <table:table-cell office:value-type="float" office:value="133" table:style-name="ce44">
            <text:p>133</text:p>
          </table:table-cell>
          <table:table-cell office:value-type="float" office:value="136" table:style-name="ce44">
            <text:p>136</text:p>
          </table:table-cell>
          <table:table-cell office:value-type="float" office:value="111" table:style-name="ce45">
            <text:p>111</text:p>
          </table:table-cell>
          <table:table-cell office:value-type="float" office:value="574" table:style-name="ce44">
            <text:p>574</text:p>
          </table:table-cell>
          <table:table-cell office:value-type="float" office:value="99" table:style-name="ce44">
            <text:p>99</text:p>
          </table:table-cell>
          <table:table-cell office:value-type="float" office:value="116" table:style-name="ce44">
            <text:p>116</text:p>
          </table:table-cell>
          <table:table-cell office:value-type="float" office:value="123" table:style-name="ce44">
            <text:p>123</text:p>
          </table:table-cell>
          <table:table-cell office:value-type="float" office:value="105" table:style-name="ce44">
            <text:p>105</text:p>
          </table:table-cell>
          <table:table-cell office:value-type="float" office:value="131" table:style-name="ce45">
            <text:p>131</text:p>
          </table:table-cell>
          <table:table-cell office:value-type="float" office:value="588" table:style-name="ce44">
            <text:p>588</text:p>
          </table:table-cell>
          <table:table-cell office:value-type="float" office:value="127" table:style-name="ce44">
            <text:p>127</text:p>
          </table:table-cell>
          <table:table-cell office:value-type="float" office:value="113" table:style-name="ce44">
            <text:p>113</text:p>
          </table:table-cell>
          <table:table-cell office:value-type="float" office:value="147" table:style-name="ce44">
            <text:p>147</text:p>
          </table:table-cell>
          <table:table-cell office:value-type="float" office:value="121" table:style-name="ce44">
            <text:p>121</text:p>
          </table:table-cell>
          <table:table-cell office:value-type="float" office:value="80" table:style-name="ce45">
            <text:p>80</text:p>
          </table:table-cell>
          <table:table-cell office:value-type="float" office:value="599" table:style-name="ce44">
            <text:p>599</text:p>
          </table:table-cell>
          <table:table-cell office:value-type="float" office:value="119" table:style-name="ce44">
            <text:p>119</text:p>
          </table:table-cell>
          <table:table-cell office:value-type="float" office:value="124" table:style-name="ce44">
            <text:p>124</text:p>
          </table:table-cell>
          <table:table-cell office:value-type="float" office:value="124" table:style-name="ce44">
            <text:p>124</text:p>
          </table:table-cell>
          <table:table-cell office:value-type="float" office:value="127" table:style-name="ce44">
            <text:p>127</text:p>
          </table:table-cell>
          <table:table-cell office:value-type="float" office:value="105" table:style-name="ce45">
            <text:p>105</text:p>
          </table:table-cell>
          <table:table-cell office:value-type="float" office:value="662" table:style-name="ce44">
            <text:p>662</text:p>
          </table:table-cell>
          <table:table-cell office:value-type="float" office:value="139" table:style-name="ce44">
            <text:p>139</text:p>
          </table:table-cell>
          <table:table-cell office:value-type="float" office:value="152" table:style-name="ce44">
            <text:p>152</text:p>
          </table:table-cell>
          <table:table-cell office:value-type="float" office:value="114" table:style-name="ce44">
            <text:p>114</text:p>
          </table:table-cell>
          <table:table-cell office:value-type="float" office:value="120" table:style-name="ce44">
            <text:p>120</text:p>
          </table:table-cell>
          <table:table-cell office:value-type="float" office:value="137" table:style-name="ce45">
            <text:p>137</text:p>
          </table:table-cell>
          <table:table-cell office:value-type="float" office:value="729" table:style-name="ce44">
            <text:p>729</text:p>
          </table:table-cell>
          <table:table-cell office:value-type="float" office:value="162" table:style-name="ce44">
            <text:p>162</text:p>
          </table:table-cell>
          <table:table-cell office:value-type="float" office:value="152" table:style-name="ce44">
            <text:p>152</text:p>
          </table:table-cell>
          <table:table-cell office:value-type="float" office:value="126" table:style-name="ce44">
            <text:p>126</text:p>
          </table:table-cell>
          <table:table-cell office:value-type="float" office:value="158" table:style-name="ce44">
            <text:p>158</text:p>
          </table:table-cell>
          <table:table-cell office:value-type="float" office:value="131" table:style-name="ce45">
            <text:p>131</text:p>
          </table:table-cell>
          <table:table-cell office:value-type="float" office:value="640" table:style-name="ce44">
            <text:p>640</text:p>
          </table:table-cell>
          <table:table-cell office:value-type="float" office:value="110" table:style-name="ce44">
            <text:p>110</text:p>
          </table:table-cell>
          <table:table-cell office:value-type="float" office:value="134" table:style-name="ce44">
            <text:p>134</text:p>
          </table:table-cell>
          <table:table-cell office:value-type="float" office:value="142" table:style-name="ce44">
            <text:p>142</text:p>
          </table:table-cell>
          <table:table-cell office:value-type="float" office:value="135" table:style-name="ce44">
            <text:p>135</text:p>
          </table:table-cell>
          <table:table-cell office:value-type="float" office:value="119" table:style-name="ce45">
            <text:p>119</text:p>
          </table:table-cell>
          <table:table-cell office:value-type="float" office:value="475" table:style-name="ce44">
            <text:p>475</text:p>
          </table:table-cell>
          <table:table-cell office:value-type="float" office:value="115" table:style-name="ce44">
            <text:p>115</text:p>
          </table:table-cell>
          <table:table-cell office:value-type="float" office:value="107" table:style-name="ce44">
            <text:p>107</text:p>
          </table:table-cell>
          <table:table-cell office:value-type="float" office:value="96" table:style-name="ce44">
            <text:p>96</text:p>
          </table:table-cell>
          <table:table-cell office:value-type="float" office:value="86" table:style-name="ce44">
            <text:p>86</text:p>
          </table:table-cell>
          <table:table-cell office:value-type="float" office:value="71" table:style-name="ce45">
            <text:p>71</text:p>
          </table:table-cell>
          <table:table-cell office:value-type="float" office:value="243" table:style-name="ce44">
            <text:p>243</text:p>
          </table:table-cell>
          <table:table-cell office:value-type="float" office:value="57" table:style-name="ce44">
            <text:p>57</text:p>
          </table:table-cell>
          <table:table-cell office:value-type="float" office:value="55" table:style-name="ce44">
            <text:p>55</text:p>
          </table:table-cell>
          <table:table-cell office:value-type="float" office:value="45" table:style-name="ce44">
            <text:p>45</text:p>
          </table:table-cell>
          <table:table-cell office:value-type="float" office:value="45" table:style-name="ce44">
            <text:p>45</text:p>
          </table:table-cell>
          <table:table-cell office:value-type="float" office:value="41" table:style-name="ce45">
            <text:p>41</text:p>
          </table:table-cell>
          <table:table-cell office:value-type="float" office:value="121" table:style-name="ce44">
            <text:p>121</text:p>
          </table:table-cell>
          <table:table-cell office:value-type="float" office:value="33" table:style-name="ce44">
            <text:p>33</text:p>
          </table:table-cell>
          <table:table-cell office:value-type="float" office:value="25" table:style-name="ce44">
            <text:p>25</text:p>
          </table:table-cell>
          <table:table-cell office:value-type="float" office:value="30" table:style-name="ce44">
            <text:p>30</text:p>
          </table:table-cell>
          <table:table-cell office:value-type="float" office:value="19" table:style-name="ce44">
            <text:p>19</text:p>
          </table:table-cell>
          <table:table-cell office:value-type="float" office:value="14" table:style-name="ce45">
            <text:p>14</text:p>
          </table:table-cell>
          <table:table-cell office:value-type="float" office:value="90" table:style-name="ce44">
            <text:p>90</text:p>
          </table:table-cell>
          <table:table-cell office:value-type="float" office:value="21" table:style-name="ce44">
            <text:p>21</text:p>
          </table:table-cell>
          <table:table-cell office:value-type="float" office:value="12" table:style-name="ce44">
            <text:p>12</text:p>
          </table:table-cell>
          <table:table-cell office:value-type="float" office:value="24" table:style-name="ce44">
            <text:p>24</text:p>
          </table:table-cell>
          <table:table-cell office:value-type="float" office:value="17" table:style-name="ce44">
            <text:p>17</text:p>
          </table:table-cell>
          <table:table-cell office:value-type="float" office:value="16" table:style-name="ce45">
            <text:p>16</text:p>
          </table:table-cell>
          <table:table-cell office:value-type="float" office:value="43" table:style-name="ce44">
            <text:p>43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5">
            <text:p>6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8" table:style-name="ce44">
            <text:p>8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729" table:style-name="ce44">
            <text:p>5,729</text:p>
          </table:table-cell>
          <table:table-cell office:value-type="float" office:value="253" table:style-name="ce45">
            <text:p>253</text:p>
          </table:table-cell>
          <table:table-cell office:value-type="float" office:value="47" table:style-name="ce44">
            <text:p>47</text:p>
          </table:table-cell>
          <table:table-cell office:value-type="float" office:value="49" table:style-name="ce44">
            <text:p>49</text:p>
          </table:table-cell>
          <table:table-cell office:value-type="float" office:value="65" table:style-name="ce44">
            <text:p>65</text:p>
          </table:table-cell>
          <table:table-cell office:value-type="float" office:value="46" table:style-name="ce44">
            <text:p>46</text:p>
          </table:table-cell>
          <table:table-cell office:value-type="float" office:value="46" table:style-name="ce44">
            <text:p>46</text:p>
          </table:table-cell>
          <table:table-cell office:value-type="float" office:value="216" table:style-name="ce44">
            <text:p>216</text:p>
          </table:table-cell>
          <table:table-cell office:value-type="float" office:value="36" table:style-name="ce44">
            <text:p>36</text:p>
          </table:table-cell>
          <table:table-cell office:value-type="float" office:value="43" table:style-name="ce44">
            <text:p>43</text:p>
          </table:table-cell>
          <table:table-cell office:value-type="float" office:value="56" table:style-name="ce44">
            <text:p>56</text:p>
          </table:table-cell>
          <table:table-cell office:value-type="float" office:value="35" table:style-name="ce44">
            <text:p>35</text:p>
          </table:table-cell>
          <table:table-cell office:value-type="float" office:value="46" table:style-name="ce45">
            <text:p>46</text:p>
          </table:table-cell>
          <table:table-cell office:value-type="float" office:value="201" table:style-name="ce44">
            <text:p>201</text:p>
          </table:table-cell>
          <table:table-cell office:value-type="float" office:value="49" table:style-name="ce44">
            <text:p>49</text:p>
          </table:table-cell>
          <table:table-cell office:value-type="float" office:value="35" table:style-name="ce44">
            <text:p>35</text:p>
          </table:table-cell>
          <table:table-cell office:value-type="float" office:value="36" table:style-name="ce44">
            <text:p>36</text:p>
          </table:table-cell>
          <table:table-cell office:value-type="float" office:value="36" table:style-name="ce44">
            <text:p>36</text:p>
          </table:table-cell>
          <table:table-cell office:value-type="float" office:value="45" table:style-name="ce45">
            <text:p>45</text:p>
          </table:table-cell>
          <table:table-cell office:value-type="float" office:value="233" table:style-name="ce44">
            <text:p>233</text:p>
          </table:table-cell>
          <table:table-cell office:value-type="float" office:value="44" table:style-name="ce44">
            <text:p>44</text:p>
          </table:table-cell>
          <table:table-cell office:value-type="float" office:value="46" table:style-name="ce44">
            <text:p>46</text:p>
          </table:table-cell>
          <table:table-cell office:value-type="float" office:value="36" table:style-name="ce44">
            <text:p>36</text:p>
          </table:table-cell>
          <table:table-cell office:value-type="float" office:value="44" table:style-name="ce44">
            <text:p>44</text:p>
          </table:table-cell>
          <table:table-cell office:value-type="float" office:value="63" table:style-name="ce45">
            <text:p>63</text:p>
          </table:table-cell>
          <table:table-cell office:value-type="float" office:value="397" table:style-name="ce44">
            <text:p>397</text:p>
          </table:table-cell>
          <table:table-cell office:value-type="float" office:value="81" table:style-name="ce44">
            <text:p>81</text:p>
          </table:table-cell>
          <table:table-cell office:value-type="float" office:value="74" table:style-name="ce44">
            <text:p>74</text:p>
          </table:table-cell>
          <table:table-cell office:value-type="float" office:value="78" table:style-name="ce44">
            <text:p>78</text:p>
          </table:table-cell>
          <table:table-cell office:value-type="float" office:value="70" table:style-name="ce44">
            <text:p>70</text:p>
          </table:table-cell>
          <table:table-cell office:value-type="float" office:value="94" table:style-name="ce45">
            <text:p>94</text:p>
          </table:table-cell>
          <table:table-cell office:value-type="float" office:value="503" table:style-name="ce44">
            <text:p>503</text:p>
          </table:table-cell>
          <table:table-cell office:value-type="float" office:value="97" table:style-name="ce44">
            <text:p>97</text:p>
          </table:table-cell>
          <table:table-cell office:value-type="float" office:value="91" table:style-name="ce44">
            <text:p>91</text:p>
          </table:table-cell>
          <table:table-cell office:value-type="float" office:value="103" table:style-name="ce44">
            <text:p>103</text:p>
          </table:table-cell>
          <table:table-cell office:value-type="float" office:value="117" table:style-name="ce44">
            <text:p>117</text:p>
          </table:table-cell>
          <table:table-cell office:value-type="float" office:value="95" table:style-name="ce45">
            <text:p>95</text:p>
          </table:table-cell>
          <table:table-cell office:value-type="float" office:value="468" table:style-name="ce44">
            <text:p>468</text:p>
          </table:table-cell>
          <table:table-cell office:value-type="float" office:value="99" table:style-name="ce44">
            <text:p>99</text:p>
          </table:table-cell>
          <table:table-cell office:value-type="float" office:value="112" table:style-name="ce44">
            <text:p>112</text:p>
          </table:table-cell>
          <table:table-cell office:value-type="float" office:value="78" table:style-name="ce44">
            <text:p>78</text:p>
          </table:table-cell>
          <table:table-cell office:value-type="float" office:value="109" table:style-name="ce44">
            <text:p>109</text:p>
          </table:table-cell>
          <table:table-cell office:value-type="float" office:value="70" table:style-name="ce45">
            <text:p>70</text:p>
          </table:table-cell>
          <table:table-cell office:value-type="float" office:value="431" table:style-name="ce44">
            <text:p>431</text:p>
          </table:table-cell>
          <table:table-cell office:value-type="float" office:value="82" table:style-name="ce44">
            <text:p>82</text:p>
          </table:table-cell>
          <table:table-cell office:value-type="float" office:value="78" table:style-name="ce44">
            <text:p>78</text:p>
          </table:table-cell>
          <table:table-cell office:value-type="float" office:value="92" table:style-name="ce44">
            <text:p>92</text:p>
          </table:table-cell>
          <table:table-cell office:value-type="float" office:value="77" table:style-name="ce44">
            <text:p>77</text:p>
          </table:table-cell>
          <table:table-cell office:value-type="float" office:value="102" table:style-name="ce45">
            <text:p>102</text:p>
          </table:table-cell>
          <table:table-cell office:value-type="float" office:value="439" table:style-name="ce44">
            <text:p>439</text:p>
          </table:table-cell>
          <table:table-cell office:value-type="float" office:value="72" table:style-name="ce44">
            <text:p>72</text:p>
          </table:table-cell>
          <table:table-cell office:value-type="float" office:value="105" table:style-name="ce44">
            <text:p>105</text:p>
          </table:table-cell>
          <table:table-cell office:value-type="float" office:value="94" table:style-name="ce44">
            <text:p>94</text:p>
          </table:table-cell>
          <table:table-cell office:value-type="float" office:value="82" table:style-name="ce44">
            <text:p>82</text:p>
          </table:table-cell>
          <table:table-cell office:value-type="float" office:value="86" table:style-name="ce45">
            <text:p>86</text:p>
          </table:table-cell>
          <table:table-cell office:value-type="float" office:value="438" table:style-name="ce44">
            <text:p>438</text:p>
          </table:table-cell>
          <table:table-cell office:value-type="float" office:value="95" table:style-name="ce44">
            <text:p>95</text:p>
          </table:table-cell>
          <table:table-cell office:value-type="float" office:value="88" table:style-name="ce44">
            <text:p>88</text:p>
          </table:table-cell>
          <table:table-cell office:value-type="float" office:value="79" table:style-name="ce44">
            <text:p>79</text:p>
          </table:table-cell>
          <table:table-cell office:value-type="float" office:value="90" table:style-name="ce44">
            <text:p>90</text:p>
          </table:table-cell>
          <table:table-cell office:value-type="float" office:value="86" table:style-name="ce45">
            <text:p>86</text:p>
          </table:table-cell>
          <table:table-cell office:value-type="float" office:value="412" table:style-name="ce44">
            <text:p>412</text:p>
          </table:table-cell>
          <table:table-cell office:value-type="float" office:value="93" table:style-name="ce44">
            <text:p>93</text:p>
          </table:table-cell>
          <table:table-cell office:value-type="float" office:value="84" table:style-name="ce44">
            <text:p>84</text:p>
          </table:table-cell>
          <table:table-cell office:value-type="float" office:value="87" table:style-name="ce44">
            <text:p>87</text:p>
          </table:table-cell>
          <table:table-cell office:value-type="float" office:value="58" table:style-name="ce44">
            <text:p>58</text:p>
          </table:table-cell>
          <table:table-cell office:value-type="float" office:value="90" table:style-name="ce45">
            <text:p>90</text:p>
          </table:table-cell>
          <table:table-cell office:value-type="float" office:value="474" table:style-name="ce44">
            <text:p>474</text:p>
          </table:table-cell>
          <table:table-cell office:value-type="float" office:value="100" table:style-name="ce44">
            <text:p>100</text:p>
          </table:table-cell>
          <table:table-cell office:value-type="float" office:value="101" table:style-name="ce44">
            <text:p>101</text:p>
          </table:table-cell>
          <table:table-cell office:value-type="float" office:value="79" table:style-name="ce44">
            <text:p>79</text:p>
          </table:table-cell>
          <table:table-cell office:value-type="float" office:value="99" table:style-name="ce44">
            <text:p>99</text:p>
          </table:table-cell>
          <table:table-cell office:value-type="float" office:value="95" table:style-name="ce45">
            <text:p>95</text:p>
          </table:table-cell>
          <table:table-cell office:value-type="float" office:value="431" table:style-name="ce44">
            <text:p>431</text:p>
          </table:table-cell>
          <table:table-cell office:value-type="float" office:value="90" table:style-name="ce44">
            <text:p>90</text:p>
          </table:table-cell>
          <table:table-cell office:value-type="float" office:value="77" table:style-name="ce44">
            <text:p>77</text:p>
          </table:table-cell>
          <table:table-cell office:value-type="float" office:value="91" table:style-name="ce44">
            <text:p>91</text:p>
          </table:table-cell>
          <table:table-cell office:value-type="float" office:value="93" table:style-name="ce44">
            <text:p>93</text:p>
          </table:table-cell>
          <table:table-cell office:value-type="float" office:value="80" table:style-name="ce45">
            <text:p>80</text:p>
          </table:table-cell>
          <table:table-cell office:value-type="float" office:value="328" table:style-name="ce44">
            <text:p>328</text:p>
          </table:table-cell>
          <table:table-cell office:value-type="float" office:value="82" table:style-name="ce44">
            <text:p>82</text:p>
          </table:table-cell>
          <table:table-cell office:value-type="float" office:value="76" table:style-name="ce44">
            <text:p>76</text:p>
          </table:table-cell>
          <table:table-cell office:value-type="float" office:value="59" table:style-name="ce44">
            <text:p>59</text:p>
          </table:table-cell>
          <table:table-cell office:value-type="float" office:value="54" table:style-name="ce44">
            <text:p>54</text:p>
          </table:table-cell>
          <table:table-cell office:value-type="float" office:value="57" table:style-name="ce45">
            <text:p>57</text:p>
          </table:table-cell>
          <table:table-cell office:value-type="float" office:value="204" table:style-name="ce44">
            <text:p>204</text:p>
          </table:table-cell>
          <table:table-cell office:value-type="float" office:value="42" table:style-name="ce44">
            <text:p>42</text:p>
          </table:table-cell>
          <table:table-cell office:value-type="float" office:value="28" table:style-name="ce44">
            <text:p>28</text:p>
          </table:table-cell>
          <table:table-cell office:value-type="float" office:value="43" table:style-name="ce44">
            <text:p>43</text:p>
          </table:table-cell>
          <table:table-cell office:value-type="float" office:value="49" table:style-name="ce44">
            <text:p>49</text:p>
          </table:table-cell>
          <table:table-cell office:value-type="float" office:value="42" table:style-name="ce45">
            <text:p>42</text:p>
          </table:table-cell>
          <table:table-cell office:value-type="float" office:value="98" table:style-name="ce44">
            <text:p>98</text:p>
          </table:table-cell>
          <table:table-cell office:value-type="float" office:value="30" table:style-name="ce44">
            <text:p>30</text:p>
          </table:table-cell>
          <table:table-cell office:value-type="float" office:value="17" table:style-name="ce44">
            <text:p>17</text:p>
          </table:table-cell>
          <table:table-cell office:value-type="float" office:value="10" table:style-name="ce44">
            <text:p>10</text:p>
          </table:table-cell>
          <table:table-cell office:value-type="float" office:value="16" table:style-name="ce44">
            <text:p>16</text:p>
          </table:table-cell>
          <table:table-cell office:value-type="float" office:value="25" table:style-name="ce45">
            <text:p>25</text:p>
          </table:table-cell>
          <table:table-cell office:value-type="float" office:value="77" table:style-name="ce44">
            <text:p>77</text:p>
          </table:table-cell>
          <table:table-cell office:value-type="float" office:value="12" table:style-name="ce44">
            <text:p>12</text:p>
          </table:table-cell>
          <table:table-cell office:value-type="float" office:value="17" table:style-name="ce44">
            <text:p>17</text:p>
          </table:table-cell>
          <table:table-cell office:value-type="float" office:value="11" table:style-name="ce44">
            <text:p>11</text:p>
          </table:table-cell>
          <table:table-cell office:value-type="float" office:value="18" table:style-name="ce44">
            <text:p>18</text:p>
          </table:table-cell>
          <table:table-cell office:value-type="float" office:value="19" table:style-name="ce45">
            <text:p>19</text:p>
          </table:table-cell>
          <table:table-cell office:value-type="float" office:value="69" table:style-name="ce44">
            <text:p>69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15" table:style-name="ce44">
            <text:p>15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5">
            <text:p>9</text:p>
          </table:table-cell>
          <table:table-cell office:value-type="float" office:value="35" table:style-name="ce44">
            <text:p>35</text:p>
          </table:table-cell>
          <table:table-cell office:value-type="float" office:value="11" table:style-name="ce44">
            <text:p>11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office:value-type="float" office:value="4" table:style-name="ce44">
            <text:p>4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1/上網各月速報公式(1月).xls'#說明" table:style-name="ta2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2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2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2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2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2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2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2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2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2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2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2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2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2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2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2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2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2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2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2:57Z</meta:creation-date>
    <dc:date>2022-02-07T08:33:30Z</dc:date>
  </office:meta>
</office:document-meta>
</file>